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2" table:style-name="ta1">
        <table:shapes>
          <draw:frame draw:z-index="0" draw:style-name="gr1" draw:text-style-name="P1" svg:width="27.072cm" svg:height="15.227cm" svg:x="12.931cm" svg:y="0.418cm">
            <draw:object draw:notify-on-update-of-ranges="LOGGER02.B1:LOGGER02.B1 LOGGER02.B2:LOGGER02.B1708 LOGGER02.C1:LOGGER02.C1 LOGGER02.C2:LOGGER02.C17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/1000/(60*60*24)" office:value-type="time" office:time-value="PT00H00M00.001S" calcext:value-type="time">
            <text:p>00:00:00</text:p>
          </table:table-cell>
          <table:table-cell office:value-type="float" office:value="1.31" calcext:value-type="float">
            <text:p>1.31</text:p>
          </table:table-cell>
          <table:table-cell office:value-type="float" office:value="131.7" calcext:value-type="float">
            <text:p>131.7</text:p>
          </table:table-cell>
          <table:table-cell office:value-type="float" office:value="172.94" calcext:value-type="float">
            <text:p>172.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52" calcext:value-type="float">
            <text:p>15752</text:p>
          </table:table-cell>
          <table:table-cell table:formula="of:=[.A3]/1000/(60*60*24)" office:value-type="time" office:time-value="PT00H00M15.752S" calcext:value-type="time">
            <text:p>00:00:16</text:p>
          </table:table-cell>
          <table:table-cell office:value-type="float" office:value="1.31" calcext:value-type="float">
            <text:p>1.31</text:p>
          </table:table-cell>
          <table:table-cell office:value-type="float" office:value="131.4" calcext:value-type="float">
            <text:p>131.4</text:p>
          </table:table-cell>
          <table:table-cell office:value-type="float" office:value="172.02" calcext:value-type="float">
            <text:p>172.02</text:p>
          </table:table-cell>
          <table:table-cell office:value-type="float" office:value="0.58" calcext:value-type="float">
            <text:p>0.5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1752" calcext:value-type="float">
            <text:p>31752</text:p>
          </table:table-cell>
          <table:table-cell table:formula="of:=[.A4]/1000/(60*60*24)" office:value-type="time" office:time-value="PT00H00M31.752S" calcext:value-type="time">
            <text:p>00:00:32</text:p>
          </table:table-cell>
          <table:table-cell office:value-type="float" office:value="1.31" calcext:value-type="float">
            <text:p>1.31</text:p>
          </table:table-cell>
          <table:table-cell office:value-type="float" office:value="131.2" calcext:value-type="float">
            <text:p>131.2</text:p>
          </table:table-cell>
          <table:table-cell office:value-type="float" office:value="171.76" calcext:value-type="float">
            <text:p>171.76</text:p>
          </table:table-cell>
          <table:table-cell office:value-type="float" office:value="1.16" calcext:value-type="float">
            <text:p>1.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47752" calcext:value-type="float">
            <text:p>47752</text:p>
          </table:table-cell>
          <table:table-cell table:formula="of:=[.A5]/1000/(60*60*24)" office:value-type="time" office:time-value="PT00H00M47.752S" calcext:value-type="time">
            <text:p>00:00:48</text:p>
          </table:table-cell>
          <table:table-cell office:value-type="float" office:value="1.31" calcext:value-type="float">
            <text:p>1.31</text:p>
          </table:table-cell>
          <table:table-cell office:value-type="float" office:value="131" calcext:value-type="float">
            <text:p>131</text:p>
          </table:table-cell>
          <table:table-cell office:value-type="float" office:value="170.97" calcext:value-type="float">
            <text:p>170.97</text:p>
          </table:table-cell>
          <table:table-cell office:value-type="float" office:value="1.74" calcext:value-type="float">
            <text:p>1.74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63752" calcext:value-type="float">
            <text:p>63752</text:p>
          </table:table-cell>
          <table:table-cell table:formula="of:=[.A6]/1000/(60*60*24)" office:value-type="time" office:time-value="PT00H01M03.752S" calcext:value-type="time">
            <text:p>00:01:04</text:p>
          </table:table-cell>
          <table:table-cell office:value-type="float" office:value="1.31" calcext:value-type="float">
            <text:p>1.31</text:p>
          </table:table-cell>
          <table:table-cell office:value-type="float" office:value="130.9" calcext:value-type="float">
            <text:p>130.9</text:p>
          </table:table-cell>
          <table:table-cell office:value-type="float" office:value="170.84" calcext:value-type="float">
            <text:p>170.84</text:p>
          </table:table-cell>
          <table:table-cell office:value-type="float" office:value="2.32" calcext:value-type="float">
            <text:p>2.32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float" office:value="79752" calcext:value-type="float">
            <text:p>79752</text:p>
          </table:table-cell>
          <table:table-cell table:formula="of:=[.A7]/1000/(60*60*24)" office:value-type="time" office:time-value="PT00H01M19.752S" calcext:value-type="time">
            <text:p>00:01:20</text:p>
          </table:table-cell>
          <table:table-cell office:value-type="float" office:value="1.3" calcext:value-type="float">
            <text:p>1.3</text:p>
          </table:table-cell>
          <table:table-cell office:value-type="float" office:value="130.7" calcext:value-type="float">
            <text:p>130.7</text:p>
          </table:table-cell>
          <table:table-cell office:value-type="float" office:value="170.05" calcext:value-type="float">
            <text:p>170.05</text:p>
          </table:table-cell>
          <table:table-cell office:value-type="float" office:value="2.9" calcext:value-type="float">
            <text:p>2.9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95752" calcext:value-type="float">
            <text:p>95752</text:p>
          </table:table-cell>
          <table:table-cell table:formula="of:=[.A8]/1000/(60*60*24)" office:value-type="time" office:time-value="PT00H01M35.752S" calcext:value-type="time">
            <text:p>00:01:36</text:p>
          </table:table-cell>
          <table:table-cell office:value-type="float" office:value="1.3" calcext:value-type="float">
            <text:p>1.3</text:p>
          </table:table-cell>
          <table:table-cell office:value-type="float" office:value="130.6" calcext:value-type="float">
            <text:p>130.6</text:p>
          </table:table-cell>
          <table:table-cell office:value-type="float" office:value="169.92" calcext:value-type="float">
            <text:p>169.92</text:p>
          </table:table-cell>
          <table:table-cell office:value-type="float" office:value="3.49" calcext:value-type="float">
            <text:p>3.49</text:p>
          </table:table-cell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float" office:value="111752" calcext:value-type="float">
            <text:p>111752</text:p>
          </table:table-cell>
          <table:table-cell table:formula="of:=[.A9]/1000/(60*60*24)" office:value-type="time" office:time-value="PT00H01M51.752S" calcext:value-type="time">
            <text:p>00:01:52</text:p>
          </table:table-cell>
          <table:table-cell office:value-type="float" office:value="1.3" calcext:value-type="float">
            <text:p>1.3</text:p>
          </table:table-cell>
          <table:table-cell office:value-type="float" office:value="130.5" calcext:value-type="float">
            <text:p>130.5</text:p>
          </table:table-cell>
          <table:table-cell office:value-type="float" office:value="169.79" calcext:value-type="float">
            <text:p>169.79</text:p>
          </table:table-cell>
          <table:table-cell office:value-type="float" office:value="4.07" calcext:value-type="float">
            <text:p>4.07</text:p>
          </table:table-cell>
          <table:table-cell office:value-type="float" office:value="5.31" calcext:value-type="float">
            <text:p>5.31</text:p>
          </table:table-cell>
        </table:table-row>
        <table:table-row table:style-name="ro1">
          <table:table-cell office:value-type="float" office:value="127752" calcext:value-type="float">
            <text:p>127752</text:p>
          </table:table-cell>
          <table:table-cell table:formula="of:=[.A10]/1000/(60*60*24)" office:value-type="time" office:time-value="PT00H02M07.752S" calcext:value-type="time">
            <text:p>00:02:08</text:p>
          </table:table-cell>
          <table:table-cell office:value-type="float" office:value="1.3" calcext:value-type="float">
            <text:p>1.3</text:p>
          </table:table-cell>
          <table:table-cell office:value-type="float" office:value="130.4" calcext:value-type="float">
            <text:p>130.4</text:p>
          </table:table-cell>
          <table:table-cell office:value-type="float" office:value="169.66" calcext:value-type="float">
            <text:p>169.66</text:p>
          </table:table-cell>
          <table:table-cell office:value-type="float" office:value="4.65" calcext:value-type="float">
            <text:p>4.65</text:p>
          </table:table-cell>
          <table:table-cell office:value-type="float" office:value="6.06" calcext:value-type="float">
            <text:p>6.06</text:p>
          </table:table-cell>
        </table:table-row>
        <table:table-row table:style-name="ro1">
          <table:table-cell office:value-type="float" office:value="143752" calcext:value-type="float">
            <text:p>143752</text:p>
          </table:table-cell>
          <table:table-cell table:formula="of:=[.A11]/1000/(60*60*24)" office:value-type="time" office:time-value="PT00H02M23.752S" calcext:value-type="time">
            <text:p>00:02:24</text:p>
          </table:table-cell>
          <table:table-cell office:value-type="float" office:value="1.3" calcext:value-type="float">
            <text:p>1.3</text:p>
          </table:table-cell>
          <table:table-cell office:value-type="float" office:value="130.3" calcext:value-type="float">
            <text:p>130.3</text:p>
          </table:table-cell>
          <table:table-cell office:value-type="float" office:value="169" calcext:value-type="float">
            <text:p>169</text:p>
          </table:table-cell>
          <table:table-cell office:value-type="float" office:value="5.22" calcext:value-type="float">
            <text:p>5.22</text:p>
          </table:table-cell>
          <table:table-cell office:value-type="float" office:value="6.81" calcext:value-type="float">
            <text:p>6.81</text:p>
          </table:table-cell>
        </table:table-row>
        <table:table-row table:style-name="ro1">
          <table:table-cell office:value-type="float" office:value="159752" calcext:value-type="float">
            <text:p>159752</text:p>
          </table:table-cell>
          <table:table-cell table:formula="of:=[.A12]/1000/(60*60*24)" office:value-type="time" office:time-value="PT00H02M39.752S" calcext:value-type="time">
            <text:p>00:02:40</text:p>
          </table:table-cell>
          <table:table-cell office:value-type="float" office:value="1.3" calcext:value-type="float">
            <text:p>1.3</text:p>
          </table:table-cell>
          <table:table-cell office:value-type="float" office:value="130.1" calcext:value-type="float">
            <text:p>130.1</text:p>
          </table:table-cell>
          <table:table-cell office:value-type="float" office:value="168.74" calcext:value-type="float">
            <text:p>168.74</text:p>
          </table:table-cell>
          <table:table-cell office:value-type="float" office:value="5.8" calcext:value-type="float">
            <text:p>5.8</text:p>
          </table:table-cell>
          <table:table-cell office:value-type="float" office:value="7.57" calcext:value-type="float">
            <text:p>7.57</text:p>
          </table:table-cell>
        </table:table-row>
        <table:table-row table:style-name="ro1">
          <table:table-cell office:value-type="float" office:value="175752" calcext:value-type="float">
            <text:p>175752</text:p>
          </table:table-cell>
          <table:table-cell table:formula="of:=[.A13]/1000/(60*60*24)" office:value-type="time" office:time-value="PT00H02M55.752S" calcext:value-type="time">
            <text:p>00:02:56</text:p>
          </table:table-cell>
          <table:table-cell office:value-type="float" office:value="1.3" calcext:value-type="float">
            <text:p>1.3</text:p>
          </table:table-cell>
          <table:table-cell office:value-type="float" office:value="130" calcext:value-type="float">
            <text:p>130</text:p>
          </table:table-cell>
          <table:table-cell office:value-type="float" office:value="168.61" calcext:value-type="float">
            <text:p>168.61</text:p>
          </table:table-cell>
          <table:table-cell office:value-type="float" office:value="6.38" calcext:value-type="float">
            <text:p>6.38</text:p>
          </table:table-cell>
          <table:table-cell office:value-type="float" office:value="8.32" calcext:value-type="float">
            <text:p>8.32</text:p>
          </table:table-cell>
        </table:table-row>
        <table:table-row table:style-name="ro1">
          <table:table-cell office:value-type="float" office:value="191752" calcext:value-type="float">
            <text:p>191752</text:p>
          </table:table-cell>
          <table:table-cell table:formula="of:=[.A14]/1000/(60*60*24)" office:value-type="time" office:time-value="PT00H03M11.752S" calcext:value-type="time">
            <text:p>00:03:12</text:p>
          </table:table-cell>
          <table:table-cell office:value-type="float" office:value="1.3" calcext:value-type="float">
            <text:p>1.3</text:p>
          </table:table-cell>
          <table:table-cell office:value-type="float" office:value="130" calcext:value-type="float">
            <text:p>130</text:p>
          </table:table-cell>
          <table:table-cell office:value-type="float" office:value="168.61" calcext:value-type="float">
            <text:p>168.61</text:p>
          </table:table-cell>
          <table:table-cell office:value-type="float" office:value="6.96" calcext:value-type="float">
            <text:p>6.96</text:p>
          </table:table-cell>
          <table:table-cell office:value-type="float" office:value="9.06" calcext:value-type="float">
            <text:p>9.06</text:p>
          </table:table-cell>
        </table:table-row>
        <table:table-row table:style-name="ro1">
          <table:table-cell office:value-type="float" office:value="207752" calcext:value-type="float">
            <text:p>207752</text:p>
          </table:table-cell>
          <table:table-cell table:formula="of:=[.A15]/1000/(60*60*24)" office:value-type="time" office:time-value="PT00H03M27.752S" calcext:value-type="time">
            <text:p>00:03:28</text:p>
          </table:table-cell>
          <table:table-cell office:value-type="float" office:value="1.29" calcext:value-type="float">
            <text:p>1.29</text:p>
          </table:table-cell>
          <table:table-cell office:value-type="float" office:value="129.8" calcext:value-type="float">
            <text:p>129.8</text:p>
          </table:table-cell>
          <table:table-cell office:value-type="float" office:value="167.83" calcext:value-type="float">
            <text:p>167.83</text:p>
          </table:table-cell>
          <table:table-cell office:value-type="float" office:value="7.54" calcext:value-type="float">
            <text:p>7.54</text:p>
          </table:table-cell>
          <table:table-cell office:value-type="float" office:value="9.81" calcext:value-type="float">
            <text:p>9.81</text:p>
          </table:table-cell>
        </table:table-row>
        <table:table-row table:style-name="ro1">
          <table:table-cell office:value-type="float" office:value="223752" calcext:value-type="float">
            <text:p>223752</text:p>
          </table:table-cell>
          <table:table-cell table:formula="of:=[.A16]/1000/(60*60*24)" office:value-type="time" office:time-value="PT00H03M43.752S" calcext:value-type="time">
            <text:p>00:03:44</text:p>
          </table:table-cell>
          <table:table-cell office:value-type="float" office:value="1.29" calcext:value-type="float">
            <text:p>1.29</text:p>
          </table:table-cell>
          <table:table-cell office:value-type="float" office:value="129.8" calcext:value-type="float">
            <text:p>129.8</text:p>
          </table:table-cell>
          <table:table-cell office:value-type="float" office:value="167.83" calcext:value-type="float">
            <text:p>167.83</text:p>
          </table:table-cell>
          <table:table-cell office:value-type="float" office:value="8.11" calcext:value-type="float">
            <text:p>8.11</text:p>
          </table:table-cell>
          <table:table-cell office:value-type="float" office:value="10.56" calcext:value-type="float">
            <text:p>10.56</text:p>
          </table:table-cell>
        </table:table-row>
        <table:table-row table:style-name="ro1">
          <table:table-cell office:value-type="float" office:value="239752" calcext:value-type="float">
            <text:p>239752</text:p>
          </table:table-cell>
          <table:table-cell table:formula="of:=[.A17]/1000/(60*60*24)" office:value-type="time" office:time-value="PT00H03M59.752S" calcext:value-type="time">
            <text:p>00:04:00</text:p>
          </table:table-cell>
          <table:table-cell office:value-type="float" office:value="1.29" calcext:value-type="float">
            <text:p>1.29</text:p>
          </table:table-cell>
          <table:table-cell office:value-type="float" office:value="129.7" calcext:value-type="float">
            <text:p>129.7</text:p>
          </table:table-cell>
          <table:table-cell office:value-type="float" office:value="167.7" calcext:value-type="float">
            <text:p>167.7</text:p>
          </table:table-cell>
          <table:table-cell office:value-type="float" office:value="8.69" calcext:value-type="float">
            <text:p>8.69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float" office:value="255752" calcext:value-type="float">
            <text:p>255752</text:p>
          </table:table-cell>
          <table:table-cell table:formula="of:=[.A18]/1000/(60*60*24)" office:value-type="time" office:time-value="PT00H04M15.752S" calcext:value-type="time">
            <text:p>00:04:16</text:p>
          </table:table-cell>
          <table:table-cell office:value-type="float" office:value="1.29" calcext:value-type="float">
            <text:p>1.29</text:p>
          </table:table-cell>
          <table:table-cell office:value-type="float" office:value="129.6" calcext:value-type="float">
            <text:p>129.6</text:p>
          </table:table-cell>
          <table:table-cell office:value-type="float" office:value="167.05" calcext:value-type="float">
            <text:p>167.05</text:p>
          </table:table-cell>
          <table:table-cell office:value-type="float" office:value="9.27" calcext:value-type="float">
            <text:p>9.27</text:p>
          </table:table-cell>
          <table:table-cell office:value-type="float" office:value="12.05" calcext:value-type="float">
            <text:p>12.05</text:p>
          </table:table-cell>
        </table:table-row>
        <table:table-row table:style-name="ro1">
          <table:table-cell office:value-type="float" office:value="271752" calcext:value-type="float">
            <text:p>271752</text:p>
          </table:table-cell>
          <table:table-cell table:formula="of:=[.A19]/1000/(60*60*24)" office:value-type="time" office:time-value="PT00H04M31.752S" calcext:value-type="time">
            <text:p>00:04:32</text:p>
          </table:table-cell>
          <table:table-cell office:value-type="float" office:value="1.29" calcext:value-type="float">
            <text:p>1.29</text:p>
          </table:table-cell>
          <table:table-cell office:value-type="float" office:value="129.5" calcext:value-type="float">
            <text:p>129.5</text:p>
          </table:table-cell>
          <table:table-cell office:value-type="float" office:value="167.44" calcext:value-type="float">
            <text:p>167.44</text:p>
          </table:table-cell>
          <table:table-cell office:value-type="float" office:value="9.84" calcext:value-type="float">
            <text:p>9.84</text:p>
          </table:table-cell>
          <table:table-cell office:value-type="float" office:value="12.79" calcext:value-type="float">
            <text:p>12.79</text:p>
          </table:table-cell>
        </table:table-row>
        <table:table-row table:style-name="ro1">
          <table:table-cell office:value-type="float" office:value="287752" calcext:value-type="float">
            <text:p>287752</text:p>
          </table:table-cell>
          <table:table-cell table:formula="of:=[.A20]/1000/(60*60*24)" office:value-type="time" office:time-value="PT00H04M47.752S" calcext:value-type="time">
            <text:p>00:04:48</text:p>
          </table:table-cell>
          <table:table-cell office:value-type="float" office:value="1.29" calcext:value-type="float">
            <text:p>1.29</text:p>
          </table:table-cell>
          <table:table-cell office:value-type="float" office:value="129.4" calcext:value-type="float">
            <text:p>129.4</text:p>
          </table:table-cell>
          <table:table-cell office:value-type="float" office:value="166.79" calcext:value-type="float">
            <text:p>166.79</text:p>
          </table:table-cell>
          <table:table-cell office:value-type="float" office:value="10.42" calcext:value-type="float">
            <text:p>10.42</text:p>
          </table:table-cell>
          <table:table-cell office:value-type="float" office:value="13.53" calcext:value-type="float">
            <text:p>13.53</text:p>
          </table:table-cell>
        </table:table-row>
        <table:table-row table:style-name="ro1">
          <table:table-cell office:value-type="float" office:value="303752" calcext:value-type="float">
            <text:p>303752</text:p>
          </table:table-cell>
          <table:table-cell table:formula="of:=[.A21]/1000/(60*60*24)" office:value-type="time" office:time-value="PT00H05M03.752S" calcext:value-type="time">
            <text:p>00:05:04</text:p>
          </table:table-cell>
          <table:table-cell office:value-type="float" office:value="1.29" calcext:value-type="float">
            <text:p>1.29</text:p>
          </table:table-cell>
          <table:table-cell office:value-type="float" office:value="129.3" calcext:value-type="float">
            <text:p>129.3</text:p>
          </table:table-cell>
          <table:table-cell office:value-type="float" office:value="166.66" calcext:value-type="float">
            <text:p>166.66</text:p>
          </table:table-cell>
          <table:table-cell office:value-type="float" office:value="10.99" calcext:value-type="float">
            <text:p>10.99</text:p>
          </table:table-cell>
          <table:table-cell office:value-type="float" office:value="14.27" calcext:value-type="float">
            <text:p>14.27</text:p>
          </table:table-cell>
        </table:table-row>
        <table:table-row table:style-name="ro1">
          <table:table-cell office:value-type="float" office:value="319752" calcext:value-type="float">
            <text:p>319752</text:p>
          </table:table-cell>
          <table:table-cell table:formula="of:=[.A22]/1000/(60*60*24)" office:value-type="time" office:time-value="PT00H05M19.752S" calcext:value-type="time">
            <text:p>00:05:20</text:p>
          </table:table-cell>
          <table:table-cell office:value-type="float" office:value="1.29" calcext:value-type="float">
            <text:p>1.29</text:p>
          </table:table-cell>
          <table:table-cell office:value-type="float" office:value="129.3" calcext:value-type="float">
            <text:p>129.3</text:p>
          </table:table-cell>
          <table:table-cell office:value-type="float" office:value="166.66" calcext:value-type="float">
            <text:p>166.66</text:p>
          </table:table-cell>
          <table:table-cell office:value-type="float" office:value="11.57" calcext:value-type="float">
            <text:p>11.57</text:p>
          </table:table-cell>
          <table:table-cell office:value-type="float" office:value="15.01" calcext:value-type="float">
            <text:p>15.01</text:p>
          </table:table-cell>
        </table:table-row>
        <table:table-row table:style-name="ro1">
          <table:table-cell office:value-type="float" office:value="335752" calcext:value-type="float">
            <text:p>335752</text:p>
          </table:table-cell>
          <table:table-cell table:formula="of:=[.A23]/1000/(60*60*24)" office:value-type="time" office:time-value="PT00H05M35.752S" calcext:value-type="time">
            <text:p>00:05:36</text:p>
          </table:table-cell>
          <table:table-cell office:value-type="float" office:value="1.28" calcext:value-type="float">
            <text:p>1.28</text:p>
          </table:table-cell>
          <table:table-cell office:value-type="float" office:value="129.2" calcext:value-type="float">
            <text:p>129.2</text:p>
          </table:table-cell>
          <table:table-cell office:value-type="float" office:value="166.01" calcext:value-type="float">
            <text:p>166.01</text:p>
          </table:table-cell>
          <table:table-cell office:value-type="float" office:value="12.14" calcext:value-type="float">
            <text:p>12.14</text:p>
          </table:table-cell>
          <table:table-cell office:value-type="float" office:value="15.75" calcext:value-type="float">
            <text:p>15.75</text:p>
          </table:table-cell>
        </table:table-row>
        <table:table-row table:style-name="ro1">
          <table:table-cell office:value-type="float" office:value="351752" calcext:value-type="float">
            <text:p>351752</text:p>
          </table:table-cell>
          <table:table-cell table:formula="of:=[.A24]/1000/(60*60*24)" office:value-type="time" office:time-value="PT00H05M51.752S" calcext:value-type="time">
            <text:p>00:05:52</text:p>
          </table:table-cell>
          <table:table-cell office:value-type="float" office:value="1.28" calcext:value-type="float">
            <text:p>1.28</text:p>
          </table:table-cell>
          <table:table-cell office:value-type="float" office:value="129.1" calcext:value-type="float">
            <text:p>129.1</text:p>
          </table:table-cell>
          <table:table-cell office:value-type="float" office:value="165.88" calcext:value-type="float">
            <text:p>165.88</text:p>
          </table:table-cell>
          <table:table-cell office:value-type="float" office:value="12.72" calcext:value-type="float">
            <text:p>12.72</text:p>
          </table:table-cell>
          <table:table-cell office:value-type="float" office:value="16.49" calcext:value-type="float">
            <text:p>16.49</text:p>
          </table:table-cell>
        </table:table-row>
        <table:table-row table:style-name="ro1">
          <table:table-cell office:value-type="float" office:value="367752" calcext:value-type="float">
            <text:p>367752</text:p>
          </table:table-cell>
          <table:table-cell table:formula="of:=[.A25]/1000/(60*60*24)" office:value-type="time" office:time-value="PT00H06M07.752S" calcext:value-type="time">
            <text:p>00:06:08</text:p>
          </table:table-cell>
          <table:table-cell office:value-type="float" office:value="1.28" calcext:value-type="float">
            <text:p>1.28</text:p>
          </table:table-cell>
          <table:table-cell office:value-type="float" office:value="129" calcext:value-type="float">
            <text:p>129</text:p>
          </table:table-cell>
          <table:table-cell office:value-type="float" office:value="165.75" calcext:value-type="float">
            <text:p>165.75</text:p>
          </table:table-cell>
          <table:table-cell office:value-type="float" office:value="13.29" calcext:value-type="float">
            <text:p>13.29</text:p>
          </table:table-cell>
          <table:table-cell office:value-type="float" office:value="17.23" calcext:value-type="float">
            <text:p>17.23</text:p>
          </table:table-cell>
        </table:table-row>
        <table:table-row table:style-name="ro1">
          <table:table-cell office:value-type="float" office:value="383752" calcext:value-type="float">
            <text:p>383752</text:p>
          </table:table-cell>
          <table:table-cell table:formula="of:=[.A26]/1000/(60*60*24)" office:value-type="time" office:time-value="PT00H06M23.752S" calcext:value-type="time">
            <text:p>00:06:24</text:p>
          </table:table-cell>
          <table:table-cell office:value-type="float" office:value="1.28" calcext:value-type="float">
            <text:p>1.28</text:p>
          </table:table-cell>
          <table:table-cell office:value-type="float" office:value="129" calcext:value-type="float">
            <text:p>129</text:p>
          </table:table-cell>
          <table:table-cell office:value-type="float" office:value="165.75" calcext:value-type="float">
            <text:p>165.75</text:p>
          </table:table-cell>
          <table:table-cell office:value-type="float" office:value="13.86" calcext:value-type="float">
            <text:p>13.86</text:p>
          </table:table-cell>
          <table:table-cell office:value-type="float" office:value="17.96" calcext:value-type="float">
            <text:p>17.96</text:p>
          </table:table-cell>
        </table:table-row>
        <table:table-row table:style-name="ro1">
          <table:table-cell office:value-type="float" office:value="399752" calcext:value-type="float">
            <text:p>399752</text:p>
          </table:table-cell>
          <table:table-cell table:formula="of:=[.A27]/1000/(60*60*24)" office:value-type="time" office:time-value="PT00H06M39.752S" calcext:value-type="time">
            <text:p>00:06:40</text:p>
          </table:table-cell>
          <table:table-cell office:value-type="float" office:value="1.28" calcext:value-type="float">
            <text:p>1.28</text:p>
          </table:table-cell>
          <table:table-cell office:value-type="float" office:value="128.9" calcext:value-type="float">
            <text:p>128.9</text:p>
          </table:table-cell>
          <table:table-cell office:value-type="float" office:value="165.62" calcext:value-type="float">
            <text:p>165.62</text:p>
          </table:table-cell>
          <table:table-cell office:value-type="float" office:value="14.44" calcext:value-type="float">
            <text:p>14.44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float" office:value="415752" calcext:value-type="float">
            <text:p>415752</text:p>
          </table:table-cell>
          <table:table-cell table:formula="of:=[.A28]/1000/(60*60*24)" office:value-type="time" office:time-value="PT00H06M55.752S" calcext:value-type="time">
            <text:p>00:06:56</text:p>
          </table:table-cell>
          <table:table-cell office:value-type="float" office:value="1.28" calcext:value-type="float">
            <text:p>1.28</text:p>
          </table:table-cell>
          <table:table-cell office:value-type="float" office:value="128.8" calcext:value-type="float">
            <text:p>128.8</text:p>
          </table:table-cell>
          <table:table-cell office:value-type="float" office:value="165.49" calcext:value-type="float">
            <text:p>165.49</text:p>
          </table:table-cell>
          <table:table-cell office:value-type="float" office:value="15.01" calcext:value-type="float">
            <text:p>15.01</text:p>
          </table:table-cell>
          <table:table-cell office:value-type="float" office:value="19.44" calcext:value-type="float">
            <text:p>19.44</text:p>
          </table:table-cell>
        </table:table-row>
        <table:table-row table:style-name="ro1">
          <table:table-cell office:value-type="float" office:value="431752" calcext:value-type="float">
            <text:p>431752</text:p>
          </table:table-cell>
          <table:table-cell table:formula="of:=[.A29]/1000/(60*60*24)" office:value-type="time" office:time-value="PT00H07M11.752S" calcext:value-type="time">
            <text:p>00:07:12</text:p>
          </table:table-cell>
          <table:table-cell office:value-type="float" office:value="1.28" calcext:value-type="float">
            <text:p>1.28</text:p>
          </table:table-cell>
          <table:table-cell office:value-type="float" office:value="128.8" calcext:value-type="float">
            <text:p>128.8</text:p>
          </table:table-cell>
          <table:table-cell office:value-type="float" office:value="165.49" calcext:value-type="float">
            <text:p>165.49</text:p>
          </table:table-cell>
          <table:table-cell office:value-type="float" office:value="15.58" calcext:value-type="float">
            <text:p>15.58</text:p>
          </table:table-cell>
          <table:table-cell office:value-type="float" office:value="20.17" calcext:value-type="float">
            <text:p>20.17</text:p>
          </table:table-cell>
        </table:table-row>
        <table:table-row table:style-name="ro1">
          <table:table-cell office:value-type="float" office:value="447752" calcext:value-type="float">
            <text:p>447752</text:p>
          </table:table-cell>
          <table:table-cell table:formula="of:=[.A30]/1000/(60*60*24)" office:value-type="time" office:time-value="PT00H07M27.752S" calcext:value-type="time">
            <text:p>00:07:28</text:p>
          </table:table-cell>
          <table:table-cell office:value-type="float" office:value="1.28" calcext:value-type="float">
            <text:p>1.28</text:p>
          </table:table-cell>
          <table:table-cell office:value-type="float" office:value="128.6" calcext:value-type="float">
            <text:p>128.6</text:p>
          </table:table-cell>
          <table:table-cell office:value-type="float" office:value="164.72" calcext:value-type="float">
            <text:p>164.72</text:p>
          </table:table-cell>
          <table:table-cell office:value-type="float" office:value="16.15" calcext:value-type="float">
            <text:p>16.15</text:p>
          </table:table-cell>
          <table:table-cell office:value-type="float" office:value="20.9" calcext:value-type="float">
            <text:p>20.9</text:p>
          </table:table-cell>
        </table:table-row>
        <table:table-row table:style-name="ro1">
          <table:table-cell office:value-type="float" office:value="463752" calcext:value-type="float">
            <text:p>463752</text:p>
          </table:table-cell>
          <table:table-cell table:formula="of:=[.A31]/1000/(60*60*24)" office:value-type="time" office:time-value="PT00H07M43.752S" calcext:value-type="time">
            <text:p>00:07:44</text:p>
          </table:table-cell>
          <table:table-cell office:value-type="float" office:value="1.28" calcext:value-type="float">
            <text:p>1.28</text:p>
          </table:table-cell>
          <table:table-cell office:value-type="float" office:value="128.7" calcext:value-type="float">
            <text:p>128.7</text:p>
          </table:table-cell>
          <table:table-cell office:value-type="float" office:value="164.85" calcext:value-type="float">
            <text:p>164.85</text:p>
          </table:table-cell>
          <table:table-cell office:value-type="float" office:value="16.72" calcext:value-type="float">
            <text:p>16.72</text:p>
          </table:table-cell>
          <table:table-cell office:value-type="float" office:value="21.64" calcext:value-type="float">
            <text:p>21.64</text:p>
          </table:table-cell>
        </table:table-row>
        <table:table-row table:style-name="ro1">
          <table:table-cell office:value-type="float" office:value="479752" calcext:value-type="float">
            <text:p>479752</text:p>
          </table:table-cell>
          <table:table-cell table:formula="of:=[.A32]/1000/(60*60*24)" office:value-type="time" office:time-value="PT00H07M59.752S" calcext:value-type="time">
            <text:p>00:08:00</text:p>
          </table:table-cell>
          <table:table-cell office:value-type="float" office:value="1.28" calcext:value-type="float">
            <text:p>1.28</text:p>
          </table:table-cell>
          <table:table-cell office:value-type="float" office:value="128.6" calcext:value-type="float">
            <text:p>128.6</text:p>
          </table:table-cell>
          <table:table-cell office:value-type="float" office:value="164.72" calcext:value-type="float">
            <text:p>164.72</text:p>
          </table:table-cell>
          <table:table-cell office:value-type="float" office:value="17.3" calcext:value-type="float">
            <text:p>17.3</text:p>
          </table:table-cell>
          <table:table-cell office:value-type="float" office:value="22.37" calcext:value-type="float">
            <text:p>22.37</text:p>
          </table:table-cell>
        </table:table-row>
        <table:table-row table:style-name="ro1">
          <table:table-cell office:value-type="float" office:value="495752" calcext:value-type="float">
            <text:p>495752</text:p>
          </table:table-cell>
          <table:table-cell table:formula="of:=[.A33]/1000/(60*60*24)" office:value-type="time" office:time-value="PT00H08M15.752S" calcext:value-type="time">
            <text:p>00:08:16</text:p>
          </table:table-cell>
          <table:table-cell office:value-type="float" office:value="1.28" calcext:value-type="float">
            <text:p>1.28</text:p>
          </table:table-cell>
          <table:table-cell office:value-type="float" office:value="128.5" calcext:value-type="float">
            <text:p>128.5</text:p>
          </table:table-cell>
          <table:table-cell office:value-type="float" office:value="164.59" calcext:value-type="float">
            <text:p>164.59</text:p>
          </table:table-cell>
          <table:table-cell office:value-type="float" office:value="17.87" calcext:value-type="float">
            <text:p>17.87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float" office:value="511752" calcext:value-type="float">
            <text:p>511752</text:p>
          </table:table-cell>
          <table:table-cell table:formula="of:=[.A34]/1000/(60*60*24)" office:value-type="time" office:time-value="PT00H08M31.752S" calcext:value-type="time">
            <text:p>00:08:32</text:p>
          </table:table-cell>
          <table:table-cell office:value-type="float" office:value="1.28" calcext:value-type="float">
            <text:p>1.28</text:p>
          </table:table-cell>
          <table:table-cell office:value-type="float" office:value="128.4" calcext:value-type="float">
            <text:p>128.4</text:p>
          </table:table-cell>
          <table:table-cell office:value-type="float" office:value="164.46" calcext:value-type="float">
            <text:p>164.46</text:p>
          </table:table-cell>
          <table:table-cell office:value-type="float" office:value="18.44" calcext:value-type="float">
            <text:p>18.44</text:p>
          </table:table-cell>
          <table:table-cell office:value-type="float" office:value="23.83" calcext:value-type="float">
            <text:p>23.83</text:p>
          </table:table-cell>
        </table:table-row>
        <table:table-row table:style-name="ro1">
          <table:table-cell office:value-type="float" office:value="527752" calcext:value-type="float">
            <text:p>527752</text:p>
          </table:table-cell>
          <table:table-cell table:formula="of:=[.A35]/1000/(60*60*24)" office:value-type="time" office:time-value="PT00H08M47.752S" calcext:value-type="time">
            <text:p>00:08:48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4.33" calcext:value-type="float">
            <text:p>164.33</text:p>
          </table:table-cell>
          <table:table-cell office:value-type="float" office:value="19.01" calcext:value-type="float">
            <text:p>19.01</text:p>
          </table:table-cell>
          <table:table-cell office:value-type="float" office:value="24.56" calcext:value-type="float">
            <text:p>24.56</text:p>
          </table:table-cell>
        </table:table-row>
        <table:table-row table:style-name="ro1">
          <table:table-cell office:value-type="float" office:value="543752" calcext:value-type="float">
            <text:p>543752</text:p>
          </table:table-cell>
          <table:table-cell table:formula="of:=[.A36]/1000/(60*60*24)" office:value-type="time" office:time-value="PT00H09M03.752S" calcext:value-type="time">
            <text:p>00:09:04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3.82" calcext:value-type="float">
            <text:p>163.82</text:p>
          </table:table-cell>
          <table:table-cell office:value-type="float" office:value="19.58" calcext:value-type="float">
            <text:p>19.58</text:p>
          </table:table-cell>
          <table:table-cell office:value-type="float" office:value="25.29" calcext:value-type="float">
            <text:p>25.29</text:p>
          </table:table-cell>
        </table:table-row>
        <table:table-row table:style-name="ro1">
          <table:table-cell office:value-type="float" office:value="559752" calcext:value-type="float">
            <text:p>559752</text:p>
          </table:table-cell>
          <table:table-cell table:formula="of:=[.A37]/1000/(60*60*24)" office:value-type="time" office:time-value="PT00H09M19.752S" calcext:value-type="time">
            <text:p>00:09:20</text:p>
          </table:table-cell>
          <table:table-cell office:value-type="float" office:value="1.28" calcext:value-type="float">
            <text:p>1.28</text:p>
          </table:table-cell>
          <table:table-cell office:value-type="float" office:value="128.2" calcext:value-type="float">
            <text:p>128.2</text:p>
          </table:table-cell>
          <table:table-cell office:value-type="float" office:value="163.69" calcext:value-type="float">
            <text:p>163.69</text:p>
          </table:table-cell>
          <table:table-cell office:value-type="float" office:value="20.15" calcext:value-type="float">
            <text:p>20.15</text:p>
          </table:table-cell>
          <table:table-cell office:value-type="float" office:value="26.02" calcext:value-type="float">
            <text:p>26.02</text:p>
          </table:table-cell>
        </table:table-row>
        <table:table-row table:style-name="ro1">
          <table:table-cell office:value-type="float" office:value="575752" calcext:value-type="float">
            <text:p>575752</text:p>
          </table:table-cell>
          <table:table-cell table:formula="of:=[.A38]/1000/(60*60*24)" office:value-type="time" office:time-value="PT00H09M35.752S" calcext:value-type="time">
            <text:p>00:09:36</text:p>
          </table:table-cell>
          <table:table-cell office:value-type="float" office:value="1.28" calcext:value-type="float">
            <text:p>1.28</text:p>
          </table:table-cell>
          <table:table-cell office:value-type="float" office:value="128.2" calcext:value-type="float">
            <text:p>128.2</text:p>
          </table:table-cell>
          <table:table-cell office:value-type="float" office:value="163.69" calcext:value-type="float">
            <text:p>163.69</text:p>
          </table:table-cell>
          <table:table-cell office:value-type="float" office:value="20.72" calcext:value-type="float">
            <text:p>20.72</text:p>
          </table:table-cell>
          <table:table-cell office:value-type="float" office:value="26.75" calcext:value-type="float">
            <text:p>26.75</text:p>
          </table:table-cell>
        </table:table-row>
        <table:table-row table:style-name="ro1">
          <table:table-cell office:value-type="float" office:value="591752" calcext:value-type="float">
            <text:p>591752</text:p>
          </table:table-cell>
          <table:table-cell table:formula="of:=[.A39]/1000/(60*60*24)" office:value-type="time" office:time-value="PT00H09M51.752S" calcext:value-type="time">
            <text:p>00:09:52</text:p>
          </table:table-cell>
          <table:table-cell office:value-type="float" office:value="1.27" calcext:value-type="float">
            <text:p>1.27</text:p>
          </table:table-cell>
          <table:table-cell office:value-type="float" office:value="128.2" calcext:value-type="float">
            <text:p>128.2</text:p>
          </table:table-cell>
          <table:table-cell office:value-type="float" office:value="163.17" calcext:value-type="float">
            <text:p>163.17</text:p>
          </table:table-cell>
          <table:table-cell office:value-type="float" office:value="21.29" calcext:value-type="float">
            <text:p>21.29</text:p>
          </table:table-cell>
          <table:table-cell office:value-type="float" office:value="27.47" calcext:value-type="float">
            <text:p>27.47</text:p>
          </table:table-cell>
        </table:table-row>
        <table:table-row table:style-name="ro1">
          <table:table-cell office:value-type="float" office:value="607752" calcext:value-type="float">
            <text:p>607752</text:p>
          </table:table-cell>
          <table:table-cell table:formula="of:=[.A40]/1000/(60*60*24)" office:value-type="time" office:time-value="PT00H10M07.752S" calcext:value-type="time">
            <text:p>00:10:08</text:p>
          </table:table-cell>
          <table:table-cell office:value-type="float" office:value="1.28" calcext:value-type="float">
            <text:p>1.28</text:p>
          </table:table-cell>
          <table:table-cell office:value-type="float" office:value="128" calcext:value-type="float">
            <text:p>128</text:p>
          </table:table-cell>
          <table:table-cell office:value-type="float" office:value="163.43" calcext:value-type="float">
            <text:p>163.43</text:p>
          </table:table-cell>
          <table:table-cell office:value-type="float" office:value="21.86" calcext:value-type="float">
            <text:p>21.86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float" office:value="623752" calcext:value-type="float">
            <text:p>623752</text:p>
          </table:table-cell>
          <table:table-cell table:formula="of:=[.A41]/1000/(60*60*24)" office:value-type="time" office:time-value="PT00H10M23.752S" calcext:value-type="time">
            <text:p>00:10:24</text:p>
          </table:table-cell>
          <table:table-cell office:value-type="float" office:value="1.28" calcext:value-type="float">
            <text:p>1.28</text:p>
          </table:table-cell>
          <table:table-cell office:value-type="float" office:value="128" calcext:value-type="float">
            <text:p>128</text:p>
          </table:table-cell>
          <table:table-cell office:value-type="float" office:value="163.43" calcext:value-type="float">
            <text:p>163.43</text:p>
          </table:table-cell>
          <table:table-cell office:value-type="float" office:value="22.43" calcext:value-type="float">
            <text:p>22.43</text:p>
          </table:table-cell>
          <table:table-cell office:value-type="float" office:value="28.93" calcext:value-type="float">
            <text:p>28.93</text:p>
          </table:table-cell>
        </table:table-row>
        <table:table-row table:style-name="ro1">
          <table:table-cell office:value-type="float" office:value="639752" calcext:value-type="float">
            <text:p>639752</text:p>
          </table:table-cell>
          <table:table-cell table:formula="of:=[.A42]/1000/(60*60*24)" office:value-type="time" office:time-value="PT00H10M39.752S" calcext:value-type="time">
            <text:p>00:10:40</text:p>
          </table:table-cell>
          <table:table-cell office:value-type="float" office:value="1.27" calcext:value-type="float">
            <text:p>1.27</text:p>
          </table:table-cell>
          <table:table-cell office:value-type="float" office:value="128" calcext:value-type="float">
            <text:p>128</text:p>
          </table:table-cell>
          <table:table-cell office:value-type="float" office:value="162.92" calcext:value-type="float">
            <text:p>162.92</text:p>
          </table:table-cell>
          <table:table-cell office:value-type="float" office:value="23" calcext:value-type="float">
            <text:p>23</text:p>
          </table:table-cell>
          <table:table-cell office:value-type="float" office:value="29.65" calcext:value-type="float">
            <text:p>29.65</text:p>
          </table:table-cell>
        </table:table-row>
        <table:table-row table:style-name="ro1">
          <table:table-cell office:value-type="float" office:value="655752" calcext:value-type="float">
            <text:p>655752</text:p>
          </table:table-cell>
          <table:table-cell table:formula="of:=[.A43]/1000/(60*60*24)" office:value-type="time" office:time-value="PT00H10M55.752S" calcext:value-type="time">
            <text:p>00:10:56</text:p>
          </table:table-cell>
          <table:table-cell office:value-type="float" office:value="1.27" calcext:value-type="float">
            <text:p>1.27</text:p>
          </table:table-cell>
          <table:table-cell office:value-type="float" office:value="127.9" calcext:value-type="float">
            <text:p>127.9</text:p>
          </table:table-cell>
          <table:table-cell office:value-type="float" office:value="162.79" calcext:value-type="float">
            <text:p>162.79</text:p>
          </table:table-cell>
          <table:table-cell office:value-type="float" office:value="23.56" calcext:value-type="float">
            <text:p>23.56</text:p>
          </table:table-cell>
          <table:table-cell office:value-type="float" office:value="30.38" calcext:value-type="float">
            <text:p>30.38</text:p>
          </table:table-cell>
        </table:table-row>
        <table:table-row table:style-name="ro1">
          <table:table-cell office:value-type="float" office:value="671752" calcext:value-type="float">
            <text:p>671752</text:p>
          </table:table-cell>
          <table:table-cell table:formula="of:=[.A44]/1000/(60*60*24)" office:value-type="time" office:time-value="PT00H11M11.752S" calcext:value-type="time">
            <text:p>00:11:12</text:p>
          </table:table-cell>
          <table:table-cell office:value-type="float" office:value="1.27" calcext:value-type="float">
            <text:p>1.27</text:p>
          </table:table-cell>
          <table:table-cell office:value-type="float" office:value="127.9" calcext:value-type="float">
            <text:p>127.9</text:p>
          </table:table-cell>
          <table:table-cell office:value-type="float" office:value="162.79" calcext:value-type="float">
            <text:p>162.79</text:p>
          </table:table-cell>
          <table:table-cell office:value-type="float" office:value="24.13" calcext:value-type="float">
            <text:p>24.13</text:p>
          </table:table-cell>
          <table:table-cell office:value-type="float" office:value="31.1" calcext:value-type="float">
            <text:p>31.1</text:p>
          </table:table-cell>
        </table:table-row>
        <table:table-row table:style-name="ro1">
          <table:table-cell office:value-type="float" office:value="687752" calcext:value-type="float">
            <text:p>687752</text:p>
          </table:table-cell>
          <table:table-cell table:formula="of:=[.A45]/1000/(60*60*24)" office:value-type="time" office:time-value="PT00H11M27.752S" calcext:value-type="time">
            <text:p>00:11:28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66" calcext:value-type="float">
            <text:p>162.66</text:p>
          </table:table-cell>
          <table:table-cell office:value-type="float" office:value="24.7" calcext:value-type="float">
            <text:p>24.7</text:p>
          </table:table-cell>
          <table:table-cell office:value-type="float" office:value="31.82" calcext:value-type="float">
            <text:p>31.82</text:p>
          </table:table-cell>
        </table:table-row>
        <table:table-row table:style-name="ro1">
          <table:table-cell office:value-type="float" office:value="703752" calcext:value-type="float">
            <text:p>703752</text:p>
          </table:table-cell>
          <table:table-cell table:formula="of:=[.A46]/1000/(60*60*24)" office:value-type="time" office:time-value="PT00H11M43.752S" calcext:value-type="time">
            <text:p>00:11:44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66" calcext:value-type="float">
            <text:p>162.66</text:p>
          </table:table-cell>
          <table:table-cell office:value-type="float" office:value="25.27" calcext:value-type="float">
            <text:p>25.27</text:p>
          </table:table-cell>
          <table:table-cell office:value-type="float" office:value="32.54" calcext:value-type="float">
            <text:p>32.54</text:p>
          </table:table-cell>
        </table:table-row>
        <table:table-row table:style-name="ro1">
          <table:table-cell office:value-type="float" office:value="719752" calcext:value-type="float">
            <text:p>719752</text:p>
          </table:table-cell>
          <table:table-cell table:formula="of:=[.A47]/1000/(60*60*24)" office:value-type="time" office:time-value="PT00H11M59.752S" calcext:value-type="time">
            <text:p>00:12:00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53" calcext:value-type="float">
            <text:p>162.53</text:p>
          </table:table-cell>
          <table:table-cell office:value-type="float" office:value="25.84" calcext:value-type="float">
            <text:p>25.84</text:p>
          </table:table-cell>
          <table:table-cell office:value-type="float" office:value="33.27" calcext:value-type="float">
            <text:p>33.27</text:p>
          </table:table-cell>
        </table:table-row>
        <table:table-row table:style-name="ro1">
          <table:table-cell office:value-type="float" office:value="735752" calcext:value-type="float">
            <text:p>735752</text:p>
          </table:table-cell>
          <table:table-cell table:formula="of:=[.A48]/1000/(60*60*24)" office:value-type="time" office:time-value="PT00H12M15.752S" calcext:value-type="time">
            <text:p>00:12:16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53" calcext:value-type="float">
            <text:p>162.53</text:p>
          </table:table-cell>
          <table:table-cell office:value-type="float" office:value="26.4" calcext:value-type="float">
            <text:p>26.4</text:p>
          </table:table-cell>
          <table:table-cell office:value-type="float" office:value="33.99" calcext:value-type="float">
            <text:p>33.99</text:p>
          </table:table-cell>
        </table:table-row>
        <table:table-row table:style-name="ro1">
          <table:table-cell office:value-type="float" office:value="751752" calcext:value-type="float">
            <text:p>751752</text:p>
          </table:table-cell>
          <table:table-cell table:formula="of:=[.A49]/1000/(60*60*24)" office:value-type="time" office:time-value="PT00H12M31.752S" calcext:value-type="time">
            <text:p>00:12:32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1.89" calcext:value-type="float">
            <text:p>161.89</text:p>
          </table:table-cell>
          <table:table-cell office:value-type="float" office:value="26.97" calcext:value-type="float">
            <text:p>26.97</text:p>
          </table:table-cell>
          <table:table-cell office:value-type="float" office:value="34.71" calcext:value-type="float">
            <text:p>34.71</text:p>
          </table:table-cell>
        </table:table-row>
        <table:table-row table:style-name="ro1">
          <table:table-cell office:value-type="float" office:value="767752" calcext:value-type="float">
            <text:p>767752</text:p>
          </table:table-cell>
          <table:table-cell table:formula="of:=[.A50]/1000/(60*60*24)" office:value-type="time" office:time-value="PT00H12M47.752S" calcext:value-type="time">
            <text:p>00:12:48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1.89" calcext:value-type="float">
            <text:p>161.89</text:p>
          </table:table-cell>
          <table:table-cell office:value-type="float" office:value="27.54" calcext:value-type="float">
            <text:p>27.54</text:p>
          </table:table-cell>
          <table:table-cell office:value-type="float" office:value="35.43" calcext:value-type="float">
            <text:p>35.43</text:p>
          </table:table-cell>
        </table:table-row>
        <table:table-row table:style-name="ro1">
          <table:table-cell office:value-type="float" office:value="783752" calcext:value-type="float">
            <text:p>783752</text:p>
          </table:table-cell>
          <table:table-cell table:formula="of:=[.A51]/1000/(60*60*24)" office:value-type="time" office:time-value="PT00H13M03.752S" calcext:value-type="time">
            <text:p>00:13:04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1.89" calcext:value-type="float">
            <text:p>161.89</text:p>
          </table:table-cell>
          <table:table-cell office:value-type="float" office:value="28.1" calcext:value-type="float">
            <text:p>28.1</text:p>
          </table:table-cell>
          <table:table-cell office:value-type="float" office:value="36.15" calcext:value-type="float">
            <text:p>36.15</text:p>
          </table:table-cell>
        </table:table-row>
        <table:table-row table:style-name="ro1">
          <table:table-cell office:value-type="float" office:value="799752" calcext:value-type="float">
            <text:p>799752</text:p>
          </table:table-cell>
          <table:table-cell table:formula="of:=[.A52]/1000/(60*60*24)" office:value-type="time" office:time-value="PT00H13M19.752S" calcext:value-type="time">
            <text:p>00:13:20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1.77" calcext:value-type="float">
            <text:p>161.77</text:p>
          </table:table-cell>
          <table:table-cell office:value-type="float" office:value="28.67" calcext:value-type="float">
            <text:p>28.67</text:p>
          </table:table-cell>
          <table:table-cell office:value-type="float" office:value="36.87" calcext:value-type="float">
            <text:p>36.87</text:p>
          </table:table-cell>
        </table:table-row>
        <table:table-row table:style-name="ro1">
          <table:table-cell office:value-type="float" office:value="815752" calcext:value-type="float">
            <text:p>815752</text:p>
          </table:table-cell>
          <table:table-cell table:formula="of:=[.A53]/1000/(60*60*24)" office:value-type="time" office:time-value="PT00H13M35.752S" calcext:value-type="time">
            <text:p>00:13:36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29.24" calcext:value-type="float">
            <text:p>29.24</text:p>
          </table:table-cell>
          <table:table-cell office:value-type="float" office:value="37.59" calcext:value-type="float">
            <text:p>37.59</text:p>
          </table:table-cell>
        </table:table-row>
        <table:table-row table:style-name="ro1">
          <table:table-cell office:value-type="float" office:value="831752" calcext:value-type="float">
            <text:p>831752</text:p>
          </table:table-cell>
          <table:table-cell table:formula="of:=[.A54]/1000/(60*60*24)" office:value-type="time" office:time-value="PT00H13M51.752S" calcext:value-type="time">
            <text:p>00:13:52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29.8" calcext:value-type="float">
            <text:p>29.8</text:p>
          </table:table-cell>
          <table:table-cell office:value-type="float" office:value="38.31" calcext:value-type="float">
            <text:p>38.31</text:p>
          </table:table-cell>
        </table:table-row>
        <table:table-row table:style-name="ro1">
          <table:table-cell office:value-type="float" office:value="847752" calcext:value-type="float">
            <text:p>847752</text:p>
          </table:table-cell>
          <table:table-cell table:formula="of:=[.A55]/1000/(60*60*24)" office:value-type="time" office:time-value="PT00H14M07.752S" calcext:value-type="time">
            <text:p>00:14:08</text:p>
          </table:table-cell>
          <table:table-cell office:value-type="float" office:value="1.27" calcext:value-type="float">
            <text:p>1.27</text:p>
          </table:table-cell>
          <table:table-cell office:value-type="float" office:value="127.3" calcext:value-type="float">
            <text:p>127.3</text:p>
          </table:table-cell>
          <table:table-cell office:value-type="float" office:value="161.51" calcext:value-type="float">
            <text:p>161.51</text:p>
          </table:table-cell>
          <table:table-cell office:value-type="float" office:value="30.37" calcext:value-type="float">
            <text:p>30.37</text:p>
          </table:table-cell>
          <table:table-cell office:value-type="float" office:value="39.02" calcext:value-type="float">
            <text:p>39.02</text:p>
          </table:table-cell>
        </table:table-row>
        <table:table-row table:style-name="ro1">
          <table:table-cell office:value-type="float" office:value="863752" calcext:value-type="float">
            <text:p>863752</text:p>
          </table:table-cell>
          <table:table-cell table:formula="of:=[.A56]/1000/(60*60*24)" office:value-type="time" office:time-value="PT00H14M23.752S" calcext:value-type="time">
            <text:p>00:14:24</text:p>
          </table:table-cell>
          <table:table-cell office:value-type="float" office:value="1.26" calcext:value-type="float">
            <text:p>1.26</text:p>
          </table:table-cell>
          <table:table-cell office:value-type="float" office:value="127.3" calcext:value-type="float">
            <text:p>127.3</text:p>
          </table:table-cell>
          <table:table-cell office:value-type="float" office:value="161" calcext:value-type="float">
            <text:p>161</text:p>
          </table:table-cell>
          <table:table-cell office:value-type="float" office:value="30.94" calcext:value-type="float">
            <text:p>30.94</text:p>
          </table:table-cell>
          <table:table-cell office:value-type="float" office:value="39.74" calcext:value-type="float">
            <text:p>39.74</text:p>
          </table:table-cell>
        </table:table-row>
        <table:table-row table:style-name="ro1">
          <table:table-cell office:value-type="float" office:value="879752" calcext:value-type="float">
            <text:p>879752</text:p>
          </table:table-cell>
          <table:table-cell table:formula="of:=[.A57]/1000/(60*60*24)" office:value-type="time" office:time-value="PT00H14M39.752S" calcext:value-type="time">
            <text:p>00:14:40</text:p>
          </table:table-cell>
          <table:table-cell office:value-type="float" office:value="1.27" calcext:value-type="float">
            <text:p>1.27</text:p>
          </table:table-cell>
          <table:table-cell office:value-type="float" office:value="127.3" calcext:value-type="float">
            <text:p>127.3</text:p>
          </table:table-cell>
          <table:table-cell office:value-type="float" office:value="161.51" calcext:value-type="float">
            <text:p>161.51</text:p>
          </table:table-cell>
          <table:table-cell office:value-type="float" office:value="31.5" calcext:value-type="float">
            <text:p>31.5</text:p>
          </table:table-cell>
          <table:table-cell office:value-type="float" office:value="40.46" calcext:value-type="float">
            <text:p>40.46</text:p>
          </table:table-cell>
        </table:table-row>
        <table:table-row table:style-name="ro1">
          <table:table-cell office:value-type="float" office:value="895752" calcext:value-type="float">
            <text:p>895752</text:p>
          </table:table-cell>
          <table:table-cell table:formula="of:=[.A58]/1000/(60*60*24)" office:value-type="time" office:time-value="PT00H14M55.752S" calcext:value-type="time">
            <text:p>00:14:56</text:p>
          </table:table-cell>
          <table:table-cell office:value-type="float" office:value="1.26" calcext:value-type="float">
            <text:p>1.26</text:p>
          </table:table-cell>
          <table:table-cell office:value-type="float" office:value="127.2" calcext:value-type="float">
            <text:p>127.2</text:p>
          </table:table-cell>
          <table:table-cell office:value-type="float" office:value="160.87" calcext:value-type="float">
            <text:p>160.87</text:p>
          </table:table-cell>
          <table:table-cell office:value-type="float" office:value="32.07" calcext:value-type="float">
            <text:p>32.07</text:p>
          </table:table-cell>
          <table:table-cell office:value-type="float" office:value="41.17" calcext:value-type="float">
            <text:p>41.17</text:p>
          </table:table-cell>
        </table:table-row>
        <table:table-row table:style-name="ro1">
          <table:table-cell office:value-type="float" office:value="911752" calcext:value-type="float">
            <text:p>911752</text:p>
          </table:table-cell>
          <table:table-cell table:formula="of:=[.A59]/1000/(60*60*24)" office:value-type="time" office:time-value="PT00H15M11.752S" calcext:value-type="time">
            <text:p>00:15:12</text:p>
          </table:table-cell>
          <table:table-cell office:value-type="float" office:value="1.26" calcext:value-type="float">
            <text:p>1.26</text:p>
          </table:table-cell>
          <table:table-cell office:value-type="float" office:value="127.2" calcext:value-type="float">
            <text:p>127.2</text:p>
          </table:table-cell>
          <table:table-cell office:value-type="float" office:value="160.87" calcext:value-type="float">
            <text:p>160.87</text:p>
          </table:table-cell>
          <table:table-cell office:value-type="float" office:value="32.63" calcext:value-type="float">
            <text:p>32.63</text:p>
          </table:table-cell>
          <table:table-cell office:value-type="float" office:value="41.89" calcext:value-type="float">
            <text:p>41.89</text:p>
          </table:table-cell>
        </table:table-row>
        <table:table-row table:style-name="ro1">
          <table:table-cell office:value-type="float" office:value="927752" calcext:value-type="float">
            <text:p>927752</text:p>
          </table:table-cell>
          <table:table-cell table:formula="of:=[.A60]/1000/(60*60*24)" office:value-type="time" office:time-value="PT00H15M27.752S" calcext:value-type="time">
            <text:p>00:15:28</text:p>
          </table:table-cell>
          <table:table-cell office:value-type="float" office:value="1.26" calcext:value-type="float">
            <text:p>1.26</text:p>
          </table:table-cell>
          <table:table-cell office:value-type="float" office:value="127.2" calcext:value-type="float">
            <text:p>127.2</text:p>
          </table:table-cell>
          <table:table-cell office:value-type="float" office:value="160.87" calcext:value-type="float">
            <text:p>160.87</text:p>
          </table:table-cell>
          <table:table-cell office:value-type="float" office:value="33.2" calcext:value-type="float">
            <text:p>33.2</text:p>
          </table:table-cell>
          <table:table-cell office:value-type="float" office:value="42.6" calcext:value-type="float">
            <text:p>42.6</text:p>
          </table:table-cell>
        </table:table-row>
        <table:table-row table:style-name="ro1">
          <table:table-cell office:value-type="float" office:value="943752" calcext:value-type="float">
            <text:p>943752</text:p>
          </table:table-cell>
          <table:table-cell table:formula="of:=[.A61]/1000/(60*60*24)" office:value-type="time" office:time-value="PT00H15M43.752S" calcext:value-type="time">
            <text:p>00:15:44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33.76" calcext:value-type="float">
            <text:p>33.76</text:p>
          </table:table-cell>
          <table:table-cell office:value-type="float" office:value="43.32" calcext:value-type="float">
            <text:p>43.32</text:p>
          </table:table-cell>
        </table:table-row>
        <table:table-row table:style-name="ro1">
          <table:table-cell office:value-type="float" office:value="959752" calcext:value-type="float">
            <text:p>959752</text:p>
          </table:table-cell>
          <table:table-cell table:formula="of:=[.A62]/1000/(60*60*24)" office:value-type="time" office:time-value="PT00H15M59.752S" calcext:value-type="time">
            <text:p>00:16:00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34.33" calcext:value-type="float">
            <text:p>34.33</text:p>
          </table:table-cell>
          <table:table-cell office:value-type="float" office:value="44.03" calcext:value-type="float">
            <text:p>44.03</text:p>
          </table:table-cell>
        </table:table-row>
        <table:table-row table:style-name="ro1">
          <table:table-cell office:value-type="float" office:value="975752" calcext:value-type="float">
            <text:p>975752</text:p>
          </table:table-cell>
          <table:table-cell table:formula="of:=[.A63]/1000/(60*60*24)" office:value-type="time" office:time-value="PT00H16M15.752S" calcext:value-type="time">
            <text:p>00:16:16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11" calcext:value-type="float">
            <text:p>160.11</text:p>
          </table:table-cell>
          <table:table-cell office:value-type="float" office:value="34.89" calcext:value-type="float">
            <text:p>34.89</text:p>
          </table:table-cell>
          <table:table-cell office:value-type="float" office:value="44.75" calcext:value-type="float">
            <text:p>44.75</text:p>
          </table:table-cell>
        </table:table-row>
        <table:table-row table:style-name="ro1">
          <table:table-cell office:value-type="float" office:value="991752" calcext:value-type="float">
            <text:p>991752</text:p>
          </table:table-cell>
          <table:table-cell table:formula="of:=[.A64]/1000/(60*60*24)" office:value-type="time" office:time-value="PT00H16M31.752S" calcext:value-type="time">
            <text:p>00:16:32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35.45" calcext:value-type="float">
            <text:p>35.45</text:p>
          </table:table-cell>
          <table:table-cell office:value-type="float" office:value="45.46" calcext:value-type="float">
            <text:p>45.46</text:p>
          </table:table-cell>
        </table:table-row>
        <table:table-row table:style-name="ro1">
          <table:table-cell office:value-type="float" office:value="1007752" calcext:value-type="float">
            <text:p>1007752</text:p>
          </table:table-cell>
          <table:table-cell table:formula="of:=[.A65]/1000/(60*60*24)" office:value-type="time" office:time-value="PT00H16M47.752S" calcext:value-type="time">
            <text:p>00:16:48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60.36" calcext:value-type="float">
            <text:p>160.36</text:p>
          </table:table-cell>
          <table:table-cell office:value-type="float" office:value="36.02" calcext:value-type="float">
            <text:p>36.02</text:p>
          </table:table-cell>
          <table:table-cell office:value-type="float" office:value="46.17" calcext:value-type="float">
            <text:p>46.17</text:p>
          </table:table-cell>
        </table:table-row>
        <table:table-row table:style-name="ro1">
          <table:table-cell office:value-type="float" office:value="1023752" calcext:value-type="float">
            <text:p>1023752</text:p>
          </table:table-cell>
          <table:table-cell table:formula="of:=[.A66]/1000/(60*60*24)" office:value-type="time" office:time-value="PT00H17M03.752S" calcext:value-type="time">
            <text:p>00:17:04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60.36" calcext:value-type="float">
            <text:p>160.36</text:p>
          </table:table-cell>
          <table:table-cell office:value-type="float" office:value="36.58" calcext:value-type="float">
            <text:p>36.58</text:p>
          </table:table-cell>
          <table:table-cell office:value-type="float" office:value="46.89" calcext:value-type="float">
            <text:p>46.89</text:p>
          </table:table-cell>
        </table:table-row>
        <table:table-row table:style-name="ro1">
          <table:table-cell office:value-type="float" office:value="1039752" calcext:value-type="float">
            <text:p>1039752</text:p>
          </table:table-cell>
          <table:table-cell table:formula="of:=[.A67]/1000/(60*60*24)" office:value-type="time" office:time-value="PT00H17M19.752S" calcext:value-type="time">
            <text:p>00:17:20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60.36" calcext:value-type="float">
            <text:p>160.36</text:p>
          </table:table-cell>
          <table:table-cell office:value-type="float" office:value="37.15" calcext:value-type="float">
            <text:p>37.15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 office:value-type="float" office:value="1055752" calcext:value-type="float">
            <text:p>1055752</text:p>
          </table:table-cell>
          <table:table-cell table:formula="of:=[.A68]/1000/(60*60*24)" office:value-type="time" office:time-value="PT00H17M35.752S" calcext:value-type="time">
            <text:p>00:17:36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60.36" calcext:value-type="float">
            <text:p>160.36</text:p>
          </table:table-cell>
          <table:table-cell office:value-type="float" office:value="37.71" calcext:value-type="float">
            <text:p>37.71</text:p>
          </table:table-cell>
          <table:table-cell office:value-type="float" office:value="48.31" calcext:value-type="float">
            <text:p>48.31</text:p>
          </table:table-cell>
        </table:table-row>
        <table:table-row table:style-name="ro1">
          <table:table-cell office:value-type="float" office:value="1071752" calcext:value-type="float">
            <text:p>1071752</text:p>
          </table:table-cell>
          <table:table-cell table:formula="of:=[.A69]/1000/(60*60*24)" office:value-type="time" office:time-value="PT00H17M51.752S" calcext:value-type="time">
            <text:p>00:17:52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38.27" calcext:value-type="float">
            <text:p>38.27</text:p>
          </table:table-cell>
          <table:table-cell office:value-type="float" office:value="49.02" calcext:value-type="float">
            <text:p>49.02</text:p>
          </table:table-cell>
        </table:table-row>
        <table:table-row table:style-name="ro1">
          <table:table-cell office:value-type="float" office:value="1087752" calcext:value-type="float">
            <text:p>1087752</text:p>
          </table:table-cell>
          <table:table-cell table:formula="of:=[.A70]/1000/(60*60*24)" office:value-type="time" office:time-value="PT00H18M07.752S" calcext:value-type="time">
            <text:p>00:18:08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38.84" calcext:value-type="float">
            <text:p>38.84</text:p>
          </table:table-cell>
          <table:table-cell office:value-type="float" office:value="49.73" calcext:value-type="float">
            <text:p>49.73</text:p>
          </table:table-cell>
        </table:table-row>
        <table:table-row table:style-name="ro1">
          <table:table-cell office:value-type="float" office:value="1103752" calcext:value-type="float">
            <text:p>1103752</text:p>
          </table:table-cell>
          <table:table-cell table:formula="of:=[.A71]/1000/(60*60*24)" office:value-type="time" office:time-value="PT00H18M23.752S" calcext:value-type="time">
            <text:p>00:18:24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39.4" calcext:value-type="float">
            <text:p>39.4</text:p>
          </table:table-cell>
          <table:table-cell office:value-type="float" office:value="50.44" calcext:value-type="float">
            <text:p>50.44</text:p>
          </table:table-cell>
        </table:table-row>
        <table:table-row table:style-name="ro1">
          <table:table-cell office:value-type="float" office:value="1119752" calcext:value-type="float">
            <text:p>1119752</text:p>
          </table:table-cell>
          <table:table-cell table:formula="of:=[.A72]/1000/(60*60*24)" office:value-type="time" office:time-value="PT00H18M39.752S" calcext:value-type="time">
            <text:p>00:18:40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39.96" calcext:value-type="float">
            <text:p>39.96</text:p>
          </table:table-cell>
          <table:table-cell office:value-type="float" office:value="51.15" calcext:value-type="float">
            <text:p>51.15</text:p>
          </table:table-cell>
        </table:table-row>
        <table:table-row table:style-name="ro1">
          <table:table-cell office:value-type="float" office:value="1135752" calcext:value-type="float">
            <text:p>1135752</text:p>
          </table:table-cell>
          <table:table-cell table:formula="of:=[.A73]/1000/(60*60*24)" office:value-type="time" office:time-value="PT00H18M55.752S" calcext:value-type="time">
            <text:p>00:18:56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40.52" calcext:value-type="float">
            <text:p>40.52</text:p>
          </table:table-cell>
          <table:table-cell office:value-type="float" office:value="51.86" calcext:value-type="float">
            <text:p>51.86</text:p>
          </table:table-cell>
        </table:table-row>
        <table:table-row table:style-name="ro1">
          <table:table-cell office:value-type="float" office:value="1151752" calcext:value-type="float">
            <text:p>1151752</text:p>
          </table:table-cell>
          <table:table-cell table:formula="of:=[.A74]/1000/(60*60*24)" office:value-type="time" office:time-value="PT00H19M11.752S" calcext:value-type="time">
            <text:p>00:19:12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41.09" calcext:value-type="float">
            <text:p>41.09</text:p>
          </table:table-cell>
          <table:table-cell office:value-type="float" office:value="52.57" calcext:value-type="float">
            <text:p>52.57</text:p>
          </table:table-cell>
        </table:table-row>
        <table:table-row table:style-name="ro1">
          <table:table-cell office:value-type="float" office:value="1167752" calcext:value-type="float">
            <text:p>1167752</text:p>
          </table:table-cell>
          <table:table-cell table:formula="of:=[.A75]/1000/(60*60*24)" office:value-type="time" office:time-value="PT00H19M27.752S" calcext:value-type="time">
            <text:p>00:19:28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41.65" calcext:value-type="float">
            <text:p>41.65</text:p>
          </table:table-cell>
          <table:table-cell office:value-type="float" office:value="53.28" calcext:value-type="float">
            <text:p>53.28</text:p>
          </table:table-cell>
        </table:table-row>
        <table:table-row table:style-name="ro1">
          <table:table-cell office:value-type="float" office:value="1183752" calcext:value-type="float">
            <text:p>1183752</text:p>
          </table:table-cell>
          <table:table-cell table:formula="of:=[.A76]/1000/(60*60*24)" office:value-type="time" office:time-value="PT00H19M43.752S" calcext:value-type="time">
            <text:p>00:19:44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42.21" calcext:value-type="float">
            <text:p>42.21</text:p>
          </table:table-cell>
          <table:table-cell office:value-type="float" office:value="53.98" calcext:value-type="float">
            <text:p>53.98</text:p>
          </table:table-cell>
        </table:table-row>
        <table:table-row table:style-name="ro1">
          <table:table-cell office:value-type="float" office:value="1199752" calcext:value-type="float">
            <text:p>1199752</text:p>
          </table:table-cell>
          <table:table-cell table:formula="of:=[.A77]/1000/(60*60*24)" office:value-type="time" office:time-value="PT00H19M59.752S" calcext:value-type="time">
            <text:p>00:20:00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9.34" calcext:value-type="float">
            <text:p>159.34</text:p>
          </table:table-cell>
          <table:table-cell office:value-type="float" office:value="42.77" calcext:value-type="float">
            <text:p>42.77</text:p>
          </table:table-cell>
          <table:table-cell office:value-type="float" office:value="54.69" calcext:value-type="float">
            <text:p>54.69</text:p>
          </table:table-cell>
        </table:table-row>
        <table:table-row table:style-name="ro1">
          <table:table-cell office:value-type="float" office:value="1215752" calcext:value-type="float">
            <text:p>1215752</text:p>
          </table:table-cell>
          <table:table-cell table:formula="of:=[.A78]/1000/(60*60*24)" office:value-type="time" office:time-value="PT00H20M15.752S" calcext:value-type="time">
            <text:p>00:20:16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9.34" calcext:value-type="float">
            <text:p>159.34</text:p>
          </table:table-cell>
          <table:table-cell office:value-type="float" office:value="43.33" calcext:value-type="float">
            <text:p>43.33</text:p>
          </table:table-cell>
          <table:table-cell office:value-type="float" office:value="55.4" calcext:value-type="float">
            <text:p>55.4</text:p>
          </table:table-cell>
        </table:table-row>
        <table:table-row table:style-name="ro1">
          <table:table-cell office:value-type="float" office:value="1231752" calcext:value-type="float">
            <text:p>1231752</text:p>
          </table:table-cell>
          <table:table-cell table:formula="of:=[.A79]/1000/(60*60*24)" office:value-type="time" office:time-value="PT00H20M31.752S" calcext:value-type="time">
            <text:p>00:20:32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43.9" calcext:value-type="float">
            <text:p>43.9</text:p>
          </table:table-cell>
          <table:table-cell office:value-type="float" office:value="56.1" calcext:value-type="float">
            <text:p>56.1</text:p>
          </table:table-cell>
        </table:table-row>
        <table:table-row table:style-name="ro1">
          <table:table-cell office:value-type="float" office:value="1247752" calcext:value-type="float">
            <text:p>1247752</text:p>
          </table:table-cell>
          <table:table-cell table:formula="of:=[.A80]/1000/(60*60*24)" office:value-type="time" office:time-value="PT00H20M47.752S" calcext:value-type="time">
            <text:p>00:20:48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44.46" calcext:value-type="float">
            <text:p>44.46</text:p>
          </table:table-cell>
          <table:table-cell office:value-type="float" office:value="56.81" calcext:value-type="float">
            <text:p>56.81</text:p>
          </table:table-cell>
        </table:table-row>
        <table:table-row table:style-name="ro1">
          <table:table-cell office:value-type="float" office:value="1263752" calcext:value-type="float">
            <text:p>1263752</text:p>
          </table:table-cell>
          <table:table-cell table:formula="of:=[.A81]/1000/(60*60*24)" office:value-type="time" office:time-value="PT00H21M03.752S" calcext:value-type="time">
            <text:p>00:21:04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45.02" calcext:value-type="float">
            <text:p>45.02</text:p>
          </table:table-cell>
          <table:table-cell office:value-type="float" office:value="57.52" calcext:value-type="float">
            <text:p>57.52</text:p>
          </table:table-cell>
        </table:table-row>
        <table:table-row table:style-name="ro1">
          <table:table-cell office:value-type="float" office:value="1279752" calcext:value-type="float">
            <text:p>1279752</text:p>
          </table:table-cell>
          <table:table-cell table:formula="of:=[.A82]/1000/(60*60*24)" office:value-type="time" office:time-value="PT00H21M19.752S" calcext:value-type="time">
            <text:p>00:21:20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45.58" calcext:value-type="float">
            <text:p>45.58</text:p>
          </table:table-cell>
          <table:table-cell office:value-type="float" office:value="58.22" calcext:value-type="float">
            <text:p>58.22</text:p>
          </table:table-cell>
        </table:table-row>
        <table:table-row table:style-name="ro1">
          <table:table-cell office:value-type="float" office:value="1295752" calcext:value-type="float">
            <text:p>1295752</text:p>
          </table:table-cell>
          <table:table-cell table:formula="of:=[.A83]/1000/(60*60*24)" office:value-type="time" office:time-value="PT00H21M35.752S" calcext:value-type="time">
            <text:p>00:21:36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46.14" calcext:value-type="float">
            <text:p>46.14</text:p>
          </table:table-cell>
          <table:table-cell office:value-type="float" office:value="58.93" calcext:value-type="float">
            <text:p>58.93</text:p>
          </table:table-cell>
        </table:table-row>
        <table:table-row table:style-name="ro1">
          <table:table-cell office:value-type="float" office:value="1311752" calcext:value-type="float">
            <text:p>1311752</text:p>
          </table:table-cell>
          <table:table-cell table:formula="of:=[.A84]/1000/(60*60*24)" office:value-type="time" office:time-value="PT00H21M51.752S" calcext:value-type="time">
            <text:p>00:21:52</text:p>
          </table:table-cell>
          <table:table-cell office:value-type="float" office:value="1.25" calcext:value-type="float">
            <text:p>1.25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08" calcext:value-type="float">
            <text:p>158.08</text:p>
          </table:table-cell>
          <table:table-cell office:value-type="float" office:value="46.7" calcext:value-type="float">
            <text:p>46.7</text:p>
          </table:table-cell>
          <table:table-cell office:value-type="float" office:value="59.63" calcext:value-type="float">
            <text:p>59.63</text:p>
          </table:table-cell>
        </table:table-row>
        <table:table-row table:style-name="ro1">
          <table:table-cell office:value-type="float" office:value="1327752" calcext:value-type="float">
            <text:p>1327752</text:p>
          </table:table-cell>
          <table:table-cell table:formula="of:=[.A85]/1000/(60*60*24)" office:value-type="time" office:time-value="PT00H22M07.752S" calcext:value-type="time">
            <text:p>00:22:08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47.26" calcext:value-type="float">
            <text:p>47.26</text:p>
          </table:table-cell>
          <table:table-cell office:value-type="float" office:value="60.33" calcext:value-type="float">
            <text:p>60.33</text:p>
          </table:table-cell>
        </table:table-row>
        <table:table-row table:style-name="ro1">
          <table:table-cell office:value-type="float" office:value="1343752" calcext:value-type="float">
            <text:p>1343752</text:p>
          </table:table-cell>
          <table:table-cell table:formula="of:=[.A86]/1000/(60*60*24)" office:value-type="time" office:time-value="PT00H22M23.752S" calcext:value-type="time">
            <text:p>00:22:24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47.82" calcext:value-type="float">
            <text:p>47.82</text:p>
          </table:table-cell>
          <table:table-cell office:value-type="float" office:value="61.04" calcext:value-type="float">
            <text:p>61.04</text:p>
          </table:table-cell>
        </table:table-row>
        <table:table-row table:style-name="ro1">
          <table:table-cell office:value-type="float" office:value="1359752" calcext:value-type="float">
            <text:p>1359752</text:p>
          </table:table-cell>
          <table:table-cell table:formula="of:=[.A87]/1000/(60*60*24)" office:value-type="time" office:time-value="PT00H22M39.752S" calcext:value-type="time">
            <text:p>00:22:40</text:p>
          </table:table-cell>
          <table:table-cell office:value-type="float" office:value="1.25" calcext:value-type="float">
            <text:p>1.25</text:p>
          </table:table-cell>
          <table:table-cell office:value-type="float" office:value="126.1" calcext:value-type="float">
            <text:p>126.1</text:p>
          </table:table-cell>
          <table:table-cell office:value-type="float" office:value="157.95" calcext:value-type="float">
            <text:p>157.95</text:p>
          </table:table-cell>
          <table:table-cell office:value-type="float" office:value="48.38" calcext:value-type="float">
            <text:p>48.38</text:p>
          </table:table-cell>
          <table:table-cell office:value-type="float" office:value="61.74" calcext:value-type="float">
            <text:p>61.74</text:p>
          </table:table-cell>
        </table:table-row>
        <table:table-row table:style-name="ro1">
          <table:table-cell office:value-type="float" office:value="1375751" calcext:value-type="float">
            <text:p>1375751</text:p>
          </table:table-cell>
          <table:table-cell table:formula="of:=[.A88]/1000/(60*60*24)" office:value-type="time" office:time-value="PT00H22M55.751S" calcext:value-type="time">
            <text:p>00:22:56</text:p>
          </table:table-cell>
          <table:table-cell office:value-type="float" office:value="1.26" calcext:value-type="float">
            <text:p>1.26</text:p>
          </table:table-cell>
          <table:table-cell office:value-type="float" office:value="126" calcext:value-type="float">
            <text:p>126</text:p>
          </table:table-cell>
          <table:table-cell office:value-type="float" office:value="158.33" calcext:value-type="float">
            <text:p>158.33</text:p>
          </table:table-cell>
          <table:table-cell office:value-type="float" office:value="48.94" calcext:value-type="float">
            <text:p>48.94</text:p>
          </table:table-cell>
          <table:table-cell office:value-type="float" office:value="62.44" calcext:value-type="float">
            <text:p>62.44</text:p>
          </table:table-cell>
        </table:table-row>
        <table:table-row table:style-name="ro1">
          <table:table-cell office:value-type="float" office:value="1391752" calcext:value-type="float">
            <text:p>1391752</text:p>
          </table:table-cell>
          <table:table-cell table:formula="of:=[.A89]/1000/(60*60*24)" office:value-type="time" office:time-value="PT00H23M11.752S" calcext:value-type="time">
            <text:p>00:23:12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49.5" calcext:value-type="float">
            <text:p>49.5</text:p>
          </table:table-cell>
          <table:table-cell office:value-type="float" office:value="63.15" calcext:value-type="float">
            <text:p>63.15</text:p>
          </table:table-cell>
        </table:table-row>
        <table:table-row table:style-name="ro1">
          <table:table-cell office:value-type="float" office:value="1407752" calcext:value-type="float">
            <text:p>1407752</text:p>
          </table:table-cell>
          <table:table-cell table:formula="of:=[.A90]/1000/(60*60*24)" office:value-type="time" office:time-value="PT00H23M27.752S" calcext:value-type="time">
            <text:p>00:23:28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50.06" calcext:value-type="float">
            <text:p>50.06</text:p>
          </table:table-cell>
          <table:table-cell office:value-type="float" office:value="63.85" calcext:value-type="float">
            <text:p>63.85</text:p>
          </table:table-cell>
        </table:table-row>
        <table:table-row table:style-name="ro1">
          <table:table-cell office:value-type="float" office:value="1423752" calcext:value-type="float">
            <text:p>1423752</text:p>
          </table:table-cell>
          <table:table-cell table:formula="of:=[.A91]/1000/(60*60*24)" office:value-type="time" office:time-value="PT00H23M43.752S" calcext:value-type="time">
            <text:p>00:23:44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50.62" calcext:value-type="float">
            <text:p>50.62</text:p>
          </table:table-cell>
          <table:table-cell office:value-type="float" office:value="64.55" calcext:value-type="float">
            <text:p>64.55</text:p>
          </table:table-cell>
        </table:table-row>
        <table:table-row table:style-name="ro1">
          <table:table-cell office:value-type="float" office:value="1439752" calcext:value-type="float">
            <text:p>1439752</text:p>
          </table:table-cell>
          <table:table-cell table:formula="of:=[.A92]/1000/(60*60*24)" office:value-type="time" office:time-value="PT00H23M59.752S" calcext:value-type="time">
            <text:p>00:24:00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51.18" calcext:value-type="float">
            <text:p>51.18</text:p>
          </table:table-cell>
          <table:table-cell office:value-type="float" office:value="65.25" calcext:value-type="float">
            <text:p>65.25</text:p>
          </table:table-cell>
        </table:table-row>
        <table:table-row table:style-name="ro1">
          <table:table-cell office:value-type="float" office:value="1455752" calcext:value-type="float">
            <text:p>1455752</text:p>
          </table:table-cell>
          <table:table-cell table:formula="of:=[.A93]/1000/(60*60*24)" office:value-type="time" office:time-value="PT00H24M15.752S" calcext:value-type="time">
            <text:p>00:24:16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51.74" calcext:value-type="float">
            <text:p>51.74</text:p>
          </table:table-cell>
          <table:table-cell office:value-type="float" office:value="65.95" calcext:value-type="float">
            <text:p>65.95</text:p>
          </table:table-cell>
        </table:table-row>
        <table:table-row table:style-name="ro1">
          <table:table-cell office:value-type="float" office:value="1471752" calcext:value-type="float">
            <text:p>1471752</text:p>
          </table:table-cell>
          <table:table-cell table:formula="of:=[.A94]/1000/(60*60*24)" office:value-type="time" office:time-value="PT00H24M31.752S" calcext:value-type="time">
            <text:p>00:24:32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52.3" calcext:value-type="float">
            <text:p>52.3</text:p>
          </table:table-cell>
          <table:table-cell office:value-type="float" office:value="66.65" calcext:value-type="float">
            <text:p>66.65</text:p>
          </table:table-cell>
        </table:table-row>
        <table:table-row table:style-name="ro1">
          <table:table-cell office:value-type="float" office:value="1487751" calcext:value-type="float">
            <text:p>1487751</text:p>
          </table:table-cell>
          <table:table-cell table:formula="of:=[.A95]/1000/(60*60*24)" office:value-type="time" office:time-value="PT00H24M47.751S" calcext:value-type="time">
            <text:p>00:24:48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52.86" calcext:value-type="float">
            <text:p>52.86</text:p>
          </table:table-cell>
          <table:table-cell office:value-type="float" office:value="67.35" calcext:value-type="float">
            <text:p>67.35</text:p>
          </table:table-cell>
        </table:table-row>
        <table:table-row table:style-name="ro1">
          <table:table-cell office:value-type="float" office:value="1503752" calcext:value-type="float">
            <text:p>1503752</text:p>
          </table:table-cell>
          <table:table-cell table:formula="of:=[.A96]/1000/(60*60*24)" office:value-type="time" office:time-value="PT00H25M03.752S" calcext:value-type="time">
            <text:p>00:25:04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53.42" calcext:value-type="float">
            <text:p>53.42</text:p>
          </table:table-cell>
          <table:table-cell office:value-type="float" office:value="68.05" calcext:value-type="float">
            <text:p>68.05</text:p>
          </table:table-cell>
        </table:table-row>
        <table:table-row table:style-name="ro1">
          <table:table-cell office:value-type="float" office:value="1519752" calcext:value-type="float">
            <text:p>1519752</text:p>
          </table:table-cell>
          <table:table-cell table:formula="of:=[.A97]/1000/(60*60*24)" office:value-type="time" office:time-value="PT00H25M19.752S" calcext:value-type="time">
            <text:p>00:25:20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07" calcext:value-type="float">
            <text:p>157.07</text:p>
          </table:table-cell>
          <table:table-cell office:value-type="float" office:value="53.98" calcext:value-type="float">
            <text:p>53.98</text:p>
          </table:table-cell>
          <table:table-cell office:value-type="float" office:value="68.75" calcext:value-type="float">
            <text:p>68.75</text:p>
          </table:table-cell>
        </table:table-row>
        <table:table-row table:style-name="ro1">
          <table:table-cell office:value-type="float" office:value="1535752" calcext:value-type="float">
            <text:p>1535752</text:p>
          </table:table-cell>
          <table:table-cell table:formula="of:=[.A98]/1000/(60*60*24)" office:value-type="time" office:time-value="PT00H25M35.752S" calcext:value-type="time">
            <text:p>00:25:36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54.54" calcext:value-type="float">
            <text:p>54.54</text:p>
          </table:table-cell>
          <table:table-cell office:value-type="float" office:value="69.45" calcext:value-type="float">
            <text:p>69.45</text:p>
          </table:table-cell>
        </table:table-row>
        <table:table-row table:style-name="ro1">
          <table:table-cell office:value-type="float" office:value="1551752" calcext:value-type="float">
            <text:p>1551752</text:p>
          </table:table-cell>
          <table:table-cell table:formula="of:=[.A99]/1000/(60*60*24)" office:value-type="time" office:time-value="PT00H25M51.752S" calcext:value-type="time">
            <text:p>00:25:52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55.1" calcext:value-type="float">
            <text:p>55.1</text:p>
          </table:table-cell>
          <table:table-cell office:value-type="float" office:value="70.15" calcext:value-type="float">
            <text:p>70.15</text:p>
          </table:table-cell>
        </table:table-row>
        <table:table-row table:style-name="ro1">
          <table:table-cell office:value-type="float" office:value="1567751" calcext:value-type="float">
            <text:p>1567751</text:p>
          </table:table-cell>
          <table:table-cell table:formula="of:=[.A100]/1000/(60*60*24)" office:value-type="time" office:time-value="PT00H26M07.751S" calcext:value-type="time">
            <text:p>00:26:08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55.65" calcext:value-type="float">
            <text:p>55.65</text:p>
          </table:table-cell>
          <table:table-cell office:value-type="float" office:value="70.85" calcext:value-type="float">
            <text:p>70.85</text:p>
          </table:table-cell>
        </table:table-row>
        <table:table-row table:style-name="ro1">
          <table:table-cell office:value-type="float" office:value="1583752" calcext:value-type="float">
            <text:p>1583752</text:p>
          </table:table-cell>
          <table:table-cell table:formula="of:=[.A101]/1000/(60*60*24)" office:value-type="time" office:time-value="PT00H26M23.752S" calcext:value-type="time">
            <text:p>00:26:24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56.21" calcext:value-type="float">
            <text:p>56.21</text:p>
          </table:table-cell>
          <table:table-cell office:value-type="float" office:value="71.55" calcext:value-type="float">
            <text:p>71.55</text:p>
          </table:table-cell>
        </table:table-row>
        <table:table-row table:style-name="ro1">
          <table:table-cell office:value-type="float" office:value="1599752" calcext:value-type="float">
            <text:p>1599752</text:p>
          </table:table-cell>
          <table:table-cell table:formula="of:=[.A102]/1000/(60*60*24)" office:value-type="time" office:time-value="PT00H26M39.752S" calcext:value-type="time">
            <text:p>00:26:40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7.2" calcext:value-type="float">
            <text:p>157.2</text:p>
          </table:table-cell>
          <table:table-cell office:value-type="float" office:value="56.77" calcext:value-type="float">
            <text:p>56.77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1">
          <table:table-cell office:value-type="float" office:value="1615752" calcext:value-type="float">
            <text:p>1615752</text:p>
          </table:table-cell>
          <table:table-cell table:formula="of:=[.A103]/1000/(60*60*24)" office:value-type="time" office:time-value="PT00H26M55.752S" calcext:value-type="time">
            <text:p>00:26:56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57.33" calcext:value-type="float">
            <text:p>57.33</text:p>
          </table:table-cell>
          <table:table-cell office:value-type="float" office:value="72.95" calcext:value-type="float">
            <text:p>72.95</text:p>
          </table:table-cell>
        </table:table-row>
        <table:table-row table:style-name="ro1">
          <table:table-cell office:value-type="float" office:value="1631752" calcext:value-type="float">
            <text:p>1631752</text:p>
          </table:table-cell>
          <table:table-cell table:formula="of:=[.A104]/1000/(60*60*24)" office:value-type="time" office:time-value="PT00H27M11.752S" calcext:value-type="time">
            <text:p>00:27:12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57.89" calcext:value-type="float">
            <text:p>57.89</text:p>
          </table:table-cell>
          <table:table-cell office:value-type="float" office:value="73.64" calcext:value-type="float">
            <text:p>73.64</text:p>
          </table:table-cell>
        </table:table-row>
        <table:table-row table:style-name="ro1">
          <table:table-cell office:value-type="float" office:value="1647752" calcext:value-type="float">
            <text:p>1647752</text:p>
          </table:table-cell>
          <table:table-cell table:formula="of:=[.A105]/1000/(60*60*24)" office:value-type="time" office:time-value="PT00H27M27.752S" calcext:value-type="time">
            <text:p>00:27:28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58.44" calcext:value-type="float">
            <text:p>58.44</text:p>
          </table:table-cell>
          <table:table-cell office:value-type="float" office:value="74.34" calcext:value-type="float">
            <text:p>74.34</text:p>
          </table:table-cell>
        </table:table-row>
        <table:table-row table:style-name="ro1">
          <table:table-cell office:value-type="float" office:value="1663752" calcext:value-type="float">
            <text:p>1663752</text:p>
          </table:table-cell>
          <table:table-cell table:formula="of:=[.A106]/1000/(60*60*24)" office:value-type="time" office:time-value="PT00H27M43.752S" calcext:value-type="time">
            <text:p>00:27:44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59" calcext:value-type="float">
            <text:p>59</text:p>
          </table:table-cell>
          <table:table-cell office:value-type="float" office:value="75.04" calcext:value-type="float">
            <text:p>75.04</text:p>
          </table:table-cell>
        </table:table-row>
        <table:table-row table:style-name="ro1">
          <table:table-cell office:value-type="float" office:value="1679752" calcext:value-type="float">
            <text:p>1679752</text:p>
          </table:table-cell>
          <table:table-cell table:formula="of:=[.A107]/1000/(60*60*24)" office:value-type="time" office:time-value="PT00H27M59.752S" calcext:value-type="time">
            <text:p>00:28:00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59.56" calcext:value-type="float">
            <text:p>59.56</text:p>
          </table:table-cell>
          <table:table-cell office:value-type="float" office:value="75.73" calcext:value-type="float">
            <text:p>75.73</text:p>
          </table:table-cell>
        </table:table-row>
        <table:table-row table:style-name="ro1">
          <table:table-cell office:value-type="float" office:value="1695752" calcext:value-type="float">
            <text:p>1695752</text:p>
          </table:table-cell>
          <table:table-cell table:formula="of:=[.A108]/1000/(60*60*24)" office:value-type="time" office:time-value="PT00H28M15.752S" calcext:value-type="time">
            <text:p>00:28:16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60.12" calcext:value-type="float">
            <text:p>60.12</text:p>
          </table:table-cell>
          <table:table-cell office:value-type="float" office:value="76.43" calcext:value-type="float">
            <text:p>76.43</text:p>
          </table:table-cell>
        </table:table-row>
        <table:table-row table:style-name="ro1">
          <table:table-cell office:value-type="float" office:value="1711752" calcext:value-type="float">
            <text:p>1711752</text:p>
          </table:table-cell>
          <table:table-cell table:formula="of:=[.A109]/1000/(60*60*24)" office:value-type="time" office:time-value="PT00H28M31.752S" calcext:value-type="time">
            <text:p>00:28:32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60.67" calcext:value-type="float">
            <text:p>60.67</text:p>
          </table:table-cell>
          <table:table-cell office:value-type="float" office:value="77.12" calcext:value-type="float">
            <text:p>77.12</text:p>
          </table:table-cell>
        </table:table-row>
        <table:table-row table:style-name="ro1">
          <table:table-cell office:value-type="float" office:value="1727752" calcext:value-type="float">
            <text:p>1727752</text:p>
          </table:table-cell>
          <table:table-cell table:formula="of:=[.A110]/1000/(60*60*24)" office:value-type="time" office:time-value="PT00H28M47.752S" calcext:value-type="time">
            <text:p>00:28:48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61.23" calcext:value-type="float">
            <text:p>61.23</text:p>
          </table:table-cell>
          <table:table-cell office:value-type="float" office:value="77.82" calcext:value-type="float">
            <text:p>77.82</text:p>
          </table:table-cell>
        </table:table-row>
        <table:table-row table:style-name="ro1">
          <table:table-cell office:value-type="float" office:value="1743752" calcext:value-type="float">
            <text:p>1743752</text:p>
          </table:table-cell>
          <table:table-cell table:formula="of:=[.A111]/1000/(60*60*24)" office:value-type="time" office:time-value="PT00H29M03.752S" calcext:value-type="time">
            <text:p>00:29:04</text:p>
          </table:table-cell>
          <table:table-cell office:value-type="float" office:value="1.24" calcext:value-type="float">
            <text:p>1.24</text:p>
          </table:table-cell>
          <table:table-cell office:value-type="float" office:value="125.3" calcext:value-type="float">
            <text:p>125.3</text:p>
          </table:table-cell>
          <table:table-cell office:value-type="float" office:value="155.94" calcext:value-type="float">
            <text:p>155.94</text:p>
          </table:table-cell>
          <table:table-cell office:value-type="float" office:value="61.79" calcext:value-type="float">
            <text:p>61.79</text:p>
          </table:table-cell>
          <table:table-cell office:value-type="float" office:value="78.51" calcext:value-type="float">
            <text:p>78.51</text:p>
          </table:table-cell>
        </table:table-row>
        <table:table-row table:style-name="ro1">
          <table:table-cell office:value-type="float" office:value="1759752" calcext:value-type="float">
            <text:p>1759752</text:p>
          </table:table-cell>
          <table:table-cell table:formula="of:=[.A112]/1000/(60*60*24)" office:value-type="time" office:time-value="PT00H29M19.752S" calcext:value-type="time">
            <text:p>00:29:20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62.35" calcext:value-type="float">
            <text:p>62.35</text:p>
          </table:table-cell>
          <table:table-cell office:value-type="float" office:value="79.21" calcext:value-type="float">
            <text:p>79.21</text:p>
          </table:table-cell>
        </table:table-row>
        <table:table-row table:style-name="ro1">
          <table:table-cell office:value-type="float" office:value="1775752" calcext:value-type="float">
            <text:p>1775752</text:p>
          </table:table-cell>
          <table:table-cell table:formula="of:=[.A113]/1000/(60*60*24)" office:value-type="time" office:time-value="PT00H29M35.752S" calcext:value-type="time">
            <text:p>00:29:36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2" calcext:value-type="float">
            <text:p>156.32</text:p>
          </table:table-cell>
          <table:table-cell office:value-type="float" office:value="62.9" calcext:value-type="float">
            <text:p>62.9</text:p>
          </table:table-cell>
          <table:table-cell office:value-type="float" office:value="79.9" calcext:value-type="float">
            <text:p>79.9</text:p>
          </table:table-cell>
        </table:table-row>
        <table:table-row table:style-name="ro1">
          <table:table-cell office:value-type="float" office:value="1791752" calcext:value-type="float">
            <text:p>1791752</text:p>
          </table:table-cell>
          <table:table-cell table:formula="of:=[.A114]/1000/(60*60*24)" office:value-type="time" office:time-value="PT00H29M51.752S" calcext:value-type="time">
            <text:p>00:29:52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63.46" calcext:value-type="float">
            <text:p>63.46</text:p>
          </table:table-cell>
          <table:table-cell office:value-type="float" office:value="80.6" calcext:value-type="float">
            <text:p>80.6</text:p>
          </table:table-cell>
        </table:table-row>
        <table:table-row table:style-name="ro1">
          <table:table-cell office:value-type="float" office:value="1807752" calcext:value-type="float">
            <text:p>1807752</text:p>
          </table:table-cell>
          <table:table-cell table:formula="of:=[.A115]/1000/(60*60*24)" office:value-type="time" office:time-value="PT00H30M07.752S" calcext:value-type="time">
            <text:p>00:30:08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64.02" calcext:value-type="float">
            <text:p>64.02</text:p>
          </table:table-cell>
          <table:table-cell office:value-type="float" office:value="81.29" calcext:value-type="float">
            <text:p>81.29</text:p>
          </table:table-cell>
        </table:table-row>
        <table:table-row table:style-name="ro1">
          <table:table-cell office:value-type="float" office:value="1823752" calcext:value-type="float">
            <text:p>1823752</text:p>
          </table:table-cell>
          <table:table-cell table:formula="of:=[.A116]/1000/(60*60*24)" office:value-type="time" office:time-value="PT00H30M23.752S" calcext:value-type="time">
            <text:p>00:30:24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64.57" calcext:value-type="float">
            <text:p>64.57</text:p>
          </table:table-cell>
          <table:table-cell office:value-type="float" office:value="81.99" calcext:value-type="float">
            <text:p>81.99</text:p>
          </table:table-cell>
        </table:table-row>
        <table:table-row table:style-name="ro1">
          <table:table-cell office:value-type="float" office:value="1839752" calcext:value-type="float">
            <text:p>1839752</text:p>
          </table:table-cell>
          <table:table-cell table:formula="of:=[.A117]/1000/(60*60*24)" office:value-type="time" office:time-value="PT00H30M39.752S" calcext:value-type="time">
            <text:p>00:30:40</text:p>
          </table:table-cell>
          <table:table-cell office:value-type="float" office:value="1.25" calcext:value-type="float">
            <text:p>1.25</text:p>
          </table:table-cell>
          <table:table-cell office:value-type="float" office:value="125.1" calcext:value-type="float">
            <text:p>125.1</text:p>
          </table:table-cell>
          <table:table-cell office:value-type="float" office:value="156.19" calcext:value-type="float">
            <text:p>156.19</text:p>
          </table:table-cell>
          <table:table-cell office:value-type="float" office:value="65.13" calcext:value-type="float">
            <text:p>65.13</text:p>
          </table:table-cell>
          <table:table-cell office:value-type="float" office:value="82.68" calcext:value-type="float">
            <text:p>82.68</text:p>
          </table:table-cell>
        </table:table-row>
        <table:table-row table:style-name="ro1">
          <table:table-cell office:value-type="float" office:value="1855752" calcext:value-type="float">
            <text:p>1855752</text:p>
          </table:table-cell>
          <table:table-cell table:formula="of:=[.A118]/1000/(60*60*24)" office:value-type="time" office:time-value="PT00H30M55.752S" calcext:value-type="time">
            <text:p>00:30:56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65.68" calcext:value-type="float">
            <text:p>65.68</text:p>
          </table:table-cell>
          <table:table-cell office:value-type="float" office:value="83.37" calcext:value-type="float">
            <text:p>83.37</text:p>
          </table:table-cell>
        </table:table-row>
        <table:table-row table:style-name="ro1">
          <table:table-cell office:value-type="float" office:value="1871752" calcext:value-type="float">
            <text:p>1871752</text:p>
          </table:table-cell>
          <table:table-cell table:formula="of:=[.A119]/1000/(60*60*24)" office:value-type="time" office:time-value="PT00H31M11.752S" calcext:value-type="time">
            <text:p>00:31:12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66.24" calcext:value-type="float">
            <text:p>66.24</text:p>
          </table:table-cell>
          <table:table-cell office:value-type="float" office:value="84.06" calcext:value-type="float">
            <text:p>84.06</text:p>
          </table:table-cell>
        </table:table-row>
        <table:table-row table:style-name="ro1">
          <table:table-cell office:value-type="float" office:value="1887752" calcext:value-type="float">
            <text:p>1887752</text:p>
          </table:table-cell>
          <table:table-cell table:formula="of:=[.A120]/1000/(60*60*24)" office:value-type="time" office:time-value="PT00H31M27.752S" calcext:value-type="time">
            <text:p>00:31:28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66.8" calcext:value-type="float">
            <text:p>66.8</text:p>
          </table:table-cell>
          <table:table-cell office:value-type="float" office:value="84.76" calcext:value-type="float">
            <text:p>84.76</text:p>
          </table:table-cell>
        </table:table-row>
        <table:table-row table:style-name="ro1">
          <table:table-cell office:value-type="float" office:value="1903752" calcext:value-type="float">
            <text:p>1903752</text:p>
          </table:table-cell>
          <table:table-cell table:formula="of:=[.A121]/1000/(60*60*24)" office:value-type="time" office:time-value="PT00H31M43.752S" calcext:value-type="time">
            <text:p>00:31:44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67.35" calcext:value-type="float">
            <text:p>67.35</text:p>
          </table:table-cell>
          <table:table-cell office:value-type="float" office:value="85.45" calcext:value-type="float">
            <text:p>85.45</text:p>
          </table:table-cell>
        </table:table-row>
        <table:table-row table:style-name="ro1">
          <table:table-cell office:value-type="float" office:value="1919752" calcext:value-type="float">
            <text:p>1919752</text:p>
          </table:table-cell>
          <table:table-cell table:formula="of:=[.A122]/1000/(60*60*24)" office:value-type="time" office:time-value="PT00H31M59.752S" calcext:value-type="time">
            <text:p>00:32:00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67.91" calcext:value-type="float">
            <text:p>67.91</text:p>
          </table:table-cell>
          <table:table-cell office:value-type="float" office:value="86.14" calcext:value-type="float">
            <text:p>86.14</text:p>
          </table:table-cell>
        </table:table-row>
        <table:table-row table:style-name="ro1">
          <table:table-cell office:value-type="float" office:value="1935752" calcext:value-type="float">
            <text:p>1935752</text:p>
          </table:table-cell>
          <table:table-cell table:formula="of:=[.A123]/1000/(60*60*24)" office:value-type="time" office:time-value="PT00H32M15.752S" calcext:value-type="time">
            <text:p>00:32:16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68.46" calcext:value-type="float">
            <text:p>68.46</text:p>
          </table:table-cell>
          <table:table-cell office:value-type="float" office:value="86.83" calcext:value-type="float">
            <text:p>86.83</text:p>
          </table:table-cell>
        </table:table-row>
        <table:table-row table:style-name="ro1">
          <table:table-cell office:value-type="float" office:value="1951752" calcext:value-type="float">
            <text:p>1951752</text:p>
          </table:table-cell>
          <table:table-cell table:formula="of:=[.A124]/1000/(60*60*24)" office:value-type="time" office:time-value="PT00H32M31.752S" calcext:value-type="time">
            <text:p>00:32:32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69.02" calcext:value-type="float">
            <text:p>69.02</text:p>
          </table:table-cell>
          <table:table-cell office:value-type="float" office:value="87.52" calcext:value-type="float">
            <text:p>87.52</text:p>
          </table:table-cell>
        </table:table-row>
        <table:table-row table:style-name="ro1">
          <table:table-cell office:value-type="float" office:value="1967752" calcext:value-type="float">
            <text:p>1967752</text:p>
          </table:table-cell>
          <table:table-cell table:formula="of:=[.A125]/1000/(60*60*24)" office:value-type="time" office:time-value="PT00H32M47.752S" calcext:value-type="time">
            <text:p>00:32:48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69.57" calcext:value-type="float">
            <text:p>69.57</text:p>
          </table:table-cell>
          <table:table-cell office:value-type="float" office:value="88.21" calcext:value-type="float">
            <text:p>88.21</text:p>
          </table:table-cell>
        </table:table-row>
        <table:table-row table:style-name="ro1">
          <table:table-cell office:value-type="float" office:value="1983752" calcext:value-type="float">
            <text:p>1983752</text:p>
          </table:table-cell>
          <table:table-cell table:formula="of:=[.A126]/1000/(60*60*24)" office:value-type="time" office:time-value="PT00H33M03.752S" calcext:value-type="time">
            <text:p>00:33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70.13" calcext:value-type="float">
            <text:p>70.13</text:p>
          </table:table-cell>
          <table:table-cell office:value-type="float" office:value="88.9" calcext:value-type="float">
            <text:p>88.9</text:p>
          </table:table-cell>
        </table:table-row>
        <table:table-row table:style-name="ro1">
          <table:table-cell office:value-type="float" office:value="1999752" calcext:value-type="float">
            <text:p>1999752</text:p>
          </table:table-cell>
          <table:table-cell table:formula="of:=[.A127]/1000/(60*60*24)" office:value-type="time" office:time-value="PT00H33M19.752S" calcext:value-type="time">
            <text:p>00:33:20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70.68" calcext:value-type="float">
            <text:p>70.68</text:p>
          </table:table-cell>
          <table:table-cell office:value-type="float" office:value="89.59" calcext:value-type="float">
            <text:p>89.59</text:p>
          </table:table-cell>
        </table:table-row>
        <table:table-row table:style-name="ro1">
          <table:table-cell office:value-type="float" office:value="2015752" calcext:value-type="float">
            <text:p>2015752</text:p>
          </table:table-cell>
          <table:table-cell table:formula="of:=[.A128]/1000/(60*60*24)" office:value-type="time" office:time-value="PT00H33M35.752S" calcext:value-type="time">
            <text:p>00:33:36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71.24" calcext:value-type="float">
            <text:p>71.24</text:p>
          </table:table-cell>
          <table:table-cell office:value-type="float" office:value="90.28" calcext:value-type="float">
            <text:p>90.28</text:p>
          </table:table-cell>
        </table:table-row>
        <table:table-row table:style-name="ro1">
          <table:table-cell office:value-type="float" office:value="2031752" calcext:value-type="float">
            <text:p>2031752</text:p>
          </table:table-cell>
          <table:table-cell table:formula="of:=[.A129]/1000/(60*60*24)" office:value-type="time" office:time-value="PT00H33M51.752S" calcext:value-type="time">
            <text:p>00:33:52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71.79" calcext:value-type="float">
            <text:p>71.79</text:p>
          </table:table-cell>
          <table:table-cell office:value-type="float" office:value="90.97" calcext:value-type="float">
            <text:p>90.97</text:p>
          </table:table-cell>
        </table:table-row>
        <table:table-row table:style-name="ro1">
          <table:table-cell office:value-type="float" office:value="2047752" calcext:value-type="float">
            <text:p>2047752</text:p>
          </table:table-cell>
          <table:table-cell table:formula="of:=[.A130]/1000/(60*60*24)" office:value-type="time" office:time-value="PT00H34M07.752S" calcext:value-type="time">
            <text:p>00:34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72.35" calcext:value-type="float">
            <text:p>72.35</text:p>
          </table:table-cell>
          <table:table-cell office:value-type="float" office:value="91.66" calcext:value-type="float">
            <text:p>91.66</text:p>
          </table:table-cell>
        </table:table-row>
        <table:table-row table:style-name="ro1">
          <table:table-cell office:value-type="float" office:value="2063752" calcext:value-type="float">
            <text:p>2063752</text:p>
          </table:table-cell>
          <table:table-cell table:formula="of:=[.A131]/1000/(60*60*24)" office:value-type="time" office:time-value="PT00H34M23.752S" calcext:value-type="time">
            <text:p>00:34:24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72.9" calcext:value-type="float">
            <text:p>72.9</text:p>
          </table:table-cell>
          <table:table-cell office:value-type="float" office:value="92.35" calcext:value-type="float">
            <text:p>92.35</text:p>
          </table:table-cell>
        </table:table-row>
        <table:table-row table:style-name="ro1">
          <table:table-cell office:value-type="float" office:value="2079752" calcext:value-type="float">
            <text:p>2079752</text:p>
          </table:table-cell>
          <table:table-cell table:formula="of:=[.A132]/1000/(60*60*24)" office:value-type="time" office:time-value="PT00H34M39.752S" calcext:value-type="time">
            <text:p>00:34:40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73.46" calcext:value-type="float">
            <text:p>73.46</text:p>
          </table:table-cell>
          <table:table-cell office:value-type="float" office:value="93.04" calcext:value-type="float">
            <text:p>93.04</text:p>
          </table:table-cell>
        </table:table-row>
        <table:table-row table:style-name="ro1">
          <table:table-cell office:value-type="float" office:value="2095752" calcext:value-type="float">
            <text:p>2095752</text:p>
          </table:table-cell>
          <table:table-cell table:formula="of:=[.A133]/1000/(60*60*24)" office:value-type="time" office:time-value="PT00H34M55.752S" calcext:value-type="time">
            <text:p>00:34:56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74.01" calcext:value-type="float">
            <text:p>74.01</text:p>
          </table:table-cell>
          <table:table-cell office:value-type="float" office:value="93.73" calcext:value-type="float">
            <text:p>93.73</text:p>
          </table:table-cell>
        </table:table-row>
        <table:table-row table:style-name="ro1">
          <table:table-cell office:value-type="float" office:value="2111752" calcext:value-type="float">
            <text:p>2111752</text:p>
          </table:table-cell>
          <table:table-cell table:formula="of:=[.A134]/1000/(60*60*24)" office:value-type="time" office:time-value="PT00H35M11.752S" calcext:value-type="time">
            <text:p>00:35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74.57" calcext:value-type="float">
            <text:p>74.57</text:p>
          </table:table-cell>
          <table:table-cell office:value-type="float" office:value="94.41" calcext:value-type="float">
            <text:p>94.41</text:p>
          </table:table-cell>
        </table:table-row>
        <table:table-row table:style-name="ro1">
          <table:table-cell office:value-type="float" office:value="2127752" calcext:value-type="float">
            <text:p>2127752</text:p>
          </table:table-cell>
          <table:table-cell table:formula="of:=[.A135]/1000/(60*60*24)" office:value-type="time" office:time-value="PT00H35M27.752S" calcext:value-type="time">
            <text:p>00:35:28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75.12" calcext:value-type="float">
            <text:p>75.12</text:p>
          </table:table-cell>
          <table:table-cell office:value-type="float" office:value="95.1" calcext:value-type="float">
            <text:p>95.1</text:p>
          </table:table-cell>
        </table:table-row>
        <table:table-row table:style-name="ro1">
          <table:table-cell office:value-type="float" office:value="2143752" calcext:value-type="float">
            <text:p>2143752</text:p>
          </table:table-cell>
          <table:table-cell table:formula="of:=[.A136]/1000/(60*60*24)" office:value-type="time" office:time-value="PT00H35M43.752S" calcext:value-type="time">
            <text:p>00:35:44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75.68" calcext:value-type="float">
            <text:p>75.68</text:p>
          </table:table-cell>
          <table:table-cell office:value-type="float" office:value="95.79" calcext:value-type="float">
            <text:p>95.79</text:p>
          </table:table-cell>
        </table:table-row>
        <table:table-row table:style-name="ro1">
          <table:table-cell office:value-type="float" office:value="2159752" calcext:value-type="float">
            <text:p>2159752</text:p>
          </table:table-cell>
          <table:table-cell table:formula="of:=[.A137]/1000/(60*60*24)" office:value-type="time" office:time-value="PT00H35M59.752S" calcext:value-type="time">
            <text:p>00:36:00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76.23" calcext:value-type="float">
            <text:p>76.23</text:p>
          </table:table-cell>
          <table:table-cell office:value-type="float" office:value="96.48" calcext:value-type="float">
            <text:p>96.48</text:p>
          </table:table-cell>
        </table:table-row>
        <table:table-row table:style-name="ro1">
          <table:table-cell office:value-type="float" office:value="2175752" calcext:value-type="float">
            <text:p>2175752</text:p>
          </table:table-cell>
          <table:table-cell table:formula="of:=[.A138]/1000/(60*60*24)" office:value-type="time" office:time-value="PT00H36M15.752S" calcext:value-type="time">
            <text:p>00:36:16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76.78" calcext:value-type="float">
            <text:p>76.78</text:p>
          </table:table-cell>
          <table:table-cell office:value-type="float" office:value="97.16" calcext:value-type="float">
            <text:p>97.16</text:p>
          </table:table-cell>
        </table:table-row>
        <table:table-row table:style-name="ro1">
          <table:table-cell office:value-type="float" office:value="2191752" calcext:value-type="float">
            <text:p>2191752</text:p>
          </table:table-cell>
          <table:table-cell table:formula="of:=[.A139]/1000/(60*60*24)" office:value-type="time" office:time-value="PT00H36M31.752S" calcext:value-type="time">
            <text:p>00:36:32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77.34" calcext:value-type="float">
            <text:p>77.34</text:p>
          </table:table-cell>
          <table:table-cell office:value-type="float" office:value="97.85" calcext:value-type="float">
            <text:p>97.85</text:p>
          </table:table-cell>
        </table:table-row>
        <table:table-row table:style-name="ro1">
          <table:table-cell office:value-type="float" office:value="2207752" calcext:value-type="float">
            <text:p>2207752</text:p>
          </table:table-cell>
          <table:table-cell table:formula="of:=[.A140]/1000/(60*60*24)" office:value-type="time" office:time-value="PT00H36M47.752S" calcext:value-type="time">
            <text:p>00:36:48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77.89" calcext:value-type="float">
            <text:p>77.89</text:p>
          </table:table-cell>
          <table:table-cell office:value-type="float" office:value="98.54" calcext:value-type="float">
            <text:p>98.54</text:p>
          </table:table-cell>
        </table:table-row>
        <table:table-row table:style-name="ro1">
          <table:table-cell office:value-type="float" office:value="2223752" calcext:value-type="float">
            <text:p>2223752</text:p>
          </table:table-cell>
          <table:table-cell table:formula="of:=[.A141]/1000/(60*60*24)" office:value-type="time" office:time-value="PT00H37M03.752S" calcext:value-type="time">
            <text:p>00:37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78.44" calcext:value-type="float">
            <text:p>78.44</text:p>
          </table:table-cell>
          <table:table-cell office:value-type="float" office:value="99.22" calcext:value-type="float">
            <text:p>99.22</text:p>
          </table:table-cell>
        </table:table-row>
        <table:table-row table:style-name="ro1">
          <table:table-cell office:value-type="float" office:value="2239752" calcext:value-type="float">
            <text:p>2239752</text:p>
          </table:table-cell>
          <table:table-cell table:formula="of:=[.A142]/1000/(60*60*24)" office:value-type="time" office:time-value="PT00H37M19.752S" calcext:value-type="time">
            <text:p>00:37:20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79" calcext:value-type="float">
            <text:p>79</text:p>
          </table:table-cell>
          <table:table-cell office:value-type="float" office:value="99.91" calcext:value-type="float">
            <text:p>99.91</text:p>
          </table:table-cell>
        </table:table-row>
        <table:table-row table:style-name="ro1">
          <table:table-cell office:value-type="float" office:value="2255752" calcext:value-type="float">
            <text:p>2255752</text:p>
          </table:table-cell>
          <table:table-cell table:formula="of:=[.A143]/1000/(60*60*24)" office:value-type="time" office:time-value="PT00H37M35.752S" calcext:value-type="time">
            <text:p>00:37:36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79.55" calcext:value-type="float">
            <text:p>79.55</text:p>
          </table:table-cell>
          <table:table-cell office:value-type="float" office:value="100.59" calcext:value-type="float">
            <text:p>100.59</text:p>
          </table:table-cell>
        </table:table-row>
        <table:table-row table:style-name="ro1">
          <table:table-cell office:value-type="float" office:value="2271752" calcext:value-type="float">
            <text:p>2271752</text:p>
          </table:table-cell>
          <table:table-cell table:formula="of:=[.A144]/1000/(60*60*24)" office:value-type="time" office:time-value="PT00H37M51.752S" calcext:value-type="time">
            <text:p>00:37:52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80.1" calcext:value-type="float">
            <text:p>80.1</text:p>
          </table:table-cell>
          <table:table-cell office:value-type="float" office:value="101.28" calcext:value-type="float">
            <text:p>101.28</text:p>
          </table:table-cell>
        </table:table-row>
        <table:table-row table:style-name="ro1">
          <table:table-cell office:value-type="float" office:value="2287752" calcext:value-type="float">
            <text:p>2287752</text:p>
          </table:table-cell>
          <table:table-cell table:formula="of:=[.A145]/1000/(60*60*24)" office:value-type="time" office:time-value="PT00H38M07.752S" calcext:value-type="time">
            <text:p>00:38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80.66" calcext:value-type="float">
            <text:p>80.66</text:p>
          </table:table-cell>
          <table:table-cell office:value-type="float" office:value="101.96" calcext:value-type="float">
            <text:p>101.96</text:p>
          </table:table-cell>
        </table:table-row>
        <table:table-row table:style-name="ro1">
          <table:table-cell office:value-type="float" office:value="2303752" calcext:value-type="float">
            <text:p>2303752</text:p>
          </table:table-cell>
          <table:table-cell table:formula="of:=[.A146]/1000/(60*60*24)" office:value-type="time" office:time-value="PT00H38M23.752S" calcext:value-type="time">
            <text:p>00:38:24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81.21" calcext:value-type="float">
            <text:p>81.21</text:p>
          </table:table-cell>
          <table:table-cell office:value-type="float" office:value="102.65" calcext:value-type="float">
            <text:p>102.65</text:p>
          </table:table-cell>
        </table:table-row>
        <table:table-row table:style-name="ro1">
          <table:table-cell office:value-type="float" office:value="2319752" calcext:value-type="float">
            <text:p>2319752</text:p>
          </table:table-cell>
          <table:table-cell table:formula="of:=[.A147]/1000/(60*60*24)" office:value-type="time" office:time-value="PT00H38M39.752S" calcext:value-type="time">
            <text:p>00:38:40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81.76" calcext:value-type="float">
            <text:p>81.76</text:p>
          </table:table-cell>
          <table:table-cell office:value-type="float" office:value="103.33" calcext:value-type="float">
            <text:p>103.33</text:p>
          </table:table-cell>
        </table:table-row>
        <table:table-row table:style-name="ro1">
          <table:table-cell office:value-type="float" office:value="2335752" calcext:value-type="float">
            <text:p>2335752</text:p>
          </table:table-cell>
          <table:table-cell table:formula="of:=[.A148]/1000/(60*60*24)" office:value-type="time" office:time-value="PT00H38M55.752S" calcext:value-type="time">
            <text:p>00:38:56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82.32" calcext:value-type="float">
            <text:p>82.32</text:p>
          </table:table-cell>
          <table:table-cell office:value-type="float" office:value="104.02" calcext:value-type="float">
            <text:p>104.02</text:p>
          </table:table-cell>
        </table:table-row>
        <table:table-row table:style-name="ro1">
          <table:table-cell office:value-type="float" office:value="2351752" calcext:value-type="float">
            <text:p>2351752</text:p>
          </table:table-cell>
          <table:table-cell table:formula="of:=[.A149]/1000/(60*60*24)" office:value-type="time" office:time-value="PT00H39M11.752S" calcext:value-type="time">
            <text:p>00:39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82.87" calcext:value-type="float">
            <text:p>82.87</text:p>
          </table:table-cell>
          <table:table-cell office:value-type="float" office:value="104.7" calcext:value-type="float">
            <text:p>104.7</text:p>
          </table:table-cell>
        </table:table-row>
        <table:table-row table:style-name="ro1">
          <table:table-cell office:value-type="float" office:value="2367752" calcext:value-type="float">
            <text:p>2367752</text:p>
          </table:table-cell>
          <table:table-cell table:formula="of:=[.A150]/1000/(60*60*24)" office:value-type="time" office:time-value="PT00H39M27.752S" calcext:value-type="time">
            <text:p>00:39:28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83.42" calcext:value-type="float">
            <text:p>83.42</text:p>
          </table:table-cell>
          <table:table-cell office:value-type="float" office:value="105.39" calcext:value-type="float">
            <text:p>105.39</text:p>
          </table:table-cell>
        </table:table-row>
        <table:table-row table:style-name="ro1">
          <table:table-cell office:value-type="float" office:value="2383752" calcext:value-type="float">
            <text:p>2383752</text:p>
          </table:table-cell>
          <table:table-cell table:formula="of:=[.A151]/1000/(60*60*24)" office:value-type="time" office:time-value="PT00H39M43.752S" calcext:value-type="time">
            <text:p>00:39:44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83.97" calcext:value-type="float">
            <text:p>83.97</text:p>
          </table:table-cell>
          <table:table-cell office:value-type="float" office:value="106.07" calcext:value-type="float">
            <text:p>106.07</text:p>
          </table:table-cell>
        </table:table-row>
        <table:table-row table:style-name="ro1">
          <table:table-cell office:value-type="float" office:value="2399752" calcext:value-type="float">
            <text:p>2399752</text:p>
          </table:table-cell>
          <table:table-cell table:formula="of:=[.A152]/1000/(60*60*24)" office:value-type="time" office:time-value="PT00H39M59.752S" calcext:value-type="time">
            <text:p>00:40:00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84.53" calcext:value-type="float">
            <text:p>84.53</text:p>
          </table:table-cell>
          <table:table-cell office:value-type="float" office:value="106.75" calcext:value-type="float">
            <text:p>106.75</text:p>
          </table:table-cell>
        </table:table-row>
        <table:table-row table:style-name="ro1">
          <table:table-cell office:value-type="float" office:value="2415752" calcext:value-type="float">
            <text:p>2415752</text:p>
          </table:table-cell>
          <table:table-cell table:formula="of:=[.A153]/1000/(60*60*24)" office:value-type="time" office:time-value="PT00H40M15.752S" calcext:value-type="time">
            <text:p>00:40:16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85.08" calcext:value-type="float">
            <text:p>85.08</text:p>
          </table:table-cell>
          <table:table-cell office:value-type="float" office:value="107.44" calcext:value-type="float">
            <text:p>107.44</text:p>
          </table:table-cell>
        </table:table-row>
        <table:table-row table:style-name="ro1">
          <table:table-cell office:value-type="float" office:value="2431752" calcext:value-type="float">
            <text:p>2431752</text:p>
          </table:table-cell>
          <table:table-cell table:formula="of:=[.A154]/1000/(60*60*24)" office:value-type="time" office:time-value="PT00H40M31.752S" calcext:value-type="time">
            <text:p>00:40:32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85.63" calcext:value-type="float">
            <text:p>85.63</text:p>
          </table:table-cell>
          <table:table-cell office:value-type="float" office:value="108.12" calcext:value-type="float">
            <text:p>108.12</text:p>
          </table:table-cell>
        </table:table-row>
        <table:table-row table:style-name="ro1">
          <table:table-cell office:value-type="float" office:value="2447752" calcext:value-type="float">
            <text:p>2447752</text:p>
          </table:table-cell>
          <table:table-cell table:formula="of:=[.A155]/1000/(60*60*24)" office:value-type="time" office:time-value="PT00H40M47.752S" calcext:value-type="time">
            <text:p>00:40:48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86.18" calcext:value-type="float">
            <text:p>86.18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float" office:value="2463752" calcext:value-type="float">
            <text:p>2463752</text:p>
          </table:table-cell>
          <table:table-cell table:formula="of:=[.A156]/1000/(60*60*24)" office:value-type="time" office:time-value="PT00H41M03.752S" calcext:value-type="time">
            <text:p>00:41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86.74" calcext:value-type="float">
            <text:p>86.74</text:p>
          </table:table-cell>
          <table:table-cell office:value-type="float" office:value="109.49" calcext:value-type="float">
            <text:p>109.49</text:p>
          </table:table-cell>
        </table:table-row>
        <table:table-row table:style-name="ro1">
          <table:table-cell office:value-type="float" office:value="2479752" calcext:value-type="float">
            <text:p>2479752</text:p>
          </table:table-cell>
          <table:table-cell table:formula="of:=[.A157]/1000/(60*60*24)" office:value-type="time" office:time-value="PT00H41M19.752S" calcext:value-type="time">
            <text:p>00:41:20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87.29" calcext:value-type="float">
            <text:p>87.29</text:p>
          </table:table-cell>
          <table:table-cell office:value-type="float" office:value="110.17" calcext:value-type="float">
            <text:p>110.17</text:p>
          </table:table-cell>
        </table:table-row>
        <table:table-row table:style-name="ro1">
          <table:table-cell office:value-type="float" office:value="2495752" calcext:value-type="float">
            <text:p>2495752</text:p>
          </table:table-cell>
          <table:table-cell table:formula="of:=[.A158]/1000/(60*60*24)" office:value-type="time" office:time-value="PT00H41M35.752S" calcext:value-type="time">
            <text:p>00:41:36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87.84" calcext:value-type="float">
            <text:p>87.84</text:p>
          </table:table-cell>
          <table:table-cell office:value-type="float" office:value="110.85" calcext:value-type="float">
            <text:p>110.85</text:p>
          </table:table-cell>
        </table:table-row>
        <table:table-row table:style-name="ro1">
          <table:table-cell office:value-type="float" office:value="2511752" calcext:value-type="float">
            <text:p>2511752</text:p>
          </table:table-cell>
          <table:table-cell table:formula="of:=[.A159]/1000/(60*60*24)" office:value-type="time" office:time-value="PT00H41M51.752S" calcext:value-type="time">
            <text:p>00:41:52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88.39" calcext:value-type="float">
            <text:p>88.39</text:p>
          </table:table-cell>
          <table:table-cell office:value-type="float" office:value="111.53" calcext:value-type="float">
            <text:p>111.53</text:p>
          </table:table-cell>
        </table:table-row>
        <table:table-row table:style-name="ro1">
          <table:table-cell office:value-type="float" office:value="2527752" calcext:value-type="float">
            <text:p>2527752</text:p>
          </table:table-cell>
          <table:table-cell table:formula="of:=[.A160]/1000/(60*60*24)" office:value-type="time" office:time-value="PT00H42M07.752S" calcext:value-type="time">
            <text:p>00:42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88.94" calcext:value-type="float">
            <text:p>88.94</text:p>
          </table:table-cell>
          <table:table-cell office:value-type="float" office:value="112.21" calcext:value-type="float">
            <text:p>112.21</text:p>
          </table:table-cell>
        </table:table-row>
        <table:table-row table:style-name="ro1">
          <table:table-cell office:value-type="float" office:value="2543752" calcext:value-type="float">
            <text:p>2543752</text:p>
          </table:table-cell>
          <table:table-cell table:formula="of:=[.A161]/1000/(60*60*24)" office:value-type="time" office:time-value="PT00H42M23.752S" calcext:value-type="time">
            <text:p>00:42:24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89.5" calcext:value-type="float">
            <text:p>89.5</text:p>
          </table:table-cell>
          <table:table-cell office:value-type="float" office:value="112.9" calcext:value-type="float">
            <text:p>112.9</text:p>
          </table:table-cell>
        </table:table-row>
        <table:table-row table:style-name="ro1">
          <table:table-cell office:value-type="float" office:value="2559752" calcext:value-type="float">
            <text:p>2559752</text:p>
          </table:table-cell>
          <table:table-cell table:formula="of:=[.A162]/1000/(60*60*24)" office:value-type="time" office:time-value="PT00H42M39.752S" calcext:value-type="time">
            <text:p>00:42:40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90.05" calcext:value-type="float">
            <text:p>90.05</text:p>
          </table:table-cell>
          <table:table-cell office:value-type="float" office:value="113.58" calcext:value-type="float">
            <text:p>113.58</text:p>
          </table:table-cell>
        </table:table-row>
        <table:table-row table:style-name="ro1">
          <table:table-cell office:value-type="float" office:value="2575752" calcext:value-type="float">
            <text:p>2575752</text:p>
          </table:table-cell>
          <table:table-cell table:formula="of:=[.A163]/1000/(60*60*24)" office:value-type="time" office:time-value="PT00H42M55.752S" calcext:value-type="time">
            <text:p>00:42:56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90.6" calcext:value-type="float">
            <text:p>90.6</text:p>
          </table:table-cell>
          <table:table-cell office:value-type="float" office:value="114.26" calcext:value-type="float">
            <text:p>114.26</text:p>
          </table:table-cell>
        </table:table-row>
        <table:table-row table:style-name="ro1">
          <table:table-cell office:value-type="float" office:value="2591752" calcext:value-type="float">
            <text:p>2591752</text:p>
          </table:table-cell>
          <table:table-cell table:formula="of:=[.A164]/1000/(60*60*24)" office:value-type="time" office:time-value="PT00H43M11.752S" calcext:value-type="time">
            <text:p>00:43:12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91.15" calcext:value-type="float">
            <text:p>91.15</text:p>
          </table:table-cell>
          <table:table-cell office:value-type="float" office:value="114.94" calcext:value-type="float">
            <text:p>114.94</text:p>
          </table:table-cell>
        </table:table-row>
        <table:table-row table:style-name="ro1">
          <table:table-cell office:value-type="float" office:value="2607752" calcext:value-type="float">
            <text:p>2607752</text:p>
          </table:table-cell>
          <table:table-cell table:formula="of:=[.A165]/1000/(60*60*24)" office:value-type="time" office:time-value="PT00H43M27.752S" calcext:value-type="time">
            <text:p>00:43:28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91.7" calcext:value-type="float">
            <text:p>91.7</text:p>
          </table:table-cell>
          <table:table-cell office:value-type="float" office:value="115.62" calcext:value-type="float">
            <text:p>115.62</text:p>
          </table:table-cell>
        </table:table-row>
        <table:table-row table:style-name="ro1">
          <table:table-cell office:value-type="float" office:value="2623752" calcext:value-type="float">
            <text:p>2623752</text:p>
          </table:table-cell>
          <table:table-cell table:formula="of:=[.A166]/1000/(60*60*24)" office:value-type="time" office:time-value="PT00H43M43.752S" calcext:value-type="time">
            <text:p>00:43:44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92.25" calcext:value-type="float">
            <text:p>92.25</text:p>
          </table:table-cell>
          <table:table-cell office:value-type="float" office:value="116.3" calcext:value-type="float">
            <text:p>116.3</text:p>
          </table:table-cell>
        </table:table-row>
        <table:table-row table:style-name="ro1">
          <table:table-cell office:value-type="float" office:value="2639752" calcext:value-type="float">
            <text:p>2639752</text:p>
          </table:table-cell>
          <table:table-cell table:formula="of:=[.A167]/1000/(60*60*24)" office:value-type="time" office:time-value="PT00H43M59.752S" calcext:value-type="time">
            <text:p>00:44:00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92.8" calcext:value-type="float">
            <text:p>92.8</text:p>
          </table:table-cell>
          <table:table-cell office:value-type="float" office:value="116.98" calcext:value-type="float">
            <text:p>116.98</text:p>
          </table:table-cell>
        </table:table-row>
        <table:table-row table:style-name="ro1">
          <table:table-cell office:value-type="float" office:value="2655752" calcext:value-type="float">
            <text:p>2655752</text:p>
          </table:table-cell>
          <table:table-cell table:formula="of:=[.A168]/1000/(60*60*24)" office:value-type="time" office:time-value="PT00H44M15.752S" calcext:value-type="time">
            <text:p>00:44:16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93.36" calcext:value-type="float">
            <text:p>93.36</text:p>
          </table:table-cell>
          <table:table-cell office:value-type="float" office:value="117.66" calcext:value-type="float">
            <text:p>117.66</text:p>
          </table:table-cell>
        </table:table-row>
        <table:table-row table:style-name="ro1">
          <table:table-cell office:value-type="float" office:value="2671752" calcext:value-type="float">
            <text:p>2671752</text:p>
          </table:table-cell>
          <table:table-cell table:formula="of:=[.A169]/1000/(60*60*24)" office:value-type="time" office:time-value="PT00H44M31.752S" calcext:value-type="time">
            <text:p>00:44:32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93.91" calcext:value-type="float">
            <text:p>93.91</text:p>
          </table:table-cell>
          <table:table-cell office:value-type="float" office:value="118.34" calcext:value-type="float">
            <text:p>118.34</text:p>
          </table:table-cell>
        </table:table-row>
        <table:table-row table:style-name="ro1">
          <table:table-cell office:value-type="float" office:value="2687752" calcext:value-type="float">
            <text:p>2687752</text:p>
          </table:table-cell>
          <table:table-cell table:formula="of:=[.A170]/1000/(60*60*24)" office:value-type="time" office:time-value="PT00H44M47.752S" calcext:value-type="time">
            <text:p>00:44:48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94.46" calcext:value-type="float">
            <text:p>94.46</text:p>
          </table:table-cell>
          <table:table-cell office:value-type="float" office:value="119.02" calcext:value-type="float">
            <text:p>119.02</text:p>
          </table:table-cell>
        </table:table-row>
        <table:table-row table:style-name="ro1">
          <table:table-cell office:value-type="float" office:value="2703752" calcext:value-type="float">
            <text:p>2703752</text:p>
          </table:table-cell>
          <table:table-cell table:formula="of:=[.A171]/1000/(60*60*24)" office:value-type="time" office:time-value="PT00H45M03.752S" calcext:value-type="time">
            <text:p>00:45:04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95.01" calcext:value-type="float">
            <text:p>95.01</text:p>
          </table:table-cell>
          <table:table-cell office:value-type="float" office:value="119.7" calcext:value-type="float">
            <text:p>119.7</text:p>
          </table:table-cell>
        </table:table-row>
        <table:table-row table:style-name="ro1">
          <table:table-cell office:value-type="float" office:value="2719752" calcext:value-type="float">
            <text:p>2719752</text:p>
          </table:table-cell>
          <table:table-cell table:formula="of:=[.A172]/1000/(60*60*24)" office:value-type="time" office:time-value="PT00H45M19.752S" calcext:value-type="time">
            <text:p>00:45:20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95.56" calcext:value-type="float">
            <text:p>95.56</text:p>
          </table:table-cell>
          <table:table-cell office:value-type="float" office:value="120.38" calcext:value-type="float">
            <text:p>120.38</text:p>
          </table:table-cell>
        </table:table-row>
        <table:table-row table:style-name="ro1">
          <table:table-cell office:value-type="float" office:value="2735752" calcext:value-type="float">
            <text:p>2735752</text:p>
          </table:table-cell>
          <table:table-cell table:formula="of:=[.A173]/1000/(60*60*24)" office:value-type="time" office:time-value="PT00H45M35.752S" calcext:value-type="time">
            <text:p>00:45:36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96.11" calcext:value-type="float">
            <text:p>96.11</text:p>
          </table:table-cell>
          <table:table-cell office:value-type="float" office:value="121.06" calcext:value-type="float">
            <text:p>121.06</text:p>
          </table:table-cell>
        </table:table-row>
        <table:table-row table:style-name="ro1">
          <table:table-cell office:value-type="float" office:value="2751752" calcext:value-type="float">
            <text:p>2751752</text:p>
          </table:table-cell>
          <table:table-cell table:formula="of:=[.A174]/1000/(60*60*24)" office:value-type="time" office:time-value="PT00H45M51.752S" calcext:value-type="time">
            <text:p>00:45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96.66" calcext:value-type="float">
            <text:p>96.66</text:p>
          </table:table-cell>
          <table:table-cell office:value-type="float" office:value="121.74" calcext:value-type="float">
            <text:p>121.74</text:p>
          </table:table-cell>
        </table:table-row>
        <table:table-row table:style-name="ro1">
          <table:table-cell office:value-type="float" office:value="2767752" calcext:value-type="float">
            <text:p>2767752</text:p>
          </table:table-cell>
          <table:table-cell table:formula="of:=[.A175]/1000/(60*60*24)" office:value-type="time" office:time-value="PT00H46M07.752S" calcext:value-type="time">
            <text:p>00:46:08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97.21" calcext:value-type="float">
            <text:p>97.21</text:p>
          </table:table-cell>
          <table:table-cell office:value-type="float" office:value="122.41" calcext:value-type="float">
            <text:p>122.41</text:p>
          </table:table-cell>
        </table:table-row>
        <table:table-row table:style-name="ro1">
          <table:table-cell office:value-type="float" office:value="2783751" calcext:value-type="float">
            <text:p>2783751</text:p>
          </table:table-cell>
          <table:table-cell table:formula="of:=[.A176]/1000/(60*60*24)" office:value-type="time" office:time-value="PT00H46M23.751S" calcext:value-type="time">
            <text:p>00:46:24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97.76" calcext:value-type="float">
            <text:p>97.76</text:p>
          </table:table-cell>
          <table:table-cell office:value-type="float" office:value="123.09" calcext:value-type="float">
            <text:p>123.09</text:p>
          </table:table-cell>
        </table:table-row>
        <table:table-row table:style-name="ro1">
          <table:table-cell office:value-type="float" office:value="2799752" calcext:value-type="float">
            <text:p>2799752</text:p>
          </table:table-cell>
          <table:table-cell table:formula="of:=[.A177]/1000/(60*60*24)" office:value-type="time" office:time-value="PT00H46M39.752S" calcext:value-type="time">
            <text:p>00:46:40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98.31" calcext:value-type="float">
            <text:p>98.31</text:p>
          </table:table-cell>
          <table:table-cell office:value-type="float" office:value="123.77" calcext:value-type="float">
            <text:p>123.77</text:p>
          </table:table-cell>
        </table:table-row>
        <table:table-row table:style-name="ro1">
          <table:table-cell office:value-type="float" office:value="2815752" calcext:value-type="float">
            <text:p>2815752</text:p>
          </table:table-cell>
          <table:table-cell table:formula="of:=[.A178]/1000/(60*60*24)" office:value-type="time" office:time-value="PT00H46M55.752S" calcext:value-type="time">
            <text:p>00:46:56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98.86" calcext:value-type="float">
            <text:p>98.86</text:p>
          </table:table-cell>
          <table:table-cell office:value-type="float" office:value="124.45" calcext:value-type="float">
            <text:p>124.45</text:p>
          </table:table-cell>
        </table:table-row>
        <table:table-row table:style-name="ro1">
          <table:table-cell office:value-type="float" office:value="2831752" calcext:value-type="float">
            <text:p>2831752</text:p>
          </table:table-cell>
          <table:table-cell table:formula="of:=[.A179]/1000/(60*60*24)" office:value-type="time" office:time-value="PT00H47M11.752S" calcext:value-type="time">
            <text:p>00:47:12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99.41" calcext:value-type="float">
            <text:p>99.41</text:p>
          </table:table-cell>
          <table:table-cell office:value-type="float" office:value="125.13" calcext:value-type="float">
            <text:p>125.13</text:p>
          </table:table-cell>
        </table:table-row>
        <table:table-row table:style-name="ro1">
          <table:table-cell office:value-type="float" office:value="2847752" calcext:value-type="float">
            <text:p>2847752</text:p>
          </table:table-cell>
          <table:table-cell table:formula="of:=[.A180]/1000/(60*60*24)" office:value-type="time" office:time-value="PT00H47M27.752S" calcext:value-type="time">
            <text:p>00:47:28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99.96" calcext:value-type="float">
            <text:p>99.96</text:p>
          </table:table-cell>
          <table:table-cell office:value-type="float" office:value="125.8" calcext:value-type="float">
            <text:p>125.8</text:p>
          </table:table-cell>
        </table:table-row>
        <table:table-row table:style-name="ro1">
          <table:table-cell office:value-type="float" office:value="2863752" calcext:value-type="float">
            <text:p>2863752</text:p>
          </table:table-cell>
          <table:table-cell table:formula="of:=[.A181]/1000/(60*60*24)" office:value-type="time" office:time-value="PT00H47M43.752S" calcext:value-type="time">
            <text:p>00:47:44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100.51" calcext:value-type="float">
            <text:p>100.51</text:p>
          </table:table-cell>
          <table:table-cell office:value-type="float" office:value="126.48" calcext:value-type="float">
            <text:p>126.48</text:p>
          </table:table-cell>
        </table:table-row>
        <table:table-row table:style-name="ro1">
          <table:table-cell office:value-type="float" office:value="2879752" calcext:value-type="float">
            <text:p>2879752</text:p>
          </table:table-cell>
          <table:table-cell table:formula="of:=[.A182]/1000/(60*60*24)" office:value-type="time" office:time-value="PT00H47M59.752S" calcext:value-type="time">
            <text:p>00:48:00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101.06" calcext:value-type="float">
            <text:p>101.06</text:p>
          </table:table-cell>
          <table:table-cell office:value-type="float" office:value="127.16" calcext:value-type="float">
            <text:p>127.16</text:p>
          </table:table-cell>
        </table:table-row>
        <table:table-row table:style-name="ro1">
          <table:table-cell office:value-type="float" office:value="2895752" calcext:value-type="float">
            <text:p>2895752</text:p>
          </table:table-cell>
          <table:table-cell table:formula="of:=[.A183]/1000/(60*60*24)" office:value-type="time" office:time-value="PT00H48M15.752S" calcext:value-type="time">
            <text:p>00:48:16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101.61" calcext:value-type="float">
            <text:p>101.61</text:p>
          </table:table-cell>
          <table:table-cell office:value-type="float" office:value="127.84" calcext:value-type="float">
            <text:p>127.84</text:p>
          </table:table-cell>
        </table:table-row>
        <table:table-row table:style-name="ro1">
          <table:table-cell office:value-type="float" office:value="2911752" calcext:value-type="float">
            <text:p>2911752</text:p>
          </table:table-cell>
          <table:table-cell table:formula="of:=[.A184]/1000/(60*60*24)" office:value-type="time" office:time-value="PT00H48M31.752S" calcext:value-type="time">
            <text:p>00:48:32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102.16" calcext:value-type="float">
            <text:p>102.16</text:p>
          </table:table-cell>
          <table:table-cell office:value-type="float" office:value="128.51" calcext:value-type="float">
            <text:p>128.51</text:p>
          </table:table-cell>
        </table:table-row>
        <table:table-row table:style-name="ro1">
          <table:table-cell office:value-type="float" office:value="2927752" calcext:value-type="float">
            <text:p>2927752</text:p>
          </table:table-cell>
          <table:table-cell table:formula="of:=[.A185]/1000/(60*60*24)" office:value-type="time" office:time-value="PT00H48M47.752S" calcext:value-type="time">
            <text:p>00:48:48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102.71" calcext:value-type="float">
            <text:p>102.71</text:p>
          </table:table-cell>
          <table:table-cell office:value-type="float" office:value="129.19" calcext:value-type="float">
            <text:p>129.19</text:p>
          </table:table-cell>
        </table:table-row>
        <table:table-row table:style-name="ro1">
          <table:table-cell office:value-type="float" office:value="2943752" calcext:value-type="float">
            <text:p>2943752</text:p>
          </table:table-cell>
          <table:table-cell table:formula="of:=[.A186]/1000/(60*60*24)" office:value-type="time" office:time-value="PT00H49M03.752S" calcext:value-type="time">
            <text:p>00:49:04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103.26" calcext:value-type="float">
            <text:p>103.26</text:p>
          </table:table-cell>
          <table:table-cell office:value-type="float" office:value="129.87" calcext:value-type="float">
            <text:p>129.87</text:p>
          </table:table-cell>
        </table:table-row>
        <table:table-row table:style-name="ro1">
          <table:table-cell office:value-type="float" office:value="2959752" calcext:value-type="float">
            <text:p>2959752</text:p>
          </table:table-cell>
          <table:table-cell table:formula="of:=[.A187]/1000/(60*60*24)" office:value-type="time" office:time-value="PT00H49M19.752S" calcext:value-type="time">
            <text:p>00:49:20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103.81" calcext:value-type="float">
            <text:p>103.81</text:p>
          </table:table-cell>
          <table:table-cell office:value-type="float" office:value="130.54" calcext:value-type="float">
            <text:p>130.54</text:p>
          </table:table-cell>
        </table:table-row>
        <table:table-row table:style-name="ro1">
          <table:table-cell office:value-type="float" office:value="2975752" calcext:value-type="float">
            <text:p>2975752</text:p>
          </table:table-cell>
          <table:table-cell table:formula="of:=[.A188]/1000/(60*60*24)" office:value-type="time" office:time-value="PT00H49M35.752S" calcext:value-type="time">
            <text:p>00:49:36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104.36" calcext:value-type="float">
            <text:p>104.36</text:p>
          </table:table-cell>
          <table:table-cell office:value-type="float" office:value="131.22" calcext:value-type="float">
            <text:p>131.22</text:p>
          </table:table-cell>
        </table:table-row>
        <table:table-row table:style-name="ro1">
          <table:table-cell office:value-type="float" office:value="2991752" calcext:value-type="float">
            <text:p>2991752</text:p>
          </table:table-cell>
          <table:table-cell table:formula="of:=[.A189]/1000/(60*60*24)" office:value-type="time" office:time-value="PT00H49M51.752S" calcext:value-type="time">
            <text:p>00:49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104.91" calcext:value-type="float">
            <text:p>104.91</text:p>
          </table:table-cell>
          <table:table-cell office:value-type="float" office:value="131.9" calcext:value-type="float">
            <text:p>131.9</text:p>
          </table:table-cell>
        </table:table-row>
        <table:table-row table:style-name="ro1">
          <table:table-cell office:value-type="float" office:value="3007752" calcext:value-type="float">
            <text:p>3007752</text:p>
          </table:table-cell>
          <table:table-cell table:formula="of:=[.A190]/1000/(60*60*24)" office:value-type="time" office:time-value="PT00H50M07.752S" calcext:value-type="time">
            <text:p>00:50:08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105.46" calcext:value-type="float">
            <text:p>105.46</text:p>
          </table:table-cell>
          <table:table-cell office:value-type="float" office:value="132.57" calcext:value-type="float">
            <text:p>132.57</text:p>
          </table:table-cell>
        </table:table-row>
        <table:table-row table:style-name="ro1">
          <table:table-cell office:value-type="float" office:value="3023752" calcext:value-type="float">
            <text:p>3023752</text:p>
          </table:table-cell>
          <table:table-cell table:formula="of:=[.A191]/1000/(60*60*24)" office:value-type="time" office:time-value="PT00H50M23.752S" calcext:value-type="time">
            <text:p>00:50:24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106.01" calcext:value-type="float">
            <text:p>106.01</text:p>
          </table:table-cell>
          <table:table-cell office:value-type="float" office:value="133.25" calcext:value-type="float">
            <text:p>133.25</text:p>
          </table:table-cell>
        </table:table-row>
        <table:table-row table:style-name="ro1">
          <table:table-cell office:value-type="float" office:value="3039752" calcext:value-type="float">
            <text:p>3039752</text:p>
          </table:table-cell>
          <table:table-cell table:formula="of:=[.A192]/1000/(60*60*24)" office:value-type="time" office:time-value="PT00H50M39.752S" calcext:value-type="time">
            <text:p>00:50:40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106.56" calcext:value-type="float">
            <text:p>106.56</text:p>
          </table:table-cell>
          <table:table-cell office:value-type="float" office:value="133.92" calcext:value-type="float">
            <text:p>133.92</text:p>
          </table:table-cell>
        </table:table-row>
        <table:table-row table:style-name="ro1">
          <table:table-cell office:value-type="float" office:value="3055752" calcext:value-type="float">
            <text:p>3055752</text:p>
          </table:table-cell>
          <table:table-cell table:formula="of:=[.A193]/1000/(60*60*24)" office:value-type="time" office:time-value="PT00H50M55.752S" calcext:value-type="time">
            <text:p>00:50:56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107.11" calcext:value-type="float">
            <text:p>107.11</text:p>
          </table:table-cell>
          <table:table-cell office:value-type="float" office:value="134.6" calcext:value-type="float">
            <text:p>134.6</text:p>
          </table:table-cell>
        </table:table-row>
        <table:table-row table:style-name="ro1">
          <table:table-cell office:value-type="float" office:value="3071752" calcext:value-type="float">
            <text:p>3071752</text:p>
          </table:table-cell>
          <table:table-cell table:formula="of:=[.A194]/1000/(60*60*24)" office:value-type="time" office:time-value="PT00H51M11.752S" calcext:value-type="time">
            <text:p>00:51:12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07.66" calcext:value-type="float">
            <text:p>107.66</text:p>
          </table:table-cell>
          <table:table-cell office:value-type="float" office:value="135.27" calcext:value-type="float">
            <text:p>135.27</text:p>
          </table:table-cell>
        </table:table-row>
        <table:table-row table:style-name="ro1">
          <table:table-cell office:value-type="float" office:value="3087752" calcext:value-type="float">
            <text:p>3087752</text:p>
          </table:table-cell>
          <table:table-cell table:formula="of:=[.A195]/1000/(60*60*24)" office:value-type="time" office:time-value="PT00H51M27.752S" calcext:value-type="time">
            <text:p>00:51:28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2" calcext:value-type="float">
            <text:p>151.82</text:p>
          </table:table-cell>
          <table:table-cell office:value-type="float" office:value="108.21" calcext:value-type="float">
            <text:p>108.21</text:p>
          </table:table-cell>
          <table:table-cell office:value-type="float" office:value="135.95" calcext:value-type="float">
            <text:p>135.95</text:p>
          </table:table-cell>
        </table:table-row>
        <table:table-row table:style-name="ro1">
          <table:table-cell office:value-type="float" office:value="3103752" calcext:value-type="float">
            <text:p>3103752</text:p>
          </table:table-cell>
          <table:table-cell table:formula="of:=[.A196]/1000/(60*60*24)" office:value-type="time" office:time-value="PT00H51M43.752S" calcext:value-type="time">
            <text:p>00:51:44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2" calcext:value-type="float">
            <text:p>151.82</text:p>
          </table:table-cell>
          <table:table-cell office:value-type="float" office:value="108.76" calcext:value-type="float">
            <text:p>108.76</text:p>
          </table:table-cell>
          <table:table-cell office:value-type="float" office:value="136.62" calcext:value-type="float">
            <text:p>136.62</text:p>
          </table:table-cell>
        </table:table-row>
        <table:table-row table:style-name="ro1">
          <table:table-cell office:value-type="float" office:value="3119752" calcext:value-type="float">
            <text:p>3119752</text:p>
          </table:table-cell>
          <table:table-cell table:formula="of:=[.A197]/1000/(60*60*24)" office:value-type="time" office:time-value="PT00H51M59.752S" calcext:value-type="time">
            <text:p>00:52:00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09.31" calcext:value-type="float">
            <text:p>109.31</text:p>
          </table:table-cell>
          <table:table-cell office:value-type="float" office:value="137.3" calcext:value-type="float">
            <text:p>137.3</text:p>
          </table:table-cell>
        </table:table-row>
        <table:table-row table:style-name="ro1">
          <table:table-cell office:value-type="float" office:value="3135752" calcext:value-type="float">
            <text:p>3135752</text:p>
          </table:table-cell>
          <table:table-cell table:formula="of:=[.A198]/1000/(60*60*24)" office:value-type="time" office:time-value="PT00H52M15.752S" calcext:value-type="time">
            <text:p>00:52:16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09.85" calcext:value-type="float">
            <text:p>109.85</text:p>
          </table:table-cell>
          <table:table-cell office:value-type="float" office:value="137.97" calcext:value-type="float">
            <text:p>137.97</text:p>
          </table:table-cell>
        </table:table-row>
        <table:table-row table:style-name="ro1">
          <table:table-cell office:value-type="float" office:value="3151752" calcext:value-type="float">
            <text:p>3151752</text:p>
          </table:table-cell>
          <table:table-cell table:formula="of:=[.A199]/1000/(60*60*24)" office:value-type="time" office:time-value="PT00H52M31.752S" calcext:value-type="time">
            <text:p>00:52:32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10.4" calcext:value-type="float">
            <text:p>110.4</text:p>
          </table:table-cell>
          <table:table-cell office:value-type="float" office:value="138.65" calcext:value-type="float">
            <text:p>138.65</text:p>
          </table:table-cell>
        </table:table-row>
        <table:table-row table:style-name="ro1">
          <table:table-cell office:value-type="float" office:value="3167752" calcext:value-type="float">
            <text:p>3167752</text:p>
          </table:table-cell>
          <table:table-cell table:formula="of:=[.A200]/1000/(60*60*24)" office:value-type="time" office:time-value="PT00H52M47.752S" calcext:value-type="time">
            <text:p>00:52:48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10.95" calcext:value-type="float">
            <text:p>110.95</text:p>
          </table:table-cell>
          <table:table-cell office:value-type="float" office:value="139.32" calcext:value-type="float">
            <text:p>139.32</text:p>
          </table:table-cell>
        </table:table-row>
        <table:table-row table:style-name="ro1">
          <table:table-cell office:value-type="float" office:value="3183752" calcext:value-type="float">
            <text:p>3183752</text:p>
          </table:table-cell>
          <table:table-cell table:formula="of:=[.A201]/1000/(60*60*24)" office:value-type="time" office:time-value="PT00H53M03.752S" calcext:value-type="time">
            <text:p>00:53:04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11.5" calcext:value-type="float">
            <text:p>111.5</text:p>
          </table:table-cell>
          <table:table-cell office:value-type="float" office:value="139.99" calcext:value-type="float">
            <text:p>139.99</text:p>
          </table:table-cell>
        </table:table-row>
        <table:table-row table:style-name="ro1">
          <table:table-cell office:value-type="float" office:value="3199752" calcext:value-type="float">
            <text:p>3199752</text:p>
          </table:table-cell>
          <table:table-cell table:formula="of:=[.A202]/1000/(60*60*24)" office:value-type="time" office:time-value="PT00H53M19.752S" calcext:value-type="time">
            <text:p>00:53:20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12.05" calcext:value-type="float">
            <text:p>112.05</text:p>
          </table:table-cell>
          <table:table-cell office:value-type="float" office:value="140.67" calcext:value-type="float">
            <text:p>140.67</text:p>
          </table:table-cell>
        </table:table-row>
        <table:table-row table:style-name="ro1">
          <table:table-cell office:value-type="float" office:value="3215752" calcext:value-type="float">
            <text:p>3215752</text:p>
          </table:table-cell>
          <table:table-cell table:formula="of:=[.A203]/1000/(60*60*24)" office:value-type="time" office:time-value="PT00H53M35.752S" calcext:value-type="time">
            <text:p>00:53:36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12.6" calcext:value-type="float">
            <text:p>112.6</text:p>
          </table:table-cell>
          <table:table-cell office:value-type="float" office:value="141.34" calcext:value-type="float">
            <text:p>141.34</text:p>
          </table:table-cell>
        </table:table-row>
        <table:table-row table:style-name="ro1">
          <table:table-cell office:value-type="float" office:value="3231752" calcext:value-type="float">
            <text:p>3231752</text:p>
          </table:table-cell>
          <table:table-cell table:formula="of:=[.A204]/1000/(60*60*24)" office:value-type="time" office:time-value="PT00H53M51.752S" calcext:value-type="time">
            <text:p>00:53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13.15" calcext:value-type="float">
            <text:p>113.15</text:p>
          </table:table-cell>
          <table:table-cell office:value-type="float" office:value="142.02" calcext:value-type="float">
            <text:p>142.02</text:p>
          </table:table-cell>
        </table:table-row>
        <table:table-row table:style-name="ro1">
          <table:table-cell office:value-type="float" office:value="3247752" calcext:value-type="float">
            <text:p>3247752</text:p>
          </table:table-cell>
          <table:table-cell table:formula="of:=[.A205]/1000/(60*60*24)" office:value-type="time" office:time-value="PT00H54M07.752S" calcext:value-type="time">
            <text:p>00:54:08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13.69" calcext:value-type="float">
            <text:p>113.69</text:p>
          </table:table-cell>
          <table:table-cell office:value-type="float" office:value="142.69" calcext:value-type="float">
            <text:p>142.69</text:p>
          </table:table-cell>
        </table:table-row>
        <table:table-row table:style-name="ro1">
          <table:table-cell office:value-type="float" office:value="3263752" calcext:value-type="float">
            <text:p>3263752</text:p>
          </table:table-cell>
          <table:table-cell table:formula="of:=[.A206]/1000/(60*60*24)" office:value-type="time" office:time-value="PT00H54M23.752S" calcext:value-type="time">
            <text:p>00:54:24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14.24" calcext:value-type="float">
            <text:p>114.24</text:p>
          </table:table-cell>
          <table:table-cell office:value-type="float" office:value="143.36" calcext:value-type="float">
            <text:p>143.36</text:p>
          </table:table-cell>
        </table:table-row>
        <table:table-row table:style-name="ro1">
          <table:table-cell office:value-type="float" office:value="3279752" calcext:value-type="float">
            <text:p>3279752</text:p>
          </table:table-cell>
          <table:table-cell table:formula="of:=[.A207]/1000/(60*60*24)" office:value-type="time" office:time-value="PT00H54M39.752S" calcext:value-type="time">
            <text:p>00:54:40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14.79" calcext:value-type="float">
            <text:p>114.79</text:p>
          </table:table-cell>
          <table:table-cell office:value-type="float" office:value="144.04" calcext:value-type="float">
            <text:p>144.04</text:p>
          </table:table-cell>
        </table:table-row>
        <table:table-row table:style-name="ro1">
          <table:table-cell office:value-type="float" office:value="3295752" calcext:value-type="float">
            <text:p>3295752</text:p>
          </table:table-cell>
          <table:table-cell table:formula="of:=[.A208]/1000/(60*60*24)" office:value-type="time" office:time-value="PT00H54M55.752S" calcext:value-type="time">
            <text:p>00:54:56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15.34" calcext:value-type="float">
            <text:p>115.34</text:p>
          </table:table-cell>
          <table:table-cell office:value-type="float" office:value="144.71" calcext:value-type="float">
            <text:p>144.71</text:p>
          </table:table-cell>
        </table:table-row>
        <table:table-row table:style-name="ro1">
          <table:table-cell office:value-type="float" office:value="3311752" calcext:value-type="float">
            <text:p>3311752</text:p>
          </table:table-cell>
          <table:table-cell table:formula="of:=[.A209]/1000/(60*60*24)" office:value-type="time" office:time-value="PT00H55M11.752S" calcext:value-type="time">
            <text:p>00:55:12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115.89" calcext:value-type="float">
            <text:p>115.89</text:p>
          </table:table-cell>
          <table:table-cell office:value-type="float" office:value="145.38" calcext:value-type="float">
            <text:p>145.38</text:p>
          </table:table-cell>
        </table:table-row>
        <table:table-row table:style-name="ro1">
          <table:table-cell office:value-type="float" office:value="3327752" calcext:value-type="float">
            <text:p>3327752</text:p>
          </table:table-cell>
          <table:table-cell table:formula="of:=[.A210]/1000/(60*60*24)" office:value-type="time" office:time-value="PT00H55M27.752S" calcext:value-type="time">
            <text:p>00:55:28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16.44" calcext:value-type="float">
            <text:p>116.44</text:p>
          </table:table-cell>
          <table:table-cell office:value-type="float" office:value="146.06" calcext:value-type="float">
            <text:p>146.06</text:p>
          </table:table-cell>
        </table:table-row>
        <table:table-row table:style-name="ro1">
          <table:table-cell office:value-type="float" office:value="3343752" calcext:value-type="float">
            <text:p>3343752</text:p>
          </table:table-cell>
          <table:table-cell table:formula="of:=[.A211]/1000/(60*60*24)" office:value-type="time" office:time-value="PT00H55M43.752S" calcext:value-type="time">
            <text:p>00:55:44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16.98" calcext:value-type="float">
            <text:p>116.98</text:p>
          </table:table-cell>
          <table:table-cell office:value-type="float" office:value="146.73" calcext:value-type="float">
            <text:p>146.73</text:p>
          </table:table-cell>
        </table:table-row>
        <table:table-row table:style-name="ro1">
          <table:table-cell office:value-type="float" office:value="3359752" calcext:value-type="float">
            <text:p>3359752</text:p>
          </table:table-cell>
          <table:table-cell table:formula="of:=[.A212]/1000/(60*60*24)" office:value-type="time" office:time-value="PT00H55M59.752S" calcext:value-type="time">
            <text:p>00:56:00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117.53" calcext:value-type="float">
            <text:p>117.53</text:p>
          </table:table-cell>
          <table:table-cell office:value-type="float" office:value="147.4" calcext:value-type="float">
            <text:p>147.4</text:p>
          </table:table-cell>
        </table:table-row>
        <table:table-row table:style-name="ro1">
          <table:table-cell office:value-type="float" office:value="3375752" calcext:value-type="float">
            <text:p>3375752</text:p>
          </table:table-cell>
          <table:table-cell table:formula="of:=[.A213]/1000/(60*60*24)" office:value-type="time" office:time-value="PT00H56M15.752S" calcext:value-type="time">
            <text:p>00:56:16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118.08" calcext:value-type="float">
            <text:p>118.08</text:p>
          </table:table-cell>
          <table:table-cell office:value-type="float" office:value="148.08" calcext:value-type="float">
            <text:p>148.08</text:p>
          </table:table-cell>
        </table:table-row>
        <table:table-row table:style-name="ro1">
          <table:table-cell office:value-type="float" office:value="3391752" calcext:value-type="float">
            <text:p>3391752</text:p>
          </table:table-cell>
          <table:table-cell table:formula="of:=[.A214]/1000/(60*60*24)" office:value-type="time" office:time-value="PT00H56M31.752S" calcext:value-type="time">
            <text:p>00:56:32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118.63" calcext:value-type="float">
            <text:p>118.63</text:p>
          </table:table-cell>
          <table:table-cell office:value-type="float" office:value="148.75" calcext:value-type="float">
            <text:p>148.75</text:p>
          </table:table-cell>
        </table:table-row>
        <table:table-row table:style-name="ro1">
          <table:table-cell office:value-type="float" office:value="3407752" calcext:value-type="float">
            <text:p>3407752</text:p>
          </table:table-cell>
          <table:table-cell table:formula="of:=[.A215]/1000/(60*60*24)" office:value-type="time" office:time-value="PT00H56M47.752S" calcext:value-type="time">
            <text:p>00:56:48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119.18" calcext:value-type="float">
            <text:p>119.18</text:p>
          </table:table-cell>
          <table:table-cell office:value-type="float" office:value="149.42" calcext:value-type="float">
            <text:p>149.42</text:p>
          </table:table-cell>
        </table:table-row>
        <table:table-row table:style-name="ro1">
          <table:table-cell office:value-type="float" office:value="3423752" calcext:value-type="float">
            <text:p>3423752</text:p>
          </table:table-cell>
          <table:table-cell table:formula="of:=[.A216]/1000/(60*60*24)" office:value-type="time" office:time-value="PT00H57M03.752S" calcext:value-type="time">
            <text:p>00:57:04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119.72" calcext:value-type="float">
            <text:p>119.72</text:p>
          </table:table-cell>
          <table:table-cell office:value-type="float" office:value="150.1" calcext:value-type="float">
            <text:p>150.1</text:p>
          </table:table-cell>
        </table:table-row>
        <table:table-row table:style-name="ro1">
          <table:table-cell office:value-type="float" office:value="3439752" calcext:value-type="float">
            <text:p>3439752</text:p>
          </table:table-cell>
          <table:table-cell table:formula="of:=[.A217]/1000/(60*60*24)" office:value-type="time" office:time-value="PT00H57M19.752S" calcext:value-type="time">
            <text:p>00:57:20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120.27" calcext:value-type="float">
            <text:p>120.27</text:p>
          </table:table-cell>
          <table:table-cell office:value-type="float" office:value="150.77" calcext:value-type="float">
            <text:p>150.77</text:p>
          </table:table-cell>
        </table:table-row>
        <table:table-row table:style-name="ro1">
          <table:table-cell office:value-type="float" office:value="3455752" calcext:value-type="float">
            <text:p>3455752</text:p>
          </table:table-cell>
          <table:table-cell table:formula="of:=[.A218]/1000/(60*60*24)" office:value-type="time" office:time-value="PT00H57M35.752S" calcext:value-type="time">
            <text:p>00:57:36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120.82" calcext:value-type="float">
            <text:p>120.82</text:p>
          </table:table-cell>
          <table:table-cell office:value-type="float" office:value="151.44" calcext:value-type="float">
            <text:p>151.44</text:p>
          </table:table-cell>
        </table:table-row>
        <table:table-row table:style-name="ro1">
          <table:table-cell office:value-type="float" office:value="3471752" calcext:value-type="float">
            <text:p>3471752</text:p>
          </table:table-cell>
          <table:table-cell table:formula="of:=[.A219]/1000/(60*60*24)" office:value-type="time" office:time-value="PT00H57M51.752S" calcext:value-type="time">
            <text:p>00:57:52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121.37" calcext:value-type="float">
            <text:p>121.37</text:p>
          </table:table-cell>
          <table:table-cell office:value-type="float" office:value="152.11" calcext:value-type="float">
            <text:p>152.11</text:p>
          </table:table-cell>
        </table:table-row>
        <table:table-row table:style-name="ro1">
          <table:table-cell office:value-type="float" office:value="3487752" calcext:value-type="float">
            <text:p>3487752</text:p>
          </table:table-cell>
          <table:table-cell table:formula="of:=[.A220]/1000/(60*60*24)" office:value-type="time" office:time-value="PT00H58M07.752S" calcext:value-type="time">
            <text:p>00:58:08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121.92" calcext:value-type="float">
            <text:p>121.92</text:p>
          </table:table-cell>
          <table:table-cell office:value-type="float" office:value="152.78" calcext:value-type="float">
            <text:p>152.78</text:p>
          </table:table-cell>
        </table:table-row>
        <table:table-row table:style-name="ro1">
          <table:table-cell office:value-type="float" office:value="3503752" calcext:value-type="float">
            <text:p>3503752</text:p>
          </table:table-cell>
          <table:table-cell table:formula="of:=[.A221]/1000/(60*60*24)" office:value-type="time" office:time-value="PT00H58M23.752S" calcext:value-type="time">
            <text:p>00:58:24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122.46" calcext:value-type="float">
            <text:p>122.46</text:p>
          </table:table-cell>
          <table:table-cell office:value-type="float" office:value="153.45" calcext:value-type="float">
            <text:p>153.45</text:p>
          </table:table-cell>
        </table:table-row>
        <table:table-row table:style-name="ro1">
          <table:table-cell office:value-type="float" office:value="3519752" calcext:value-type="float">
            <text:p>3519752</text:p>
          </table:table-cell>
          <table:table-cell table:formula="of:=[.A222]/1000/(60*60*24)" office:value-type="time" office:time-value="PT00H58M39.752S" calcext:value-type="time">
            <text:p>00:58:40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123.01" calcext:value-type="float">
            <text:p>123.01</text:p>
          </table:table-cell>
          <table:table-cell office:value-type="float" office:value="154.13" calcext:value-type="float">
            <text:p>154.13</text:p>
          </table:table-cell>
        </table:table-row>
        <table:table-row table:style-name="ro1">
          <table:table-cell office:value-type="float" office:value="3535752" calcext:value-type="float">
            <text:p>3535752</text:p>
          </table:table-cell>
          <table:table-cell table:formula="of:=[.A223]/1000/(60*60*24)" office:value-type="time" office:time-value="PT00H58M55.752S" calcext:value-type="time">
            <text:p>00:58:56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123.56" calcext:value-type="float">
            <text:p>123.5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3551752" calcext:value-type="float">
            <text:p>3551752</text:p>
          </table:table-cell>
          <table:table-cell table:formula="of:=[.A224]/1000/(60*60*24)" office:value-type="time" office:time-value="PT00H59M11.752S" calcext:value-type="time">
            <text:p>00:59:12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124.11" calcext:value-type="float">
            <text:p>124.11</text:p>
          </table:table-cell>
          <table:table-cell office:value-type="float" office:value="155.47" calcext:value-type="float">
            <text:p>155.47</text:p>
          </table:table-cell>
        </table:table-row>
        <table:table-row table:style-name="ro1">
          <table:table-cell office:value-type="float" office:value="3567752" calcext:value-type="float">
            <text:p>3567752</text:p>
          </table:table-cell>
          <table:table-cell table:formula="of:=[.A225]/1000/(60*60*24)" office:value-type="time" office:time-value="PT00H59M27.752S" calcext:value-type="time">
            <text:p>00:59:28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124.65" calcext:value-type="float">
            <text:p>124.65</text:p>
          </table:table-cell>
          <table:table-cell office:value-type="float" office:value="156.14" calcext:value-type="float">
            <text:p>156.14</text:p>
          </table:table-cell>
        </table:table-row>
        <table:table-row table:style-name="ro1">
          <table:table-cell office:value-type="float" office:value="3583752" calcext:value-type="float">
            <text:p>3583752</text:p>
          </table:table-cell>
          <table:table-cell table:formula="of:=[.A226]/1000/(60*60*24)" office:value-type="time" office:time-value="PT00H59M43.752S" calcext:value-type="time">
            <text:p>00:59:44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3" calcext:value-type="float">
            <text:p>150.83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81" calcext:value-type="float">
            <text:p>156.81</text:p>
          </table:table-cell>
        </table:table-row>
        <table:table-row table:style-name="ro1">
          <table:table-cell office:value-type="float" office:value="3599752" calcext:value-type="float">
            <text:p>3599752</text:p>
          </table:table-cell>
          <table:table-cell table:formula="of:=[.A227]/1000/(60*60*24)" office:value-type="time" office:time-value="PT00H59M59.752S" calcext:value-type="time">
            <text:p>01:00:00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125.75" calcext:value-type="float">
            <text:p>125.75</text:p>
          </table:table-cell>
          <table:table-cell office:value-type="float" office:value="157.48" calcext:value-type="float">
            <text:p>157.48</text:p>
          </table:table-cell>
        </table:table-row>
        <table:table-row table:style-name="ro1">
          <table:table-cell office:value-type="float" office:value="3615752" calcext:value-type="float">
            <text:p>3615752</text:p>
          </table:table-cell>
          <table:table-cell table:formula="of:=[.A228]/1000/(60*60*24)" office:value-type="time" office:time-value="PT01H00M15.752S" calcext:value-type="time">
            <text:p>01:00:16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3" calcext:value-type="float">
            <text:p>150.83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15" calcext:value-type="float">
            <text:p>158.15</text:p>
          </table:table-cell>
        </table:table-row>
        <table:table-row table:style-name="ro1">
          <table:table-cell office:value-type="float" office:value="3631752" calcext:value-type="float">
            <text:p>3631752</text:p>
          </table:table-cell>
          <table:table-cell table:formula="of:=[.A229]/1000/(60*60*24)" office:value-type="time" office:time-value="PT01H00M31.752S" calcext:value-type="time">
            <text:p>01:00:32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26.84" calcext:value-type="float">
            <text:p>126.84</text:p>
          </table:table-cell>
          <table:table-cell office:value-type="float" office:value="158.82" calcext:value-type="float">
            <text:p>158.82</text:p>
          </table:table-cell>
        </table:table-row>
        <table:table-row table:style-name="ro1">
          <table:table-cell office:value-type="float" office:value="3647752" calcext:value-type="float">
            <text:p>3647752</text:p>
          </table:table-cell>
          <table:table-cell table:formula="of:=[.A230]/1000/(60*60*24)" office:value-type="time" office:time-value="PT01H00M47.752S" calcext:value-type="time">
            <text:p>01:00:48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3" calcext:value-type="float">
            <text:p>150.83</text:p>
          </table:table-cell>
          <table:table-cell office:value-type="float" office:value="127.39" calcext:value-type="float">
            <text:p>127.39</text:p>
          </table:table-cell>
          <table:table-cell office:value-type="float" office:value="159.49" calcext:value-type="float">
            <text:p>159.49</text:p>
          </table:table-cell>
        </table:table-row>
        <table:table-row table:style-name="ro1">
          <table:table-cell office:value-type="float" office:value="3663752" calcext:value-type="float">
            <text:p>3663752</text:p>
          </table:table-cell>
          <table:table-cell table:formula="of:=[.A231]/1000/(60*60*24)" office:value-type="time" office:time-value="PT01H01M03.752S" calcext:value-type="time">
            <text:p>01:01:04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27.94" calcext:value-type="float">
            <text:p>127.94</text:p>
          </table:table-cell>
          <table:table-cell office:value-type="float" office:value="160.16" calcext:value-type="float">
            <text:p>160.16</text:p>
          </table:table-cell>
        </table:table-row>
        <table:table-row table:style-name="ro1">
          <table:table-cell office:value-type="float" office:value="3679752" calcext:value-type="float">
            <text:p>3679752</text:p>
          </table:table-cell>
          <table:table-cell table:formula="of:=[.A232]/1000/(60*60*24)" office:value-type="time" office:time-value="PT01H01M19.752S" calcext:value-type="time">
            <text:p>01:01:20</text:p>
          </table:table-cell>
          <table:table-cell office:value-type="float" office:value="1.23" calcext:value-type="float">
            <text:p>1.23</text:p>
          </table:table-cell>
          <table:table-cell office:value-type="float" office:value="123.1" calcext:value-type="float">
            <text:p>123.1</text:p>
          </table:table-cell>
          <table:table-cell office:value-type="float" office:value="151.2" calcext:value-type="float">
            <text:p>151.2</text:p>
          </table:table-cell>
          <table:table-cell office:value-type="float" office:value="128.48" calcext:value-type="float">
            <text:p>128.48</text:p>
          </table:table-cell>
          <table:table-cell office:value-type="float" office:value="160.83" calcext:value-type="float">
            <text:p>160.83</text:p>
          </table:table-cell>
        </table:table-row>
        <table:table-row table:style-name="ro1">
          <table:table-cell office:value-type="float" office:value="3695752" calcext:value-type="float">
            <text:p>3695752</text:p>
          </table:table-cell>
          <table:table-cell table:formula="of:=[.A233]/1000/(60*60*24)" office:value-type="time" office:time-value="PT01H01M35.752S" calcext:value-type="time">
            <text:p>01:01:36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29.03" calcext:value-type="float">
            <text:p>129.03</text:p>
          </table:table-cell>
          <table:table-cell office:value-type="float" office:value="161.5" calcext:value-type="float">
            <text:p>161.5</text:p>
          </table:table-cell>
        </table:table-row>
        <table:table-row table:style-name="ro1">
          <table:table-cell office:value-type="float" office:value="3711752" calcext:value-type="float">
            <text:p>3711752</text:p>
          </table:table-cell>
          <table:table-cell table:formula="of:=[.A234]/1000/(60*60*24)" office:value-type="time" office:time-value="PT01H01M51.752S" calcext:value-type="time">
            <text:p>01:01:52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29.58" calcext:value-type="float">
            <text:p>129.58</text:p>
          </table:table-cell>
          <table:table-cell office:value-type="float" office:value="162.17" calcext:value-type="float">
            <text:p>162.17</text:p>
          </table:table-cell>
        </table:table-row>
        <table:table-row table:style-name="ro1">
          <table:table-cell office:value-type="float" office:value="3727752" calcext:value-type="float">
            <text:p>3727752</text:p>
          </table:table-cell>
          <table:table-cell table:formula="of:=[.A235]/1000/(60*60*24)" office:value-type="time" office:time-value="PT01H02M07.752S" calcext:value-type="time">
            <text:p>01:02:08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30.13" calcext:value-type="float">
            <text:p>130.13</text:p>
          </table:table-cell>
          <table:table-cell office:value-type="float" office:value="162.84" calcext:value-type="float">
            <text:p>162.84</text:p>
          </table:table-cell>
        </table:table-row>
        <table:table-row table:style-name="ro1">
          <table:table-cell office:value-type="float" office:value="3743752" calcext:value-type="float">
            <text:p>3743752</text:p>
          </table:table-cell>
          <table:table-cell table:formula="of:=[.A236]/1000/(60*60*24)" office:value-type="time" office:time-value="PT01H02M23.752S" calcext:value-type="time">
            <text:p>01:02:24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30.67" calcext:value-type="float">
            <text:p>130.67</text:p>
          </table:table-cell>
          <table:table-cell office:value-type="float" office:value="163.51" calcext:value-type="float">
            <text:p>163.51</text:p>
          </table:table-cell>
        </table:table-row>
        <table:table-row table:style-name="ro1">
          <table:table-cell office:value-type="float" office:value="3759752" calcext:value-type="float">
            <text:p>3759752</text:p>
          </table:table-cell>
          <table:table-cell table:formula="of:=[.A237]/1000/(60*60*24)" office:value-type="time" office:time-value="PT01H02M39.752S" calcext:value-type="time">
            <text:p>01:02:40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31.22" calcext:value-type="float">
            <text:p>131.22</text:p>
          </table:table-cell>
          <table:table-cell office:value-type="float" office:value="164.18" calcext:value-type="float">
            <text:p>164.18</text:p>
          </table:table-cell>
        </table:table-row>
        <table:table-row table:style-name="ro1">
          <table:table-cell office:value-type="float" office:value="3775752" calcext:value-type="float">
            <text:p>3775752</text:p>
          </table:table-cell>
          <table:table-cell table:formula="of:=[.A238]/1000/(60*60*24)" office:value-type="time" office:time-value="PT01H02M55.752S" calcext:value-type="time">
            <text:p>01:02:56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31.77" calcext:value-type="float">
            <text:p>131.77</text:p>
          </table:table-cell>
          <table:table-cell office:value-type="float" office:value="164.85" calcext:value-type="float">
            <text:p>164.85</text:p>
          </table:table-cell>
        </table:table-row>
        <table:table-row table:style-name="ro1">
          <table:table-cell office:value-type="float" office:value="3791752" calcext:value-type="float">
            <text:p>3791752</text:p>
          </table:table-cell>
          <table:table-cell table:formula="of:=[.A239]/1000/(60*60*24)" office:value-type="time" office:time-value="PT01H03M11.752S" calcext:value-type="time">
            <text:p>01:03:12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32.31" calcext:value-type="float">
            <text:p>132.31</text:p>
          </table:table-cell>
          <table:table-cell office:value-type="float" office:value="165.52" calcext:value-type="float">
            <text:p>165.52</text:p>
          </table:table-cell>
        </table:table-row>
        <table:table-row table:style-name="ro1">
          <table:table-cell office:value-type="float" office:value="3807752" calcext:value-type="float">
            <text:p>3807752</text:p>
          </table:table-cell>
          <table:table-cell table:formula="of:=[.A240]/1000/(60*60*24)" office:value-type="time" office:time-value="PT01H03M27.752S" calcext:value-type="time">
            <text:p>01:03:28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1" calcext:value-type="float">
            <text:p>150.1</text:p>
          </table:table-cell>
          <table:table-cell office:value-type="float" office:value="132.86" calcext:value-type="float">
            <text:p>132.86</text:p>
          </table:table-cell>
          <table:table-cell office:value-type="float" office:value="166.19" calcext:value-type="float">
            <text:p>166.19</text:p>
          </table:table-cell>
        </table:table-row>
        <table:table-row table:style-name="ro1">
          <table:table-cell office:value-type="float" office:value="3823752" calcext:value-type="float">
            <text:p>3823752</text:p>
          </table:table-cell>
          <table:table-cell table:formula="of:=[.A241]/1000/(60*60*24)" office:value-type="time" office:time-value="PT01H03M43.752S" calcext:value-type="time">
            <text:p>01:03:44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33.41" calcext:value-type="float">
            <text:p>133.41</text:p>
          </table:table-cell>
          <table:table-cell office:value-type="float" office:value="166.86" calcext:value-type="float">
            <text:p>166.86</text:p>
          </table:table-cell>
        </table:table-row>
        <table:table-row table:style-name="ro1">
          <table:table-cell office:value-type="float" office:value="3839752" calcext:value-type="float">
            <text:p>3839752</text:p>
          </table:table-cell>
          <table:table-cell table:formula="of:=[.A242]/1000/(60*60*24)" office:value-type="time" office:time-value="PT01H03M59.752S" calcext:value-type="time">
            <text:p>01:04:00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33.95" calcext:value-type="float">
            <text:p>133.95</text:p>
          </table:table-cell>
          <table:table-cell office:value-type="float" office:value="167.53" calcext:value-type="float">
            <text:p>167.53</text:p>
          </table:table-cell>
        </table:table-row>
        <table:table-row table:style-name="ro1">
          <table:table-cell office:value-type="float" office:value="3855752" calcext:value-type="float">
            <text:p>3855752</text:p>
          </table:table-cell>
          <table:table-cell table:formula="of:=[.A243]/1000/(60*60*24)" office:value-type="time" office:time-value="PT01H04M15.752S" calcext:value-type="time">
            <text:p>01:04:16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34.5" calcext:value-type="float">
            <text:p>134.5</text:p>
          </table:table-cell>
          <table:table-cell office:value-type="float" office:value="168.2" calcext:value-type="float">
            <text:p>168.2</text:p>
          </table:table-cell>
        </table:table-row>
        <table:table-row table:style-name="ro1">
          <table:table-cell office:value-type="float" office:value="3871752" calcext:value-type="float">
            <text:p>3871752</text:p>
          </table:table-cell>
          <table:table-cell table:formula="of:=[.A244]/1000/(60*60*24)" office:value-type="time" office:time-value="PT01H04M31.752S" calcext:value-type="time">
            <text:p>01:04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135.05" calcext:value-type="float">
            <text:p>135.05</text:p>
          </table:table-cell>
          <table:table-cell office:value-type="float" office:value="168.87" calcext:value-type="float">
            <text:p>168.87</text:p>
          </table:table-cell>
        </table:table-row>
        <table:table-row table:style-name="ro1">
          <table:table-cell office:value-type="float" office:value="3887752" calcext:value-type="float">
            <text:p>3887752</text:p>
          </table:table-cell>
          <table:table-cell table:formula="of:=[.A245]/1000/(60*60*24)" office:value-type="time" office:time-value="PT01H04M47.752S" calcext:value-type="time">
            <text:p>01:04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135.59" calcext:value-type="float">
            <text:p>135.59</text:p>
          </table:table-cell>
          <table:table-cell office:value-type="float" office:value="169.54" calcext:value-type="float">
            <text:p>169.54</text:p>
          </table:table-cell>
        </table:table-row>
        <table:table-row table:style-name="ro1">
          <table:table-cell office:value-type="float" office:value="3903752" calcext:value-type="float">
            <text:p>3903752</text:p>
          </table:table-cell>
          <table:table-cell table:formula="of:=[.A246]/1000/(60*60*24)" office:value-type="time" office:time-value="PT01H05M03.752S" calcext:value-type="time">
            <text:p>01:05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136.14" calcext:value-type="float">
            <text:p>136.14</text:p>
          </table:table-cell>
          <table:table-cell office:value-type="float" office:value="170.2" calcext:value-type="float">
            <text:p>170.2</text:p>
          </table:table-cell>
        </table:table-row>
        <table:table-row table:style-name="ro1">
          <table:table-cell office:value-type="float" office:value="3919752" calcext:value-type="float">
            <text:p>3919752</text:p>
          </table:table-cell>
          <table:table-cell table:formula="of:=[.A247]/1000/(60*60*24)" office:value-type="time" office:time-value="PT01H05M19.752S" calcext:value-type="time">
            <text:p>01:05:20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36.69" calcext:value-type="float">
            <text:p>136.69</text:p>
          </table:table-cell>
          <table:table-cell office:value-type="float" office:value="170.87" calcext:value-type="float">
            <text:p>170.87</text:p>
          </table:table-cell>
        </table:table-row>
        <table:table-row table:style-name="ro1">
          <table:table-cell office:value-type="float" office:value="3935752" calcext:value-type="float">
            <text:p>3935752</text:p>
          </table:table-cell>
          <table:table-cell table:formula="of:=[.A248]/1000/(60*60*24)" office:value-type="time" office:time-value="PT01H05M35.752S" calcext:value-type="time">
            <text:p>01:05:36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37.23" calcext:value-type="float">
            <text:p>137.23</text:p>
          </table:table-cell>
          <table:table-cell office:value-type="float" office:value="171.54" calcext:value-type="float">
            <text:p>171.54</text:p>
          </table:table-cell>
        </table:table-row>
        <table:table-row table:style-name="ro1">
          <table:table-cell office:value-type="float" office:value="3951752" calcext:value-type="float">
            <text:p>3951752</text:p>
          </table:table-cell>
          <table:table-cell table:formula="of:=[.A249]/1000/(60*60*24)" office:value-type="time" office:time-value="PT01H05M51.752S" calcext:value-type="time">
            <text:p>01:05:52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37.78" calcext:value-type="float">
            <text:p>137.78</text:p>
          </table:table-cell>
          <table:table-cell office:value-type="float" office:value="172.21" calcext:value-type="float">
            <text:p>172.21</text:p>
          </table:table-cell>
        </table:table-row>
        <table:table-row table:style-name="ro1">
          <table:table-cell office:value-type="float" office:value="3967752" calcext:value-type="float">
            <text:p>3967752</text:p>
          </table:table-cell>
          <table:table-cell table:formula="of:=[.A250]/1000/(60*60*24)" office:value-type="time" office:time-value="PT01H06M07.752S" calcext:value-type="time">
            <text:p>01:06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138.32" calcext:value-type="float">
            <text:p>138.32</text:p>
          </table:table-cell>
          <table:table-cell office:value-type="float" office:value="172.88" calcext:value-type="float">
            <text:p>172.88</text:p>
          </table:table-cell>
        </table:table-row>
        <table:table-row table:style-name="ro1">
          <table:table-cell office:value-type="float" office:value="3983752" calcext:value-type="float">
            <text:p>3983752</text:p>
          </table:table-cell>
          <table:table-cell table:formula="of:=[.A251]/1000/(60*60*24)" office:value-type="time" office:time-value="PT01H06M23.752S" calcext:value-type="time">
            <text:p>01:06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138.87" calcext:value-type="float">
            <text:p>138.87</text:p>
          </table:table-cell>
          <table:table-cell office:value-type="float" office:value="173.55" calcext:value-type="float">
            <text:p>173.55</text:p>
          </table:table-cell>
        </table:table-row>
        <table:table-row table:style-name="ro1">
          <table:table-cell office:value-type="float" office:value="3999752" calcext:value-type="float">
            <text:p>3999752</text:p>
          </table:table-cell>
          <table:table-cell table:formula="of:=[.A252]/1000/(60*60*24)" office:value-type="time" office:time-value="PT01H06M39.752S" calcext:value-type="time">
            <text:p>01:06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139.42" calcext:value-type="float">
            <text:p>139.42</text:p>
          </table:table-cell>
          <table:table-cell office:value-type="float" office:value="174.22" calcext:value-type="float">
            <text:p>174.22</text:p>
          </table:table-cell>
        </table:table-row>
        <table:table-row table:style-name="ro1">
          <table:table-cell office:value-type="float" office:value="4015752" calcext:value-type="float">
            <text:p>4015752</text:p>
          </table:table-cell>
          <table:table-cell table:formula="of:=[.A253]/1000/(60*60*24)" office:value-type="time" office:time-value="PT01H06M55.752S" calcext:value-type="time">
            <text:p>01:06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139.96" calcext:value-type="float">
            <text:p>139.96</text:p>
          </table:table-cell>
          <table:table-cell office:value-type="float" office:value="174.88" calcext:value-type="float">
            <text:p>174.88</text:p>
          </table:table-cell>
        </table:table-row>
        <table:table-row table:style-name="ro1">
          <table:table-cell office:value-type="float" office:value="4031752" calcext:value-type="float">
            <text:p>4031752</text:p>
          </table:table-cell>
          <table:table-cell table:formula="of:=[.A254]/1000/(60*60*24)" office:value-type="time" office:time-value="PT01H07M11.752S" calcext:value-type="time">
            <text:p>01:07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140.51" calcext:value-type="float">
            <text:p>140.51</text:p>
          </table:table-cell>
          <table:table-cell office:value-type="float" office:value="175.55" calcext:value-type="float">
            <text:p>175.55</text:p>
          </table:table-cell>
        </table:table-row>
        <table:table-row table:style-name="ro1">
          <table:table-cell office:value-type="float" office:value="4047752" calcext:value-type="float">
            <text:p>4047752</text:p>
          </table:table-cell>
          <table:table-cell table:formula="of:=[.A255]/1000/(60*60*24)" office:value-type="time" office:time-value="PT01H07M27.752S" calcext:value-type="time">
            <text:p>01:07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141.06" calcext:value-type="float">
            <text:p>141.06</text:p>
          </table:table-cell>
          <table:table-cell office:value-type="float" office:value="176.22" calcext:value-type="float">
            <text:p>176.22</text:p>
          </table:table-cell>
        </table:table-row>
        <table:table-row table:style-name="ro1">
          <table:table-cell office:value-type="float" office:value="4063752" calcext:value-type="float">
            <text:p>4063752</text:p>
          </table:table-cell>
          <table:table-cell table:formula="of:=[.A256]/1000/(60*60*24)" office:value-type="time" office:time-value="PT01H07M43.752S" calcext:value-type="time">
            <text:p>01:07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141.6" calcext:value-type="float">
            <text:p>141.6</text:p>
          </table:table-cell>
          <table:table-cell office:value-type="float" office:value="176.89" calcext:value-type="float">
            <text:p>176.89</text:p>
          </table:table-cell>
        </table:table-row>
        <table:table-row table:style-name="ro1">
          <table:table-cell office:value-type="float" office:value="4079752" calcext:value-type="float">
            <text:p>4079752</text:p>
          </table:table-cell>
          <table:table-cell table:formula="of:=[.A257]/1000/(60*60*24)" office:value-type="time" office:time-value="PT01H07M59.752S" calcext:value-type="time">
            <text:p>01:08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142.15" calcext:value-type="float">
            <text:p>142.15</text:p>
          </table:table-cell>
          <table:table-cell office:value-type="float" office:value="177.56" calcext:value-type="float">
            <text:p>177.56</text:p>
          </table:table-cell>
        </table:table-row>
        <table:table-row table:style-name="ro1">
          <table:table-cell office:value-type="float" office:value="4095752" calcext:value-type="float">
            <text:p>4095752</text:p>
          </table:table-cell>
          <table:table-cell table:formula="of:=[.A258]/1000/(60*60*24)" office:value-type="time" office:time-value="PT01H08M15.752S" calcext:value-type="time">
            <text:p>01:08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142.69" calcext:value-type="float">
            <text:p>142.69</text:p>
          </table:table-cell>
          <table:table-cell office:value-type="float" office:value="178.22" calcext:value-type="float">
            <text:p>178.22</text:p>
          </table:table-cell>
        </table:table-row>
        <table:table-row table:style-name="ro1">
          <table:table-cell office:value-type="float" office:value="4111752" calcext:value-type="float">
            <text:p>4111752</text:p>
          </table:table-cell>
          <table:table-cell table:formula="of:=[.A259]/1000/(60*60*24)" office:value-type="time" office:time-value="PT01H08M31.752S" calcext:value-type="time">
            <text:p>01:08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143.24" calcext:value-type="float">
            <text:p>143.24</text:p>
          </table:table-cell>
          <table:table-cell office:value-type="float" office:value="178.89" calcext:value-type="float">
            <text:p>178.89</text:p>
          </table:table-cell>
        </table:table-row>
        <table:table-row table:style-name="ro1">
          <table:table-cell office:value-type="float" office:value="4127752" calcext:value-type="float">
            <text:p>4127752</text:p>
          </table:table-cell>
          <table:table-cell table:formula="of:=[.A260]/1000/(60*60*24)" office:value-type="time" office:time-value="PT01H08M47.752S" calcext:value-type="time">
            <text:p>01:08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6" calcext:value-type="float">
            <text:p>150.46</text:p>
          </table:table-cell>
          <table:table-cell office:value-type="float" office:value="143.79" calcext:value-type="float">
            <text:p>143.79</text:p>
          </table:table-cell>
          <table:table-cell office:value-type="float" office:value="179.56" calcext:value-type="float">
            <text:p>179.56</text:p>
          </table:table-cell>
        </table:table-row>
        <table:table-row table:style-name="ro1">
          <table:table-cell office:value-type="float" office:value="4143752" calcext:value-type="float">
            <text:p>4143752</text:p>
          </table:table-cell>
          <table:table-cell table:formula="of:=[.A261]/1000/(60*60*24)" office:value-type="time" office:time-value="PT01H09M03.752S" calcext:value-type="time">
            <text:p>01:09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44.33" calcext:value-type="float">
            <text:p>144.33</text:p>
          </table:table-cell>
          <table:table-cell office:value-type="float" office:value="180.23" calcext:value-type="float">
            <text:p>180.23</text:p>
          </table:table-cell>
        </table:table-row>
        <table:table-row table:style-name="ro1">
          <table:table-cell office:value-type="float" office:value="4159752" calcext:value-type="float">
            <text:p>4159752</text:p>
          </table:table-cell>
          <table:table-cell table:formula="of:=[.A262]/1000/(60*60*24)" office:value-type="time" office:time-value="PT01H09M19.752S" calcext:value-type="time">
            <text:p>01:09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44.88" calcext:value-type="float">
            <text:p>144.88</text:p>
          </table:table-cell>
          <table:table-cell office:value-type="float" office:value="180.89" calcext:value-type="float">
            <text:p>180.89</text:p>
          </table:table-cell>
        </table:table-row>
        <table:table-row table:style-name="ro1">
          <table:table-cell office:value-type="float" office:value="4175752" calcext:value-type="float">
            <text:p>4175752</text:p>
          </table:table-cell>
          <table:table-cell table:formula="of:=[.A263]/1000/(60*60*24)" office:value-type="time" office:time-value="PT01H09M35.752S" calcext:value-type="time">
            <text:p>01:09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145.42" calcext:value-type="float">
            <text:p>145.42</text:p>
          </table:table-cell>
          <table:table-cell office:value-type="float" office:value="181.56" calcext:value-type="float">
            <text:p>181.56</text:p>
          </table:table-cell>
        </table:table-row>
        <table:table-row table:style-name="ro1">
          <table:table-cell office:value-type="float" office:value="4191752" calcext:value-type="float">
            <text:p>4191752</text:p>
          </table:table-cell>
          <table:table-cell table:formula="of:=[.A264]/1000/(60*60*24)" office:value-type="time" office:time-value="PT01H09M51.752S" calcext:value-type="time">
            <text:p>01:09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45.97" calcext:value-type="float">
            <text:p>145.97</text:p>
          </table:table-cell>
          <table:table-cell office:value-type="float" office:value="182.23" calcext:value-type="float">
            <text:p>182.23</text:p>
          </table:table-cell>
        </table:table-row>
        <table:table-row table:style-name="ro1">
          <table:table-cell office:value-type="float" office:value="4207752" calcext:value-type="float">
            <text:p>4207752</text:p>
          </table:table-cell>
          <table:table-cell table:formula="of:=[.A265]/1000/(60*60*24)" office:value-type="time" office:time-value="PT01H10M07.752S" calcext:value-type="time">
            <text:p>01:10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46.51" calcext:value-type="float">
            <text:p>146.51</text:p>
          </table:table-cell>
          <table:table-cell office:value-type="float" office:value="182.89" calcext:value-type="float">
            <text:p>182.89</text:p>
          </table:table-cell>
        </table:table-row>
        <table:table-row table:style-name="ro1">
          <table:table-cell office:value-type="float" office:value="4223752" calcext:value-type="float">
            <text:p>4223752</text:p>
          </table:table-cell>
          <table:table-cell table:formula="of:=[.A266]/1000/(60*60*24)" office:value-type="time" office:time-value="PT01H10M23.752S" calcext:value-type="time">
            <text:p>01:10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47.06" calcext:value-type="float">
            <text:p>147.06</text:p>
          </table:table-cell>
          <table:table-cell office:value-type="float" office:value="183.56" calcext:value-type="float">
            <text:p>183.56</text:p>
          </table:table-cell>
        </table:table-row>
        <table:table-row table:style-name="ro1">
          <table:table-cell office:value-type="float" office:value="4239752" calcext:value-type="float">
            <text:p>4239752</text:p>
          </table:table-cell>
          <table:table-cell table:formula="of:=[.A267]/1000/(60*60*24)" office:value-type="time" office:time-value="PT01H10M39.752S" calcext:value-type="time">
            <text:p>01:10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47.61" calcext:value-type="float">
            <text:p>147.61</text:p>
          </table:table-cell>
          <table:table-cell office:value-type="float" office:value="184.23" calcext:value-type="float">
            <text:p>184.23</text:p>
          </table:table-cell>
        </table:table-row>
        <table:table-row table:style-name="ro1">
          <table:table-cell office:value-type="float" office:value="4255752" calcext:value-type="float">
            <text:p>4255752</text:p>
          </table:table-cell>
          <table:table-cell table:formula="of:=[.A268]/1000/(60*60*24)" office:value-type="time" office:time-value="PT01H10M55.752S" calcext:value-type="time">
            <text:p>01:10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48.15" calcext:value-type="float">
            <text:p>148.15</text:p>
          </table:table-cell>
          <table:table-cell office:value-type="float" office:value="184.89" calcext:value-type="float">
            <text:p>184.89</text:p>
          </table:table-cell>
        </table:table-row>
        <table:table-row table:style-name="ro1">
          <table:table-cell office:value-type="float" office:value="4271752" calcext:value-type="float">
            <text:p>4271752</text:p>
          </table:table-cell>
          <table:table-cell table:formula="of:=[.A269]/1000/(60*60*24)" office:value-type="time" office:time-value="PT01H11M11.752S" calcext:value-type="time">
            <text:p>01:11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48.7" calcext:value-type="float">
            <text:p>148.7</text:p>
          </table:table-cell>
          <table:table-cell office:value-type="float" office:value="185.56" calcext:value-type="float">
            <text:p>185.56</text:p>
          </table:table-cell>
        </table:table-row>
        <table:table-row table:style-name="ro1">
          <table:table-cell office:value-type="float" office:value="4287752" calcext:value-type="float">
            <text:p>4287752</text:p>
          </table:table-cell>
          <table:table-cell table:formula="of:=[.A270]/1000/(60*60*24)" office:value-type="time" office:time-value="PT01H11M27.752S" calcext:value-type="time">
            <text:p>01:11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50.22" calcext:value-type="float">
            <text:p>150.22</text:p>
          </table:table-cell>
          <table:table-cell office:value-type="float" office:value="149.24" calcext:value-type="float">
            <text:p>149.24</text:p>
          </table:table-cell>
          <table:table-cell office:value-type="float" office:value="186.22" calcext:value-type="float">
            <text:p>186.22</text:p>
          </table:table-cell>
        </table:table-row>
        <table:table-row table:style-name="ro1">
          <table:table-cell office:value-type="float" office:value="4303752" calcext:value-type="float">
            <text:p>4303752</text:p>
          </table:table-cell>
          <table:table-cell table:formula="of:=[.A271]/1000/(60*60*24)" office:value-type="time" office:time-value="PT01H11M43.752S" calcext:value-type="time">
            <text:p>01:11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49.79" calcext:value-type="float">
            <text:p>149.79</text:p>
          </table:table-cell>
          <table:table-cell office:value-type="float" office:value="186.89" calcext:value-type="float">
            <text:p>186.89</text:p>
          </table:table-cell>
        </table:table-row>
        <table:table-row table:style-name="ro1">
          <table:table-cell office:value-type="float" office:value="4319752" calcext:value-type="float">
            <text:p>4319752</text:p>
          </table:table-cell>
          <table:table-cell table:formula="of:=[.A272]/1000/(60*60*24)" office:value-type="time" office:time-value="PT01H11M59.752S" calcext:value-type="time">
            <text:p>01:12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50.34" calcext:value-type="float">
            <text:p>150.34</text:p>
          </table:table-cell>
          <table:table-cell office:value-type="float" office:value="187.56" calcext:value-type="float">
            <text:p>187.56</text:p>
          </table:table-cell>
        </table:table-row>
        <table:table-row table:style-name="ro1">
          <table:table-cell office:value-type="float" office:value="4335752" calcext:value-type="float">
            <text:p>4335752</text:p>
          </table:table-cell>
          <table:table-cell table:formula="of:=[.A273]/1000/(60*60*24)" office:value-type="time" office:time-value="PT01H12M15.752S" calcext:value-type="time">
            <text:p>01:12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50.88" calcext:value-type="float">
            <text:p>150.88</text:p>
          </table:table-cell>
          <table:table-cell office:value-type="float" office:value="188.22" calcext:value-type="float">
            <text:p>188.22</text:p>
          </table:table-cell>
        </table:table-row>
        <table:table-row table:style-name="ro1">
          <table:table-cell office:value-type="float" office:value="4351752" calcext:value-type="float">
            <text:p>4351752</text:p>
          </table:table-cell>
          <table:table-cell table:formula="of:=[.A274]/1000/(60*60*24)" office:value-type="time" office:time-value="PT01H12M31.752S" calcext:value-type="time">
            <text:p>01:12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51.43" calcext:value-type="float">
            <text:p>151.43</text:p>
          </table:table-cell>
          <table:table-cell office:value-type="float" office:value="188.89" calcext:value-type="float">
            <text:p>188.89</text:p>
          </table:table-cell>
        </table:table-row>
        <table:table-row table:style-name="ro1">
          <table:table-cell office:value-type="float" office:value="4367752" calcext:value-type="float">
            <text:p>4367752</text:p>
          </table:table-cell>
          <table:table-cell table:formula="of:=[.A275]/1000/(60*60*24)" office:value-type="time" office:time-value="PT01H12M47.752S" calcext:value-type="time">
            <text:p>01:12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51.97" calcext:value-type="float">
            <text:p>151.97</text:p>
          </table:table-cell>
          <table:table-cell office:value-type="float" office:value="189.55" calcext:value-type="float">
            <text:p>189.55</text:p>
          </table:table-cell>
        </table:table-row>
        <table:table-row table:style-name="ro1">
          <table:table-cell office:value-type="float" office:value="4383752" calcext:value-type="float">
            <text:p>4383752</text:p>
          </table:table-cell>
          <table:table-cell table:formula="of:=[.A276]/1000/(60*60*24)" office:value-type="time" office:time-value="PT01H13M03.752S" calcext:value-type="time">
            <text:p>01:13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52.52" calcext:value-type="float">
            <text:p>152.52</text:p>
          </table:table-cell>
          <table:table-cell office:value-type="float" office:value="190.22" calcext:value-type="float">
            <text:p>190.22</text:p>
          </table:table-cell>
        </table:table-row>
        <table:table-row table:style-name="ro1">
          <table:table-cell office:value-type="float" office:value="4399752" calcext:value-type="float">
            <text:p>4399752</text:p>
          </table:table-cell>
          <table:table-cell table:formula="of:=[.A277]/1000/(60*60*24)" office:value-type="time" office:time-value="PT01H13M19.752S" calcext:value-type="time">
            <text:p>01:13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53.06" calcext:value-type="float">
            <text:p>153.06</text:p>
          </table:table-cell>
          <table:table-cell office:value-type="float" office:value="190.89" calcext:value-type="float">
            <text:p>190.89</text:p>
          </table:table-cell>
        </table:table-row>
        <table:table-row table:style-name="ro1">
          <table:table-cell office:value-type="float" office:value="4415752" calcext:value-type="float">
            <text:p>4415752</text:p>
          </table:table-cell>
          <table:table-cell table:formula="of:=[.A278]/1000/(60*60*24)" office:value-type="time" office:time-value="PT01H13M35.752S" calcext:value-type="time">
            <text:p>01:13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53.61" calcext:value-type="float">
            <text:p>153.61</text:p>
          </table:table-cell>
          <table:table-cell office:value-type="float" office:value="191.55" calcext:value-type="float">
            <text:p>191.55</text:p>
          </table:table-cell>
        </table:table-row>
        <table:table-row table:style-name="ro1">
          <table:table-cell office:value-type="float" office:value="4431752" calcext:value-type="float">
            <text:p>4431752</text:p>
          </table:table-cell>
          <table:table-cell table:formula="of:=[.A279]/1000/(60*60*24)" office:value-type="time" office:time-value="PT01H13M51.752S" calcext:value-type="time">
            <text:p>01:13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54.15" calcext:value-type="float">
            <text:p>154.15</text:p>
          </table:table-cell>
          <table:table-cell office:value-type="float" office:value="192.22" calcext:value-type="float">
            <text:p>192.22</text:p>
          </table:table-cell>
        </table:table-row>
        <table:table-row table:style-name="ro1">
          <table:table-cell office:value-type="float" office:value="4447752" calcext:value-type="float">
            <text:p>4447752</text:p>
          </table:table-cell>
          <table:table-cell table:formula="of:=[.A280]/1000/(60*60*24)" office:value-type="time" office:time-value="PT01H14M07.752S" calcext:value-type="time">
            <text:p>01:14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54.7" calcext:value-type="float">
            <text:p>154.7</text:p>
          </table:table-cell>
          <table:table-cell office:value-type="float" office:value="192.88" calcext:value-type="float">
            <text:p>192.88</text:p>
          </table:table-cell>
        </table:table-row>
        <table:table-row table:style-name="ro1">
          <table:table-cell office:value-type="float" office:value="4463752" calcext:value-type="float">
            <text:p>4463752</text:p>
          </table:table-cell>
          <table:table-cell table:formula="of:=[.A281]/1000/(60*60*24)" office:value-type="time" office:time-value="PT01H14M23.752S" calcext:value-type="time">
            <text:p>01:14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55.24" calcext:value-type="float">
            <text:p>155.24</text:p>
          </table:table-cell>
          <table:table-cell office:value-type="float" office:value="193.55" calcext:value-type="float">
            <text:p>193.55</text:p>
          </table:table-cell>
        </table:table-row>
        <table:table-row table:style-name="ro1">
          <table:table-cell office:value-type="float" office:value="4479752" calcext:value-type="float">
            <text:p>4479752</text:p>
          </table:table-cell>
          <table:table-cell table:formula="of:=[.A282]/1000/(60*60*24)" office:value-type="time" office:time-value="PT01H14M39.752S" calcext:value-type="time">
            <text:p>01:14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1" calcext:value-type="float">
            <text:p>149.61</text:p>
          </table:table-cell>
          <table:table-cell office:value-type="float" office:value="155.79" calcext:value-type="float">
            <text:p>155.79</text:p>
          </table:table-cell>
          <table:table-cell office:value-type="float" office:value="194.21" calcext:value-type="float">
            <text:p>194.21</text:p>
          </table:table-cell>
        </table:table-row>
        <table:table-row table:style-name="ro1">
          <table:table-cell office:value-type="float" office:value="4495752" calcext:value-type="float">
            <text:p>4495752</text:p>
          </table:table-cell>
          <table:table-cell table:formula="of:=[.A283]/1000/(60*60*24)" office:value-type="time" office:time-value="PT01H14M55.752S" calcext:value-type="time">
            <text:p>01:14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56.33" calcext:value-type="float">
            <text:p>156.33</text:p>
          </table:table-cell>
          <table:table-cell office:value-type="float" office:value="194.88" calcext:value-type="float">
            <text:p>194.88</text:p>
          </table:table-cell>
        </table:table-row>
        <table:table-row table:style-name="ro1">
          <table:table-cell office:value-type="float" office:value="4511752" calcext:value-type="float">
            <text:p>4511752</text:p>
          </table:table-cell>
          <table:table-cell table:formula="of:=[.A284]/1000/(60*60*24)" office:value-type="time" office:time-value="PT01H15M11.752S" calcext:value-type="time">
            <text:p>01:15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56.88" calcext:value-type="float">
            <text:p>156.88</text:p>
          </table:table-cell>
          <table:table-cell office:value-type="float" office:value="195.54" calcext:value-type="float">
            <text:p>195.54</text:p>
          </table:table-cell>
        </table:table-row>
        <table:table-row table:style-name="ro1">
          <table:table-cell office:value-type="float" office:value="4527752" calcext:value-type="float">
            <text:p>4527752</text:p>
          </table:table-cell>
          <table:table-cell table:formula="of:=[.A285]/1000/(60*60*24)" office:value-type="time" office:time-value="PT01H15M27.752S" calcext:value-type="time">
            <text:p>01:15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57.43" calcext:value-type="float">
            <text:p>157.43</text:p>
          </table:table-cell>
          <table:table-cell office:value-type="float" office:value="196.21" calcext:value-type="float">
            <text:p>196.21</text:p>
          </table:table-cell>
        </table:table-row>
        <table:table-row table:style-name="ro1">
          <table:table-cell office:value-type="float" office:value="4543752" calcext:value-type="float">
            <text:p>4543752</text:p>
          </table:table-cell>
          <table:table-cell table:formula="of:=[.A286]/1000/(60*60*24)" office:value-type="time" office:time-value="PT01H15M43.752S" calcext:value-type="time">
            <text:p>01:15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1" calcext:value-type="float">
            <text:p>149.61</text:p>
          </table:table-cell>
          <table:table-cell office:value-type="float" office:value="157.97" calcext:value-type="float">
            <text:p>157.97</text:p>
          </table:table-cell>
          <table:table-cell office:value-type="float" office:value="196.87" calcext:value-type="float">
            <text:p>196.87</text:p>
          </table:table-cell>
        </table:table-row>
        <table:table-row table:style-name="ro1">
          <table:table-cell office:value-type="float" office:value="4559752" calcext:value-type="float">
            <text:p>4559752</text:p>
          </table:table-cell>
          <table:table-cell table:formula="of:=[.A287]/1000/(60*60*24)" office:value-type="time" office:time-value="PT01H15M59.752S" calcext:value-type="time">
            <text:p>01:16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1" calcext:value-type="float">
            <text:p>149.61</text:p>
          </table:table-cell>
          <table:table-cell office:value-type="float" office:value="158.52" calcext:value-type="float">
            <text:p>158.52</text:p>
          </table:table-cell>
          <table:table-cell office:value-type="float" office:value="197.54" calcext:value-type="float">
            <text:p>197.54</text:p>
          </table:table-cell>
        </table:table-row>
        <table:table-row table:style-name="ro1">
          <table:table-cell office:value-type="float" office:value="4575752" calcext:value-type="float">
            <text:p>4575752</text:p>
          </table:table-cell>
          <table:table-cell table:formula="of:=[.A288]/1000/(60*60*24)" office:value-type="time" office:time-value="PT01H16M15.752S" calcext:value-type="time">
            <text:p>01:16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1" calcext:value-type="float">
            <text:p>149.61</text:p>
          </table:table-cell>
          <table:table-cell office:value-type="float" office:value="159.06" calcext:value-type="float">
            <text:p>159.06</text:p>
          </table:table-cell>
          <table:table-cell office:value-type="float" office:value="198.2" calcext:value-type="float">
            <text:p>198.2</text:p>
          </table:table-cell>
        </table:table-row>
        <table:table-row table:style-name="ro1">
          <table:table-cell office:value-type="float" office:value="4591752" calcext:value-type="float">
            <text:p>4591752</text:p>
          </table:table-cell>
          <table:table-cell table:formula="of:=[.A289]/1000/(60*60*24)" office:value-type="time" office:time-value="PT01H16M31.752S" calcext:value-type="time">
            <text:p>01:16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59.61" calcext:value-type="float">
            <text:p>159.61</text:p>
          </table:table-cell>
          <table:table-cell office:value-type="float" office:value="198.87" calcext:value-type="float">
            <text:p>198.87</text:p>
          </table:table-cell>
        </table:table-row>
        <table:table-row table:style-name="ro1">
          <table:table-cell office:value-type="float" office:value="4607752" calcext:value-type="float">
            <text:p>4607752</text:p>
          </table:table-cell>
          <table:table-cell table:formula="of:=[.A290]/1000/(60*60*24)" office:value-type="time" office:time-value="PT01H16M47.752S" calcext:value-type="time">
            <text:p>01:16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60.15" calcext:value-type="float">
            <text:p>160.15</text:p>
          </table:table-cell>
          <table:table-cell office:value-type="float" office:value="199.53" calcext:value-type="float">
            <text:p>199.53</text:p>
          </table:table-cell>
        </table:table-row>
        <table:table-row table:style-name="ro1">
          <table:table-cell office:value-type="float" office:value="4623752" calcext:value-type="float">
            <text:p>4623752</text:p>
          </table:table-cell>
          <table:table-cell table:formula="of:=[.A291]/1000/(60*60*24)" office:value-type="time" office:time-value="PT01H17M03.752S" calcext:value-type="time">
            <text:p>01:17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60.7" calcext:value-type="float">
            <text:p>160.7</text:p>
          </table:table-cell>
          <table:table-cell office:value-type="float" office:value="200.2" calcext:value-type="float">
            <text:p>200.2</text:p>
          </table:table-cell>
        </table:table-row>
        <table:table-row table:style-name="ro1">
          <table:table-cell office:value-type="float" office:value="4639752" calcext:value-type="float">
            <text:p>4639752</text:p>
          </table:table-cell>
          <table:table-cell table:formula="of:=[.A292]/1000/(60*60*24)" office:value-type="time" office:time-value="PT01H17M19.752S" calcext:value-type="time">
            <text:p>01:17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61.24" calcext:value-type="float">
            <text:p>161.24</text:p>
          </table:table-cell>
          <table:table-cell office:value-type="float" office:value="200.86" calcext:value-type="float">
            <text:p>200.86</text:p>
          </table:table-cell>
        </table:table-row>
        <table:table-row table:style-name="ro1">
          <table:table-cell office:value-type="float" office:value="4655752" calcext:value-type="float">
            <text:p>4655752</text:p>
          </table:table-cell>
          <table:table-cell table:formula="of:=[.A293]/1000/(60*60*24)" office:value-type="time" office:time-value="PT01H17M35.752S" calcext:value-type="time">
            <text:p>01:17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61.79" calcext:value-type="float">
            <text:p>161.79</text:p>
          </table:table-cell>
          <table:table-cell office:value-type="float" office:value="201.53" calcext:value-type="float">
            <text:p>201.53</text:p>
          </table:table-cell>
        </table:table-row>
        <table:table-row table:style-name="ro1">
          <table:table-cell office:value-type="float" office:value="4671752" calcext:value-type="float">
            <text:p>4671752</text:p>
          </table:table-cell>
          <table:table-cell table:formula="of:=[.A294]/1000/(60*60*24)" office:value-type="time" office:time-value="PT01H17M51.752S" calcext:value-type="time">
            <text:p>01:17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62.33" calcext:value-type="float">
            <text:p>162.33</text:p>
          </table:table-cell>
          <table:table-cell office:value-type="float" office:value="202.19" calcext:value-type="float">
            <text:p>202.19</text:p>
          </table:table-cell>
        </table:table-row>
        <table:table-row table:style-name="ro1">
          <table:table-cell office:value-type="float" office:value="4687752" calcext:value-type="float">
            <text:p>4687752</text:p>
          </table:table-cell>
          <table:table-cell table:formula="of:=[.A295]/1000/(60*60*24)" office:value-type="time" office:time-value="PT01H18M07.752S" calcext:value-type="time">
            <text:p>01:18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1" calcext:value-type="float">
            <text:p>149.61</text:p>
          </table:table-cell>
          <table:table-cell office:value-type="float" office:value="162.88" calcext:value-type="float">
            <text:p>162.88</text:p>
          </table:table-cell>
          <table:table-cell office:value-type="float" office:value="202.86" calcext:value-type="float">
            <text:p>202.86</text:p>
          </table:table-cell>
        </table:table-row>
        <table:table-row table:style-name="ro1">
          <table:table-cell office:value-type="float" office:value="4703752" calcext:value-type="float">
            <text:p>4703752</text:p>
          </table:table-cell>
          <table:table-cell table:formula="of:=[.A296]/1000/(60*60*24)" office:value-type="time" office:time-value="PT01H18M23.752S" calcext:value-type="time">
            <text:p>01:18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11" calcext:value-type="float">
            <text:p>149.11</text:p>
          </table:table-cell>
          <table:table-cell office:value-type="float" office:value="163.42" calcext:value-type="float">
            <text:p>163.42</text:p>
          </table:table-cell>
          <table:table-cell office:value-type="float" office:value="203.52" calcext:value-type="float">
            <text:p>203.52</text:p>
          </table:table-cell>
        </table:table-row>
        <table:table-row table:style-name="ro1">
          <table:table-cell office:value-type="float" office:value="4719752" calcext:value-type="float">
            <text:p>4719752</text:p>
          </table:table-cell>
          <table:table-cell table:formula="of:=[.A297]/1000/(60*60*24)" office:value-type="time" office:time-value="PT01H18M39.752S" calcext:value-type="time">
            <text:p>01:18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63.97" calcext:value-type="float">
            <text:p>163.97</text:p>
          </table:table-cell>
          <table:table-cell office:value-type="float" office:value="204.19" calcext:value-type="float">
            <text:p>204.19</text:p>
          </table:table-cell>
        </table:table-row>
        <table:table-row table:style-name="ro1">
          <table:table-cell office:value-type="float" office:value="4735752" calcext:value-type="float">
            <text:p>4735752</text:p>
          </table:table-cell>
          <table:table-cell table:formula="of:=[.A298]/1000/(60*60*24)" office:value-type="time" office:time-value="PT01H18M55.752S" calcext:value-type="time">
            <text:p>01:18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64.51" calcext:value-type="float">
            <text:p>164.51</text:p>
          </table:table-cell>
          <table:table-cell office:value-type="float" office:value="204.85" calcext:value-type="float">
            <text:p>204.85</text:p>
          </table:table-cell>
        </table:table-row>
        <table:table-row table:style-name="ro1">
          <table:table-cell office:value-type="float" office:value="4751752" calcext:value-type="float">
            <text:p>4751752</text:p>
          </table:table-cell>
          <table:table-cell table:formula="of:=[.A299]/1000/(60*60*24)" office:value-type="time" office:time-value="PT01H19M11.752S" calcext:value-type="time">
            <text:p>01:19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65.06" calcext:value-type="float">
            <text:p>165.06</text:p>
          </table:table-cell>
          <table:table-cell office:value-type="float" office:value="205.52" calcext:value-type="float">
            <text:p>205.52</text:p>
          </table:table-cell>
        </table:table-row>
        <table:table-row table:style-name="ro1">
          <table:table-cell office:value-type="float" office:value="4767752" calcext:value-type="float">
            <text:p>4767752</text:p>
          </table:table-cell>
          <table:table-cell table:formula="of:=[.A300]/1000/(60*60*24)" office:value-type="time" office:time-value="PT01H19M27.752S" calcext:value-type="time">
            <text:p>01:19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65.6" calcext:value-type="float">
            <text:p>165.6</text:p>
          </table:table-cell>
          <table:table-cell office:value-type="float" office:value="206.18" calcext:value-type="float">
            <text:p>206.18</text:p>
          </table:table-cell>
        </table:table-row>
        <table:table-row table:style-name="ro1">
          <table:table-cell office:value-type="float" office:value="4783752" calcext:value-type="float">
            <text:p>4783752</text:p>
          </table:table-cell>
          <table:table-cell table:formula="of:=[.A301]/1000/(60*60*24)" office:value-type="time" office:time-value="PT01H19M43.752S" calcext:value-type="time">
            <text:p>01:19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66.15" calcext:value-type="float">
            <text:p>166.15</text:p>
          </table:table-cell>
          <table:table-cell office:value-type="float" office:value="206.85" calcext:value-type="float">
            <text:p>206.85</text:p>
          </table:table-cell>
        </table:table-row>
        <table:table-row table:style-name="ro1">
          <table:table-cell office:value-type="float" office:value="4799752" calcext:value-type="float">
            <text:p>4799752</text:p>
          </table:table-cell>
          <table:table-cell table:formula="of:=[.A302]/1000/(60*60*24)" office:value-type="time" office:time-value="PT01H19M59.752S" calcext:value-type="time">
            <text:p>01:20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66.69" calcext:value-type="float">
            <text:p>166.69</text:p>
          </table:table-cell>
          <table:table-cell office:value-type="float" office:value="207.51" calcext:value-type="float">
            <text:p>207.51</text:p>
          </table:table-cell>
        </table:table-row>
        <table:table-row table:style-name="ro1">
          <table:table-cell office:value-type="float" office:value="4815752" calcext:value-type="float">
            <text:p>4815752</text:p>
          </table:table-cell>
          <table:table-cell table:formula="of:=[.A303]/1000/(60*60*24)" office:value-type="time" office:time-value="PT01H20M15.752S" calcext:value-type="time">
            <text:p>01:20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67.24" calcext:value-type="float">
            <text:p>167.24</text:p>
          </table:table-cell>
          <table:table-cell office:value-type="float" office:value="208.18" calcext:value-type="float">
            <text:p>208.18</text:p>
          </table:table-cell>
        </table:table-row>
        <table:table-row table:style-name="ro1">
          <table:table-cell office:value-type="float" office:value="4831752" calcext:value-type="float">
            <text:p>4831752</text:p>
          </table:table-cell>
          <table:table-cell table:formula="of:=[.A304]/1000/(60*60*24)" office:value-type="time" office:time-value="PT01H20M31.752S" calcext:value-type="time">
            <text:p>01:20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67.78" calcext:value-type="float">
            <text:p>167.78</text:p>
          </table:table-cell>
          <table:table-cell office:value-type="float" office:value="208.84" calcext:value-type="float">
            <text:p>208.84</text:p>
          </table:table-cell>
        </table:table-row>
        <table:table-row table:style-name="ro1">
          <table:table-cell office:value-type="float" office:value="4847752" calcext:value-type="float">
            <text:p>4847752</text:p>
          </table:table-cell>
          <table:table-cell table:formula="of:=[.A305]/1000/(60*60*24)" office:value-type="time" office:time-value="PT01H20M47.752S" calcext:value-type="time">
            <text:p>01:20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68.32" calcext:value-type="float">
            <text:p>168.32</text:p>
          </table:table-cell>
          <table:table-cell office:value-type="float" office:value="209.51" calcext:value-type="float">
            <text:p>209.51</text:p>
          </table:table-cell>
        </table:table-row>
        <table:table-row table:style-name="ro1">
          <table:table-cell office:value-type="float" office:value="4863752" calcext:value-type="float">
            <text:p>4863752</text:p>
          </table:table-cell>
          <table:table-cell table:formula="of:=[.A306]/1000/(60*60*24)" office:value-type="time" office:time-value="PT01H21M03.752S" calcext:value-type="time">
            <text:p>01:21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68.87" calcext:value-type="float">
            <text:p>168.87</text:p>
          </table:table-cell>
          <table:table-cell office:value-type="float" office:value="210.17" calcext:value-type="float">
            <text:p>210.17</text:p>
          </table:table-cell>
        </table:table-row>
        <table:table-row table:style-name="ro1">
          <table:table-cell office:value-type="float" office:value="4879752" calcext:value-type="float">
            <text:p>4879752</text:p>
          </table:table-cell>
          <table:table-cell table:formula="of:=[.A307]/1000/(60*60*24)" office:value-type="time" office:time-value="PT01H21M19.752S" calcext:value-type="time">
            <text:p>01:21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69.41" calcext:value-type="float">
            <text:p>169.41</text:p>
          </table:table-cell>
          <table:table-cell office:value-type="float" office:value="210.83" calcext:value-type="float">
            <text:p>210.83</text:p>
          </table:table-cell>
        </table:table-row>
        <table:table-row table:style-name="ro1">
          <table:table-cell office:value-type="float" office:value="4895752" calcext:value-type="float">
            <text:p>4895752</text:p>
          </table:table-cell>
          <table:table-cell table:formula="of:=[.A308]/1000/(60*60*24)" office:value-type="time" office:time-value="PT01H21M35.752S" calcext:value-type="time">
            <text:p>01:21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69.96" calcext:value-type="float">
            <text:p>169.96</text:p>
          </table:table-cell>
          <table:table-cell office:value-type="float" office:value="211.5" calcext:value-type="float">
            <text:p>211.5</text:p>
          </table:table-cell>
        </table:table-row>
        <table:table-row table:style-name="ro1">
          <table:table-cell office:value-type="float" office:value="4911752" calcext:value-type="float">
            <text:p>4911752</text:p>
          </table:table-cell>
          <table:table-cell table:formula="of:=[.A309]/1000/(60*60*24)" office:value-type="time" office:time-value="PT01H21M51.752S" calcext:value-type="time">
            <text:p>01:21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70.5" calcext:value-type="float">
            <text:p>170.5</text:p>
          </table:table-cell>
          <table:table-cell office:value-type="float" office:value="212.16" calcext:value-type="float">
            <text:p>212.16</text:p>
          </table:table-cell>
        </table:table-row>
        <table:table-row table:style-name="ro1">
          <table:table-cell office:value-type="float" office:value="4927752" calcext:value-type="float">
            <text:p>4927752</text:p>
          </table:table-cell>
          <table:table-cell table:formula="of:=[.A310]/1000/(60*60*24)" office:value-type="time" office:time-value="PT01H22M07.752S" calcext:value-type="time">
            <text:p>01:22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71.05" calcext:value-type="float">
            <text:p>171.05</text:p>
          </table:table-cell>
          <table:table-cell office:value-type="float" office:value="212.83" calcext:value-type="float">
            <text:p>212.83</text:p>
          </table:table-cell>
        </table:table-row>
        <table:table-row table:style-name="ro1">
          <table:table-cell office:value-type="float" office:value="4943752" calcext:value-type="float">
            <text:p>4943752</text:p>
          </table:table-cell>
          <table:table-cell table:formula="of:=[.A311]/1000/(60*60*24)" office:value-type="time" office:time-value="PT01H22M23.752S" calcext:value-type="time">
            <text:p>01:22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71.59" calcext:value-type="float">
            <text:p>171.59</text:p>
          </table:table-cell>
          <table:table-cell office:value-type="float" office:value="213.49" calcext:value-type="float">
            <text:p>213.49</text:p>
          </table:table-cell>
        </table:table-row>
        <table:table-row table:style-name="ro1">
          <table:table-cell office:value-type="float" office:value="4959752" calcext:value-type="float">
            <text:p>4959752</text:p>
          </table:table-cell>
          <table:table-cell table:formula="of:=[.A312]/1000/(60*60*24)" office:value-type="time" office:time-value="PT01H22M39.752S" calcext:value-type="time">
            <text:p>01:22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72.14" calcext:value-type="float">
            <text:p>172.14</text:p>
          </table:table-cell>
          <table:table-cell office:value-type="float" office:value="214.15" calcext:value-type="float">
            <text:p>214.15</text:p>
          </table:table-cell>
        </table:table-row>
        <table:table-row table:style-name="ro1">
          <table:table-cell office:value-type="float" office:value="4975752" calcext:value-type="float">
            <text:p>4975752</text:p>
          </table:table-cell>
          <table:table-cell table:formula="of:=[.A313]/1000/(60*60*24)" office:value-type="time" office:time-value="PT01H22M55.752S" calcext:value-type="time">
            <text:p>01:22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72.68" calcext:value-type="float">
            <text:p>172.68</text:p>
          </table:table-cell>
          <table:table-cell office:value-type="float" office:value="214.82" calcext:value-type="float">
            <text:p>214.82</text:p>
          </table:table-cell>
        </table:table-row>
        <table:table-row table:style-name="ro1">
          <table:table-cell office:value-type="float" office:value="4991752" calcext:value-type="float">
            <text:p>4991752</text:p>
          </table:table-cell>
          <table:table-cell table:formula="of:=[.A314]/1000/(60*60*24)" office:value-type="time" office:time-value="PT01H23M11.752S" calcext:value-type="time">
            <text:p>01:23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73.23" calcext:value-type="float">
            <text:p>173.23</text:p>
          </table:table-cell>
          <table:table-cell office:value-type="float" office:value="215.48" calcext:value-type="float">
            <text:p>215.48</text:p>
          </table:table-cell>
        </table:table-row>
        <table:table-row table:style-name="ro1">
          <table:table-cell office:value-type="float" office:value="5007752" calcext:value-type="float">
            <text:p>5007752</text:p>
          </table:table-cell>
          <table:table-cell table:formula="of:=[.A315]/1000/(60*60*24)" office:value-type="time" office:time-value="PT01H23M27.752S" calcext:value-type="time">
            <text:p>01:23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173.77" calcext:value-type="float">
            <text:p>173.77</text:p>
          </table:table-cell>
          <table:table-cell office:value-type="float" office:value="216.15" calcext:value-type="float">
            <text:p>216.15</text:p>
          </table:table-cell>
        </table:table-row>
        <table:table-row table:style-name="ro1">
          <table:table-cell office:value-type="float" office:value="5023752" calcext:value-type="float">
            <text:p>5023752</text:p>
          </table:table-cell>
          <table:table-cell table:formula="of:=[.A316]/1000/(60*60*24)" office:value-type="time" office:time-value="PT01H23M43.752S" calcext:value-type="time">
            <text:p>01:23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74.32" calcext:value-type="float">
            <text:p>174.32</text:p>
          </table:table-cell>
          <table:table-cell office:value-type="float" office:value="216.81" calcext:value-type="float">
            <text:p>216.81</text:p>
          </table:table-cell>
        </table:table-row>
        <table:table-row table:style-name="ro1">
          <table:table-cell office:value-type="float" office:value="5039752" calcext:value-type="float">
            <text:p>5039752</text:p>
          </table:table-cell>
          <table:table-cell table:formula="of:=[.A317]/1000/(60*60*24)" office:value-type="time" office:time-value="PT01H23M59.752S" calcext:value-type="time">
            <text:p>01:24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74.86" calcext:value-type="float">
            <text:p>174.86</text:p>
          </table:table-cell>
          <table:table-cell office:value-type="float" office:value="217.47" calcext:value-type="float">
            <text:p>217.47</text:p>
          </table:table-cell>
        </table:table-row>
        <table:table-row table:style-name="ro1">
          <table:table-cell office:value-type="float" office:value="5055752" calcext:value-type="float">
            <text:p>5055752</text:p>
          </table:table-cell>
          <table:table-cell table:formula="of:=[.A318]/1000/(60*60*24)" office:value-type="time" office:time-value="PT01H24M15.752S" calcext:value-type="time">
            <text:p>01:24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75.4" calcext:value-type="float">
            <text:p>175.4</text:p>
          </table:table-cell>
          <table:table-cell office:value-type="float" office:value="218.14" calcext:value-type="float">
            <text:p>218.14</text:p>
          </table:table-cell>
        </table:table-row>
        <table:table-row table:style-name="ro1">
          <table:table-cell office:value-type="float" office:value="5071752" calcext:value-type="float">
            <text:p>5071752</text:p>
          </table:table-cell>
          <table:table-cell table:formula="of:=[.A319]/1000/(60*60*24)" office:value-type="time" office:time-value="PT01H24M31.752S" calcext:value-type="time">
            <text:p>01:24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75.95" calcext:value-type="float">
            <text:p>175.95</text:p>
          </table:table-cell>
          <table:table-cell office:value-type="float" office:value="218.8" calcext:value-type="float">
            <text:p>218.8</text:p>
          </table:table-cell>
        </table:table-row>
        <table:table-row table:style-name="ro1">
          <table:table-cell office:value-type="float" office:value="5087752" calcext:value-type="float">
            <text:p>5087752</text:p>
          </table:table-cell>
          <table:table-cell table:formula="of:=[.A320]/1000/(60*60*24)" office:value-type="time" office:time-value="PT01H24M47.752S" calcext:value-type="time">
            <text:p>01:24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76.49" calcext:value-type="float">
            <text:p>176.49</text:p>
          </table:table-cell>
          <table:table-cell office:value-type="float" office:value="219.46" calcext:value-type="float">
            <text:p>219.46</text:p>
          </table:table-cell>
        </table:table-row>
        <table:table-row table:style-name="ro1">
          <table:table-cell office:value-type="float" office:value="5103752" calcext:value-type="float">
            <text:p>5103752</text:p>
          </table:table-cell>
          <table:table-cell table:formula="of:=[.A321]/1000/(60*60*24)" office:value-type="time" office:time-value="PT01H25M03.752S" calcext:value-type="time">
            <text:p>01:25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77.04" calcext:value-type="float">
            <text:p>177.04</text:p>
          </table:table-cell>
          <table:table-cell office:value-type="float" office:value="220.13" calcext:value-type="float">
            <text:p>220.13</text:p>
          </table:table-cell>
        </table:table-row>
        <table:table-row table:style-name="ro1">
          <table:table-cell office:value-type="float" office:value="5119752" calcext:value-type="float">
            <text:p>5119752</text:p>
          </table:table-cell>
          <table:table-cell table:formula="of:=[.A322]/1000/(60*60*24)" office:value-type="time" office:time-value="PT01H25M19.752S" calcext:value-type="time">
            <text:p>01:25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177.58" calcext:value-type="float">
            <text:p>177.58</text:p>
          </table:table-cell>
          <table:table-cell office:value-type="float" office:value="220.79" calcext:value-type="float">
            <text:p>220.79</text:p>
          </table:table-cell>
        </table:table-row>
        <table:table-row table:style-name="ro1">
          <table:table-cell office:value-type="float" office:value="5135752" calcext:value-type="float">
            <text:p>5135752</text:p>
          </table:table-cell>
          <table:table-cell table:formula="of:=[.A323]/1000/(60*60*24)" office:value-type="time" office:time-value="PT01H25M35.752S" calcext:value-type="time">
            <text:p>01:25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78.13" calcext:value-type="float">
            <text:p>178.13</text:p>
          </table:table-cell>
          <table:table-cell office:value-type="float" office:value="221.45" calcext:value-type="float">
            <text:p>221.45</text:p>
          </table:table-cell>
        </table:table-row>
        <table:table-row table:style-name="ro1">
          <table:table-cell office:value-type="float" office:value="5151752" calcext:value-type="float">
            <text:p>5151752</text:p>
          </table:table-cell>
          <table:table-cell table:formula="of:=[.A324]/1000/(60*60*24)" office:value-type="time" office:time-value="PT01H25M51.752S" calcext:value-type="time">
            <text:p>01:25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178.67" calcext:value-type="float">
            <text:p>178.67</text:p>
          </table:table-cell>
          <table:table-cell office:value-type="float" office:value="222.12" calcext:value-type="float">
            <text:p>222.12</text:p>
          </table:table-cell>
        </table:table-row>
        <table:table-row table:style-name="ro1">
          <table:table-cell office:value-type="float" office:value="5167752" calcext:value-type="float">
            <text:p>5167752</text:p>
          </table:table-cell>
          <table:table-cell table:formula="of:=[.A325]/1000/(60*60*24)" office:value-type="time" office:time-value="PT01H26M07.752S" calcext:value-type="time">
            <text:p>01:26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179.21" calcext:value-type="float">
            <text:p>179.21</text:p>
          </table:table-cell>
          <table:table-cell office:value-type="float" office:value="222.78" calcext:value-type="float">
            <text:p>222.78</text:p>
          </table:table-cell>
        </table:table-row>
        <table:table-row table:style-name="ro1">
          <table:table-cell office:value-type="float" office:value="5183752" calcext:value-type="float">
            <text:p>5183752</text:p>
          </table:table-cell>
          <table:table-cell table:formula="of:=[.A326]/1000/(60*60*24)" office:value-type="time" office:time-value="PT01H26M23.752S" calcext:value-type="time">
            <text:p>01:26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79.76" calcext:value-type="float">
            <text:p>179.76</text:p>
          </table:table-cell>
          <table:table-cell office:value-type="float" office:value="223.44" calcext:value-type="float">
            <text:p>223.44</text:p>
          </table:table-cell>
        </table:table-row>
        <table:table-row table:style-name="ro1">
          <table:table-cell office:value-type="float" office:value="5199752" calcext:value-type="float">
            <text:p>5199752</text:p>
          </table:table-cell>
          <table:table-cell table:formula="of:=[.A327]/1000/(60*60*24)" office:value-type="time" office:time-value="PT01H26M39.752S" calcext:value-type="time">
            <text:p>01:26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180.3" calcext:value-type="float">
            <text:p>180.3</text:p>
          </table:table-cell>
          <table:table-cell office:value-type="float" office:value="224.11" calcext:value-type="float">
            <text:p>224.11</text:p>
          </table:table-cell>
        </table:table-row>
        <table:table-row table:style-name="ro1">
          <table:table-cell office:value-type="float" office:value="5215752" calcext:value-type="float">
            <text:p>5215752</text:p>
          </table:table-cell>
          <table:table-cell table:formula="of:=[.A328]/1000/(60*60*24)" office:value-type="time" office:time-value="PT01H26M55.752S" calcext:value-type="time">
            <text:p>01:26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180.85" calcext:value-type="float">
            <text:p>180.85</text:p>
          </table:table-cell>
          <table:table-cell office:value-type="float" office:value="224.77" calcext:value-type="float">
            <text:p>224.77</text:p>
          </table:table-cell>
        </table:table-row>
        <table:table-row table:style-name="ro1">
          <table:table-cell office:value-type="float" office:value="5231752" calcext:value-type="float">
            <text:p>5231752</text:p>
          </table:table-cell>
          <table:table-cell table:formula="of:=[.A329]/1000/(60*60*24)" office:value-type="time" office:time-value="PT01H27M11.752S" calcext:value-type="time">
            <text:p>01:27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81.39" calcext:value-type="float">
            <text:p>181.39</text:p>
          </table:table-cell>
          <table:table-cell office:value-type="float" office:value="225.43" calcext:value-type="float">
            <text:p>225.43</text:p>
          </table:table-cell>
        </table:table-row>
        <table:table-row table:style-name="ro1">
          <table:table-cell office:value-type="float" office:value="5247752" calcext:value-type="float">
            <text:p>5247752</text:p>
          </table:table-cell>
          <table:table-cell table:formula="of:=[.A330]/1000/(60*60*24)" office:value-type="time" office:time-value="PT01H27M27.752S" calcext:value-type="time">
            <text:p>01:27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181.94" calcext:value-type="float">
            <text:p>181.94</text:p>
          </table:table-cell>
          <table:table-cell office:value-type="float" office:value="226.1" calcext:value-type="float">
            <text:p>226.1</text:p>
          </table:table-cell>
        </table:table-row>
        <table:table-row table:style-name="ro1">
          <table:table-cell office:value-type="float" office:value="5263752" calcext:value-type="float">
            <text:p>5263752</text:p>
          </table:table-cell>
          <table:table-cell table:formula="of:=[.A331]/1000/(60*60*24)" office:value-type="time" office:time-value="PT01H27M43.752S" calcext:value-type="time">
            <text:p>01:27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182.48" calcext:value-type="float">
            <text:p>182.48</text:p>
          </table:table-cell>
          <table:table-cell office:value-type="float" office:value="226.76" calcext:value-type="float">
            <text:p>226.76</text:p>
          </table:table-cell>
        </table:table-row>
        <table:table-row table:style-name="ro1">
          <table:table-cell office:value-type="float" office:value="5279752" calcext:value-type="float">
            <text:p>5279752</text:p>
          </table:table-cell>
          <table:table-cell table:formula="of:=[.A332]/1000/(60*60*24)" office:value-type="time" office:time-value="PT01H27M59.752S" calcext:value-type="time">
            <text:p>01:28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183.02" calcext:value-type="float">
            <text:p>183.02</text:p>
          </table:table-cell>
          <table:table-cell office:value-type="float" office:value="227.42" calcext:value-type="float">
            <text:p>227.42</text:p>
          </table:table-cell>
        </table:table-row>
        <table:table-row table:style-name="ro1">
          <table:table-cell office:value-type="float" office:value="5295752" calcext:value-type="float">
            <text:p>5295752</text:p>
          </table:table-cell>
          <table:table-cell table:formula="of:=[.A333]/1000/(60*60*24)" office:value-type="time" office:time-value="PT01H28M15.752S" calcext:value-type="time">
            <text:p>01:28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183.57" calcext:value-type="float">
            <text:p>183.57</text:p>
          </table:table-cell>
          <table:table-cell office:value-type="float" office:value="228.09" calcext:value-type="float">
            <text:p>228.09</text:p>
          </table:table-cell>
        </table:table-row>
        <table:table-row table:style-name="ro1">
          <table:table-cell office:value-type="float" office:value="5311752" calcext:value-type="float">
            <text:p>5311752</text:p>
          </table:table-cell>
          <table:table-cell table:formula="of:=[.A334]/1000/(60*60*24)" office:value-type="time" office:time-value="PT01H28M31.752S" calcext:value-type="time">
            <text:p>01:28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184.11" calcext:value-type="float">
            <text:p>184.11</text:p>
          </table:table-cell>
          <table:table-cell office:value-type="float" office:value="228.75" calcext:value-type="float">
            <text:p>228.75</text:p>
          </table:table-cell>
        </table:table-row>
        <table:table-row table:style-name="ro1">
          <table:table-cell office:value-type="float" office:value="5327752" calcext:value-type="float">
            <text:p>5327752</text:p>
          </table:table-cell>
          <table:table-cell table:formula="of:=[.A335]/1000/(60*60*24)" office:value-type="time" office:time-value="PT01H28M47.752S" calcext:value-type="time">
            <text:p>01:28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84.66" calcext:value-type="float">
            <text:p>184.66</text:p>
          </table:table-cell>
          <table:table-cell office:value-type="float" office:value="229.41" calcext:value-type="float">
            <text:p>229.41</text:p>
          </table:table-cell>
        </table:table-row>
        <table:table-row table:style-name="ro1">
          <table:table-cell office:value-type="float" office:value="5343752" calcext:value-type="float">
            <text:p>5343752</text:p>
          </table:table-cell>
          <table:table-cell table:formula="of:=[.A336]/1000/(60*60*24)" office:value-type="time" office:time-value="PT01H29M03.752S" calcext:value-type="time">
            <text:p>01:29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185.2" calcext:value-type="float">
            <text:p>185.2</text:p>
          </table:table-cell>
          <table:table-cell office:value-type="float" office:value="230.08" calcext:value-type="float">
            <text:p>230.08</text:p>
          </table:table-cell>
        </table:table-row>
        <table:table-row table:style-name="ro1">
          <table:table-cell office:value-type="float" office:value="5359752" calcext:value-type="float">
            <text:p>5359752</text:p>
          </table:table-cell>
          <table:table-cell table:formula="of:=[.A337]/1000/(60*60*24)" office:value-type="time" office:time-value="PT01H29M19.752S" calcext:value-type="time">
            <text:p>01:29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85.74" calcext:value-type="float">
            <text:p>185.74</text:p>
          </table:table-cell>
          <table:table-cell office:value-type="float" office:value="230.74" calcext:value-type="float">
            <text:p>230.74</text:p>
          </table:table-cell>
        </table:table-row>
        <table:table-row table:style-name="ro1">
          <table:table-cell office:value-type="float" office:value="5375752" calcext:value-type="float">
            <text:p>5375752</text:p>
          </table:table-cell>
          <table:table-cell table:formula="of:=[.A338]/1000/(60*60*24)" office:value-type="time" office:time-value="PT01H29M35.752S" calcext:value-type="time">
            <text:p>01:29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186.29" calcext:value-type="float">
            <text:p>186.29</text:p>
          </table:table-cell>
          <table:table-cell office:value-type="float" office:value="231.4" calcext:value-type="float">
            <text:p>231.4</text:p>
          </table:table-cell>
        </table:table-row>
        <table:table-row table:style-name="ro1">
          <table:table-cell office:value-type="float" office:value="5391752" calcext:value-type="float">
            <text:p>5391752</text:p>
          </table:table-cell>
          <table:table-cell table:formula="of:=[.A339]/1000/(60*60*24)" office:value-type="time" office:time-value="PT01H29M51.752S" calcext:value-type="time">
            <text:p>01:29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86.83" calcext:value-type="float">
            <text:p>186.83</text:p>
          </table:table-cell>
          <table:table-cell office:value-type="float" office:value="232.06" calcext:value-type="float">
            <text:p>232.06</text:p>
          </table:table-cell>
        </table:table-row>
        <table:table-row table:style-name="ro1">
          <table:table-cell office:value-type="float" office:value="5407752" calcext:value-type="float">
            <text:p>5407752</text:p>
          </table:table-cell>
          <table:table-cell table:formula="of:=[.A340]/1000/(60*60*24)" office:value-type="time" office:time-value="PT01H30M07.752S" calcext:value-type="time">
            <text:p>01:30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187.38" calcext:value-type="float">
            <text:p>187.38</text:p>
          </table:table-cell>
          <table:table-cell office:value-type="float" office:value="232.73" calcext:value-type="float">
            <text:p>232.73</text:p>
          </table:table-cell>
        </table:table-row>
        <table:table-row table:style-name="ro1">
          <table:table-cell office:value-type="float" office:value="5423752" calcext:value-type="float">
            <text:p>5423752</text:p>
          </table:table-cell>
          <table:table-cell table:formula="of:=[.A341]/1000/(60*60*24)" office:value-type="time" office:time-value="PT01H30M23.752S" calcext:value-type="time">
            <text:p>01:30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187.92" calcext:value-type="float">
            <text:p>187.92</text:p>
          </table:table-cell>
          <table:table-cell office:value-type="float" office:value="233.39" calcext:value-type="float">
            <text:p>233.39</text:p>
          </table:table-cell>
        </table:table-row>
        <table:table-row table:style-name="ro1">
          <table:table-cell office:value-type="float" office:value="5439752" calcext:value-type="float">
            <text:p>5439752</text:p>
          </table:table-cell>
          <table:table-cell table:formula="of:=[.A342]/1000/(60*60*24)" office:value-type="time" office:time-value="PT01H30M39.752S" calcext:value-type="time">
            <text:p>01:30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188.46" calcext:value-type="float">
            <text:p>188.46</text:p>
          </table:table-cell>
          <table:table-cell office:value-type="float" office:value="234.05" calcext:value-type="float">
            <text:p>234.05</text:p>
          </table:table-cell>
        </table:table-row>
        <table:table-row table:style-name="ro1">
          <table:table-cell office:value-type="float" office:value="5455752" calcext:value-type="float">
            <text:p>5455752</text:p>
          </table:table-cell>
          <table:table-cell table:formula="of:=[.A343]/1000/(60*60*24)" office:value-type="time" office:time-value="PT01H30M55.752S" calcext:value-type="time">
            <text:p>01:30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189.01" calcext:value-type="float">
            <text:p>189.01</text:p>
          </table:table-cell>
          <table:table-cell office:value-type="float" office:value="234.71" calcext:value-type="float">
            <text:p>234.71</text:p>
          </table:table-cell>
        </table:table-row>
        <table:table-row table:style-name="ro1">
          <table:table-cell office:value-type="float" office:value="5471752" calcext:value-type="float">
            <text:p>5471752</text:p>
          </table:table-cell>
          <table:table-cell table:formula="of:=[.A344]/1000/(60*60*24)" office:value-type="time" office:time-value="PT01H31M11.752S" calcext:value-type="time">
            <text:p>01:31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89.55" calcext:value-type="float">
            <text:p>189.55</text:p>
          </table:table-cell>
          <table:table-cell office:value-type="float" office:value="235.38" calcext:value-type="float">
            <text:p>235.38</text:p>
          </table:table-cell>
        </table:table-row>
        <table:table-row table:style-name="ro1">
          <table:table-cell office:value-type="float" office:value="5487752" calcext:value-type="float">
            <text:p>5487752</text:p>
          </table:table-cell>
          <table:table-cell table:formula="of:=[.A345]/1000/(60*60*24)" office:value-type="time" office:time-value="PT01H31M27.752S" calcext:value-type="time">
            <text:p>01:31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90.1" calcext:value-type="float">
            <text:p>190.1</text:p>
          </table:table-cell>
          <table:table-cell office:value-type="float" office:value="236.04" calcext:value-type="float">
            <text:p>236.04</text:p>
          </table:table-cell>
        </table:table-row>
        <table:table-row table:style-name="ro1">
          <table:table-cell office:value-type="float" office:value="5503752" calcext:value-type="float">
            <text:p>5503752</text:p>
          </table:table-cell>
          <table:table-cell table:formula="of:=[.A346]/1000/(60*60*24)" office:value-type="time" office:time-value="PT01H31M43.752S" calcext:value-type="time">
            <text:p>01:31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90.64" calcext:value-type="float">
            <text:p>190.64</text:p>
          </table:table-cell>
          <table:table-cell office:value-type="float" office:value="236.7" calcext:value-type="float">
            <text:p>236.7</text:p>
          </table:table-cell>
        </table:table-row>
        <table:table-row table:style-name="ro1">
          <table:table-cell office:value-type="float" office:value="5519752" calcext:value-type="float">
            <text:p>5519752</text:p>
          </table:table-cell>
          <table:table-cell table:formula="of:=[.A347]/1000/(60*60*24)" office:value-type="time" office:time-value="PT01H31M59.752S" calcext:value-type="time">
            <text:p>01:32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191.18" calcext:value-type="float">
            <text:p>191.18</text:p>
          </table:table-cell>
          <table:table-cell office:value-type="float" office:value="237.36" calcext:value-type="float">
            <text:p>237.36</text:p>
          </table:table-cell>
        </table:table-row>
        <table:table-row table:style-name="ro1">
          <table:table-cell office:value-type="float" office:value="5535752" calcext:value-type="float">
            <text:p>5535752</text:p>
          </table:table-cell>
          <table:table-cell table:formula="of:=[.A348]/1000/(60*60*24)" office:value-type="time" office:time-value="PT01H32M15.752S" calcext:value-type="time">
            <text:p>01:32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91.73" calcext:value-type="float">
            <text:p>191.73</text:p>
          </table:table-cell>
          <table:table-cell office:value-type="float" office:value="238.03" calcext:value-type="float">
            <text:p>238.03</text:p>
          </table:table-cell>
        </table:table-row>
        <table:table-row table:style-name="ro1">
          <table:table-cell office:value-type="float" office:value="5551752" calcext:value-type="float">
            <text:p>5551752</text:p>
          </table:table-cell>
          <table:table-cell table:formula="of:=[.A349]/1000/(60*60*24)" office:value-type="time" office:time-value="PT01H32M31.752S" calcext:value-type="time">
            <text:p>01:32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92.27" calcext:value-type="float">
            <text:p>192.27</text:p>
          </table:table-cell>
          <table:table-cell office:value-type="float" office:value="238.69" calcext:value-type="float">
            <text:p>238.69</text:p>
          </table:table-cell>
        </table:table-row>
        <table:table-row table:style-name="ro1">
          <table:table-cell office:value-type="float" office:value="5567752" calcext:value-type="float">
            <text:p>5567752</text:p>
          </table:table-cell>
          <table:table-cell table:formula="of:=[.A350]/1000/(60*60*24)" office:value-type="time" office:time-value="PT01H32M47.752S" calcext:value-type="time">
            <text:p>01:32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92.82" calcext:value-type="float">
            <text:p>192.82</text:p>
          </table:table-cell>
          <table:table-cell office:value-type="float" office:value="239.35" calcext:value-type="float">
            <text:p>239.35</text:p>
          </table:table-cell>
        </table:table-row>
        <table:table-row table:style-name="ro1">
          <table:table-cell office:value-type="float" office:value="5583752" calcext:value-type="float">
            <text:p>5583752</text:p>
          </table:table-cell>
          <table:table-cell table:formula="of:=[.A351]/1000/(60*60*24)" office:value-type="time" office:time-value="PT01H33M03.752S" calcext:value-type="time">
            <text:p>01:33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93.36" calcext:value-type="float">
            <text:p>193.36</text:p>
          </table:table-cell>
          <table:table-cell office:value-type="float" office:value="240.01" calcext:value-type="float">
            <text:p>240.01</text:p>
          </table:table-cell>
        </table:table-row>
        <table:table-row table:style-name="ro1">
          <table:table-cell office:value-type="float" office:value="5599752" calcext:value-type="float">
            <text:p>5599752</text:p>
          </table:table-cell>
          <table:table-cell table:formula="of:=[.A352]/1000/(60*60*24)" office:value-type="time" office:time-value="PT01H33M19.752S" calcext:value-type="time">
            <text:p>01:33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193.9" calcext:value-type="float">
            <text:p>193.9</text:p>
          </table:table-cell>
          <table:table-cell office:value-type="float" office:value="240.67" calcext:value-type="float">
            <text:p>240.67</text:p>
          </table:table-cell>
        </table:table-row>
        <table:table-row table:style-name="ro1">
          <table:table-cell office:value-type="float" office:value="5615752" calcext:value-type="float">
            <text:p>5615752</text:p>
          </table:table-cell>
          <table:table-cell table:formula="of:=[.A353]/1000/(60*60*24)" office:value-type="time" office:time-value="PT01H33M35.752S" calcext:value-type="time">
            <text:p>01:33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9.23" calcext:value-type="float">
            <text:p>149.23</text:p>
          </table:table-cell>
          <table:table-cell office:value-type="float" office:value="194.45" calcext:value-type="float">
            <text:p>194.45</text:p>
          </table:table-cell>
          <table:table-cell office:value-type="float" office:value="241.34" calcext:value-type="float">
            <text:p>241.34</text:p>
          </table:table-cell>
        </table:table-row>
        <table:table-row table:style-name="ro1">
          <table:table-cell office:value-type="float" office:value="5631752" calcext:value-type="float">
            <text:p>5631752</text:p>
          </table:table-cell>
          <table:table-cell table:formula="of:=[.A354]/1000/(60*60*24)" office:value-type="time" office:time-value="PT01H33M51.752S" calcext:value-type="time">
            <text:p>01:33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194.99" calcext:value-type="float">
            <text:p>194.9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5647752" calcext:value-type="float">
            <text:p>5647752</text:p>
          </table:table-cell>
          <table:table-cell table:formula="of:=[.A355]/1000/(60*60*24)" office:value-type="time" office:time-value="PT01H34M07.752S" calcext:value-type="time">
            <text:p>01:34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195.54" calcext:value-type="float">
            <text:p>195.54</text:p>
          </table:table-cell>
          <table:table-cell office:value-type="float" office:value="242.66" calcext:value-type="float">
            <text:p>242.66</text:p>
          </table:table-cell>
        </table:table-row>
        <table:table-row table:style-name="ro1">
          <table:table-cell office:value-type="float" office:value="5663752" calcext:value-type="float">
            <text:p>5663752</text:p>
          </table:table-cell>
          <table:table-cell table:formula="of:=[.A356]/1000/(60*60*24)" office:value-type="time" office:time-value="PT01H34M23.752S" calcext:value-type="time">
            <text:p>01:34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96.08" calcext:value-type="float">
            <text:p>196.08</text:p>
          </table:table-cell>
          <table:table-cell office:value-type="float" office:value="243.32" calcext:value-type="float">
            <text:p>243.32</text:p>
          </table:table-cell>
        </table:table-row>
        <table:table-row table:style-name="ro1">
          <table:table-cell office:value-type="float" office:value="5679752" calcext:value-type="float">
            <text:p>5679752</text:p>
          </table:table-cell>
          <table:table-cell table:formula="of:=[.A357]/1000/(60*60*24)" office:value-type="time" office:time-value="PT01H34M39.752S" calcext:value-type="time">
            <text:p>01:34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96.62" calcext:value-type="float">
            <text:p>196.62</text:p>
          </table:table-cell>
          <table:table-cell office:value-type="float" office:value="243.98" calcext:value-type="float">
            <text:p>243.98</text:p>
          </table:table-cell>
        </table:table-row>
        <table:table-row table:style-name="ro1">
          <table:table-cell office:value-type="float" office:value="5695752" calcext:value-type="float">
            <text:p>5695752</text:p>
          </table:table-cell>
          <table:table-cell table:formula="of:=[.A358]/1000/(60*60*24)" office:value-type="time" office:time-value="PT01H34M55.752S" calcext:value-type="time">
            <text:p>01:34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97.17" calcext:value-type="float">
            <text:p>197.17</text:p>
          </table:table-cell>
          <table:table-cell office:value-type="float" office:value="244.65" calcext:value-type="float">
            <text:p>244.65</text:p>
          </table:table-cell>
        </table:table-row>
        <table:table-row table:style-name="ro1">
          <table:table-cell office:value-type="float" office:value="5711752" calcext:value-type="float">
            <text:p>5711752</text:p>
          </table:table-cell>
          <table:table-cell table:formula="of:=[.A359]/1000/(60*60*24)" office:value-type="time" office:time-value="PT01H35M11.752S" calcext:value-type="time">
            <text:p>01:35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97.71" calcext:value-type="float">
            <text:p>197.71</text:p>
          </table:table-cell>
          <table:table-cell office:value-type="float" office:value="245.31" calcext:value-type="float">
            <text:p>245.31</text:p>
          </table:table-cell>
        </table:table-row>
        <table:table-row table:style-name="ro1">
          <table:table-cell office:value-type="float" office:value="5727752" calcext:value-type="float">
            <text:p>5727752</text:p>
          </table:table-cell>
          <table:table-cell table:formula="of:=[.A360]/1000/(60*60*24)" office:value-type="time" office:time-value="PT01H35M27.752S" calcext:value-type="time">
            <text:p>01:35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98.25" calcext:value-type="float">
            <text:p>198.25</text:p>
          </table:table-cell>
          <table:table-cell office:value-type="float" office:value="245.97" calcext:value-type="float">
            <text:p>245.97</text:p>
          </table:table-cell>
        </table:table-row>
        <table:table-row table:style-name="ro1">
          <table:table-cell office:value-type="float" office:value="5743752" calcext:value-type="float">
            <text:p>5743752</text:p>
          </table:table-cell>
          <table:table-cell table:formula="of:=[.A361]/1000/(60*60*24)" office:value-type="time" office:time-value="PT01H35M43.752S" calcext:value-type="time">
            <text:p>01:35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98.8" calcext:value-type="float">
            <text:p>198.8</text:p>
          </table:table-cell>
          <table:table-cell office:value-type="float" office:value="246.63" calcext:value-type="float">
            <text:p>246.63</text:p>
          </table:table-cell>
        </table:table-row>
        <table:table-row table:style-name="ro1">
          <table:table-cell office:value-type="float" office:value="5759752" calcext:value-type="float">
            <text:p>5759752</text:p>
          </table:table-cell>
          <table:table-cell table:formula="of:=[.A362]/1000/(60*60*24)" office:value-type="time" office:time-value="PT01H35M59.752S" calcext:value-type="time">
            <text:p>01:36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99.34" calcext:value-type="float">
            <text:p>199.34</text:p>
          </table:table-cell>
          <table:table-cell office:value-type="float" office:value="247.29" calcext:value-type="float">
            <text:p>247.29</text:p>
          </table:table-cell>
        </table:table-row>
        <table:table-row table:style-name="ro1">
          <table:table-cell office:value-type="float" office:value="5775752" calcext:value-type="float">
            <text:p>5775752</text:p>
          </table:table-cell>
          <table:table-cell table:formula="of:=[.A363]/1000/(60*60*24)" office:value-type="time" office:time-value="PT01H36M15.752S" calcext:value-type="time">
            <text:p>01:36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99.89" calcext:value-type="float">
            <text:p>199.89</text:p>
          </table:table-cell>
          <table:table-cell office:value-type="float" office:value="247.95" calcext:value-type="float">
            <text:p>247.95</text:p>
          </table:table-cell>
        </table:table-row>
        <table:table-row table:style-name="ro1">
          <table:table-cell office:value-type="float" office:value="5791752" calcext:value-type="float">
            <text:p>5791752</text:p>
          </table:table-cell>
          <table:table-cell table:formula="of:=[.A364]/1000/(60*60*24)" office:value-type="time" office:time-value="PT01H36M31.752S" calcext:value-type="time">
            <text:p>01:36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00.43" calcext:value-type="float">
            <text:p>200.43</text:p>
          </table:table-cell>
          <table:table-cell office:value-type="float" office:value="248.61" calcext:value-type="float">
            <text:p>248.61</text:p>
          </table:table-cell>
        </table:table-row>
        <table:table-row table:style-name="ro1">
          <table:table-cell office:value-type="float" office:value="5807752" calcext:value-type="float">
            <text:p>5807752</text:p>
          </table:table-cell>
          <table:table-cell table:formula="of:=[.A365]/1000/(60*60*24)" office:value-type="time" office:time-value="PT01H36M47.752S" calcext:value-type="time">
            <text:p>01:36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00.97" calcext:value-type="float">
            <text:p>200.97</text:p>
          </table:table-cell>
          <table:table-cell office:value-type="float" office:value="249.28" calcext:value-type="float">
            <text:p>249.28</text:p>
          </table:table-cell>
        </table:table-row>
        <table:table-row table:style-name="ro1">
          <table:table-cell office:value-type="float" office:value="5823752" calcext:value-type="float">
            <text:p>5823752</text:p>
          </table:table-cell>
          <table:table-cell table:formula="of:=[.A366]/1000/(60*60*24)" office:value-type="time" office:time-value="PT01H37M03.752S" calcext:value-type="time">
            <text:p>01:37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201.52" calcext:value-type="float">
            <text:p>201.52</text:p>
          </table:table-cell>
          <table:table-cell office:value-type="float" office:value="249.94" calcext:value-type="float">
            <text:p>249.94</text:p>
          </table:table-cell>
        </table:table-row>
        <table:table-row table:style-name="ro1">
          <table:table-cell office:value-type="float" office:value="5839752" calcext:value-type="float">
            <text:p>5839752</text:p>
          </table:table-cell>
          <table:table-cell table:formula="of:=[.A367]/1000/(60*60*24)" office:value-type="time" office:time-value="PT01H37M19.752S" calcext:value-type="time">
            <text:p>01:37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9.23" calcext:value-type="float">
            <text:p>149.23</text:p>
          </table:table-cell>
          <table:table-cell office:value-type="float" office:value="202.06" calcext:value-type="float">
            <text:p>202.06</text:p>
          </table:table-cell>
          <table:table-cell office:value-type="float" office:value="250.6" calcext:value-type="float">
            <text:p>250.6</text:p>
          </table:table-cell>
        </table:table-row>
        <table:table-row table:style-name="ro1">
          <table:table-cell office:value-type="float" office:value="5855752" calcext:value-type="float">
            <text:p>5855752</text:p>
          </table:table-cell>
          <table:table-cell table:formula="of:=[.A368]/1000/(60*60*24)" office:value-type="time" office:time-value="PT01H37M35.752S" calcext:value-type="time">
            <text:p>01:37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02.6" calcext:value-type="float">
            <text:p>202.6</text:p>
          </table:table-cell>
          <table:table-cell office:value-type="float" office:value="251.26" calcext:value-type="float">
            <text:p>251.26</text:p>
          </table:table-cell>
        </table:table-row>
        <table:table-row table:style-name="ro1">
          <table:table-cell office:value-type="float" office:value="5871752" calcext:value-type="float">
            <text:p>5871752</text:p>
          </table:table-cell>
          <table:table-cell table:formula="of:=[.A369]/1000/(60*60*24)" office:value-type="time" office:time-value="PT01H37M51.752S" calcext:value-type="time">
            <text:p>01:37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03.15" calcext:value-type="float">
            <text:p>203.15</text:p>
          </table:table-cell>
          <table:table-cell office:value-type="float" office:value="251.92" calcext:value-type="float">
            <text:p>251.92</text:p>
          </table:table-cell>
        </table:table-row>
        <table:table-row table:style-name="ro1">
          <table:table-cell office:value-type="float" office:value="5887752" calcext:value-type="float">
            <text:p>5887752</text:p>
          </table:table-cell>
          <table:table-cell table:formula="of:=[.A370]/1000/(60*60*24)" office:value-type="time" office:time-value="PT01H38M07.752S" calcext:value-type="time">
            <text:p>01:38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03.69" calcext:value-type="float">
            <text:p>203.69</text:p>
          </table:table-cell>
          <table:table-cell office:value-type="float" office:value="252.58" calcext:value-type="float">
            <text:p>252.58</text:p>
          </table:table-cell>
        </table:table-row>
        <table:table-row table:style-name="ro1">
          <table:table-cell office:value-type="float" office:value="5903752" calcext:value-type="float">
            <text:p>5903752</text:p>
          </table:table-cell>
          <table:table-cell table:formula="of:=[.A371]/1000/(60*60*24)" office:value-type="time" office:time-value="PT01H38M23.752S" calcext:value-type="time">
            <text:p>01:38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04.23" calcext:value-type="float">
            <text:p>204.23</text:p>
          </table:table-cell>
          <table:table-cell office:value-type="float" office:value="253.24" calcext:value-type="float">
            <text:p>253.24</text:p>
          </table:table-cell>
        </table:table-row>
        <table:table-row table:style-name="ro1">
          <table:table-cell office:value-type="float" office:value="5919752" calcext:value-type="float">
            <text:p>5919752</text:p>
          </table:table-cell>
          <table:table-cell table:formula="of:=[.A372]/1000/(60*60*24)" office:value-type="time" office:time-value="PT01H38M39.752S" calcext:value-type="time">
            <text:p>01:38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04.78" calcext:value-type="float">
            <text:p>204.78</text:p>
          </table:table-cell>
          <table:table-cell office:value-type="float" office:value="253.91" calcext:value-type="float">
            <text:p>253.91</text:p>
          </table:table-cell>
        </table:table-row>
        <table:table-row table:style-name="ro1">
          <table:table-cell office:value-type="float" office:value="5935752" calcext:value-type="float">
            <text:p>5935752</text:p>
          </table:table-cell>
          <table:table-cell table:formula="of:=[.A373]/1000/(60*60*24)" office:value-type="time" office:time-value="PT01H38M55.752S" calcext:value-type="time">
            <text:p>01:38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05.32" calcext:value-type="float">
            <text:p>205.32</text:p>
          </table:table-cell>
          <table:table-cell office:value-type="float" office:value="254.57" calcext:value-type="float">
            <text:p>254.57</text:p>
          </table:table-cell>
        </table:table-row>
        <table:table-row table:style-name="ro1">
          <table:table-cell office:value-type="float" office:value="5951752" calcext:value-type="float">
            <text:p>5951752</text:p>
          </table:table-cell>
          <table:table-cell table:formula="of:=[.A374]/1000/(60*60*24)" office:value-type="time" office:time-value="PT01H39M11.752S" calcext:value-type="time">
            <text:p>01:39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05.86" calcext:value-type="float">
            <text:p>205.86</text:p>
          </table:table-cell>
          <table:table-cell office:value-type="float" office:value="255.23" calcext:value-type="float">
            <text:p>255.23</text:p>
          </table:table-cell>
        </table:table-row>
        <table:table-row table:style-name="ro1">
          <table:table-cell office:value-type="float" office:value="5967752" calcext:value-type="float">
            <text:p>5967752</text:p>
          </table:table-cell>
          <table:table-cell table:formula="of:=[.A375]/1000/(60*60*24)" office:value-type="time" office:time-value="PT01H39M27.752S" calcext:value-type="time">
            <text:p>01:39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206.41" calcext:value-type="float">
            <text:p>206.41</text:p>
          </table:table-cell>
          <table:table-cell office:value-type="float" office:value="255.89" calcext:value-type="float">
            <text:p>255.89</text:p>
          </table:table-cell>
        </table:table-row>
        <table:table-row table:style-name="ro1">
          <table:table-cell office:value-type="float" office:value="5983752" calcext:value-type="float">
            <text:p>5983752</text:p>
          </table:table-cell>
          <table:table-cell table:formula="of:=[.A376]/1000/(60*60*24)" office:value-type="time" office:time-value="PT01H39M43.752S" calcext:value-type="time">
            <text:p>01:39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9.23" calcext:value-type="float">
            <text:p>149.23</text:p>
          </table:table-cell>
          <table:table-cell office:value-type="float" office:value="206.95" calcext:value-type="float">
            <text:p>206.95</text:p>
          </table:table-cell>
          <table:table-cell office:value-type="float" office:value="256.55" calcext:value-type="float">
            <text:p>256.55</text:p>
          </table:table-cell>
        </table:table-row>
        <table:table-row table:style-name="ro1">
          <table:table-cell office:value-type="float" office:value="5999752" calcext:value-type="float">
            <text:p>5999752</text:p>
          </table:table-cell>
          <table:table-cell table:formula="of:=[.A377]/1000/(60*60*24)" office:value-type="time" office:time-value="PT01H39M59.752S" calcext:value-type="time">
            <text:p>01:40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9.23" calcext:value-type="float">
            <text:p>149.23</text:p>
          </table:table-cell>
          <table:table-cell office:value-type="float" office:value="207.49" calcext:value-type="float">
            <text:p>207.49</text:p>
          </table:table-cell>
          <table:table-cell office:value-type="float" office:value="257.21" calcext:value-type="float">
            <text:p>257.21</text:p>
          </table:table-cell>
        </table:table-row>
        <table:table-row table:style-name="ro1">
          <table:table-cell office:value-type="float" office:value="6015752" calcext:value-type="float">
            <text:p>6015752</text:p>
          </table:table-cell>
          <table:table-cell table:formula="of:=[.A378]/1000/(60*60*24)" office:value-type="time" office:time-value="PT01H40M15.752S" calcext:value-type="time">
            <text:p>01:40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08.04" calcext:value-type="float">
            <text:p>208.04</text:p>
          </table:table-cell>
          <table:table-cell office:value-type="float" office:value="257.87" calcext:value-type="float">
            <text:p>257.87</text:p>
          </table:table-cell>
        </table:table-row>
        <table:table-row table:style-name="ro1">
          <table:table-cell office:value-type="float" office:value="6031752" calcext:value-type="float">
            <text:p>6031752</text:p>
          </table:table-cell>
          <table:table-cell table:formula="of:=[.A379]/1000/(60*60*24)" office:value-type="time" office:time-value="PT01H40M31.752S" calcext:value-type="time">
            <text:p>01:40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08.58" calcext:value-type="float">
            <text:p>208.58</text:p>
          </table:table-cell>
          <table:table-cell office:value-type="float" office:value="258.53" calcext:value-type="float">
            <text:p>258.53</text:p>
          </table:table-cell>
        </table:table-row>
        <table:table-row table:style-name="ro1">
          <table:table-cell office:value-type="float" office:value="6047752" calcext:value-type="float">
            <text:p>6047752</text:p>
          </table:table-cell>
          <table:table-cell table:formula="of:=[.A380]/1000/(60*60*24)" office:value-type="time" office:time-value="PT01H40M47.752S" calcext:value-type="time">
            <text:p>01:40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09.13" calcext:value-type="float">
            <text:p>209.13</text:p>
          </table:table-cell>
          <table:table-cell office:value-type="float" office:value="259.2" calcext:value-type="float">
            <text:p>259.2</text:p>
          </table:table-cell>
        </table:table-row>
        <table:table-row table:style-name="ro1">
          <table:table-cell office:value-type="float" office:value="6063752" calcext:value-type="float">
            <text:p>6063752</text:p>
          </table:table-cell>
          <table:table-cell table:formula="of:=[.A381]/1000/(60*60*24)" office:value-type="time" office:time-value="PT01H41M03.752S" calcext:value-type="time">
            <text:p>01:41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09.67" calcext:value-type="float">
            <text:p>209.67</text:p>
          </table:table-cell>
          <table:table-cell office:value-type="float" office:value="259.86" calcext:value-type="float">
            <text:p>259.86</text:p>
          </table:table-cell>
        </table:table-row>
        <table:table-row table:style-name="ro1">
          <table:table-cell office:value-type="float" office:value="6079752" calcext:value-type="float">
            <text:p>6079752</text:p>
          </table:table-cell>
          <table:table-cell table:formula="of:=[.A382]/1000/(60*60*24)" office:value-type="time" office:time-value="PT01H41M19.752S" calcext:value-type="time">
            <text:p>01:41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10.21" calcext:value-type="float">
            <text:p>210.21</text:p>
          </table:table-cell>
          <table:table-cell office:value-type="float" office:value="260.52" calcext:value-type="float">
            <text:p>260.52</text:p>
          </table:table-cell>
        </table:table-row>
        <table:table-row table:style-name="ro1">
          <table:table-cell office:value-type="float" office:value="6095752" calcext:value-type="float">
            <text:p>6095752</text:p>
          </table:table-cell>
          <table:table-cell table:formula="of:=[.A383]/1000/(60*60*24)" office:value-type="time" office:time-value="PT01H41M35.752S" calcext:value-type="time">
            <text:p>01:41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10.76" calcext:value-type="float">
            <text:p>210.76</text:p>
          </table:table-cell>
          <table:table-cell office:value-type="float" office:value="261.18" calcext:value-type="float">
            <text:p>261.18</text:p>
          </table:table-cell>
        </table:table-row>
        <table:table-row table:style-name="ro1">
          <table:table-cell office:value-type="float" office:value="6111752" calcext:value-type="float">
            <text:p>6111752</text:p>
          </table:table-cell>
          <table:table-cell table:formula="of:=[.A384]/1000/(60*60*24)" office:value-type="time" office:time-value="PT01H41M51.752S" calcext:value-type="time">
            <text:p>01:41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11.3" calcext:value-type="float">
            <text:p>211.3</text:p>
          </table:table-cell>
          <table:table-cell office:value-type="float" office:value="261.84" calcext:value-type="float">
            <text:p>261.84</text:p>
          </table:table-cell>
        </table:table-row>
        <table:table-row table:style-name="ro1">
          <table:table-cell office:value-type="float" office:value="6127752" calcext:value-type="float">
            <text:p>6127752</text:p>
          </table:table-cell>
          <table:table-cell table:formula="of:=[.A385]/1000/(60*60*24)" office:value-type="time" office:time-value="PT01H42M07.752S" calcext:value-type="time">
            <text:p>01:42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11.84" calcext:value-type="float">
            <text:p>211.84</text:p>
          </table:table-cell>
          <table:table-cell office:value-type="float" office:value="262.5" calcext:value-type="float">
            <text:p>262.5</text:p>
          </table:table-cell>
        </table:table-row>
        <table:table-row table:style-name="ro1">
          <table:table-cell office:value-type="float" office:value="6143752" calcext:value-type="float">
            <text:p>6143752</text:p>
          </table:table-cell>
          <table:table-cell table:formula="of:=[.A386]/1000/(60*60*24)" office:value-type="time" office:time-value="PT01H42M23.752S" calcext:value-type="time">
            <text:p>01:42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12.39" calcext:value-type="float">
            <text:p>212.39</text:p>
          </table:table-cell>
          <table:table-cell office:value-type="float" office:value="263.16" calcext:value-type="float">
            <text:p>263.16</text:p>
          </table:table-cell>
        </table:table-row>
        <table:table-row table:style-name="ro1">
          <table:table-cell office:value-type="float" office:value="6159752" calcext:value-type="float">
            <text:p>6159752</text:p>
          </table:table-cell>
          <table:table-cell table:formula="of:=[.A387]/1000/(60*60*24)" office:value-type="time" office:time-value="PT01H42M39.752S" calcext:value-type="time">
            <text:p>01:42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12.93" calcext:value-type="float">
            <text:p>212.93</text:p>
          </table:table-cell>
          <table:table-cell office:value-type="float" office:value="263.82" calcext:value-type="float">
            <text:p>263.82</text:p>
          </table:table-cell>
        </table:table-row>
        <table:table-row table:style-name="ro1">
          <table:table-cell office:value-type="float" office:value="6175752" calcext:value-type="float">
            <text:p>6175752</text:p>
          </table:table-cell>
          <table:table-cell table:formula="of:=[.A388]/1000/(60*60*24)" office:value-type="time" office:time-value="PT01H42M55.752S" calcext:value-type="time">
            <text:p>01:42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13.47" calcext:value-type="float">
            <text:p>213.47</text:p>
          </table:table-cell>
          <table:table-cell office:value-type="float" office:value="264.48" calcext:value-type="float">
            <text:p>264.48</text:p>
          </table:table-cell>
        </table:table-row>
        <table:table-row table:style-name="ro1">
          <table:table-cell office:value-type="float" office:value="6191752" calcext:value-type="float">
            <text:p>6191752</text:p>
          </table:table-cell>
          <table:table-cell table:formula="of:=[.A389]/1000/(60*60*24)" office:value-type="time" office:time-value="PT01H43M11.752S" calcext:value-type="time">
            <text:p>01:43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14.02" calcext:value-type="float">
            <text:p>214.02</text:p>
          </table:table-cell>
          <table:table-cell office:value-type="float" office:value="265.15" calcext:value-type="float">
            <text:p>265.15</text:p>
          </table:table-cell>
        </table:table-row>
        <table:table-row table:style-name="ro1">
          <table:table-cell office:value-type="float" office:value="6207752" calcext:value-type="float">
            <text:p>6207752</text:p>
          </table:table-cell>
          <table:table-cell table:formula="of:=[.A390]/1000/(60*60*24)" office:value-type="time" office:time-value="PT01H43M27.752S" calcext:value-type="time">
            <text:p>01:43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14.56" calcext:value-type="float">
            <text:p>214.56</text:p>
          </table:table-cell>
          <table:table-cell office:value-type="float" office:value="265.81" calcext:value-type="float">
            <text:p>265.81</text:p>
          </table:table-cell>
        </table:table-row>
        <table:table-row table:style-name="ro1">
          <table:table-cell office:value-type="float" office:value="6223752" calcext:value-type="float">
            <text:p>6223752</text:p>
          </table:table-cell>
          <table:table-cell table:formula="of:=[.A391]/1000/(60*60*24)" office:value-type="time" office:time-value="PT01H43M43.752S" calcext:value-type="time">
            <text:p>01:43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15.1" calcext:value-type="float">
            <text:p>215.1</text:p>
          </table:table-cell>
          <table:table-cell office:value-type="float" office:value="266.47" calcext:value-type="float">
            <text:p>266.47</text:p>
          </table:table-cell>
        </table:table-row>
        <table:table-row table:style-name="ro1">
          <table:table-cell office:value-type="float" office:value="6239752" calcext:value-type="float">
            <text:p>6239752</text:p>
          </table:table-cell>
          <table:table-cell table:formula="of:=[.A392]/1000/(60*60*24)" office:value-type="time" office:time-value="PT01H43M59.752S" calcext:value-type="time">
            <text:p>01:44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15.65" calcext:value-type="float">
            <text:p>215.65</text:p>
          </table:table-cell>
          <table:table-cell office:value-type="float" office:value="267.13" calcext:value-type="float">
            <text:p>267.13</text:p>
          </table:table-cell>
        </table:table-row>
        <table:table-row table:style-name="ro1">
          <table:table-cell office:value-type="float" office:value="6255752" calcext:value-type="float">
            <text:p>6255752</text:p>
          </table:table-cell>
          <table:table-cell table:formula="of:=[.A393]/1000/(60*60*24)" office:value-type="time" office:time-value="PT01H44M15.752S" calcext:value-type="time">
            <text:p>01:44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16.19" calcext:value-type="float">
            <text:p>216.19</text:p>
          </table:table-cell>
          <table:table-cell office:value-type="float" office:value="267.79" calcext:value-type="float">
            <text:p>267.79</text:p>
          </table:table-cell>
        </table:table-row>
        <table:table-row table:style-name="ro1">
          <table:table-cell office:value-type="float" office:value="6271752" calcext:value-type="float">
            <text:p>6271752</text:p>
          </table:table-cell>
          <table:table-cell table:formula="of:=[.A394]/1000/(60*60*24)" office:value-type="time" office:time-value="PT01H44M31.752S" calcext:value-type="time">
            <text:p>01:44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16.73" calcext:value-type="float">
            <text:p>216.73</text:p>
          </table:table-cell>
          <table:table-cell office:value-type="float" office:value="268.45" calcext:value-type="float">
            <text:p>268.45</text:p>
          </table:table-cell>
        </table:table-row>
        <table:table-row table:style-name="ro1">
          <table:table-cell office:value-type="float" office:value="6287752" calcext:value-type="float">
            <text:p>6287752</text:p>
          </table:table-cell>
          <table:table-cell table:formula="of:=[.A395]/1000/(60*60*24)" office:value-type="time" office:time-value="PT01H44M47.752S" calcext:value-type="time">
            <text:p>01:44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17.28" calcext:value-type="float">
            <text:p>217.28</text:p>
          </table:table-cell>
          <table:table-cell office:value-type="float" office:value="269.11" calcext:value-type="float">
            <text:p>269.11</text:p>
          </table:table-cell>
        </table:table-row>
        <table:table-row table:style-name="ro1">
          <table:table-cell office:value-type="float" office:value="6303752" calcext:value-type="float">
            <text:p>6303752</text:p>
          </table:table-cell>
          <table:table-cell table:formula="of:=[.A396]/1000/(60*60*24)" office:value-type="time" office:time-value="PT01H45M03.752S" calcext:value-type="time">
            <text:p>01:45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17.82" calcext:value-type="float">
            <text:p>217.82</text:p>
          </table:table-cell>
          <table:table-cell office:value-type="float" office:value="269.77" calcext:value-type="float">
            <text:p>269.77</text:p>
          </table:table-cell>
        </table:table-row>
        <table:table-row table:style-name="ro1">
          <table:table-cell office:value-type="float" office:value="6319752" calcext:value-type="float">
            <text:p>6319752</text:p>
          </table:table-cell>
          <table:table-cell table:formula="of:=[.A397]/1000/(60*60*24)" office:value-type="time" office:time-value="PT01H45M19.752S" calcext:value-type="time">
            <text:p>01:45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18.36" calcext:value-type="float">
            <text:p>218.36</text:p>
          </table:table-cell>
          <table:table-cell office:value-type="float" office:value="270.43" calcext:value-type="float">
            <text:p>270.43</text:p>
          </table:table-cell>
        </table:table-row>
        <table:table-row table:style-name="ro1">
          <table:table-cell office:value-type="float" office:value="6335752" calcext:value-type="float">
            <text:p>6335752</text:p>
          </table:table-cell>
          <table:table-cell table:formula="of:=[.A398]/1000/(60*60*24)" office:value-type="time" office:time-value="PT01H45M35.752S" calcext:value-type="time">
            <text:p>01:45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18.91" calcext:value-type="float">
            <text:p>218.91</text:p>
          </table:table-cell>
          <table:table-cell office:value-type="float" office:value="271.09" calcext:value-type="float">
            <text:p>271.09</text:p>
          </table:table-cell>
        </table:table-row>
        <table:table-row table:style-name="ro1">
          <table:table-cell office:value-type="float" office:value="6351752" calcext:value-type="float">
            <text:p>6351752</text:p>
          </table:table-cell>
          <table:table-cell table:formula="of:=[.A399]/1000/(60*60*24)" office:value-type="time" office:time-value="PT01H45M51.752S" calcext:value-type="time">
            <text:p>01:45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19.45" calcext:value-type="float">
            <text:p>219.45</text:p>
          </table:table-cell>
          <table:table-cell office:value-type="float" office:value="271.75" calcext:value-type="float">
            <text:p>271.75</text:p>
          </table:table-cell>
        </table:table-row>
        <table:table-row table:style-name="ro1">
          <table:table-cell office:value-type="float" office:value="6367752" calcext:value-type="float">
            <text:p>6367752</text:p>
          </table:table-cell>
          <table:table-cell table:formula="of:=[.A400]/1000/(60*60*24)" office:value-type="time" office:time-value="PT01H46M07.752S" calcext:value-type="time">
            <text:p>01:46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19.99" calcext:value-type="float">
            <text:p>219.99</text:p>
          </table:table-cell>
          <table:table-cell office:value-type="float" office:value="272.41" calcext:value-type="float">
            <text:p>272.41</text:p>
          </table:table-cell>
        </table:table-row>
        <table:table-row table:style-name="ro1">
          <table:table-cell office:value-type="float" office:value="6383752" calcext:value-type="float">
            <text:p>6383752</text:p>
          </table:table-cell>
          <table:table-cell table:formula="of:=[.A401]/1000/(60*60*24)" office:value-type="time" office:time-value="PT01H46M23.752S" calcext:value-type="time">
            <text:p>01:46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20.54" calcext:value-type="float">
            <text:p>220.54</text:p>
          </table:table-cell>
          <table:table-cell office:value-type="float" office:value="273.07" calcext:value-type="float">
            <text:p>273.07</text:p>
          </table:table-cell>
        </table:table-row>
        <table:table-row table:style-name="ro1">
          <table:table-cell office:value-type="float" office:value="6399752" calcext:value-type="float">
            <text:p>6399752</text:p>
          </table:table-cell>
          <table:table-cell table:formula="of:=[.A402]/1000/(60*60*24)" office:value-type="time" office:time-value="PT01H46M39.752S" calcext:value-type="time">
            <text:p>01:46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21.08" calcext:value-type="float">
            <text:p>221.08</text:p>
          </table:table-cell>
          <table:table-cell office:value-type="float" office:value="273.73" calcext:value-type="float">
            <text:p>273.73</text:p>
          </table:table-cell>
        </table:table-row>
        <table:table-row table:style-name="ro1">
          <table:table-cell office:value-type="float" office:value="6415752" calcext:value-type="float">
            <text:p>6415752</text:p>
          </table:table-cell>
          <table:table-cell table:formula="of:=[.A403]/1000/(60*60*24)" office:value-type="time" office:time-value="PT01H46M55.752S" calcext:value-type="time">
            <text:p>01:46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21.62" calcext:value-type="float">
            <text:p>221.62</text:p>
          </table:table-cell>
          <table:table-cell office:value-type="float" office:value="274.4" calcext:value-type="float">
            <text:p>274.4</text:p>
          </table:table-cell>
        </table:table-row>
        <table:table-row table:style-name="ro1">
          <table:table-cell office:value-type="float" office:value="6431752" calcext:value-type="float">
            <text:p>6431752</text:p>
          </table:table-cell>
          <table:table-cell table:formula="of:=[.A404]/1000/(60*60*24)" office:value-type="time" office:time-value="PT01H47M11.752S" calcext:value-type="time">
            <text:p>01:47:12</text:p>
          </table:table-cell>
          <table:table-cell office:value-type="float" office:value="1.21" calcext:value-type="float">
            <text:p>1.21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25" calcext:value-type="float">
            <text:p>148.25</text:p>
          </table:table-cell>
          <table:table-cell office:value-type="float" office:value="222.17" calcext:value-type="float">
            <text:p>222.17</text:p>
          </table:table-cell>
          <table:table-cell office:value-type="float" office:value="275.06" calcext:value-type="float">
            <text:p>275.06</text:p>
          </table:table-cell>
        </table:table-row>
        <table:table-row table:style-name="ro1">
          <table:table-cell office:value-type="float" office:value="6447752" calcext:value-type="float">
            <text:p>6447752</text:p>
          </table:table-cell>
          <table:table-cell table:formula="of:=[.A405]/1000/(60*60*24)" office:value-type="time" office:time-value="PT01H47M27.752S" calcext:value-type="time">
            <text:p>01:47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22.71" calcext:value-type="float">
            <text:p>222.71</text:p>
          </table:table-cell>
          <table:table-cell office:value-type="float" office:value="275.72" calcext:value-type="float">
            <text:p>275.72</text:p>
          </table:table-cell>
        </table:table-row>
        <table:table-row table:style-name="ro1">
          <table:table-cell office:value-type="float" office:value="6463752" calcext:value-type="float">
            <text:p>6463752</text:p>
          </table:table-cell>
          <table:table-cell table:formula="of:=[.A406]/1000/(60*60*24)" office:value-type="time" office:time-value="PT01H47M43.752S" calcext:value-type="time">
            <text:p>01:47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23.25" calcext:value-type="float">
            <text:p>223.25</text:p>
          </table:table-cell>
          <table:table-cell office:value-type="float" office:value="276.38" calcext:value-type="float">
            <text:p>276.38</text:p>
          </table:table-cell>
        </table:table-row>
        <table:table-row table:style-name="ro1">
          <table:table-cell office:value-type="float" office:value="6479752" calcext:value-type="float">
            <text:p>6479752</text:p>
          </table:table-cell>
          <table:table-cell table:formula="of:=[.A407]/1000/(60*60*24)" office:value-type="time" office:time-value="PT01H47M59.752S" calcext:value-type="time">
            <text:p>01:48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23.79" calcext:value-type="float">
            <text:p>223.79</text:p>
          </table:table-cell>
          <table:table-cell office:value-type="float" office:value="277.04" calcext:value-type="float">
            <text:p>277.04</text:p>
          </table:table-cell>
        </table:table-row>
        <table:table-row table:style-name="ro1">
          <table:table-cell office:value-type="float" office:value="6495752" calcext:value-type="float">
            <text:p>6495752</text:p>
          </table:table-cell>
          <table:table-cell table:formula="of:=[.A408]/1000/(60*60*24)" office:value-type="time" office:time-value="PT01H48M15.752S" calcext:value-type="time">
            <text:p>01:48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24.34" calcext:value-type="float">
            <text:p>224.34</text:p>
          </table:table-cell>
          <table:table-cell office:value-type="float" office:value="277.7" calcext:value-type="float">
            <text:p>277.7</text:p>
          </table:table-cell>
        </table:table-row>
        <table:table-row table:style-name="ro1">
          <table:table-cell office:value-type="float" office:value="6511752" calcext:value-type="float">
            <text:p>6511752</text:p>
          </table:table-cell>
          <table:table-cell table:formula="of:=[.A409]/1000/(60*60*24)" office:value-type="time" office:time-value="PT01H48M31.752S" calcext:value-type="time">
            <text:p>01:48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24.88" calcext:value-type="float">
            <text:p>224.88</text:p>
          </table:table-cell>
          <table:table-cell office:value-type="float" office:value="278.36" calcext:value-type="float">
            <text:p>278.36</text:p>
          </table:table-cell>
        </table:table-row>
        <table:table-row table:style-name="ro1">
          <table:table-cell office:value-type="float" office:value="6527752" calcext:value-type="float">
            <text:p>6527752</text:p>
          </table:table-cell>
          <table:table-cell table:formula="of:=[.A410]/1000/(60*60*24)" office:value-type="time" office:time-value="PT01H48M47.752S" calcext:value-type="time">
            <text:p>01:48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25.42" calcext:value-type="float">
            <text:p>225.42</text:p>
          </table:table-cell>
          <table:table-cell office:value-type="float" office:value="279.02" calcext:value-type="float">
            <text:p>279.02</text:p>
          </table:table-cell>
        </table:table-row>
        <table:table-row table:style-name="ro1">
          <table:table-cell office:value-type="float" office:value="6543752" calcext:value-type="float">
            <text:p>6543752</text:p>
          </table:table-cell>
          <table:table-cell table:formula="of:=[.A411]/1000/(60*60*24)" office:value-type="time" office:time-value="PT01H49M03.752S" calcext:value-type="time">
            <text:p>01:49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25.97" calcext:value-type="float">
            <text:p>225.97</text:p>
          </table:table-cell>
          <table:table-cell office:value-type="float" office:value="279.68" calcext:value-type="float">
            <text:p>279.68</text:p>
          </table:table-cell>
        </table:table-row>
        <table:table-row table:style-name="ro1">
          <table:table-cell office:value-type="float" office:value="6559752" calcext:value-type="float">
            <text:p>6559752</text:p>
          </table:table-cell>
          <table:table-cell table:formula="of:=[.A412]/1000/(60*60*24)" office:value-type="time" office:time-value="PT01H49M19.752S" calcext:value-type="time">
            <text:p>01:49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26.51" calcext:value-type="float">
            <text:p>226.51</text:p>
          </table:table-cell>
          <table:table-cell office:value-type="float" office:value="280.34" calcext:value-type="float">
            <text:p>280.34</text:p>
          </table:table-cell>
        </table:table-row>
        <table:table-row table:style-name="ro1">
          <table:table-cell office:value-type="float" office:value="6575752" calcext:value-type="float">
            <text:p>6575752</text:p>
          </table:table-cell>
          <table:table-cell table:formula="of:=[.A413]/1000/(60*60*24)" office:value-type="time" office:time-value="PT01H49M35.752S" calcext:value-type="time">
            <text:p>01:49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27.05" calcext:value-type="float">
            <text:p>227.05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6591752" calcext:value-type="float">
            <text:p>6591752</text:p>
          </table:table-cell>
          <table:table-cell table:formula="of:=[.A414]/1000/(60*60*24)" office:value-type="time" office:time-value="PT01H49M51.752S" calcext:value-type="time">
            <text:p>01:49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27.6" calcext:value-type="float">
            <text:p>227.6</text:p>
          </table:table-cell>
          <table:table-cell office:value-type="float" office:value="281.66" calcext:value-type="float">
            <text:p>281.66</text:p>
          </table:table-cell>
        </table:table-row>
        <table:table-row table:style-name="ro1">
          <table:table-cell office:value-type="float" office:value="6607752" calcext:value-type="float">
            <text:p>6607752</text:p>
          </table:table-cell>
          <table:table-cell table:formula="of:=[.A415]/1000/(60*60*24)" office:value-type="time" office:time-value="PT01H50M07.752S" calcext:value-type="time">
            <text:p>01:50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28.14" calcext:value-type="float">
            <text:p>228.14</text:p>
          </table:table-cell>
          <table:table-cell office:value-type="float" office:value="282.32" calcext:value-type="float">
            <text:p>282.32</text:p>
          </table:table-cell>
        </table:table-row>
        <table:table-row table:style-name="ro1">
          <table:table-cell office:value-type="float" office:value="6623752" calcext:value-type="float">
            <text:p>6623752</text:p>
          </table:table-cell>
          <table:table-cell table:formula="of:=[.A416]/1000/(60*60*24)" office:value-type="time" office:time-value="PT01H50M23.752S" calcext:value-type="time">
            <text:p>01:50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28.68" calcext:value-type="float">
            <text:p>228.68</text:p>
          </table:table-cell>
          <table:table-cell office:value-type="float" office:value="282.98" calcext:value-type="float">
            <text:p>282.98</text:p>
          </table:table-cell>
        </table:table-row>
        <table:table-row table:style-name="ro1">
          <table:table-cell office:value-type="float" office:value="6639752" calcext:value-type="float">
            <text:p>6639752</text:p>
          </table:table-cell>
          <table:table-cell table:formula="of:=[.A417]/1000/(60*60*24)" office:value-type="time" office:time-value="PT01H50M39.752S" calcext:value-type="time">
            <text:p>01:50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29.23" calcext:value-type="float">
            <text:p>229.23</text:p>
          </table:table-cell>
          <table:table-cell office:value-type="float" office:value="283.64" calcext:value-type="float">
            <text:p>283.64</text:p>
          </table:table-cell>
        </table:table-row>
        <table:table-row table:style-name="ro1">
          <table:table-cell office:value-type="float" office:value="6655752" calcext:value-type="float">
            <text:p>6655752</text:p>
          </table:table-cell>
          <table:table-cell table:formula="of:=[.A418]/1000/(60*60*24)" office:value-type="time" office:time-value="PT01H50M55.752S" calcext:value-type="time">
            <text:p>01:50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29.77" calcext:value-type="float">
            <text:p>229.77</text:p>
          </table:table-cell>
          <table:table-cell office:value-type="float" office:value="284.3" calcext:value-type="float">
            <text:p>284.3</text:p>
          </table:table-cell>
        </table:table-row>
        <table:table-row table:style-name="ro1">
          <table:table-cell office:value-type="float" office:value="6671752" calcext:value-type="float">
            <text:p>6671752</text:p>
          </table:table-cell>
          <table:table-cell table:formula="of:=[.A419]/1000/(60*60*24)" office:value-type="time" office:time-value="PT01H51M11.752S" calcext:value-type="time">
            <text:p>01:51:12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30.31" calcext:value-type="float">
            <text:p>230.31</text:p>
          </table:table-cell>
          <table:table-cell office:value-type="float" office:value="284.96" calcext:value-type="float">
            <text:p>284.96</text:p>
          </table:table-cell>
        </table:table-row>
        <table:table-row table:style-name="ro1">
          <table:table-cell office:value-type="float" office:value="6687752" calcext:value-type="float">
            <text:p>6687752</text:p>
          </table:table-cell>
          <table:table-cell table:formula="of:=[.A420]/1000/(60*60*24)" office:value-type="time" office:time-value="PT01H51M27.752S" calcext:value-type="time">
            <text:p>01:51:28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230.85" calcext:value-type="float">
            <text:p>230.85</text:p>
          </table:table-cell>
          <table:table-cell office:value-type="float" office:value="285.62" calcext:value-type="float">
            <text:p>285.62</text:p>
          </table:table-cell>
        </table:table-row>
        <table:table-row table:style-name="ro1">
          <table:table-cell office:value-type="float" office:value="6703752" calcext:value-type="float">
            <text:p>6703752</text:p>
          </table:table-cell>
          <table:table-cell table:formula="of:=[.A421]/1000/(60*60*24)" office:value-type="time" office:time-value="PT01H51M43.752S" calcext:value-type="time">
            <text:p>01:51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31.4" calcext:value-type="float">
            <text:p>231.4</text:p>
          </table:table-cell>
          <table:table-cell office:value-type="float" office:value="286.28" calcext:value-type="float">
            <text:p>286.28</text:p>
          </table:table-cell>
        </table:table-row>
        <table:table-row table:style-name="ro1">
          <table:table-cell office:value-type="float" office:value="6719752" calcext:value-type="float">
            <text:p>6719752</text:p>
          </table:table-cell>
          <table:table-cell table:formula="of:=[.A422]/1000/(60*60*24)" office:value-type="time" office:time-value="PT01H51M59.752S" calcext:value-type="time">
            <text:p>01:52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31.94" calcext:value-type="float">
            <text:p>231.94</text:p>
          </table:table-cell>
          <table:table-cell office:value-type="float" office:value="286.94" calcext:value-type="float">
            <text:p>286.94</text:p>
          </table:table-cell>
        </table:table-row>
        <table:table-row table:style-name="ro1">
          <table:table-cell office:value-type="float" office:value="6735752" calcext:value-type="float">
            <text:p>6735752</text:p>
          </table:table-cell>
          <table:table-cell table:formula="of:=[.A423]/1000/(60*60*24)" office:value-type="time" office:time-value="PT01H52M15.752S" calcext:value-type="time">
            <text:p>01:52:16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232.48" calcext:value-type="float">
            <text:p>232.48</text:p>
          </table:table-cell>
          <table:table-cell office:value-type="float" office:value="287.6" calcext:value-type="float">
            <text:p>287.6</text:p>
          </table:table-cell>
        </table:table-row>
        <table:table-row table:style-name="ro1">
          <table:table-cell office:value-type="float" office:value="6751752" calcext:value-type="float">
            <text:p>6751752</text:p>
          </table:table-cell>
          <table:table-cell table:formula="of:=[.A424]/1000/(60*60*24)" office:value-type="time" office:time-value="PT01H52M31.752S" calcext:value-type="time">
            <text:p>01:52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33.03" calcext:value-type="float">
            <text:p>233.03</text:p>
          </table:table-cell>
          <table:table-cell office:value-type="float" office:value="288.26" calcext:value-type="float">
            <text:p>288.26</text:p>
          </table:table-cell>
        </table:table-row>
        <table:table-row table:style-name="ro1">
          <table:table-cell office:value-type="float" office:value="6767752" calcext:value-type="float">
            <text:p>6767752</text:p>
          </table:table-cell>
          <table:table-cell table:formula="of:=[.A425]/1000/(60*60*24)" office:value-type="time" office:time-value="PT01H52M47.752S" calcext:value-type="time">
            <text:p>01:52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33.57" calcext:value-type="float">
            <text:p>233.57</text:p>
          </table:table-cell>
          <table:table-cell office:value-type="float" office:value="288.92" calcext:value-type="float">
            <text:p>288.92</text:p>
          </table:table-cell>
        </table:table-row>
        <table:table-row table:style-name="ro1">
          <table:table-cell office:value-type="float" office:value="6783752" calcext:value-type="float">
            <text:p>6783752</text:p>
          </table:table-cell>
          <table:table-cell table:formula="of:=[.A426]/1000/(60*60*24)" office:value-type="time" office:time-value="PT01H53M03.752S" calcext:value-type="time">
            <text:p>01:53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34.11" calcext:value-type="float">
            <text:p>234.11</text:p>
          </table:table-cell>
          <table:table-cell office:value-type="float" office:value="289.58" calcext:value-type="float">
            <text:p>289.58</text:p>
          </table:table-cell>
        </table:table-row>
        <table:table-row table:style-name="ro1">
          <table:table-cell office:value-type="float" office:value="6799752" calcext:value-type="float">
            <text:p>6799752</text:p>
          </table:table-cell>
          <table:table-cell table:formula="of:=[.A427]/1000/(60*60*24)" office:value-type="time" office:time-value="PT01H53M19.752S" calcext:value-type="time">
            <text:p>01:53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34.66" calcext:value-type="float">
            <text:p>234.66</text:p>
          </table:table-cell>
          <table:table-cell office:value-type="float" office:value="290.24" calcext:value-type="float">
            <text:p>290.24</text:p>
          </table:table-cell>
        </table:table-row>
        <table:table-row table:style-name="ro1">
          <table:table-cell office:value-type="float" office:value="6815752" calcext:value-type="float">
            <text:p>6815752</text:p>
          </table:table-cell>
          <table:table-cell table:formula="of:=[.A428]/1000/(60*60*24)" office:value-type="time" office:time-value="PT01H53M35.752S" calcext:value-type="time">
            <text:p>01:53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35.2" calcext:value-type="float">
            <text:p>235.2</text:p>
          </table:table-cell>
          <table:table-cell office:value-type="float" office:value="290.9" calcext:value-type="float">
            <text:p>290.9</text:p>
          </table:table-cell>
        </table:table-row>
        <table:table-row table:style-name="ro1">
          <table:table-cell office:value-type="float" office:value="6831752" calcext:value-type="float">
            <text:p>6831752</text:p>
          </table:table-cell>
          <table:table-cell table:formula="of:=[.A429]/1000/(60*60*24)" office:value-type="time" office:time-value="PT01H53M51.752S" calcext:value-type="time">
            <text:p>01:53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35.74" calcext:value-type="float">
            <text:p>235.74</text:p>
          </table:table-cell>
          <table:table-cell office:value-type="float" office:value="291.56" calcext:value-type="float">
            <text:p>291.56</text:p>
          </table:table-cell>
        </table:table-row>
        <table:table-row table:style-name="ro1">
          <table:table-cell office:value-type="float" office:value="6847752" calcext:value-type="float">
            <text:p>6847752</text:p>
          </table:table-cell>
          <table:table-cell table:formula="of:=[.A430]/1000/(60*60*24)" office:value-type="time" office:time-value="PT01H54M07.752S" calcext:value-type="time">
            <text:p>01:54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36.28" calcext:value-type="float">
            <text:p>236.28</text:p>
          </table:table-cell>
          <table:table-cell office:value-type="float" office:value="292.22" calcext:value-type="float">
            <text:p>292.22</text:p>
          </table:table-cell>
        </table:table-row>
        <table:table-row table:style-name="ro1">
          <table:table-cell office:value-type="float" office:value="6863752" calcext:value-type="float">
            <text:p>6863752</text:p>
          </table:table-cell>
          <table:table-cell table:formula="of:=[.A431]/1000/(60*60*24)" office:value-type="time" office:time-value="PT01H54M23.752S" calcext:value-type="time">
            <text:p>01:54:24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36.83" calcext:value-type="float">
            <text:p>236.83</text:p>
          </table:table-cell>
          <table:table-cell office:value-type="float" office:value="292.88" calcext:value-type="float">
            <text:p>292.88</text:p>
          </table:table-cell>
        </table:table-row>
        <table:table-row table:style-name="ro1">
          <table:table-cell office:value-type="float" office:value="6879752" calcext:value-type="float">
            <text:p>6879752</text:p>
          </table:table-cell>
          <table:table-cell table:formula="of:=[.A432]/1000/(60*60*24)" office:value-type="time" office:time-value="PT01H54M39.752S" calcext:value-type="time">
            <text:p>01:54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37.37" calcext:value-type="float">
            <text:p>237.37</text:p>
          </table:table-cell>
          <table:table-cell office:value-type="float" office:value="293.54" calcext:value-type="float">
            <text:p>293.54</text:p>
          </table:table-cell>
        </table:table-row>
        <table:table-row table:style-name="ro1">
          <table:table-cell office:value-type="float" office:value="6895752" calcext:value-type="float">
            <text:p>6895752</text:p>
          </table:table-cell>
          <table:table-cell table:formula="of:=[.A433]/1000/(60*60*24)" office:value-type="time" office:time-value="PT01H54M55.752S" calcext:value-type="time">
            <text:p>01:54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37.91" calcext:value-type="float">
            <text:p>237.91</text:p>
          </table:table-cell>
          <table:table-cell office:value-type="float" office:value="294.19" calcext:value-type="float">
            <text:p>294.19</text:p>
          </table:table-cell>
        </table:table-row>
        <table:table-row table:style-name="ro1">
          <table:table-cell office:value-type="float" office:value="6911752" calcext:value-type="float">
            <text:p>6911752</text:p>
          </table:table-cell>
          <table:table-cell table:formula="of:=[.A434]/1000/(60*60*24)" office:value-type="time" office:time-value="PT01H55M11.752S" calcext:value-type="time">
            <text:p>01:55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38.45" calcext:value-type="float">
            <text:p>238.45</text:p>
          </table:table-cell>
          <table:table-cell office:value-type="float" office:value="294.85" calcext:value-type="float">
            <text:p>294.85</text:p>
          </table:table-cell>
        </table:table-row>
        <table:table-row table:style-name="ro1">
          <table:table-cell office:value-type="float" office:value="6927752" calcext:value-type="float">
            <text:p>6927752</text:p>
          </table:table-cell>
          <table:table-cell table:formula="of:=[.A435]/1000/(60*60*24)" office:value-type="time" office:time-value="PT01H55M27.752S" calcext:value-type="time">
            <text:p>01:55:28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39" calcext:value-type="float">
            <text:p>239</text:p>
          </table:table-cell>
          <table:table-cell office:value-type="float" office:value="295.51" calcext:value-type="float">
            <text:p>295.51</text:p>
          </table:table-cell>
        </table:table-row>
        <table:table-row table:style-name="ro1">
          <table:table-cell office:value-type="float" office:value="6943752" calcext:value-type="float">
            <text:p>6943752</text:p>
          </table:table-cell>
          <table:table-cell table:formula="of:=[.A436]/1000/(60*60*24)" office:value-type="time" office:time-value="PT01H55M43.752S" calcext:value-type="time">
            <text:p>01:55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239.54" calcext:value-type="float">
            <text:p>239.54</text:p>
          </table:table-cell>
          <table:table-cell office:value-type="float" office:value="296.17" calcext:value-type="float">
            <text:p>296.17</text:p>
          </table:table-cell>
        </table:table-row>
        <table:table-row table:style-name="ro1">
          <table:table-cell office:value-type="float" office:value="6959752" calcext:value-type="float">
            <text:p>6959752</text:p>
          </table:table-cell>
          <table:table-cell table:formula="of:=[.A437]/1000/(60*60*24)" office:value-type="time" office:time-value="PT01H55M59.752S" calcext:value-type="time">
            <text:p>01:56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40.08" calcext:value-type="float">
            <text:p>240.08</text:p>
          </table:table-cell>
          <table:table-cell office:value-type="float" office:value="296.83" calcext:value-type="float">
            <text:p>296.83</text:p>
          </table:table-cell>
        </table:table-row>
        <table:table-row table:style-name="ro1">
          <table:table-cell office:value-type="float" office:value="6975752" calcext:value-type="float">
            <text:p>6975752</text:p>
          </table:table-cell>
          <table:table-cell table:formula="of:=[.A438]/1000/(60*60*24)" office:value-type="time" office:time-value="PT01H56M15.752S" calcext:value-type="time">
            <text:p>01:56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40.63" calcext:value-type="float">
            <text:p>240.63</text:p>
          </table:table-cell>
          <table:table-cell office:value-type="float" office:value="297.49" calcext:value-type="float">
            <text:p>297.49</text:p>
          </table:table-cell>
        </table:table-row>
        <table:table-row table:style-name="ro1">
          <table:table-cell office:value-type="float" office:value="6991752" calcext:value-type="float">
            <text:p>6991752</text:p>
          </table:table-cell>
          <table:table-cell table:formula="of:=[.A439]/1000/(60*60*24)" office:value-type="time" office:time-value="PT01H56M31.752S" calcext:value-type="time">
            <text:p>01:56:32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41.17" calcext:value-type="float">
            <text:p>241.17</text:p>
          </table:table-cell>
          <table:table-cell office:value-type="float" office:value="298.15" calcext:value-type="float">
            <text:p>298.15</text:p>
          </table:table-cell>
        </table:table-row>
        <table:table-row table:style-name="ro1">
          <table:table-cell office:value-type="float" office:value="7007752" calcext:value-type="float">
            <text:p>7007752</text:p>
          </table:table-cell>
          <table:table-cell table:formula="of:=[.A440]/1000/(60*60*24)" office:value-type="time" office:time-value="PT01H56M47.752S" calcext:value-type="time">
            <text:p>01:56:48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41.71" calcext:value-type="float">
            <text:p>241.71</text:p>
          </table:table-cell>
          <table:table-cell office:value-type="float" office:value="298.81" calcext:value-type="float">
            <text:p>298.81</text:p>
          </table:table-cell>
        </table:table-row>
        <table:table-row table:style-name="ro1">
          <table:table-cell office:value-type="float" office:value="7023752" calcext:value-type="float">
            <text:p>7023752</text:p>
          </table:table-cell>
          <table:table-cell table:formula="of:=[.A441]/1000/(60*60*24)" office:value-type="time" office:time-value="PT01H57M03.752S" calcext:value-type="time">
            <text:p>01:57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42.25" calcext:value-type="float">
            <text:p>242.25</text:p>
          </table:table-cell>
          <table:table-cell office:value-type="float" office:value="299.47" calcext:value-type="float">
            <text:p>299.47</text:p>
          </table:table-cell>
        </table:table-row>
        <table:table-row table:style-name="ro1">
          <table:table-cell office:value-type="float" office:value="7039752" calcext:value-type="float">
            <text:p>7039752</text:p>
          </table:table-cell>
          <table:table-cell table:formula="of:=[.A442]/1000/(60*60*24)" office:value-type="time" office:time-value="PT01H57M19.752S" calcext:value-type="time">
            <text:p>01:57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42.8" calcext:value-type="float">
            <text:p>242.8</text:p>
          </table:table-cell>
          <table:table-cell office:value-type="float" office:value="300.13" calcext:value-type="float">
            <text:p>300.13</text:p>
          </table:table-cell>
        </table:table-row>
        <table:table-row table:style-name="ro1">
          <table:table-cell office:value-type="float" office:value="7055752" calcext:value-type="float">
            <text:p>7055752</text:p>
          </table:table-cell>
          <table:table-cell table:formula="of:=[.A443]/1000/(60*60*24)" office:value-type="time" office:time-value="PT01H57M35.752S" calcext:value-type="time">
            <text:p>01:57:36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43.34" calcext:value-type="float">
            <text:p>243.34</text:p>
          </table:table-cell>
          <table:table-cell office:value-type="float" office:value="300.79" calcext:value-type="float">
            <text:p>300.79</text:p>
          </table:table-cell>
        </table:table-row>
        <table:table-row table:style-name="ro1">
          <table:table-cell office:value-type="float" office:value="7071752" calcext:value-type="float">
            <text:p>7071752</text:p>
          </table:table-cell>
          <table:table-cell table:formula="of:=[.A444]/1000/(60*60*24)" office:value-type="time" office:time-value="PT01H57M51.752S" calcext:value-type="time">
            <text:p>01:57:52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43.88" calcext:value-type="float">
            <text:p>243.88</text:p>
          </table:table-cell>
          <table:table-cell office:value-type="float" office:value="301.45" calcext:value-type="float">
            <text:p>301.45</text:p>
          </table:table-cell>
        </table:table-row>
        <table:table-row table:style-name="ro1">
          <table:table-cell office:value-type="float" office:value="7086753" calcext:value-type="float">
            <text:p>7086753</text:p>
          </table:table-cell>
          <table:table-cell table:formula="of:=[.A445]/1000/(60*60*24)" office:value-type="time" office:time-value="PT01H58M06.753S" calcext:value-type="time">
            <text:p>01:58:07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44.39" calcext:value-type="float">
            <text:p>244.39</text:p>
          </table:table-cell>
          <table:table-cell office:value-type="float" office:value="302.07" calcext:value-type="float">
            <text:p>302.07</text:p>
          </table:table-cell>
        </table:table-row>
        <table:table-row table:style-name="ro1">
          <table:table-cell office:value-type="float" office:value="7102753" calcext:value-type="float">
            <text:p>7102753</text:p>
          </table:table-cell>
          <table:table-cell table:formula="of:=[.A446]/1000/(60*60*24)" office:value-type="time" office:time-value="PT01H58M22.753S" calcext:value-type="time">
            <text:p>01:58:23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44.93" calcext:value-type="float">
            <text:p>244.93</text:p>
          </table:table-cell>
          <table:table-cell office:value-type="float" office:value="302.73" calcext:value-type="float">
            <text:p>302.73</text:p>
          </table:table-cell>
        </table:table-row>
        <table:table-row table:style-name="ro1">
          <table:table-cell office:value-type="float" office:value="7118753" calcext:value-type="float">
            <text:p>7118753</text:p>
          </table:table-cell>
          <table:table-cell table:formula="of:=[.A447]/1000/(60*60*24)" office:value-type="time" office:time-value="PT01H58M38.753S" calcext:value-type="time">
            <text:p>01:58:39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45.48" calcext:value-type="float">
            <text:p>245.48</text:p>
          </table:table-cell>
          <table:table-cell office:value-type="float" office:value="303.39" calcext:value-type="float">
            <text:p>303.39</text:p>
          </table:table-cell>
        </table:table-row>
        <table:table-row table:style-name="ro1">
          <table:table-cell office:value-type="float" office:value="7134753" calcext:value-type="float">
            <text:p>7134753</text:p>
          </table:table-cell>
          <table:table-cell table:formula="of:=[.A448]/1000/(60*60*24)" office:value-type="time" office:time-value="PT01H58M54.753S" calcext:value-type="time">
            <text:p>01:58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46.02" calcext:value-type="float">
            <text:p>246.02</text:p>
          </table:table-cell>
          <table:table-cell office:value-type="float" office:value="304.04" calcext:value-type="float">
            <text:p>304.04</text:p>
          </table:table-cell>
        </table:table-row>
        <table:table-row table:style-name="ro1">
          <table:table-cell office:value-type="float" office:value="7150753" calcext:value-type="float">
            <text:p>7150753</text:p>
          </table:table-cell>
          <table:table-cell table:formula="of:=[.A449]/1000/(60*60*24)" office:value-type="time" office:time-value="PT01H59M10.753S" calcext:value-type="time">
            <text:p>01:59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246.56" calcext:value-type="float">
            <text:p>246.56</text:p>
          </table:table-cell>
          <table:table-cell office:value-type="float" office:value="304.7" calcext:value-type="float">
            <text:p>304.7</text:p>
          </table:table-cell>
        </table:table-row>
        <table:table-row table:style-name="ro1">
          <table:table-cell office:value-type="float" office:value="7166753" calcext:value-type="float">
            <text:p>7166753</text:p>
          </table:table-cell>
          <table:table-cell table:formula="of:=[.A450]/1000/(60*60*24)" office:value-type="time" office:time-value="PT01H59M26.753S" calcext:value-type="time">
            <text:p>01:59:27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47.1" calcext:value-type="float">
            <text:p>247.1</text:p>
          </table:table-cell>
          <table:table-cell office:value-type="float" office:value="305.36" calcext:value-type="float">
            <text:p>305.36</text:p>
          </table:table-cell>
        </table:table-row>
        <table:table-row table:style-name="ro1">
          <table:table-cell office:value-type="float" office:value="7182753" calcext:value-type="float">
            <text:p>7182753</text:p>
          </table:table-cell>
          <table:table-cell table:formula="of:=[.A451]/1000/(60*60*24)" office:value-type="time" office:time-value="PT01H59M42.753S" calcext:value-type="time">
            <text:p>01:59:43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47.65" calcext:value-type="float">
            <text:p>247.65</text:p>
          </table:table-cell>
          <table:table-cell office:value-type="float" office:value="306.02" calcext:value-type="float">
            <text:p>306.02</text:p>
          </table:table-cell>
        </table:table-row>
        <table:table-row table:style-name="ro1">
          <table:table-cell office:value-type="float" office:value="7198753" calcext:value-type="float">
            <text:p>7198753</text:p>
          </table:table-cell>
          <table:table-cell table:formula="of:=[.A452]/1000/(60*60*24)" office:value-type="time" office:time-value="PT01H59M58.753S" calcext:value-type="time">
            <text:p>01:59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48.19" calcext:value-type="float">
            <text:p>248.19</text:p>
          </table:table-cell>
          <table:table-cell office:value-type="float" office:value="306.68" calcext:value-type="float">
            <text:p>306.68</text:p>
          </table:table-cell>
        </table:table-row>
        <table:table-row table:style-name="ro1">
          <table:table-cell office:value-type="float" office:value="7214753" calcext:value-type="float">
            <text:p>7214753</text:p>
          </table:table-cell>
          <table:table-cell table:formula="of:=[.A453]/1000/(60*60*24)" office:value-type="time" office:time-value="PT02H00M14.753S" calcext:value-type="time">
            <text:p>02:00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248.73" calcext:value-type="float">
            <text:p>248.73</text:p>
          </table:table-cell>
          <table:table-cell office:value-type="float" office:value="307.34" calcext:value-type="float">
            <text:p>307.34</text:p>
          </table:table-cell>
        </table:table-row>
        <table:table-row table:style-name="ro1">
          <table:table-cell office:value-type="float" office:value="7230753" calcext:value-type="float">
            <text:p>7230753</text:p>
          </table:table-cell>
          <table:table-cell table:formula="of:=[.A454]/1000/(60*60*24)" office:value-type="time" office:time-value="PT02H00M30.753S" calcext:value-type="time">
            <text:p>02:00:31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49.27" calcext:value-type="float">
            <text:p>249.27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7246753" calcext:value-type="float">
            <text:p>7246753</text:p>
          </table:table-cell>
          <table:table-cell table:formula="of:=[.A455]/1000/(60*60*24)" office:value-type="time" office:time-value="PT02H00M46.753S" calcext:value-type="time">
            <text:p>02:00:47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49.81" calcext:value-type="float">
            <text:p>249.81</text:p>
          </table:table-cell>
          <table:table-cell office:value-type="float" office:value="308.66" calcext:value-type="float">
            <text:p>308.66</text:p>
          </table:table-cell>
        </table:table-row>
        <table:table-row table:style-name="ro1">
          <table:table-cell office:value-type="float" office:value="7262753" calcext:value-type="float">
            <text:p>7262753</text:p>
          </table:table-cell>
          <table:table-cell table:formula="of:=[.A456]/1000/(60*60*24)" office:value-type="time" office:time-value="PT02H01M02.753S" calcext:value-type="time">
            <text:p>02:01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250.36" calcext:value-type="float">
            <text:p>250.36</text:p>
          </table:table-cell>
          <table:table-cell office:value-type="float" office:value="309.32" calcext:value-type="float">
            <text:p>309.32</text:p>
          </table:table-cell>
        </table:table-row>
        <table:table-row table:style-name="ro1">
          <table:table-cell office:value-type="float" office:value="7278753" calcext:value-type="float">
            <text:p>7278753</text:p>
          </table:table-cell>
          <table:table-cell table:formula="of:=[.A457]/1000/(60*60*24)" office:value-type="time" office:time-value="PT02H01M18.753S" calcext:value-type="time">
            <text:p>02:01:19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50.9" calcext:value-type="float">
            <text:p>250.9</text:p>
          </table:table-cell>
          <table:table-cell office:value-type="float" office:value="309.97" calcext:value-type="float">
            <text:p>309.97</text:p>
          </table:table-cell>
        </table:table-row>
        <table:table-row table:style-name="ro1">
          <table:table-cell office:value-type="float" office:value="7294753" calcext:value-type="float">
            <text:p>7294753</text:p>
          </table:table-cell>
          <table:table-cell table:formula="of:=[.A458]/1000/(60*60*24)" office:value-type="time" office:time-value="PT02H01M34.753S" calcext:value-type="time">
            <text:p>02:01:35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51.44" calcext:value-type="float">
            <text:p>251.44</text:p>
          </table:table-cell>
          <table:table-cell office:value-type="float" office:value="310.63" calcext:value-type="float">
            <text:p>310.63</text:p>
          </table:table-cell>
        </table:table-row>
        <table:table-row table:style-name="ro1">
          <table:table-cell office:value-type="float" office:value="7310753" calcext:value-type="float">
            <text:p>7310753</text:p>
          </table:table-cell>
          <table:table-cell table:formula="of:=[.A459]/1000/(60*60*24)" office:value-type="time" office:time-value="PT02H01M50.753S" calcext:value-type="time">
            <text:p>02:01:51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51.98" calcext:value-type="float">
            <text:p>251.98</text:p>
          </table:table-cell>
          <table:table-cell office:value-type="float" office:value="311.29" calcext:value-type="float">
            <text:p>311.29</text:p>
          </table:table-cell>
        </table:table-row>
        <table:table-row table:style-name="ro1">
          <table:table-cell office:value-type="float" office:value="7326753" calcext:value-type="float">
            <text:p>7326753</text:p>
          </table:table-cell>
          <table:table-cell table:formula="of:=[.A460]/1000/(60*60*24)" office:value-type="time" office:time-value="PT02H02M06.753S" calcext:value-type="time">
            <text:p>02:02:07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52.53" calcext:value-type="float">
            <text:p>252.53</text:p>
          </table:table-cell>
          <table:table-cell office:value-type="float" office:value="311.95" calcext:value-type="float">
            <text:p>311.95</text:p>
          </table:table-cell>
        </table:table-row>
        <table:table-row table:style-name="ro1">
          <table:table-cell office:value-type="float" office:value="7342753" calcext:value-type="float">
            <text:p>7342753</text:p>
          </table:table-cell>
          <table:table-cell table:formula="of:=[.A461]/1000/(60*60*24)" office:value-type="time" office:time-value="PT02H02M22.753S" calcext:value-type="time">
            <text:p>02:02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253.07" calcext:value-type="float">
            <text:p>253.07</text:p>
          </table:table-cell>
          <table:table-cell office:value-type="float" office:value="312.61" calcext:value-type="float">
            <text:p>312.61</text:p>
          </table:table-cell>
        </table:table-row>
        <table:table-row table:style-name="ro1">
          <table:table-cell office:value-type="float" office:value="7358753" calcext:value-type="float">
            <text:p>7358753</text:p>
          </table:table-cell>
          <table:table-cell table:formula="of:=[.A462]/1000/(60*60*24)" office:value-type="time" office:time-value="PT02H02M38.753S" calcext:value-type="time">
            <text:p>02:02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253.61" calcext:value-type="float">
            <text:p>253.61</text:p>
          </table:table-cell>
          <table:table-cell office:value-type="float" office:value="313.27" calcext:value-type="float">
            <text:p>313.27</text:p>
          </table:table-cell>
        </table:table-row>
        <table:table-row table:style-name="ro1">
          <table:table-cell office:value-type="float" office:value="7374753" calcext:value-type="float">
            <text:p>7374753</text:p>
          </table:table-cell>
          <table:table-cell table:formula="of:=[.A463]/1000/(60*60*24)" office:value-type="time" office:time-value="PT02H02M54.753S" calcext:value-type="time">
            <text:p>02:02:55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54.15" calcext:value-type="float">
            <text:p>254.15</text:p>
          </table:table-cell>
          <table:table-cell office:value-type="float" office:value="313.92" calcext:value-type="float">
            <text:p>313.92</text:p>
          </table:table-cell>
        </table:table-row>
        <table:table-row table:style-name="ro1">
          <table:table-cell office:value-type="float" office:value="7390753" calcext:value-type="float">
            <text:p>7390753</text:p>
          </table:table-cell>
          <table:table-cell table:formula="of:=[.A464]/1000/(60*60*24)" office:value-type="time" office:time-value="PT02H03M10.753S" calcext:value-type="time">
            <text:p>02:03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254.7" calcext:value-type="float">
            <text:p>254.7</text:p>
          </table:table-cell>
          <table:table-cell office:value-type="float" office:value="314.58" calcext:value-type="float">
            <text:p>314.58</text:p>
          </table:table-cell>
        </table:table-row>
        <table:table-row table:style-name="ro1">
          <table:table-cell office:value-type="float" office:value="7406753" calcext:value-type="float">
            <text:p>7406753</text:p>
          </table:table-cell>
          <table:table-cell table:formula="of:=[.A465]/1000/(60*60*24)" office:value-type="time" office:time-value="PT02H03M26.753S" calcext:value-type="time">
            <text:p>02:03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255.24" calcext:value-type="float">
            <text:p>255.24</text:p>
          </table:table-cell>
          <table:table-cell office:value-type="float" office:value="315.24" calcext:value-type="float">
            <text:p>315.24</text:p>
          </table:table-cell>
        </table:table-row>
        <table:table-row table:style-name="ro1">
          <table:table-cell office:value-type="float" office:value="7422753" calcext:value-type="float">
            <text:p>7422753</text:p>
          </table:table-cell>
          <table:table-cell table:formula="of:=[.A466]/1000/(60*60*24)" office:value-type="time" office:time-value="PT02H03M42.753S" calcext:value-type="time">
            <text:p>02:03:43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55.78" calcext:value-type="float">
            <text:p>255.78</text:p>
          </table:table-cell>
          <table:table-cell office:value-type="float" office:value="315.9" calcext:value-type="float">
            <text:p>315.9</text:p>
          </table:table-cell>
        </table:table-row>
        <table:table-row table:style-name="ro1">
          <table:table-cell office:value-type="float" office:value="7438753" calcext:value-type="float">
            <text:p>7438753</text:p>
          </table:table-cell>
          <table:table-cell table:formula="of:=[.A467]/1000/(60*60*24)" office:value-type="time" office:time-value="PT02H03M58.753S" calcext:value-type="time">
            <text:p>02:03:59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56.32" calcext:value-type="float">
            <text:p>256.32</text:p>
          </table:table-cell>
          <table:table-cell office:value-type="float" office:value="316.56" calcext:value-type="float">
            <text:p>316.56</text:p>
          </table:table-cell>
        </table:table-row>
        <table:table-row table:style-name="ro1">
          <table:table-cell office:value-type="float" office:value="7454753" calcext:value-type="float">
            <text:p>7454753</text:p>
          </table:table-cell>
          <table:table-cell table:formula="of:=[.A468]/1000/(60*60*24)" office:value-type="time" office:time-value="PT02H04M14.753S" calcext:value-type="time">
            <text:p>02:04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256.86" calcext:value-type="float">
            <text:p>256.86</text:p>
          </table:table-cell>
          <table:table-cell office:value-type="float" office:value="317.21" calcext:value-type="float">
            <text:p>317.21</text:p>
          </table:table-cell>
        </table:table-row>
        <table:table-row table:style-name="ro1">
          <table:table-cell office:value-type="float" office:value="7470753" calcext:value-type="float">
            <text:p>7470753</text:p>
          </table:table-cell>
          <table:table-cell table:formula="of:=[.A469]/1000/(60*60*24)" office:value-type="time" office:time-value="PT02H04M30.753S" calcext:value-type="time">
            <text:p>02:04:31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57.41" calcext:value-type="float">
            <text:p>257.41</text:p>
          </table:table-cell>
          <table:table-cell office:value-type="float" office:value="317.87" calcext:value-type="float">
            <text:p>317.87</text:p>
          </table:table-cell>
        </table:table-row>
        <table:table-row table:style-name="ro1">
          <table:table-cell office:value-type="float" office:value="7486753" calcext:value-type="float">
            <text:p>7486753</text:p>
          </table:table-cell>
          <table:table-cell table:formula="of:=[.A470]/1000/(60*60*24)" office:value-type="time" office:time-value="PT02H04M46.753S" calcext:value-type="time">
            <text:p>02:04:47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57.95" calcext:value-type="float">
            <text:p>257.95</text:p>
          </table:table-cell>
          <table:table-cell office:value-type="float" office:value="318.53" calcext:value-type="float">
            <text:p>318.53</text:p>
          </table:table-cell>
        </table:table-row>
        <table:table-row table:style-name="ro1">
          <table:table-cell office:value-type="float" office:value="7502753" calcext:value-type="float">
            <text:p>7502753</text:p>
          </table:table-cell>
          <table:table-cell table:formula="of:=[.A471]/1000/(60*60*24)" office:value-type="time" office:time-value="PT02H05M02.753S" calcext:value-type="time">
            <text:p>02:05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258.49" calcext:value-type="float">
            <text:p>258.49</text:p>
          </table:table-cell>
          <table:table-cell office:value-type="float" office:value="319.18" calcext:value-type="float">
            <text:p>319.18</text:p>
          </table:table-cell>
        </table:table-row>
        <table:table-row table:style-name="ro1">
          <table:table-cell office:value-type="float" office:value="7518753" calcext:value-type="float">
            <text:p>7518753</text:p>
          </table:table-cell>
          <table:table-cell table:formula="of:=[.A472]/1000/(60*60*24)" office:value-type="time" office:time-value="PT02H05M18.753S" calcext:value-type="time">
            <text:p>02:05:19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59.03" calcext:value-type="float">
            <text:p>259.03</text:p>
          </table:table-cell>
          <table:table-cell office:value-type="float" office:value="319.84" calcext:value-type="float">
            <text:p>319.84</text:p>
          </table:table-cell>
        </table:table-row>
        <table:table-row table:style-name="ro1">
          <table:table-cell office:value-type="float" office:value="7534751" calcext:value-type="float">
            <text:p>7534751</text:p>
          </table:table-cell>
          <table:table-cell table:formula="of:=[.A473]/1000/(60*60*24)" office:value-type="time" office:time-value="PT02H05M34.751S" calcext:value-type="time">
            <text:p>02:05:35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59.57" calcext:value-type="float">
            <text:p>259.57</text:p>
          </table:table-cell>
          <table:table-cell office:value-type="float" office:value="320.5" calcext:value-type="float">
            <text:p>320.5</text:p>
          </table:table-cell>
        </table:table-row>
        <table:table-row table:style-name="ro1">
          <table:table-cell office:value-type="float" office:value="7550753" calcext:value-type="float">
            <text:p>7550753</text:p>
          </table:table-cell>
          <table:table-cell table:formula="of:=[.A474]/1000/(60*60*24)" office:value-type="time" office:time-value="PT02H05M50.753S" calcext:value-type="time">
            <text:p>02:05:51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60.12" calcext:value-type="float">
            <text:p>260.12</text:p>
          </table:table-cell>
          <table:table-cell office:value-type="float" office:value="321.16" calcext:value-type="float">
            <text:p>321.16</text:p>
          </table:table-cell>
        </table:table-row>
        <table:table-row table:style-name="ro1">
          <table:table-cell office:value-type="float" office:value="7566753" calcext:value-type="float">
            <text:p>7566753</text:p>
          </table:table-cell>
          <table:table-cell table:formula="of:=[.A475]/1000/(60*60*24)" office:value-type="time" office:time-value="PT02H06M06.753S" calcext:value-type="time">
            <text:p>02:06:07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60.66" calcext:value-type="float">
            <text:p>260.66</text:p>
          </table:table-cell>
          <table:table-cell office:value-type="float" office:value="321.81" calcext:value-type="float">
            <text:p>321.81</text:p>
          </table:table-cell>
        </table:table-row>
        <table:table-row table:style-name="ro1">
          <table:table-cell office:value-type="float" office:value="7582753" calcext:value-type="float">
            <text:p>7582753</text:p>
          </table:table-cell>
          <table:table-cell table:formula="of:=[.A476]/1000/(60*60*24)" office:value-type="time" office:time-value="PT02H06M22.753S" calcext:value-type="time">
            <text:p>02:06:23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61.2" calcext:value-type="float">
            <text:p>261.2</text:p>
          </table:table-cell>
          <table:table-cell office:value-type="float" office:value="322.47" calcext:value-type="float">
            <text:p>322.47</text:p>
          </table:table-cell>
        </table:table-row>
        <table:table-row table:style-name="ro1">
          <table:table-cell office:value-type="float" office:value="7598753" calcext:value-type="float">
            <text:p>7598753</text:p>
          </table:table-cell>
          <table:table-cell table:formula="of:=[.A477]/1000/(60*60*24)" office:value-type="time" office:time-value="PT02H06M38.753S" calcext:value-type="time">
            <text:p>02:06:39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61.74" calcext:value-type="float">
            <text:p>261.74</text:p>
          </table:table-cell>
          <table:table-cell office:value-type="float" office:value="323.13" calcext:value-type="float">
            <text:p>323.13</text:p>
          </table:table-cell>
        </table:table-row>
        <table:table-row table:style-name="ro1">
          <table:table-cell office:value-type="float" office:value="7614753" calcext:value-type="float">
            <text:p>7614753</text:p>
          </table:table-cell>
          <table:table-cell table:formula="of:=[.A478]/1000/(60*60*24)" office:value-type="time" office:time-value="PT02H06M54.753S" calcext:value-type="time">
            <text:p>02:06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62.28" calcext:value-type="float">
            <text:p>262.28</text:p>
          </table:table-cell>
          <table:table-cell office:value-type="float" office:value="323.79" calcext:value-type="float">
            <text:p>323.79</text:p>
          </table:table-cell>
        </table:table-row>
        <table:table-row table:style-name="ro1">
          <table:table-cell office:value-type="float" office:value="7630753" calcext:value-type="float">
            <text:p>7630753</text:p>
          </table:table-cell>
          <table:table-cell table:formula="of:=[.A479]/1000/(60*60*24)" office:value-type="time" office:time-value="PT02H07M10.753S" calcext:value-type="time">
            <text:p>02:07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62.83" calcext:value-type="float">
            <text:p>262.83</text:p>
          </table:table-cell>
          <table:table-cell office:value-type="float" office:value="324.44" calcext:value-type="float">
            <text:p>324.44</text:p>
          </table:table-cell>
        </table:table-row>
        <table:table-row table:style-name="ro1">
          <table:table-cell office:value-type="float" office:value="7646753" calcext:value-type="float">
            <text:p>7646753</text:p>
          </table:table-cell>
          <table:table-cell table:formula="of:=[.A480]/1000/(60*60*24)" office:value-type="time" office:time-value="PT02H07M26.753S" calcext:value-type="time">
            <text:p>02:07:27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63.37" calcext:value-type="float">
            <text:p>263.37</text:p>
          </table:table-cell>
          <table:table-cell office:value-type="float" office:value="325.1" calcext:value-type="float">
            <text:p>325.1</text:p>
          </table:table-cell>
        </table:table-row>
        <table:table-row table:style-name="ro1">
          <table:table-cell office:value-type="float" office:value="7662753" calcext:value-type="float">
            <text:p>7662753</text:p>
          </table:table-cell>
          <table:table-cell table:formula="of:=[.A481]/1000/(60*60*24)" office:value-type="time" office:time-value="PT02H07M42.753S" calcext:value-type="time">
            <text:p>02:07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63.91" calcext:value-type="float">
            <text:p>263.91</text:p>
          </table:table-cell>
          <table:table-cell office:value-type="float" office:value="325.76" calcext:value-type="float">
            <text:p>325.76</text:p>
          </table:table-cell>
        </table:table-row>
        <table:table-row table:style-name="ro1">
          <table:table-cell office:value-type="float" office:value="7678753" calcext:value-type="float">
            <text:p>7678753</text:p>
          </table:table-cell>
          <table:table-cell table:formula="of:=[.A482]/1000/(60*60*24)" office:value-type="time" office:time-value="PT02H07M58.753S" calcext:value-type="time">
            <text:p>02:07:59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64.45" calcext:value-type="float">
            <text:p>264.45</text:p>
          </table:table-cell>
          <table:table-cell office:value-type="float" office:value="326.41" calcext:value-type="float">
            <text:p>326.41</text:p>
          </table:table-cell>
        </table:table-row>
        <table:table-row table:style-name="ro1">
          <table:table-cell office:value-type="float" office:value="7694753" calcext:value-type="float">
            <text:p>7694753</text:p>
          </table:table-cell>
          <table:table-cell table:formula="of:=[.A483]/1000/(60*60*24)" office:value-type="time" office:time-value="PT02H08M14.753S" calcext:value-type="time">
            <text:p>02:08:15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64.99" calcext:value-type="float">
            <text:p>264.99</text:p>
          </table:table-cell>
          <table:table-cell office:value-type="float" office:value="327.07" calcext:value-type="float">
            <text:p>327.07</text:p>
          </table:table-cell>
        </table:table-row>
        <table:table-row table:style-name="ro1">
          <table:table-cell office:value-type="float" office:value="7710753" calcext:value-type="float">
            <text:p>7710753</text:p>
          </table:table-cell>
          <table:table-cell table:formula="of:=[.A484]/1000/(60*60*24)" office:value-type="time" office:time-value="PT02H08M30.753S" calcext:value-type="time">
            <text:p>02:08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65.54" calcext:value-type="float">
            <text:p>265.54</text:p>
          </table:table-cell>
          <table:table-cell office:value-type="float" office:value="327.73" calcext:value-type="float">
            <text:p>327.73</text:p>
          </table:table-cell>
        </table:table-row>
        <table:table-row table:style-name="ro1">
          <table:table-cell office:value-type="float" office:value="7726753" calcext:value-type="float">
            <text:p>7726753</text:p>
          </table:table-cell>
          <table:table-cell table:formula="of:=[.A485]/1000/(60*60*24)" office:value-type="time" office:time-value="PT02H08M46.753S" calcext:value-type="time">
            <text:p>02:08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266.08" calcext:value-type="float">
            <text:p>266.08</text:p>
          </table:table-cell>
          <table:table-cell office:value-type="float" office:value="328.38" calcext:value-type="float">
            <text:p>328.38</text:p>
          </table:table-cell>
        </table:table-row>
        <table:table-row table:style-name="ro1">
          <table:table-cell office:value-type="float" office:value="7742753" calcext:value-type="float">
            <text:p>7742753</text:p>
          </table:table-cell>
          <table:table-cell table:formula="of:=[.A486]/1000/(60*60*24)" office:value-type="time" office:time-value="PT02H09M02.753S" calcext:value-type="time">
            <text:p>02:09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66.62" calcext:value-type="float">
            <text:p>266.62</text:p>
          </table:table-cell>
          <table:table-cell office:value-type="float" office:value="329.04" calcext:value-type="float">
            <text:p>329.04</text:p>
          </table:table-cell>
        </table:table-row>
        <table:table-row table:style-name="ro1">
          <table:table-cell office:value-type="float" office:value="7758753" calcext:value-type="float">
            <text:p>7758753</text:p>
          </table:table-cell>
          <table:table-cell table:formula="of:=[.A487]/1000/(60*60*24)" office:value-type="time" office:time-value="PT02H09M18.753S" calcext:value-type="time">
            <text:p>02:09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67.16" calcext:value-type="float">
            <text:p>267.16</text:p>
          </table:table-cell>
          <table:table-cell office:value-type="float" office:value="329.7" calcext:value-type="float">
            <text:p>329.7</text:p>
          </table:table-cell>
        </table:table-row>
        <table:table-row table:style-name="ro1">
          <table:table-cell office:value-type="float" office:value="7774753" calcext:value-type="float">
            <text:p>7774753</text:p>
          </table:table-cell>
          <table:table-cell table:formula="of:=[.A488]/1000/(60*60*24)" office:value-type="time" office:time-value="PT02H09M34.753S" calcext:value-type="time">
            <text:p>02:09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67.7" calcext:value-type="float">
            <text:p>267.7</text:p>
          </table:table-cell>
          <table:table-cell office:value-type="float" office:value="330.36" calcext:value-type="float">
            <text:p>330.36</text:p>
          </table:table-cell>
        </table:table-row>
        <table:table-row table:style-name="ro1">
          <table:table-cell office:value-type="float" office:value="7790753" calcext:value-type="float">
            <text:p>7790753</text:p>
          </table:table-cell>
          <table:table-cell table:formula="of:=[.A489]/1000/(60*60*24)" office:value-type="time" office:time-value="PT02H09M50.753S" calcext:value-type="time">
            <text:p>02:09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68.25" calcext:value-type="float">
            <text:p>268.25</text:p>
          </table:table-cell>
          <table:table-cell office:value-type="float" office:value="331.01" calcext:value-type="float">
            <text:p>331.01</text:p>
          </table:table-cell>
        </table:table-row>
        <table:table-row table:style-name="ro1">
          <table:table-cell office:value-type="float" office:value="7806753" calcext:value-type="float">
            <text:p>7806753</text:p>
          </table:table-cell>
          <table:table-cell table:formula="of:=[.A490]/1000/(60*60*24)" office:value-type="time" office:time-value="PT02H10M06.753S" calcext:value-type="time">
            <text:p>02:10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68.79" calcext:value-type="float">
            <text:p>268.79</text:p>
          </table:table-cell>
          <table:table-cell office:value-type="float" office:value="331.67" calcext:value-type="float">
            <text:p>331.67</text:p>
          </table:table-cell>
        </table:table-row>
        <table:table-row table:style-name="ro1">
          <table:table-cell office:value-type="float" office:value="7822753" calcext:value-type="float">
            <text:p>7822753</text:p>
          </table:table-cell>
          <table:table-cell table:formula="of:=[.A491]/1000/(60*60*24)" office:value-type="time" office:time-value="PT02H10M22.753S" calcext:value-type="time">
            <text:p>02:10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69.33" calcext:value-type="float">
            <text:p>269.33</text:p>
          </table:table-cell>
          <table:table-cell office:value-type="float" office:value="332.33" calcext:value-type="float">
            <text:p>332.33</text:p>
          </table:table-cell>
        </table:table-row>
        <table:table-row table:style-name="ro1">
          <table:table-cell office:value-type="float" office:value="7838753" calcext:value-type="float">
            <text:p>7838753</text:p>
          </table:table-cell>
          <table:table-cell table:formula="of:=[.A492]/1000/(60*60*24)" office:value-type="time" office:time-value="PT02H10M38.753S" calcext:value-type="time">
            <text:p>02:10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69.87" calcext:value-type="float">
            <text:p>269.87</text:p>
          </table:table-cell>
          <table:table-cell office:value-type="float" office:value="332.98" calcext:value-type="float">
            <text:p>332.98</text:p>
          </table:table-cell>
        </table:table-row>
        <table:table-row table:style-name="ro1">
          <table:table-cell office:value-type="float" office:value="7854753" calcext:value-type="float">
            <text:p>7854753</text:p>
          </table:table-cell>
          <table:table-cell table:formula="of:=[.A493]/1000/(60*60*24)" office:value-type="time" office:time-value="PT02H10M54.753S" calcext:value-type="time">
            <text:p>02:10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70.41" calcext:value-type="float">
            <text:p>270.41</text:p>
          </table:table-cell>
          <table:table-cell office:value-type="float" office:value="333.64" calcext:value-type="float">
            <text:p>333.64</text:p>
          </table:table-cell>
        </table:table-row>
        <table:table-row table:style-name="ro1">
          <table:table-cell office:value-type="float" office:value="7870753" calcext:value-type="float">
            <text:p>7870753</text:p>
          </table:table-cell>
          <table:table-cell table:formula="of:=[.A494]/1000/(60*60*24)" office:value-type="time" office:time-value="PT02H11M10.753S" calcext:value-type="time">
            <text:p>02:11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70.95" calcext:value-type="float">
            <text:p>270.95</text:p>
          </table:table-cell>
          <table:table-cell office:value-type="float" office:value="334.3" calcext:value-type="float">
            <text:p>334.3</text:p>
          </table:table-cell>
        </table:table-row>
        <table:table-row table:style-name="ro1">
          <table:table-cell office:value-type="float" office:value="7886753" calcext:value-type="float">
            <text:p>7886753</text:p>
          </table:table-cell>
          <table:table-cell table:formula="of:=[.A495]/1000/(60*60*24)" office:value-type="time" office:time-value="PT02H11M26.753S" calcext:value-type="time">
            <text:p>02:11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71.5" calcext:value-type="float">
            <text:p>271.5</text:p>
          </table:table-cell>
          <table:table-cell office:value-type="float" office:value="334.95" calcext:value-type="float">
            <text:p>334.95</text:p>
          </table:table-cell>
        </table:table-row>
        <table:table-row table:style-name="ro1">
          <table:table-cell office:value-type="float" office:value="7902753" calcext:value-type="float">
            <text:p>7902753</text:p>
          </table:table-cell>
          <table:table-cell table:formula="of:=[.A496]/1000/(60*60*24)" office:value-type="time" office:time-value="PT02H11M42.753S" calcext:value-type="time">
            <text:p>02:11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72.04" calcext:value-type="float">
            <text:p>272.04</text:p>
          </table:table-cell>
          <table:table-cell office:value-type="float" office:value="335.61" calcext:value-type="float">
            <text:p>335.61</text:p>
          </table:table-cell>
        </table:table-row>
        <table:table-row table:style-name="ro1">
          <table:table-cell office:value-type="float" office:value="7918753" calcext:value-type="float">
            <text:p>7918753</text:p>
          </table:table-cell>
          <table:table-cell table:formula="of:=[.A497]/1000/(60*60*24)" office:value-type="time" office:time-value="PT02H11M58.753S" calcext:value-type="time">
            <text:p>02:11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272.58" calcext:value-type="float">
            <text:p>272.58</text:p>
          </table:table-cell>
          <table:table-cell office:value-type="float" office:value="336.27" calcext:value-type="float">
            <text:p>336.27</text:p>
          </table:table-cell>
        </table:table-row>
        <table:table-row table:style-name="ro1">
          <table:table-cell office:value-type="float" office:value="7934753" calcext:value-type="float">
            <text:p>7934753</text:p>
          </table:table-cell>
          <table:table-cell table:formula="of:=[.A498]/1000/(60*60*24)" office:value-type="time" office:time-value="PT02H12M14.753S" calcext:value-type="time">
            <text:p>02:12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273.12" calcext:value-type="float">
            <text:p>273.12</text:p>
          </table:table-cell>
          <table:table-cell office:value-type="float" office:value="336.92" calcext:value-type="float">
            <text:p>336.92</text:p>
          </table:table-cell>
        </table:table-row>
        <table:table-row table:style-name="ro1">
          <table:table-cell office:value-type="float" office:value="7950753" calcext:value-type="float">
            <text:p>7950753</text:p>
          </table:table-cell>
          <table:table-cell table:formula="of:=[.A499]/1000/(60*60*24)" office:value-type="time" office:time-value="PT02H12M30.753S" calcext:value-type="time">
            <text:p>02:12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273.66" calcext:value-type="float">
            <text:p>273.66</text:p>
          </table:table-cell>
          <table:table-cell office:value-type="float" office:value="337.58" calcext:value-type="float">
            <text:p>337.58</text:p>
          </table:table-cell>
        </table:table-row>
        <table:table-row table:style-name="ro1">
          <table:table-cell office:value-type="float" office:value="7966753" calcext:value-type="float">
            <text:p>7966753</text:p>
          </table:table-cell>
          <table:table-cell table:formula="of:=[.A500]/1000/(60*60*24)" office:value-type="time" office:time-value="PT02H12M46.753S" calcext:value-type="time">
            <text:p>02:12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74.21" calcext:value-type="float">
            <text:p>274.21</text:p>
          </table:table-cell>
          <table:table-cell office:value-type="float" office:value="338.24" calcext:value-type="float">
            <text:p>338.24</text:p>
          </table:table-cell>
        </table:table-row>
        <table:table-row table:style-name="ro1">
          <table:table-cell office:value-type="float" office:value="7982753" calcext:value-type="float">
            <text:p>7982753</text:p>
          </table:table-cell>
          <table:table-cell table:formula="of:=[.A501]/1000/(60*60*24)" office:value-type="time" office:time-value="PT02H13M02.753S" calcext:value-type="time">
            <text:p>02:13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74.75" calcext:value-type="float">
            <text:p>274.75</text:p>
          </table:table-cell>
          <table:table-cell office:value-type="float" office:value="338.89" calcext:value-type="float">
            <text:p>338.89</text:p>
          </table:table-cell>
        </table:table-row>
        <table:table-row table:style-name="ro1">
          <table:table-cell office:value-type="float" office:value="7998753" calcext:value-type="float">
            <text:p>7998753</text:p>
          </table:table-cell>
          <table:table-cell table:formula="of:=[.A502]/1000/(60*60*24)" office:value-type="time" office:time-value="PT02H13M18.753S" calcext:value-type="time">
            <text:p>02:13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75.29" calcext:value-type="float">
            <text:p>275.29</text:p>
          </table:table-cell>
          <table:table-cell office:value-type="float" office:value="339.55" calcext:value-type="float">
            <text:p>339.55</text:p>
          </table:table-cell>
        </table:table-row>
        <table:table-row table:style-name="ro1">
          <table:table-cell office:value-type="float" office:value="8014753" calcext:value-type="float">
            <text:p>8014753</text:p>
          </table:table-cell>
          <table:table-cell table:formula="of:=[.A503]/1000/(60*60*24)" office:value-type="time" office:time-value="PT02H13M34.753S" calcext:value-type="time">
            <text:p>02:13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75.83" calcext:value-type="float">
            <text:p>275.83</text:p>
          </table:table-cell>
          <table:table-cell office:value-type="float" office:value="340.21" calcext:value-type="float">
            <text:p>340.21</text:p>
          </table:table-cell>
        </table:table-row>
        <table:table-row table:style-name="ro1">
          <table:table-cell office:value-type="float" office:value="8030753" calcext:value-type="float">
            <text:p>8030753</text:p>
          </table:table-cell>
          <table:table-cell table:formula="of:=[.A504]/1000/(60*60*24)" office:value-type="time" office:time-value="PT02H13M50.753S" calcext:value-type="time">
            <text:p>02:13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76.37" calcext:value-type="float">
            <text:p>276.37</text:p>
          </table:table-cell>
          <table:table-cell office:value-type="float" office:value="340.86" calcext:value-type="float">
            <text:p>340.86</text:p>
          </table:table-cell>
        </table:table-row>
        <table:table-row table:style-name="ro1">
          <table:table-cell office:value-type="float" office:value="8046753" calcext:value-type="float">
            <text:p>8046753</text:p>
          </table:table-cell>
          <table:table-cell table:formula="of:=[.A505]/1000/(60*60*24)" office:value-type="time" office:time-value="PT02H14M06.753S" calcext:value-type="time">
            <text:p>02:14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76.91" calcext:value-type="float">
            <text:p>276.91</text:p>
          </table:table-cell>
          <table:table-cell office:value-type="float" office:value="341.52" calcext:value-type="float">
            <text:p>341.52</text:p>
          </table:table-cell>
        </table:table-row>
        <table:table-row table:style-name="ro1">
          <table:table-cell office:value-type="float" office:value="8062753" calcext:value-type="float">
            <text:p>8062753</text:p>
          </table:table-cell>
          <table:table-cell table:formula="of:=[.A506]/1000/(60*60*24)" office:value-type="time" office:time-value="PT02H14M22.753S" calcext:value-type="time">
            <text:p>02:14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77.46" calcext:value-type="float">
            <text:p>277.46</text:p>
          </table:table-cell>
          <table:table-cell office:value-type="float" office:value="342.18" calcext:value-type="float">
            <text:p>342.18</text:p>
          </table:table-cell>
        </table:table-row>
        <table:table-row table:style-name="ro1">
          <table:table-cell office:value-type="float" office:value="8078753" calcext:value-type="float">
            <text:p>8078753</text:p>
          </table:table-cell>
          <table:table-cell table:formula="of:=[.A507]/1000/(60*60*24)" office:value-type="time" office:time-value="PT02H14M38.753S" calcext:value-type="time">
            <text:p>02:14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278" calcext:value-type="float">
            <text:p>278</text:p>
          </table:table-cell>
          <table:table-cell office:value-type="float" office:value="342.83" calcext:value-type="float">
            <text:p>342.83</text:p>
          </table:table-cell>
        </table:table-row>
        <table:table-row table:style-name="ro1">
          <table:table-cell office:value-type="float" office:value="8094751" calcext:value-type="float">
            <text:p>8094751</text:p>
          </table:table-cell>
          <table:table-cell table:formula="of:=[.A508]/1000/(60*60*24)" office:value-type="time" office:time-value="PT02H14M54.751S" calcext:value-type="time">
            <text:p>02:14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78.54" calcext:value-type="float">
            <text:p>278.54</text:p>
          </table:table-cell>
          <table:table-cell office:value-type="float" office:value="343.49" calcext:value-type="float">
            <text:p>343.49</text:p>
          </table:table-cell>
        </table:table-row>
        <table:table-row table:style-name="ro1">
          <table:table-cell office:value-type="float" office:value="8110753" calcext:value-type="float">
            <text:p>8110753</text:p>
          </table:table-cell>
          <table:table-cell table:formula="of:=[.A509]/1000/(60*60*24)" office:value-type="time" office:time-value="PT02H15M10.753S" calcext:value-type="time">
            <text:p>02:15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79.08" calcext:value-type="float">
            <text:p>279.08</text:p>
          </table:table-cell>
          <table:table-cell office:value-type="float" office:value="344.14" calcext:value-type="float">
            <text:p>344.14</text:p>
          </table:table-cell>
        </table:table-row>
        <table:table-row table:style-name="ro1">
          <table:table-cell office:value-type="float" office:value="8126753" calcext:value-type="float">
            <text:p>8126753</text:p>
          </table:table-cell>
          <table:table-cell table:formula="of:=[.A510]/1000/(60*60*24)" office:value-type="time" office:time-value="PT02H15M26.753S" calcext:value-type="time">
            <text:p>02:15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79.62" calcext:value-type="float">
            <text:p>279.62</text:p>
          </table:table-cell>
          <table:table-cell office:value-type="float" office:value="344.8" calcext:value-type="float">
            <text:p>344.8</text:p>
          </table:table-cell>
        </table:table-row>
        <table:table-row table:style-name="ro1">
          <table:table-cell office:value-type="float" office:value="8142753" calcext:value-type="float">
            <text:p>8142753</text:p>
          </table:table-cell>
          <table:table-cell table:formula="of:=[.A511]/1000/(60*60*24)" office:value-type="time" office:time-value="PT02H15M42.753S" calcext:value-type="time">
            <text:p>02:15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80.16" calcext:value-type="float">
            <text:p>280.16</text:p>
          </table:table-cell>
          <table:table-cell office:value-type="float" office:value="345.46" calcext:value-type="float">
            <text:p>345.46</text:p>
          </table:table-cell>
        </table:table-row>
        <table:table-row table:style-name="ro1">
          <table:table-cell office:value-type="float" office:value="8158753" calcext:value-type="float">
            <text:p>8158753</text:p>
          </table:table-cell>
          <table:table-cell table:formula="of:=[.A512]/1000/(60*60*24)" office:value-type="time" office:time-value="PT02H15M58.753S" calcext:value-type="time">
            <text:p>02:15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80.71" calcext:value-type="float">
            <text:p>280.71</text:p>
          </table:table-cell>
          <table:table-cell office:value-type="float" office:value="346.11" calcext:value-type="float">
            <text:p>346.11</text:p>
          </table:table-cell>
        </table:table-row>
        <table:table-row table:style-name="ro1">
          <table:table-cell office:value-type="float" office:value="8174753" calcext:value-type="float">
            <text:p>8174753</text:p>
          </table:table-cell>
          <table:table-cell table:formula="of:=[.A513]/1000/(60*60*24)" office:value-type="time" office:time-value="PT02H16M14.753S" calcext:value-type="time">
            <text:p>02:16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81.25" calcext:value-type="float">
            <text:p>281.25</text:p>
          </table:table-cell>
          <table:table-cell office:value-type="float" office:value="346.77" calcext:value-type="float">
            <text:p>346.77</text:p>
          </table:table-cell>
        </table:table-row>
        <table:table-row table:style-name="ro1">
          <table:table-cell office:value-type="float" office:value="8190753" calcext:value-type="float">
            <text:p>8190753</text:p>
          </table:table-cell>
          <table:table-cell table:formula="of:=[.A514]/1000/(60*60*24)" office:value-type="time" office:time-value="PT02H16M30.753S" calcext:value-type="time">
            <text:p>02:16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81.79" calcext:value-type="float">
            <text:p>281.79</text:p>
          </table:table-cell>
          <table:table-cell office:value-type="float" office:value="347.43" calcext:value-type="float">
            <text:p>347.43</text:p>
          </table:table-cell>
        </table:table-row>
        <table:table-row table:style-name="ro1">
          <table:table-cell office:value-type="float" office:value="8206753" calcext:value-type="float">
            <text:p>8206753</text:p>
          </table:table-cell>
          <table:table-cell table:formula="of:=[.A515]/1000/(60*60*24)" office:value-type="time" office:time-value="PT02H16M46.753S" calcext:value-type="time">
            <text:p>02:16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282.33" calcext:value-type="float">
            <text:p>282.33</text:p>
          </table:table-cell>
          <table:table-cell office:value-type="float" office:value="348.08" calcext:value-type="float">
            <text:p>348.08</text:p>
          </table:table-cell>
        </table:table-row>
        <table:table-row table:style-name="ro1">
          <table:table-cell office:value-type="float" office:value="8222753" calcext:value-type="float">
            <text:p>8222753</text:p>
          </table:table-cell>
          <table:table-cell table:formula="of:=[.A516]/1000/(60*60*24)" office:value-type="time" office:time-value="PT02H17M02.753S" calcext:value-type="time">
            <text:p>02:17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82.87" calcext:value-type="float">
            <text:p>282.87</text:p>
          </table:table-cell>
          <table:table-cell office:value-type="float" office:value="348.74" calcext:value-type="float">
            <text:p>348.74</text:p>
          </table:table-cell>
        </table:table-row>
        <table:table-row table:style-name="ro1">
          <table:table-cell office:value-type="float" office:value="8238753" calcext:value-type="float">
            <text:p>8238753</text:p>
          </table:table-cell>
          <table:table-cell table:formula="of:=[.A517]/1000/(60*60*24)" office:value-type="time" office:time-value="PT02H17M18.753S" calcext:value-type="time">
            <text:p>02:17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83.41" calcext:value-type="float">
            <text:p>283.41</text:p>
          </table:table-cell>
          <table:table-cell office:value-type="float" office:value="349.39" calcext:value-type="float">
            <text:p>349.39</text:p>
          </table:table-cell>
        </table:table-row>
        <table:table-row table:style-name="ro1">
          <table:table-cell office:value-type="float" office:value="8254753" calcext:value-type="float">
            <text:p>8254753</text:p>
          </table:table-cell>
          <table:table-cell table:formula="of:=[.A518]/1000/(60*60*24)" office:value-type="time" office:time-value="PT02H17M34.753S" calcext:value-type="time">
            <text:p>02:17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83.96" calcext:value-type="float">
            <text:p>283.96</text:p>
          </table:table-cell>
          <table:table-cell office:value-type="float" office:value="350.05" calcext:value-type="float">
            <text:p>350.05</text:p>
          </table:table-cell>
        </table:table-row>
        <table:table-row table:style-name="ro1">
          <table:table-cell office:value-type="float" office:value="8270753" calcext:value-type="float">
            <text:p>8270753</text:p>
          </table:table-cell>
          <table:table-cell table:formula="of:=[.A519]/1000/(60*60*24)" office:value-type="time" office:time-value="PT02H17M50.753S" calcext:value-type="time">
            <text:p>02:17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84.5" calcext:value-type="float">
            <text:p>284.5</text:p>
          </table:table-cell>
          <table:table-cell office:value-type="float" office:value="350.71" calcext:value-type="float">
            <text:p>350.71</text:p>
          </table:table-cell>
        </table:table-row>
        <table:table-row table:style-name="ro1">
          <table:table-cell office:value-type="float" office:value="8286753" calcext:value-type="float">
            <text:p>8286753</text:p>
          </table:table-cell>
          <table:table-cell table:formula="of:=[.A520]/1000/(60*60*24)" office:value-type="time" office:time-value="PT02H18M06.753S" calcext:value-type="time">
            <text:p>02:18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85.04" calcext:value-type="float">
            <text:p>285.04</text:p>
          </table:table-cell>
          <table:table-cell office:value-type="float" office:value="351.36" calcext:value-type="float">
            <text:p>351.36</text:p>
          </table:table-cell>
        </table:table-row>
        <table:table-row table:style-name="ro1">
          <table:table-cell office:value-type="float" office:value="8302753" calcext:value-type="float">
            <text:p>8302753</text:p>
          </table:table-cell>
          <table:table-cell table:formula="of:=[.A521]/1000/(60*60*24)" office:value-type="time" office:time-value="PT02H18M22.753S" calcext:value-type="time">
            <text:p>02:18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85.58" calcext:value-type="float">
            <text:p>285.58</text:p>
          </table:table-cell>
          <table:table-cell office:value-type="float" office:value="352.02" calcext:value-type="float">
            <text:p>352.02</text:p>
          </table:table-cell>
        </table:table-row>
        <table:table-row table:style-name="ro1">
          <table:table-cell office:value-type="float" office:value="8318753" calcext:value-type="float">
            <text:p>8318753</text:p>
          </table:table-cell>
          <table:table-cell table:formula="of:=[.A522]/1000/(60*60*24)" office:value-type="time" office:time-value="PT02H18M38.753S" calcext:value-type="time">
            <text:p>02:18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86.12" calcext:value-type="float">
            <text:p>286.12</text:p>
          </table:table-cell>
          <table:table-cell office:value-type="float" office:value="352.67" calcext:value-type="float">
            <text:p>352.67</text:p>
          </table:table-cell>
        </table:table-row>
        <table:table-row table:style-name="ro1">
          <table:table-cell office:value-type="float" office:value="8334753" calcext:value-type="float">
            <text:p>8334753</text:p>
          </table:table-cell>
          <table:table-cell table:formula="of:=[.A523]/1000/(60*60*24)" office:value-type="time" office:time-value="PT02H18M54.753S" calcext:value-type="time">
            <text:p>02:18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86.66" calcext:value-type="float">
            <text:p>286.66</text:p>
          </table:table-cell>
          <table:table-cell office:value-type="float" office:value="353.33" calcext:value-type="float">
            <text:p>353.33</text:p>
          </table:table-cell>
        </table:table-row>
        <table:table-row table:style-name="ro1">
          <table:table-cell office:value-type="float" office:value="8350753" calcext:value-type="float">
            <text:p>8350753</text:p>
          </table:table-cell>
          <table:table-cell table:formula="of:=[.A524]/1000/(60*60*24)" office:value-type="time" office:time-value="PT02H19M10.753S" calcext:value-type="time">
            <text:p>02:19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87.2" calcext:value-type="float">
            <text:p>287.2</text:p>
          </table:table-cell>
          <table:table-cell office:value-type="float" office:value="353.99" calcext:value-type="float">
            <text:p>353.99</text:p>
          </table:table-cell>
        </table:table-row>
        <table:table-row table:style-name="ro1">
          <table:table-cell office:value-type="float" office:value="8366753" calcext:value-type="float">
            <text:p>8366753</text:p>
          </table:table-cell>
          <table:table-cell table:formula="of:=[.A525]/1000/(60*60*24)" office:value-type="time" office:time-value="PT02H19M26.753S" calcext:value-type="time">
            <text:p>02:19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87.75" calcext:value-type="float">
            <text:p>287.75</text:p>
          </table:table-cell>
          <table:table-cell office:value-type="float" office:value="354.64" calcext:value-type="float">
            <text:p>354.64</text:p>
          </table:table-cell>
        </table:table-row>
        <table:table-row table:style-name="ro1">
          <table:table-cell office:value-type="float" office:value="8382753" calcext:value-type="float">
            <text:p>8382753</text:p>
          </table:table-cell>
          <table:table-cell table:formula="of:=[.A526]/1000/(60*60*24)" office:value-type="time" office:time-value="PT02H19M42.753S" calcext:value-type="time">
            <text:p>02:19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88.29" calcext:value-type="float">
            <text:p>288.29</text:p>
          </table:table-cell>
          <table:table-cell office:value-type="float" office:value="355.3" calcext:value-type="float">
            <text:p>355.3</text:p>
          </table:table-cell>
        </table:table-row>
        <table:table-row table:style-name="ro1">
          <table:table-cell office:value-type="float" office:value="8398753" calcext:value-type="float">
            <text:p>8398753</text:p>
          </table:table-cell>
          <table:table-cell table:formula="of:=[.A527]/1000/(60*60*24)" office:value-type="time" office:time-value="PT02H19M58.753S" calcext:value-type="time">
            <text:p>02:19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88.83" calcext:value-type="float">
            <text:p>288.83</text:p>
          </table:table-cell>
          <table:table-cell office:value-type="float" office:value="355.95" calcext:value-type="float">
            <text:p>355.95</text:p>
          </table:table-cell>
        </table:table-row>
        <table:table-row table:style-name="ro1">
          <table:table-cell office:value-type="float" office:value="8414753" calcext:value-type="float">
            <text:p>8414753</text:p>
          </table:table-cell>
          <table:table-cell table:formula="of:=[.A528]/1000/(60*60*24)" office:value-type="time" office:time-value="PT02H20M14.753S" calcext:value-type="time">
            <text:p>02:20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89.37" calcext:value-type="float">
            <text:p>289.37</text:p>
          </table:table-cell>
          <table:table-cell office:value-type="float" office:value="356.61" calcext:value-type="float">
            <text:p>356.61</text:p>
          </table:table-cell>
        </table:table-row>
        <table:table-row table:style-name="ro1">
          <table:table-cell office:value-type="float" office:value="8430753" calcext:value-type="float">
            <text:p>8430753</text:p>
          </table:table-cell>
          <table:table-cell table:formula="of:=[.A529]/1000/(60*60*24)" office:value-type="time" office:time-value="PT02H20M30.753S" calcext:value-type="time">
            <text:p>02:20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89.91" calcext:value-type="float">
            <text:p>289.91</text:p>
          </table:table-cell>
          <table:table-cell office:value-type="float" office:value="357.27" calcext:value-type="float">
            <text:p>357.27</text:p>
          </table:table-cell>
        </table:table-row>
        <table:table-row table:style-name="ro1">
          <table:table-cell office:value-type="float" office:value="8446753" calcext:value-type="float">
            <text:p>8446753</text:p>
          </table:table-cell>
          <table:table-cell table:formula="of:=[.A530]/1000/(60*60*24)" office:value-type="time" office:time-value="PT02H20M46.753S" calcext:value-type="time">
            <text:p>02:20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90.45" calcext:value-type="float">
            <text:p>290.45</text:p>
          </table:table-cell>
          <table:table-cell office:value-type="float" office:value="357.92" calcext:value-type="float">
            <text:p>357.92</text:p>
          </table:table-cell>
        </table:table-row>
        <table:table-row table:style-name="ro1">
          <table:table-cell office:value-type="float" office:value="8462753" calcext:value-type="float">
            <text:p>8462753</text:p>
          </table:table-cell>
          <table:table-cell table:formula="of:=[.A531]/1000/(60*60*24)" office:value-type="time" office:time-value="PT02H21M02.753S" calcext:value-type="time">
            <text:p>02:21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90.99" calcext:value-type="float">
            <text:p>290.99</text:p>
          </table:table-cell>
          <table:table-cell office:value-type="float" office:value="358.58" calcext:value-type="float">
            <text:p>358.58</text:p>
          </table:table-cell>
        </table:table-row>
        <table:table-row table:style-name="ro1">
          <table:table-cell office:value-type="float" office:value="8478753" calcext:value-type="float">
            <text:p>8478753</text:p>
          </table:table-cell>
          <table:table-cell table:formula="of:=[.A532]/1000/(60*60*24)" office:value-type="time" office:time-value="PT02H21M18.753S" calcext:value-type="time">
            <text:p>02:21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91.53" calcext:value-type="float">
            <text:p>291.53</text:p>
          </table:table-cell>
          <table:table-cell office:value-type="float" office:value="359.23" calcext:value-type="float">
            <text:p>359.23</text:p>
          </table:table-cell>
        </table:table-row>
        <table:table-row table:style-name="ro1">
          <table:table-cell office:value-type="float" office:value="8494753" calcext:value-type="float">
            <text:p>8494753</text:p>
          </table:table-cell>
          <table:table-cell table:formula="of:=[.A533]/1000/(60*60*24)" office:value-type="time" office:time-value="PT02H21M34.753S" calcext:value-type="time">
            <text:p>02:21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92.08" calcext:value-type="float">
            <text:p>292.08</text:p>
          </table:table-cell>
          <table:table-cell office:value-type="float" office:value="359.89" calcext:value-type="float">
            <text:p>359.89</text:p>
          </table:table-cell>
        </table:table-row>
        <table:table-row table:style-name="ro1">
          <table:table-cell office:value-type="float" office:value="8510753" calcext:value-type="float">
            <text:p>8510753</text:p>
          </table:table-cell>
          <table:table-cell table:formula="of:=[.A534]/1000/(60*60*24)" office:value-type="time" office:time-value="PT02H21M50.753S" calcext:value-type="time">
            <text:p>02:21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92.62" calcext:value-type="float">
            <text:p>292.62</text:p>
          </table:table-cell>
          <table:table-cell office:value-type="float" office:value="360.54" calcext:value-type="float">
            <text:p>360.54</text:p>
          </table:table-cell>
        </table:table-row>
        <table:table-row table:style-name="ro1">
          <table:table-cell office:value-type="float" office:value="8526753" calcext:value-type="float">
            <text:p>8526753</text:p>
          </table:table-cell>
          <table:table-cell table:formula="of:=[.A535]/1000/(60*60*24)" office:value-type="time" office:time-value="PT02H22M06.753S" calcext:value-type="time">
            <text:p>02:22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93.16" calcext:value-type="float">
            <text:p>293.16</text:p>
          </table:table-cell>
          <table:table-cell office:value-type="float" office:value="361.2" calcext:value-type="float">
            <text:p>361.2</text:p>
          </table:table-cell>
        </table:table-row>
        <table:table-row table:style-name="ro1">
          <table:table-cell office:value-type="float" office:value="8542753" calcext:value-type="float">
            <text:p>8542753</text:p>
          </table:table-cell>
          <table:table-cell table:formula="of:=[.A536]/1000/(60*60*24)" office:value-type="time" office:time-value="PT02H22M22.753S" calcext:value-type="time">
            <text:p>02:22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93.7" calcext:value-type="float">
            <text:p>293.7</text:p>
          </table:table-cell>
          <table:table-cell office:value-type="float" office:value="361.86" calcext:value-type="float">
            <text:p>361.86</text:p>
          </table:table-cell>
        </table:table-row>
        <table:table-row table:style-name="ro1">
          <table:table-cell office:value-type="float" office:value="8558753" calcext:value-type="float">
            <text:p>8558753</text:p>
          </table:table-cell>
          <table:table-cell table:formula="of:=[.A537]/1000/(60*60*24)" office:value-type="time" office:time-value="PT02H22M38.753S" calcext:value-type="time">
            <text:p>02:22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94.24" calcext:value-type="float">
            <text:p>294.24</text:p>
          </table:table-cell>
          <table:table-cell office:value-type="float" office:value="362.51" calcext:value-type="float">
            <text:p>362.51</text:p>
          </table:table-cell>
        </table:table-row>
        <table:table-row table:style-name="ro1">
          <table:table-cell office:value-type="float" office:value="8574753" calcext:value-type="float">
            <text:p>8574753</text:p>
          </table:table-cell>
          <table:table-cell table:formula="of:=[.A538]/1000/(60*60*24)" office:value-type="time" office:time-value="PT02H22M54.753S" calcext:value-type="time">
            <text:p>02:22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94.78" calcext:value-type="float">
            <text:p>294.78</text:p>
          </table:table-cell>
          <table:table-cell office:value-type="float" office:value="363.17" calcext:value-type="float">
            <text:p>363.17</text:p>
          </table:table-cell>
        </table:table-row>
        <table:table-row table:style-name="ro1">
          <table:table-cell office:value-type="float" office:value="8590753" calcext:value-type="float">
            <text:p>8590753</text:p>
          </table:table-cell>
          <table:table-cell table:formula="of:=[.A539]/1000/(60*60*24)" office:value-type="time" office:time-value="PT02H23M10.753S" calcext:value-type="time">
            <text:p>02:23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95.32" calcext:value-type="float">
            <text:p>295.32</text:p>
          </table:table-cell>
          <table:table-cell office:value-type="float" office:value="363.82" calcext:value-type="float">
            <text:p>363.82</text:p>
          </table:table-cell>
        </table:table-row>
        <table:table-row table:style-name="ro1">
          <table:table-cell office:value-type="float" office:value="8606753" calcext:value-type="float">
            <text:p>8606753</text:p>
          </table:table-cell>
          <table:table-cell table:formula="of:=[.A540]/1000/(60*60*24)" office:value-type="time" office:time-value="PT02H23M26.753S" calcext:value-type="time">
            <text:p>02:23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95.86" calcext:value-type="float">
            <text:p>295.86</text:p>
          </table:table-cell>
          <table:table-cell office:value-type="float" office:value="364.48" calcext:value-type="float">
            <text:p>364.48</text:p>
          </table:table-cell>
        </table:table-row>
        <table:table-row table:style-name="ro1">
          <table:table-cell office:value-type="float" office:value="8622753" calcext:value-type="float">
            <text:p>8622753</text:p>
          </table:table-cell>
          <table:table-cell table:formula="of:=[.A541]/1000/(60*60*24)" office:value-type="time" office:time-value="PT02H23M42.753S" calcext:value-type="time">
            <text:p>02:23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96.41" calcext:value-type="float">
            <text:p>296.41</text:p>
          </table:table-cell>
          <table:table-cell office:value-type="float" office:value="365.13" calcext:value-type="float">
            <text:p>365.13</text:p>
          </table:table-cell>
        </table:table-row>
        <table:table-row table:style-name="ro1">
          <table:table-cell office:value-type="float" office:value="8638753" calcext:value-type="float">
            <text:p>8638753</text:p>
          </table:table-cell>
          <table:table-cell table:formula="of:=[.A542]/1000/(60*60*24)" office:value-type="time" office:time-value="PT02H23M58.753S" calcext:value-type="time">
            <text:p>02:23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16" calcext:value-type="float">
            <text:p>147.16</text:p>
          </table:table-cell>
          <table:table-cell office:value-type="float" office:value="296.95" calcext:value-type="float">
            <text:p>296.95</text:p>
          </table:table-cell>
          <table:table-cell office:value-type="float" office:value="365.79" calcext:value-type="float">
            <text:p>365.79</text:p>
          </table:table-cell>
        </table:table-row>
        <table:table-row table:style-name="ro1">
          <table:table-cell office:value-type="float" office:value="8654753" calcext:value-type="float">
            <text:p>8654753</text:p>
          </table:table-cell>
          <table:table-cell table:formula="of:=[.A543]/1000/(60*60*24)" office:value-type="time" office:time-value="PT02H24M14.753S" calcext:value-type="time">
            <text:p>02:24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297.49" calcext:value-type="float">
            <text:p>297.49</text:p>
          </table:table-cell>
          <table:table-cell office:value-type="float" office:value="366.44" calcext:value-type="float">
            <text:p>366.44</text:p>
          </table:table-cell>
        </table:table-row>
        <table:table-row table:style-name="ro1">
          <table:table-cell office:value-type="float" office:value="8670753" calcext:value-type="float">
            <text:p>8670753</text:p>
          </table:table-cell>
          <table:table-cell table:formula="of:=[.A544]/1000/(60*60*24)" office:value-type="time" office:time-value="PT02H24M30.753S" calcext:value-type="time">
            <text:p>02:24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98.03" calcext:value-type="float">
            <text:p>298.03</text:p>
          </table:table-cell>
          <table:table-cell office:value-type="float" office:value="367.1" calcext:value-type="float">
            <text:p>367.1</text:p>
          </table:table-cell>
        </table:table-row>
        <table:table-row table:style-name="ro1">
          <table:table-cell office:value-type="float" office:value="8686753" calcext:value-type="float">
            <text:p>8686753</text:p>
          </table:table-cell>
          <table:table-cell table:formula="of:=[.A545]/1000/(60*60*24)" office:value-type="time" office:time-value="PT02H24M46.753S" calcext:value-type="time">
            <text:p>02:24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298.57" calcext:value-type="float">
            <text:p>298.57</text:p>
          </table:table-cell>
          <table:table-cell office:value-type="float" office:value="367.75" calcext:value-type="float">
            <text:p>367.75</text:p>
          </table:table-cell>
        </table:table-row>
        <table:table-row table:style-name="ro1">
          <table:table-cell office:value-type="float" office:value="8702753" calcext:value-type="float">
            <text:p>8702753</text:p>
          </table:table-cell>
          <table:table-cell table:formula="of:=[.A546]/1000/(60*60*24)" office:value-type="time" office:time-value="PT02H25M02.753S" calcext:value-type="time">
            <text:p>02:25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99.11" calcext:value-type="float">
            <text:p>299.11</text:p>
          </table:table-cell>
          <table:table-cell office:value-type="float" office:value="368.41" calcext:value-type="float">
            <text:p>368.41</text:p>
          </table:table-cell>
        </table:table-row>
        <table:table-row table:style-name="ro1">
          <table:table-cell office:value-type="float" office:value="8718753" calcext:value-type="float">
            <text:p>8718753</text:p>
          </table:table-cell>
          <table:table-cell table:formula="of:=[.A547]/1000/(60*60*24)" office:value-type="time" office:time-value="PT02H25M18.753S" calcext:value-type="time">
            <text:p>02:25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299.65" calcext:value-type="float">
            <text:p>299.65</text:p>
          </table:table-cell>
          <table:table-cell office:value-type="float" office:value="369.06" calcext:value-type="float">
            <text:p>369.06</text:p>
          </table:table-cell>
        </table:table-row>
        <table:table-row table:style-name="ro1">
          <table:table-cell office:value-type="float" office:value="8734753" calcext:value-type="float">
            <text:p>8734753</text:p>
          </table:table-cell>
          <table:table-cell table:formula="of:=[.A548]/1000/(60*60*24)" office:value-type="time" office:time-value="PT02H25M34.753S" calcext:value-type="time">
            <text:p>02:25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300.19" calcext:value-type="float">
            <text:p>300.19</text:p>
          </table:table-cell>
          <table:table-cell office:value-type="float" office:value="369.72" calcext:value-type="float">
            <text:p>369.72</text:p>
          </table:table-cell>
        </table:table-row>
        <table:table-row table:style-name="ro1">
          <table:table-cell office:value-type="float" office:value="8750751" calcext:value-type="float">
            <text:p>8750751</text:p>
          </table:table-cell>
          <table:table-cell table:formula="of:=[.A549]/1000/(60*60*24)" office:value-type="time" office:time-value="PT02H25M50.751S" calcext:value-type="time">
            <text:p>02:25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300.73" calcext:value-type="float">
            <text:p>300.73</text:p>
          </table:table-cell>
          <table:table-cell office:value-type="float" office:value="370.37" calcext:value-type="float">
            <text:p>370.37</text:p>
          </table:table-cell>
        </table:table-row>
        <table:table-row table:style-name="ro1">
          <table:table-cell office:value-type="float" office:value="8766753" calcext:value-type="float">
            <text:p>8766753</text:p>
          </table:table-cell>
          <table:table-cell table:formula="of:=[.A550]/1000/(60*60*24)" office:value-type="time" office:time-value="PT02H26M06.753S" calcext:value-type="time">
            <text:p>02:26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01.27" calcext:value-type="float">
            <text:p>301.27</text:p>
          </table:table-cell>
          <table:table-cell office:value-type="float" office:value="371.03" calcext:value-type="float">
            <text:p>371.03</text:p>
          </table:table-cell>
        </table:table-row>
        <table:table-row table:style-name="ro1">
          <table:table-cell office:value-type="float" office:value="8782753" calcext:value-type="float">
            <text:p>8782753</text:p>
          </table:table-cell>
          <table:table-cell table:formula="of:=[.A551]/1000/(60*60*24)" office:value-type="time" office:time-value="PT02H26M22.753S" calcext:value-type="time">
            <text:p>02:26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01.82" calcext:value-type="float">
            <text:p>301.82</text:p>
          </table:table-cell>
          <table:table-cell office:value-type="float" office:value="371.68" calcext:value-type="float">
            <text:p>371.68</text:p>
          </table:table-cell>
        </table:table-row>
        <table:table-row table:style-name="ro1">
          <table:table-cell office:value-type="float" office:value="8798753" calcext:value-type="float">
            <text:p>8798753</text:p>
          </table:table-cell>
          <table:table-cell table:formula="of:=[.A552]/1000/(60*60*24)" office:value-type="time" office:time-value="PT02H26M38.753S" calcext:value-type="time">
            <text:p>02:26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02.36" calcext:value-type="float">
            <text:p>302.36</text:p>
          </table:table-cell>
          <table:table-cell office:value-type="float" office:value="372.34" calcext:value-type="float">
            <text:p>372.34</text:p>
          </table:table-cell>
        </table:table-row>
        <table:table-row table:style-name="ro1">
          <table:table-cell office:value-type="float" office:value="8814753" calcext:value-type="float">
            <text:p>8814753</text:p>
          </table:table-cell>
          <table:table-cell table:formula="of:=[.A553]/1000/(60*60*24)" office:value-type="time" office:time-value="PT02H26M54.753S" calcext:value-type="time">
            <text:p>02:26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302.9" calcext:value-type="float">
            <text:p>302.9</text:p>
          </table:table-cell>
          <table:table-cell office:value-type="float" office:value="372.99" calcext:value-type="float">
            <text:p>372.99</text:p>
          </table:table-cell>
        </table:table-row>
        <table:table-row table:style-name="ro1">
          <table:table-cell office:value-type="float" office:value="8830753" calcext:value-type="float">
            <text:p>8830753</text:p>
          </table:table-cell>
          <table:table-cell table:formula="of:=[.A554]/1000/(60*60*24)" office:value-type="time" office:time-value="PT02H27M10.753S" calcext:value-type="time">
            <text:p>02:27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303.44" calcext:value-type="float">
            <text:p>303.44</text:p>
          </table:table-cell>
          <table:table-cell office:value-type="float" office:value="373.64" calcext:value-type="float">
            <text:p>373.64</text:p>
          </table:table-cell>
        </table:table-row>
        <table:table-row table:style-name="ro1">
          <table:table-cell office:value-type="float" office:value="8846753" calcext:value-type="float">
            <text:p>8846753</text:p>
          </table:table-cell>
          <table:table-cell table:formula="of:=[.A555]/1000/(60*60*24)" office:value-type="time" office:time-value="PT02H27M26.753S" calcext:value-type="time">
            <text:p>02:27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03.98" calcext:value-type="float">
            <text:p>303.98</text:p>
          </table:table-cell>
          <table:table-cell office:value-type="float" office:value="374.3" calcext:value-type="float">
            <text:p>374.3</text:p>
          </table:table-cell>
        </table:table-row>
        <table:table-row table:style-name="ro1">
          <table:table-cell office:value-type="float" office:value="8862753" calcext:value-type="float">
            <text:p>8862753</text:p>
          </table:table-cell>
          <table:table-cell table:formula="of:=[.A556]/1000/(60*60*24)" office:value-type="time" office:time-value="PT02H27M42.753S" calcext:value-type="time">
            <text:p>02:27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04.52" calcext:value-type="float">
            <text:p>304.52</text:p>
          </table:table-cell>
          <table:table-cell office:value-type="float" office:value="374.95" calcext:value-type="float">
            <text:p>374.95</text:p>
          </table:table-cell>
        </table:table-row>
        <table:table-row table:style-name="ro1">
          <table:table-cell office:value-type="float" office:value="8878753" calcext:value-type="float">
            <text:p>8878753</text:p>
          </table:table-cell>
          <table:table-cell table:formula="of:=[.A557]/1000/(60*60*24)" office:value-type="time" office:time-value="PT02H27M58.753S" calcext:value-type="time">
            <text:p>02:27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05.06" calcext:value-type="float">
            <text:p>305.06</text:p>
          </table:table-cell>
          <table:table-cell office:value-type="float" office:value="375.61" calcext:value-type="float">
            <text:p>375.61</text:p>
          </table:table-cell>
        </table:table-row>
        <table:table-row table:style-name="ro1">
          <table:table-cell office:value-type="float" office:value="8894753" calcext:value-type="float">
            <text:p>8894753</text:p>
          </table:table-cell>
          <table:table-cell table:formula="of:=[.A558]/1000/(60*60*24)" office:value-type="time" office:time-value="PT02H28M14.753S" calcext:value-type="time">
            <text:p>02:28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05.6" calcext:value-type="float">
            <text:p>305.6</text:p>
          </table:table-cell>
          <table:table-cell office:value-type="float" office:value="376.26" calcext:value-type="float">
            <text:p>376.26</text:p>
          </table:table-cell>
        </table:table-row>
        <table:table-row table:style-name="ro1">
          <table:table-cell office:value-type="float" office:value="8910753" calcext:value-type="float">
            <text:p>8910753</text:p>
          </table:table-cell>
          <table:table-cell table:formula="of:=[.A559]/1000/(60*60*24)" office:value-type="time" office:time-value="PT02H28M30.753S" calcext:value-type="time">
            <text:p>02:28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06.14" calcext:value-type="float">
            <text:p>306.14</text:p>
          </table:table-cell>
          <table:table-cell office:value-type="float" office:value="376.92" calcext:value-type="float">
            <text:p>376.92</text:p>
          </table:table-cell>
        </table:table-row>
        <table:table-row table:style-name="ro1">
          <table:table-cell office:value-type="float" office:value="8926753" calcext:value-type="float">
            <text:p>8926753</text:p>
          </table:table-cell>
          <table:table-cell table:formula="of:=[.A560]/1000/(60*60*24)" office:value-type="time" office:time-value="PT02H28M46.753S" calcext:value-type="time">
            <text:p>02:28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306.68" calcext:value-type="float">
            <text:p>306.68</text:p>
          </table:table-cell>
          <table:table-cell office:value-type="float" office:value="377.57" calcext:value-type="float">
            <text:p>377.57</text:p>
          </table:table-cell>
        </table:table-row>
        <table:table-row table:style-name="ro1">
          <table:table-cell office:value-type="float" office:value="8942753" calcext:value-type="float">
            <text:p>8942753</text:p>
          </table:table-cell>
          <table:table-cell table:formula="of:=[.A561]/1000/(60*60*24)" office:value-type="time" office:time-value="PT02H29M02.753S" calcext:value-type="time">
            <text:p>02:29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307.23" calcext:value-type="float">
            <text:p>307.23</text:p>
          </table:table-cell>
          <table:table-cell office:value-type="float" office:value="378.23" calcext:value-type="float">
            <text:p>378.23</text:p>
          </table:table-cell>
        </table:table-row>
        <table:table-row table:style-name="ro1">
          <table:table-cell office:value-type="float" office:value="8958753" calcext:value-type="float">
            <text:p>8958753</text:p>
          </table:table-cell>
          <table:table-cell table:formula="of:=[.A562]/1000/(60*60*24)" office:value-type="time" office:time-value="PT02H29M18.753S" calcext:value-type="time">
            <text:p>02:29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307.77" calcext:value-type="float">
            <text:p>307.77</text:p>
          </table:table-cell>
          <table:table-cell office:value-type="float" office:value="378.88" calcext:value-type="float">
            <text:p>378.88</text:p>
          </table:table-cell>
        </table:table-row>
        <table:table-row table:style-name="ro1">
          <table:table-cell office:value-type="float" office:value="8974753" calcext:value-type="float">
            <text:p>8974753</text:p>
          </table:table-cell>
          <table:table-cell table:formula="of:=[.A563]/1000/(60*60*24)" office:value-type="time" office:time-value="PT02H29M34.753S" calcext:value-type="time">
            <text:p>02:29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308.31" calcext:value-type="float">
            <text:p>308.31</text:p>
          </table:table-cell>
          <table:table-cell office:value-type="float" office:value="379.54" calcext:value-type="float">
            <text:p>379.54</text:p>
          </table:table-cell>
        </table:table-row>
        <table:table-row table:style-name="ro1">
          <table:table-cell office:value-type="float" office:value="8990753" calcext:value-type="float">
            <text:p>8990753</text:p>
          </table:table-cell>
          <table:table-cell table:formula="of:=[.A564]/1000/(60*60*24)" office:value-type="time" office:time-value="PT02H29M50.753S" calcext:value-type="time">
            <text:p>02:29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308.85" calcext:value-type="float">
            <text:p>308.85</text:p>
          </table:table-cell>
          <table:table-cell office:value-type="float" office:value="380.19" calcext:value-type="float">
            <text:p>380.19</text:p>
          </table:table-cell>
        </table:table-row>
        <table:table-row table:style-name="ro1">
          <table:table-cell office:value-type="float" office:value="9006753" calcext:value-type="float">
            <text:p>9006753</text:p>
          </table:table-cell>
          <table:table-cell table:formula="of:=[.A565]/1000/(60*60*24)" office:value-type="time" office:time-value="PT02H30M06.753S" calcext:value-type="time">
            <text:p>02:30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309.39" calcext:value-type="float">
            <text:p>309.39</text:p>
          </table:table-cell>
          <table:table-cell office:value-type="float" office:value="380.85" calcext:value-type="float">
            <text:p>380.85</text:p>
          </table:table-cell>
        </table:table-row>
        <table:table-row table:style-name="ro1">
          <table:table-cell office:value-type="float" office:value="9022753" calcext:value-type="float">
            <text:p>9022753</text:p>
          </table:table-cell>
          <table:table-cell table:formula="of:=[.A566]/1000/(60*60*24)" office:value-type="time" office:time-value="PT02H30M22.753S" calcext:value-type="time">
            <text:p>02:30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309.93" calcext:value-type="float">
            <text:p>309.93</text:p>
          </table:table-cell>
          <table:table-cell office:value-type="float" office:value="381.5" calcext:value-type="float">
            <text:p>381.5</text:p>
          </table:table-cell>
        </table:table-row>
        <table:table-row table:style-name="ro1">
          <table:table-cell office:value-type="float" office:value="9038753" calcext:value-type="float">
            <text:p>9038753</text:p>
          </table:table-cell>
          <table:table-cell table:formula="of:=[.A567]/1000/(60*60*24)" office:value-type="time" office:time-value="PT02H30M38.753S" calcext:value-type="time">
            <text:p>02:30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10.47" calcext:value-type="float">
            <text:p>310.47</text:p>
          </table:table-cell>
          <table:table-cell office:value-type="float" office:value="382.16" calcext:value-type="float">
            <text:p>382.16</text:p>
          </table:table-cell>
        </table:table-row>
        <table:table-row table:style-name="ro1">
          <table:table-cell office:value-type="float" office:value="9054753" calcext:value-type="float">
            <text:p>9054753</text:p>
          </table:table-cell>
          <table:table-cell table:formula="of:=[.A568]/1000/(60*60*24)" office:value-type="time" office:time-value="PT02H30M54.753S" calcext:value-type="time">
            <text:p>02:30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311.01" calcext:value-type="float">
            <text:p>311.01</text:p>
          </table:table-cell>
          <table:table-cell office:value-type="float" office:value="382.81" calcext:value-type="float">
            <text:p>382.81</text:p>
          </table:table-cell>
        </table:table-row>
        <table:table-row table:style-name="ro1">
          <table:table-cell office:value-type="float" office:value="9070753" calcext:value-type="float">
            <text:p>9070753</text:p>
          </table:table-cell>
          <table:table-cell table:formula="of:=[.A569]/1000/(60*60*24)" office:value-type="time" office:time-value="PT02H31M10.753S" calcext:value-type="time">
            <text:p>02:31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311.55" calcext:value-type="float">
            <text:p>311.55</text:p>
          </table:table-cell>
          <table:table-cell office:value-type="float" office:value="383.47" calcext:value-type="float">
            <text:p>383.47</text:p>
          </table:table-cell>
        </table:table-row>
        <table:table-row table:style-name="ro1">
          <table:table-cell office:value-type="float" office:value="9086753" calcext:value-type="float">
            <text:p>9086753</text:p>
          </table:table-cell>
          <table:table-cell table:formula="of:=[.A570]/1000/(60*60*24)" office:value-type="time" office:time-value="PT02H31M26.753S" calcext:value-type="time">
            <text:p>02:31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312.09" calcext:value-type="float">
            <text:p>312.09</text:p>
          </table:table-cell>
          <table:table-cell office:value-type="float" office:value="384.12" calcext:value-type="float">
            <text:p>384.12</text:p>
          </table:table-cell>
        </table:table-row>
        <table:table-row table:style-name="ro1">
          <table:table-cell office:value-type="float" office:value="9102753" calcext:value-type="float">
            <text:p>9102753</text:p>
          </table:table-cell>
          <table:table-cell table:formula="of:=[.A571]/1000/(60*60*24)" office:value-type="time" office:time-value="PT02H31M42.753S" calcext:value-type="time">
            <text:p>02:31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312.63" calcext:value-type="float">
            <text:p>312.63</text:p>
          </table:table-cell>
          <table:table-cell office:value-type="float" office:value="384.77" calcext:value-type="float">
            <text:p>384.77</text:p>
          </table:table-cell>
        </table:table-row>
        <table:table-row table:style-name="ro1">
          <table:table-cell office:value-type="float" office:value="9118753" calcext:value-type="float">
            <text:p>9118753</text:p>
          </table:table-cell>
          <table:table-cell table:formula="of:=[.A572]/1000/(60*60*24)" office:value-type="time" office:time-value="PT02H31M58.753S" calcext:value-type="time">
            <text:p>02:31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313.17" calcext:value-type="float">
            <text:p>313.17</text:p>
          </table:table-cell>
          <table:table-cell office:value-type="float" office:value="385.43" calcext:value-type="float">
            <text:p>385.43</text:p>
          </table:table-cell>
        </table:table-row>
        <table:table-row table:style-name="ro1">
          <table:table-cell office:value-type="float" office:value="9134753" calcext:value-type="float">
            <text:p>9134753</text:p>
          </table:table-cell>
          <table:table-cell table:formula="of:=[.A573]/1000/(60*60*24)" office:value-type="time" office:time-value="PT02H32M14.753S" calcext:value-type="time">
            <text:p>02:32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13.72" calcext:value-type="float">
            <text:p>313.72</text:p>
          </table:table-cell>
          <table:table-cell office:value-type="float" office:value="386.08" calcext:value-type="float">
            <text:p>386.08</text:p>
          </table:table-cell>
        </table:table-row>
        <table:table-row table:style-name="ro1">
          <table:table-cell office:value-type="float" office:value="9150753" calcext:value-type="float">
            <text:p>9150753</text:p>
          </table:table-cell>
          <table:table-cell table:formula="of:=[.A574]/1000/(60*60*24)" office:value-type="time" office:time-value="PT02H32M30.753S" calcext:value-type="time">
            <text:p>02:32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14.26" calcext:value-type="float">
            <text:p>314.26</text:p>
          </table:table-cell>
          <table:table-cell office:value-type="float" office:value="386.74" calcext:value-type="float">
            <text:p>386.74</text:p>
          </table:table-cell>
        </table:table-row>
        <table:table-row table:style-name="ro1">
          <table:table-cell office:value-type="float" office:value="9166753" calcext:value-type="float">
            <text:p>9166753</text:p>
          </table:table-cell>
          <table:table-cell table:formula="of:=[.A575]/1000/(60*60*24)" office:value-type="time" office:time-value="PT02H32M46.753S" calcext:value-type="time">
            <text:p>02:32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14.8" calcext:value-type="float">
            <text:p>314.8</text:p>
          </table:table-cell>
          <table:table-cell office:value-type="float" office:value="387.39" calcext:value-type="float">
            <text:p>387.39</text:p>
          </table:table-cell>
        </table:table-row>
        <table:table-row table:style-name="ro1">
          <table:table-cell office:value-type="float" office:value="9182753" calcext:value-type="float">
            <text:p>9182753</text:p>
          </table:table-cell>
          <table:table-cell table:formula="of:=[.A576]/1000/(60*60*24)" office:value-type="time" office:time-value="PT02H33M02.753S" calcext:value-type="time">
            <text:p>02:33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315.34" calcext:value-type="float">
            <text:p>315.34</text:p>
          </table:table-cell>
          <table:table-cell office:value-type="float" office:value="388.05" calcext:value-type="float">
            <text:p>388.05</text:p>
          </table:table-cell>
        </table:table-row>
        <table:table-row table:style-name="ro1">
          <table:table-cell office:value-type="float" office:value="9198753" calcext:value-type="float">
            <text:p>9198753</text:p>
          </table:table-cell>
          <table:table-cell table:formula="of:=[.A577]/1000/(60*60*24)" office:value-type="time" office:time-value="PT02H33M18.753S" calcext:value-type="time">
            <text:p>02:33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15.88" calcext:value-type="float">
            <text:p>315.88</text:p>
          </table:table-cell>
          <table:table-cell office:value-type="float" office:value="388.7" calcext:value-type="float">
            <text:p>388.7</text:p>
          </table:table-cell>
        </table:table-row>
        <table:table-row table:style-name="ro1">
          <table:table-cell office:value-type="float" office:value="9214753" calcext:value-type="float">
            <text:p>9214753</text:p>
          </table:table-cell>
          <table:table-cell table:formula="of:=[.A578]/1000/(60*60*24)" office:value-type="time" office:time-value="PT02H33M34.753S" calcext:value-type="time">
            <text:p>02:33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16.42" calcext:value-type="float">
            <text:p>316.42</text:p>
          </table:table-cell>
          <table:table-cell office:value-type="float" office:value="389.35" calcext:value-type="float">
            <text:p>389.35</text:p>
          </table:table-cell>
        </table:table-row>
        <table:table-row table:style-name="ro1">
          <table:table-cell office:value-type="float" office:value="9230753" calcext:value-type="float">
            <text:p>9230753</text:p>
          </table:table-cell>
          <table:table-cell table:formula="of:=[.A579]/1000/(60*60*24)" office:value-type="time" office:time-value="PT02H33M50.753S" calcext:value-type="time">
            <text:p>02:33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16.96" calcext:value-type="float">
            <text:p>316.9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9246753" calcext:value-type="float">
            <text:p>9246753</text:p>
          </table:table-cell>
          <table:table-cell table:formula="of:=[.A580]/1000/(60*60*24)" office:value-type="time" office:time-value="PT02H34M06.753S" calcext:value-type="time">
            <text:p>02:34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317.5" calcext:value-type="float">
            <text:p>317.5</text:p>
          </table:table-cell>
          <table:table-cell office:value-type="float" office:value="390.66" calcext:value-type="float">
            <text:p>390.66</text:p>
          </table:table-cell>
        </table:table-row>
        <table:table-row table:style-name="ro1">
          <table:table-cell office:value-type="float" office:value="9262753" calcext:value-type="float">
            <text:p>9262753</text:p>
          </table:table-cell>
          <table:table-cell table:formula="of:=[.A581]/1000/(60*60*24)" office:value-type="time" office:time-value="PT02H34M22.753S" calcext:value-type="time">
            <text:p>02:34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18.04" calcext:value-type="float">
            <text:p>318.04</text:p>
          </table:table-cell>
          <table:table-cell office:value-type="float" office:value="391.31" calcext:value-type="float">
            <text:p>391.31</text:p>
          </table:table-cell>
        </table:table-row>
        <table:table-row table:style-name="ro1">
          <table:table-cell office:value-type="float" office:value="9278753" calcext:value-type="float">
            <text:p>9278753</text:p>
          </table:table-cell>
          <table:table-cell table:formula="of:=[.A582]/1000/(60*60*24)" office:value-type="time" office:time-value="PT02H34M38.753S" calcext:value-type="time">
            <text:p>02:34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18.58" calcext:value-type="float">
            <text:p>318.58</text:p>
          </table:table-cell>
          <table:table-cell office:value-type="float" office:value="391.97" calcext:value-type="float">
            <text:p>391.97</text:p>
          </table:table-cell>
        </table:table-row>
        <table:table-row table:style-name="ro1">
          <table:table-cell office:value-type="float" office:value="9294753" calcext:value-type="float">
            <text:p>9294753</text:p>
          </table:table-cell>
          <table:table-cell table:formula="of:=[.A583]/1000/(60*60*24)" office:value-type="time" office:time-value="PT02H34M54.753S" calcext:value-type="time">
            <text:p>02:34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319.12" calcext:value-type="float">
            <text:p>319.12</text:p>
          </table:table-cell>
          <table:table-cell office:value-type="float" office:value="392.62" calcext:value-type="float">
            <text:p>392.62</text:p>
          </table:table-cell>
        </table:table-row>
        <table:table-row table:style-name="ro1">
          <table:table-cell office:value-type="float" office:value="9310753" calcext:value-type="float">
            <text:p>9310753</text:p>
          </table:table-cell>
          <table:table-cell table:formula="of:=[.A584]/1000/(60*60*24)" office:value-type="time" office:time-value="PT02H35M10.753S" calcext:value-type="time">
            <text:p>02:35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319.66" calcext:value-type="float">
            <text:p>319.66</text:p>
          </table:table-cell>
          <table:table-cell office:value-type="float" office:value="393.27" calcext:value-type="float">
            <text:p>393.27</text:p>
          </table:table-cell>
        </table:table-row>
        <table:table-row table:style-name="ro1">
          <table:table-cell office:value-type="float" office:value="9326753" calcext:value-type="float">
            <text:p>9326753</text:p>
          </table:table-cell>
          <table:table-cell table:formula="of:=[.A585]/1000/(60*60*24)" office:value-type="time" office:time-value="PT02H35M26.753S" calcext:value-type="time">
            <text:p>02:35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20.2" calcext:value-type="float">
            <text:p>320.2</text:p>
          </table:table-cell>
          <table:table-cell office:value-type="float" office:value="393.93" calcext:value-type="float">
            <text:p>393.93</text:p>
          </table:table-cell>
        </table:table-row>
        <table:table-row table:style-name="ro1">
          <table:table-cell office:value-type="float" office:value="9342753" calcext:value-type="float">
            <text:p>9342753</text:p>
          </table:table-cell>
          <table:table-cell table:formula="of:=[.A586]/1000/(60*60*24)" office:value-type="time" office:time-value="PT02H35M42.753S" calcext:value-type="time">
            <text:p>02:35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20.74" calcext:value-type="float">
            <text:p>320.74</text:p>
          </table:table-cell>
          <table:table-cell office:value-type="float" office:value="394.58" calcext:value-type="float">
            <text:p>394.58</text:p>
          </table:table-cell>
        </table:table-row>
        <table:table-row table:style-name="ro1">
          <table:table-cell office:value-type="float" office:value="9358753" calcext:value-type="float">
            <text:p>9358753</text:p>
          </table:table-cell>
          <table:table-cell table:formula="of:=[.A587]/1000/(60*60*24)" office:value-type="time" office:time-value="PT02H35M58.753S" calcext:value-type="time">
            <text:p>02:35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321.28" calcext:value-type="float">
            <text:p>321.28</text:p>
          </table:table-cell>
          <table:table-cell office:value-type="float" office:value="395.24" calcext:value-type="float">
            <text:p>395.24</text:p>
          </table:table-cell>
        </table:table-row>
        <table:table-row table:style-name="ro1">
          <table:table-cell office:value-type="float" office:value="9374753" calcext:value-type="float">
            <text:p>9374753</text:p>
          </table:table-cell>
          <table:table-cell table:formula="of:=[.A588]/1000/(60*60*24)" office:value-type="time" office:time-value="PT02H36M14.753S" calcext:value-type="time">
            <text:p>02:36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21.82" calcext:value-type="float">
            <text:p>321.82</text:p>
          </table:table-cell>
          <table:table-cell office:value-type="float" office:value="395.89" calcext:value-type="float">
            <text:p>395.89</text:p>
          </table:table-cell>
        </table:table-row>
        <table:table-row table:style-name="ro1">
          <table:table-cell office:value-type="float" office:value="9390753" calcext:value-type="float">
            <text:p>9390753</text:p>
          </table:table-cell>
          <table:table-cell table:formula="of:=[.A589]/1000/(60*60*24)" office:value-type="time" office:time-value="PT02H36M30.753S" calcext:value-type="time">
            <text:p>02:36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22.36" calcext:value-type="float">
            <text:p>322.36</text:p>
          </table:table-cell>
          <table:table-cell office:value-type="float" office:value="396.54" calcext:value-type="float">
            <text:p>396.54</text:p>
          </table:table-cell>
        </table:table-row>
        <table:table-row table:style-name="ro1">
          <table:table-cell office:value-type="float" office:value="9406753" calcext:value-type="float">
            <text:p>9406753</text:p>
          </table:table-cell>
          <table:table-cell table:formula="of:=[.A590]/1000/(60*60*24)" office:value-type="time" office:time-value="PT02H36M46.753S" calcext:value-type="time">
            <text:p>02:36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22.9" calcext:value-type="float">
            <text:p>322.9</text:p>
          </table:table-cell>
          <table:table-cell office:value-type="float" office:value="397.19" calcext:value-type="float">
            <text:p>397.19</text:p>
          </table:table-cell>
        </table:table-row>
        <table:table-row table:style-name="ro1">
          <table:table-cell office:value-type="float" office:value="9422753" calcext:value-type="float">
            <text:p>9422753</text:p>
          </table:table-cell>
          <table:table-cell table:formula="of:=[.A591]/1000/(60*60*24)" office:value-type="time" office:time-value="PT02H37M02.753S" calcext:value-type="time">
            <text:p>02:37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323.44" calcext:value-type="float">
            <text:p>323.44</text:p>
          </table:table-cell>
          <table:table-cell office:value-type="float" office:value="397.85" calcext:value-type="float">
            <text:p>397.85</text:p>
          </table:table-cell>
        </table:table-row>
        <table:table-row table:style-name="ro1">
          <table:table-cell office:value-type="float" office:value="9438753" calcext:value-type="float">
            <text:p>9438753</text:p>
          </table:table-cell>
          <table:table-cell table:formula="of:=[.A592]/1000/(60*60*24)" office:value-type="time" office:time-value="PT02H37M18.753S" calcext:value-type="time">
            <text:p>02:37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323.99" calcext:value-type="float">
            <text:p>323.99</text:p>
          </table:table-cell>
          <table:table-cell office:value-type="float" office:value="398.5" calcext:value-type="float">
            <text:p>398.5</text:p>
          </table:table-cell>
        </table:table-row>
        <table:table-row table:style-name="ro1">
          <table:table-cell office:value-type="float" office:value="9454753" calcext:value-type="float">
            <text:p>9454753</text:p>
          </table:table-cell>
          <table:table-cell table:formula="of:=[.A593]/1000/(60*60*24)" office:value-type="time" office:time-value="PT02H37M34.753S" calcext:value-type="time">
            <text:p>02:37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24.53" calcext:value-type="float">
            <text:p>324.53</text:p>
          </table:table-cell>
          <table:table-cell office:value-type="float" office:value="399.15" calcext:value-type="float">
            <text:p>399.15</text:p>
          </table:table-cell>
        </table:table-row>
        <table:table-row table:style-name="ro1">
          <table:table-cell office:value-type="float" office:value="9470753" calcext:value-type="float">
            <text:p>9470753</text:p>
          </table:table-cell>
          <table:table-cell table:formula="of:=[.A594]/1000/(60*60*24)" office:value-type="time" office:time-value="PT02H37M50.753S" calcext:value-type="time">
            <text:p>02:37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25.07" calcext:value-type="float">
            <text:p>325.07</text:p>
          </table:table-cell>
          <table:table-cell office:value-type="float" office:value="399.81" calcext:value-type="float">
            <text:p>399.81</text:p>
          </table:table-cell>
        </table:table-row>
        <table:table-row table:style-name="ro1">
          <table:table-cell office:value-type="float" office:value="9486753" calcext:value-type="float">
            <text:p>9486753</text:p>
          </table:table-cell>
          <table:table-cell table:formula="of:=[.A595]/1000/(60*60*24)" office:value-type="time" office:time-value="PT02H38M06.753S" calcext:value-type="time">
            <text:p>02:38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325.61" calcext:value-type="float">
            <text:p>325.61</text:p>
          </table:table-cell>
          <table:table-cell office:value-type="float" office:value="400.46" calcext:value-type="float">
            <text:p>400.46</text:p>
          </table:table-cell>
        </table:table-row>
        <table:table-row table:style-name="ro1">
          <table:table-cell office:value-type="float" office:value="9502753" calcext:value-type="float">
            <text:p>9502753</text:p>
          </table:table-cell>
          <table:table-cell table:formula="of:=[.A596]/1000/(60*60*24)" office:value-type="time" office:time-value="PT02H38M22.753S" calcext:value-type="time">
            <text:p>02:38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26.15" calcext:value-type="float">
            <text:p>326.15</text:p>
          </table:table-cell>
          <table:table-cell office:value-type="float" office:value="401.11" calcext:value-type="float">
            <text:p>401.11</text:p>
          </table:table-cell>
        </table:table-row>
        <table:table-row table:style-name="ro1">
          <table:table-cell office:value-type="float" office:value="9518753" calcext:value-type="float">
            <text:p>9518753</text:p>
          </table:table-cell>
          <table:table-cell table:formula="of:=[.A597]/1000/(60*60*24)" office:value-type="time" office:time-value="PT02H38M38.753S" calcext:value-type="time">
            <text:p>02:38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26.69" calcext:value-type="float">
            <text:p>326.69</text:p>
          </table:table-cell>
          <table:table-cell office:value-type="float" office:value="401.77" calcext:value-type="float">
            <text:p>401.77</text:p>
          </table:table-cell>
        </table:table-row>
        <table:table-row table:style-name="ro1">
          <table:table-cell office:value-type="float" office:value="9534753" calcext:value-type="float">
            <text:p>9534753</text:p>
          </table:table-cell>
          <table:table-cell table:formula="of:=[.A598]/1000/(60*60*24)" office:value-type="time" office:time-value="PT02H38M54.753S" calcext:value-type="time">
            <text:p>02:38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27.23" calcext:value-type="float">
            <text:p>327.23</text:p>
          </table:table-cell>
          <table:table-cell office:value-type="float" office:value="402.42" calcext:value-type="float">
            <text:p>402.42</text:p>
          </table:table-cell>
        </table:table-row>
        <table:table-row table:style-name="ro1">
          <table:table-cell office:value-type="float" office:value="9550753" calcext:value-type="float">
            <text:p>9550753</text:p>
          </table:table-cell>
          <table:table-cell table:formula="of:=[.A599]/1000/(60*60*24)" office:value-type="time" office:time-value="PT02H39M10.753S" calcext:value-type="time">
            <text:p>02:39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27.77" calcext:value-type="float">
            <text:p>327.77</text:p>
          </table:table-cell>
          <table:table-cell office:value-type="float" office:value="403.07" calcext:value-type="float">
            <text:p>403.07</text:p>
          </table:table-cell>
        </table:table-row>
        <table:table-row table:style-name="ro1">
          <table:table-cell office:value-type="float" office:value="9566753" calcext:value-type="float">
            <text:p>9566753</text:p>
          </table:table-cell>
          <table:table-cell table:formula="of:=[.A600]/1000/(60*60*24)" office:value-type="time" office:time-value="PT02H39M26.753S" calcext:value-type="time">
            <text:p>02:39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28.31" calcext:value-type="float">
            <text:p>328.31</text:p>
          </table:table-cell>
          <table:table-cell office:value-type="float" office:value="403.73" calcext:value-type="float">
            <text:p>403.73</text:p>
          </table:table-cell>
        </table:table-row>
        <table:table-row table:style-name="ro1">
          <table:table-cell office:value-type="float" office:value="9582753" calcext:value-type="float">
            <text:p>9582753</text:p>
          </table:table-cell>
          <table:table-cell table:formula="of:=[.A601]/1000/(60*60*24)" office:value-type="time" office:time-value="PT02H39M42.753S" calcext:value-type="time">
            <text:p>02:39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28.85" calcext:value-type="float">
            <text:p>328.85</text:p>
          </table:table-cell>
          <table:table-cell office:value-type="float" office:value="404.38" calcext:value-type="float">
            <text:p>404.38</text:p>
          </table:table-cell>
        </table:table-row>
        <table:table-row table:style-name="ro1">
          <table:table-cell office:value-type="float" office:value="9598753" calcext:value-type="float">
            <text:p>9598753</text:p>
          </table:table-cell>
          <table:table-cell table:formula="of:=[.A602]/1000/(60*60*24)" office:value-type="time" office:time-value="PT02H39M58.753S" calcext:value-type="time">
            <text:p>02:39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29.39" calcext:value-type="float">
            <text:p>329.39</text:p>
          </table:table-cell>
          <table:table-cell office:value-type="float" office:value="405.03" calcext:value-type="float">
            <text:p>405.03</text:p>
          </table:table-cell>
        </table:table-row>
        <table:table-row table:style-name="ro1">
          <table:table-cell office:value-type="float" office:value="9614753" calcext:value-type="float">
            <text:p>9614753</text:p>
          </table:table-cell>
          <table:table-cell table:formula="of:=[.A603]/1000/(60*60*24)" office:value-type="time" office:time-value="PT02H40M14.753S" calcext:value-type="time">
            <text:p>02:40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29.93" calcext:value-type="float">
            <text:p>329.93</text:p>
          </table:table-cell>
          <table:table-cell office:value-type="float" office:value="405.68" calcext:value-type="float">
            <text:p>405.68</text:p>
          </table:table-cell>
        </table:table-row>
        <table:table-row table:style-name="ro1">
          <table:table-cell office:value-type="float" office:value="9630753" calcext:value-type="float">
            <text:p>9630753</text:p>
          </table:table-cell>
          <table:table-cell table:formula="of:=[.A604]/1000/(60*60*24)" office:value-type="time" office:time-value="PT02H40M30.753S" calcext:value-type="time">
            <text:p>02:40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30.47" calcext:value-type="float">
            <text:p>330.47</text:p>
          </table:table-cell>
          <table:table-cell office:value-type="float" office:value="406.34" calcext:value-type="float">
            <text:p>406.34</text:p>
          </table:table-cell>
        </table:table-row>
        <table:table-row table:style-name="ro1">
          <table:table-cell office:value-type="float" office:value="9646753" calcext:value-type="float">
            <text:p>9646753</text:p>
          </table:table-cell>
          <table:table-cell table:formula="of:=[.A605]/1000/(60*60*24)" office:value-type="time" office:time-value="PT02H40M46.753S" calcext:value-type="time">
            <text:p>02:40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31.01" calcext:value-type="float">
            <text:p>331.01</text:p>
          </table:table-cell>
          <table:table-cell office:value-type="float" office:value="406.99" calcext:value-type="float">
            <text:p>406.99</text:p>
          </table:table-cell>
        </table:table-row>
        <table:table-row table:style-name="ro1">
          <table:table-cell office:value-type="float" office:value="9662753" calcext:value-type="float">
            <text:p>9662753</text:p>
          </table:table-cell>
          <table:table-cell table:formula="of:=[.A606]/1000/(60*60*24)" office:value-type="time" office:time-value="PT02H41M02.753S" calcext:value-type="time">
            <text:p>02:41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31.55" calcext:value-type="float">
            <text:p>331.55</text:p>
          </table:table-cell>
          <table:table-cell office:value-type="float" office:value="407.64" calcext:value-type="float">
            <text:p>407.64</text:p>
          </table:table-cell>
        </table:table-row>
        <table:table-row table:style-name="ro1">
          <table:table-cell office:value-type="float" office:value="9678753" calcext:value-type="float">
            <text:p>9678753</text:p>
          </table:table-cell>
          <table:table-cell table:formula="of:=[.A607]/1000/(60*60*24)" office:value-type="time" office:time-value="PT02H41M18.753S" calcext:value-type="time">
            <text:p>02:41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32.09" calcext:value-type="float">
            <text:p>332.09</text:p>
          </table:table-cell>
          <table:table-cell office:value-type="float" office:value="408.3" calcext:value-type="float">
            <text:p>408.3</text:p>
          </table:table-cell>
        </table:table-row>
        <table:table-row table:style-name="ro1">
          <table:table-cell office:value-type="float" office:value="9694753" calcext:value-type="float">
            <text:p>9694753</text:p>
          </table:table-cell>
          <table:table-cell table:formula="of:=[.A608]/1000/(60*60*24)" office:value-type="time" office:time-value="PT02H41M34.753S" calcext:value-type="time">
            <text:p>02:41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32.63" calcext:value-type="float">
            <text:p>332.63</text:p>
          </table:table-cell>
          <table:table-cell office:value-type="float" office:value="408.95" calcext:value-type="float">
            <text:p>408.95</text:p>
          </table:table-cell>
        </table:table-row>
        <table:table-row table:style-name="ro1">
          <table:table-cell office:value-type="float" office:value="9710753" calcext:value-type="float">
            <text:p>9710753</text:p>
          </table:table-cell>
          <table:table-cell table:formula="of:=[.A609]/1000/(60*60*24)" office:value-type="time" office:time-value="PT02H41M50.753S" calcext:value-type="time">
            <text:p>02:41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33.17" calcext:value-type="float">
            <text:p>333.17</text:p>
          </table:table-cell>
          <table:table-cell office:value-type="float" office:value="409.6" calcext:value-type="float">
            <text:p>409.6</text:p>
          </table:table-cell>
        </table:table-row>
        <table:table-row table:style-name="ro1">
          <table:table-cell office:value-type="float" office:value="9726753" calcext:value-type="float">
            <text:p>9726753</text:p>
          </table:table-cell>
          <table:table-cell table:formula="of:=[.A610]/1000/(60*60*24)" office:value-type="time" office:time-value="PT02H42M06.753S" calcext:value-type="time">
            <text:p>02:42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33.71" calcext:value-type="float">
            <text:p>333.71</text:p>
          </table:table-cell>
          <table:table-cell office:value-type="float" office:value="410.25" calcext:value-type="float">
            <text:p>410.25</text:p>
          </table:table-cell>
        </table:table-row>
        <table:table-row table:style-name="ro1">
          <table:table-cell office:value-type="float" office:value="9742753" calcext:value-type="float">
            <text:p>9742753</text:p>
          </table:table-cell>
          <table:table-cell table:formula="of:=[.A611]/1000/(60*60*24)" office:value-type="time" office:time-value="PT02H42M22.753S" calcext:value-type="time">
            <text:p>02:42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34.25" calcext:value-type="float">
            <text:p>334.25</text:p>
          </table:table-cell>
          <table:table-cell office:value-type="float" office:value="410.91" calcext:value-type="float">
            <text:p>410.91</text:p>
          </table:table-cell>
        </table:table-row>
        <table:table-row table:style-name="ro1">
          <table:table-cell office:value-type="float" office:value="9758753" calcext:value-type="float">
            <text:p>9758753</text:p>
          </table:table-cell>
          <table:table-cell table:formula="of:=[.A612]/1000/(60*60*24)" office:value-type="time" office:time-value="PT02H42M38.753S" calcext:value-type="time">
            <text:p>02:42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34.79" calcext:value-type="float">
            <text:p>334.79</text:p>
          </table:table-cell>
          <table:table-cell office:value-type="float" office:value="411.56" calcext:value-type="float">
            <text:p>411.56</text:p>
          </table:table-cell>
        </table:table-row>
        <table:table-row table:style-name="ro1">
          <table:table-cell office:value-type="float" office:value="9774753" calcext:value-type="float">
            <text:p>9774753</text:p>
          </table:table-cell>
          <table:table-cell table:formula="of:=[.A613]/1000/(60*60*24)" office:value-type="time" office:time-value="PT02H42M54.753S" calcext:value-type="time">
            <text:p>02:42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35.33" calcext:value-type="float">
            <text:p>335.33</text:p>
          </table:table-cell>
          <table:table-cell office:value-type="float" office:value="412.21" calcext:value-type="float">
            <text:p>412.21</text:p>
          </table:table-cell>
        </table:table-row>
        <table:table-row table:style-name="ro1">
          <table:table-cell office:value-type="float" office:value="9790753" calcext:value-type="float">
            <text:p>9790753</text:p>
          </table:table-cell>
          <table:table-cell table:formula="of:=[.A614]/1000/(60*60*24)" office:value-type="time" office:time-value="PT02H43M10.753S" calcext:value-type="time">
            <text:p>02:43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7.28" calcext:value-type="float">
            <text:p>147.28</text:p>
          </table:table-cell>
          <table:table-cell office:value-type="float" office:value="335.87" calcext:value-type="float">
            <text:p>335.87</text:p>
          </table:table-cell>
          <table:table-cell office:value-type="float" office:value="412.86" calcext:value-type="float">
            <text:p>412.86</text:p>
          </table:table-cell>
        </table:table-row>
        <table:table-row table:style-name="ro1">
          <table:table-cell office:value-type="float" office:value="9806753" calcext:value-type="float">
            <text:p>9806753</text:p>
          </table:table-cell>
          <table:table-cell table:formula="of:=[.A615]/1000/(60*60*24)" office:value-type="time" office:time-value="PT02H43M26.753S" calcext:value-type="time">
            <text:p>02:43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36.41" calcext:value-type="float">
            <text:p>336.41</text:p>
          </table:table-cell>
          <table:table-cell office:value-type="float" office:value="413.52" calcext:value-type="float">
            <text:p>413.52</text:p>
          </table:table-cell>
        </table:table-row>
        <table:table-row table:style-name="ro1">
          <table:table-cell office:value-type="float" office:value="9822753" calcext:value-type="float">
            <text:p>9822753</text:p>
          </table:table-cell>
          <table:table-cell table:formula="of:=[.A616]/1000/(60*60*24)" office:value-type="time" office:time-value="PT02H43M42.753S" calcext:value-type="time">
            <text:p>02:43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36.95" calcext:value-type="float">
            <text:p>336.95</text:p>
          </table:table-cell>
          <table:table-cell office:value-type="float" office:value="414.17" calcext:value-type="float">
            <text:p>414.17</text:p>
          </table:table-cell>
        </table:table-row>
        <table:table-row table:style-name="ro1">
          <table:table-cell office:value-type="float" office:value="9838753" calcext:value-type="float">
            <text:p>9838753</text:p>
          </table:table-cell>
          <table:table-cell table:formula="of:=[.A617]/1000/(60*60*24)" office:value-type="time" office:time-value="PT02H43M58.753S" calcext:value-type="time">
            <text:p>02:43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37.49" calcext:value-type="float">
            <text:p>337.49</text:p>
          </table:table-cell>
          <table:table-cell office:value-type="float" office:value="414.82" calcext:value-type="float">
            <text:p>414.82</text:p>
          </table:table-cell>
        </table:table-row>
        <table:table-row table:style-name="ro1">
          <table:table-cell office:value-type="float" office:value="9854753" calcext:value-type="float">
            <text:p>9854753</text:p>
          </table:table-cell>
          <table:table-cell table:formula="of:=[.A618]/1000/(60*60*24)" office:value-type="time" office:time-value="PT02H44M14.753S" calcext:value-type="time">
            <text:p>02:44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38.03" calcext:value-type="float">
            <text:p>338.03</text:p>
          </table:table-cell>
          <table:table-cell office:value-type="float" office:value="415.47" calcext:value-type="float">
            <text:p>415.47</text:p>
          </table:table-cell>
        </table:table-row>
        <table:table-row table:style-name="ro1">
          <table:table-cell office:value-type="float" office:value="9870753" calcext:value-type="float">
            <text:p>9870753</text:p>
          </table:table-cell>
          <table:table-cell table:formula="of:=[.A619]/1000/(60*60*24)" office:value-type="time" office:time-value="PT02H44M30.753S" calcext:value-type="time">
            <text:p>02:44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38.57" calcext:value-type="float">
            <text:p>338.57</text:p>
          </table:table-cell>
          <table:table-cell office:value-type="float" office:value="416.13" calcext:value-type="float">
            <text:p>416.13</text:p>
          </table:table-cell>
        </table:table-row>
        <table:table-row table:style-name="ro1">
          <table:table-cell office:value-type="float" office:value="9886753" calcext:value-type="float">
            <text:p>9886753</text:p>
          </table:table-cell>
          <table:table-cell table:formula="of:=[.A620]/1000/(60*60*24)" office:value-type="time" office:time-value="PT02H44M46.753S" calcext:value-type="time">
            <text:p>02:44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39.11" calcext:value-type="float">
            <text:p>339.11</text:p>
          </table:table-cell>
          <table:table-cell office:value-type="float" office:value="416.78" calcext:value-type="float">
            <text:p>416.78</text:p>
          </table:table-cell>
        </table:table-row>
        <table:table-row table:style-name="ro1">
          <table:table-cell office:value-type="float" office:value="9902753" calcext:value-type="float">
            <text:p>9902753</text:p>
          </table:table-cell>
          <table:table-cell table:formula="of:=[.A621]/1000/(60*60*24)" office:value-type="time" office:time-value="PT02H45M02.753S" calcext:value-type="time">
            <text:p>02:45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39.65" calcext:value-type="float">
            <text:p>339.65</text:p>
          </table:table-cell>
          <table:table-cell office:value-type="float" office:value="417.43" calcext:value-type="float">
            <text:p>417.43</text:p>
          </table:table-cell>
        </table:table-row>
        <table:table-row table:style-name="ro1">
          <table:table-cell office:value-type="float" office:value="9918753" calcext:value-type="float">
            <text:p>9918753</text:p>
          </table:table-cell>
          <table:table-cell table:formula="of:=[.A622]/1000/(60*60*24)" office:value-type="time" office:time-value="PT02H45M18.753S" calcext:value-type="time">
            <text:p>02:45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40.19" calcext:value-type="float">
            <text:p>340.19</text:p>
          </table:table-cell>
          <table:table-cell office:value-type="float" office:value="418.08" calcext:value-type="float">
            <text:p>418.08</text:p>
          </table:table-cell>
        </table:table-row>
        <table:table-row table:style-name="ro1">
          <table:table-cell office:value-type="float" office:value="9934753" calcext:value-type="float">
            <text:p>9934753</text:p>
          </table:table-cell>
          <table:table-cell table:formula="of:=[.A623]/1000/(60*60*24)" office:value-type="time" office:time-value="PT02H45M34.753S" calcext:value-type="time">
            <text:p>02:45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40.73" calcext:value-type="float">
            <text:p>340.73</text:p>
          </table:table-cell>
          <table:table-cell office:value-type="float" office:value="418.74" calcext:value-type="float">
            <text:p>418.74</text:p>
          </table:table-cell>
        </table:table-row>
        <table:table-row table:style-name="ro1">
          <table:table-cell office:value-type="float" office:value="9950753" calcext:value-type="float">
            <text:p>9950753</text:p>
          </table:table-cell>
          <table:table-cell table:formula="of:=[.A624]/1000/(60*60*24)" office:value-type="time" office:time-value="PT02H45M50.753S" calcext:value-type="time">
            <text:p>02:45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41.27" calcext:value-type="float">
            <text:p>341.27</text:p>
          </table:table-cell>
          <table:table-cell office:value-type="float" office:value="419.39" calcext:value-type="float">
            <text:p>419.39</text:p>
          </table:table-cell>
        </table:table-row>
        <table:table-row table:style-name="ro1">
          <table:table-cell office:value-type="float" office:value="9966751" calcext:value-type="float">
            <text:p>9966751</text:p>
          </table:table-cell>
          <table:table-cell table:formula="of:=[.A625]/1000/(60*60*24)" office:value-type="time" office:time-value="PT02H46M06.751S" calcext:value-type="time">
            <text:p>02:46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41.81" calcext:value-type="float">
            <text:p>341.81</text:p>
          </table:table-cell>
          <table:table-cell office:value-type="float" office:value="420.04" calcext:value-type="float">
            <text:p>420.04</text:p>
          </table:table-cell>
        </table:table-row>
        <table:table-row table:style-name="ro1">
          <table:table-cell office:value-type="float" office:value="9982753" calcext:value-type="float">
            <text:p>9982753</text:p>
          </table:table-cell>
          <table:table-cell table:formula="of:=[.A626]/1000/(60*60*24)" office:value-type="time" office:time-value="PT02H46M22.753S" calcext:value-type="time">
            <text:p>02:46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42.35" calcext:value-type="float">
            <text:p>342.35</text:p>
          </table:table-cell>
          <table:table-cell office:value-type="float" office:value="420.69" calcext:value-type="float">
            <text:p>420.69</text:p>
          </table:table-cell>
        </table:table-row>
        <table:table-row table:style-name="ro1">
          <table:table-cell office:value-type="float" office:value="9998753" calcext:value-type="float">
            <text:p>9998753</text:p>
          </table:table-cell>
          <table:table-cell table:formula="of:=[.A627]/1000/(60*60*24)" office:value-type="time" office:time-value="PT02H46M38.753S" calcext:value-type="time">
            <text:p>02:46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42.89" calcext:value-type="float">
            <text:p>342.89</text:p>
          </table:table-cell>
          <table:table-cell office:value-type="float" office:value="421.35" calcext:value-type="float">
            <text:p>421.35</text:p>
          </table:table-cell>
        </table:table-row>
        <table:table-row table:style-name="ro1">
          <table:table-cell office:value-type="float" office:value="10014753" calcext:value-type="float">
            <text:p>10014753</text:p>
          </table:table-cell>
          <table:table-cell table:formula="of:=[.A628]/1000/(60*60*24)" office:value-type="time" office:time-value="PT02H46M54.753S" calcext:value-type="time">
            <text:p>02:46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43.43" calcext:value-type="float">
            <text:p>343.43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10030753" calcext:value-type="float">
            <text:p>10030753</text:p>
          </table:table-cell>
          <table:table-cell table:formula="of:=[.A629]/1000/(60*60*24)" office:value-type="time" office:time-value="PT02H47M10.753S" calcext:value-type="time">
            <text:p>02:47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43.97" calcext:value-type="float">
            <text:p>343.97</text:p>
          </table:table-cell>
          <table:table-cell office:value-type="float" office:value="422.65" calcext:value-type="float">
            <text:p>422.65</text:p>
          </table:table-cell>
        </table:table-row>
        <table:table-row table:style-name="ro1">
          <table:table-cell office:value-type="float" office:value="10046753" calcext:value-type="float">
            <text:p>10046753</text:p>
          </table:table-cell>
          <table:table-cell table:formula="of:=[.A630]/1000/(60*60*24)" office:value-type="time" office:time-value="PT02H47M26.753S" calcext:value-type="time">
            <text:p>02:47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44.51" calcext:value-type="float">
            <text:p>344.51</text:p>
          </table:table-cell>
          <table:table-cell office:value-type="float" office:value="423.3" calcext:value-type="float">
            <text:p>423.3</text:p>
          </table:table-cell>
        </table:table-row>
        <table:table-row table:style-name="ro1">
          <table:table-cell office:value-type="float" office:value="10062753" calcext:value-type="float">
            <text:p>10062753</text:p>
          </table:table-cell>
          <table:table-cell table:formula="of:=[.A631]/1000/(60*60*24)" office:value-type="time" office:time-value="PT02H47M42.753S" calcext:value-type="time">
            <text:p>02:47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45.05" calcext:value-type="float">
            <text:p>345.05</text:p>
          </table:table-cell>
          <table:table-cell office:value-type="float" office:value="423.95" calcext:value-type="float">
            <text:p>423.95</text:p>
          </table:table-cell>
        </table:table-row>
        <table:table-row table:style-name="ro1">
          <table:table-cell office:value-type="float" office:value="10078753" calcext:value-type="float">
            <text:p>10078753</text:p>
          </table:table-cell>
          <table:table-cell table:formula="of:=[.A632]/1000/(60*60*24)" office:value-type="time" office:time-value="PT02H47M58.753S" calcext:value-type="time">
            <text:p>02:47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45.59" calcext:value-type="float">
            <text:p>345.59</text:p>
          </table:table-cell>
          <table:table-cell office:value-type="float" office:value="424.61" calcext:value-type="float">
            <text:p>424.61</text:p>
          </table:table-cell>
        </table:table-row>
        <table:table-row table:style-name="ro1">
          <table:table-cell office:value-type="float" office:value="10094753" calcext:value-type="float">
            <text:p>10094753</text:p>
          </table:table-cell>
          <table:table-cell table:formula="of:=[.A633]/1000/(60*60*24)" office:value-type="time" office:time-value="PT02H48M14.753S" calcext:value-type="time">
            <text:p>02:48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46.13" calcext:value-type="float">
            <text:p>346.13</text:p>
          </table:table-cell>
          <table:table-cell office:value-type="float" office:value="425.26" calcext:value-type="float">
            <text:p>425.26</text:p>
          </table:table-cell>
        </table:table-row>
        <table:table-row table:style-name="ro1">
          <table:table-cell office:value-type="float" office:value="10110753" calcext:value-type="float">
            <text:p>10110753</text:p>
          </table:table-cell>
          <table:table-cell table:formula="of:=[.A634]/1000/(60*60*24)" office:value-type="time" office:time-value="PT02H48M30.753S" calcext:value-type="time">
            <text:p>02:48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46.67" calcext:value-type="float">
            <text:p>346.67</text:p>
          </table:table-cell>
          <table:table-cell office:value-type="float" office:value="425.91" calcext:value-type="float">
            <text:p>425.91</text:p>
          </table:table-cell>
        </table:table-row>
        <table:table-row table:style-name="ro1">
          <table:table-cell office:value-type="float" office:value="10126753" calcext:value-type="float">
            <text:p>10126753</text:p>
          </table:table-cell>
          <table:table-cell table:formula="of:=[.A635]/1000/(60*60*24)" office:value-type="time" office:time-value="PT02H48M46.753S" calcext:value-type="time">
            <text:p>02:48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47.21" calcext:value-type="float">
            <text:p>347.21</text:p>
          </table:table-cell>
          <table:table-cell office:value-type="float" office:value="426.56" calcext:value-type="float">
            <text:p>426.56</text:p>
          </table:table-cell>
        </table:table-row>
        <table:table-row table:style-name="ro1">
          <table:table-cell office:value-type="float" office:value="10142753" calcext:value-type="float">
            <text:p>10142753</text:p>
          </table:table-cell>
          <table:table-cell table:formula="of:=[.A636]/1000/(60*60*24)" office:value-type="time" office:time-value="PT02H49M02.753S" calcext:value-type="time">
            <text:p>02:49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47.75" calcext:value-type="float">
            <text:p>347.75</text:p>
          </table:table-cell>
          <table:table-cell office:value-type="float" office:value="427.22" calcext:value-type="float">
            <text:p>427.22</text:p>
          </table:table-cell>
        </table:table-row>
        <table:table-row table:style-name="ro1">
          <table:table-cell office:value-type="float" office:value="10158753" calcext:value-type="float">
            <text:p>10158753</text:p>
          </table:table-cell>
          <table:table-cell table:formula="of:=[.A637]/1000/(60*60*24)" office:value-type="time" office:time-value="PT02H49M18.753S" calcext:value-type="time">
            <text:p>02:49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48.29" calcext:value-type="float">
            <text:p>348.29</text:p>
          </table:table-cell>
          <table:table-cell office:value-type="float" office:value="427.87" calcext:value-type="float">
            <text:p>427.87</text:p>
          </table:table-cell>
        </table:table-row>
        <table:table-row table:style-name="ro1">
          <table:table-cell office:value-type="float" office:value="10174753" calcext:value-type="float">
            <text:p>10174753</text:p>
          </table:table-cell>
          <table:table-cell table:formula="of:=[.A638]/1000/(60*60*24)" office:value-type="time" office:time-value="PT02H49M34.753S" calcext:value-type="time">
            <text:p>02:49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48.83" calcext:value-type="float">
            <text:p>348.83</text:p>
          </table:table-cell>
          <table:table-cell office:value-type="float" office:value="428.52" calcext:value-type="float">
            <text:p>428.52</text:p>
          </table:table-cell>
        </table:table-row>
        <table:table-row table:style-name="ro1">
          <table:table-cell office:value-type="float" office:value="10190753" calcext:value-type="float">
            <text:p>10190753</text:p>
          </table:table-cell>
          <table:table-cell table:formula="of:=[.A639]/1000/(60*60*24)" office:value-type="time" office:time-value="PT02H49M50.753S" calcext:value-type="time">
            <text:p>02:49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49.37" calcext:value-type="float">
            <text:p>349.37</text:p>
          </table:table-cell>
          <table:table-cell office:value-type="float" office:value="429.17" calcext:value-type="float">
            <text:p>429.17</text:p>
          </table:table-cell>
        </table:table-row>
        <table:table-row table:style-name="ro1">
          <table:table-cell office:value-type="float" office:value="10206753" calcext:value-type="float">
            <text:p>10206753</text:p>
          </table:table-cell>
          <table:table-cell table:formula="of:=[.A640]/1000/(60*60*24)" office:value-type="time" office:time-value="PT02H50M06.753S" calcext:value-type="time">
            <text:p>02:50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49.91" calcext:value-type="float">
            <text:p>349.91</text:p>
          </table:table-cell>
          <table:table-cell office:value-type="float" office:value="429.82" calcext:value-type="float">
            <text:p>429.82</text:p>
          </table:table-cell>
        </table:table-row>
        <table:table-row table:style-name="ro1">
          <table:table-cell office:value-type="float" office:value="10222753" calcext:value-type="float">
            <text:p>10222753</text:p>
          </table:table-cell>
          <table:table-cell table:formula="of:=[.A641]/1000/(60*60*24)" office:value-type="time" office:time-value="PT02H50M22.753S" calcext:value-type="time">
            <text:p>02:50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50.45" calcext:value-type="float">
            <text:p>350.45</text:p>
          </table:table-cell>
          <table:table-cell office:value-type="float" office:value="430.48" calcext:value-type="float">
            <text:p>430.48</text:p>
          </table:table-cell>
        </table:table-row>
        <table:table-row table:style-name="ro1">
          <table:table-cell office:value-type="float" office:value="10238753" calcext:value-type="float">
            <text:p>10238753</text:p>
          </table:table-cell>
          <table:table-cell table:formula="of:=[.A642]/1000/(60*60*24)" office:value-type="time" office:time-value="PT02H50M38.753S" calcext:value-type="time">
            <text:p>02:50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50.99" calcext:value-type="float">
            <text:p>350.99</text:p>
          </table:table-cell>
          <table:table-cell office:value-type="float" office:value="431.13" calcext:value-type="float">
            <text:p>431.13</text:p>
          </table:table-cell>
        </table:table-row>
        <table:table-row table:style-name="ro1">
          <table:table-cell office:value-type="float" office:value="10254753" calcext:value-type="float">
            <text:p>10254753</text:p>
          </table:table-cell>
          <table:table-cell table:formula="of:=[.A643]/1000/(60*60*24)" office:value-type="time" office:time-value="PT02H50M54.753S" calcext:value-type="time">
            <text:p>02:50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51.53" calcext:value-type="float">
            <text:p>351.53</text:p>
          </table:table-cell>
          <table:table-cell office:value-type="float" office:value="431.78" calcext:value-type="float">
            <text:p>431.78</text:p>
          </table:table-cell>
        </table:table-row>
        <table:table-row table:style-name="ro1">
          <table:table-cell office:value-type="float" office:value="10270753" calcext:value-type="float">
            <text:p>10270753</text:p>
          </table:table-cell>
          <table:table-cell table:formula="of:=[.A644]/1000/(60*60*24)" office:value-type="time" office:time-value="PT02H51M10.753S" calcext:value-type="time">
            <text:p>02:51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52.07" calcext:value-type="float">
            <text:p>352.07</text:p>
          </table:table-cell>
          <table:table-cell office:value-type="float" office:value="432.43" calcext:value-type="float">
            <text:p>432.43</text:p>
          </table:table-cell>
        </table:table-row>
        <table:table-row table:style-name="ro1">
          <table:table-cell office:value-type="float" office:value="10286751" calcext:value-type="float">
            <text:p>10286751</text:p>
          </table:table-cell>
          <table:table-cell table:formula="of:=[.A645]/1000/(60*60*24)" office:value-type="time" office:time-value="PT02H51M26.751S" calcext:value-type="time">
            <text:p>02:51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52.61" calcext:value-type="float">
            <text:p>352.61</text:p>
          </table:table-cell>
          <table:table-cell office:value-type="float" office:value="433.08" calcext:value-type="float">
            <text:p>433.08</text:p>
          </table:table-cell>
        </table:table-row>
        <table:table-row table:style-name="ro1">
          <table:table-cell office:value-type="float" office:value="10302753" calcext:value-type="float">
            <text:p>10302753</text:p>
          </table:table-cell>
          <table:table-cell table:formula="of:=[.A646]/1000/(60*60*24)" office:value-type="time" office:time-value="PT02H51M42.753S" calcext:value-type="time">
            <text:p>02:51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53.15" calcext:value-type="float">
            <text:p>353.15</text:p>
          </table:table-cell>
          <table:table-cell office:value-type="float" office:value="433.74" calcext:value-type="float">
            <text:p>433.74</text:p>
          </table:table-cell>
        </table:table-row>
        <table:table-row table:style-name="ro1">
          <table:table-cell office:value-type="float" office:value="10318753" calcext:value-type="float">
            <text:p>10318753</text:p>
          </table:table-cell>
          <table:table-cell table:formula="of:=[.A647]/1000/(60*60*24)" office:value-type="time" office:time-value="PT02H51M58.753S" calcext:value-type="time">
            <text:p>02:51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53.69" calcext:value-type="float">
            <text:p>353.69</text:p>
          </table:table-cell>
          <table:table-cell office:value-type="float" office:value="434.39" calcext:value-type="float">
            <text:p>434.39</text:p>
          </table:table-cell>
        </table:table-row>
        <table:table-row table:style-name="ro1">
          <table:table-cell office:value-type="float" office:value="10334753" calcext:value-type="float">
            <text:p>10334753</text:p>
          </table:table-cell>
          <table:table-cell table:formula="of:=[.A648]/1000/(60*60*24)" office:value-type="time" office:time-value="PT02H52M14.753S" calcext:value-type="time">
            <text:p>02:52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54.23" calcext:value-type="float">
            <text:p>354.23</text:p>
          </table:table-cell>
          <table:table-cell office:value-type="float" office:value="435.04" calcext:value-type="float">
            <text:p>435.04</text:p>
          </table:table-cell>
        </table:table-row>
        <table:table-row table:style-name="ro1">
          <table:table-cell office:value-type="float" office:value="10350753" calcext:value-type="float">
            <text:p>10350753</text:p>
          </table:table-cell>
          <table:table-cell table:formula="of:=[.A649]/1000/(60*60*24)" office:value-type="time" office:time-value="PT02H52M30.753S" calcext:value-type="time">
            <text:p>02:52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54.77" calcext:value-type="float">
            <text:p>354.77</text:p>
          </table:table-cell>
          <table:table-cell office:value-type="float" office:value="435.69" calcext:value-type="float">
            <text:p>435.69</text:p>
          </table:table-cell>
        </table:table-row>
        <table:table-row table:style-name="ro1">
          <table:table-cell office:value-type="float" office:value="10366753" calcext:value-type="float">
            <text:p>10366753</text:p>
          </table:table-cell>
          <table:table-cell table:formula="of:=[.A650]/1000/(60*60*24)" office:value-type="time" office:time-value="PT02H52M46.753S" calcext:value-type="time">
            <text:p>02:52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55.31" calcext:value-type="float">
            <text:p>355.31</text:p>
          </table:table-cell>
          <table:table-cell office:value-type="float" office:value="436.34" calcext:value-type="float">
            <text:p>436.34</text:p>
          </table:table-cell>
        </table:table-row>
        <table:table-row table:style-name="ro1">
          <table:table-cell office:value-type="float" office:value="10382753" calcext:value-type="float">
            <text:p>10382753</text:p>
          </table:table-cell>
          <table:table-cell table:formula="of:=[.A651]/1000/(60*60*24)" office:value-type="time" office:time-value="PT02H53M02.753S" calcext:value-type="time">
            <text:p>02:53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55.85" calcext:value-type="float">
            <text:p>355.85</text:p>
          </table:table-cell>
          <table:table-cell office:value-type="float" office:value="436.99" calcext:value-type="float">
            <text:p>436.99</text:p>
          </table:table-cell>
        </table:table-row>
        <table:table-row table:style-name="ro1">
          <table:table-cell office:value-type="float" office:value="10398753" calcext:value-type="float">
            <text:p>10398753</text:p>
          </table:table-cell>
          <table:table-cell table:formula="of:=[.A652]/1000/(60*60*24)" office:value-type="time" office:time-value="PT02H53M18.753S" calcext:value-type="time">
            <text:p>02:53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56.39" calcext:value-type="float">
            <text:p>356.39</text:p>
          </table:table-cell>
          <table:table-cell office:value-type="float" office:value="437.65" calcext:value-type="float">
            <text:p>437.65</text:p>
          </table:table-cell>
        </table:table-row>
        <table:table-row table:style-name="ro1">
          <table:table-cell office:value-type="float" office:value="10414753" calcext:value-type="float">
            <text:p>10414753</text:p>
          </table:table-cell>
          <table:table-cell table:formula="of:=[.A653]/1000/(60*60*24)" office:value-type="time" office:time-value="PT02H53M34.753S" calcext:value-type="time">
            <text:p>02:53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56.93" calcext:value-type="float">
            <text:p>356.93</text:p>
          </table:table-cell>
          <table:table-cell office:value-type="float" office:value="438.3" calcext:value-type="float">
            <text:p>438.3</text:p>
          </table:table-cell>
        </table:table-row>
        <table:table-row table:style-name="ro1">
          <table:table-cell office:value-type="float" office:value="10430753" calcext:value-type="float">
            <text:p>10430753</text:p>
          </table:table-cell>
          <table:table-cell table:formula="of:=[.A654]/1000/(60*60*24)" office:value-type="time" office:time-value="PT02H53M50.753S" calcext:value-type="time">
            <text:p>02:53:51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357.47" calcext:value-type="float">
            <text:p>357.47</text:p>
          </table:table-cell>
          <table:table-cell office:value-type="float" office:value="438.95" calcext:value-type="float">
            <text:p>438.95</text:p>
          </table:table-cell>
        </table:table-row>
        <table:table-row table:style-name="ro1">
          <table:table-cell office:value-type="float" office:value="10446753" calcext:value-type="float">
            <text:p>10446753</text:p>
          </table:table-cell>
          <table:table-cell table:formula="of:=[.A655]/1000/(60*60*24)" office:value-type="time" office:time-value="PT02H54M06.753S" calcext:value-type="time">
            <text:p>02:54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58.01" calcext:value-type="float">
            <text:p>358.01</text:p>
          </table:table-cell>
          <table:table-cell office:value-type="float" office:value="439.6" calcext:value-type="float">
            <text:p>439.6</text:p>
          </table:table-cell>
        </table:table-row>
        <table:table-row table:style-name="ro1">
          <table:table-cell office:value-type="float" office:value="10462753" calcext:value-type="float">
            <text:p>10462753</text:p>
          </table:table-cell>
          <table:table-cell table:formula="of:=[.A656]/1000/(60*60*24)" office:value-type="time" office:time-value="PT02H54M22.753S" calcext:value-type="time">
            <text:p>02:54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58.55" calcext:value-type="float">
            <text:p>358.55</text:p>
          </table:table-cell>
          <table:table-cell office:value-type="float" office:value="440.25" calcext:value-type="float">
            <text:p>440.25</text:p>
          </table:table-cell>
        </table:table-row>
        <table:table-row table:style-name="ro1">
          <table:table-cell office:value-type="float" office:value="10478753" calcext:value-type="float">
            <text:p>10478753</text:p>
          </table:table-cell>
          <table:table-cell table:formula="of:=[.A657]/1000/(60*60*24)" office:value-type="time" office:time-value="PT02H54M38.753S" calcext:value-type="time">
            <text:p>02:54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59.09" calcext:value-type="float">
            <text:p>359.09</text:p>
          </table:table-cell>
          <table:table-cell office:value-type="float" office:value="440.91" calcext:value-type="float">
            <text:p>440.91</text:p>
          </table:table-cell>
        </table:table-row>
        <table:table-row table:style-name="ro1">
          <table:table-cell office:value-type="float" office:value="10494753" calcext:value-type="float">
            <text:p>10494753</text:p>
          </table:table-cell>
          <table:table-cell table:formula="of:=[.A658]/1000/(60*60*24)" office:value-type="time" office:time-value="PT02H54M54.753S" calcext:value-type="time">
            <text:p>02:54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59.62" calcext:value-type="float">
            <text:p>359.62</text:p>
          </table:table-cell>
          <table:table-cell office:value-type="float" office:value="441.56" calcext:value-type="float">
            <text:p>441.56</text:p>
          </table:table-cell>
        </table:table-row>
        <table:table-row table:style-name="ro1">
          <table:table-cell office:value-type="float" office:value="10510753" calcext:value-type="float">
            <text:p>10510753</text:p>
          </table:table-cell>
          <table:table-cell table:formula="of:=[.A659]/1000/(60*60*24)" office:value-type="time" office:time-value="PT02H55M10.753S" calcext:value-type="time">
            <text:p>02:55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60.16" calcext:value-type="float">
            <text:p>360.16</text:p>
          </table:table-cell>
          <table:table-cell office:value-type="float" office:value="442.21" calcext:value-type="float">
            <text:p>442.21</text:p>
          </table:table-cell>
        </table:table-row>
        <table:table-row table:style-name="ro1">
          <table:table-cell office:value-type="float" office:value="10526753" calcext:value-type="float">
            <text:p>10526753</text:p>
          </table:table-cell>
          <table:table-cell table:formula="of:=[.A660]/1000/(60*60*24)" office:value-type="time" office:time-value="PT02H55M26.753S" calcext:value-type="time">
            <text:p>02:55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60.7" calcext:value-type="float">
            <text:p>360.7</text:p>
          </table:table-cell>
          <table:table-cell office:value-type="float" office:value="442.86" calcext:value-type="float">
            <text:p>442.86</text:p>
          </table:table-cell>
        </table:table-row>
        <table:table-row table:style-name="ro1">
          <table:table-cell office:value-type="float" office:value="10542753" calcext:value-type="float">
            <text:p>10542753</text:p>
          </table:table-cell>
          <table:table-cell table:formula="of:=[.A661]/1000/(60*60*24)" office:value-type="time" office:time-value="PT02H55M42.753S" calcext:value-type="time">
            <text:p>02:55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61.24" calcext:value-type="float">
            <text:p>361.24</text:p>
          </table:table-cell>
          <table:table-cell office:value-type="float" office:value="443.51" calcext:value-type="float">
            <text:p>443.51</text:p>
          </table:table-cell>
        </table:table-row>
        <table:table-row table:style-name="ro1">
          <table:table-cell office:value-type="float" office:value="10558753" calcext:value-type="float">
            <text:p>10558753</text:p>
          </table:table-cell>
          <table:table-cell table:formula="of:=[.A662]/1000/(60*60*24)" office:value-type="time" office:time-value="PT02H55M58.753S" calcext:value-type="time">
            <text:p>02:55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61.78" calcext:value-type="float">
            <text:p>361.78</text:p>
          </table:table-cell>
          <table:table-cell office:value-type="float" office:value="444.16" calcext:value-type="float">
            <text:p>444.16</text:p>
          </table:table-cell>
        </table:table-row>
        <table:table-row table:style-name="ro1">
          <table:table-cell office:value-type="float" office:value="10574753" calcext:value-type="float">
            <text:p>10574753</text:p>
          </table:table-cell>
          <table:table-cell table:formula="of:=[.A663]/1000/(60*60*24)" office:value-type="time" office:time-value="PT02H56M14.753S" calcext:value-type="time">
            <text:p>02:56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62.32" calcext:value-type="float">
            <text:p>362.32</text:p>
          </table:table-cell>
          <table:table-cell office:value-type="float" office:value="444.82" calcext:value-type="float">
            <text:p>444.82</text:p>
          </table:table-cell>
        </table:table-row>
        <table:table-row table:style-name="ro1">
          <table:table-cell office:value-type="float" office:value="10590753" calcext:value-type="float">
            <text:p>10590753</text:p>
          </table:table-cell>
          <table:table-cell table:formula="of:=[.A664]/1000/(60*60*24)" office:value-type="time" office:time-value="PT02H56M30.753S" calcext:value-type="time">
            <text:p>02:56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62.86" calcext:value-type="float">
            <text:p>362.86</text:p>
          </table:table-cell>
          <table:table-cell office:value-type="float" office:value="445.47" calcext:value-type="float">
            <text:p>445.47</text:p>
          </table:table-cell>
        </table:table-row>
        <table:table-row table:style-name="ro1">
          <table:table-cell office:value-type="float" office:value="10606753" calcext:value-type="float">
            <text:p>10606753</text:p>
          </table:table-cell>
          <table:table-cell table:formula="of:=[.A665]/1000/(60*60*24)" office:value-type="time" office:time-value="PT02H56M46.753S" calcext:value-type="time">
            <text:p>02:56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63.4" calcext:value-type="float">
            <text:p>363.4</text:p>
          </table:table-cell>
          <table:table-cell office:value-type="float" office:value="446.12" calcext:value-type="float">
            <text:p>446.12</text:p>
          </table:table-cell>
        </table:table-row>
        <table:table-row table:style-name="ro1">
          <table:table-cell office:value-type="float" office:value="10622753" calcext:value-type="float">
            <text:p>10622753</text:p>
          </table:table-cell>
          <table:table-cell table:formula="of:=[.A666]/1000/(60*60*24)" office:value-type="time" office:time-value="PT02H57M02.753S" calcext:value-type="time">
            <text:p>02:57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63.94" calcext:value-type="float">
            <text:p>363.94</text:p>
          </table:table-cell>
          <table:table-cell office:value-type="float" office:value="446.77" calcext:value-type="float">
            <text:p>446.77</text:p>
          </table:table-cell>
        </table:table-row>
        <table:table-row table:style-name="ro1">
          <table:table-cell office:value-type="float" office:value="10638753" calcext:value-type="float">
            <text:p>10638753</text:p>
          </table:table-cell>
          <table:table-cell table:formula="of:=[.A667]/1000/(60*60*24)" office:value-type="time" office:time-value="PT02H57M18.753S" calcext:value-type="time">
            <text:p>02:57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64.48" calcext:value-type="float">
            <text:p>364.48</text:p>
          </table:table-cell>
          <table:table-cell office:value-type="float" office:value="447.42" calcext:value-type="float">
            <text:p>447.42</text:p>
          </table:table-cell>
        </table:table-row>
        <table:table-row table:style-name="ro1">
          <table:table-cell office:value-type="float" office:value="10654753" calcext:value-type="float">
            <text:p>10654753</text:p>
          </table:table-cell>
          <table:table-cell table:formula="of:=[.A668]/1000/(60*60*24)" office:value-type="time" office:time-value="PT02H57M34.753S" calcext:value-type="time">
            <text:p>02:57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65.02" calcext:value-type="float">
            <text:p>365.02</text:p>
          </table:table-cell>
          <table:table-cell office:value-type="float" office:value="448.07" calcext:value-type="float">
            <text:p>448.07</text:p>
          </table:table-cell>
        </table:table-row>
        <table:table-row table:style-name="ro1">
          <table:table-cell office:value-type="float" office:value="10670753" calcext:value-type="float">
            <text:p>10670753</text:p>
          </table:table-cell>
          <table:table-cell table:formula="of:=[.A669]/1000/(60*60*24)" office:value-type="time" office:time-value="PT02H57M50.753S" calcext:value-type="time">
            <text:p>02:57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65.56" calcext:value-type="float">
            <text:p>365.56</text:p>
          </table:table-cell>
          <table:table-cell office:value-type="float" office:value="448.73" calcext:value-type="float">
            <text:p>448.73</text:p>
          </table:table-cell>
        </table:table-row>
        <table:table-row table:style-name="ro1">
          <table:table-cell office:value-type="float" office:value="10686753" calcext:value-type="float">
            <text:p>10686753</text:p>
          </table:table-cell>
          <table:table-cell table:formula="of:=[.A670]/1000/(60*60*24)" office:value-type="time" office:time-value="PT02H58M06.753S" calcext:value-type="time">
            <text:p>02:58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66.1" calcext:value-type="float">
            <text:p>366.1</text:p>
          </table:table-cell>
          <table:table-cell office:value-type="float" office:value="449.38" calcext:value-type="float">
            <text:p>449.38</text:p>
          </table:table-cell>
        </table:table-row>
        <table:table-row table:style-name="ro1">
          <table:table-cell office:value-type="float" office:value="10702753" calcext:value-type="float">
            <text:p>10702753</text:p>
          </table:table-cell>
          <table:table-cell table:formula="of:=[.A671]/1000/(60*60*24)" office:value-type="time" office:time-value="PT02H58M22.753S" calcext:value-type="time">
            <text:p>02:58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66.64" calcext:value-type="float">
            <text:p>366.64</text:p>
          </table:table-cell>
          <table:table-cell office:value-type="float" office:value="450.03" calcext:value-type="float">
            <text:p>450.03</text:p>
          </table:table-cell>
        </table:table-row>
        <table:table-row table:style-name="ro1">
          <table:table-cell office:value-type="float" office:value="10718753" calcext:value-type="float">
            <text:p>10718753</text:p>
          </table:table-cell>
          <table:table-cell table:formula="of:=[.A672]/1000/(60*60*24)" office:value-type="time" office:time-value="PT02H58M38.753S" calcext:value-type="time">
            <text:p>02:58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67.18" calcext:value-type="float">
            <text:p>367.18</text:p>
          </table:table-cell>
          <table:table-cell office:value-type="float" office:value="450.68" calcext:value-type="float">
            <text:p>450.68</text:p>
          </table:table-cell>
        </table:table-row>
        <table:table-row table:style-name="ro1">
          <table:table-cell office:value-type="float" office:value="10734753" calcext:value-type="float">
            <text:p>10734753</text:p>
          </table:table-cell>
          <table:table-cell table:formula="of:=[.A673]/1000/(60*60*24)" office:value-type="time" office:time-value="PT02H58M54.753S" calcext:value-type="time">
            <text:p>02:58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67.72" calcext:value-type="float">
            <text:p>367.72</text:p>
          </table:table-cell>
          <table:table-cell office:value-type="float" office:value="451.33" calcext:value-type="float">
            <text:p>451.33</text:p>
          </table:table-cell>
        </table:table-row>
        <table:table-row table:style-name="ro1">
          <table:table-cell office:value-type="float" office:value="10750753" calcext:value-type="float">
            <text:p>10750753</text:p>
          </table:table-cell>
          <table:table-cell table:formula="of:=[.A674]/1000/(60*60*24)" office:value-type="time" office:time-value="PT02H59M10.753S" calcext:value-type="time">
            <text:p>02:59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68.26" calcext:value-type="float">
            <text:p>368.26</text:p>
          </table:table-cell>
          <table:table-cell office:value-type="float" office:value="451.99" calcext:value-type="float">
            <text:p>451.99</text:p>
          </table:table-cell>
        </table:table-row>
        <table:table-row table:style-name="ro1">
          <table:table-cell office:value-type="float" office:value="10766753" calcext:value-type="float">
            <text:p>10766753</text:p>
          </table:table-cell>
          <table:table-cell table:formula="of:=[.A675]/1000/(60*60*24)" office:value-type="time" office:time-value="PT02H59M26.753S" calcext:value-type="time">
            <text:p>02:59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68.8" calcext:value-type="float">
            <text:p>368.8</text:p>
          </table:table-cell>
          <table:table-cell office:value-type="float" office:value="452.64" calcext:value-type="float">
            <text:p>452.64</text:p>
          </table:table-cell>
        </table:table-row>
        <table:table-row table:style-name="ro1">
          <table:table-cell office:value-type="float" office:value="10782753" calcext:value-type="float">
            <text:p>10782753</text:p>
          </table:table-cell>
          <table:table-cell table:formula="of:=[.A676]/1000/(60*60*24)" office:value-type="time" office:time-value="PT02H59M42.753S" calcext:value-type="time">
            <text:p>02:59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69.34" calcext:value-type="float">
            <text:p>369.34</text:p>
          </table:table-cell>
          <table:table-cell office:value-type="float" office:value="453.29" calcext:value-type="float">
            <text:p>453.29</text:p>
          </table:table-cell>
        </table:table-row>
        <table:table-row table:style-name="ro1">
          <table:table-cell office:value-type="float" office:value="10798753" calcext:value-type="float">
            <text:p>10798753</text:p>
          </table:table-cell>
          <table:table-cell table:formula="of:=[.A677]/1000/(60*60*24)" office:value-type="time" office:time-value="PT02H59M58.753S" calcext:value-type="time">
            <text:p>02:59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69.88" calcext:value-type="float">
            <text:p>369.88</text:p>
          </table:table-cell>
          <table:table-cell office:value-type="float" office:value="453.94" calcext:value-type="float">
            <text:p>453.94</text:p>
          </table:table-cell>
        </table:table-row>
        <table:table-row table:style-name="ro1">
          <table:table-cell office:value-type="float" office:value="10814753" calcext:value-type="float">
            <text:p>10814753</text:p>
          </table:table-cell>
          <table:table-cell table:formula="of:=[.A678]/1000/(60*60*24)" office:value-type="time" office:time-value="PT03H00M14.753S" calcext:value-type="time">
            <text:p>03:00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70.41" calcext:value-type="float">
            <text:p>370.41</text:p>
          </table:table-cell>
          <table:table-cell office:value-type="float" office:value="454.59" calcext:value-type="float">
            <text:p>454.59</text:p>
          </table:table-cell>
        </table:table-row>
        <table:table-row table:style-name="ro1">
          <table:table-cell office:value-type="float" office:value="10830753" calcext:value-type="float">
            <text:p>10830753</text:p>
          </table:table-cell>
          <table:table-cell table:formula="of:=[.A679]/1000/(60*60*24)" office:value-type="time" office:time-value="PT03H00M30.753S" calcext:value-type="time">
            <text:p>03:00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70.95" calcext:value-type="float">
            <text:p>370.95</text:p>
          </table:table-cell>
          <table:table-cell office:value-type="float" office:value="455.24" calcext:value-type="float">
            <text:p>455.24</text:p>
          </table:table-cell>
        </table:table-row>
        <table:table-row table:style-name="ro1">
          <table:table-cell office:value-type="float" office:value="10846753" calcext:value-type="float">
            <text:p>10846753</text:p>
          </table:table-cell>
          <table:table-cell table:formula="of:=[.A680]/1000/(60*60*24)" office:value-type="time" office:time-value="PT03H00M46.753S" calcext:value-type="time">
            <text:p>03:00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71.49" calcext:value-type="float">
            <text:p>371.49</text:p>
          </table:table-cell>
          <table:table-cell office:value-type="float" office:value="455.89" calcext:value-type="float">
            <text:p>455.89</text:p>
          </table:table-cell>
        </table:table-row>
        <table:table-row table:style-name="ro1">
          <table:table-cell office:value-type="float" office:value="10862753" calcext:value-type="float">
            <text:p>10862753</text:p>
          </table:table-cell>
          <table:table-cell table:formula="of:=[.A681]/1000/(60*60*24)" office:value-type="time" office:time-value="PT03H01M02.753S" calcext:value-type="time">
            <text:p>03:01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72.03" calcext:value-type="float">
            <text:p>372.03</text:p>
          </table:table-cell>
          <table:table-cell office:value-type="float" office:value="456.55" calcext:value-type="float">
            <text:p>456.55</text:p>
          </table:table-cell>
        </table:table-row>
        <table:table-row table:style-name="ro1">
          <table:table-cell office:value-type="float" office:value="10878753" calcext:value-type="float">
            <text:p>10878753</text:p>
          </table:table-cell>
          <table:table-cell table:formula="of:=[.A682]/1000/(60*60*24)" office:value-type="time" office:time-value="PT03H01M18.753S" calcext:value-type="time">
            <text:p>03:01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72.57" calcext:value-type="float">
            <text:p>372.57</text:p>
          </table:table-cell>
          <table:table-cell office:value-type="float" office:value="457.2" calcext:value-type="float">
            <text:p>457.2</text:p>
          </table:table-cell>
        </table:table-row>
        <table:table-row table:style-name="ro1">
          <table:table-cell office:value-type="float" office:value="10894753" calcext:value-type="float">
            <text:p>10894753</text:p>
          </table:table-cell>
          <table:table-cell table:formula="of:=[.A683]/1000/(60*60*24)" office:value-type="time" office:time-value="PT03H01M34.753S" calcext:value-type="time">
            <text:p>03:01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73.11" calcext:value-type="float">
            <text:p>373.11</text:p>
          </table:table-cell>
          <table:table-cell office:value-type="float" office:value="457.85" calcext:value-type="float">
            <text:p>457.85</text:p>
          </table:table-cell>
        </table:table-row>
        <table:table-row table:style-name="ro1">
          <table:table-cell office:value-type="float" office:value="10910753" calcext:value-type="float">
            <text:p>10910753</text:p>
          </table:table-cell>
          <table:table-cell table:formula="of:=[.A684]/1000/(60*60*24)" office:value-type="time" office:time-value="PT03H01M50.753S" calcext:value-type="time">
            <text:p>03:01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73.65" calcext:value-type="float">
            <text:p>373.65</text:p>
          </table:table-cell>
          <table:table-cell office:value-type="float" office:value="458.5" calcext:value-type="float">
            <text:p>458.5</text:p>
          </table:table-cell>
        </table:table-row>
        <table:table-row table:style-name="ro1">
          <table:table-cell office:value-type="float" office:value="10926753" calcext:value-type="float">
            <text:p>10926753</text:p>
          </table:table-cell>
          <table:table-cell table:formula="of:=[.A685]/1000/(60*60*24)" office:value-type="time" office:time-value="PT03H02M06.753S" calcext:value-type="time">
            <text:p>03:02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74.19" calcext:value-type="float">
            <text:p>374.19</text:p>
          </table:table-cell>
          <table:table-cell office:value-type="float" office:value="459.15" calcext:value-type="float">
            <text:p>459.15</text:p>
          </table:table-cell>
        </table:table-row>
        <table:table-row table:style-name="ro1">
          <table:table-cell office:value-type="float" office:value="10942753" calcext:value-type="float">
            <text:p>10942753</text:p>
          </table:table-cell>
          <table:table-cell table:formula="of:=[.A686]/1000/(60*60*24)" office:value-type="time" office:time-value="PT03H02M22.753S" calcext:value-type="time">
            <text:p>03:02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74.73" calcext:value-type="float">
            <text:p>374.73</text:p>
          </table:table-cell>
          <table:table-cell office:value-type="float" office:value="459.8" calcext:value-type="float">
            <text:p>459.8</text:p>
          </table:table-cell>
        </table:table-row>
        <table:table-row table:style-name="ro1">
          <table:table-cell office:value-type="float" office:value="10958753" calcext:value-type="float">
            <text:p>10958753</text:p>
          </table:table-cell>
          <table:table-cell table:formula="of:=[.A687]/1000/(60*60*24)" office:value-type="time" office:time-value="PT03H02M38.753S" calcext:value-type="time">
            <text:p>03:02:39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75.27" calcext:value-type="float">
            <text:p>375.27</text:p>
          </table:table-cell>
          <table:table-cell office:value-type="float" office:value="460.45" calcext:value-type="float">
            <text:p>460.45</text:p>
          </table:table-cell>
        </table:table-row>
        <table:table-row table:style-name="ro1">
          <table:table-cell office:value-type="float" office:value="10974753" calcext:value-type="float">
            <text:p>10974753</text:p>
          </table:table-cell>
          <table:table-cell table:formula="of:=[.A688]/1000/(60*60*24)" office:value-type="time" office:time-value="PT03H02M54.753S" calcext:value-type="time">
            <text:p>03:02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75.81" calcext:value-type="float">
            <text:p>375.81</text:p>
          </table:table-cell>
          <table:table-cell office:value-type="float" office:value="461.1" calcext:value-type="float">
            <text:p>461.1</text:p>
          </table:table-cell>
        </table:table-row>
        <table:table-row table:style-name="ro1">
          <table:table-cell office:value-type="float" office:value="10990753" calcext:value-type="float">
            <text:p>10990753</text:p>
          </table:table-cell>
          <table:table-cell table:formula="of:=[.A689]/1000/(60*60*24)" office:value-type="time" office:time-value="PT03H03M10.753S" calcext:value-type="time">
            <text:p>03:03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76.35" calcext:value-type="float">
            <text:p>376.35</text:p>
          </table:table-cell>
          <table:table-cell office:value-type="float" office:value="461.76" calcext:value-type="float">
            <text:p>461.76</text:p>
          </table:table-cell>
        </table:table-row>
        <table:table-row table:style-name="ro1">
          <table:table-cell office:value-type="float" office:value="11006753" calcext:value-type="float">
            <text:p>11006753</text:p>
          </table:table-cell>
          <table:table-cell table:formula="of:=[.A690]/1000/(60*60*24)" office:value-type="time" office:time-value="PT03H03M26.753S" calcext:value-type="time">
            <text:p>03:03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76.89" calcext:value-type="float">
            <text:p>376.89</text:p>
          </table:table-cell>
          <table:table-cell office:value-type="float" office:value="462.41" calcext:value-type="float">
            <text:p>462.41</text:p>
          </table:table-cell>
        </table:table-row>
        <table:table-row table:style-name="ro1">
          <table:table-cell office:value-type="float" office:value="11022753" calcext:value-type="float">
            <text:p>11022753</text:p>
          </table:table-cell>
          <table:table-cell table:formula="of:=[.A691]/1000/(60*60*24)" office:value-type="time" office:time-value="PT03H03M42.753S" calcext:value-type="time">
            <text:p>03:03:43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77.43" calcext:value-type="float">
            <text:p>377.43</text:p>
          </table:table-cell>
          <table:table-cell office:value-type="float" office:value="463.06" calcext:value-type="float">
            <text:p>463.06</text:p>
          </table:table-cell>
        </table:table-row>
        <table:table-row table:style-name="ro1">
          <table:table-cell office:value-type="float" office:value="11038753" calcext:value-type="float">
            <text:p>11038753</text:p>
          </table:table-cell>
          <table:table-cell table:formula="of:=[.A692]/1000/(60*60*24)" office:value-type="time" office:time-value="PT03H03M58.753S" calcext:value-type="time">
            <text:p>03:03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77.96" calcext:value-type="float">
            <text:p>377.96</text:p>
          </table:table-cell>
          <table:table-cell office:value-type="float" office:value="463.71" calcext:value-type="float">
            <text:p>463.71</text:p>
          </table:table-cell>
        </table:table-row>
        <table:table-row table:style-name="ro1">
          <table:table-cell office:value-type="float" office:value="11054753" calcext:value-type="float">
            <text:p>11054753</text:p>
          </table:table-cell>
          <table:table-cell table:formula="of:=[.A693]/1000/(60*60*24)" office:value-type="time" office:time-value="PT03H04M14.753S" calcext:value-type="time">
            <text:p>03:04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78.5" calcext:value-type="float">
            <text:p>378.5</text:p>
          </table:table-cell>
          <table:table-cell office:value-type="float" office:value="464.36" calcext:value-type="float">
            <text:p>464.36</text:p>
          </table:table-cell>
        </table:table-row>
        <table:table-row table:style-name="ro1">
          <table:table-cell office:value-type="float" office:value="11070753" calcext:value-type="float">
            <text:p>11070753</text:p>
          </table:table-cell>
          <table:table-cell table:formula="of:=[.A694]/1000/(60*60*24)" office:value-type="time" office:time-value="PT03H04M30.753S" calcext:value-type="time">
            <text:p>03:04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79.04" calcext:value-type="float">
            <text:p>379.04</text:p>
          </table:table-cell>
          <table:table-cell office:value-type="float" office:value="465.01" calcext:value-type="float">
            <text:p>465.01</text:p>
          </table:table-cell>
        </table:table-row>
        <table:table-row table:style-name="ro1">
          <table:table-cell office:value-type="float" office:value="11086753" calcext:value-type="float">
            <text:p>11086753</text:p>
          </table:table-cell>
          <table:table-cell table:formula="of:=[.A695]/1000/(60*60*24)" office:value-type="time" office:time-value="PT03H04M46.753S" calcext:value-type="time">
            <text:p>03:04:47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79.58" calcext:value-type="float">
            <text:p>379.58</text:p>
          </table:table-cell>
          <table:table-cell office:value-type="float" office:value="465.66" calcext:value-type="float">
            <text:p>465.66</text:p>
          </table:table-cell>
        </table:table-row>
        <table:table-row table:style-name="ro1">
          <table:table-cell office:value-type="float" office:value="11102753" calcext:value-type="float">
            <text:p>11102753</text:p>
          </table:table-cell>
          <table:table-cell table:formula="of:=[.A696]/1000/(60*60*24)" office:value-type="time" office:time-value="PT03H05M02.753S" calcext:value-type="time">
            <text:p>03:05:03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80.12" calcext:value-type="float">
            <text:p>380.12</text:p>
          </table:table-cell>
          <table:table-cell office:value-type="float" office:value="466.31" calcext:value-type="float">
            <text:p>466.31</text:p>
          </table:table-cell>
        </table:table-row>
        <table:table-row table:style-name="ro1">
          <table:table-cell office:value-type="float" office:value="11118753" calcext:value-type="float">
            <text:p>11118753</text:p>
          </table:table-cell>
          <table:table-cell table:formula="of:=[.A697]/1000/(60*60*24)" office:value-type="time" office:time-value="PT03H05M18.753S" calcext:value-type="time">
            <text:p>03:05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80.66" calcext:value-type="float">
            <text:p>380.66</text:p>
          </table:table-cell>
          <table:table-cell office:value-type="float" office:value="466.96" calcext:value-type="float">
            <text:p>466.96</text:p>
          </table:table-cell>
        </table:table-row>
        <table:table-row table:style-name="ro1">
          <table:table-cell office:value-type="float" office:value="11134753" calcext:value-type="float">
            <text:p>11134753</text:p>
          </table:table-cell>
          <table:table-cell table:formula="of:=[.A698]/1000/(60*60*24)" office:value-type="time" office:time-value="PT03H05M34.753S" calcext:value-type="time">
            <text:p>03:05:35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81.2" calcext:value-type="float">
            <text:p>381.2</text:p>
          </table:table-cell>
          <table:table-cell office:value-type="float" office:value="467.61" calcext:value-type="float">
            <text:p>467.61</text:p>
          </table:table-cell>
        </table:table-row>
        <table:table-row table:style-name="ro1">
          <table:table-cell office:value-type="float" office:value="11150753" calcext:value-type="float">
            <text:p>11150753</text:p>
          </table:table-cell>
          <table:table-cell table:formula="of:=[.A699]/1000/(60*60*24)" office:value-type="time" office:time-value="PT03H05M50.753S" calcext:value-type="time">
            <text:p>03:05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81.74" calcext:value-type="float">
            <text:p>381.74</text:p>
          </table:table-cell>
          <table:table-cell office:value-type="float" office:value="468.26" calcext:value-type="float">
            <text:p>468.26</text:p>
          </table:table-cell>
        </table:table-row>
        <table:table-row table:style-name="ro1">
          <table:table-cell office:value-type="float" office:value="11166753" calcext:value-type="float">
            <text:p>11166753</text:p>
          </table:table-cell>
          <table:table-cell table:formula="of:=[.A700]/1000/(60*60*24)" office:value-type="time" office:time-value="PT03H06M06.753S" calcext:value-type="time">
            <text:p>03:06:07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82.28" calcext:value-type="float">
            <text:p>382.28</text:p>
          </table:table-cell>
          <table:table-cell office:value-type="float" office:value="468.91" calcext:value-type="float">
            <text:p>468.91</text:p>
          </table:table-cell>
        </table:table-row>
        <table:table-row table:style-name="ro1">
          <table:table-cell office:value-type="float" office:value="11182753" calcext:value-type="float">
            <text:p>11182753</text:p>
          </table:table-cell>
          <table:table-cell table:formula="of:=[.A701]/1000/(60*60*24)" office:value-type="time" office:time-value="PT03H06M22.753S" calcext:value-type="time">
            <text:p>03:06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82.82" calcext:value-type="float">
            <text:p>382.82</text:p>
          </table:table-cell>
          <table:table-cell office:value-type="float" office:value="469.56" calcext:value-type="float">
            <text:p>469.56</text:p>
          </table:table-cell>
        </table:table-row>
        <table:table-row table:style-name="ro1">
          <table:table-cell office:value-type="float" office:value="11198753" calcext:value-type="float">
            <text:p>11198753</text:p>
          </table:table-cell>
          <table:table-cell table:formula="of:=[.A702]/1000/(60*60*24)" office:value-type="time" office:time-value="PT03H06M38.753S" calcext:value-type="time">
            <text:p>03:06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83.36" calcext:value-type="float">
            <text:p>383.36</text:p>
          </table:table-cell>
          <table:table-cell office:value-type="float" office:value="470.22" calcext:value-type="float">
            <text:p>470.22</text:p>
          </table:table-cell>
        </table:table-row>
        <table:table-row table:style-name="ro1">
          <table:table-cell office:value-type="float" office:value="11214753" calcext:value-type="float">
            <text:p>11214753</text:p>
          </table:table-cell>
          <table:table-cell table:formula="of:=[.A703]/1000/(60*60*24)" office:value-type="time" office:time-value="PT03H06M54.753S" calcext:value-type="time">
            <text:p>03:06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83.89" calcext:value-type="float">
            <text:p>383.89</text:p>
          </table:table-cell>
          <table:table-cell office:value-type="float" office:value="470.87" calcext:value-type="float">
            <text:p>470.87</text:p>
          </table:table-cell>
        </table:table-row>
        <table:table-row table:style-name="ro1">
          <table:table-cell office:value-type="float" office:value="11230753" calcext:value-type="float">
            <text:p>11230753</text:p>
          </table:table-cell>
          <table:table-cell table:formula="of:=[.A704]/1000/(60*60*24)" office:value-type="time" office:time-value="PT03H07M10.753S" calcext:value-type="time">
            <text:p>03:07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84.43" calcext:value-type="float">
            <text:p>384.43</text:p>
          </table:table-cell>
          <table:table-cell office:value-type="float" office:value="471.52" calcext:value-type="float">
            <text:p>471.52</text:p>
          </table:table-cell>
        </table:table-row>
        <table:table-row table:style-name="ro1">
          <table:table-cell office:value-type="float" office:value="11246753" calcext:value-type="float">
            <text:p>11246753</text:p>
          </table:table-cell>
          <table:table-cell table:formula="of:=[.A705]/1000/(60*60*24)" office:value-type="time" office:time-value="PT03H07M26.753S" calcext:value-type="time">
            <text:p>03:07:27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84.97" calcext:value-type="float">
            <text:p>384.97</text:p>
          </table:table-cell>
          <table:table-cell office:value-type="float" office:value="472.17" calcext:value-type="float">
            <text:p>472.17</text:p>
          </table:table-cell>
        </table:table-row>
        <table:table-row table:style-name="ro1">
          <table:table-cell office:value-type="float" office:value="11262753" calcext:value-type="float">
            <text:p>11262753</text:p>
          </table:table-cell>
          <table:table-cell table:formula="of:=[.A706]/1000/(60*60*24)" office:value-type="time" office:time-value="PT03H07M42.753S" calcext:value-type="time">
            <text:p>03:07:43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85.51" calcext:value-type="float">
            <text:p>385.51</text:p>
          </table:table-cell>
          <table:table-cell office:value-type="float" office:value="472.82" calcext:value-type="float">
            <text:p>472.82</text:p>
          </table:table-cell>
        </table:table-row>
        <table:table-row table:style-name="ro1">
          <table:table-cell office:value-type="float" office:value="11278753" calcext:value-type="float">
            <text:p>11278753</text:p>
          </table:table-cell>
          <table:table-cell table:formula="of:=[.A707]/1000/(60*60*24)" office:value-type="time" office:time-value="PT03H07M58.753S" calcext:value-type="time">
            <text:p>03:07:59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86.05" calcext:value-type="float">
            <text:p>386.05</text:p>
          </table:table-cell>
          <table:table-cell office:value-type="float" office:value="473.47" calcext:value-type="float">
            <text:p>473.47</text:p>
          </table:table-cell>
        </table:table-row>
        <table:table-row table:style-name="ro1">
          <table:table-cell office:value-type="float" office:value="11294753" calcext:value-type="float">
            <text:p>11294753</text:p>
          </table:table-cell>
          <table:table-cell table:formula="of:=[.A708]/1000/(60*60*24)" office:value-type="time" office:time-value="PT03H08M14.753S" calcext:value-type="time">
            <text:p>03:08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86.59" calcext:value-type="float">
            <text:p>386.59</text:p>
          </table:table-cell>
          <table:table-cell office:value-type="float" office:value="474.12" calcext:value-type="float">
            <text:p>474.12</text:p>
          </table:table-cell>
        </table:table-row>
        <table:table-row table:style-name="ro1">
          <table:table-cell office:value-type="float" office:value="11310753" calcext:value-type="float">
            <text:p>11310753</text:p>
          </table:table-cell>
          <table:table-cell table:formula="of:=[.A709]/1000/(60*60*24)" office:value-type="time" office:time-value="PT03H08M30.753S" calcext:value-type="time">
            <text:p>03:08:31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87.13" calcext:value-type="float">
            <text:p>387.13</text:p>
          </table:table-cell>
          <table:table-cell office:value-type="float" office:value="474.77" calcext:value-type="float">
            <text:p>474.77</text:p>
          </table:table-cell>
        </table:table-row>
        <table:table-row table:style-name="ro1">
          <table:table-cell office:value-type="float" office:value="11326753" calcext:value-type="float">
            <text:p>11326753</text:p>
          </table:table-cell>
          <table:table-cell table:formula="of:=[.A710]/1000/(60*60*24)" office:value-type="time" office:time-value="PT03H08M46.753S" calcext:value-type="time">
            <text:p>03:08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87.67" calcext:value-type="float">
            <text:p>387.67</text:p>
          </table:table-cell>
          <table:table-cell office:value-type="float" office:value="475.42" calcext:value-type="float">
            <text:p>475.42</text:p>
          </table:table-cell>
        </table:table-row>
        <table:table-row table:style-name="ro1">
          <table:table-cell office:value-type="float" office:value="11342753" calcext:value-type="float">
            <text:p>11342753</text:p>
          </table:table-cell>
          <table:table-cell table:formula="of:=[.A711]/1000/(60*60*24)" office:value-type="time" office:time-value="PT03H09M02.753S" calcext:value-type="time">
            <text:p>03:09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88.21" calcext:value-type="float">
            <text:p>388.21</text:p>
          </table:table-cell>
          <table:table-cell office:value-type="float" office:value="476.07" calcext:value-type="float">
            <text:p>476.07</text:p>
          </table:table-cell>
        </table:table-row>
        <table:table-row table:style-name="ro1">
          <table:table-cell office:value-type="float" office:value="11358753" calcext:value-type="float">
            <text:p>11358753</text:p>
          </table:table-cell>
          <table:table-cell table:formula="of:=[.A712]/1000/(60*60*24)" office:value-type="time" office:time-value="PT03H09M18.753S" calcext:value-type="time">
            <text:p>03:09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88.75" calcext:value-type="float">
            <text:p>388.75</text:p>
          </table:table-cell>
          <table:table-cell office:value-type="float" office:value="476.72" calcext:value-type="float">
            <text:p>476.72</text:p>
          </table:table-cell>
        </table:table-row>
        <table:table-row table:style-name="ro1">
          <table:table-cell office:value-type="float" office:value="11374753" calcext:value-type="float">
            <text:p>11374753</text:p>
          </table:table-cell>
          <table:table-cell table:formula="of:=[.A713]/1000/(60*60*24)" office:value-type="time" office:time-value="PT03H09M34.753S" calcext:value-type="time">
            <text:p>03:09:3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89.29" calcext:value-type="float">
            <text:p>389.29</text:p>
          </table:table-cell>
          <table:table-cell office:value-type="float" office:value="477.37" calcext:value-type="float">
            <text:p>477.37</text:p>
          </table:table-cell>
        </table:table-row>
        <table:table-row table:style-name="ro1">
          <table:table-cell office:value-type="float" office:value="11390753" calcext:value-type="float">
            <text:p>11390753</text:p>
          </table:table-cell>
          <table:table-cell table:formula="of:=[.A714]/1000/(60*60*24)" office:value-type="time" office:time-value="PT03H09M50.753S" calcext:value-type="time">
            <text:p>03:09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89.82" calcext:value-type="float">
            <text:p>389.82</text:p>
          </table:table-cell>
          <table:table-cell office:value-type="float" office:value="478.02" calcext:value-type="float">
            <text:p>478.02</text:p>
          </table:table-cell>
        </table:table-row>
        <table:table-row table:style-name="ro1">
          <table:table-cell office:value-type="float" office:value="11406753" calcext:value-type="float">
            <text:p>11406753</text:p>
          </table:table-cell>
          <table:table-cell table:formula="of:=[.A715]/1000/(60*60*24)" office:value-type="time" office:time-value="PT03H10M06.753S" calcext:value-type="time">
            <text:p>03:10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90.36" calcext:value-type="float">
            <text:p>390.36</text:p>
          </table:table-cell>
          <table:table-cell office:value-type="float" office:value="478.67" calcext:value-type="float">
            <text:p>478.67</text:p>
          </table:table-cell>
        </table:table-row>
        <table:table-row table:style-name="ro1">
          <table:table-cell office:value-type="float" office:value="11422753" calcext:value-type="float">
            <text:p>11422753</text:p>
          </table:table-cell>
          <table:table-cell table:formula="of:=[.A716]/1000/(60*60*24)" office:value-type="time" office:time-value="PT03H10M22.753S" calcext:value-type="time">
            <text:p>03:10:23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90.9" calcext:value-type="float">
            <text:p>390.9</text:p>
          </table:table-cell>
          <table:table-cell office:value-type="float" office:value="479.32" calcext:value-type="float">
            <text:p>479.32</text:p>
          </table:table-cell>
        </table:table-row>
        <table:table-row table:style-name="ro1">
          <table:table-cell office:value-type="float" office:value="11438753" calcext:value-type="float">
            <text:p>11438753</text:p>
          </table:table-cell>
          <table:table-cell table:formula="of:=[.A717]/1000/(60*60*24)" office:value-type="time" office:time-value="PT03H10M38.753S" calcext:value-type="time">
            <text:p>03:10:39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91.44" calcext:value-type="float">
            <text:p>391.44</text:p>
          </table:table-cell>
          <table:table-cell office:value-type="float" office:value="479.97" calcext:value-type="float">
            <text:p>479.97</text:p>
          </table:table-cell>
        </table:table-row>
        <table:table-row table:style-name="ro1">
          <table:table-cell office:value-type="float" office:value="11454753" calcext:value-type="float">
            <text:p>11454753</text:p>
          </table:table-cell>
          <table:table-cell table:formula="of:=[.A718]/1000/(60*60*24)" office:value-type="time" office:time-value="PT03H10M54.753S" calcext:value-type="time">
            <text:p>03:10:55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91.98" calcext:value-type="float">
            <text:p>391.98</text:p>
          </table:table-cell>
          <table:table-cell office:value-type="float" office:value="480.62" calcext:value-type="float">
            <text:p>480.62</text:p>
          </table:table-cell>
        </table:table-row>
        <table:table-row table:style-name="ro1">
          <table:table-cell office:value-type="float" office:value="11470753" calcext:value-type="float">
            <text:p>11470753</text:p>
          </table:table-cell>
          <table:table-cell table:formula="of:=[.A719]/1000/(60*60*24)" office:value-type="time" office:time-value="PT03H11M10.753S" calcext:value-type="time">
            <text:p>03:11:11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92.52" calcext:value-type="float">
            <text:p>392.52</text:p>
          </table:table-cell>
          <table:table-cell office:value-type="float" office:value="481.27" calcext:value-type="float">
            <text:p>481.27</text:p>
          </table:table-cell>
        </table:table-row>
        <table:table-row table:style-name="ro1">
          <table:table-cell office:value-type="float" office:value="11486753" calcext:value-type="float">
            <text:p>11486753</text:p>
          </table:table-cell>
          <table:table-cell table:formula="of:=[.A720]/1000/(60*60*24)" office:value-type="time" office:time-value="PT03H11M26.753S" calcext:value-type="time">
            <text:p>03:11:27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93.06" calcext:value-type="float">
            <text:p>393.06</text:p>
          </table:table-cell>
          <table:table-cell office:value-type="float" office:value="481.92" calcext:value-type="float">
            <text:p>481.92</text:p>
          </table:table-cell>
        </table:table-row>
        <table:table-row table:style-name="ro1">
          <table:table-cell office:value-type="float" office:value="11502753" calcext:value-type="float">
            <text:p>11502753</text:p>
          </table:table-cell>
          <table:table-cell table:formula="of:=[.A721]/1000/(60*60*24)" office:value-type="time" office:time-value="PT03H11M42.753S" calcext:value-type="time">
            <text:p>03:11:43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93.6" calcext:value-type="float">
            <text:p>393.6</text:p>
          </table:table-cell>
          <table:table-cell office:value-type="float" office:value="482.57" calcext:value-type="float">
            <text:p>482.57</text:p>
          </table:table-cell>
        </table:table-row>
        <table:table-row table:style-name="ro1">
          <table:table-cell office:value-type="float" office:value="11518753" calcext:value-type="float">
            <text:p>11518753</text:p>
          </table:table-cell>
          <table:table-cell table:formula="of:=[.A722]/1000/(60*60*24)" office:value-type="time" office:time-value="PT03H11M58.753S" calcext:value-type="time">
            <text:p>03:11:59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94.14" calcext:value-type="float">
            <text:p>394.14</text:p>
          </table:table-cell>
          <table:table-cell office:value-type="float" office:value="483.22" calcext:value-type="float">
            <text:p>483.22</text:p>
          </table:table-cell>
        </table:table-row>
        <table:table-row table:style-name="ro1">
          <table:table-cell office:value-type="float" office:value="11534753" calcext:value-type="float">
            <text:p>11534753</text:p>
          </table:table-cell>
          <table:table-cell table:formula="of:=[.A723]/1000/(60*60*24)" office:value-type="time" office:time-value="PT03H12M14.753S" calcext:value-type="time">
            <text:p>03:12:15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94.67" calcext:value-type="float">
            <text:p>394.67</text:p>
          </table:table-cell>
          <table:table-cell office:value-type="float" office:value="483.87" calcext:value-type="float">
            <text:p>483.87</text:p>
          </table:table-cell>
        </table:table-row>
        <table:table-row table:style-name="ro1">
          <table:table-cell office:value-type="float" office:value="11550753" calcext:value-type="float">
            <text:p>11550753</text:p>
          </table:table-cell>
          <table:table-cell table:formula="of:=[.A724]/1000/(60*60*24)" office:value-type="time" office:time-value="PT03H12M30.753S" calcext:value-type="time">
            <text:p>03:12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4" calcext:value-type="float">
            <text:p>146.54</text:p>
          </table:table-cell>
          <table:table-cell office:value-type="float" office:value="395.21" calcext:value-type="float">
            <text:p>395.21</text:p>
          </table:table-cell>
          <table:table-cell office:value-type="float" office:value="484.52" calcext:value-type="float">
            <text:p>484.52</text:p>
          </table:table-cell>
        </table:table-row>
        <table:table-row table:style-name="ro1">
          <table:table-cell office:value-type="float" office:value="11566753" calcext:value-type="float">
            <text:p>11566753</text:p>
          </table:table-cell>
          <table:table-cell table:formula="of:=[.A725]/1000/(60*60*24)" office:value-type="time" office:time-value="PT03H12M46.753S" calcext:value-type="time">
            <text:p>03:12:47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95.75" calcext:value-type="float">
            <text:p>395.75</text:p>
          </table:table-cell>
          <table:table-cell office:value-type="float" office:value="485.17" calcext:value-type="float">
            <text:p>485.17</text:p>
          </table:table-cell>
        </table:table-row>
        <table:table-row table:style-name="ro1">
          <table:table-cell office:value-type="float" office:value="11582753" calcext:value-type="float">
            <text:p>11582753</text:p>
          </table:table-cell>
          <table:table-cell table:formula="of:=[.A726]/1000/(60*60*24)" office:value-type="time" office:time-value="PT03H13M02.753S" calcext:value-type="time">
            <text:p>03:13:03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96.29" calcext:value-type="float">
            <text:p>396.29</text:p>
          </table:table-cell>
          <table:table-cell office:value-type="float" office:value="485.82" calcext:value-type="float">
            <text:p>485.82</text:p>
          </table:table-cell>
        </table:table-row>
        <table:table-row table:style-name="ro1">
          <table:table-cell office:value-type="float" office:value="11598753" calcext:value-type="float">
            <text:p>11598753</text:p>
          </table:table-cell>
          <table:table-cell table:formula="of:=[.A727]/1000/(60*60*24)" office:value-type="time" office:time-value="PT03H13M18.753S" calcext:value-type="time">
            <text:p>03:13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2" calcext:value-type="float">
            <text:p>121.2</text:p>
          </table:table-cell>
          <table:table-cell office:value-type="float" office:value="146.43" calcext:value-type="float">
            <text:p>146.43</text:p>
          </table:table-cell>
          <table:table-cell office:value-type="float" office:value="396.83" calcext:value-type="float">
            <text:p>396.83</text:p>
          </table:table-cell>
          <table:table-cell office:value-type="float" office:value="486.47" calcext:value-type="float">
            <text:p>486.47</text:p>
          </table:table-cell>
        </table:table-row>
        <table:table-row table:style-name="ro1">
          <table:table-cell office:value-type="float" office:value="11614753" calcext:value-type="float">
            <text:p>11614753</text:p>
          </table:table-cell>
          <table:table-cell table:formula="of:=[.A728]/1000/(60*60*24)" office:value-type="time" office:time-value="PT03H13M34.753S" calcext:value-type="time">
            <text:p>03:13:3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97.37" calcext:value-type="float">
            <text:p>397.37</text:p>
          </table:table-cell>
          <table:table-cell office:value-type="float" office:value="487.12" calcext:value-type="float">
            <text:p>487.12</text:p>
          </table:table-cell>
        </table:table-row>
        <table:table-row table:style-name="ro1">
          <table:table-cell office:value-type="float" office:value="11630753" calcext:value-type="float">
            <text:p>11630753</text:p>
          </table:table-cell>
          <table:table-cell table:formula="of:=[.A729]/1000/(60*60*24)" office:value-type="time" office:time-value="PT03H13M50.753S" calcext:value-type="time">
            <text:p>03:13:51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97.91" calcext:value-type="float">
            <text:p>397.91</text:p>
          </table:table-cell>
          <table:table-cell office:value-type="float" office:value="487.76" calcext:value-type="float">
            <text:p>487.76</text:p>
          </table:table-cell>
        </table:table-row>
        <table:table-row table:style-name="ro1">
          <table:table-cell office:value-type="float" office:value="11646753" calcext:value-type="float">
            <text:p>11646753</text:p>
          </table:table-cell>
          <table:table-cell table:formula="of:=[.A730]/1000/(60*60*24)" office:value-type="time" office:time-value="PT03H14M06.753S" calcext:value-type="time">
            <text:p>03:14:07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98.45" calcext:value-type="float">
            <text:p>398.45</text:p>
          </table:table-cell>
          <table:table-cell office:value-type="float" office:value="488.41" calcext:value-type="float">
            <text:p>488.41</text:p>
          </table:table-cell>
        </table:table-row>
        <table:table-row table:style-name="ro1">
          <table:table-cell office:value-type="float" office:value="11662753" calcext:value-type="float">
            <text:p>11662753</text:p>
          </table:table-cell>
          <table:table-cell table:formula="of:=[.A731]/1000/(60*60*24)" office:value-type="time" office:time-value="PT03H14M22.753S" calcext:value-type="time">
            <text:p>03:14:23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98.99" calcext:value-type="float">
            <text:p>398.99</text:p>
          </table:table-cell>
          <table:table-cell office:value-type="float" office:value="489.06" calcext:value-type="float">
            <text:p>489.06</text:p>
          </table:table-cell>
        </table:table-row>
        <table:table-row table:style-name="ro1">
          <table:table-cell office:value-type="float" office:value="11678753" calcext:value-type="float">
            <text:p>11678753</text:p>
          </table:table-cell>
          <table:table-cell table:formula="of:=[.A732]/1000/(60*60*24)" office:value-type="time" office:time-value="PT03H14M38.753S" calcext:value-type="time">
            <text:p>03:14:39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99.52" calcext:value-type="float">
            <text:p>399.52</text:p>
          </table:table-cell>
          <table:table-cell office:value-type="float" office:value="489.71" calcext:value-type="float">
            <text:p>489.71</text:p>
          </table:table-cell>
        </table:table-row>
        <table:table-row table:style-name="ro1">
          <table:table-cell office:value-type="float" office:value="11694753" calcext:value-type="float">
            <text:p>11694753</text:p>
          </table:table-cell>
          <table:table-cell table:formula="of:=[.A733]/1000/(60*60*24)" office:value-type="time" office:time-value="PT03H14M54.753S" calcext:value-type="time">
            <text:p>03:14:55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00.06" calcext:value-type="float">
            <text:p>400.06</text:p>
          </table:table-cell>
          <table:table-cell office:value-type="float" office:value="490.36" calcext:value-type="float">
            <text:p>490.36</text:p>
          </table:table-cell>
        </table:table-row>
        <table:table-row table:style-name="ro1">
          <table:table-cell office:value-type="float" office:value="11710753" calcext:value-type="float">
            <text:p>11710753</text:p>
          </table:table-cell>
          <table:table-cell table:formula="of:=[.A734]/1000/(60*60*24)" office:value-type="time" office:time-value="PT03H15M10.753S" calcext:value-type="time">
            <text:p>03:15:11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00.6" calcext:value-type="float">
            <text:p>400.6</text:p>
          </table:table-cell>
          <table:table-cell office:value-type="float" office:value="491.01" calcext:value-type="float">
            <text:p>491.01</text:p>
          </table:table-cell>
        </table:table-row>
        <table:table-row table:style-name="ro1">
          <table:table-cell office:value-type="float" office:value="11726753" calcext:value-type="float">
            <text:p>11726753</text:p>
          </table:table-cell>
          <table:table-cell table:formula="of:=[.A735]/1000/(60*60*24)" office:value-type="time" office:time-value="PT03H15M26.753S" calcext:value-type="time">
            <text:p>03:15:27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01.14" calcext:value-type="float">
            <text:p>401.14</text:p>
          </table:table-cell>
          <table:table-cell office:value-type="float" office:value="491.66" calcext:value-type="float">
            <text:p>491.66</text:p>
          </table:table-cell>
        </table:table-row>
        <table:table-row table:style-name="ro1">
          <table:table-cell office:value-type="float" office:value="11742753" calcext:value-type="float">
            <text:p>11742753</text:p>
          </table:table-cell>
          <table:table-cell table:formula="of:=[.A736]/1000/(60*60*24)" office:value-type="time" office:time-value="PT03H15M42.753S" calcext:value-type="time">
            <text:p>03:15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2" calcext:value-type="float">
            <text:p>121.2</text:p>
          </table:table-cell>
          <table:table-cell office:value-type="float" office:value="146.42" calcext:value-type="float">
            <text:p>146.42</text:p>
          </table:table-cell>
          <table:table-cell office:value-type="float" office:value="401.68" calcext:value-type="float">
            <text:p>401.68</text:p>
          </table:table-cell>
          <table:table-cell office:value-type="float" office:value="492.31" calcext:value-type="float">
            <text:p>492.31</text:p>
          </table:table-cell>
        </table:table-row>
        <table:table-row table:style-name="ro1">
          <table:table-cell office:value-type="float" office:value="11758753" calcext:value-type="float">
            <text:p>11758753</text:p>
          </table:table-cell>
          <table:table-cell table:formula="of:=[.A737]/1000/(60*60*24)" office:value-type="time" office:time-value="PT03H15M58.753S" calcext:value-type="time">
            <text:p>03:15:59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02.22" calcext:value-type="float">
            <text:p>402.22</text:p>
          </table:table-cell>
          <table:table-cell office:value-type="float" office:value="492.96" calcext:value-type="float">
            <text:p>492.96</text:p>
          </table:table-cell>
        </table:table-row>
        <table:table-row table:style-name="ro1">
          <table:table-cell office:value-type="float" office:value="11774753" calcext:value-type="float">
            <text:p>11774753</text:p>
          </table:table-cell>
          <table:table-cell table:formula="of:=[.A738]/1000/(60*60*24)" office:value-type="time" office:time-value="PT03H16M14.753S" calcext:value-type="time">
            <text:p>03:16:1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02.76" calcext:value-type="float">
            <text:p>402.76</text:p>
          </table:table-cell>
          <table:table-cell office:value-type="float" office:value="493.61" calcext:value-type="float">
            <text:p>493.61</text:p>
          </table:table-cell>
        </table:table-row>
        <table:table-row table:style-name="ro1">
          <table:table-cell office:value-type="float" office:value="11790753" calcext:value-type="float">
            <text:p>11790753</text:p>
          </table:table-cell>
          <table:table-cell table:formula="of:=[.A739]/1000/(60*60*24)" office:value-type="time" office:time-value="PT03H16M30.753S" calcext:value-type="time">
            <text:p>03:16:31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03.29" calcext:value-type="float">
            <text:p>403.29</text:p>
          </table:table-cell>
          <table:table-cell office:value-type="float" office:value="494.25" calcext:value-type="float">
            <text:p>494.25</text:p>
          </table:table-cell>
        </table:table-row>
        <table:table-row table:style-name="ro1">
          <table:table-cell office:value-type="float" office:value="11806753" calcext:value-type="float">
            <text:p>11806753</text:p>
          </table:table-cell>
          <table:table-cell table:formula="of:=[.A740]/1000/(60*60*24)" office:value-type="time" office:time-value="PT03H16M46.753S" calcext:value-type="time">
            <text:p>03:16:47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03.83" calcext:value-type="float">
            <text:p>403.83</text:p>
          </table:table-cell>
          <table:table-cell office:value-type="float" office:value="494.9" calcext:value-type="float">
            <text:p>494.9</text:p>
          </table:table-cell>
        </table:table-row>
        <table:table-row table:style-name="ro1">
          <table:table-cell office:value-type="float" office:value="11822753" calcext:value-type="float">
            <text:p>11822753</text:p>
          </table:table-cell>
          <table:table-cell table:formula="of:=[.A741]/1000/(60*60*24)" office:value-type="time" office:time-value="PT03H17M02.753S" calcext:value-type="time">
            <text:p>03:17:0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04.37" calcext:value-type="float">
            <text:p>404.37</text:p>
          </table:table-cell>
          <table:table-cell office:value-type="float" office:value="495.55" calcext:value-type="float">
            <text:p>495.55</text:p>
          </table:table-cell>
        </table:table-row>
        <table:table-row table:style-name="ro1">
          <table:table-cell office:value-type="float" office:value="11838753" calcext:value-type="float">
            <text:p>11838753</text:p>
          </table:table-cell>
          <table:table-cell table:formula="of:=[.A742]/1000/(60*60*24)" office:value-type="time" office:time-value="PT03H17M18.753S" calcext:value-type="time">
            <text:p>03:17:19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04.91" calcext:value-type="float">
            <text:p>404.91</text:p>
          </table:table-cell>
          <table:table-cell office:value-type="float" office:value="496.2" calcext:value-type="float">
            <text:p>496.2</text:p>
          </table:table-cell>
        </table:table-row>
        <table:table-row table:style-name="ro1">
          <table:table-cell office:value-type="float" office:value="11854753" calcext:value-type="float">
            <text:p>11854753</text:p>
          </table:table-cell>
          <table:table-cell table:formula="of:=[.A743]/1000/(60*60*24)" office:value-type="time" office:time-value="PT03H17M34.753S" calcext:value-type="time">
            <text:p>03:17:3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05.45" calcext:value-type="float">
            <text:p>405.45</text:p>
          </table:table-cell>
          <table:table-cell office:value-type="float" office:value="496.85" calcext:value-type="float">
            <text:p>496.85</text:p>
          </table:table-cell>
        </table:table-row>
        <table:table-row table:style-name="ro1">
          <table:table-cell office:value-type="float" office:value="11870753" calcext:value-type="float">
            <text:p>11870753</text:p>
          </table:table-cell>
          <table:table-cell table:formula="of:=[.A744]/1000/(60*60*24)" office:value-type="time" office:time-value="PT03H17M50.753S" calcext:value-type="time">
            <text:p>03:17:51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05.99" calcext:value-type="float">
            <text:p>405.99</text:p>
          </table:table-cell>
          <table:table-cell office:value-type="float" office:value="497.5" calcext:value-type="float">
            <text:p>497.5</text:p>
          </table:table-cell>
        </table:table-row>
        <table:table-row table:style-name="ro1">
          <table:table-cell office:value-type="float" office:value="11886753" calcext:value-type="float">
            <text:p>11886753</text:p>
          </table:table-cell>
          <table:table-cell table:formula="of:=[.A745]/1000/(60*60*24)" office:value-type="time" office:time-value="PT03H18M06.753S" calcext:value-type="time">
            <text:p>03:18:07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06.53" calcext:value-type="float">
            <text:p>406.53</text:p>
          </table:table-cell>
          <table:table-cell office:value-type="float" office:value="498.15" calcext:value-type="float">
            <text:p>498.15</text:p>
          </table:table-cell>
        </table:table-row>
        <table:table-row table:style-name="ro1">
          <table:table-cell office:value-type="float" office:value="11902753" calcext:value-type="float">
            <text:p>11902753</text:p>
          </table:table-cell>
          <table:table-cell table:formula="of:=[.A746]/1000/(60*60*24)" office:value-type="time" office:time-value="PT03H18M22.753S" calcext:value-type="time">
            <text:p>03:18:23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07.06" calcext:value-type="float">
            <text:p>407.06</text:p>
          </table:table-cell>
          <table:table-cell office:value-type="float" office:value="498.79" calcext:value-type="float">
            <text:p>498.79</text:p>
          </table:table-cell>
        </table:table-row>
        <table:table-row table:style-name="ro1">
          <table:table-cell office:value-type="float" office:value="11918753" calcext:value-type="float">
            <text:p>11918753</text:p>
          </table:table-cell>
          <table:table-cell table:formula="of:=[.A747]/1000/(60*60*24)" office:value-type="time" office:time-value="PT03H18M38.753S" calcext:value-type="time">
            <text:p>03:18:39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07.6" calcext:value-type="float">
            <text:p>407.6</text:p>
          </table:table-cell>
          <table:table-cell office:value-type="float" office:value="499.44" calcext:value-type="float">
            <text:p>499.44</text:p>
          </table:table-cell>
        </table:table-row>
        <table:table-row table:style-name="ro1">
          <table:table-cell office:value-type="float" office:value="11934753" calcext:value-type="float">
            <text:p>11934753</text:p>
          </table:table-cell>
          <table:table-cell table:formula="of:=[.A748]/1000/(60*60*24)" office:value-type="time" office:time-value="PT03H18M54.753S" calcext:value-type="time">
            <text:p>03:18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2" calcext:value-type="float">
            <text:p>121.2</text:p>
          </table:table-cell>
          <table:table-cell office:value-type="float" office:value="146.42" calcext:value-type="float">
            <text:p>146.42</text:p>
          </table:table-cell>
          <table:table-cell office:value-type="float" office:value="408.14" calcext:value-type="float">
            <text:p>408.14</text:p>
          </table:table-cell>
          <table:table-cell office:value-type="float" office:value="500.09" calcext:value-type="float">
            <text:p>500.09</text:p>
          </table:table-cell>
        </table:table-row>
        <table:table-row table:style-name="ro1">
          <table:table-cell office:value-type="float" office:value="11950753" calcext:value-type="float">
            <text:p>11950753</text:p>
          </table:table-cell>
          <table:table-cell table:formula="of:=[.A749]/1000/(60*60*24)" office:value-type="time" office:time-value="PT03H19M10.753S" calcext:value-type="time">
            <text:p>03:19:11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08.68" calcext:value-type="float">
            <text:p>408.68</text:p>
          </table:table-cell>
          <table:table-cell office:value-type="float" office:value="500.74" calcext:value-type="float">
            <text:p>500.74</text:p>
          </table:table-cell>
        </table:table-row>
        <table:table-row table:style-name="ro1">
          <table:table-cell office:value-type="float" office:value="11966753" calcext:value-type="float">
            <text:p>11966753</text:p>
          </table:table-cell>
          <table:table-cell table:formula="of:=[.A750]/1000/(60*60*24)" office:value-type="time" office:time-value="PT03H19M26.753S" calcext:value-type="time">
            <text:p>03:19:27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09.22" calcext:value-type="float">
            <text:p>409.22</text:p>
          </table:table-cell>
          <table:table-cell office:value-type="float" office:value="501.39" calcext:value-type="float">
            <text:p>501.39</text:p>
          </table:table-cell>
        </table:table-row>
        <table:table-row table:style-name="ro1">
          <table:table-cell office:value-type="float" office:value="11982753" calcext:value-type="float">
            <text:p>11982753</text:p>
          </table:table-cell>
          <table:table-cell table:formula="of:=[.A751]/1000/(60*60*24)" office:value-type="time" office:time-value="PT03H19M42.753S" calcext:value-type="time">
            <text:p>03:19:43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09.76" calcext:value-type="float">
            <text:p>409.76</text:p>
          </table:table-cell>
          <table:table-cell office:value-type="float" office:value="502.04" calcext:value-type="float">
            <text:p>502.04</text:p>
          </table:table-cell>
        </table:table-row>
        <table:table-row table:style-name="ro1">
          <table:table-cell office:value-type="float" office:value="11998753" calcext:value-type="float">
            <text:p>11998753</text:p>
          </table:table-cell>
          <table:table-cell table:formula="of:=[.A752]/1000/(60*60*24)" office:value-type="time" office:time-value="PT03H19M58.753S" calcext:value-type="time">
            <text:p>03:19:59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10.3" calcext:value-type="float">
            <text:p>410.3</text:p>
          </table:table-cell>
          <table:table-cell office:value-type="float" office:value="502.69" calcext:value-type="float">
            <text:p>502.69</text:p>
          </table:table-cell>
        </table:table-row>
        <table:table-row table:style-name="ro1">
          <table:table-cell office:value-type="float" office:value="12014753" calcext:value-type="float">
            <text:p>12014753</text:p>
          </table:table-cell>
          <table:table-cell table:formula="of:=[.A753]/1000/(60*60*24)" office:value-type="time" office:time-value="PT03H20M14.753S" calcext:value-type="time">
            <text:p>03:20:1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10.83" calcext:value-type="float">
            <text:p>410.83</text:p>
          </table:table-cell>
          <table:table-cell office:value-type="float" office:value="503.33" calcext:value-type="float">
            <text:p>503.33</text:p>
          </table:table-cell>
        </table:table-row>
        <table:table-row table:style-name="ro1">
          <table:table-cell office:value-type="float" office:value="12030753" calcext:value-type="float">
            <text:p>12030753</text:p>
          </table:table-cell>
          <table:table-cell table:formula="of:=[.A754]/1000/(60*60*24)" office:value-type="time" office:time-value="PT03H20M30.753S" calcext:value-type="time">
            <text:p>03:20:3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11.37" calcext:value-type="float">
            <text:p>411.37</text:p>
          </table:table-cell>
          <table:table-cell office:value-type="float" office:value="503.98" calcext:value-type="float">
            <text:p>503.98</text:p>
          </table:table-cell>
        </table:table-row>
        <table:table-row table:style-name="ro1">
          <table:table-cell office:value-type="float" office:value="12046753" calcext:value-type="float">
            <text:p>12046753</text:p>
          </table:table-cell>
          <table:table-cell table:formula="of:=[.A755]/1000/(60*60*24)" office:value-type="time" office:time-value="PT03H20M46.753S" calcext:value-type="time">
            <text:p>03:20:4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11.91" calcext:value-type="float">
            <text:p>411.91</text:p>
          </table:table-cell>
          <table:table-cell office:value-type="float" office:value="504.63" calcext:value-type="float">
            <text:p>504.63</text:p>
          </table:table-cell>
        </table:table-row>
        <table:table-row table:style-name="ro1">
          <table:table-cell office:value-type="float" office:value="12062753" calcext:value-type="float">
            <text:p>12062753</text:p>
          </table:table-cell>
          <table:table-cell table:formula="of:=[.A756]/1000/(60*60*24)" office:value-type="time" office:time-value="PT03H21M02.753S" calcext:value-type="time">
            <text:p>03:21:0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12.45" calcext:value-type="float">
            <text:p>412.45</text:p>
          </table:table-cell>
          <table:table-cell office:value-type="float" office:value="505.28" calcext:value-type="float">
            <text:p>505.28</text:p>
          </table:table-cell>
        </table:table-row>
        <table:table-row table:style-name="ro1">
          <table:table-cell office:value-type="float" office:value="12078753" calcext:value-type="float">
            <text:p>12078753</text:p>
          </table:table-cell>
          <table:table-cell table:formula="of:=[.A757]/1000/(60*60*24)" office:value-type="time" office:time-value="PT03H21M18.753S" calcext:value-type="time">
            <text:p>03:21:19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12.99" calcext:value-type="float">
            <text:p>412.99</text:p>
          </table:table-cell>
          <table:table-cell office:value-type="float" office:value="505.93" calcext:value-type="float">
            <text:p>505.93</text:p>
          </table:table-cell>
        </table:table-row>
        <table:table-row table:style-name="ro1">
          <table:table-cell office:value-type="float" office:value="12094753" calcext:value-type="float">
            <text:p>12094753</text:p>
          </table:table-cell>
          <table:table-cell table:formula="of:=[.A758]/1000/(60*60*24)" office:value-type="time" office:time-value="PT03H21M34.753S" calcext:value-type="time">
            <text:p>03:21:35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13.52" calcext:value-type="float">
            <text:p>413.52</text:p>
          </table:table-cell>
          <table:table-cell office:value-type="float" office:value="506.57" calcext:value-type="float">
            <text:p>506.57</text:p>
          </table:table-cell>
        </table:table-row>
        <table:table-row table:style-name="ro1">
          <table:table-cell office:value-type="float" office:value="12110753" calcext:value-type="float">
            <text:p>12110753</text:p>
          </table:table-cell>
          <table:table-cell table:formula="of:=[.A759]/1000/(60*60*24)" office:value-type="time" office:time-value="PT03H21M50.753S" calcext:value-type="time">
            <text:p>03:21:5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14.06" calcext:value-type="float">
            <text:p>414.06</text:p>
          </table:table-cell>
          <table:table-cell office:value-type="float" office:value="507.22" calcext:value-type="float">
            <text:p>507.22</text:p>
          </table:table-cell>
        </table:table-row>
        <table:table-row table:style-name="ro1">
          <table:table-cell office:value-type="float" office:value="12126753" calcext:value-type="float">
            <text:p>12126753</text:p>
          </table:table-cell>
          <table:table-cell table:formula="of:=[.A760]/1000/(60*60*24)" office:value-type="time" office:time-value="PT03H22M06.753S" calcext:value-type="time">
            <text:p>03:22:07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14.6" calcext:value-type="float">
            <text:p>414.6</text:p>
          </table:table-cell>
          <table:table-cell office:value-type="float" office:value="507.87" calcext:value-type="float">
            <text:p>507.87</text:p>
          </table:table-cell>
        </table:table-row>
        <table:table-row table:style-name="ro1">
          <table:table-cell office:value-type="float" office:value="12142751" calcext:value-type="float">
            <text:p>12142751</text:p>
          </table:table-cell>
          <table:table-cell table:formula="of:=[.A761]/1000/(60*60*24)" office:value-type="time" office:time-value="PT03H22M22.751S" calcext:value-type="time">
            <text:p>03:22:2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15.14" calcext:value-type="float">
            <text:p>415.14</text:p>
          </table:table-cell>
          <table:table-cell office:value-type="float" office:value="508.52" calcext:value-type="float">
            <text:p>508.52</text:p>
          </table:table-cell>
        </table:table-row>
        <table:table-row table:style-name="ro1">
          <table:table-cell office:value-type="float" office:value="12158753" calcext:value-type="float">
            <text:p>12158753</text:p>
          </table:table-cell>
          <table:table-cell table:formula="of:=[.A762]/1000/(60*60*24)" office:value-type="time" office:time-value="PT03H22M38.753S" calcext:value-type="time">
            <text:p>03:22:3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15.68" calcext:value-type="float">
            <text:p>415.68</text:p>
          </table:table-cell>
          <table:table-cell office:value-type="float" office:value="509.17" calcext:value-type="float">
            <text:p>509.17</text:p>
          </table:table-cell>
        </table:table-row>
        <table:table-row table:style-name="ro1">
          <table:table-cell office:value-type="float" office:value="12174753" calcext:value-type="float">
            <text:p>12174753</text:p>
          </table:table-cell>
          <table:table-cell table:formula="of:=[.A763]/1000/(60*60*24)" office:value-type="time" office:time-value="PT03H22M54.753S" calcext:value-type="time">
            <text:p>03:22:55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16.22" calcext:value-type="float">
            <text:p>416.22</text:p>
          </table:table-cell>
          <table:table-cell office:value-type="float" office:value="509.82" calcext:value-type="float">
            <text:p>509.82</text:p>
          </table:table-cell>
        </table:table-row>
        <table:table-row table:style-name="ro1">
          <table:table-cell office:value-type="float" office:value="12190753" calcext:value-type="float">
            <text:p>12190753</text:p>
          </table:table-cell>
          <table:table-cell table:formula="of:=[.A764]/1000/(60*60*24)" office:value-type="time" office:time-value="PT03H23M10.753S" calcext:value-type="time">
            <text:p>03:23:1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16.75" calcext:value-type="float">
            <text:p>416.75</text:p>
          </table:table-cell>
          <table:table-cell office:value-type="float" office:value="510.46" calcext:value-type="float">
            <text:p>510.46</text:p>
          </table:table-cell>
        </table:table-row>
        <table:table-row table:style-name="ro1">
          <table:table-cell office:value-type="float" office:value="12206753" calcext:value-type="float">
            <text:p>12206753</text:p>
          </table:table-cell>
          <table:table-cell table:formula="of:=[.A765]/1000/(60*60*24)" office:value-type="time" office:time-value="PT03H23M26.753S" calcext:value-type="time">
            <text:p>03:23:2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17.29" calcext:value-type="float">
            <text:p>417.29</text:p>
          </table:table-cell>
          <table:table-cell office:value-type="float" office:value="511.11" calcext:value-type="float">
            <text:p>511.11</text:p>
          </table:table-cell>
        </table:table-row>
        <table:table-row table:style-name="ro1">
          <table:table-cell office:value-type="float" office:value="12222753" calcext:value-type="float">
            <text:p>12222753</text:p>
          </table:table-cell>
          <table:table-cell table:formula="of:=[.A766]/1000/(60*60*24)" office:value-type="time" office:time-value="PT03H23M42.753S" calcext:value-type="time">
            <text:p>03:23:4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17.83" calcext:value-type="float">
            <text:p>417.83</text:p>
          </table:table-cell>
          <table:table-cell office:value-type="float" office:value="511.76" calcext:value-type="float">
            <text:p>511.76</text:p>
          </table:table-cell>
        </table:table-row>
        <table:table-row table:style-name="ro1">
          <table:table-cell office:value-type="float" office:value="12238753" calcext:value-type="float">
            <text:p>12238753</text:p>
          </table:table-cell>
          <table:table-cell table:formula="of:=[.A767]/1000/(60*60*24)" office:value-type="time" office:time-value="PT03H23M58.753S" calcext:value-type="time">
            <text:p>03:23:5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18.37" calcext:value-type="float">
            <text:p>418.37</text:p>
          </table:table-cell>
          <table:table-cell office:value-type="float" office:value="512.41" calcext:value-type="float">
            <text:p>512.41</text:p>
          </table:table-cell>
        </table:table-row>
        <table:table-row table:style-name="ro1">
          <table:table-cell office:value-type="float" office:value="12254753" calcext:value-type="float">
            <text:p>12254753</text:p>
          </table:table-cell>
          <table:table-cell table:formula="of:=[.A768]/1000/(60*60*24)" office:value-type="time" office:time-value="PT03H24M14.753S" calcext:value-type="time">
            <text:p>03:24:15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18.91" calcext:value-type="float">
            <text:p>418.91</text:p>
          </table:table-cell>
          <table:table-cell office:value-type="float" office:value="513.06" calcext:value-type="float">
            <text:p>513.06</text:p>
          </table:table-cell>
        </table:table-row>
        <table:table-row table:style-name="ro1">
          <table:table-cell office:value-type="float" office:value="12270751" calcext:value-type="float">
            <text:p>12270751</text:p>
          </table:table-cell>
          <table:table-cell table:formula="of:=[.A769]/1000/(60*60*24)" office:value-type="time" office:time-value="PT03H24M30.751S" calcext:value-type="time">
            <text:p>03:24:3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19.44" calcext:value-type="float">
            <text:p>419.44</text:p>
          </table:table-cell>
          <table:table-cell office:value-type="float" office:value="513.7" calcext:value-type="float">
            <text:p>513.7</text:p>
          </table:table-cell>
        </table:table-row>
        <table:table-row table:style-name="ro1">
          <table:table-cell office:value-type="float" office:value="12286753" calcext:value-type="float">
            <text:p>12286753</text:p>
          </table:table-cell>
          <table:table-cell table:formula="of:=[.A770]/1000/(60*60*24)" office:value-type="time" office:time-value="PT03H24M46.753S" calcext:value-type="time">
            <text:p>03:24:47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19.98" calcext:value-type="float">
            <text:p>419.98</text:p>
          </table:table-cell>
          <table:table-cell office:value-type="float" office:value="514.35" calcext:value-type="float">
            <text:p>514.35</text:p>
          </table:table-cell>
        </table:table-row>
        <table:table-row table:style-name="ro1">
          <table:table-cell office:value-type="float" office:value="12302753" calcext:value-type="float">
            <text:p>12302753</text:p>
          </table:table-cell>
          <table:table-cell table:formula="of:=[.A771]/1000/(60*60*24)" office:value-type="time" office:time-value="PT03H25M02.753S" calcext:value-type="time">
            <text:p>03:25:0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20.52" calcext:value-type="float">
            <text:p>420.52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2318753" calcext:value-type="float">
            <text:p>12318753</text:p>
          </table:table-cell>
          <table:table-cell table:formula="of:=[.A772]/1000/(60*60*24)" office:value-type="time" office:time-value="PT03H25M18.753S" calcext:value-type="time">
            <text:p>03:25:1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21.06" calcext:value-type="float">
            <text:p>421.06</text:p>
          </table:table-cell>
          <table:table-cell office:value-type="float" office:value="515.65" calcext:value-type="float">
            <text:p>515.65</text:p>
          </table:table-cell>
        </table:table-row>
        <table:table-row table:style-name="ro1">
          <table:table-cell office:value-type="float" office:value="12334753" calcext:value-type="float">
            <text:p>12334753</text:p>
          </table:table-cell>
          <table:table-cell table:formula="of:=[.A773]/1000/(60*60*24)" office:value-type="time" office:time-value="PT03H25M34.753S" calcext:value-type="time">
            <text:p>03:25:35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21.6" calcext:value-type="float">
            <text:p>421.6</text:p>
          </table:table-cell>
          <table:table-cell office:value-type="float" office:value="516.3" calcext:value-type="float">
            <text:p>516.3</text:p>
          </table:table-cell>
        </table:table-row>
        <table:table-row table:style-name="ro1">
          <table:table-cell office:value-type="float" office:value="12350753" calcext:value-type="float">
            <text:p>12350753</text:p>
          </table:table-cell>
          <table:table-cell table:formula="of:=[.A774]/1000/(60*60*24)" office:value-type="time" office:time-value="PT03H25M50.753S" calcext:value-type="time">
            <text:p>03:25:5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22.13" calcext:value-type="float">
            <text:p>422.13</text:p>
          </table:table-cell>
          <table:table-cell office:value-type="float" office:value="516.95" calcext:value-type="float">
            <text:p>516.95</text:p>
          </table:table-cell>
        </table:table-row>
        <table:table-row table:style-name="ro1">
          <table:table-cell office:value-type="float" office:value="12366753" calcext:value-type="float">
            <text:p>12366753</text:p>
          </table:table-cell>
          <table:table-cell table:formula="of:=[.A775]/1000/(60*60*24)" office:value-type="time" office:time-value="PT03H26M06.753S" calcext:value-type="time">
            <text:p>03:26:0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22.67" calcext:value-type="float">
            <text:p>422.67</text:p>
          </table:table-cell>
          <table:table-cell office:value-type="float" office:value="517.59" calcext:value-type="float">
            <text:p>517.59</text:p>
          </table:table-cell>
        </table:table-row>
        <table:table-row table:style-name="ro1">
          <table:table-cell office:value-type="float" office:value="12382753" calcext:value-type="float">
            <text:p>12382753</text:p>
          </table:table-cell>
          <table:table-cell table:formula="of:=[.A776]/1000/(60*60*24)" office:value-type="time" office:time-value="PT03H26M22.753S" calcext:value-type="time">
            <text:p>03:26:2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23.21" calcext:value-type="float">
            <text:p>423.21</text:p>
          </table:table-cell>
          <table:table-cell office:value-type="float" office:value="518.24" calcext:value-type="float">
            <text:p>518.24</text:p>
          </table:table-cell>
        </table:table-row>
        <table:table-row table:style-name="ro1">
          <table:table-cell office:value-type="float" office:value="12398753" calcext:value-type="float">
            <text:p>12398753</text:p>
          </table:table-cell>
          <table:table-cell table:formula="of:=[.A777]/1000/(60*60*24)" office:value-type="time" office:time-value="PT03H26M38.753S" calcext:value-type="time">
            <text:p>03:26:3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23.75" calcext:value-type="float">
            <text:p>423.75</text:p>
          </table:table-cell>
          <table:table-cell office:value-type="float" office:value="518.89" calcext:value-type="float">
            <text:p>518.89</text:p>
          </table:table-cell>
        </table:table-row>
        <table:table-row table:style-name="ro1">
          <table:table-cell office:value-type="float" office:value="12414751" calcext:value-type="float">
            <text:p>12414751</text:p>
          </table:table-cell>
          <table:table-cell table:formula="of:=[.A778]/1000/(60*60*24)" office:value-type="time" office:time-value="PT03H26M54.751S" calcext:value-type="time">
            <text:p>03:26:5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24.29" calcext:value-type="float">
            <text:p>424.29</text:p>
          </table:table-cell>
          <table:table-cell office:value-type="float" office:value="519.54" calcext:value-type="float">
            <text:p>519.54</text:p>
          </table:table-cell>
        </table:table-row>
        <table:table-row table:style-name="ro1">
          <table:table-cell office:value-type="float" office:value="12430753" calcext:value-type="float">
            <text:p>12430753</text:p>
          </table:table-cell>
          <table:table-cell table:formula="of:=[.A779]/1000/(60*60*24)" office:value-type="time" office:time-value="PT03H27M10.753S" calcext:value-type="time">
            <text:p>03:27:1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24.82" calcext:value-type="float">
            <text:p>424.82</text:p>
          </table:table-cell>
          <table:table-cell office:value-type="float" office:value="520.19" calcext:value-type="float">
            <text:p>520.19</text:p>
          </table:table-cell>
        </table:table-row>
        <table:table-row table:style-name="ro1">
          <table:table-cell office:value-type="float" office:value="12446753" calcext:value-type="float">
            <text:p>12446753</text:p>
          </table:table-cell>
          <table:table-cell table:formula="of:=[.A780]/1000/(60*60*24)" office:value-type="time" office:time-value="PT03H27M26.753S" calcext:value-type="time">
            <text:p>03:27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1" calcext:value-type="float">
            <text:p>121.1</text:p>
          </table:table-cell>
          <table:table-cell office:value-type="float" office:value="146.3" calcext:value-type="float">
            <text:p>146.3</text:p>
          </table:table-cell>
          <table:table-cell office:value-type="float" office:value="425.36" calcext:value-type="float">
            <text:p>425.36</text:p>
          </table:table-cell>
          <table:table-cell office:value-type="float" office:value="520.83" calcext:value-type="float">
            <text:p>520.83</text:p>
          </table:table-cell>
        </table:table-row>
        <table:table-row table:style-name="ro1">
          <table:table-cell office:value-type="float" office:value="12462753" calcext:value-type="float">
            <text:p>12462753</text:p>
          </table:table-cell>
          <table:table-cell table:formula="of:=[.A781]/1000/(60*60*24)" office:value-type="time" office:time-value="PT03H27M42.753S" calcext:value-type="time">
            <text:p>03:27:4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25.9" calcext:value-type="float">
            <text:p>425.9</text:p>
          </table:table-cell>
          <table:table-cell office:value-type="float" office:value="521.48" calcext:value-type="float">
            <text:p>521.48</text:p>
          </table:table-cell>
        </table:table-row>
        <table:table-row table:style-name="ro1">
          <table:table-cell office:value-type="float" office:value="12478753" calcext:value-type="float">
            <text:p>12478753</text:p>
          </table:table-cell>
          <table:table-cell table:formula="of:=[.A782]/1000/(60*60*24)" office:value-type="time" office:time-value="PT03H27M58.753S" calcext:value-type="time">
            <text:p>03:27:5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26.44" calcext:value-type="float">
            <text:p>426.44</text:p>
          </table:table-cell>
          <table:table-cell office:value-type="float" office:value="522.13" calcext:value-type="float">
            <text:p>522.13</text:p>
          </table:table-cell>
        </table:table-row>
        <table:table-row table:style-name="ro1">
          <table:table-cell office:value-type="float" office:value="12494753" calcext:value-type="float">
            <text:p>12494753</text:p>
          </table:table-cell>
          <table:table-cell table:formula="of:=[.A783]/1000/(60*60*24)" office:value-type="time" office:time-value="PT03H28M14.753S" calcext:value-type="time">
            <text:p>03:28:1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26.98" calcext:value-type="float">
            <text:p>426.98</text:p>
          </table:table-cell>
          <table:table-cell office:value-type="float" office:value="522.78" calcext:value-type="float">
            <text:p>522.78</text:p>
          </table:table-cell>
        </table:table-row>
        <table:table-row table:style-name="ro1">
          <table:table-cell office:value-type="float" office:value="12510753" calcext:value-type="float">
            <text:p>12510753</text:p>
          </table:table-cell>
          <table:table-cell table:formula="of:=[.A784]/1000/(60*60*24)" office:value-type="time" office:time-value="PT03H28M30.753S" calcext:value-type="time">
            <text:p>03:28:3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27.51" calcext:value-type="float">
            <text:p>427.51</text:p>
          </table:table-cell>
          <table:table-cell office:value-type="float" office:value="523.43" calcext:value-type="float">
            <text:p>523.43</text:p>
          </table:table-cell>
        </table:table-row>
        <table:table-row table:style-name="ro1">
          <table:table-cell office:value-type="float" office:value="12526753" calcext:value-type="float">
            <text:p>12526753</text:p>
          </table:table-cell>
          <table:table-cell table:formula="of:=[.A785]/1000/(60*60*24)" office:value-type="time" office:time-value="PT03H28M46.753S" calcext:value-type="time">
            <text:p>03:28:4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28.05" calcext:value-type="float">
            <text:p>428.05</text:p>
          </table:table-cell>
          <table:table-cell office:value-type="float" office:value="524.07" calcext:value-type="float">
            <text:p>524.07</text:p>
          </table:table-cell>
        </table:table-row>
        <table:table-row table:style-name="ro1">
          <table:table-cell office:value-type="float" office:value="12542753" calcext:value-type="float">
            <text:p>12542753</text:p>
          </table:table-cell>
          <table:table-cell table:formula="of:=[.A786]/1000/(60*60*24)" office:value-type="time" office:time-value="PT03H29M02.753S" calcext:value-type="time">
            <text:p>03:29:0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28.59" calcext:value-type="float">
            <text:p>428.59</text:p>
          </table:table-cell>
          <table:table-cell office:value-type="float" office:value="524.72" calcext:value-type="float">
            <text:p>524.72</text:p>
          </table:table-cell>
        </table:table-row>
        <table:table-row table:style-name="ro1">
          <table:table-cell office:value-type="float" office:value="12558753" calcext:value-type="float">
            <text:p>12558753</text:p>
          </table:table-cell>
          <table:table-cell table:formula="of:=[.A787]/1000/(60*60*24)" office:value-type="time" office:time-value="PT03H29M18.753S" calcext:value-type="time">
            <text:p>03:29:1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29.13" calcext:value-type="float">
            <text:p>429.13</text:p>
          </table:table-cell>
          <table:table-cell office:value-type="float" office:value="525.37" calcext:value-type="float">
            <text:p>525.37</text:p>
          </table:table-cell>
        </table:table-row>
        <table:table-row table:style-name="ro1">
          <table:table-cell office:value-type="float" office:value="12574753" calcext:value-type="float">
            <text:p>12574753</text:p>
          </table:table-cell>
          <table:table-cell table:formula="of:=[.A788]/1000/(60*60*24)" office:value-type="time" office:time-value="PT03H29M34.753S" calcext:value-type="time">
            <text:p>03:29:3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29.66" calcext:value-type="float">
            <text:p>429.66</text:p>
          </table:table-cell>
          <table:table-cell office:value-type="float" office:value="526.02" calcext:value-type="float">
            <text:p>526.02</text:p>
          </table:table-cell>
        </table:table-row>
        <table:table-row table:style-name="ro1">
          <table:table-cell office:value-type="float" office:value="12590753" calcext:value-type="float">
            <text:p>12590753</text:p>
          </table:table-cell>
          <table:table-cell table:formula="of:=[.A789]/1000/(60*60*24)" office:value-type="time" office:time-value="PT03H29M50.753S" calcext:value-type="time">
            <text:p>03:29:5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30.2" calcext:value-type="float">
            <text:p>430.2</text:p>
          </table:table-cell>
          <table:table-cell office:value-type="float" office:value="526.66" calcext:value-type="float">
            <text:p>526.66</text:p>
          </table:table-cell>
        </table:table-row>
        <table:table-row table:style-name="ro1">
          <table:table-cell office:value-type="float" office:value="12606753" calcext:value-type="float">
            <text:p>12606753</text:p>
          </table:table-cell>
          <table:table-cell table:formula="of:=[.A790]/1000/(60*60*24)" office:value-type="time" office:time-value="PT03H30M06.753S" calcext:value-type="time">
            <text:p>03:30:0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30.74" calcext:value-type="float">
            <text:p>430.74</text:p>
          </table:table-cell>
          <table:table-cell office:value-type="float" office:value="527.31" calcext:value-type="float">
            <text:p>527.31</text:p>
          </table:table-cell>
        </table:table-row>
        <table:table-row table:style-name="ro1">
          <table:table-cell office:value-type="float" office:value="12622753" calcext:value-type="float">
            <text:p>12622753</text:p>
          </table:table-cell>
          <table:table-cell table:formula="of:=[.A791]/1000/(60*60*24)" office:value-type="time" office:time-value="PT03H30M22.753S" calcext:value-type="time">
            <text:p>03:30:2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31.28" calcext:value-type="float">
            <text:p>431.28</text:p>
          </table:table-cell>
          <table:table-cell office:value-type="float" office:value="527.96" calcext:value-type="float">
            <text:p>527.96</text:p>
          </table:table-cell>
        </table:table-row>
        <table:table-row table:style-name="ro1">
          <table:table-cell office:value-type="float" office:value="12638753" calcext:value-type="float">
            <text:p>12638753</text:p>
          </table:table-cell>
          <table:table-cell table:formula="of:=[.A792]/1000/(60*60*24)" office:value-type="time" office:time-value="PT03H30M38.753S" calcext:value-type="time">
            <text:p>03:30:3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31.82" calcext:value-type="float">
            <text:p>431.82</text:p>
          </table:table-cell>
          <table:table-cell office:value-type="float" office:value="528.61" calcext:value-type="float">
            <text:p>528.61</text:p>
          </table:table-cell>
        </table:table-row>
        <table:table-row table:style-name="ro1">
          <table:table-cell office:value-type="float" office:value="12654753" calcext:value-type="float">
            <text:p>12654753</text:p>
          </table:table-cell>
          <table:table-cell table:formula="of:=[.A793]/1000/(60*60*24)" office:value-type="time" office:time-value="PT03H30M54.753S" calcext:value-type="time">
            <text:p>03:30:55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32.35" calcext:value-type="float">
            <text:p>432.35</text:p>
          </table:table-cell>
          <table:table-cell office:value-type="float" office:value="529.25" calcext:value-type="float">
            <text:p>529.25</text:p>
          </table:table-cell>
        </table:table-row>
        <table:table-row table:style-name="ro1">
          <table:table-cell office:value-type="float" office:value="12670753" calcext:value-type="float">
            <text:p>12670753</text:p>
          </table:table-cell>
          <table:table-cell table:formula="of:=[.A794]/1000/(60*60*24)" office:value-type="time" office:time-value="PT03H31M10.753S" calcext:value-type="time">
            <text:p>03:31:1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32.89" calcext:value-type="float">
            <text:p>432.89</text:p>
          </table:table-cell>
          <table:table-cell office:value-type="float" office:value="529.9" calcext:value-type="float">
            <text:p>529.9</text:p>
          </table:table-cell>
        </table:table-row>
        <table:table-row table:style-name="ro1">
          <table:table-cell office:value-type="float" office:value="12686753" calcext:value-type="float">
            <text:p>12686753</text:p>
          </table:table-cell>
          <table:table-cell table:formula="of:=[.A795]/1000/(60*60*24)" office:value-type="time" office:time-value="PT03H31M26.753S" calcext:value-type="time">
            <text:p>03:31:2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33.43" calcext:value-type="float">
            <text:p>433.43</text:p>
          </table:table-cell>
          <table:table-cell office:value-type="float" office:value="530.55" calcext:value-type="float">
            <text:p>530.55</text:p>
          </table:table-cell>
        </table:table-row>
        <table:table-row table:style-name="ro1">
          <table:table-cell office:value-type="float" office:value="12702753" calcext:value-type="float">
            <text:p>12702753</text:p>
          </table:table-cell>
          <table:table-cell table:formula="of:=[.A796]/1000/(60*60*24)" office:value-type="time" office:time-value="PT03H31M42.753S" calcext:value-type="time">
            <text:p>03:31:4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33.97" calcext:value-type="float">
            <text:p>433.97</text:p>
          </table:table-cell>
          <table:table-cell office:value-type="float" office:value="531.2" calcext:value-type="float">
            <text:p>531.2</text:p>
          </table:table-cell>
        </table:table-row>
        <table:table-row table:style-name="ro1">
          <table:table-cell office:value-type="float" office:value="12718753" calcext:value-type="float">
            <text:p>12718753</text:p>
          </table:table-cell>
          <table:table-cell table:formula="of:=[.A797]/1000/(60*60*24)" office:value-type="time" office:time-value="PT03H31M58.753S" calcext:value-type="time">
            <text:p>03:31:5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34.5" calcext:value-type="float">
            <text:p>434.5</text:p>
          </table:table-cell>
          <table:table-cell office:value-type="float" office:value="531.84" calcext:value-type="float">
            <text:p>531.84</text:p>
          </table:table-cell>
        </table:table-row>
        <table:table-row table:style-name="ro1">
          <table:table-cell office:value-type="float" office:value="12734753" calcext:value-type="float">
            <text:p>12734753</text:p>
          </table:table-cell>
          <table:table-cell table:formula="of:=[.A798]/1000/(60*60*24)" office:value-type="time" office:time-value="PT03H32M14.753S" calcext:value-type="time">
            <text:p>03:32:1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35.04" calcext:value-type="float">
            <text:p>435.04</text:p>
          </table:table-cell>
          <table:table-cell office:value-type="float" office:value="532.49" calcext:value-type="float">
            <text:p>532.49</text:p>
          </table:table-cell>
        </table:table-row>
        <table:table-row table:style-name="ro1">
          <table:table-cell office:value-type="float" office:value="12750753" calcext:value-type="float">
            <text:p>12750753</text:p>
          </table:table-cell>
          <table:table-cell table:formula="of:=[.A799]/1000/(60*60*24)" office:value-type="time" office:time-value="PT03H32M30.753S" calcext:value-type="time">
            <text:p>03:32:3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35.58" calcext:value-type="float">
            <text:p>435.58</text:p>
          </table:table-cell>
          <table:table-cell office:value-type="float" office:value="533.14" calcext:value-type="float">
            <text:p>533.14</text:p>
          </table:table-cell>
        </table:table-row>
        <table:table-row table:style-name="ro1">
          <table:table-cell office:value-type="float" office:value="12766753" calcext:value-type="float">
            <text:p>12766753</text:p>
          </table:table-cell>
          <table:table-cell table:formula="of:=[.A800]/1000/(60*60*24)" office:value-type="time" office:time-value="PT03H32M46.753S" calcext:value-type="time">
            <text:p>03:32:47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69" calcext:value-type="float">
            <text:p>145.69</text:p>
          </table:table-cell>
          <table:table-cell office:value-type="float" office:value="436.12" calcext:value-type="float">
            <text:p>436.12</text:p>
          </table:table-cell>
          <table:table-cell office:value-type="float" office:value="533.79" calcext:value-type="float">
            <text:p>533.79</text:p>
          </table:table-cell>
        </table:table-row>
        <table:table-row table:style-name="ro1">
          <table:table-cell office:value-type="float" office:value="12782753" calcext:value-type="float">
            <text:p>12782753</text:p>
          </table:table-cell>
          <table:table-cell table:formula="of:=[.A801]/1000/(60*60*24)" office:value-type="time" office:time-value="PT03H33M02.753S" calcext:value-type="time">
            <text:p>03:33:0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69" calcext:value-type="float">
            <text:p>145.69</text:p>
          </table:table-cell>
          <table:table-cell office:value-type="float" office:value="436.65" calcext:value-type="float">
            <text:p>436.65</text:p>
          </table:table-cell>
          <table:table-cell office:value-type="float" office:value="534.43" calcext:value-type="float">
            <text:p>534.43</text:p>
          </table:table-cell>
        </table:table-row>
        <table:table-row table:style-name="ro1">
          <table:table-cell office:value-type="float" office:value="12798753" calcext:value-type="float">
            <text:p>12798753</text:p>
          </table:table-cell>
          <table:table-cell table:formula="of:=[.A802]/1000/(60*60*24)" office:value-type="time" office:time-value="PT03H33M18.753S" calcext:value-type="time">
            <text:p>03:33:1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37.19" calcext:value-type="float">
            <text:p>437.19</text:p>
          </table:table-cell>
          <table:table-cell office:value-type="float" office:value="535.08" calcext:value-type="float">
            <text:p>535.08</text:p>
          </table:table-cell>
        </table:table-row>
        <table:table-row table:style-name="ro1">
          <table:table-cell office:value-type="float" office:value="12814753" calcext:value-type="float">
            <text:p>12814753</text:p>
          </table:table-cell>
          <table:table-cell table:formula="of:=[.A803]/1000/(60*60*24)" office:value-type="time" office:time-value="PT03H33M34.753S" calcext:value-type="time">
            <text:p>03:33:3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37.73" calcext:value-type="float">
            <text:p>437.73</text:p>
          </table:table-cell>
          <table:table-cell office:value-type="float" office:value="535.73" calcext:value-type="float">
            <text:p>535.73</text:p>
          </table:table-cell>
        </table:table-row>
        <table:table-row table:style-name="ro1">
          <table:table-cell office:value-type="float" office:value="12830753" calcext:value-type="float">
            <text:p>12830753</text:p>
          </table:table-cell>
          <table:table-cell table:formula="of:=[.A804]/1000/(60*60*24)" office:value-type="time" office:time-value="PT03H33M50.753S" calcext:value-type="time">
            <text:p>03:33:5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38.27" calcext:value-type="float">
            <text:p>438.27</text:p>
          </table:table-cell>
          <table:table-cell office:value-type="float" office:value="536.38" calcext:value-type="float">
            <text:p>536.38</text:p>
          </table:table-cell>
        </table:table-row>
        <table:table-row table:style-name="ro1">
          <table:table-cell office:value-type="float" office:value="12846753" calcext:value-type="float">
            <text:p>12846753</text:p>
          </table:table-cell>
          <table:table-cell table:formula="of:=[.A805]/1000/(60*60*24)" office:value-type="time" office:time-value="PT03H34M06.753S" calcext:value-type="time">
            <text:p>03:34:07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438.8" calcext:value-type="float">
            <text:p>438.8</text:p>
          </table:table-cell>
          <table:table-cell office:value-type="float" office:value="537.02" calcext:value-type="float">
            <text:p>537.02</text:p>
          </table:table-cell>
        </table:table-row>
        <table:table-row table:style-name="ro1">
          <table:table-cell office:value-type="float" office:value="12862753" calcext:value-type="float">
            <text:p>12862753</text:p>
          </table:table-cell>
          <table:table-cell table:formula="of:=[.A806]/1000/(60*60*24)" office:value-type="time" office:time-value="PT03H34M22.753S" calcext:value-type="time">
            <text:p>03:34:2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39.34" calcext:value-type="float">
            <text:p>439.34</text:p>
          </table:table-cell>
          <table:table-cell office:value-type="float" office:value="537.67" calcext:value-type="float">
            <text:p>537.67</text:p>
          </table:table-cell>
        </table:table-row>
        <table:table-row table:style-name="ro1">
          <table:table-cell office:value-type="float" office:value="12878753" calcext:value-type="float">
            <text:p>12878753</text:p>
          </table:table-cell>
          <table:table-cell table:formula="of:=[.A807]/1000/(60*60*24)" office:value-type="time" office:time-value="PT03H34M38.753S" calcext:value-type="time">
            <text:p>03:34:3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439.88" calcext:value-type="float">
            <text:p>439.88</text:p>
          </table:table-cell>
          <table:table-cell office:value-type="float" office:value="538.32" calcext:value-type="float">
            <text:p>538.32</text:p>
          </table:table-cell>
        </table:table-row>
        <table:table-row table:style-name="ro1">
          <table:table-cell office:value-type="float" office:value="12894753" calcext:value-type="float">
            <text:p>12894753</text:p>
          </table:table-cell>
          <table:table-cell table:formula="of:=[.A808]/1000/(60*60*24)" office:value-type="time" office:time-value="PT03H34M54.753S" calcext:value-type="time">
            <text:p>03:34:5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440.42" calcext:value-type="float">
            <text:p>440.42</text:p>
          </table:table-cell>
          <table:table-cell office:value-type="float" office:value="538.97" calcext:value-type="float">
            <text:p>538.97</text:p>
          </table:table-cell>
        </table:table-row>
        <table:table-row table:style-name="ro1">
          <table:table-cell office:value-type="float" office:value="12910753" calcext:value-type="float">
            <text:p>12910753</text:p>
          </table:table-cell>
          <table:table-cell table:formula="of:=[.A809]/1000/(60*60*24)" office:value-type="time" office:time-value="PT03H35M10.753S" calcext:value-type="time">
            <text:p>03:35:1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40.95" calcext:value-type="float">
            <text:p>440.95</text:p>
          </table:table-cell>
          <table:table-cell office:value-type="float" office:value="539.61" calcext:value-type="float">
            <text:p>539.61</text:p>
          </table:table-cell>
        </table:table-row>
        <table:table-row table:style-name="ro1">
          <table:table-cell office:value-type="float" office:value="12926753" calcext:value-type="float">
            <text:p>12926753</text:p>
          </table:table-cell>
          <table:table-cell table:formula="of:=[.A810]/1000/(60*60*24)" office:value-type="time" office:time-value="PT03H35M26.753S" calcext:value-type="time">
            <text:p>03:35:2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441.49" calcext:value-type="float">
            <text:p>441.49</text:p>
          </table:table-cell>
          <table:table-cell office:value-type="float" office:value="540.26" calcext:value-type="float">
            <text:p>540.26</text:p>
          </table:table-cell>
        </table:table-row>
        <table:table-row table:style-name="ro1">
          <table:table-cell office:value-type="float" office:value="12942753" calcext:value-type="float">
            <text:p>12942753</text:p>
          </table:table-cell>
          <table:table-cell table:formula="of:=[.A811]/1000/(60*60*24)" office:value-type="time" office:time-value="PT03H35M42.753S" calcext:value-type="time">
            <text:p>03:35:4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69" calcext:value-type="float">
            <text:p>145.69</text:p>
          </table:table-cell>
          <table:table-cell office:value-type="float" office:value="442.03" calcext:value-type="float">
            <text:p>442.03</text:p>
          </table:table-cell>
          <table:table-cell office:value-type="float" office:value="540.91" calcext:value-type="float">
            <text:p>540.91</text:p>
          </table:table-cell>
        </table:table-row>
        <table:table-row table:style-name="ro1">
          <table:table-cell office:value-type="float" office:value="12958753" calcext:value-type="float">
            <text:p>12958753</text:p>
          </table:table-cell>
          <table:table-cell table:formula="of:=[.A812]/1000/(60*60*24)" office:value-type="time" office:time-value="PT03H35M58.753S" calcext:value-type="time">
            <text:p>03:35:5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42.57" calcext:value-type="float">
            <text:p>442.57</text:p>
          </table:table-cell>
          <table:table-cell office:value-type="float" office:value="541.56" calcext:value-type="float">
            <text:p>541.56</text:p>
          </table:table-cell>
        </table:table-row>
        <table:table-row table:style-name="ro1">
          <table:table-cell office:value-type="float" office:value="12974753" calcext:value-type="float">
            <text:p>12974753</text:p>
          </table:table-cell>
          <table:table-cell table:formula="of:=[.A813]/1000/(60*60*24)" office:value-type="time" office:time-value="PT03H36M14.753S" calcext:value-type="time">
            <text:p>03:36:1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43.1" calcext:value-type="float">
            <text:p>443.1</text:p>
          </table:table-cell>
          <table:table-cell office:value-type="float" office:value="542.2" calcext:value-type="float">
            <text:p>542.2</text:p>
          </table:table-cell>
        </table:table-row>
        <table:table-row table:style-name="ro1">
          <table:table-cell office:value-type="float" office:value="12990753" calcext:value-type="float">
            <text:p>12990753</text:p>
          </table:table-cell>
          <table:table-cell table:formula="of:=[.A814]/1000/(60*60*24)" office:value-type="time" office:time-value="PT03H36M30.753S" calcext:value-type="time">
            <text:p>03:36:3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43.64" calcext:value-type="float">
            <text:p>443.64</text:p>
          </table:table-cell>
          <table:table-cell office:value-type="float" office:value="542.85" calcext:value-type="float">
            <text:p>542.85</text:p>
          </table:table-cell>
        </table:table-row>
        <table:table-row table:style-name="ro1">
          <table:table-cell office:value-type="float" office:value="13006753" calcext:value-type="float">
            <text:p>13006753</text:p>
          </table:table-cell>
          <table:table-cell table:formula="of:=[.A815]/1000/(60*60*24)" office:value-type="time" office:time-value="PT03H36M46.753S" calcext:value-type="time">
            <text:p>03:36:4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444.18" calcext:value-type="float">
            <text:p>444.18</text:p>
          </table:table-cell>
          <table:table-cell office:value-type="float" office:value="543.5" calcext:value-type="float">
            <text:p>543.5</text:p>
          </table:table-cell>
        </table:table-row>
        <table:table-row table:style-name="ro1">
          <table:table-cell office:value-type="float" office:value="13022753" calcext:value-type="float">
            <text:p>13022753</text:p>
          </table:table-cell>
          <table:table-cell table:formula="of:=[.A816]/1000/(60*60*24)" office:value-type="time" office:time-value="PT03H37M02.753S" calcext:value-type="time">
            <text:p>03:37:0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444.72" calcext:value-type="float">
            <text:p>444.72</text:p>
          </table:table-cell>
          <table:table-cell office:value-type="float" office:value="544.14" calcext:value-type="float">
            <text:p>544.14</text:p>
          </table:table-cell>
        </table:table-row>
        <table:table-row table:style-name="ro1">
          <table:table-cell office:value-type="float" office:value="13038753" calcext:value-type="float">
            <text:p>13038753</text:p>
          </table:table-cell>
          <table:table-cell table:formula="of:=[.A817]/1000/(60*60*24)" office:value-type="time" office:time-value="PT03H37M18.753S" calcext:value-type="time">
            <text:p>03:37:1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445.25" calcext:value-type="float">
            <text:p>445.25</text:p>
          </table:table-cell>
          <table:table-cell office:value-type="float" office:value="544.79" calcext:value-type="float">
            <text:p>544.79</text:p>
          </table:table-cell>
        </table:table-row>
        <table:table-row table:style-name="ro1">
          <table:table-cell office:value-type="float" office:value="13054753" calcext:value-type="float">
            <text:p>13054753</text:p>
          </table:table-cell>
          <table:table-cell table:formula="of:=[.A818]/1000/(60*60*24)" office:value-type="time" office:time-value="PT03H37M34.753S" calcext:value-type="time">
            <text:p>03:37:3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69" calcext:value-type="float">
            <text:p>145.69</text:p>
          </table:table-cell>
          <table:table-cell office:value-type="float" office:value="445.79" calcext:value-type="float">
            <text:p>445.79</text:p>
          </table:table-cell>
          <table:table-cell office:value-type="float" office:value="545.44" calcext:value-type="float">
            <text:p>545.44</text:p>
          </table:table-cell>
        </table:table-row>
        <table:table-row table:style-name="ro1">
          <table:table-cell office:value-type="float" office:value="13070753" calcext:value-type="float">
            <text:p>13070753</text:p>
          </table:table-cell>
          <table:table-cell table:formula="of:=[.A819]/1000/(60*60*24)" office:value-type="time" office:time-value="PT03H37M50.753S" calcext:value-type="time">
            <text:p>03:37:5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446.33" calcext:value-type="float">
            <text:p>446.33</text:p>
          </table:table-cell>
          <table:table-cell office:value-type="float" office:value="546.08" calcext:value-type="float">
            <text:p>546.08</text:p>
          </table:table-cell>
        </table:table-row>
        <table:table-row table:style-name="ro1">
          <table:table-cell office:value-type="float" office:value="13086753" calcext:value-type="float">
            <text:p>13086753</text:p>
          </table:table-cell>
          <table:table-cell table:formula="of:=[.A820]/1000/(60*60*24)" office:value-type="time" office:time-value="PT03H38M06.753S" calcext:value-type="time">
            <text:p>03:38:0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46.87" calcext:value-type="float">
            <text:p>446.87</text:p>
          </table:table-cell>
          <table:table-cell office:value-type="float" office:value="546.73" calcext:value-type="float">
            <text:p>546.73</text:p>
          </table:table-cell>
        </table:table-row>
        <table:table-row table:style-name="ro1">
          <table:table-cell office:value-type="float" office:value="13102753" calcext:value-type="float">
            <text:p>13102753</text:p>
          </table:table-cell>
          <table:table-cell table:formula="of:=[.A821]/1000/(60*60*24)" office:value-type="time" office:time-value="PT03H38M22.753S" calcext:value-type="time">
            <text:p>03:38:2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47.4" calcext:value-type="float">
            <text:p>447.4</text:p>
          </table:table-cell>
          <table:table-cell office:value-type="float" office:value="547.38" calcext:value-type="float">
            <text:p>547.38</text:p>
          </table:table-cell>
        </table:table-row>
        <table:table-row table:style-name="ro1">
          <table:table-cell office:value-type="float" office:value="13118753" calcext:value-type="float">
            <text:p>13118753</text:p>
          </table:table-cell>
          <table:table-cell table:formula="of:=[.A822]/1000/(60*60*24)" office:value-type="time" office:time-value="PT03H38M38.753S" calcext:value-type="time">
            <text:p>03:38:3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47.94" calcext:value-type="float">
            <text:p>447.94</text:p>
          </table:table-cell>
          <table:table-cell office:value-type="float" office:value="548.02" calcext:value-type="float">
            <text:p>548.02</text:p>
          </table:table-cell>
        </table:table-row>
        <table:table-row table:style-name="ro1">
          <table:table-cell office:value-type="float" office:value="13134753" calcext:value-type="float">
            <text:p>13134753</text:p>
          </table:table-cell>
          <table:table-cell table:formula="of:=[.A823]/1000/(60*60*24)" office:value-type="time" office:time-value="PT03H38M54.753S" calcext:value-type="time">
            <text:p>03:38:5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48.48" calcext:value-type="float">
            <text:p>448.48</text:p>
          </table:table-cell>
          <table:table-cell office:value-type="float" office:value="548.67" calcext:value-type="float">
            <text:p>548.67</text:p>
          </table:table-cell>
        </table:table-row>
        <table:table-row table:style-name="ro1">
          <table:table-cell office:value-type="float" office:value="13150753" calcext:value-type="float">
            <text:p>13150753</text:p>
          </table:table-cell>
          <table:table-cell table:formula="of:=[.A824]/1000/(60*60*24)" office:value-type="time" office:time-value="PT03H39M10.753S" calcext:value-type="time">
            <text:p>03:39:1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449.02" calcext:value-type="float">
            <text:p>449.02</text:p>
          </table:table-cell>
          <table:table-cell office:value-type="float" office:value="549.32" calcext:value-type="float">
            <text:p>549.32</text:p>
          </table:table-cell>
        </table:table-row>
        <table:table-row table:style-name="ro1">
          <table:table-cell office:value-type="float" office:value="13166753" calcext:value-type="float">
            <text:p>13166753</text:p>
          </table:table-cell>
          <table:table-cell table:formula="of:=[.A825]/1000/(60*60*24)" office:value-type="time" office:time-value="PT03H39M26.753S" calcext:value-type="time">
            <text:p>03:39:2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49.55" calcext:value-type="float">
            <text:p>449.55</text:p>
          </table:table-cell>
          <table:table-cell office:value-type="float" office:value="549.96" calcext:value-type="float">
            <text:p>549.96</text:p>
          </table:table-cell>
        </table:table-row>
        <table:table-row table:style-name="ro1">
          <table:table-cell office:value-type="float" office:value="13182753" calcext:value-type="float">
            <text:p>13182753</text:p>
          </table:table-cell>
          <table:table-cell table:formula="of:=[.A826]/1000/(60*60*24)" office:value-type="time" office:time-value="PT03H39M42.753S" calcext:value-type="time">
            <text:p>03:39:4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50.09" calcext:value-type="float">
            <text:p>450.09</text:p>
          </table:table-cell>
          <table:table-cell office:value-type="float" office:value="550.61" calcext:value-type="float">
            <text:p>550.61</text:p>
          </table:table-cell>
        </table:table-row>
        <table:table-row table:style-name="ro1">
          <table:table-cell office:value-type="float" office:value="13198753" calcext:value-type="float">
            <text:p>13198753</text:p>
          </table:table-cell>
          <table:table-cell table:formula="of:=[.A827]/1000/(60*60*24)" office:value-type="time" office:time-value="PT03H39M58.753S" calcext:value-type="time">
            <text:p>03:39:5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50.63" calcext:value-type="float">
            <text:p>450.63</text:p>
          </table:table-cell>
          <table:table-cell office:value-type="float" office:value="551.26" calcext:value-type="float">
            <text:p>551.26</text:p>
          </table:table-cell>
        </table:table-row>
        <table:table-row table:style-name="ro1">
          <table:table-cell office:value-type="float" office:value="13214753" calcext:value-type="float">
            <text:p>13214753</text:p>
          </table:table-cell>
          <table:table-cell table:formula="of:=[.A828]/1000/(60*60*24)" office:value-type="time" office:time-value="PT03H40M14.753S" calcext:value-type="time">
            <text:p>03:40:1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51.16" calcext:value-type="float">
            <text:p>451.16</text:p>
          </table:table-cell>
          <table:table-cell office:value-type="float" office:value="551.9" calcext:value-type="float">
            <text:p>551.9</text:p>
          </table:table-cell>
        </table:table-row>
        <table:table-row table:style-name="ro1">
          <table:table-cell office:value-type="float" office:value="13230753" calcext:value-type="float">
            <text:p>13230753</text:p>
          </table:table-cell>
          <table:table-cell table:formula="of:=[.A829]/1000/(60*60*24)" office:value-type="time" office:time-value="PT03H40M30.753S" calcext:value-type="time">
            <text:p>03:40:3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51.7" calcext:value-type="float">
            <text:p>451.7</text:p>
          </table:table-cell>
          <table:table-cell office:value-type="float" office:value="552.55" calcext:value-type="float">
            <text:p>552.55</text:p>
          </table:table-cell>
        </table:table-row>
        <table:table-row table:style-name="ro1">
          <table:table-cell office:value-type="float" office:value="13246753" calcext:value-type="float">
            <text:p>13246753</text:p>
          </table:table-cell>
          <table:table-cell table:formula="of:=[.A830]/1000/(60*60*24)" office:value-type="time" office:time-value="PT03H40M46.753S" calcext:value-type="time">
            <text:p>03:40:4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52.24" calcext:value-type="float">
            <text:p>452.24</text:p>
          </table:table-cell>
          <table:table-cell office:value-type="float" office:value="553.2" calcext:value-type="float">
            <text:p>553.2</text:p>
          </table:table-cell>
        </table:table-row>
        <table:table-row table:style-name="ro1">
          <table:table-cell office:value-type="float" office:value="13262753" calcext:value-type="float">
            <text:p>13262753</text:p>
          </table:table-cell>
          <table:table-cell table:formula="of:=[.A831]/1000/(60*60*24)" office:value-type="time" office:time-value="PT03H41M02.753S" calcext:value-type="time">
            <text:p>03:41:0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52.78" calcext:value-type="float">
            <text:p>452.78</text:p>
          </table:table-cell>
          <table:table-cell office:value-type="float" office:value="553.84" calcext:value-type="float">
            <text:p>553.84</text:p>
          </table:table-cell>
        </table:table-row>
        <table:table-row table:style-name="ro1">
          <table:table-cell office:value-type="float" office:value="13278753" calcext:value-type="float">
            <text:p>13278753</text:p>
          </table:table-cell>
          <table:table-cell table:formula="of:=[.A832]/1000/(60*60*24)" office:value-type="time" office:time-value="PT03H41M18.753S" calcext:value-type="time">
            <text:p>03:41:1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53.31" calcext:value-type="float">
            <text:p>453.31</text:p>
          </table:table-cell>
          <table:table-cell office:value-type="float" office:value="554.49" calcext:value-type="float">
            <text:p>554.49</text:p>
          </table:table-cell>
        </table:table-row>
        <table:table-row table:style-name="ro1">
          <table:table-cell office:value-type="float" office:value="13294753" calcext:value-type="float">
            <text:p>13294753</text:p>
          </table:table-cell>
          <table:table-cell table:formula="of:=[.A833]/1000/(60*60*24)" office:value-type="time" office:time-value="PT03H41M34.753S" calcext:value-type="time">
            <text:p>03:41:3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53.85" calcext:value-type="float">
            <text:p>453.85</text:p>
          </table:table-cell>
          <table:table-cell office:value-type="float" office:value="555.14" calcext:value-type="float">
            <text:p>555.14</text:p>
          </table:table-cell>
        </table:table-row>
        <table:table-row table:style-name="ro1">
          <table:table-cell office:value-type="float" office:value="13310753" calcext:value-type="float">
            <text:p>13310753</text:p>
          </table:table-cell>
          <table:table-cell table:formula="of:=[.A834]/1000/(60*60*24)" office:value-type="time" office:time-value="PT03H41M50.753S" calcext:value-type="time">
            <text:p>03:41:5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54.39" calcext:value-type="float">
            <text:p>454.39</text:p>
          </table:table-cell>
          <table:table-cell office:value-type="float" office:value="555.78" calcext:value-type="float">
            <text:p>555.78</text:p>
          </table:table-cell>
        </table:table-row>
        <table:table-row table:style-name="ro1">
          <table:table-cell office:value-type="float" office:value="13326753" calcext:value-type="float">
            <text:p>13326753</text:p>
          </table:table-cell>
          <table:table-cell table:formula="of:=[.A835]/1000/(60*60*24)" office:value-type="time" office:time-value="PT03H42M06.753S" calcext:value-type="time">
            <text:p>03:42:0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54.92" calcext:value-type="float">
            <text:p>454.92</text:p>
          </table:table-cell>
          <table:table-cell office:value-type="float" office:value="556.43" calcext:value-type="float">
            <text:p>556.43</text:p>
          </table:table-cell>
        </table:table-row>
        <table:table-row table:style-name="ro1">
          <table:table-cell office:value-type="float" office:value="13342753" calcext:value-type="float">
            <text:p>13342753</text:p>
          </table:table-cell>
          <table:table-cell table:formula="of:=[.A836]/1000/(60*60*24)" office:value-type="time" office:time-value="PT03H42M22.753S" calcext:value-type="time">
            <text:p>03:42:2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55.46" calcext:value-type="float">
            <text:p>455.46</text:p>
          </table:table-cell>
          <table:table-cell office:value-type="float" office:value="557.07" calcext:value-type="float">
            <text:p>557.07</text:p>
          </table:table-cell>
        </table:table-row>
        <table:table-row table:style-name="ro1">
          <table:table-cell office:value-type="float" office:value="13358753" calcext:value-type="float">
            <text:p>13358753</text:p>
          </table:table-cell>
          <table:table-cell table:formula="of:=[.A837]/1000/(60*60*24)" office:value-type="time" office:time-value="PT03H42M38.753S" calcext:value-type="time">
            <text:p>03:42:3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56" calcext:value-type="float">
            <text:p>456</text:p>
          </table:table-cell>
          <table:table-cell office:value-type="float" office:value="557.72" calcext:value-type="float">
            <text:p>557.72</text:p>
          </table:table-cell>
        </table:table-row>
        <table:table-row table:style-name="ro1">
          <table:table-cell office:value-type="float" office:value="13374753" calcext:value-type="float">
            <text:p>13374753</text:p>
          </table:table-cell>
          <table:table-cell table:formula="of:=[.A838]/1000/(60*60*24)" office:value-type="time" office:time-value="PT03H42M54.753S" calcext:value-type="time">
            <text:p>03:42:5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56.54" calcext:value-type="float">
            <text:p>456.54</text:p>
          </table:table-cell>
          <table:table-cell office:value-type="float" office:value="558.37" calcext:value-type="float">
            <text:p>558.37</text:p>
          </table:table-cell>
        </table:table-row>
        <table:table-row table:style-name="ro1">
          <table:table-cell office:value-type="float" office:value="13390753" calcext:value-type="float">
            <text:p>13390753</text:p>
          </table:table-cell>
          <table:table-cell table:formula="of:=[.A839]/1000/(60*60*24)" office:value-type="time" office:time-value="PT03H43M10.753S" calcext:value-type="time">
            <text:p>03:43:1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57.07" calcext:value-type="float">
            <text:p>457.07</text:p>
          </table:table-cell>
          <table:table-cell office:value-type="float" office:value="559.01" calcext:value-type="float">
            <text:p>559.01</text:p>
          </table:table-cell>
        </table:table-row>
        <table:table-row table:style-name="ro1">
          <table:table-cell office:value-type="float" office:value="13406753" calcext:value-type="float">
            <text:p>13406753</text:p>
          </table:table-cell>
          <table:table-cell table:formula="of:=[.A840]/1000/(60*60*24)" office:value-type="time" office:time-value="PT03H43M26.753S" calcext:value-type="time">
            <text:p>03:43:2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57.61" calcext:value-type="float">
            <text:p>457.61</text:p>
          </table:table-cell>
          <table:table-cell office:value-type="float" office:value="559.66" calcext:value-type="float">
            <text:p>559.66</text:p>
          </table:table-cell>
        </table:table-row>
        <table:table-row table:style-name="ro1">
          <table:table-cell office:value-type="float" office:value="13422753" calcext:value-type="float">
            <text:p>13422753</text:p>
          </table:table-cell>
          <table:table-cell table:formula="of:=[.A841]/1000/(60*60*24)" office:value-type="time" office:time-value="PT03H43M42.753S" calcext:value-type="time">
            <text:p>03:43:4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58.15" calcext:value-type="float">
            <text:p>458.15</text:p>
          </table:table-cell>
          <table:table-cell office:value-type="float" office:value="560.3" calcext:value-type="float">
            <text:p>560.3</text:p>
          </table:table-cell>
        </table:table-row>
        <table:table-row table:style-name="ro1">
          <table:table-cell office:value-type="float" office:value="13438753" calcext:value-type="float">
            <text:p>13438753</text:p>
          </table:table-cell>
          <table:table-cell table:formula="of:=[.A842]/1000/(60*60*24)" office:value-type="time" office:time-value="PT03H43M58.753S" calcext:value-type="time">
            <text:p>03:43:5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58.68" calcext:value-type="float">
            <text:p>458.68</text:p>
          </table:table-cell>
          <table:table-cell office:value-type="float" office:value="560.95" calcext:value-type="float">
            <text:p>560.95</text:p>
          </table:table-cell>
        </table:table-row>
        <table:table-row table:style-name="ro1">
          <table:table-cell office:value-type="float" office:value="13454753" calcext:value-type="float">
            <text:p>13454753</text:p>
          </table:table-cell>
          <table:table-cell table:formula="of:=[.A843]/1000/(60*60*24)" office:value-type="time" office:time-value="PT03H44M14.753S" calcext:value-type="time">
            <text:p>03:44:15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459.22" calcext:value-type="float">
            <text:p>459.22</text:p>
          </table:table-cell>
          <table:table-cell office:value-type="float" office:value="561.59" calcext:value-type="float">
            <text:p>561.59</text:p>
          </table:table-cell>
        </table:table-row>
        <table:table-row table:style-name="ro1">
          <table:table-cell office:value-type="float" office:value="13470753" calcext:value-type="float">
            <text:p>13470753</text:p>
          </table:table-cell>
          <table:table-cell table:formula="of:=[.A844]/1000/(60*60*24)" office:value-type="time" office:time-value="PT03H44M30.753S" calcext:value-type="time">
            <text:p>03:44:31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59.76" calcext:value-type="float">
            <text:p>459.76</text:p>
          </table:table-cell>
          <table:table-cell office:value-type="float" office:value="562.24" calcext:value-type="float">
            <text:p>562.24</text:p>
          </table:table-cell>
        </table:table-row>
        <table:table-row table:style-name="ro1">
          <table:table-cell office:value-type="float" office:value="13486753" calcext:value-type="float">
            <text:p>13486753</text:p>
          </table:table-cell>
          <table:table-cell table:formula="of:=[.A845]/1000/(60*60*24)" office:value-type="time" office:time-value="PT03H44M46.753S" calcext:value-type="time">
            <text:p>03:44:4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60.3" calcext:value-type="float">
            <text:p>460.3</text:p>
          </table:table-cell>
          <table:table-cell office:value-type="float" office:value="562.89" calcext:value-type="float">
            <text:p>562.89</text:p>
          </table:table-cell>
        </table:table-row>
        <table:table-row table:style-name="ro1">
          <table:table-cell office:value-type="float" office:value="13502753" calcext:value-type="float">
            <text:p>13502753</text:p>
          </table:table-cell>
          <table:table-cell table:formula="of:=[.A846]/1000/(60*60*24)" office:value-type="time" office:time-value="PT03H45M02.753S" calcext:value-type="time">
            <text:p>03:45:0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60.83" calcext:value-type="float">
            <text:p>460.83</text:p>
          </table:table-cell>
          <table:table-cell office:value-type="float" office:value="563.53" calcext:value-type="float">
            <text:p>563.53</text:p>
          </table:table-cell>
        </table:table-row>
        <table:table-row table:style-name="ro1">
          <table:table-cell office:value-type="float" office:value="13518753" calcext:value-type="float">
            <text:p>13518753</text:p>
          </table:table-cell>
          <table:table-cell table:formula="of:=[.A847]/1000/(60*60*24)" office:value-type="time" office:time-value="PT03H45M18.753S" calcext:value-type="time">
            <text:p>03:45:1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61.37" calcext:value-type="float">
            <text:p>461.37</text:p>
          </table:table-cell>
          <table:table-cell office:value-type="float" office:value="564.18" calcext:value-type="float">
            <text:p>564.18</text:p>
          </table:table-cell>
        </table:table-row>
        <table:table-row table:style-name="ro1">
          <table:table-cell office:value-type="float" office:value="13534753" calcext:value-type="float">
            <text:p>13534753</text:p>
          </table:table-cell>
          <table:table-cell table:formula="of:=[.A848]/1000/(60*60*24)" office:value-type="time" office:time-value="PT03H45M34.753S" calcext:value-type="time">
            <text:p>03:45:3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61.91" calcext:value-type="float">
            <text:p>461.91</text:p>
          </table:table-cell>
          <table:table-cell office:value-type="float" office:value="564.82" calcext:value-type="float">
            <text:p>564.82</text:p>
          </table:table-cell>
        </table:table-row>
        <table:table-row table:style-name="ro1">
          <table:table-cell office:value-type="float" office:value="13550753" calcext:value-type="float">
            <text:p>13550753</text:p>
          </table:table-cell>
          <table:table-cell table:formula="of:=[.A849]/1000/(60*60*24)" office:value-type="time" office:time-value="PT03H45M50.753S" calcext:value-type="time">
            <text:p>03:45:5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62.44" calcext:value-type="float">
            <text:p>462.44</text:p>
          </table:table-cell>
          <table:table-cell office:value-type="float" office:value="565.47" calcext:value-type="float">
            <text:p>565.47</text:p>
          </table:table-cell>
        </table:table-row>
        <table:table-row table:style-name="ro1">
          <table:table-cell office:value-type="float" office:value="13566753" calcext:value-type="float">
            <text:p>13566753</text:p>
          </table:table-cell>
          <table:table-cell table:formula="of:=[.A850]/1000/(60*60*24)" office:value-type="time" office:time-value="PT03H46M06.753S" calcext:value-type="time">
            <text:p>03:46:0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62.98" calcext:value-type="float">
            <text:p>462.98</text:p>
          </table:table-cell>
          <table:table-cell office:value-type="float" office:value="566.11" calcext:value-type="float">
            <text:p>566.11</text:p>
          </table:table-cell>
        </table:table-row>
        <table:table-row table:style-name="ro1">
          <table:table-cell office:value-type="float" office:value="13582753" calcext:value-type="float">
            <text:p>13582753</text:p>
          </table:table-cell>
          <table:table-cell table:formula="of:=[.A851]/1000/(60*60*24)" office:value-type="time" office:time-value="PT03H46M22.753S" calcext:value-type="time">
            <text:p>03:46:2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63.52" calcext:value-type="float">
            <text:p>463.52</text:p>
          </table:table-cell>
          <table:table-cell office:value-type="float" office:value="566.76" calcext:value-type="float">
            <text:p>566.76</text:p>
          </table:table-cell>
        </table:table-row>
        <table:table-row table:style-name="ro1">
          <table:table-cell office:value-type="float" office:value="13598753" calcext:value-type="float">
            <text:p>13598753</text:p>
          </table:table-cell>
          <table:table-cell table:formula="of:=[.A852]/1000/(60*60*24)" office:value-type="time" office:time-value="PT03H46M38.753S" calcext:value-type="time">
            <text:p>03:46:39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64.06" calcext:value-type="float">
            <text:p>464.06</text:p>
          </table:table-cell>
          <table:table-cell office:value-type="float" office:value="567.4" calcext:value-type="float">
            <text:p>567.4</text:p>
          </table:table-cell>
        </table:table-row>
        <table:table-row table:style-name="ro1">
          <table:table-cell office:value-type="float" office:value="13614751" calcext:value-type="float">
            <text:p>13614751</text:p>
          </table:table-cell>
          <table:table-cell table:formula="of:=[.A853]/1000/(60*60*24)" office:value-type="time" office:time-value="PT03H46M54.751S" calcext:value-type="time">
            <text:p>03:46:55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64.59" calcext:value-type="float">
            <text:p>464.59</text:p>
          </table:table-cell>
          <table:table-cell office:value-type="float" office:value="568.05" calcext:value-type="float">
            <text:p>568.05</text:p>
          </table:table-cell>
        </table:table-row>
        <table:table-row table:style-name="ro1">
          <table:table-cell office:value-type="float" office:value="13630753" calcext:value-type="float">
            <text:p>13630753</text:p>
          </table:table-cell>
          <table:table-cell table:formula="of:=[.A854]/1000/(60*60*24)" office:value-type="time" office:time-value="PT03H47M10.753S" calcext:value-type="time">
            <text:p>03:47:11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65.13" calcext:value-type="float">
            <text:p>465.13</text:p>
          </table:table-cell>
          <table:table-cell office:value-type="float" office:value="568.69" calcext:value-type="float">
            <text:p>568.69</text:p>
          </table:table-cell>
        </table:table-row>
        <table:table-row table:style-name="ro1">
          <table:table-cell office:value-type="float" office:value="13646753" calcext:value-type="float">
            <text:p>13646753</text:p>
          </table:table-cell>
          <table:table-cell table:formula="of:=[.A855]/1000/(60*60*24)" office:value-type="time" office:time-value="PT03H47M26.753S" calcext:value-type="time">
            <text:p>03:47:27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65.67" calcext:value-type="float">
            <text:p>465.67</text:p>
          </table:table-cell>
          <table:table-cell office:value-type="float" office:value="569.34" calcext:value-type="float">
            <text:p>569.34</text:p>
          </table:table-cell>
        </table:table-row>
        <table:table-row table:style-name="ro1">
          <table:table-cell office:value-type="float" office:value="13662753" calcext:value-type="float">
            <text:p>13662753</text:p>
          </table:table-cell>
          <table:table-cell table:formula="of:=[.A856]/1000/(60*60*24)" office:value-type="time" office:time-value="PT03H47M42.753S" calcext:value-type="time">
            <text:p>03:47:43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466.2" calcext:value-type="float">
            <text:p>466.2</text:p>
          </table:table-cell>
          <table:table-cell office:value-type="float" office:value="569.98" calcext:value-type="float">
            <text:p>569.98</text:p>
          </table:table-cell>
        </table:table-row>
        <table:table-row table:style-name="ro1">
          <table:table-cell office:value-type="float" office:value="13678753" calcext:value-type="float">
            <text:p>13678753</text:p>
          </table:table-cell>
          <table:table-cell table:formula="of:=[.A857]/1000/(60*60*24)" office:value-type="time" office:time-value="PT03H47M58.753S" calcext:value-type="time">
            <text:p>03:47:59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66.74" calcext:value-type="float">
            <text:p>466.74</text:p>
          </table:table-cell>
          <table:table-cell office:value-type="float" office:value="570.63" calcext:value-type="float">
            <text:p>570.63</text:p>
          </table:table-cell>
        </table:table-row>
        <table:table-row table:style-name="ro1">
          <table:table-cell office:value-type="float" office:value="13694753" calcext:value-type="float">
            <text:p>13694753</text:p>
          </table:table-cell>
          <table:table-cell table:formula="of:=[.A858]/1000/(60*60*24)" office:value-type="time" office:time-value="PT03H48M14.753S" calcext:value-type="time">
            <text:p>03:48:15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67.28" calcext:value-type="float">
            <text:p>467.28</text:p>
          </table:table-cell>
          <table:table-cell office:value-type="float" office:value="571.27" calcext:value-type="float">
            <text:p>571.27</text:p>
          </table:table-cell>
        </table:table-row>
        <table:table-row table:style-name="ro1">
          <table:table-cell office:value-type="float" office:value="13710753" calcext:value-type="float">
            <text:p>13710753</text:p>
          </table:table-cell>
          <table:table-cell table:formula="of:=[.A859]/1000/(60*60*24)" office:value-type="time" office:time-value="PT03H48M30.753S" calcext:value-type="time">
            <text:p>03:48:31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67.82" calcext:value-type="float">
            <text:p>467.82</text:p>
          </table:table-cell>
          <table:table-cell office:value-type="float" office:value="571.92" calcext:value-type="float">
            <text:p>571.92</text:p>
          </table:table-cell>
        </table:table-row>
        <table:table-row table:style-name="ro1">
          <table:table-cell office:value-type="float" office:value="13726753" calcext:value-type="float">
            <text:p>13726753</text:p>
          </table:table-cell>
          <table:table-cell table:formula="of:=[.A860]/1000/(60*60*24)" office:value-type="time" office:time-value="PT03H48M46.753S" calcext:value-type="time">
            <text:p>03:48:47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68.35" calcext:value-type="float">
            <text:p>468.35</text:p>
          </table:table-cell>
          <table:table-cell office:value-type="float" office:value="572.56" calcext:value-type="float">
            <text:p>572.56</text:p>
          </table:table-cell>
        </table:table-row>
        <table:table-row table:style-name="ro1">
          <table:table-cell office:value-type="float" office:value="13742753" calcext:value-type="float">
            <text:p>13742753</text:p>
          </table:table-cell>
          <table:table-cell table:formula="of:=[.A861]/1000/(60*60*24)" office:value-type="time" office:time-value="PT03H49M02.753S" calcext:value-type="time">
            <text:p>03:49:03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68.89" calcext:value-type="float">
            <text:p>468.89</text:p>
          </table:table-cell>
          <table:table-cell office:value-type="float" office:value="573.21" calcext:value-type="float">
            <text:p>573.21</text:p>
          </table:table-cell>
        </table:table-row>
        <table:table-row table:style-name="ro1">
          <table:table-cell office:value-type="float" office:value="13758753" calcext:value-type="float">
            <text:p>13758753</text:p>
          </table:table-cell>
          <table:table-cell table:formula="of:=[.A862]/1000/(60*60*24)" office:value-type="time" office:time-value="PT03H49M18.753S" calcext:value-type="time">
            <text:p>03:49:19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69.43" calcext:value-type="float">
            <text:p>469.43</text:p>
          </table:table-cell>
          <table:table-cell office:value-type="float" office:value="573.85" calcext:value-type="float">
            <text:p>573.85</text:p>
          </table:table-cell>
        </table:table-row>
        <table:table-row table:style-name="ro1">
          <table:table-cell office:value-type="float" office:value="13774751" calcext:value-type="float">
            <text:p>13774751</text:p>
          </table:table-cell>
          <table:table-cell table:formula="of:=[.A863]/1000/(60*60*24)" office:value-type="time" office:time-value="PT03H49M34.751S" calcext:value-type="time">
            <text:p>03:49:35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469.96" calcext:value-type="float">
            <text:p>469.96</text:p>
          </table:table-cell>
          <table:table-cell office:value-type="float" office:value="574.5" calcext:value-type="float">
            <text:p>574.5</text:p>
          </table:table-cell>
        </table:table-row>
        <table:table-row table:style-name="ro1">
          <table:table-cell office:value-type="float" office:value="13790753" calcext:value-type="float">
            <text:p>13790753</text:p>
          </table:table-cell>
          <table:table-cell table:formula="of:=[.A864]/1000/(60*60*24)" office:value-type="time" office:time-value="PT03H49M50.753S" calcext:value-type="time">
            <text:p>03:49:5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70.5" calcext:value-type="float">
            <text:p>470.5</text:p>
          </table:table-cell>
          <table:table-cell office:value-type="float" office:value="575.14" calcext:value-type="float">
            <text:p>575.14</text:p>
          </table:table-cell>
        </table:table-row>
        <table:table-row table:style-name="ro1">
          <table:table-cell office:value-type="float" office:value="13806753" calcext:value-type="float">
            <text:p>13806753</text:p>
          </table:table-cell>
          <table:table-cell table:formula="of:=[.A865]/1000/(60*60*24)" office:value-type="time" office:time-value="PT03H50M06.753S" calcext:value-type="time">
            <text:p>03:50:07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471.04" calcext:value-type="float">
            <text:p>471.04</text:p>
          </table:table-cell>
          <table:table-cell office:value-type="float" office:value="575.79" calcext:value-type="float">
            <text:p>575.79</text:p>
          </table:table-cell>
        </table:table-row>
        <table:table-row table:style-name="ro1">
          <table:table-cell office:value-type="float" office:value="13822753" calcext:value-type="float">
            <text:p>13822753</text:p>
          </table:table-cell>
          <table:table-cell table:formula="of:=[.A866]/1000/(60*60*24)" office:value-type="time" office:time-value="PT03H50M22.753S" calcext:value-type="time">
            <text:p>03:50:2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71.57" calcext:value-type="float">
            <text:p>471.57</text:p>
          </table:table-cell>
          <table:table-cell office:value-type="float" office:value="576.43" calcext:value-type="float">
            <text:p>576.43</text:p>
          </table:table-cell>
        </table:table-row>
        <table:table-row table:style-name="ro1">
          <table:table-cell office:value-type="float" office:value="13838753" calcext:value-type="float">
            <text:p>13838753</text:p>
          </table:table-cell>
          <table:table-cell table:formula="of:=[.A867]/1000/(60*60*24)" office:value-type="time" office:time-value="PT03H50M38.753S" calcext:value-type="time">
            <text:p>03:50:39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72.11" calcext:value-type="float">
            <text:p>472.11</text:p>
          </table:table-cell>
          <table:table-cell office:value-type="float" office:value="577.08" calcext:value-type="float">
            <text:p>577.08</text:p>
          </table:table-cell>
        </table:table-row>
        <table:table-row table:style-name="ro1">
          <table:table-cell office:value-type="float" office:value="13854753" calcext:value-type="float">
            <text:p>13854753</text:p>
          </table:table-cell>
          <table:table-cell table:formula="of:=[.A868]/1000/(60*60*24)" office:value-type="time" office:time-value="PT03H50M54.753S" calcext:value-type="time">
            <text:p>03:50:55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72.65" calcext:value-type="float">
            <text:p>472.65</text:p>
          </table:table-cell>
          <table:table-cell office:value-type="float" office:value="577.72" calcext:value-type="float">
            <text:p>577.72</text:p>
          </table:table-cell>
        </table:table-row>
        <table:table-row table:style-name="ro1">
          <table:table-cell office:value-type="float" office:value="13870753" calcext:value-type="float">
            <text:p>13870753</text:p>
          </table:table-cell>
          <table:table-cell table:formula="of:=[.A869]/1000/(60*60*24)" office:value-type="time" office:time-value="PT03H51M10.753S" calcext:value-type="time">
            <text:p>03:51:11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473.19" calcext:value-type="float">
            <text:p>473.19</text:p>
          </table:table-cell>
          <table:table-cell office:value-type="float" office:value="578.37" calcext:value-type="float">
            <text:p>578.37</text:p>
          </table:table-cell>
        </table:table-row>
        <table:table-row table:style-name="ro1">
          <table:table-cell office:value-type="float" office:value="13886753" calcext:value-type="float">
            <text:p>13886753</text:p>
          </table:table-cell>
          <table:table-cell table:formula="of:=[.A870]/1000/(60*60*24)" office:value-type="time" office:time-value="PT03H51M26.753S" calcext:value-type="time">
            <text:p>03:51:27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73.72" calcext:value-type="float">
            <text:p>473.72</text:p>
          </table:table-cell>
          <table:table-cell office:value-type="float" office:value="579.01" calcext:value-type="float">
            <text:p>579.01</text:p>
          </table:table-cell>
        </table:table-row>
        <table:table-row table:style-name="ro1">
          <table:table-cell office:value-type="float" office:value="13902753" calcext:value-type="float">
            <text:p>13902753</text:p>
          </table:table-cell>
          <table:table-cell table:formula="of:=[.A871]/1000/(60*60*24)" office:value-type="time" office:time-value="PT03H51M42.753S" calcext:value-type="time">
            <text:p>03:51:4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74.26" calcext:value-type="float">
            <text:p>474.26</text:p>
          </table:table-cell>
          <table:table-cell office:value-type="float" office:value="579.66" calcext:value-type="float">
            <text:p>579.66</text:p>
          </table:table-cell>
        </table:table-row>
        <table:table-row table:style-name="ro1">
          <table:table-cell office:value-type="float" office:value="13918753" calcext:value-type="float">
            <text:p>13918753</text:p>
          </table:table-cell>
          <table:table-cell table:formula="of:=[.A872]/1000/(60*60*24)" office:value-type="time" office:time-value="PT03H51M58.753S" calcext:value-type="time">
            <text:p>03:51:5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74.8" calcext:value-type="float">
            <text:p>474.8</text:p>
          </table:table-cell>
          <table:table-cell office:value-type="float" office:value="580.3" calcext:value-type="float">
            <text:p>580.3</text:p>
          </table:table-cell>
        </table:table-row>
        <table:table-row table:style-name="ro1">
          <table:table-cell office:value-type="float" office:value="13934753" calcext:value-type="float">
            <text:p>13934753</text:p>
          </table:table-cell>
          <table:table-cell table:formula="of:=[.A873]/1000/(60*60*24)" office:value-type="time" office:time-value="PT03H52M14.753S" calcext:value-type="time">
            <text:p>03:52:1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5.33" calcext:value-type="float">
            <text:p>145.33</text:p>
          </table:table-cell>
          <table:table-cell office:value-type="float" office:value="475.33" calcext:value-type="float">
            <text:p>475.33</text:p>
          </table:table-cell>
          <table:table-cell office:value-type="float" office:value="580.94" calcext:value-type="float">
            <text:p>580.94</text:p>
          </table:table-cell>
        </table:table-row>
        <table:table-row table:style-name="ro1">
          <table:table-cell office:value-type="float" office:value="13950753" calcext:value-type="float">
            <text:p>13950753</text:p>
          </table:table-cell>
          <table:table-cell table:formula="of:=[.A874]/1000/(60*60*24)" office:value-type="time" office:time-value="PT03H52M30.753S" calcext:value-type="time">
            <text:p>03:52:3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75.87" calcext:value-type="float">
            <text:p>475.87</text:p>
          </table:table-cell>
          <table:table-cell office:value-type="float" office:value="581.59" calcext:value-type="float">
            <text:p>581.59</text:p>
          </table:table-cell>
        </table:table-row>
        <table:table-row table:style-name="ro1">
          <table:table-cell office:value-type="float" office:value="13966753" calcext:value-type="float">
            <text:p>13966753</text:p>
          </table:table-cell>
          <table:table-cell table:formula="of:=[.A875]/1000/(60*60*24)" office:value-type="time" office:time-value="PT03H52M46.753S" calcext:value-type="time">
            <text:p>03:52:47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76.41" calcext:value-type="float">
            <text:p>476.41</text:p>
          </table:table-cell>
          <table:table-cell office:value-type="float" office:value="582.23" calcext:value-type="float">
            <text:p>582.23</text:p>
          </table:table-cell>
        </table:table-row>
        <table:table-row table:style-name="ro1">
          <table:table-cell office:value-type="float" office:value="13982753" calcext:value-type="float">
            <text:p>13982753</text:p>
          </table:table-cell>
          <table:table-cell table:formula="of:=[.A876]/1000/(60*60*24)" office:value-type="time" office:time-value="PT03H53M02.753S" calcext:value-type="time">
            <text:p>03:53:0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5.33" calcext:value-type="float">
            <text:p>145.33</text:p>
          </table:table-cell>
          <table:table-cell office:value-type="float" office:value="476.94" calcext:value-type="float">
            <text:p>476.94</text:p>
          </table:table-cell>
          <table:table-cell office:value-type="float" office:value="582.88" calcext:value-type="float">
            <text:p>582.88</text:p>
          </table:table-cell>
        </table:table-row>
        <table:table-row table:style-name="ro1">
          <table:table-cell office:value-type="float" office:value="13998753" calcext:value-type="float">
            <text:p>13998753</text:p>
          </table:table-cell>
          <table:table-cell table:formula="of:=[.A877]/1000/(60*60*24)" office:value-type="time" office:time-value="PT03H53M18.753S" calcext:value-type="time">
            <text:p>03:53:19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77.48" calcext:value-type="float">
            <text:p>477.48</text:p>
          </table:table-cell>
          <table:table-cell office:value-type="float" office:value="583.52" calcext:value-type="float">
            <text:p>583.52</text:p>
          </table:table-cell>
        </table:table-row>
        <table:table-row table:style-name="ro1">
          <table:table-cell office:value-type="float" office:value="14014753" calcext:value-type="float">
            <text:p>14014753</text:p>
          </table:table-cell>
          <table:table-cell table:formula="of:=[.A878]/1000/(60*60*24)" office:value-type="time" office:time-value="PT03H53M34.753S" calcext:value-type="time">
            <text:p>03:53:35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78.02" calcext:value-type="float">
            <text:p>478.02</text:p>
          </table:table-cell>
          <table:table-cell office:value-type="float" office:value="584.17" calcext:value-type="float">
            <text:p>584.17</text:p>
          </table:table-cell>
        </table:table-row>
        <table:table-row table:style-name="ro1">
          <table:table-cell office:value-type="float" office:value="14030753" calcext:value-type="float">
            <text:p>14030753</text:p>
          </table:table-cell>
          <table:table-cell table:formula="of:=[.A879]/1000/(60*60*24)" office:value-type="time" office:time-value="PT03H53M50.753S" calcext:value-type="time">
            <text:p>03:53:5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78.55" calcext:value-type="float">
            <text:p>478.55</text:p>
          </table:table-cell>
          <table:table-cell office:value-type="float" office:value="584.81" calcext:value-type="float">
            <text:p>584.81</text:p>
          </table:table-cell>
        </table:table-row>
        <table:table-row table:style-name="ro1">
          <table:table-cell office:value-type="float" office:value="14046753" calcext:value-type="float">
            <text:p>14046753</text:p>
          </table:table-cell>
          <table:table-cell table:formula="of:=[.A880]/1000/(60*60*24)" office:value-type="time" office:time-value="PT03H54M06.753S" calcext:value-type="time">
            <text:p>03:54:07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79.09" calcext:value-type="float">
            <text:p>479.09</text:p>
          </table:table-cell>
          <table:table-cell office:value-type="float" office:value="585.45" calcext:value-type="float">
            <text:p>585.45</text:p>
          </table:table-cell>
        </table:table-row>
        <table:table-row table:style-name="ro1">
          <table:table-cell office:value-type="float" office:value="14062753" calcext:value-type="float">
            <text:p>14062753</text:p>
          </table:table-cell>
          <table:table-cell table:formula="of:=[.A881]/1000/(60*60*24)" office:value-type="time" office:time-value="PT03H54M22.753S" calcext:value-type="time">
            <text:p>03:54:2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79.63" calcext:value-type="float">
            <text:p>479.63</text:p>
          </table:table-cell>
          <table:table-cell office:value-type="float" office:value="586.1" calcext:value-type="float">
            <text:p>586.1</text:p>
          </table:table-cell>
        </table:table-row>
        <table:table-row table:style-name="ro1">
          <table:table-cell office:value-type="float" office:value="14078753" calcext:value-type="float">
            <text:p>14078753</text:p>
          </table:table-cell>
          <table:table-cell table:formula="of:=[.A882]/1000/(60*60*24)" office:value-type="time" office:time-value="PT03H54M38.753S" calcext:value-type="time">
            <text:p>03:54:3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80.16" calcext:value-type="float">
            <text:p>480.16</text:p>
          </table:table-cell>
          <table:table-cell office:value-type="float" office:value="586.74" calcext:value-type="float">
            <text:p>586.74</text:p>
          </table:table-cell>
        </table:table-row>
        <table:table-row table:style-name="ro1">
          <table:table-cell office:value-type="float" office:value="14094753" calcext:value-type="float">
            <text:p>14094753</text:p>
          </table:table-cell>
          <table:table-cell table:formula="of:=[.A883]/1000/(60*60*24)" office:value-type="time" office:time-value="PT03H54M54.753S" calcext:value-type="time">
            <text:p>03:54:5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80.7" calcext:value-type="float">
            <text:p>480.7</text:p>
          </table:table-cell>
          <table:table-cell office:value-type="float" office:value="587.38" calcext:value-type="float">
            <text:p>587.38</text:p>
          </table:table-cell>
        </table:table-row>
        <table:table-row table:style-name="ro1">
          <table:table-cell office:value-type="float" office:value="14110753" calcext:value-type="float">
            <text:p>14110753</text:p>
          </table:table-cell>
          <table:table-cell table:formula="of:=[.A884]/1000/(60*60*24)" office:value-type="time" office:time-value="PT03H55M10.753S" calcext:value-type="time">
            <text:p>03:55:1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81.24" calcext:value-type="float">
            <text:p>481.24</text:p>
          </table:table-cell>
          <table:table-cell office:value-type="float" office:value="588.03" calcext:value-type="float">
            <text:p>588.03</text:p>
          </table:table-cell>
        </table:table-row>
        <table:table-row table:style-name="ro1">
          <table:table-cell office:value-type="float" office:value="14126753" calcext:value-type="float">
            <text:p>14126753</text:p>
          </table:table-cell>
          <table:table-cell table:formula="of:=[.A885]/1000/(60*60*24)" office:value-type="time" office:time-value="PT03H55M26.753S" calcext:value-type="time">
            <text:p>03:55:27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81.77" calcext:value-type="float">
            <text:p>481.77</text:p>
          </table:table-cell>
          <table:table-cell office:value-type="float" office:value="588.67" calcext:value-type="float">
            <text:p>588.67</text:p>
          </table:table-cell>
        </table:table-row>
        <table:table-row table:style-name="ro1">
          <table:table-cell office:value-type="float" office:value="14142753" calcext:value-type="float">
            <text:p>14142753</text:p>
          </table:table-cell>
          <table:table-cell table:formula="of:=[.A886]/1000/(60*60*24)" office:value-type="time" office:time-value="PT03H55M42.753S" calcext:value-type="time">
            <text:p>03:55:43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82.31" calcext:value-type="float">
            <text:p>482.31</text:p>
          </table:table-cell>
          <table:table-cell office:value-type="float" office:value="589.32" calcext:value-type="float">
            <text:p>589.32</text:p>
          </table:table-cell>
        </table:table-row>
        <table:table-row table:style-name="ro1">
          <table:table-cell office:value-type="float" office:value="14158753" calcext:value-type="float">
            <text:p>14158753</text:p>
          </table:table-cell>
          <table:table-cell table:formula="of:=[.A887]/1000/(60*60*24)" office:value-type="time" office:time-value="PT03H55M58.753S" calcext:value-type="time">
            <text:p>03:55:5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82.85" calcext:value-type="float">
            <text:p>482.85</text:p>
          </table:table-cell>
          <table:table-cell office:value-type="float" office:value="589.96" calcext:value-type="float">
            <text:p>589.96</text:p>
          </table:table-cell>
        </table:table-row>
        <table:table-row table:style-name="ro1">
          <table:table-cell office:value-type="float" office:value="14174753" calcext:value-type="float">
            <text:p>14174753</text:p>
          </table:table-cell>
          <table:table-cell table:formula="of:=[.A888]/1000/(60*60*24)" office:value-type="time" office:time-value="PT03H56M14.753S" calcext:value-type="time">
            <text:p>03:56:1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83.38" calcext:value-type="float">
            <text:p>483.38</text:p>
          </table:table-cell>
          <table:table-cell office:value-type="float" office:value="590.6" calcext:value-type="float">
            <text:p>590.6</text:p>
          </table:table-cell>
        </table:table-row>
        <table:table-row table:style-name="ro1">
          <table:table-cell office:value-type="float" office:value="14190753" calcext:value-type="float">
            <text:p>14190753</text:p>
          </table:table-cell>
          <table:table-cell table:formula="of:=[.A889]/1000/(60*60*24)" office:value-type="time" office:time-value="PT03H56M30.753S" calcext:value-type="time">
            <text:p>03:56:3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83.92" calcext:value-type="float">
            <text:p>483.92</text:p>
          </table:table-cell>
          <table:table-cell office:value-type="float" office:value="591.25" calcext:value-type="float">
            <text:p>591.25</text:p>
          </table:table-cell>
        </table:table-row>
        <table:table-row table:style-name="ro1">
          <table:table-cell office:value-type="float" office:value="14206753" calcext:value-type="float">
            <text:p>14206753</text:p>
          </table:table-cell>
          <table:table-cell table:formula="of:=[.A890]/1000/(60*60*24)" office:value-type="time" office:time-value="PT03H56M46.753S" calcext:value-type="time">
            <text:p>03:56:47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84.46" calcext:value-type="float">
            <text:p>484.46</text:p>
          </table:table-cell>
          <table:table-cell office:value-type="float" office:value="591.89" calcext:value-type="float">
            <text:p>591.89</text:p>
          </table:table-cell>
        </table:table-row>
        <table:table-row table:style-name="ro1">
          <table:table-cell office:value-type="float" office:value="14222753" calcext:value-type="float">
            <text:p>14222753</text:p>
          </table:table-cell>
          <table:table-cell table:formula="of:=[.A891]/1000/(60*60*24)" office:value-type="time" office:time-value="PT03H57M02.753S" calcext:value-type="time">
            <text:p>03:57:0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84.99" calcext:value-type="float">
            <text:p>484.99</text:p>
          </table:table-cell>
          <table:table-cell office:value-type="float" office:value="592.53" calcext:value-type="float">
            <text:p>592.53</text:p>
          </table:table-cell>
        </table:table-row>
        <table:table-row table:style-name="ro1">
          <table:table-cell office:value-type="float" office:value="14238753" calcext:value-type="float">
            <text:p>14238753</text:p>
          </table:table-cell>
          <table:table-cell table:formula="of:=[.A892]/1000/(60*60*24)" office:value-type="time" office:time-value="PT03H57M18.753S" calcext:value-type="time">
            <text:p>03:57:1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85.53" calcext:value-type="float">
            <text:p>485.53</text:p>
          </table:table-cell>
          <table:table-cell office:value-type="float" office:value="593.18" calcext:value-type="float">
            <text:p>593.18</text:p>
          </table:table-cell>
        </table:table-row>
        <table:table-row table:style-name="ro1">
          <table:table-cell office:value-type="float" office:value="14254753" calcext:value-type="float">
            <text:p>14254753</text:p>
          </table:table-cell>
          <table:table-cell table:formula="of:=[.A893]/1000/(60*60*24)" office:value-type="time" office:time-value="PT03H57M34.753S" calcext:value-type="time">
            <text:p>03:57:3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86.07" calcext:value-type="float">
            <text:p>486.07</text:p>
          </table:table-cell>
          <table:table-cell office:value-type="float" office:value="593.82" calcext:value-type="float">
            <text:p>593.82</text:p>
          </table:table-cell>
        </table:table-row>
        <table:table-row table:style-name="ro1">
          <table:table-cell office:value-type="float" office:value="14270753" calcext:value-type="float">
            <text:p>14270753</text:p>
          </table:table-cell>
          <table:table-cell table:formula="of:=[.A894]/1000/(60*60*24)" office:value-type="time" office:time-value="PT03H57M50.753S" calcext:value-type="time">
            <text:p>03:57:5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86.6" calcext:value-type="float">
            <text:p>486.6</text:p>
          </table:table-cell>
          <table:table-cell office:value-type="float" office:value="594.47" calcext:value-type="float">
            <text:p>594.47</text:p>
          </table:table-cell>
        </table:table-row>
        <table:table-row table:style-name="ro1">
          <table:table-cell office:value-type="float" office:value="14286753" calcext:value-type="float">
            <text:p>14286753</text:p>
          </table:table-cell>
          <table:table-cell table:formula="of:=[.A895]/1000/(60*60*24)" office:value-type="time" office:time-value="PT03H58M06.753S" calcext:value-type="time">
            <text:p>03:58:07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87.14" calcext:value-type="float">
            <text:p>487.14</text:p>
          </table:table-cell>
          <table:table-cell office:value-type="float" office:value="595.11" calcext:value-type="float">
            <text:p>595.11</text:p>
          </table:table-cell>
        </table:table-row>
        <table:table-row table:style-name="ro1">
          <table:table-cell office:value-type="float" office:value="14302753" calcext:value-type="float">
            <text:p>14302753</text:p>
          </table:table-cell>
          <table:table-cell table:formula="of:=[.A896]/1000/(60*60*24)" office:value-type="time" office:time-value="PT03H58M22.753S" calcext:value-type="time">
            <text:p>03:58:23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87.68" calcext:value-type="float">
            <text:p>487.68</text:p>
          </table:table-cell>
          <table:table-cell office:value-type="float" office:value="595.75" calcext:value-type="float">
            <text:p>595.75</text:p>
          </table:table-cell>
        </table:table-row>
        <table:table-row table:style-name="ro1">
          <table:table-cell office:value-type="float" office:value="14318753" calcext:value-type="float">
            <text:p>14318753</text:p>
          </table:table-cell>
          <table:table-cell table:formula="of:=[.A897]/1000/(60*60*24)" office:value-type="time" office:time-value="PT03H58M38.753S" calcext:value-type="time">
            <text:p>03:58:39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88.21" calcext:value-type="float">
            <text:p>488.21</text:p>
          </table:table-cell>
          <table:table-cell office:value-type="float" office:value="596.4" calcext:value-type="float">
            <text:p>596.4</text:p>
          </table:table-cell>
        </table:table-row>
        <table:table-row table:style-name="ro1">
          <table:table-cell office:value-type="float" office:value="14334753" calcext:value-type="float">
            <text:p>14334753</text:p>
          </table:table-cell>
          <table:table-cell table:formula="of:=[.A898]/1000/(60*60*24)" office:value-type="time" office:time-value="PT03H58M54.753S" calcext:value-type="time">
            <text:p>03:58:55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88.75" calcext:value-type="float">
            <text:p>488.75</text:p>
          </table:table-cell>
          <table:table-cell office:value-type="float" office:value="597.04" calcext:value-type="float">
            <text:p>597.04</text:p>
          </table:table-cell>
        </table:table-row>
        <table:table-row table:style-name="ro1">
          <table:table-cell office:value-type="float" office:value="14350753" calcext:value-type="float">
            <text:p>14350753</text:p>
          </table:table-cell>
          <table:table-cell table:formula="of:=[.A899]/1000/(60*60*24)" office:value-type="time" office:time-value="PT03H59M10.753S" calcext:value-type="time">
            <text:p>03:59:11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89.28" calcext:value-type="float">
            <text:p>489.28</text:p>
          </table:table-cell>
          <table:table-cell office:value-type="float" office:value="597.68" calcext:value-type="float">
            <text:p>597.68</text:p>
          </table:table-cell>
        </table:table-row>
        <table:table-row table:style-name="ro1">
          <table:table-cell office:value-type="float" office:value="14366753" calcext:value-type="float">
            <text:p>14366753</text:p>
          </table:table-cell>
          <table:table-cell table:formula="of:=[.A900]/1000/(60*60*24)" office:value-type="time" office:time-value="PT03H59M26.753S" calcext:value-type="time">
            <text:p>03:59:27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36" calcext:value-type="float">
            <text:p>144.36</text:p>
          </table:table-cell>
          <table:table-cell office:value-type="float" office:value="489.82" calcext:value-type="float">
            <text:p>489.82</text:p>
          </table:table-cell>
          <table:table-cell office:value-type="float" office:value="598.33" calcext:value-type="float">
            <text:p>598.33</text:p>
          </table:table-cell>
        </table:table-row>
        <table:table-row table:style-name="ro1">
          <table:table-cell office:value-type="float" office:value="14382753" calcext:value-type="float">
            <text:p>14382753</text:p>
          </table:table-cell>
          <table:table-cell table:formula="of:=[.A901]/1000/(60*60*24)" office:value-type="time" office:time-value="PT03H59M42.753S" calcext:value-type="time">
            <text:p>03:59:4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90.36" calcext:value-type="float">
            <text:p>490.36</text:p>
          </table:table-cell>
          <table:table-cell office:value-type="float" office:value="598.97" calcext:value-type="float">
            <text:p>598.97</text:p>
          </table:table-cell>
        </table:table-row>
        <table:table-row table:style-name="ro1">
          <table:table-cell office:value-type="float" office:value="14398753" calcext:value-type="float">
            <text:p>14398753</text:p>
          </table:table-cell>
          <table:table-cell table:formula="of:=[.A902]/1000/(60*60*24)" office:value-type="time" office:time-value="PT03H59M58.753S" calcext:value-type="time">
            <text:p>03:59:59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90.89" calcext:value-type="float">
            <text:p>490.89</text:p>
          </table:table-cell>
          <table:table-cell office:value-type="float" office:value="599.61" calcext:value-type="float">
            <text:p>599.61</text:p>
          </table:table-cell>
        </table:table-row>
        <table:table-row table:style-name="ro1">
          <table:table-cell office:value-type="float" office:value="14414753" calcext:value-type="float">
            <text:p>14414753</text:p>
          </table:table-cell>
          <table:table-cell table:formula="of:=[.A903]/1000/(60*60*24)" office:value-type="time" office:time-value="PT04H00M14.753S" calcext:value-type="time">
            <text:p>04:00:15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91.43" calcext:value-type="float">
            <text:p>491.43</text:p>
          </table:table-cell>
          <table:table-cell office:value-type="float" office:value="600.26" calcext:value-type="float">
            <text:p>600.26</text:p>
          </table:table-cell>
        </table:table-row>
        <table:table-row table:style-name="ro1">
          <table:table-cell office:value-type="float" office:value="14430753" calcext:value-type="float">
            <text:p>14430753</text:p>
          </table:table-cell>
          <table:table-cell table:formula="of:=[.A904]/1000/(60*60*24)" office:value-type="time" office:time-value="PT04H00M30.753S" calcext:value-type="time">
            <text:p>04:00:31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91.97" calcext:value-type="float">
            <text:p>491.97</text:p>
          </table:table-cell>
          <table:table-cell office:value-type="float" office:value="600.9" calcext:value-type="float">
            <text:p>600.9</text:p>
          </table:table-cell>
        </table:table-row>
        <table:table-row table:style-name="ro1">
          <table:table-cell office:value-type="float" office:value="14446753" calcext:value-type="float">
            <text:p>14446753</text:p>
          </table:table-cell>
          <table:table-cell table:formula="of:=[.A905]/1000/(60*60*24)" office:value-type="time" office:time-value="PT04H00M46.753S" calcext:value-type="time">
            <text:p>04:00:47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92.5" calcext:value-type="float">
            <text:p>492.5</text:p>
          </table:table-cell>
          <table:table-cell office:value-type="float" office:value="601.54" calcext:value-type="float">
            <text:p>601.54</text:p>
          </table:table-cell>
        </table:table-row>
        <table:table-row table:style-name="ro1">
          <table:table-cell office:value-type="float" office:value="14462753" calcext:value-type="float">
            <text:p>14462753</text:p>
          </table:table-cell>
          <table:table-cell table:formula="of:=[.A906]/1000/(60*60*24)" office:value-type="time" office:time-value="PT04H01M02.753S" calcext:value-type="time">
            <text:p>04:01:03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93.04" calcext:value-type="float">
            <text:p>493.04</text:p>
          </table:table-cell>
          <table:table-cell office:value-type="float" office:value="602.19" calcext:value-type="float">
            <text:p>602.19</text:p>
          </table:table-cell>
        </table:table-row>
        <table:table-row table:style-name="ro1">
          <table:table-cell office:value-type="float" office:value="14478753" calcext:value-type="float">
            <text:p>14478753</text:p>
          </table:table-cell>
          <table:table-cell table:formula="of:=[.A907]/1000/(60*60*24)" office:value-type="time" office:time-value="PT04H01M18.753S" calcext:value-type="time">
            <text:p>04:01:19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93.57" calcext:value-type="float">
            <text:p>493.57</text:p>
          </table:table-cell>
          <table:table-cell office:value-type="float" office:value="602.83" calcext:value-type="float">
            <text:p>602.83</text:p>
          </table:table-cell>
        </table:table-row>
        <table:table-row table:style-name="ro1">
          <table:table-cell office:value-type="float" office:value="14494753" calcext:value-type="float">
            <text:p>14494753</text:p>
          </table:table-cell>
          <table:table-cell table:formula="of:=[.A908]/1000/(60*60*24)" office:value-type="time" office:time-value="PT04H01M34.753S" calcext:value-type="time">
            <text:p>04:01:35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494.11" calcext:value-type="float">
            <text:p>494.11</text:p>
          </table:table-cell>
          <table:table-cell office:value-type="float" office:value="603.47" calcext:value-type="float">
            <text:p>603.47</text:p>
          </table:table-cell>
        </table:table-row>
        <table:table-row table:style-name="ro1">
          <table:table-cell office:value-type="float" office:value="14510753" calcext:value-type="float">
            <text:p>14510753</text:p>
          </table:table-cell>
          <table:table-cell table:formula="of:=[.A909]/1000/(60*60*24)" office:value-type="time" office:time-value="PT04H01M50.753S" calcext:value-type="time">
            <text:p>04:01:51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94.65" calcext:value-type="float">
            <text:p>494.65</text:p>
          </table:table-cell>
          <table:table-cell office:value-type="float" office:value="604.12" calcext:value-type="float">
            <text:p>604.12</text:p>
          </table:table-cell>
        </table:table-row>
        <table:table-row table:style-name="ro1">
          <table:table-cell office:value-type="float" office:value="14526753" calcext:value-type="float">
            <text:p>14526753</text:p>
          </table:table-cell>
          <table:table-cell table:formula="of:=[.A910]/1000/(60*60*24)" office:value-type="time" office:time-value="PT04H02M06.753S" calcext:value-type="time">
            <text:p>04:02:07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24" calcext:value-type="float">
            <text:p>144.24</text:p>
          </table:table-cell>
          <table:table-cell office:value-type="float" office:value="495.18" calcext:value-type="float">
            <text:p>495.18</text:p>
          </table:table-cell>
          <table:table-cell office:value-type="float" office:value="604.76" calcext:value-type="float">
            <text:p>604.76</text:p>
          </table:table-cell>
        </table:table-row>
        <table:table-row table:style-name="ro1">
          <table:table-cell office:value-type="float" office:value="14542753" calcext:value-type="float">
            <text:p>14542753</text:p>
          </table:table-cell>
          <table:table-cell table:formula="of:=[.A911]/1000/(60*60*24)" office:value-type="time" office:time-value="PT04H02M22.753S" calcext:value-type="time">
            <text:p>04:02:23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24" calcext:value-type="float">
            <text:p>144.24</text:p>
          </table:table-cell>
          <table:table-cell office:value-type="float" office:value="495.72" calcext:value-type="float">
            <text:p>495.72</text:p>
          </table:table-cell>
          <table:table-cell office:value-type="float" office:value="605.4" calcext:value-type="float">
            <text:p>605.4</text:p>
          </table:table-cell>
        </table:table-row>
        <table:table-row table:style-name="ro1">
          <table:table-cell office:value-type="float" office:value="14558753" calcext:value-type="float">
            <text:p>14558753</text:p>
          </table:table-cell>
          <table:table-cell table:formula="of:=[.A912]/1000/(60*60*24)" office:value-type="time" office:time-value="PT04H02M38.753S" calcext:value-type="time">
            <text:p>04:02:39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496.25" calcext:value-type="float">
            <text:p>496.25</text:p>
          </table:table-cell>
          <table:table-cell office:value-type="float" office:value="606.05" calcext:value-type="float">
            <text:p>606.05</text:p>
          </table:table-cell>
        </table:table-row>
        <table:table-row table:style-name="ro1">
          <table:table-cell office:value-type="float" office:value="14574753" calcext:value-type="float">
            <text:p>14574753</text:p>
          </table:table-cell>
          <table:table-cell table:formula="of:=[.A913]/1000/(60*60*24)" office:value-type="time" office:time-value="PT04H02M54.753S" calcext:value-type="time">
            <text:p>04:02:55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24" calcext:value-type="float">
            <text:p>144.24</text:p>
          </table:table-cell>
          <table:table-cell office:value-type="float" office:value="496.79" calcext:value-type="float">
            <text:p>496.79</text:p>
          </table:table-cell>
          <table:table-cell office:value-type="float" office:value="606.69" calcext:value-type="float">
            <text:p>606.69</text:p>
          </table:table-cell>
        </table:table-row>
        <table:table-row table:style-name="ro1">
          <table:table-cell office:value-type="float" office:value="14590753" calcext:value-type="float">
            <text:p>14590753</text:p>
          </table:table-cell>
          <table:table-cell table:formula="of:=[.A914]/1000/(60*60*24)" office:value-type="time" office:time-value="PT04H03M10.753S" calcext:value-type="time">
            <text:p>04:03:11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497.33" calcext:value-type="float">
            <text:p>497.33</text:p>
          </table:table-cell>
          <table:table-cell office:value-type="float" office:value="607.33" calcext:value-type="float">
            <text:p>607.33</text:p>
          </table:table-cell>
        </table:table-row>
        <table:table-row table:style-name="ro1">
          <table:table-cell office:value-type="float" office:value="14606753" calcext:value-type="float">
            <text:p>14606753</text:p>
          </table:table-cell>
          <table:table-cell table:formula="of:=[.A915]/1000/(60*60*24)" office:value-type="time" office:time-value="PT04H03M26.753S" calcext:value-type="time">
            <text:p>04:03:27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497.86" calcext:value-type="float">
            <text:p>497.86</text:p>
          </table:table-cell>
          <table:table-cell office:value-type="float" office:value="607.97" calcext:value-type="float">
            <text:p>607.97</text:p>
          </table:table-cell>
        </table:table-row>
        <table:table-row table:style-name="ro1">
          <table:table-cell office:value-type="float" office:value="14622753" calcext:value-type="float">
            <text:p>14622753</text:p>
          </table:table-cell>
          <table:table-cell table:formula="of:=[.A916]/1000/(60*60*24)" office:value-type="time" office:time-value="PT04H03M42.753S" calcext:value-type="time">
            <text:p>04:03:43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498.4" calcext:value-type="float">
            <text:p>498.4</text:p>
          </table:table-cell>
          <table:table-cell office:value-type="float" office:value="608.62" calcext:value-type="float">
            <text:p>608.62</text:p>
          </table:table-cell>
        </table:table-row>
        <table:table-row table:style-name="ro1">
          <table:table-cell office:value-type="float" office:value="14638753" calcext:value-type="float">
            <text:p>14638753</text:p>
          </table:table-cell>
          <table:table-cell table:formula="of:=[.A917]/1000/(60*60*24)" office:value-type="time" office:time-value="PT04H03M58.753S" calcext:value-type="time">
            <text:p>04:03:59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498.93" calcext:value-type="float">
            <text:p>498.93</text:p>
          </table:table-cell>
          <table:table-cell office:value-type="float" office:value="609.26" calcext:value-type="float">
            <text:p>609.26</text:p>
          </table:table-cell>
        </table:table-row>
        <table:table-row table:style-name="ro1">
          <table:table-cell office:value-type="float" office:value="14654753" calcext:value-type="float">
            <text:p>14654753</text:p>
          </table:table-cell>
          <table:table-cell table:formula="of:=[.A918]/1000/(60*60*24)" office:value-type="time" office:time-value="PT04H04M14.753S" calcext:value-type="time">
            <text:p>04:04:15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499.47" calcext:value-type="float">
            <text:p>499.47</text:p>
          </table:table-cell>
          <table:table-cell office:value-type="float" office:value="609.9" calcext:value-type="float">
            <text:p>609.9</text:p>
          </table:table-cell>
        </table:table-row>
        <table:table-row table:style-name="ro1">
          <table:table-cell office:value-type="float" office:value="14670753" calcext:value-type="float">
            <text:p>14670753</text:p>
          </table:table-cell>
          <table:table-cell table:formula="of:=[.A919]/1000/(60*60*24)" office:value-type="time" office:time-value="PT04H04M30.753S" calcext:value-type="time">
            <text:p>04:04:31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00.01" calcext:value-type="float">
            <text:p>500.01</text:p>
          </table:table-cell>
          <table:table-cell office:value-type="float" office:value="610.54" calcext:value-type="float">
            <text:p>610.54</text:p>
          </table:table-cell>
        </table:table-row>
        <table:table-row table:style-name="ro1">
          <table:table-cell office:value-type="float" office:value="14686753" calcext:value-type="float">
            <text:p>14686753</text:p>
          </table:table-cell>
          <table:table-cell table:formula="of:=[.A920]/1000/(60*60*24)" office:value-type="time" office:time-value="PT04H04M46.753S" calcext:value-type="time">
            <text:p>04:04:47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00.54" calcext:value-type="float">
            <text:p>500.54</text:p>
          </table:table-cell>
          <table:table-cell office:value-type="float" office:value="611.18" calcext:value-type="float">
            <text:p>611.18</text:p>
          </table:table-cell>
        </table:table-row>
        <table:table-row table:style-name="ro1">
          <table:table-cell office:value-type="float" office:value="14702753" calcext:value-type="float">
            <text:p>14702753</text:p>
          </table:table-cell>
          <table:table-cell table:formula="of:=[.A921]/1000/(60*60*24)" office:value-type="time" office:time-value="PT04H05M02.753S" calcext:value-type="time">
            <text:p>04:05:03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01.08" calcext:value-type="float">
            <text:p>501.08</text:p>
          </table:table-cell>
          <table:table-cell office:value-type="float" office:value="611.83" calcext:value-type="float">
            <text:p>611.83</text:p>
          </table:table-cell>
        </table:table-row>
        <table:table-row table:style-name="ro1">
          <table:table-cell office:value-type="float" office:value="14718753" calcext:value-type="float">
            <text:p>14718753</text:p>
          </table:table-cell>
          <table:table-cell table:formula="of:=[.A922]/1000/(60*60*24)" office:value-type="time" office:time-value="PT04H05M18.753S" calcext:value-type="time">
            <text:p>04:05:19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01.61" calcext:value-type="float">
            <text:p>501.61</text:p>
          </table:table-cell>
          <table:table-cell office:value-type="float" office:value="612.47" calcext:value-type="float">
            <text:p>612.47</text:p>
          </table:table-cell>
        </table:table-row>
        <table:table-row table:style-name="ro1">
          <table:table-cell office:value-type="float" office:value="14734753" calcext:value-type="float">
            <text:p>14734753</text:p>
          </table:table-cell>
          <table:table-cell table:formula="of:=[.A923]/1000/(60*60*24)" office:value-type="time" office:time-value="PT04H05M34.753S" calcext:value-type="time">
            <text:p>04:05:35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02.15" calcext:value-type="float">
            <text:p>502.15</text:p>
          </table:table-cell>
          <table:table-cell office:value-type="float" office:value="613.11" calcext:value-type="float">
            <text:p>613.11</text:p>
          </table:table-cell>
        </table:table-row>
        <table:table-row table:style-name="ro1">
          <table:table-cell office:value-type="float" office:value="14750753" calcext:value-type="float">
            <text:p>14750753</text:p>
          </table:table-cell>
          <table:table-cell table:formula="of:=[.A924]/1000/(60*60*24)" office:value-type="time" office:time-value="PT04H05M50.753S" calcext:value-type="time">
            <text:p>04:05:51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02.68" calcext:value-type="float">
            <text:p>502.68</text:p>
          </table:table-cell>
          <table:table-cell office:value-type="float" office:value="613.75" calcext:value-type="float">
            <text:p>613.75</text:p>
          </table:table-cell>
        </table:table-row>
        <table:table-row table:style-name="ro1">
          <table:table-cell office:value-type="float" office:value="14766753" calcext:value-type="float">
            <text:p>14766753</text:p>
          </table:table-cell>
          <table:table-cell table:formula="of:=[.A925]/1000/(60*60*24)" office:value-type="time" office:time-value="PT04H06M06.753S" calcext:value-type="time">
            <text:p>04:06:07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03.22" calcext:value-type="float">
            <text:p>503.22</text:p>
          </table:table-cell>
          <table:table-cell office:value-type="float" office:value="614.39" calcext:value-type="float">
            <text:p>614.39</text:p>
          </table:table-cell>
        </table:table-row>
        <table:table-row table:style-name="ro1">
          <table:table-cell office:value-type="float" office:value="14782753" calcext:value-type="float">
            <text:p>14782753</text:p>
          </table:table-cell>
          <table:table-cell table:formula="of:=[.A926]/1000/(60*60*24)" office:value-type="time" office:time-value="PT04H06M22.753S" calcext:value-type="time">
            <text:p>04:06:23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03.75" calcext:value-type="float">
            <text:p>503.75</text:p>
          </table:table-cell>
          <table:table-cell office:value-type="float" office:value="615.03" calcext:value-type="float">
            <text:p>615.03</text:p>
          </table:table-cell>
        </table:table-row>
        <table:table-row table:style-name="ro1">
          <table:table-cell office:value-type="float" office:value="14798753" calcext:value-type="float">
            <text:p>14798753</text:p>
          </table:table-cell>
          <table:table-cell table:formula="of:=[.A927]/1000/(60*60*24)" office:value-type="time" office:time-value="PT04H06M38.753S" calcext:value-type="time">
            <text:p>04:06:39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9" calcext:value-type="float">
            <text:p>144.49</text:p>
          </table:table-cell>
          <table:table-cell office:value-type="float" office:value="504.29" calcext:value-type="float">
            <text:p>504.29</text:p>
          </table:table-cell>
          <table:table-cell office:value-type="float" office:value="615.68" calcext:value-type="float">
            <text:p>615.68</text:p>
          </table:table-cell>
        </table:table-row>
        <table:table-row table:style-name="ro1">
          <table:table-cell office:value-type="float" office:value="14814753" calcext:value-type="float">
            <text:p>14814753</text:p>
          </table:table-cell>
          <table:table-cell table:formula="of:=[.A928]/1000/(60*60*24)" office:value-type="time" office:time-value="PT04H06M54.753S" calcext:value-type="time">
            <text:p>04:06:55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04.83" calcext:value-type="float">
            <text:p>504.83</text:p>
          </table:table-cell>
          <table:table-cell office:value-type="float" office:value="616.32" calcext:value-type="float">
            <text:p>616.32</text:p>
          </table:table-cell>
        </table:table-row>
        <table:table-row table:style-name="ro1">
          <table:table-cell office:value-type="float" office:value="14830753" calcext:value-type="float">
            <text:p>14830753</text:p>
          </table:table-cell>
          <table:table-cell table:formula="of:=[.A929]/1000/(60*60*24)" office:value-type="time" office:time-value="PT04H07M10.753S" calcext:value-type="time">
            <text:p>04:07:11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05.36" calcext:value-type="float">
            <text:p>505.36</text:p>
          </table:table-cell>
          <table:table-cell office:value-type="float" office:value="616.96" calcext:value-type="float">
            <text:p>616.96</text:p>
          </table:table-cell>
        </table:table-row>
        <table:table-row table:style-name="ro1">
          <table:table-cell office:value-type="float" office:value="14846753" calcext:value-type="float">
            <text:p>14846753</text:p>
          </table:table-cell>
          <table:table-cell table:formula="of:=[.A930]/1000/(60*60*24)" office:value-type="time" office:time-value="PT04H07M26.753S" calcext:value-type="time">
            <text:p>04:07:27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05.9" calcext:value-type="float">
            <text:p>505.9</text:p>
          </table:table-cell>
          <table:table-cell office:value-type="float" office:value="617.6" calcext:value-type="float">
            <text:p>617.6</text:p>
          </table:table-cell>
        </table:table-row>
        <table:table-row table:style-name="ro1">
          <table:table-cell office:value-type="float" office:value="14862753" calcext:value-type="float">
            <text:p>14862753</text:p>
          </table:table-cell>
          <table:table-cell table:formula="of:=[.A931]/1000/(60*60*24)" office:value-type="time" office:time-value="PT04H07M42.753S" calcext:value-type="time">
            <text:p>04:07:43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06.43" calcext:value-type="float">
            <text:p>506.43</text:p>
          </table:table-cell>
          <table:table-cell office:value-type="float" office:value="618.24" calcext:value-type="float">
            <text:p>618.24</text:p>
          </table:table-cell>
        </table:table-row>
        <table:table-row table:style-name="ro1">
          <table:table-cell office:value-type="float" office:value="14878753" calcext:value-type="float">
            <text:p>14878753</text:p>
          </table:table-cell>
          <table:table-cell table:formula="of:=[.A932]/1000/(60*60*24)" office:value-type="time" office:time-value="PT04H07M58.753S" calcext:value-type="time">
            <text:p>04:07:59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06.97" calcext:value-type="float">
            <text:p>506.97</text:p>
          </table:table-cell>
          <table:table-cell office:value-type="float" office:value="618.88" calcext:value-type="float">
            <text:p>618.88</text:p>
          </table:table-cell>
        </table:table-row>
        <table:table-row table:style-name="ro1">
          <table:table-cell office:value-type="float" office:value="14894753" calcext:value-type="float">
            <text:p>14894753</text:p>
          </table:table-cell>
          <table:table-cell table:formula="of:=[.A933]/1000/(60*60*24)" office:value-type="time" office:time-value="PT04H08M14.753S" calcext:value-type="time">
            <text:p>04:08:15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07.5" calcext:value-type="float">
            <text:p>507.5</text:p>
          </table:table-cell>
          <table:table-cell office:value-type="float" office:value="619.52" calcext:value-type="float">
            <text:p>619.52</text:p>
          </table:table-cell>
        </table:table-row>
        <table:table-row table:style-name="ro1">
          <table:table-cell office:value-type="float" office:value="14910753" calcext:value-type="float">
            <text:p>14910753</text:p>
          </table:table-cell>
          <table:table-cell table:formula="of:=[.A934]/1000/(60*60*24)" office:value-type="time" office:time-value="PT04H08M30.753S" calcext:value-type="time">
            <text:p>04:08:31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08.04" calcext:value-type="float">
            <text:p>508.04</text:p>
          </table:table-cell>
          <table:table-cell office:value-type="float" office:value="620.16" calcext:value-type="float">
            <text:p>620.16</text:p>
          </table:table-cell>
        </table:table-row>
        <table:table-row table:style-name="ro1">
          <table:table-cell office:value-type="float" office:value="14926753" calcext:value-type="float">
            <text:p>14926753</text:p>
          </table:table-cell>
          <table:table-cell table:formula="of:=[.A935]/1000/(60*60*24)" office:value-type="time" office:time-value="PT04H08M46.753S" calcext:value-type="time">
            <text:p>04:08:47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9" calcext:value-type="float">
            <text:p>144.49</text:p>
          </table:table-cell>
          <table:table-cell office:value-type="float" office:value="508.57" calcext:value-type="float">
            <text:p>508.57</text:p>
          </table:table-cell>
          <table:table-cell office:value-type="float" office:value="620.8" calcext:value-type="float">
            <text:p>620.8</text:p>
          </table:table-cell>
        </table:table-row>
        <table:table-row table:style-name="ro1">
          <table:table-cell office:value-type="float" office:value="14942753" calcext:value-type="float">
            <text:p>14942753</text:p>
          </table:table-cell>
          <table:table-cell table:formula="of:=[.A936]/1000/(60*60*24)" office:value-type="time" office:time-value="PT04H09M02.753S" calcext:value-type="time">
            <text:p>04:09:03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09.11" calcext:value-type="float">
            <text:p>509.11</text:p>
          </table:table-cell>
          <table:table-cell office:value-type="float" office:value="621.44" calcext:value-type="float">
            <text:p>621.44</text:p>
          </table:table-cell>
        </table:table-row>
        <table:table-row table:style-name="ro1">
          <table:table-cell office:value-type="float" office:value="14958753" calcext:value-type="float">
            <text:p>14958753</text:p>
          </table:table-cell>
          <table:table-cell table:formula="of:=[.A937]/1000/(60*60*24)" office:value-type="time" office:time-value="PT04H09M18.753S" calcext:value-type="time">
            <text:p>04:09:19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8" calcext:value-type="float">
            <text:p>144.48</text:p>
          </table:table-cell>
          <table:table-cell office:value-type="float" office:value="509.64" calcext:value-type="float">
            <text:p>509.64</text:p>
          </table:table-cell>
          <table:table-cell office:value-type="float" office:value="622.08" calcext:value-type="float">
            <text:p>622.08</text:p>
          </table:table-cell>
        </table:table-row>
        <table:table-row table:style-name="ro1">
          <table:table-cell office:value-type="float" office:value="14974753" calcext:value-type="float">
            <text:p>14974753</text:p>
          </table:table-cell>
          <table:table-cell table:formula="of:=[.A938]/1000/(60*60*24)" office:value-type="time" office:time-value="PT04H09M34.753S" calcext:value-type="time">
            <text:p>04:09:35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10.18" calcext:value-type="float">
            <text:p>510.18</text:p>
          </table:table-cell>
          <table:table-cell office:value-type="float" office:value="622.72" calcext:value-type="float">
            <text:p>622.72</text:p>
          </table:table-cell>
        </table:table-row>
        <table:table-row table:style-name="ro1">
          <table:table-cell office:value-type="float" office:value="14990753" calcext:value-type="float">
            <text:p>14990753</text:p>
          </table:table-cell>
          <table:table-cell table:formula="of:=[.A939]/1000/(60*60*24)" office:value-type="time" office:time-value="PT04H09M50.753S" calcext:value-type="time">
            <text:p>04:09:51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10.71" calcext:value-type="float">
            <text:p>510.71</text:p>
          </table:table-cell>
          <table:table-cell office:value-type="float" office:value="623.36" calcext:value-type="float">
            <text:p>623.36</text:p>
          </table:table-cell>
        </table:table-row>
        <table:table-row table:style-name="ro1">
          <table:table-cell office:value-type="float" office:value="15006753" calcext:value-type="float">
            <text:p>15006753</text:p>
          </table:table-cell>
          <table:table-cell table:formula="of:=[.A940]/1000/(60*60*24)" office:value-type="time" office:time-value="PT04H10M06.753S" calcext:value-type="time">
            <text:p>04:10:07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11.25" calcext:value-type="float">
            <text:p>511.25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15022753" calcext:value-type="float">
            <text:p>15022753</text:p>
          </table:table-cell>
          <table:table-cell table:formula="of:=[.A941]/1000/(60*60*24)" office:value-type="time" office:time-value="PT04H10M22.753S" calcext:value-type="time">
            <text:p>04:10:23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11.78" calcext:value-type="float">
            <text:p>511.78</text:p>
          </table:table-cell>
          <table:table-cell office:value-type="float" office:value="624.64" calcext:value-type="float">
            <text:p>624.64</text:p>
          </table:table-cell>
        </table:table-row>
        <table:table-row table:style-name="ro1">
          <table:table-cell office:value-type="float" office:value="15038753" calcext:value-type="float">
            <text:p>15038753</text:p>
          </table:table-cell>
          <table:table-cell table:formula="of:=[.A942]/1000/(60*60*24)" office:value-type="time" office:time-value="PT04H10M38.753S" calcext:value-type="time">
            <text:p>04:10:39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12.32" calcext:value-type="float">
            <text:p>512.32</text:p>
          </table:table-cell>
          <table:table-cell office:value-type="float" office:value="625.28" calcext:value-type="float">
            <text:p>625.28</text:p>
          </table:table-cell>
        </table:table-row>
        <table:table-row table:style-name="ro1">
          <table:table-cell office:value-type="float" office:value="15054753" calcext:value-type="float">
            <text:p>15054753</text:p>
          </table:table-cell>
          <table:table-cell table:formula="of:=[.A943]/1000/(60*60*24)" office:value-type="time" office:time-value="PT04H10M54.753S" calcext:value-type="time">
            <text:p>04:10:55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12.86" calcext:value-type="float">
            <text:p>512.86</text:p>
          </table:table-cell>
          <table:table-cell office:value-type="float" office:value="625.92" calcext:value-type="float">
            <text:p>625.92</text:p>
          </table:table-cell>
        </table:table-row>
        <table:table-row table:style-name="ro1">
          <table:table-cell office:value-type="float" office:value="15070753" calcext:value-type="float">
            <text:p>15070753</text:p>
          </table:table-cell>
          <table:table-cell table:formula="of:=[.A944]/1000/(60*60*24)" office:value-type="time" office:time-value="PT04H11M10.753S" calcext:value-type="time">
            <text:p>04:11:11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13.39" calcext:value-type="float">
            <text:p>513.39</text:p>
          </table:table-cell>
          <table:table-cell office:value-type="float" office:value="626.56" calcext:value-type="float">
            <text:p>626.56</text:p>
          </table:table-cell>
        </table:table-row>
        <table:table-row table:style-name="ro1">
          <table:table-cell office:value-type="float" office:value="15086753" calcext:value-type="float">
            <text:p>15086753</text:p>
          </table:table-cell>
          <table:table-cell table:formula="of:=[.A945]/1000/(60*60*24)" office:value-type="time" office:time-value="PT04H11M26.753S" calcext:value-type="time">
            <text:p>04:11:27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13.93" calcext:value-type="float">
            <text:p>513.93</text:p>
          </table:table-cell>
          <table:table-cell office:value-type="float" office:value="627.2" calcext:value-type="float">
            <text:p>627.2</text:p>
          </table:table-cell>
        </table:table-row>
        <table:table-row table:style-name="ro1">
          <table:table-cell office:value-type="float" office:value="15102753" calcext:value-type="float">
            <text:p>15102753</text:p>
          </table:table-cell>
          <table:table-cell table:formula="of:=[.A946]/1000/(60*60*24)" office:value-type="time" office:time-value="PT04H11M42.753S" calcext:value-type="time">
            <text:p>04:11:43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14.46" calcext:value-type="float">
            <text:p>514.46</text:p>
          </table:table-cell>
          <table:table-cell office:value-type="float" office:value="627.84" calcext:value-type="float">
            <text:p>627.84</text:p>
          </table:table-cell>
        </table:table-row>
        <table:table-row table:style-name="ro1">
          <table:table-cell office:value-type="float" office:value="15118753" calcext:value-type="float">
            <text:p>15118753</text:p>
          </table:table-cell>
          <table:table-cell table:formula="of:=[.A947]/1000/(60*60*24)" office:value-type="time" office:time-value="PT04H11M58.753S" calcext:value-type="time">
            <text:p>04:11:59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14.99" calcext:value-type="float">
            <text:p>514.99</text:p>
          </table:table-cell>
          <table:table-cell office:value-type="float" office:value="628.48" calcext:value-type="float">
            <text:p>628.48</text:p>
          </table:table-cell>
        </table:table-row>
        <table:table-row table:style-name="ro1">
          <table:table-cell office:value-type="float" office:value="15134753" calcext:value-type="float">
            <text:p>15134753</text:p>
          </table:table-cell>
          <table:table-cell table:formula="of:=[.A948]/1000/(60*60*24)" office:value-type="time" office:time-value="PT04H12M14.753S" calcext:value-type="time">
            <text:p>04:12:15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15.53" calcext:value-type="float">
            <text:p>515.53</text:p>
          </table:table-cell>
          <table:table-cell office:value-type="float" office:value="629.12" calcext:value-type="float">
            <text:p>629.12</text:p>
          </table:table-cell>
        </table:table-row>
        <table:table-row table:style-name="ro1">
          <table:table-cell office:value-type="float" office:value="15150753" calcext:value-type="float">
            <text:p>15150753</text:p>
          </table:table-cell>
          <table:table-cell table:formula="of:=[.A949]/1000/(60*60*24)" office:value-type="time" office:time-value="PT04H12M30.753S" calcext:value-type="time">
            <text:p>04:12:31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16.06" calcext:value-type="float">
            <text:p>516.06</text:p>
          </table:table-cell>
          <table:table-cell office:value-type="float" office:value="629.76" calcext:value-type="float">
            <text:p>629.76</text:p>
          </table:table-cell>
        </table:table-row>
        <table:table-row table:style-name="ro1">
          <table:table-cell office:value-type="float" office:value="15166753" calcext:value-type="float">
            <text:p>15166753</text:p>
          </table:table-cell>
          <table:table-cell table:formula="of:=[.A950]/1000/(60*60*24)" office:value-type="time" office:time-value="PT04H12M46.753S" calcext:value-type="time">
            <text:p>04:12:47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16.6" calcext:value-type="float">
            <text:p>516.6</text:p>
          </table:table-cell>
          <table:table-cell office:value-type="float" office:value="630.4" calcext:value-type="float">
            <text:p>630.4</text:p>
          </table:table-cell>
        </table:table-row>
        <table:table-row table:style-name="ro1">
          <table:table-cell office:value-type="float" office:value="15182753" calcext:value-type="float">
            <text:p>15182753</text:p>
          </table:table-cell>
          <table:table-cell table:formula="of:=[.A951]/1000/(60*60*24)" office:value-type="time" office:time-value="PT04H13M02.753S" calcext:value-type="time">
            <text:p>04:13:03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17.13" calcext:value-type="float">
            <text:p>517.13</text:p>
          </table:table-cell>
          <table:table-cell office:value-type="float" office:value="631.04" calcext:value-type="float">
            <text:p>631.04</text:p>
          </table:table-cell>
        </table:table-row>
        <table:table-row table:style-name="ro1">
          <table:table-cell office:value-type="float" office:value="15198753" calcext:value-type="float">
            <text:p>15198753</text:p>
          </table:table-cell>
          <table:table-cell table:formula="of:=[.A952]/1000/(60*60*24)" office:value-type="time" office:time-value="PT04H13M18.753S" calcext:value-type="time">
            <text:p>04:13:19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17.67" calcext:value-type="float">
            <text:p>517.67</text:p>
          </table:table-cell>
          <table:table-cell office:value-type="float" office:value="631.68" calcext:value-type="float">
            <text:p>631.68</text:p>
          </table:table-cell>
        </table:table-row>
        <table:table-row table:style-name="ro1">
          <table:table-cell office:value-type="float" office:value="15214753" calcext:value-type="float">
            <text:p>15214753</text:p>
          </table:table-cell>
          <table:table-cell table:formula="of:=[.A953]/1000/(60*60*24)" office:value-type="time" office:time-value="PT04H13M34.753S" calcext:value-type="time">
            <text:p>04:13:35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18.2" calcext:value-type="float">
            <text:p>518.2</text:p>
          </table:table-cell>
          <table:table-cell office:value-type="float" office:value="632.32" calcext:value-type="float">
            <text:p>632.32</text:p>
          </table:table-cell>
        </table:table-row>
        <table:table-row table:style-name="ro1">
          <table:table-cell office:value-type="float" office:value="15230753" calcext:value-type="float">
            <text:p>15230753</text:p>
          </table:table-cell>
          <table:table-cell table:formula="of:=[.A954]/1000/(60*60*24)" office:value-type="time" office:time-value="PT04H13M50.753S" calcext:value-type="time">
            <text:p>04:13:51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18.74" calcext:value-type="float">
            <text:p>518.74</text:p>
          </table:table-cell>
          <table:table-cell office:value-type="float" office:value="632.96" calcext:value-type="float">
            <text:p>632.96</text:p>
          </table:table-cell>
        </table:table-row>
        <table:table-row table:style-name="ro1">
          <table:table-cell office:value-type="float" office:value="15246753" calcext:value-type="float">
            <text:p>15246753</text:p>
          </table:table-cell>
          <table:table-cell table:formula="of:=[.A955]/1000/(60*60*24)" office:value-type="time" office:time-value="PT04H14M06.753S" calcext:value-type="time">
            <text:p>04:14:07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19.27" calcext:value-type="float">
            <text:p>519.27</text:p>
          </table:table-cell>
          <table:table-cell office:value-type="float" office:value="633.6" calcext:value-type="float">
            <text:p>633.6</text:p>
          </table:table-cell>
        </table:table-row>
        <table:table-row table:style-name="ro1">
          <table:table-cell office:value-type="float" office:value="15262753" calcext:value-type="float">
            <text:p>15262753</text:p>
          </table:table-cell>
          <table:table-cell table:formula="of:=[.A956]/1000/(60*60*24)" office:value-type="time" office:time-value="PT04H14M22.753S" calcext:value-type="time">
            <text:p>04:14:23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19.81" calcext:value-type="float">
            <text:p>519.81</text:p>
          </table:table-cell>
          <table:table-cell office:value-type="float" office:value="634.24" calcext:value-type="float">
            <text:p>634.24</text:p>
          </table:table-cell>
        </table:table-row>
        <table:table-row table:style-name="ro1">
          <table:table-cell office:value-type="float" office:value="15278753" calcext:value-type="float">
            <text:p>15278753</text:p>
          </table:table-cell>
          <table:table-cell table:formula="of:=[.A957]/1000/(60*60*24)" office:value-type="time" office:time-value="PT04H14M38.753S" calcext:value-type="time">
            <text:p>04:14:39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20.34" calcext:value-type="float">
            <text:p>520.34</text:p>
          </table:table-cell>
          <table:table-cell office:value-type="float" office:value="634.88" calcext:value-type="float">
            <text:p>634.88</text:p>
          </table:table-cell>
        </table:table-row>
        <table:table-row table:style-name="ro1">
          <table:table-cell office:value-type="float" office:value="15294753" calcext:value-type="float">
            <text:p>15294753</text:p>
          </table:table-cell>
          <table:table-cell table:formula="of:=[.A958]/1000/(60*60*24)" office:value-type="time" office:time-value="PT04H14M54.753S" calcext:value-type="time">
            <text:p>04:14:55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4.36" calcext:value-type="float">
            <text:p>144.36</text:p>
          </table:table-cell>
          <table:table-cell office:value-type="float" office:value="520.88" calcext:value-type="float">
            <text:p>520.88</text:p>
          </table:table-cell>
          <table:table-cell office:value-type="float" office:value="635.52" calcext:value-type="float">
            <text:p>635.52</text:p>
          </table:table-cell>
        </table:table-row>
        <table:table-row table:style-name="ro1">
          <table:table-cell office:value-type="float" office:value="15310753" calcext:value-type="float">
            <text:p>15310753</text:p>
          </table:table-cell>
          <table:table-cell table:formula="of:=[.A959]/1000/(60*60*24)" office:value-type="time" office:time-value="PT04H15M10.753S" calcext:value-type="time">
            <text:p>04:15:11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21.41" calcext:value-type="float">
            <text:p>521.41</text:p>
          </table:table-cell>
          <table:table-cell office:value-type="float" office:value="636.16" calcext:value-type="float">
            <text:p>636.16</text:p>
          </table:table-cell>
        </table:table-row>
        <table:table-row table:style-name="ro1">
          <table:table-cell office:value-type="float" office:value="15326753" calcext:value-type="float">
            <text:p>15326753</text:p>
          </table:table-cell>
          <table:table-cell table:formula="of:=[.A960]/1000/(60*60*24)" office:value-type="time" office:time-value="PT04H15M26.753S" calcext:value-type="time">
            <text:p>04:15:27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21.94" calcext:value-type="float">
            <text:p>521.94</text:p>
          </table:table-cell>
          <table:table-cell office:value-type="float" office:value="636.8" calcext:value-type="float">
            <text:p>636.8</text:p>
          </table:table-cell>
        </table:table-row>
        <table:table-row table:style-name="ro1">
          <table:table-cell office:value-type="float" office:value="15342753" calcext:value-type="float">
            <text:p>15342753</text:p>
          </table:table-cell>
          <table:table-cell table:formula="of:=[.A961]/1000/(60*60*24)" office:value-type="time" office:time-value="PT04H15M42.753S" calcext:value-type="time">
            <text:p>04:15:43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22.48" calcext:value-type="float">
            <text:p>522.48</text:p>
          </table:table-cell>
          <table:table-cell office:value-type="float" office:value="637.44" calcext:value-type="float">
            <text:p>637.44</text:p>
          </table:table-cell>
        </table:table-row>
        <table:table-row table:style-name="ro1">
          <table:table-cell office:value-type="float" office:value="15358753" calcext:value-type="float">
            <text:p>15358753</text:p>
          </table:table-cell>
          <table:table-cell table:formula="of:=[.A962]/1000/(60*60*24)" office:value-type="time" office:time-value="PT04H15M58.753S" calcext:value-type="time">
            <text:p>04:15:59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23.01" calcext:value-type="float">
            <text:p>523.01</text:p>
          </table:table-cell>
          <table:table-cell office:value-type="float" office:value="638.08" calcext:value-type="float">
            <text:p>638.08</text:p>
          </table:table-cell>
        </table:table-row>
        <table:table-row table:style-name="ro1">
          <table:table-cell office:value-type="float" office:value="15374753" calcext:value-type="float">
            <text:p>15374753</text:p>
          </table:table-cell>
          <table:table-cell table:formula="of:=[.A963]/1000/(60*60*24)" office:value-type="time" office:time-value="PT04H16M14.753S" calcext:value-type="time">
            <text:p>04:16:15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23.55" calcext:value-type="float">
            <text:p>523.55</text:p>
          </table:table-cell>
          <table:table-cell office:value-type="float" office:value="638.72" calcext:value-type="float">
            <text:p>638.72</text:p>
          </table:table-cell>
        </table:table-row>
        <table:table-row table:style-name="ro1">
          <table:table-cell office:value-type="float" office:value="15390753" calcext:value-type="float">
            <text:p>15390753</text:p>
          </table:table-cell>
          <table:table-cell table:formula="of:=[.A964]/1000/(60*60*24)" office:value-type="time" office:time-value="PT04H16M30.753S" calcext:value-type="time">
            <text:p>04:16:31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24.08" calcext:value-type="float">
            <text:p>524.08</text:p>
          </table:table-cell>
          <table:table-cell office:value-type="float" office:value="639.36" calcext:value-type="float">
            <text:p>639.36</text:p>
          </table:table-cell>
        </table:table-row>
        <table:table-row table:style-name="ro1">
          <table:table-cell office:value-type="float" office:value="15406753" calcext:value-type="float">
            <text:p>15406753</text:p>
          </table:table-cell>
          <table:table-cell table:formula="of:=[.A965]/1000/(60*60*24)" office:value-type="time" office:time-value="PT04H16M46.753S" calcext:value-type="time">
            <text:p>04:16:47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24.62" calcext:value-type="float">
            <text:p>524.62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5422753" calcext:value-type="float">
            <text:p>15422753</text:p>
          </table:table-cell>
          <table:table-cell table:formula="of:=[.A966]/1000/(60*60*24)" office:value-type="time" office:time-value="PT04H17M02.753S" calcext:value-type="time">
            <text:p>04:17:03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25.15" calcext:value-type="float">
            <text:p>525.15</text:p>
          </table:table-cell>
          <table:table-cell office:value-type="float" office:value="640.64" calcext:value-type="float">
            <text:p>640.64</text:p>
          </table:table-cell>
        </table:table-row>
        <table:table-row table:style-name="ro1">
          <table:table-cell office:value-type="float" office:value="15438753" calcext:value-type="float">
            <text:p>15438753</text:p>
          </table:table-cell>
          <table:table-cell table:formula="of:=[.A967]/1000/(60*60*24)" office:value-type="time" office:time-value="PT04H17M18.753S" calcext:value-type="time">
            <text:p>04:17:19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25.68" calcext:value-type="float">
            <text:p>525.68</text:p>
          </table:table-cell>
          <table:table-cell office:value-type="float" office:value="641.28" calcext:value-type="float">
            <text:p>641.28</text:p>
          </table:table-cell>
        </table:table-row>
        <table:table-row table:style-name="ro1">
          <table:table-cell office:value-type="float" office:value="15454753" calcext:value-type="float">
            <text:p>15454753</text:p>
          </table:table-cell>
          <table:table-cell table:formula="of:=[.A968]/1000/(60*60*24)" office:value-type="time" office:time-value="PT04H17M34.753S" calcext:value-type="time">
            <text:p>04:17:35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26.22" calcext:value-type="float">
            <text:p>526.22</text:p>
          </table:table-cell>
          <table:table-cell office:value-type="float" office:value="641.92" calcext:value-type="float">
            <text:p>641.92</text:p>
          </table:table-cell>
        </table:table-row>
        <table:table-row table:style-name="ro1">
          <table:table-cell office:value-type="float" office:value="15470753" calcext:value-type="float">
            <text:p>15470753</text:p>
          </table:table-cell>
          <table:table-cell table:formula="of:=[.A969]/1000/(60*60*24)" office:value-type="time" office:time-value="PT04H17M50.753S" calcext:value-type="time">
            <text:p>04:17:51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26.75" calcext:value-type="float">
            <text:p>526.75</text:p>
          </table:table-cell>
          <table:table-cell office:value-type="float" office:value="642.55" calcext:value-type="float">
            <text:p>642.55</text:p>
          </table:table-cell>
        </table:table-row>
        <table:table-row table:style-name="ro1">
          <table:table-cell office:value-type="float" office:value="15486753" calcext:value-type="float">
            <text:p>15486753</text:p>
          </table:table-cell>
          <table:table-cell table:formula="of:=[.A970]/1000/(60*60*24)" office:value-type="time" office:time-value="PT04H18M06.753S" calcext:value-type="time">
            <text:p>04:18:07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27.29" calcext:value-type="float">
            <text:p>527.29</text:p>
          </table:table-cell>
          <table:table-cell office:value-type="float" office:value="643.19" calcext:value-type="float">
            <text:p>643.19</text:p>
          </table:table-cell>
        </table:table-row>
        <table:table-row table:style-name="ro1">
          <table:table-cell office:value-type="float" office:value="15502753" calcext:value-type="float">
            <text:p>15502753</text:p>
          </table:table-cell>
          <table:table-cell table:formula="of:=[.A971]/1000/(60*60*24)" office:value-type="time" office:time-value="PT04H18M22.753S" calcext:value-type="time">
            <text:p>04:18:23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27.82" calcext:value-type="float">
            <text:p>527.82</text:p>
          </table:table-cell>
          <table:table-cell office:value-type="float" office:value="643.83" calcext:value-type="float">
            <text:p>643.83</text:p>
          </table:table-cell>
        </table:table-row>
        <table:table-row table:style-name="ro1">
          <table:table-cell office:value-type="float" office:value="15518753" calcext:value-type="float">
            <text:p>15518753</text:p>
          </table:table-cell>
          <table:table-cell table:formula="of:=[.A972]/1000/(60*60*24)" office:value-type="time" office:time-value="PT04H18M38.753S" calcext:value-type="time">
            <text:p>04:18:39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28.35" calcext:value-type="float">
            <text:p>528.35</text:p>
          </table:table-cell>
          <table:table-cell office:value-type="float" office:value="644.47" calcext:value-type="float">
            <text:p>644.47</text:p>
          </table:table-cell>
        </table:table-row>
        <table:table-row table:style-name="ro1">
          <table:table-cell office:value-type="float" office:value="15534753" calcext:value-type="float">
            <text:p>15534753</text:p>
          </table:table-cell>
          <table:table-cell table:formula="of:=[.A973]/1000/(60*60*24)" office:value-type="time" office:time-value="PT04H18M54.753S" calcext:value-type="time">
            <text:p>04:18:55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28.89" calcext:value-type="float">
            <text:p>528.89</text:p>
          </table:table-cell>
          <table:table-cell office:value-type="float" office:value="645.11" calcext:value-type="float">
            <text:p>645.11</text:p>
          </table:table-cell>
        </table:table-row>
        <table:table-row table:style-name="ro1">
          <table:table-cell office:value-type="float" office:value="15550753" calcext:value-type="float">
            <text:p>15550753</text:p>
          </table:table-cell>
          <table:table-cell table:formula="of:=[.A974]/1000/(60*60*24)" office:value-type="time" office:time-value="PT04H19M10.753S" calcext:value-type="time">
            <text:p>04:19:11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29.42" calcext:value-type="float">
            <text:p>529.42</text:p>
          </table:table-cell>
          <table:table-cell office:value-type="float" office:value="645.75" calcext:value-type="float">
            <text:p>645.75</text:p>
          </table:table-cell>
        </table:table-row>
        <table:table-row table:style-name="ro1">
          <table:table-cell office:value-type="float" office:value="15566753" calcext:value-type="float">
            <text:p>15566753</text:p>
          </table:table-cell>
          <table:table-cell table:formula="of:=[.A975]/1000/(60*60*24)" office:value-type="time" office:time-value="PT04H19M26.753S" calcext:value-type="time">
            <text:p>04:19:27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29.96" calcext:value-type="float">
            <text:p>529.96</text:p>
          </table:table-cell>
          <table:table-cell office:value-type="float" office:value="646.39" calcext:value-type="float">
            <text:p>646.39</text:p>
          </table:table-cell>
        </table:table-row>
        <table:table-row table:style-name="ro1">
          <table:table-cell office:value-type="float" office:value="15582753" calcext:value-type="float">
            <text:p>15582753</text:p>
          </table:table-cell>
          <table:table-cell table:formula="of:=[.A976]/1000/(60*60*24)" office:value-type="time" office:time-value="PT04H19M42.753S" calcext:value-type="time">
            <text:p>04:19:43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30.49" calcext:value-type="float">
            <text:p>530.49</text:p>
          </table:table-cell>
          <table:table-cell office:value-type="float" office:value="647.03" calcext:value-type="float">
            <text:p>647.03</text:p>
          </table:table-cell>
        </table:table-row>
        <table:table-row table:style-name="ro1">
          <table:table-cell office:value-type="float" office:value="15598753" calcext:value-type="float">
            <text:p>15598753</text:p>
          </table:table-cell>
          <table:table-cell table:formula="of:=[.A977]/1000/(60*60*24)" office:value-type="time" office:time-value="PT04H19M58.753S" calcext:value-type="time">
            <text:p>04:19:59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31.03" calcext:value-type="float">
            <text:p>531.03</text:p>
          </table:table-cell>
          <table:table-cell office:value-type="float" office:value="647.67" calcext:value-type="float">
            <text:p>647.67</text:p>
          </table:table-cell>
        </table:table-row>
        <table:table-row table:style-name="ro1">
          <table:table-cell office:value-type="float" office:value="15614753" calcext:value-type="float">
            <text:p>15614753</text:p>
          </table:table-cell>
          <table:table-cell table:formula="of:=[.A978]/1000/(60*60*24)" office:value-type="time" office:time-value="PT04H20M14.753S" calcext:value-type="time">
            <text:p>04:20:15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31.56" calcext:value-type="float">
            <text:p>531.56</text:p>
          </table:table-cell>
          <table:table-cell office:value-type="float" office:value="648.3" calcext:value-type="float">
            <text:p>648.3</text:p>
          </table:table-cell>
        </table:table-row>
        <table:table-row table:style-name="ro1">
          <table:table-cell office:value-type="float" office:value="15630753" calcext:value-type="float">
            <text:p>15630753</text:p>
          </table:table-cell>
          <table:table-cell table:formula="of:=[.A979]/1000/(60*60*24)" office:value-type="time" office:time-value="PT04H20M30.753S" calcext:value-type="time">
            <text:p>04:20:31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32.09" calcext:value-type="float">
            <text:p>532.09</text:p>
          </table:table-cell>
          <table:table-cell office:value-type="float" office:value="648.94" calcext:value-type="float">
            <text:p>648.94</text:p>
          </table:table-cell>
        </table:table-row>
        <table:table-row table:style-name="ro1">
          <table:table-cell office:value-type="float" office:value="15646753" calcext:value-type="float">
            <text:p>15646753</text:p>
          </table:table-cell>
          <table:table-cell table:formula="of:=[.A980]/1000/(60*60*24)" office:value-type="time" office:time-value="PT04H20M46.753S" calcext:value-type="time">
            <text:p>04:20:47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32.63" calcext:value-type="float">
            <text:p>532.63</text:p>
          </table:table-cell>
          <table:table-cell office:value-type="float" office:value="649.58" calcext:value-type="float">
            <text:p>649.58</text:p>
          </table:table-cell>
        </table:table-row>
        <table:table-row table:style-name="ro1">
          <table:table-cell office:value-type="float" office:value="15662753" calcext:value-type="float">
            <text:p>15662753</text:p>
          </table:table-cell>
          <table:table-cell table:formula="of:=[.A981]/1000/(60*60*24)" office:value-type="time" office:time-value="PT04H21M02.753S" calcext:value-type="time">
            <text:p>04:21:03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33.16" calcext:value-type="float">
            <text:p>533.16</text:p>
          </table:table-cell>
          <table:table-cell office:value-type="float" office:value="650.22" calcext:value-type="float">
            <text:p>650.22</text:p>
          </table:table-cell>
        </table:table-row>
        <table:table-row table:style-name="ro1">
          <table:table-cell office:value-type="float" office:value="15678753" calcext:value-type="float">
            <text:p>15678753</text:p>
          </table:table-cell>
          <table:table-cell table:formula="of:=[.A982]/1000/(60*60*24)" office:value-type="time" office:time-value="PT04H21M18.753S" calcext:value-type="time">
            <text:p>04:21:19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33.7" calcext:value-type="float">
            <text:p>533.7</text:p>
          </table:table-cell>
          <table:table-cell office:value-type="float" office:value="650.86" calcext:value-type="float">
            <text:p>650.86</text:p>
          </table:table-cell>
        </table:table-row>
        <table:table-row table:style-name="ro1">
          <table:table-cell office:value-type="float" office:value="15694753" calcext:value-type="float">
            <text:p>15694753</text:p>
          </table:table-cell>
          <table:table-cell table:formula="of:=[.A983]/1000/(60*60*24)" office:value-type="time" office:time-value="PT04H21M34.753S" calcext:value-type="time">
            <text:p>04:21:35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34.23" calcext:value-type="float">
            <text:p>534.23</text:p>
          </table:table-cell>
          <table:table-cell office:value-type="float" office:value="651.5" calcext:value-type="float">
            <text:p>651.5</text:p>
          </table:table-cell>
        </table:table-row>
        <table:table-row table:style-name="ro1">
          <table:table-cell office:value-type="float" office:value="15710753" calcext:value-type="float">
            <text:p>15710753</text:p>
          </table:table-cell>
          <table:table-cell table:formula="of:=[.A984]/1000/(60*60*24)" office:value-type="time" office:time-value="PT04H21M50.753S" calcext:value-type="time">
            <text:p>04:21:51</text:p>
          </table:table-cell>
          <table:table-cell office:value-type="float" office:value="1.19" calcext:value-type="float">
            <text:p>1.19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28" calcext:value-type="float">
            <text:p>143.28</text:p>
          </table:table-cell>
          <table:table-cell office:value-type="float" office:value="534.77" calcext:value-type="float">
            <text:p>534.77</text:p>
          </table:table-cell>
          <table:table-cell office:value-type="float" office:value="652.14" calcext:value-type="float">
            <text:p>652.14</text:p>
          </table:table-cell>
        </table:table-row>
        <table:table-row table:style-name="ro1">
          <table:table-cell office:value-type="float" office:value="15726753" calcext:value-type="float">
            <text:p>15726753</text:p>
          </table:table-cell>
          <table:table-cell table:formula="of:=[.A985]/1000/(60*60*24)" office:value-type="time" office:time-value="PT04H22M06.753S" calcext:value-type="time">
            <text:p>04:22:07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35.3" calcext:value-type="float">
            <text:p>535.3</text:p>
          </table:table-cell>
          <table:table-cell office:value-type="float" office:value="652.77" calcext:value-type="float">
            <text:p>652.77</text:p>
          </table:table-cell>
        </table:table-row>
        <table:table-row table:style-name="ro1">
          <table:table-cell office:value-type="float" office:value="15742753" calcext:value-type="float">
            <text:p>15742753</text:p>
          </table:table-cell>
          <table:table-cell table:formula="of:=[.A986]/1000/(60*60*24)" office:value-type="time" office:time-value="PT04H22M22.753S" calcext:value-type="time">
            <text:p>04:22:23</text:p>
          </table:table-cell>
          <table:table-cell office:value-type="float" office:value="1.19" calcext:value-type="float">
            <text:p>1.19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28" calcext:value-type="float">
            <text:p>143.28</text:p>
          </table:table-cell>
          <table:table-cell office:value-type="float" office:value="535.83" calcext:value-type="float">
            <text:p>535.83</text:p>
          </table:table-cell>
          <table:table-cell office:value-type="float" office:value="653.41" calcext:value-type="float">
            <text:p>653.41</text:p>
          </table:table-cell>
        </table:table-row>
        <table:table-row table:style-name="ro1">
          <table:table-cell office:value-type="float" office:value="15758753" calcext:value-type="float">
            <text:p>15758753</text:p>
          </table:table-cell>
          <table:table-cell table:formula="of:=[.A987]/1000/(60*60*24)" office:value-type="time" office:time-value="PT04H22M38.753S" calcext:value-type="time">
            <text:p>04:22:39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36.37" calcext:value-type="float">
            <text:p>536.37</text:p>
          </table:table-cell>
          <table:table-cell office:value-type="float" office:value="654.05" calcext:value-type="float">
            <text:p>654.05</text:p>
          </table:table-cell>
        </table:table-row>
        <table:table-row table:style-name="ro1">
          <table:table-cell office:value-type="float" office:value="15774753" calcext:value-type="float">
            <text:p>15774753</text:p>
          </table:table-cell>
          <table:table-cell table:formula="of:=[.A988]/1000/(60*60*24)" office:value-type="time" office:time-value="PT04H22M54.753S" calcext:value-type="time">
            <text:p>04:22:55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36.9" calcext:value-type="float">
            <text:p>536.9</text:p>
          </table:table-cell>
          <table:table-cell office:value-type="float" office:value="654.69" calcext:value-type="float">
            <text:p>654.69</text:p>
          </table:table-cell>
        </table:table-row>
        <table:table-row table:style-name="ro1">
          <table:table-cell office:value-type="float" office:value="15790753" calcext:value-type="float">
            <text:p>15790753</text:p>
          </table:table-cell>
          <table:table-cell table:formula="of:=[.A989]/1000/(60*60*24)" office:value-type="time" office:time-value="PT04H23M10.753S" calcext:value-type="time">
            <text:p>04:23:11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37.44" calcext:value-type="float">
            <text:p>537.44</text:p>
          </table:table-cell>
          <table:table-cell office:value-type="float" office:value="655.33" calcext:value-type="float">
            <text:p>655.33</text:p>
          </table:table-cell>
        </table:table-row>
        <table:table-row table:style-name="ro1">
          <table:table-cell office:value-type="float" office:value="15806753" calcext:value-type="float">
            <text:p>15806753</text:p>
          </table:table-cell>
          <table:table-cell table:formula="of:=[.A990]/1000/(60*60*24)" office:value-type="time" office:time-value="PT04H23M26.753S" calcext:value-type="time">
            <text:p>04:23:27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37.97" calcext:value-type="float">
            <text:p>537.97</text:p>
          </table:table-cell>
          <table:table-cell office:value-type="float" office:value="655.97" calcext:value-type="float">
            <text:p>655.97</text:p>
          </table:table-cell>
        </table:table-row>
        <table:table-row table:style-name="ro1">
          <table:table-cell office:value-type="float" office:value="15822753" calcext:value-type="float">
            <text:p>15822753</text:p>
          </table:table-cell>
          <table:table-cell table:formula="of:=[.A991]/1000/(60*60*24)" office:value-type="time" office:time-value="PT04H23M42.753S" calcext:value-type="time">
            <text:p>04:23:43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38.5" calcext:value-type="float">
            <text:p>538.5</text:p>
          </table:table-cell>
          <table:table-cell office:value-type="float" office:value="656.6" calcext:value-type="float">
            <text:p>656.6</text:p>
          </table:table-cell>
        </table:table-row>
        <table:table-row table:style-name="ro1">
          <table:table-cell office:value-type="float" office:value="15838753" calcext:value-type="float">
            <text:p>15838753</text:p>
          </table:table-cell>
          <table:table-cell table:formula="of:=[.A992]/1000/(60*60*24)" office:value-type="time" office:time-value="PT04H23M58.753S" calcext:value-type="time">
            <text:p>04:23:59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39.04" calcext:value-type="float">
            <text:p>539.04</text:p>
          </table:table-cell>
          <table:table-cell office:value-type="float" office:value="657.24" calcext:value-type="float">
            <text:p>657.24</text:p>
          </table:table-cell>
        </table:table-row>
        <table:table-row table:style-name="ro1">
          <table:table-cell office:value-type="float" office:value="15854753" calcext:value-type="float">
            <text:p>15854753</text:p>
          </table:table-cell>
          <table:table-cell table:formula="of:=[.A993]/1000/(60*60*24)" office:value-type="time" office:time-value="PT04H24M14.753S" calcext:value-type="time">
            <text:p>04:24:15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39.57" calcext:value-type="float">
            <text:p>539.57</text:p>
          </table:table-cell>
          <table:table-cell office:value-type="float" office:value="657.88" calcext:value-type="float">
            <text:p>657.88</text:p>
          </table:table-cell>
        </table:table-row>
        <table:table-row table:style-name="ro1">
          <table:table-cell office:value-type="float" office:value="15870753" calcext:value-type="float">
            <text:p>15870753</text:p>
          </table:table-cell>
          <table:table-cell table:formula="of:=[.A994]/1000/(60*60*24)" office:value-type="time" office:time-value="PT04H24M30.753S" calcext:value-type="time">
            <text:p>04:24:31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40.11" calcext:value-type="float">
            <text:p>540.11</text:p>
          </table:table-cell>
          <table:table-cell office:value-type="float" office:value="658.52" calcext:value-type="float">
            <text:p>658.52</text:p>
          </table:table-cell>
        </table:table-row>
        <table:table-row table:style-name="ro1">
          <table:table-cell office:value-type="float" office:value="15886753" calcext:value-type="float">
            <text:p>15886753</text:p>
          </table:table-cell>
          <table:table-cell table:formula="of:=[.A995]/1000/(60*60*24)" office:value-type="time" office:time-value="PT04H24M46.753S" calcext:value-type="time">
            <text:p>04:24:47</text:p>
          </table:table-cell>
          <table:table-cell office:value-type="float" office:value="1.19" calcext:value-type="float">
            <text:p>1.19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28" calcext:value-type="float">
            <text:p>143.28</text:p>
          </table:table-cell>
          <table:table-cell office:value-type="float" office:value="540.64" calcext:value-type="float">
            <text:p>540.64</text:p>
          </table:table-cell>
          <table:table-cell office:value-type="float" office:value="659.16" calcext:value-type="float">
            <text:p>659.16</text:p>
          </table:table-cell>
        </table:table-row>
        <table:table-row table:style-name="ro1">
          <table:table-cell office:value-type="float" office:value="15902753" calcext:value-type="float">
            <text:p>15902753</text:p>
          </table:table-cell>
          <table:table-cell table:formula="of:=[.A996]/1000/(60*60*24)" office:value-type="time" office:time-value="PT04H25M02.753S" calcext:value-type="time">
            <text:p>04:25:03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41.17" calcext:value-type="float">
            <text:p>541.17</text:p>
          </table:table-cell>
          <table:table-cell office:value-type="float" office:value="659.79" calcext:value-type="float">
            <text:p>659.79</text:p>
          </table:table-cell>
        </table:table-row>
        <table:table-row table:style-name="ro1">
          <table:table-cell office:value-type="float" office:value="15918753" calcext:value-type="float">
            <text:p>15918753</text:p>
          </table:table-cell>
          <table:table-cell table:formula="of:=[.A997]/1000/(60*60*24)" office:value-type="time" office:time-value="PT04H25M18.753S" calcext:value-type="time">
            <text:p>04:25:19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41.71" calcext:value-type="float">
            <text:p>541.71</text:p>
          </table:table-cell>
          <table:table-cell office:value-type="float" office:value="660.43" calcext:value-type="float">
            <text:p>660.43</text:p>
          </table:table-cell>
        </table:table-row>
        <table:table-row table:style-name="ro1">
          <table:table-cell office:value-type="float" office:value="15934753" calcext:value-type="float">
            <text:p>15934753</text:p>
          </table:table-cell>
          <table:table-cell table:formula="of:=[.A998]/1000/(60*60*24)" office:value-type="time" office:time-value="PT04H25M34.753S" calcext:value-type="time">
            <text:p>04:25:35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42.24" calcext:value-type="float">
            <text:p>542.24</text:p>
          </table:table-cell>
          <table:table-cell office:value-type="float" office:value="661.07" calcext:value-type="float">
            <text:p>661.07</text:p>
          </table:table-cell>
        </table:table-row>
        <table:table-row table:style-name="ro1">
          <table:table-cell office:value-type="float" office:value="15950753" calcext:value-type="float">
            <text:p>15950753</text:p>
          </table:table-cell>
          <table:table-cell table:formula="of:=[.A999]/1000/(60*60*24)" office:value-type="time" office:time-value="PT04H25M50.753S" calcext:value-type="time">
            <text:p>04:25:51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42.78" calcext:value-type="float">
            <text:p>542.78</text:p>
          </table:table-cell>
          <table:table-cell office:value-type="float" office:value="661.71" calcext:value-type="float">
            <text:p>661.71</text:p>
          </table:table-cell>
        </table:table-row>
        <table:table-row table:style-name="ro1">
          <table:table-cell office:value-type="float" office:value="15966753" calcext:value-type="float">
            <text:p>15966753</text:p>
          </table:table-cell>
          <table:table-cell table:formula="of:=[.A1000]/1000/(60*60*24)" office:value-type="time" office:time-value="PT04H26M06.753S" calcext:value-type="time">
            <text:p>04:26:07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43.31" calcext:value-type="float">
            <text:p>543.31</text:p>
          </table:table-cell>
          <table:table-cell office:value-type="float" office:value="662.34" calcext:value-type="float">
            <text:p>662.34</text:p>
          </table:table-cell>
        </table:table-row>
        <table:table-row table:style-name="ro1">
          <table:table-cell office:value-type="float" office:value="15982753" calcext:value-type="float">
            <text:p>15982753</text:p>
          </table:table-cell>
          <table:table-cell table:formula="of:=[.A1001]/1000/(60*60*24)" office:value-type="time" office:time-value="PT04H26M22.753S" calcext:value-type="time">
            <text:p>04:26:23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43.84" calcext:value-type="float">
            <text:p>543.84</text:p>
          </table:table-cell>
          <table:table-cell office:value-type="float" office:value="662.98" calcext:value-type="float">
            <text:p>662.98</text:p>
          </table:table-cell>
        </table:table-row>
        <table:table-row table:style-name="ro1">
          <table:table-cell office:value-type="float" office:value="15998753" calcext:value-type="float">
            <text:p>15998753</text:p>
          </table:table-cell>
          <table:table-cell table:formula="of:=[.A1002]/1000/(60*60*24)" office:value-type="time" office:time-value="PT04H26M38.753S" calcext:value-type="time">
            <text:p>04:26:39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44.38" calcext:value-type="float">
            <text:p>544.38</text:p>
          </table:table-cell>
          <table:table-cell office:value-type="float" office:value="663.62" calcext:value-type="float">
            <text:p>663.62</text:p>
          </table:table-cell>
        </table:table-row>
        <table:table-row table:style-name="ro1">
          <table:table-cell office:value-type="float" office:value="16014753" calcext:value-type="float">
            <text:p>16014753</text:p>
          </table:table-cell>
          <table:table-cell table:formula="of:=[.A1003]/1000/(60*60*24)" office:value-type="time" office:time-value="PT04H26M54.753S" calcext:value-type="time">
            <text:p>04:26:55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44.91" calcext:value-type="float">
            <text:p>544.91</text:p>
          </table:table-cell>
          <table:table-cell office:value-type="float" office:value="664.25" calcext:value-type="float">
            <text:p>664.25</text:p>
          </table:table-cell>
        </table:table-row>
        <table:table-row table:style-name="ro1">
          <table:table-cell office:value-type="float" office:value="16030753" calcext:value-type="float">
            <text:p>16030753</text:p>
          </table:table-cell>
          <table:table-cell table:formula="of:=[.A1004]/1000/(60*60*24)" office:value-type="time" office:time-value="PT04H27M10.753S" calcext:value-type="time">
            <text:p>04:27:11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45.44" calcext:value-type="float">
            <text:p>545.44</text:p>
          </table:table-cell>
          <table:table-cell office:value-type="float" office:value="664.89" calcext:value-type="float">
            <text:p>664.89</text:p>
          </table:table-cell>
        </table:table-row>
        <table:table-row table:style-name="ro1">
          <table:table-cell office:value-type="float" office:value="16046753" calcext:value-type="float">
            <text:p>16046753</text:p>
          </table:table-cell>
          <table:table-cell table:formula="of:=[.A1005]/1000/(60*60*24)" office:value-type="time" office:time-value="PT04H27M26.753S" calcext:value-type="time">
            <text:p>04:27:27</text:p>
          </table:table-cell>
          <table:table-cell office:value-type="float" office:value="1.2" calcext:value-type="float">
            <text:p>1.2</text:p>
          </table:table-cell>
          <table:table-cell office:value-type="float" office:value="120" calcext:value-type="float">
            <text:p>120</text:p>
          </table:table-cell>
          <table:table-cell office:value-type="float" office:value="143.52" calcext:value-type="float">
            <text:p>143.52</text:p>
          </table:table-cell>
          <table:table-cell office:value-type="float" office:value="545.98" calcext:value-type="float">
            <text:p>545.98</text:p>
          </table:table-cell>
          <table:table-cell office:value-type="float" office:value="665.53" calcext:value-type="float">
            <text:p>665.53</text:p>
          </table:table-cell>
        </table:table-row>
        <table:table-row table:style-name="ro1">
          <table:table-cell office:value-type="float" office:value="16062753" calcext:value-type="float">
            <text:p>16062753</text:p>
          </table:table-cell>
          <table:table-cell table:formula="of:=[.A1006]/1000/(60*60*24)" office:value-type="time" office:time-value="PT04H27M42.753S" calcext:value-type="time">
            <text:p>04:27:43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46.51" calcext:value-type="float">
            <text:p>546.51</text:p>
          </table:table-cell>
          <table:table-cell office:value-type="float" office:value="666.17" calcext:value-type="float">
            <text:p>666.17</text:p>
          </table:table-cell>
        </table:table-row>
        <table:table-row table:style-name="ro1">
          <table:table-cell office:value-type="float" office:value="16078753" calcext:value-type="float">
            <text:p>16078753</text:p>
          </table:table-cell>
          <table:table-cell table:formula="of:=[.A1007]/1000/(60*60*24)" office:value-type="time" office:time-value="PT04H27M58.753S" calcext:value-type="time">
            <text:p>04:27:59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47.05" calcext:value-type="float">
            <text:p>547.05</text:p>
          </table:table-cell>
          <table:table-cell office:value-type="float" office:value="666.8" calcext:value-type="float">
            <text:p>666.8</text:p>
          </table:table-cell>
        </table:table-row>
        <table:table-row table:style-name="ro1">
          <table:table-cell office:value-type="float" office:value="16094753" calcext:value-type="float">
            <text:p>16094753</text:p>
          </table:table-cell>
          <table:table-cell table:formula="of:=[.A1008]/1000/(60*60*24)" office:value-type="time" office:time-value="PT04H28M14.753S" calcext:value-type="time">
            <text:p>04:28:15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47.58" calcext:value-type="float">
            <text:p>547.58</text:p>
          </table:table-cell>
          <table:table-cell office:value-type="float" office:value="667.44" calcext:value-type="float">
            <text:p>667.44</text:p>
          </table:table-cell>
        </table:table-row>
        <table:table-row table:style-name="ro1">
          <table:table-cell office:value-type="float" office:value="16110753" calcext:value-type="float">
            <text:p>16110753</text:p>
          </table:table-cell>
          <table:table-cell table:formula="of:=[.A1009]/1000/(60*60*24)" office:value-type="time" office:time-value="PT04H28M30.753S" calcext:value-type="time">
            <text:p>04:28:31</text:p>
          </table:table-cell>
          <table:table-cell office:value-type="float" office:value="1.2" calcext:value-type="float">
            <text:p>1.2</text:p>
          </table:table-cell>
          <table:table-cell office:value-type="float" office:value="120" calcext:value-type="float">
            <text:p>120</text:p>
          </table:table-cell>
          <table:table-cell office:value-type="float" office:value="143.52" calcext:value-type="float">
            <text:p>143.52</text:p>
          </table:table-cell>
          <table:table-cell office:value-type="float" office:value="548.11" calcext:value-type="float">
            <text:p>548.11</text:p>
          </table:table-cell>
          <table:table-cell office:value-type="float" office:value="668.07" calcext:value-type="float">
            <text:p>668.07</text:p>
          </table:table-cell>
        </table:table-row>
        <table:table-row table:style-name="ro1">
          <table:table-cell office:value-type="float" office:value="16126753" calcext:value-type="float">
            <text:p>16126753</text:p>
          </table:table-cell>
          <table:table-cell table:formula="of:=[.A1010]/1000/(60*60*24)" office:value-type="time" office:time-value="PT04H28M46.753S" calcext:value-type="time">
            <text:p>04:28:47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48.65" calcext:value-type="float">
            <text:p>548.65</text:p>
          </table:table-cell>
          <table:table-cell office:value-type="float" office:value="668.71" calcext:value-type="float">
            <text:p>668.71</text:p>
          </table:table-cell>
        </table:table-row>
        <table:table-row table:style-name="ro1">
          <table:table-cell office:value-type="float" office:value="16142753" calcext:value-type="float">
            <text:p>16142753</text:p>
          </table:table-cell>
          <table:table-cell table:formula="of:=[.A1011]/1000/(60*60*24)" office:value-type="time" office:time-value="PT04H29M02.753S" calcext:value-type="time">
            <text:p>04:29:03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49.18" calcext:value-type="float">
            <text:p>549.18</text:p>
          </table:table-cell>
          <table:table-cell office:value-type="float" office:value="669.35" calcext:value-type="float">
            <text:p>669.35</text:p>
          </table:table-cell>
        </table:table-row>
        <table:table-row table:style-name="ro1">
          <table:table-cell office:value-type="float" office:value="16158753" calcext:value-type="float">
            <text:p>16158753</text:p>
          </table:table-cell>
          <table:table-cell table:formula="of:=[.A1012]/1000/(60*60*24)" office:value-type="time" office:time-value="PT04H29M18.753S" calcext:value-type="time">
            <text:p>04:29:19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49.71" calcext:value-type="float">
            <text:p>549.71</text:p>
          </table:table-cell>
          <table:table-cell office:value-type="float" office:value="669.98" calcext:value-type="float">
            <text:p>669.98</text:p>
          </table:table-cell>
        </table:table-row>
        <table:table-row table:style-name="ro1">
          <table:table-cell office:value-type="float" office:value="16174753" calcext:value-type="float">
            <text:p>16174753</text:p>
          </table:table-cell>
          <table:table-cell table:formula="of:=[.A1013]/1000/(60*60*24)" office:value-type="time" office:time-value="PT04H29M34.753S" calcext:value-type="time">
            <text:p>04:29:35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50.25" calcext:value-type="float">
            <text:p>550.25</text:p>
          </table:table-cell>
          <table:table-cell office:value-type="float" office:value="670.62" calcext:value-type="float">
            <text:p>670.62</text:p>
          </table:table-cell>
        </table:table-row>
        <table:table-row table:style-name="ro1">
          <table:table-cell office:value-type="float" office:value="16190753" calcext:value-type="float">
            <text:p>16190753</text:p>
          </table:table-cell>
          <table:table-cell table:formula="of:=[.A1014]/1000/(60*60*24)" office:value-type="time" office:time-value="PT04H29M50.753S" calcext:value-type="time">
            <text:p>04:29:51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50.78" calcext:value-type="float">
            <text:p>550.78</text:p>
          </table:table-cell>
          <table:table-cell office:value-type="float" office:value="671.25" calcext:value-type="float">
            <text:p>671.25</text:p>
          </table:table-cell>
        </table:table-row>
        <table:table-row table:style-name="ro1">
          <table:table-cell office:value-type="float" office:value="16206753" calcext:value-type="float">
            <text:p>16206753</text:p>
          </table:table-cell>
          <table:table-cell table:formula="of:=[.A1015]/1000/(60*60*24)" office:value-type="time" office:time-value="PT04H30M06.753S" calcext:value-type="time">
            <text:p>04:30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51.31" calcext:value-type="float">
            <text:p>551.31</text:p>
          </table:table-cell>
          <table:table-cell office:value-type="float" office:value="671.89" calcext:value-type="float">
            <text:p>671.89</text:p>
          </table:table-cell>
        </table:table-row>
        <table:table-row table:style-name="ro1">
          <table:table-cell office:value-type="float" office:value="16222753" calcext:value-type="float">
            <text:p>16222753</text:p>
          </table:table-cell>
          <table:table-cell table:formula="of:=[.A1016]/1000/(60*60*24)" office:value-type="time" office:time-value="PT04H30M22.753S" calcext:value-type="time">
            <text:p>04:30:23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51.85" calcext:value-type="float">
            <text:p>551.85</text:p>
          </table:table-cell>
          <table:table-cell office:value-type="float" office:value="672.53" calcext:value-type="float">
            <text:p>672.53</text:p>
          </table:table-cell>
        </table:table-row>
        <table:table-row table:style-name="ro1">
          <table:table-cell office:value-type="float" office:value="16238753" calcext:value-type="float">
            <text:p>16238753</text:p>
          </table:table-cell>
          <table:table-cell table:formula="of:=[.A1017]/1000/(60*60*24)" office:value-type="time" office:time-value="PT04H30M38.753S" calcext:value-type="time">
            <text:p>04:30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52.38" calcext:value-type="float">
            <text:p>552.38</text:p>
          </table:table-cell>
          <table:table-cell office:value-type="float" office:value="673.16" calcext:value-type="float">
            <text:p>673.16</text:p>
          </table:table-cell>
        </table:table-row>
        <table:table-row table:style-name="ro1">
          <table:table-cell office:value-type="float" office:value="16254753" calcext:value-type="float">
            <text:p>16254753</text:p>
          </table:table-cell>
          <table:table-cell table:formula="of:=[.A1018]/1000/(60*60*24)" office:value-type="time" office:time-value="PT04H30M54.753S" calcext:value-type="time">
            <text:p>04:30:55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52.91" calcext:value-type="float">
            <text:p>552.91</text:p>
          </table:table-cell>
          <table:table-cell office:value-type="float" office:value="673.8" calcext:value-type="float">
            <text:p>673.8</text:p>
          </table:table-cell>
        </table:table-row>
        <table:table-row table:style-name="ro1">
          <table:table-cell office:value-type="float" office:value="16270753" calcext:value-type="float">
            <text:p>16270753</text:p>
          </table:table-cell>
          <table:table-cell table:formula="of:=[.A1019]/1000/(60*60*24)" office:value-type="time" office:time-value="PT04H31M10.753S" calcext:value-type="time">
            <text:p>04:31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53.45" calcext:value-type="float">
            <text:p>553.45</text:p>
          </table:table-cell>
          <table:table-cell office:value-type="float" office:value="674.43" calcext:value-type="float">
            <text:p>674.43</text:p>
          </table:table-cell>
        </table:table-row>
        <table:table-row table:style-name="ro1">
          <table:table-cell office:value-type="float" office:value="16286753" calcext:value-type="float">
            <text:p>16286753</text:p>
          </table:table-cell>
          <table:table-cell table:formula="of:=[.A1020]/1000/(60*60*24)" office:value-type="time" office:time-value="PT04H31M26.753S" calcext:value-type="time">
            <text:p>04:31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53.98" calcext:value-type="float">
            <text:p>553.98</text:p>
          </table:table-cell>
          <table:table-cell office:value-type="float" office:value="675.07" calcext:value-type="float">
            <text:p>675.07</text:p>
          </table:table-cell>
        </table:table-row>
        <table:table-row table:style-name="ro1">
          <table:table-cell office:value-type="float" office:value="16302753" calcext:value-type="float">
            <text:p>16302753</text:p>
          </table:table-cell>
          <table:table-cell table:formula="of:=[.A1021]/1000/(60*60*24)" office:value-type="time" office:time-value="PT04H31M42.753S" calcext:value-type="time">
            <text:p>04:31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54.51" calcext:value-type="float">
            <text:p>554.51</text:p>
          </table:table-cell>
          <table:table-cell office:value-type="float" office:value="675.7" calcext:value-type="float">
            <text:p>675.7</text:p>
          </table:table-cell>
        </table:table-row>
        <table:table-row table:style-name="ro1">
          <table:table-cell office:value-type="float" office:value="16318753" calcext:value-type="float">
            <text:p>16318753</text:p>
          </table:table-cell>
          <table:table-cell table:formula="of:=[.A1022]/1000/(60*60*24)" office:value-type="time" office:time-value="PT04H31M58.753S" calcext:value-type="time">
            <text:p>04:31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55.04" calcext:value-type="float">
            <text:p>555.04</text:p>
          </table:table-cell>
          <table:table-cell office:value-type="float" office:value="676.34" calcext:value-type="float">
            <text:p>676.34</text:p>
          </table:table-cell>
        </table:table-row>
        <table:table-row table:style-name="ro1">
          <table:table-cell office:value-type="float" office:value="16334753" calcext:value-type="float">
            <text:p>16334753</text:p>
          </table:table-cell>
          <table:table-cell table:formula="of:=[.A1023]/1000/(60*60*24)" office:value-type="time" office:time-value="PT04H32M14.753S" calcext:value-type="time">
            <text:p>04:32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55.58" calcext:value-type="float">
            <text:p>555.58</text:p>
          </table:table-cell>
          <table:table-cell office:value-type="float" office:value="676.97" calcext:value-type="float">
            <text:p>676.97</text:p>
          </table:table-cell>
        </table:table-row>
        <table:table-row table:style-name="ro1">
          <table:table-cell office:value-type="float" office:value="16350753" calcext:value-type="float">
            <text:p>16350753</text:p>
          </table:table-cell>
          <table:table-cell table:formula="of:=[.A1024]/1000/(60*60*24)" office:value-type="time" office:time-value="PT04H32M30.753S" calcext:value-type="time">
            <text:p>04:32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56.11" calcext:value-type="float">
            <text:p>556.11</text:p>
          </table:table-cell>
          <table:table-cell office:value-type="float" office:value="677.61" calcext:value-type="float">
            <text:p>677.61</text:p>
          </table:table-cell>
        </table:table-row>
        <table:table-row table:style-name="ro1">
          <table:table-cell office:value-type="float" office:value="16366753" calcext:value-type="float">
            <text:p>16366753</text:p>
          </table:table-cell>
          <table:table-cell table:formula="of:=[.A1025]/1000/(60*60*24)" office:value-type="time" office:time-value="PT04H32M46.753S" calcext:value-type="time">
            <text:p>04:32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56.64" calcext:value-type="float">
            <text:p>556.64</text:p>
          </table:table-cell>
          <table:table-cell office:value-type="float" office:value="678.24" calcext:value-type="float">
            <text:p>678.24</text:p>
          </table:table-cell>
        </table:table-row>
        <table:table-row table:style-name="ro1">
          <table:table-cell office:value-type="float" office:value="16382753" calcext:value-type="float">
            <text:p>16382753</text:p>
          </table:table-cell>
          <table:table-cell table:formula="of:=[.A1026]/1000/(60*60*24)" office:value-type="time" office:time-value="PT04H33M02.753S" calcext:value-type="time">
            <text:p>04:33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57.18" calcext:value-type="float">
            <text:p>557.18</text:p>
          </table:table-cell>
          <table:table-cell office:value-type="float" office:value="678.88" calcext:value-type="float">
            <text:p>678.88</text:p>
          </table:table-cell>
        </table:table-row>
        <table:table-row table:style-name="ro1">
          <table:table-cell office:value-type="float" office:value="16398753" calcext:value-type="float">
            <text:p>16398753</text:p>
          </table:table-cell>
          <table:table-cell table:formula="of:=[.A1027]/1000/(60*60*24)" office:value-type="time" office:time-value="PT04H33M18.753S" calcext:value-type="time">
            <text:p>04:33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57.71" calcext:value-type="float">
            <text:p>557.71</text:p>
          </table:table-cell>
          <table:table-cell office:value-type="float" office:value="679.51" calcext:value-type="float">
            <text:p>679.51</text:p>
          </table:table-cell>
        </table:table-row>
        <table:table-row table:style-name="ro1">
          <table:table-cell office:value-type="float" office:value="16414753" calcext:value-type="float">
            <text:p>16414753</text:p>
          </table:table-cell>
          <table:table-cell table:formula="of:=[.A1028]/1000/(60*60*24)" office:value-type="time" office:time-value="PT04H33M34.753S" calcext:value-type="time">
            <text:p>04:33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58.24" calcext:value-type="float">
            <text:p>558.24</text:p>
          </table:table-cell>
          <table:table-cell office:value-type="float" office:value="680.15" calcext:value-type="float">
            <text:p>680.15</text:p>
          </table:table-cell>
        </table:table-row>
        <table:table-row table:style-name="ro1">
          <table:table-cell office:value-type="float" office:value="16430753" calcext:value-type="float">
            <text:p>16430753</text:p>
          </table:table-cell>
          <table:table-cell table:formula="of:=[.A1029]/1000/(60*60*24)" office:value-type="time" office:time-value="PT04H33M50.753S" calcext:value-type="time">
            <text:p>04:33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58.78" calcext:value-type="float">
            <text:p>558.78</text:p>
          </table:table-cell>
          <table:table-cell office:value-type="float" office:value="680.78" calcext:value-type="float">
            <text:p>680.78</text:p>
          </table:table-cell>
        </table:table-row>
        <table:table-row table:style-name="ro1">
          <table:table-cell office:value-type="float" office:value="16446753" calcext:value-type="float">
            <text:p>16446753</text:p>
          </table:table-cell>
          <table:table-cell table:formula="of:=[.A1030]/1000/(60*60*24)" office:value-type="time" office:time-value="PT04H34M06.753S" calcext:value-type="time">
            <text:p>04:34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59.31" calcext:value-type="float">
            <text:p>559.31</text:p>
          </table:table-cell>
          <table:table-cell office:value-type="float" office:value="681.42" calcext:value-type="float">
            <text:p>681.42</text:p>
          </table:table-cell>
        </table:table-row>
        <table:table-row table:style-name="ro1">
          <table:table-cell office:value-type="float" office:value="16462753" calcext:value-type="float">
            <text:p>16462753</text:p>
          </table:table-cell>
          <table:table-cell table:formula="of:=[.A1031]/1000/(60*60*24)" office:value-type="time" office:time-value="PT04H34M22.753S" calcext:value-type="time">
            <text:p>04:34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59.84" calcext:value-type="float">
            <text:p>559.84</text:p>
          </table:table-cell>
          <table:table-cell office:value-type="float" office:value="682.05" calcext:value-type="float">
            <text:p>682.05</text:p>
          </table:table-cell>
        </table:table-row>
        <table:table-row table:style-name="ro1">
          <table:table-cell office:value-type="float" office:value="16478753" calcext:value-type="float">
            <text:p>16478753</text:p>
          </table:table-cell>
          <table:table-cell table:formula="of:=[.A1032]/1000/(60*60*24)" office:value-type="time" office:time-value="PT04H34M38.753S" calcext:value-type="time">
            <text:p>04:34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60.37" calcext:value-type="float">
            <text:p>560.37</text:p>
          </table:table-cell>
          <table:table-cell office:value-type="float" office:value="682.69" calcext:value-type="float">
            <text:p>682.69</text:p>
          </table:table-cell>
        </table:table-row>
        <table:table-row table:style-name="ro1">
          <table:table-cell office:value-type="float" office:value="16494753" calcext:value-type="float">
            <text:p>16494753</text:p>
          </table:table-cell>
          <table:table-cell table:formula="of:=[.A1033]/1000/(60*60*24)" office:value-type="time" office:time-value="PT04H34M54.753S" calcext:value-type="time">
            <text:p>04:34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60.91" calcext:value-type="float">
            <text:p>560.91</text:p>
          </table:table-cell>
          <table:table-cell office:value-type="float" office:value="683.32" calcext:value-type="float">
            <text:p>683.32</text:p>
          </table:table-cell>
        </table:table-row>
        <table:table-row table:style-name="ro1">
          <table:table-cell office:value-type="float" office:value="16510753" calcext:value-type="float">
            <text:p>16510753</text:p>
          </table:table-cell>
          <table:table-cell table:formula="of:=[.A1034]/1000/(60*60*24)" office:value-type="time" office:time-value="PT04H35M10.753S" calcext:value-type="time">
            <text:p>04:35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61.44" calcext:value-type="float">
            <text:p>561.44</text:p>
          </table:table-cell>
          <table:table-cell office:value-type="float" office:value="683.96" calcext:value-type="float">
            <text:p>683.96</text:p>
          </table:table-cell>
        </table:table-row>
        <table:table-row table:style-name="ro1">
          <table:table-cell office:value-type="float" office:value="16526753" calcext:value-type="float">
            <text:p>16526753</text:p>
          </table:table-cell>
          <table:table-cell table:formula="of:=[.A1035]/1000/(60*60*24)" office:value-type="time" office:time-value="PT04H35M26.753S" calcext:value-type="time">
            <text:p>04:35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61.97" calcext:value-type="float">
            <text:p>561.97</text:p>
          </table:table-cell>
          <table:table-cell office:value-type="float" office:value="684.59" calcext:value-type="float">
            <text:p>684.59</text:p>
          </table:table-cell>
        </table:table-row>
        <table:table-row table:style-name="ro1">
          <table:table-cell office:value-type="float" office:value="16542753" calcext:value-type="float">
            <text:p>16542753</text:p>
          </table:table-cell>
          <table:table-cell table:formula="of:=[.A1036]/1000/(60*60*24)" office:value-type="time" office:time-value="PT04H35M42.753S" calcext:value-type="time">
            <text:p>04:35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62.51" calcext:value-type="float">
            <text:p>562.51</text:p>
          </table:table-cell>
          <table:table-cell office:value-type="float" office:value="685.23" calcext:value-type="float">
            <text:p>685.23</text:p>
          </table:table-cell>
        </table:table-row>
        <table:table-row table:style-name="ro1">
          <table:table-cell office:value-type="float" office:value="16558753" calcext:value-type="float">
            <text:p>16558753</text:p>
          </table:table-cell>
          <table:table-cell table:formula="of:=[.A1037]/1000/(60*60*24)" office:value-type="time" office:time-value="PT04H35M58.753S" calcext:value-type="time">
            <text:p>04:35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63.04" calcext:value-type="float">
            <text:p>563.04</text:p>
          </table:table-cell>
          <table:table-cell office:value-type="float" office:value="685.86" calcext:value-type="float">
            <text:p>685.86</text:p>
          </table:table-cell>
        </table:table-row>
        <table:table-row table:style-name="ro1">
          <table:table-cell office:value-type="float" office:value="16574753" calcext:value-type="float">
            <text:p>16574753</text:p>
          </table:table-cell>
          <table:table-cell table:formula="of:=[.A1038]/1000/(60*60*24)" office:value-type="time" office:time-value="PT04H36M14.753S" calcext:value-type="time">
            <text:p>04:36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63.57" calcext:value-type="float">
            <text:p>563.57</text:p>
          </table:table-cell>
          <table:table-cell office:value-type="float" office:value="686.5" calcext:value-type="float">
            <text:p>686.5</text:p>
          </table:table-cell>
        </table:table-row>
        <table:table-row table:style-name="ro1">
          <table:table-cell office:value-type="float" office:value="16590753" calcext:value-type="float">
            <text:p>16590753</text:p>
          </table:table-cell>
          <table:table-cell table:formula="of:=[.A1039]/1000/(60*60*24)" office:value-type="time" office:time-value="PT04H36M30.753S" calcext:value-type="time">
            <text:p>04:36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64.1" calcext:value-type="float">
            <text:p>564.1</text:p>
          </table:table-cell>
          <table:table-cell office:value-type="float" office:value="687.13" calcext:value-type="float">
            <text:p>687.13</text:p>
          </table:table-cell>
        </table:table-row>
        <table:table-row table:style-name="ro1">
          <table:table-cell office:value-type="float" office:value="16606753" calcext:value-type="float">
            <text:p>16606753</text:p>
          </table:table-cell>
          <table:table-cell table:formula="of:=[.A1040]/1000/(60*60*24)" office:value-type="time" office:time-value="PT04H36M46.753S" calcext:value-type="time">
            <text:p>04:36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64.63" calcext:value-type="float">
            <text:p>564.63</text:p>
          </table:table-cell>
          <table:table-cell office:value-type="float" office:value="687.77" calcext:value-type="float">
            <text:p>687.77</text:p>
          </table:table-cell>
        </table:table-row>
        <table:table-row table:style-name="ro1">
          <table:table-cell office:value-type="float" office:value="16622753" calcext:value-type="float">
            <text:p>16622753</text:p>
          </table:table-cell>
          <table:table-cell table:formula="of:=[.A1041]/1000/(60*60*24)" office:value-type="time" office:time-value="PT04H37M02.753S" calcext:value-type="time">
            <text:p>04:37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65.17" calcext:value-type="float">
            <text:p>565.17</text:p>
          </table:table-cell>
          <table:table-cell office:value-type="float" office:value="688.4" calcext:value-type="float">
            <text:p>688.4</text:p>
          </table:table-cell>
        </table:table-row>
        <table:table-row table:style-name="ro1">
          <table:table-cell office:value-type="float" office:value="16638753" calcext:value-type="float">
            <text:p>16638753</text:p>
          </table:table-cell>
          <table:table-cell table:formula="of:=[.A1042]/1000/(60*60*24)" office:value-type="time" office:time-value="PT04H37M18.753S" calcext:value-type="time">
            <text:p>04:37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65.7" calcext:value-type="float">
            <text:p>565.7</text:p>
          </table:table-cell>
          <table:table-cell office:value-type="float" office:value="689.04" calcext:value-type="float">
            <text:p>689.04</text:p>
          </table:table-cell>
        </table:table-row>
        <table:table-row table:style-name="ro1">
          <table:table-cell office:value-type="float" office:value="16654753" calcext:value-type="float">
            <text:p>16654753</text:p>
          </table:table-cell>
          <table:table-cell table:formula="of:=[.A1043]/1000/(60*60*24)" office:value-type="time" office:time-value="PT04H37M34.753S" calcext:value-type="time">
            <text:p>04:37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66.23" calcext:value-type="float">
            <text:p>566.23</text:p>
          </table:table-cell>
          <table:table-cell office:value-type="float" office:value="689.67" calcext:value-type="float">
            <text:p>689.67</text:p>
          </table:table-cell>
        </table:table-row>
        <table:table-row table:style-name="ro1">
          <table:table-cell office:value-type="float" office:value="16670753" calcext:value-type="float">
            <text:p>16670753</text:p>
          </table:table-cell>
          <table:table-cell table:formula="of:=[.A1044]/1000/(60*60*24)" office:value-type="time" office:time-value="PT04H37M50.753S" calcext:value-type="time">
            <text:p>04:37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66.76" calcext:value-type="float">
            <text:p>566.76</text:p>
          </table:table-cell>
          <table:table-cell office:value-type="float" office:value="690.3" calcext:value-type="float">
            <text:p>690.3</text:p>
          </table:table-cell>
        </table:table-row>
        <table:table-row table:style-name="ro1">
          <table:table-cell office:value-type="float" office:value="16686753" calcext:value-type="float">
            <text:p>16686753</text:p>
          </table:table-cell>
          <table:table-cell table:formula="of:=[.A1045]/1000/(60*60*24)" office:value-type="time" office:time-value="PT04H38M06.753S" calcext:value-type="time">
            <text:p>04:38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67.3" calcext:value-type="float">
            <text:p>567.3</text:p>
          </table:table-cell>
          <table:table-cell office:value-type="float" office:value="690.94" calcext:value-type="float">
            <text:p>690.94</text:p>
          </table:table-cell>
        </table:table-row>
        <table:table-row table:style-name="ro1">
          <table:table-cell office:value-type="float" office:value="16702753" calcext:value-type="float">
            <text:p>16702753</text:p>
          </table:table-cell>
          <table:table-cell table:formula="of:=[.A1046]/1000/(60*60*24)" office:value-type="time" office:time-value="PT04H38M22.753S" calcext:value-type="time">
            <text:p>04:38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67.83" calcext:value-type="float">
            <text:p>567.83</text:p>
          </table:table-cell>
          <table:table-cell office:value-type="float" office:value="691.57" calcext:value-type="float">
            <text:p>691.57</text:p>
          </table:table-cell>
        </table:table-row>
        <table:table-row table:style-name="ro1">
          <table:table-cell office:value-type="float" office:value="16718753" calcext:value-type="float">
            <text:p>16718753</text:p>
          </table:table-cell>
          <table:table-cell table:formula="of:=[.A1047]/1000/(60*60*24)" office:value-type="time" office:time-value="PT04H38M38.753S" calcext:value-type="time">
            <text:p>04:38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68.36" calcext:value-type="float">
            <text:p>568.36</text:p>
          </table:table-cell>
          <table:table-cell office:value-type="float" office:value="692.21" calcext:value-type="float">
            <text:p>692.21</text:p>
          </table:table-cell>
        </table:table-row>
        <table:table-row table:style-name="ro1">
          <table:table-cell office:value-type="float" office:value="16734753" calcext:value-type="float">
            <text:p>16734753</text:p>
          </table:table-cell>
          <table:table-cell table:formula="of:=[.A1048]/1000/(60*60*24)" office:value-type="time" office:time-value="PT04H38M54.753S" calcext:value-type="time">
            <text:p>04:38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68.89" calcext:value-type="float">
            <text:p>568.89</text:p>
          </table:table-cell>
          <table:table-cell office:value-type="float" office:value="692.84" calcext:value-type="float">
            <text:p>692.84</text:p>
          </table:table-cell>
        </table:table-row>
        <table:table-row table:style-name="ro1">
          <table:table-cell office:value-type="float" office:value="16750753" calcext:value-type="float">
            <text:p>16750753</text:p>
          </table:table-cell>
          <table:table-cell table:formula="of:=[.A1049]/1000/(60*60*24)" office:value-type="time" office:time-value="PT04H39M10.753S" calcext:value-type="time">
            <text:p>04:39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69.43" calcext:value-type="float">
            <text:p>569.43</text:p>
          </table:table-cell>
          <table:table-cell office:value-type="float" office:value="693.47" calcext:value-type="float">
            <text:p>693.47</text:p>
          </table:table-cell>
        </table:table-row>
        <table:table-row table:style-name="ro1">
          <table:table-cell office:value-type="float" office:value="16766753" calcext:value-type="float">
            <text:p>16766753</text:p>
          </table:table-cell>
          <table:table-cell table:formula="of:=[.A1050]/1000/(60*60*24)" office:value-type="time" office:time-value="PT04H39M26.753S" calcext:value-type="time">
            <text:p>04:39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69.96" calcext:value-type="float">
            <text:p>569.96</text:p>
          </table:table-cell>
          <table:table-cell office:value-type="float" office:value="694.11" calcext:value-type="float">
            <text:p>694.11</text:p>
          </table:table-cell>
        </table:table-row>
        <table:table-row table:style-name="ro1">
          <table:table-cell office:value-type="float" office:value="16782751" calcext:value-type="float">
            <text:p>16782751</text:p>
          </table:table-cell>
          <table:table-cell table:formula="of:=[.A1051]/1000/(60*60*24)" office:value-type="time" office:time-value="PT04H39M42.751S" calcext:value-type="time">
            <text:p>04:39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70.49" calcext:value-type="float">
            <text:p>570.49</text:p>
          </table:table-cell>
          <table:table-cell office:value-type="float" office:value="694.74" calcext:value-type="float">
            <text:p>694.74</text:p>
          </table:table-cell>
        </table:table-row>
        <table:table-row table:style-name="ro1">
          <table:table-cell office:value-type="float" office:value="16798753" calcext:value-type="float">
            <text:p>16798753</text:p>
          </table:table-cell>
          <table:table-cell table:formula="of:=[.A1052]/1000/(60*60*24)" office:value-type="time" office:time-value="PT04H39M58.753S" calcext:value-type="time">
            <text:p>04:39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71.02" calcext:value-type="float">
            <text:p>571.02</text:p>
          </table:table-cell>
          <table:table-cell office:value-type="float" office:value="695.38" calcext:value-type="float">
            <text:p>695.38</text:p>
          </table:table-cell>
        </table:table-row>
        <table:table-row table:style-name="ro1">
          <table:table-cell office:value-type="float" office:value="16814753" calcext:value-type="float">
            <text:p>16814753</text:p>
          </table:table-cell>
          <table:table-cell table:formula="of:=[.A1053]/1000/(60*60*24)" office:value-type="time" office:time-value="PT04H40M14.753S" calcext:value-type="time">
            <text:p>04:40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71.55" calcext:value-type="float">
            <text:p>571.55</text:p>
          </table:table-cell>
          <table:table-cell office:value-type="float" office:value="696.01" calcext:value-type="float">
            <text:p>696.01</text:p>
          </table:table-cell>
        </table:table-row>
        <table:table-row table:style-name="ro1">
          <table:table-cell office:value-type="float" office:value="16830753" calcext:value-type="float">
            <text:p>16830753</text:p>
          </table:table-cell>
          <table:table-cell table:formula="of:=[.A1054]/1000/(60*60*24)" office:value-type="time" office:time-value="PT04H40M30.753S" calcext:value-type="time">
            <text:p>04:40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72.09" calcext:value-type="float">
            <text:p>572.09</text:p>
          </table:table-cell>
          <table:table-cell office:value-type="float" office:value="696.65" calcext:value-type="float">
            <text:p>696.65</text:p>
          </table:table-cell>
        </table:table-row>
        <table:table-row table:style-name="ro1">
          <table:table-cell office:value-type="float" office:value="16846753" calcext:value-type="float">
            <text:p>16846753</text:p>
          </table:table-cell>
          <table:table-cell table:formula="of:=[.A1055]/1000/(60*60*24)" office:value-type="time" office:time-value="PT04H40M46.753S" calcext:value-type="time">
            <text:p>04:40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72.62" calcext:value-type="float">
            <text:p>572.62</text:p>
          </table:table-cell>
          <table:table-cell office:value-type="float" office:value="697.28" calcext:value-type="float">
            <text:p>697.28</text:p>
          </table:table-cell>
        </table:table-row>
        <table:table-row table:style-name="ro1">
          <table:table-cell office:value-type="float" office:value="16862751" calcext:value-type="float">
            <text:p>16862751</text:p>
          </table:table-cell>
          <table:table-cell table:formula="of:=[.A1056]/1000/(60*60*24)" office:value-type="time" office:time-value="PT04H41M02.751S" calcext:value-type="time">
            <text:p>04:41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73.15" calcext:value-type="float">
            <text:p>573.15</text:p>
          </table:table-cell>
          <table:table-cell office:value-type="float" office:value="697.91" calcext:value-type="float">
            <text:p>697.91</text:p>
          </table:table-cell>
        </table:table-row>
        <table:table-row table:style-name="ro1">
          <table:table-cell office:value-type="float" office:value="16878753" calcext:value-type="float">
            <text:p>16878753</text:p>
          </table:table-cell>
          <table:table-cell table:formula="of:=[.A1057]/1000/(60*60*24)" office:value-type="time" office:time-value="PT04H41M18.753S" calcext:value-type="time">
            <text:p>04:41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73.68" calcext:value-type="float">
            <text:p>573.68</text:p>
          </table:table-cell>
          <table:table-cell office:value-type="float" office:value="698.55" calcext:value-type="float">
            <text:p>698.55</text:p>
          </table:table-cell>
        </table:table-row>
        <table:table-row table:style-name="ro1">
          <table:table-cell office:value-type="float" office:value="16894753" calcext:value-type="float">
            <text:p>16894753</text:p>
          </table:table-cell>
          <table:table-cell table:formula="of:=[.A1058]/1000/(60*60*24)" office:value-type="time" office:time-value="PT04H41M34.753S" calcext:value-type="time">
            <text:p>04:41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74.21" calcext:value-type="float">
            <text:p>574.21</text:p>
          </table:table-cell>
          <table:table-cell office:value-type="float" office:value="699.18" calcext:value-type="float">
            <text:p>699.18</text:p>
          </table:table-cell>
        </table:table-row>
        <table:table-row table:style-name="ro1">
          <table:table-cell office:value-type="float" office:value="16910753" calcext:value-type="float">
            <text:p>16910753</text:p>
          </table:table-cell>
          <table:table-cell table:formula="of:=[.A1059]/1000/(60*60*24)" office:value-type="time" office:time-value="PT04H41M50.753S" calcext:value-type="time">
            <text:p>04:41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74.75" calcext:value-type="float">
            <text:p>574.75</text:p>
          </table:table-cell>
          <table:table-cell office:value-type="float" office:value="699.81" calcext:value-type="float">
            <text:p>699.81</text:p>
          </table:table-cell>
        </table:table-row>
        <table:table-row table:style-name="ro1">
          <table:table-cell office:value-type="float" office:value="16926751" calcext:value-type="float">
            <text:p>16926751</text:p>
          </table:table-cell>
          <table:table-cell table:formula="of:=[.A1060]/1000/(60*60*24)" office:value-type="time" office:time-value="PT04H42M06.751S" calcext:value-type="time">
            <text:p>04:42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75.28" calcext:value-type="float">
            <text:p>575.28</text:p>
          </table:table-cell>
          <table:table-cell office:value-type="float" office:value="700.44" calcext:value-type="float">
            <text:p>700.44</text:p>
          </table:table-cell>
        </table:table-row>
        <table:table-row table:style-name="ro1">
          <table:table-cell office:value-type="float" office:value="16942753" calcext:value-type="float">
            <text:p>16942753</text:p>
          </table:table-cell>
          <table:table-cell table:formula="of:=[.A1061]/1000/(60*60*24)" office:value-type="time" office:time-value="PT04H42M22.753S" calcext:value-type="time">
            <text:p>04:42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75.81" calcext:value-type="float">
            <text:p>575.81</text:p>
          </table:table-cell>
          <table:table-cell office:value-type="float" office:value="701.08" calcext:value-type="float">
            <text:p>701.08</text:p>
          </table:table-cell>
        </table:table-row>
        <table:table-row table:style-name="ro1">
          <table:table-cell office:value-type="float" office:value="16958753" calcext:value-type="float">
            <text:p>16958753</text:p>
          </table:table-cell>
          <table:table-cell table:formula="of:=[.A1062]/1000/(60*60*24)" office:value-type="time" office:time-value="PT04H42M38.753S" calcext:value-type="time">
            <text:p>04:42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76.34" calcext:value-type="float">
            <text:p>576.34</text:p>
          </table:table-cell>
          <table:table-cell office:value-type="float" office:value="701.71" calcext:value-type="float">
            <text:p>701.71</text:p>
          </table:table-cell>
        </table:table-row>
        <table:table-row table:style-name="ro1">
          <table:table-cell office:value-type="float" office:value="16974753" calcext:value-type="float">
            <text:p>16974753</text:p>
          </table:table-cell>
          <table:table-cell table:formula="of:=[.A1063]/1000/(60*60*24)" office:value-type="time" office:time-value="PT04H42M54.753S" calcext:value-type="time">
            <text:p>04:42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76.87" calcext:value-type="float">
            <text:p>576.87</text:p>
          </table:table-cell>
          <table:table-cell office:value-type="float" office:value="702.34" calcext:value-type="float">
            <text:p>702.34</text:p>
          </table:table-cell>
        </table:table-row>
        <table:table-row table:style-name="ro1">
          <table:table-cell office:value-type="float" office:value="16990753" calcext:value-type="float">
            <text:p>16990753</text:p>
          </table:table-cell>
          <table:table-cell table:formula="of:=[.A1064]/1000/(60*60*24)" office:value-type="time" office:time-value="PT04H43M10.753S" calcext:value-type="time">
            <text:p>04:43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56" calcext:value-type="float">
            <text:p>142.56</text:p>
          </table:table-cell>
          <table:table-cell office:value-type="float" office:value="577.41" calcext:value-type="float">
            <text:p>577.41</text:p>
          </table:table-cell>
          <table:table-cell office:value-type="float" office:value="702.98" calcext:value-type="float">
            <text:p>702.98</text:p>
          </table:table-cell>
        </table:table-row>
        <table:table-row table:style-name="ro1">
          <table:table-cell office:value-type="float" office:value="17006753" calcext:value-type="float">
            <text:p>17006753</text:p>
          </table:table-cell>
          <table:table-cell table:formula="of:=[.A1065]/1000/(60*60*24)" office:value-type="time" office:time-value="PT04H43M26.753S" calcext:value-type="time">
            <text:p>04:43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56" calcext:value-type="float">
            <text:p>142.56</text:p>
          </table:table-cell>
          <table:table-cell office:value-type="float" office:value="577.94" calcext:value-type="float">
            <text:p>577.94</text:p>
          </table:table-cell>
          <table:table-cell office:value-type="float" office:value="703.61" calcext:value-type="float">
            <text:p>703.61</text:p>
          </table:table-cell>
        </table:table-row>
        <table:table-row table:style-name="ro1">
          <table:table-cell office:value-type="float" office:value="17022753" calcext:value-type="float">
            <text:p>17022753</text:p>
          </table:table-cell>
          <table:table-cell table:formula="of:=[.A1066]/1000/(60*60*24)" office:value-type="time" office:time-value="PT04H43M42.753S" calcext:value-type="time">
            <text:p>04:43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78.47" calcext:value-type="float">
            <text:p>578.47</text:p>
          </table:table-cell>
          <table:table-cell office:value-type="float" office:value="704.24" calcext:value-type="float">
            <text:p>704.24</text:p>
          </table:table-cell>
        </table:table-row>
        <table:table-row table:style-name="ro1">
          <table:table-cell office:value-type="float" office:value="17038753" calcext:value-type="float">
            <text:p>17038753</text:p>
          </table:table-cell>
          <table:table-cell table:formula="of:=[.A1067]/1000/(60*60*24)" office:value-type="time" office:time-value="PT04H43M58.753S" calcext:value-type="time">
            <text:p>04:43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56" calcext:value-type="float">
            <text:p>142.56</text:p>
          </table:table-cell>
          <table:table-cell office:value-type="float" office:value="579" calcext:value-type="float">
            <text:p>579</text:p>
          </table:table-cell>
          <table:table-cell office:value-type="float" office:value="704.88" calcext:value-type="float">
            <text:p>704.88</text:p>
          </table:table-cell>
        </table:table-row>
        <table:table-row table:style-name="ro1">
          <table:table-cell office:value-type="float" office:value="17054753" calcext:value-type="float">
            <text:p>17054753</text:p>
          </table:table-cell>
          <table:table-cell table:formula="of:=[.A1068]/1000/(60*60*24)" office:value-type="time" office:time-value="PT04H44M14.753S" calcext:value-type="time">
            <text:p>04:44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79.53" calcext:value-type="float">
            <text:p>579.53</text:p>
          </table:table-cell>
          <table:table-cell office:value-type="float" office:value="705.51" calcext:value-type="float">
            <text:p>705.51</text:p>
          </table:table-cell>
        </table:table-row>
        <table:table-row table:style-name="ro1">
          <table:table-cell office:value-type="float" office:value="17070753" calcext:value-type="float">
            <text:p>17070753</text:p>
          </table:table-cell>
          <table:table-cell table:formula="of:=[.A1069]/1000/(60*60*24)" office:value-type="time" office:time-value="PT04H44M30.753S" calcext:value-type="time">
            <text:p>04:44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80.06" calcext:value-type="float">
            <text:p>580.06</text:p>
          </table:table-cell>
          <table:table-cell office:value-type="float" office:value="706.14" calcext:value-type="float">
            <text:p>706.14</text:p>
          </table:table-cell>
        </table:table-row>
        <table:table-row table:style-name="ro1">
          <table:table-cell office:value-type="float" office:value="17086753" calcext:value-type="float">
            <text:p>17086753</text:p>
          </table:table-cell>
          <table:table-cell table:formula="of:=[.A1070]/1000/(60*60*24)" office:value-type="time" office:time-value="PT04H44M46.753S" calcext:value-type="time">
            <text:p>04:44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80.6" calcext:value-type="float">
            <text:p>580.6</text:p>
          </table:table-cell>
          <table:table-cell office:value-type="float" office:value="706.77" calcext:value-type="float">
            <text:p>706.77</text:p>
          </table:table-cell>
        </table:table-row>
        <table:table-row table:style-name="ro1">
          <table:table-cell office:value-type="float" office:value="17102753" calcext:value-type="float">
            <text:p>17102753</text:p>
          </table:table-cell>
          <table:table-cell table:formula="of:=[.A1071]/1000/(60*60*24)" office:value-type="time" office:time-value="PT04H45M02.753S" calcext:value-type="time">
            <text:p>04:45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81.13" calcext:value-type="float">
            <text:p>581.13</text:p>
          </table:table-cell>
          <table:table-cell office:value-type="float" office:value="707.4" calcext:value-type="float">
            <text:p>707.4</text:p>
          </table:table-cell>
        </table:table-row>
        <table:table-row table:style-name="ro1">
          <table:table-cell office:value-type="float" office:value="17118753" calcext:value-type="float">
            <text:p>17118753</text:p>
          </table:table-cell>
          <table:table-cell table:formula="of:=[.A1072]/1000/(60*60*24)" office:value-type="time" office:time-value="PT04H45M18.753S" calcext:value-type="time">
            <text:p>04:45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81.66" calcext:value-type="float">
            <text:p>581.66</text:p>
          </table:table-cell>
          <table:table-cell office:value-type="float" office:value="708.04" calcext:value-type="float">
            <text:p>708.04</text:p>
          </table:table-cell>
        </table:table-row>
        <table:table-row table:style-name="ro1">
          <table:table-cell office:value-type="float" office:value="17134753" calcext:value-type="float">
            <text:p>17134753</text:p>
          </table:table-cell>
          <table:table-cell table:formula="of:=[.A1073]/1000/(60*60*24)" office:value-type="time" office:time-value="PT04H45M34.753S" calcext:value-type="time">
            <text:p>04:45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56" calcext:value-type="float">
            <text:p>142.56</text:p>
          </table:table-cell>
          <table:table-cell office:value-type="float" office:value="582.19" calcext:value-type="float">
            <text:p>582.19</text:p>
          </table:table-cell>
          <table:table-cell office:value-type="float" office:value="708.67" calcext:value-type="float">
            <text:p>708.67</text:p>
          </table:table-cell>
        </table:table-row>
        <table:table-row table:style-name="ro1">
          <table:table-cell office:value-type="float" office:value="17150753" calcext:value-type="float">
            <text:p>17150753</text:p>
          </table:table-cell>
          <table:table-cell table:formula="of:=[.A1074]/1000/(60*60*24)" office:value-type="time" office:time-value="PT04H45M50.753S" calcext:value-type="time">
            <text:p>04:45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82.72" calcext:value-type="float">
            <text:p>582.72</text:p>
          </table:table-cell>
          <table:table-cell office:value-type="float" office:value="709.3" calcext:value-type="float">
            <text:p>709.3</text:p>
          </table:table-cell>
        </table:table-row>
        <table:table-row table:style-name="ro1">
          <table:table-cell office:value-type="float" office:value="17166751" calcext:value-type="float">
            <text:p>17166751</text:p>
          </table:table-cell>
          <table:table-cell table:formula="of:=[.A1075]/1000/(60*60*24)" office:value-type="time" office:time-value="PT04H46M06.751S" calcext:value-type="time">
            <text:p>04:46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56" calcext:value-type="float">
            <text:p>142.56</text:p>
          </table:table-cell>
          <table:table-cell office:value-type="float" office:value="583.25" calcext:value-type="float">
            <text:p>583.25</text:p>
          </table:table-cell>
          <table:table-cell office:value-type="float" office:value="709.93" calcext:value-type="float">
            <text:p>709.93</text:p>
          </table:table-cell>
        </table:table-row>
        <table:table-row table:style-name="ro1">
          <table:table-cell office:value-type="float" office:value="17182753" calcext:value-type="float">
            <text:p>17182753</text:p>
          </table:table-cell>
          <table:table-cell table:formula="of:=[.A1076]/1000/(60*60*24)" office:value-type="time" office:time-value="PT04H46M22.753S" calcext:value-type="time">
            <text:p>04:46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2.44" calcext:value-type="float">
            <text:p>142.44</text:p>
          </table:table-cell>
          <table:table-cell office:value-type="float" office:value="583.78" calcext:value-type="float">
            <text:p>583.78</text:p>
          </table:table-cell>
          <table:table-cell office:value-type="float" office:value="710.57" calcext:value-type="float">
            <text:p>710.57</text:p>
          </table:table-cell>
        </table:table-row>
        <table:table-row table:style-name="ro1">
          <table:table-cell office:value-type="float" office:value="17198753" calcext:value-type="float">
            <text:p>17198753</text:p>
          </table:table-cell>
          <table:table-cell table:formula="of:=[.A1077]/1000/(60*60*24)" office:value-type="time" office:time-value="PT04H46M38.753S" calcext:value-type="time">
            <text:p>04:46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84.31" calcext:value-type="float">
            <text:p>584.31</text:p>
          </table:table-cell>
          <table:table-cell office:value-type="float" office:value="711.2" calcext:value-type="float">
            <text:p>711.2</text:p>
          </table:table-cell>
        </table:table-row>
        <table:table-row table:style-name="ro1">
          <table:table-cell office:value-type="float" office:value="17214753" calcext:value-type="float">
            <text:p>17214753</text:p>
          </table:table-cell>
          <table:table-cell table:formula="of:=[.A1078]/1000/(60*60*24)" office:value-type="time" office:time-value="PT04H46M54.753S" calcext:value-type="time">
            <text:p>04:46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84.85" calcext:value-type="float">
            <text:p>584.85</text:p>
          </table:table-cell>
          <table:table-cell office:value-type="float" office:value="711.83" calcext:value-type="float">
            <text:p>711.83</text:p>
          </table:table-cell>
        </table:table-row>
        <table:table-row table:style-name="ro1">
          <table:table-cell office:value-type="float" office:value="17230753" calcext:value-type="float">
            <text:p>17230753</text:p>
          </table:table-cell>
          <table:table-cell table:formula="of:=[.A1079]/1000/(60*60*24)" office:value-type="time" office:time-value="PT04H47M10.753S" calcext:value-type="time">
            <text:p>04:47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85.38" calcext:value-type="float">
            <text:p>585.38</text:p>
          </table:table-cell>
          <table:table-cell office:value-type="float" office:value="712.46" calcext:value-type="float">
            <text:p>712.46</text:p>
          </table:table-cell>
        </table:table-row>
        <table:table-row table:style-name="ro1">
          <table:table-cell office:value-type="float" office:value="17246753" calcext:value-type="float">
            <text:p>17246753</text:p>
          </table:table-cell>
          <table:table-cell table:formula="of:=[.A1080]/1000/(60*60*24)" office:value-type="time" office:time-value="PT04H47M26.753S" calcext:value-type="time">
            <text:p>04:47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85.91" calcext:value-type="float">
            <text:p>585.91</text:p>
          </table:table-cell>
          <table:table-cell office:value-type="float" office:value="713.09" calcext:value-type="float">
            <text:p>713.09</text:p>
          </table:table-cell>
        </table:table-row>
        <table:table-row table:style-name="ro1">
          <table:table-cell office:value-type="float" office:value="17262753" calcext:value-type="float">
            <text:p>17262753</text:p>
          </table:table-cell>
          <table:table-cell table:formula="of:=[.A1081]/1000/(60*60*24)" office:value-type="time" office:time-value="PT04H47M42.753S" calcext:value-type="time">
            <text:p>04:47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86.44" calcext:value-type="float">
            <text:p>586.44</text:p>
          </table:table-cell>
          <table:table-cell office:value-type="float" office:value="713.72" calcext:value-type="float">
            <text:p>713.72</text:p>
          </table:table-cell>
        </table:table-row>
        <table:table-row table:style-name="ro1">
          <table:table-cell office:value-type="float" office:value="17278753" calcext:value-type="float">
            <text:p>17278753</text:p>
          </table:table-cell>
          <table:table-cell table:formula="of:=[.A1082]/1000/(60*60*24)" office:value-type="time" office:time-value="PT04H47M58.753S" calcext:value-type="time">
            <text:p>04:47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86.97" calcext:value-type="float">
            <text:p>586.97</text:p>
          </table:table-cell>
          <table:table-cell office:value-type="float" office:value="714.35" calcext:value-type="float">
            <text:p>714.35</text:p>
          </table:table-cell>
        </table:table-row>
        <table:table-row table:style-name="ro1">
          <table:table-cell office:value-type="float" office:value="17294753" calcext:value-type="float">
            <text:p>17294753</text:p>
          </table:table-cell>
          <table:table-cell table:formula="of:=[.A1083]/1000/(60*60*24)" office:value-type="time" office:time-value="PT04H48M14.753S" calcext:value-type="time">
            <text:p>04:48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87.5" calcext:value-type="float">
            <text:p>587.5</text:p>
          </table:table-cell>
          <table:table-cell office:value-type="float" office:value="714.98" calcext:value-type="float">
            <text:p>714.98</text:p>
          </table:table-cell>
        </table:table-row>
        <table:table-row table:style-name="ro1">
          <table:table-cell office:value-type="float" office:value="17310753" calcext:value-type="float">
            <text:p>17310753</text:p>
          </table:table-cell>
          <table:table-cell table:formula="of:=[.A1084]/1000/(60*60*24)" office:value-type="time" office:time-value="PT04H48M30.753S" calcext:value-type="time">
            <text:p>04:48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88.03" calcext:value-type="float">
            <text:p>588.03</text:p>
          </table:table-cell>
          <table:table-cell office:value-type="float" office:value="715.62" calcext:value-type="float">
            <text:p>715.62</text:p>
          </table:table-cell>
        </table:table-row>
        <table:table-row table:style-name="ro1">
          <table:table-cell office:value-type="float" office:value="17326753" calcext:value-type="float">
            <text:p>17326753</text:p>
          </table:table-cell>
          <table:table-cell table:formula="of:=[.A1085]/1000/(60*60*24)" office:value-type="time" office:time-value="PT04H48M46.753S" calcext:value-type="time">
            <text:p>04:48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88.56" calcext:value-type="float">
            <text:p>588.56</text:p>
          </table:table-cell>
          <table:table-cell office:value-type="float" office:value="716.25" calcext:value-type="float">
            <text:p>716.25</text:p>
          </table:table-cell>
        </table:table-row>
        <table:table-row table:style-name="ro1">
          <table:table-cell office:value-type="float" office:value="17342753" calcext:value-type="float">
            <text:p>17342753</text:p>
          </table:table-cell>
          <table:table-cell table:formula="of:=[.A1086]/1000/(60*60*24)" office:value-type="time" office:time-value="PT04H49M02.753S" calcext:value-type="time">
            <text:p>04:49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89.1" calcext:value-type="float">
            <text:p>589.1</text:p>
          </table:table-cell>
          <table:table-cell office:value-type="float" office:value="716.88" calcext:value-type="float">
            <text:p>716.88</text:p>
          </table:table-cell>
        </table:table-row>
        <table:table-row table:style-name="ro1">
          <table:table-cell office:value-type="float" office:value="17358753" calcext:value-type="float">
            <text:p>17358753</text:p>
          </table:table-cell>
          <table:table-cell table:formula="of:=[.A1087]/1000/(60*60*24)" office:value-type="time" office:time-value="PT04H49M18.753S" calcext:value-type="time">
            <text:p>04:49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89.63" calcext:value-type="float">
            <text:p>589.63</text:p>
          </table:table-cell>
          <table:table-cell office:value-type="float" office:value="717.51" calcext:value-type="float">
            <text:p>717.51</text:p>
          </table:table-cell>
        </table:table-row>
        <table:table-row table:style-name="ro1">
          <table:table-cell office:value-type="float" office:value="17374753" calcext:value-type="float">
            <text:p>17374753</text:p>
          </table:table-cell>
          <table:table-cell table:formula="of:=[.A1088]/1000/(60*60*24)" office:value-type="time" office:time-value="PT04H49M34.753S" calcext:value-type="time">
            <text:p>04:49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90.16" calcext:value-type="float">
            <text:p>590.16</text:p>
          </table:table-cell>
          <table:table-cell office:value-type="float" office:value="718.14" calcext:value-type="float">
            <text:p>718.14</text:p>
          </table:table-cell>
        </table:table-row>
        <table:table-row table:style-name="ro1">
          <table:table-cell office:value-type="float" office:value="17390753" calcext:value-type="float">
            <text:p>17390753</text:p>
          </table:table-cell>
          <table:table-cell table:formula="of:=[.A1089]/1000/(60*60*24)" office:value-type="time" office:time-value="PT04H49M50.753S" calcext:value-type="time">
            <text:p>04:49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90.69" calcext:value-type="float">
            <text:p>590.69</text:p>
          </table:table-cell>
          <table:table-cell office:value-type="float" office:value="718.77" calcext:value-type="float">
            <text:p>718.77</text:p>
          </table:table-cell>
        </table:table-row>
        <table:table-row table:style-name="ro1">
          <table:table-cell office:value-type="float" office:value="17406753" calcext:value-type="float">
            <text:p>17406753</text:p>
          </table:table-cell>
          <table:table-cell table:formula="of:=[.A1090]/1000/(60*60*24)" office:value-type="time" office:time-value="PT04H50M06.753S" calcext:value-type="time">
            <text:p>04:50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91.22" calcext:value-type="float">
            <text:p>591.22</text:p>
          </table:table-cell>
          <table:table-cell office:value-type="float" office:value="719.4" calcext:value-type="float">
            <text:p>719.4</text:p>
          </table:table-cell>
        </table:table-row>
        <table:table-row table:style-name="ro1">
          <table:table-cell office:value-type="float" office:value="17422753" calcext:value-type="float">
            <text:p>17422753</text:p>
          </table:table-cell>
          <table:table-cell table:formula="of:=[.A1091]/1000/(60*60*24)" office:value-type="time" office:time-value="PT04H50M22.753S" calcext:value-type="time">
            <text:p>04:50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91.75" calcext:value-type="float">
            <text:p>591.75</text:p>
          </table:table-cell>
          <table:table-cell office:value-type="float" office:value="720.03" calcext:value-type="float">
            <text:p>720.03</text:p>
          </table:table-cell>
        </table:table-row>
        <table:table-row table:style-name="ro1">
          <table:table-cell office:value-type="float" office:value="17438753" calcext:value-type="float">
            <text:p>17438753</text:p>
          </table:table-cell>
          <table:table-cell table:formula="of:=[.A1092]/1000/(60*60*24)" office:value-type="time" office:time-value="PT04H50M38.753S" calcext:value-type="time">
            <text:p>04:50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92.28" calcext:value-type="float">
            <text:p>592.28</text:p>
          </table:table-cell>
          <table:table-cell office:value-type="float" office:value="720.66" calcext:value-type="float">
            <text:p>720.66</text:p>
          </table:table-cell>
        </table:table-row>
        <table:table-row table:style-name="ro1">
          <table:table-cell office:value-type="float" office:value="17454753" calcext:value-type="float">
            <text:p>17454753</text:p>
          </table:table-cell>
          <table:table-cell table:formula="of:=[.A1093]/1000/(60*60*24)" office:value-type="time" office:time-value="PT04H50M54.753S" calcext:value-type="time">
            <text:p>04:50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92.81" calcext:value-type="float">
            <text:p>592.81</text:p>
          </table:table-cell>
          <table:table-cell office:value-type="float" office:value="721.29" calcext:value-type="float">
            <text:p>721.29</text:p>
          </table:table-cell>
        </table:table-row>
        <table:table-row table:style-name="ro1">
          <table:table-cell office:value-type="float" office:value="17470753" calcext:value-type="float">
            <text:p>17470753</text:p>
          </table:table-cell>
          <table:table-cell table:formula="of:=[.A1094]/1000/(60*60*24)" office:value-type="time" office:time-value="PT04H51M10.753S" calcext:value-type="time">
            <text:p>04:51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93.34" calcext:value-type="float">
            <text:p>593.34</text:p>
          </table:table-cell>
          <table:table-cell office:value-type="float" office:value="721.92" calcext:value-type="float">
            <text:p>721.92</text:p>
          </table:table-cell>
        </table:table-row>
        <table:table-row table:style-name="ro1">
          <table:table-cell office:value-type="float" office:value="17486753" calcext:value-type="float">
            <text:p>17486753</text:p>
          </table:table-cell>
          <table:table-cell table:formula="of:=[.A1095]/1000/(60*60*24)" office:value-type="time" office:time-value="PT04H51M26.753S" calcext:value-type="time">
            <text:p>04:51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93.87" calcext:value-type="float">
            <text:p>593.87</text:p>
          </table:table-cell>
          <table:table-cell office:value-type="float" office:value="722.55" calcext:value-type="float">
            <text:p>722.55</text:p>
          </table:table-cell>
        </table:table-row>
        <table:table-row table:style-name="ro1">
          <table:table-cell office:value-type="float" office:value="17502753" calcext:value-type="float">
            <text:p>17502753</text:p>
          </table:table-cell>
          <table:table-cell table:formula="of:=[.A1096]/1000/(60*60*24)" office:value-type="time" office:time-value="PT04H51M42.753S" calcext:value-type="time">
            <text:p>04:51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94.4" calcext:value-type="float">
            <text:p>594.4</text:p>
          </table:table-cell>
          <table:table-cell office:value-type="float" office:value="723.19" calcext:value-type="float">
            <text:p>723.19</text:p>
          </table:table-cell>
        </table:table-row>
        <table:table-row table:style-name="ro1">
          <table:table-cell office:value-type="float" office:value="17518753" calcext:value-type="float">
            <text:p>17518753</text:p>
          </table:table-cell>
          <table:table-cell table:formula="of:=[.A1097]/1000/(60*60*24)" office:value-type="time" office:time-value="PT04H51M58.753S" calcext:value-type="time">
            <text:p>04:51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94.93" calcext:value-type="float">
            <text:p>594.93</text:p>
          </table:table-cell>
          <table:table-cell office:value-type="float" office:value="723.82" calcext:value-type="float">
            <text:p>723.82</text:p>
          </table:table-cell>
        </table:table-row>
        <table:table-row table:style-name="ro1">
          <table:table-cell office:value-type="float" office:value="17534753" calcext:value-type="float">
            <text:p>17534753</text:p>
          </table:table-cell>
          <table:table-cell table:formula="of:=[.A1098]/1000/(60*60*24)" office:value-type="time" office:time-value="PT04H52M14.753S" calcext:value-type="time">
            <text:p>04:52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95.46" calcext:value-type="float">
            <text:p>595.46</text:p>
          </table:table-cell>
          <table:table-cell office:value-type="float" office:value="724.45" calcext:value-type="float">
            <text:p>724.45</text:p>
          </table:table-cell>
        </table:table-row>
        <table:table-row table:style-name="ro1">
          <table:table-cell office:value-type="float" office:value="17550753" calcext:value-type="float">
            <text:p>17550753</text:p>
          </table:table-cell>
          <table:table-cell table:formula="of:=[.A1099]/1000/(60*60*24)" office:value-type="time" office:time-value="PT04H52M30.753S" calcext:value-type="time">
            <text:p>04:52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96" calcext:value-type="float">
            <text:p>596</text:p>
          </table:table-cell>
          <table:table-cell office:value-type="float" office:value="725.08" calcext:value-type="float">
            <text:p>725.08</text:p>
          </table:table-cell>
        </table:table-row>
        <table:table-row table:style-name="ro1">
          <table:table-cell office:value-type="float" office:value="17566753" calcext:value-type="float">
            <text:p>17566753</text:p>
          </table:table-cell>
          <table:table-cell table:formula="of:=[.A1100]/1000/(60*60*24)" office:value-type="time" office:time-value="PT04H52M46.753S" calcext:value-type="time">
            <text:p>04:52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96.53" calcext:value-type="float">
            <text:p>596.53</text:p>
          </table:table-cell>
          <table:table-cell office:value-type="float" office:value="725.71" calcext:value-type="float">
            <text:p>725.71</text:p>
          </table:table-cell>
        </table:table-row>
        <table:table-row table:style-name="ro1">
          <table:table-cell office:value-type="float" office:value="17582753" calcext:value-type="float">
            <text:p>17582753</text:p>
          </table:table-cell>
          <table:table-cell table:formula="of:=[.A1101]/1000/(60*60*24)" office:value-type="time" office:time-value="PT04H53M02.753S" calcext:value-type="time">
            <text:p>04:53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97.06" calcext:value-type="float">
            <text:p>597.06</text:p>
          </table:table-cell>
          <table:table-cell office:value-type="float" office:value="726.34" calcext:value-type="float">
            <text:p>726.34</text:p>
          </table:table-cell>
        </table:table-row>
        <table:table-row table:style-name="ro1">
          <table:table-cell office:value-type="float" office:value="17598753" calcext:value-type="float">
            <text:p>17598753</text:p>
          </table:table-cell>
          <table:table-cell table:formula="of:=[.A1102]/1000/(60*60*24)" office:value-type="time" office:time-value="PT04H53M18.753S" calcext:value-type="time">
            <text:p>04:53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97.59" calcext:value-type="float">
            <text:p>597.59</text:p>
          </table:table-cell>
          <table:table-cell office:value-type="float" office:value="726.97" calcext:value-type="float">
            <text:p>726.97</text:p>
          </table:table-cell>
        </table:table-row>
        <table:table-row table:style-name="ro1">
          <table:table-cell office:value-type="float" office:value="17614753" calcext:value-type="float">
            <text:p>17614753</text:p>
          </table:table-cell>
          <table:table-cell table:formula="of:=[.A1103]/1000/(60*60*24)" office:value-type="time" office:time-value="PT04H53M34.753S" calcext:value-type="time">
            <text:p>04:53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98.12" calcext:value-type="float">
            <text:p>598.12</text:p>
          </table:table-cell>
          <table:table-cell office:value-type="float" office:value="727.6" calcext:value-type="float">
            <text:p>727.6</text:p>
          </table:table-cell>
        </table:table-row>
        <table:table-row table:style-name="ro1">
          <table:table-cell office:value-type="float" office:value="17630753" calcext:value-type="float">
            <text:p>17630753</text:p>
          </table:table-cell>
          <table:table-cell table:formula="of:=[.A1104]/1000/(60*60*24)" office:value-type="time" office:time-value="PT04H53M50.753S" calcext:value-type="time">
            <text:p>04:53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98.65" calcext:value-type="float">
            <text:p>598.65</text:p>
          </table:table-cell>
          <table:table-cell office:value-type="float" office:value="728.23" calcext:value-type="float">
            <text:p>728.23</text:p>
          </table:table-cell>
        </table:table-row>
        <table:table-row table:style-name="ro1">
          <table:table-cell office:value-type="float" office:value="17646753" calcext:value-type="float">
            <text:p>17646753</text:p>
          </table:table-cell>
          <table:table-cell table:formula="of:=[.A1105]/1000/(60*60*24)" office:value-type="time" office:time-value="PT04H54M06.753S" calcext:value-type="time">
            <text:p>04:54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599.18" calcext:value-type="float">
            <text:p>599.18</text:p>
          </table:table-cell>
          <table:table-cell office:value-type="float" office:value="728.86" calcext:value-type="float">
            <text:p>728.86</text:p>
          </table:table-cell>
        </table:table-row>
        <table:table-row table:style-name="ro1">
          <table:table-cell office:value-type="float" office:value="17662753" calcext:value-type="float">
            <text:p>17662753</text:p>
          </table:table-cell>
          <table:table-cell table:formula="of:=[.A1106]/1000/(60*60*24)" office:value-type="time" office:time-value="PT04H54M22.753S" calcext:value-type="time">
            <text:p>04:54:23</text:p>
          </table:table-cell>
          <table:table-cell office:value-type="float" office:value="1.18" calcext:value-type="float">
            <text:p>1.18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36" calcext:value-type="float">
            <text:p>141.36</text:p>
          </table:table-cell>
          <table:table-cell office:value-type="float" office:value="599.71" calcext:value-type="float">
            <text:p>599.71</text:p>
          </table:table-cell>
          <table:table-cell office:value-type="float" office:value="729.49" calcext:value-type="float">
            <text:p>729.49</text:p>
          </table:table-cell>
        </table:table-row>
        <table:table-row table:style-name="ro1">
          <table:table-cell office:value-type="float" office:value="17678753" calcext:value-type="float">
            <text:p>17678753</text:p>
          </table:table-cell>
          <table:table-cell table:formula="of:=[.A1107]/1000/(60*60*24)" office:value-type="time" office:time-value="PT04H54M38.753S" calcext:value-type="time">
            <text:p>04:54:39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600.24" calcext:value-type="float">
            <text:p>600.24</text:p>
          </table:table-cell>
          <table:table-cell office:value-type="float" office:value="730.12" calcext:value-type="float">
            <text:p>730.12</text:p>
          </table:table-cell>
        </table:table-row>
        <table:table-row table:style-name="ro1">
          <table:table-cell office:value-type="float" office:value="17694753" calcext:value-type="float">
            <text:p>17694753</text:p>
          </table:table-cell>
          <table:table-cell table:formula="of:=[.A1108]/1000/(60*60*24)" office:value-type="time" office:time-value="PT04H54M54.753S" calcext:value-type="time">
            <text:p>04:54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00.77" calcext:value-type="float">
            <text:p>600.77</text:p>
          </table:table-cell>
          <table:table-cell office:value-type="float" office:value="730.75" calcext:value-type="float">
            <text:p>730.75</text:p>
          </table:table-cell>
        </table:table-row>
        <table:table-row table:style-name="ro1">
          <table:table-cell office:value-type="float" office:value="17710753" calcext:value-type="float">
            <text:p>17710753</text:p>
          </table:table-cell>
          <table:table-cell table:formula="of:=[.A1109]/1000/(60*60*24)" office:value-type="time" office:time-value="PT04H55M10.753S" calcext:value-type="time">
            <text:p>04:55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01.3" calcext:value-type="float">
            <text:p>601.3</text:p>
          </table:table-cell>
          <table:table-cell office:value-type="float" office:value="731.38" calcext:value-type="float">
            <text:p>731.38</text:p>
          </table:table-cell>
        </table:table-row>
        <table:table-row table:style-name="ro1">
          <table:table-cell office:value-type="float" office:value="17726753" calcext:value-type="float">
            <text:p>17726753</text:p>
          </table:table-cell>
          <table:table-cell table:formula="of:=[.A1110]/1000/(60*60*24)" office:value-type="time" office:time-value="PT04H55M26.753S" calcext:value-type="time">
            <text:p>04:55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01.83" calcext:value-type="float">
            <text:p>601.83</text:p>
          </table:table-cell>
          <table:table-cell office:value-type="float" office:value="732.01" calcext:value-type="float">
            <text:p>732.01</text:p>
          </table:table-cell>
        </table:table-row>
        <table:table-row table:style-name="ro1">
          <table:table-cell office:value-type="float" office:value="17742753" calcext:value-type="float">
            <text:p>17742753</text:p>
          </table:table-cell>
          <table:table-cell table:formula="of:=[.A1111]/1000/(60*60*24)" office:value-type="time" office:time-value="PT04H55M42.753S" calcext:value-type="time">
            <text:p>04:55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02.36" calcext:value-type="float">
            <text:p>602.36</text:p>
          </table:table-cell>
          <table:table-cell office:value-type="float" office:value="732.64" calcext:value-type="float">
            <text:p>732.64</text:p>
          </table:table-cell>
        </table:table-row>
        <table:table-row table:style-name="ro1">
          <table:table-cell office:value-type="float" office:value="17758753" calcext:value-type="float">
            <text:p>17758753</text:p>
          </table:table-cell>
          <table:table-cell table:formula="of:=[.A1112]/1000/(60*60*24)" office:value-type="time" office:time-value="PT04H55M58.753S" calcext:value-type="time">
            <text:p>04:55:59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602.89" calcext:value-type="float">
            <text:p>602.89</text:p>
          </table:table-cell>
          <table:table-cell office:value-type="float" office:value="733.27" calcext:value-type="float">
            <text:p>733.27</text:p>
          </table:table-cell>
        </table:table-row>
        <table:table-row table:style-name="ro1">
          <table:table-cell office:value-type="float" office:value="17774753" calcext:value-type="float">
            <text:p>17774753</text:p>
          </table:table-cell>
          <table:table-cell table:formula="of:=[.A1113]/1000/(60*60*24)" office:value-type="time" office:time-value="PT04H56M14.753S" calcext:value-type="time">
            <text:p>04:56:15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603.42" calcext:value-type="float">
            <text:p>603.42</text:p>
          </table:table-cell>
          <table:table-cell office:value-type="float" office:value="733.9" calcext:value-type="float">
            <text:p>733.9</text:p>
          </table:table-cell>
        </table:table-row>
        <table:table-row table:style-name="ro1">
          <table:table-cell office:value-type="float" office:value="17790753" calcext:value-type="float">
            <text:p>17790753</text:p>
          </table:table-cell>
          <table:table-cell table:formula="of:=[.A1114]/1000/(60*60*24)" office:value-type="time" office:time-value="PT04H56M30.753S" calcext:value-type="time">
            <text:p>04:56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03.95" calcext:value-type="float">
            <text:p>603.95</text:p>
          </table:table-cell>
          <table:table-cell office:value-type="float" office:value="734.52" calcext:value-type="float">
            <text:p>734.52</text:p>
          </table:table-cell>
        </table:table-row>
        <table:table-row table:style-name="ro1">
          <table:table-cell office:value-type="float" office:value="17806753" calcext:value-type="float">
            <text:p>17806753</text:p>
          </table:table-cell>
          <table:table-cell table:formula="of:=[.A1115]/1000/(60*60*24)" office:value-type="time" office:time-value="PT04H56M46.753S" calcext:value-type="time">
            <text:p>04:56:47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604.48" calcext:value-type="float">
            <text:p>604.48</text:p>
          </table:table-cell>
          <table:table-cell office:value-type="float" office:value="735.15" calcext:value-type="float">
            <text:p>735.15</text:p>
          </table:table-cell>
        </table:table-row>
        <table:table-row table:style-name="ro1">
          <table:table-cell office:value-type="float" office:value="17822753" calcext:value-type="float">
            <text:p>17822753</text:p>
          </table:table-cell>
          <table:table-cell table:formula="of:=[.A1116]/1000/(60*60*24)" office:value-type="time" office:time-value="PT04H57M02.753S" calcext:value-type="time">
            <text:p>04:57:03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605.01" calcext:value-type="float">
            <text:p>605.01</text:p>
          </table:table-cell>
          <table:table-cell office:value-type="float" office:value="735.78" calcext:value-type="float">
            <text:p>735.78</text:p>
          </table:table-cell>
        </table:table-row>
        <table:table-row table:style-name="ro1">
          <table:table-cell office:value-type="float" office:value="17838753" calcext:value-type="float">
            <text:p>17838753</text:p>
          </table:table-cell>
          <table:table-cell table:formula="of:=[.A1117]/1000/(60*60*24)" office:value-type="time" office:time-value="PT04H57M18.753S" calcext:value-type="time">
            <text:p>04:57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6" calcext:value-type="float">
            <text:p>141.6</text:p>
          </table:table-cell>
          <table:table-cell office:value-type="float" office:value="605.54" calcext:value-type="float">
            <text:p>605.54</text:p>
          </table:table-cell>
          <table:table-cell office:value-type="float" office:value="736.41" calcext:value-type="float">
            <text:p>736.41</text:p>
          </table:table-cell>
        </table:table-row>
        <table:table-row table:style-name="ro1">
          <table:table-cell office:value-type="float" office:value="17854753" calcext:value-type="float">
            <text:p>17854753</text:p>
          </table:table-cell>
          <table:table-cell table:formula="of:=[.A1118]/1000/(60*60*24)" office:value-type="time" office:time-value="PT04H57M34.753S" calcext:value-type="time">
            <text:p>04:57:35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06.07" calcext:value-type="float">
            <text:p>606.07</text:p>
          </table:table-cell>
          <table:table-cell office:value-type="float" office:value="737.04" calcext:value-type="float">
            <text:p>737.04</text:p>
          </table:table-cell>
        </table:table-row>
        <table:table-row table:style-name="ro1">
          <table:table-cell office:value-type="float" office:value="17870753" calcext:value-type="float">
            <text:p>17870753</text:p>
          </table:table-cell>
          <table:table-cell table:formula="of:=[.A1119]/1000/(60*60*24)" office:value-type="time" office:time-value="PT04H57M50.753S" calcext:value-type="time">
            <text:p>04:57:51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06.6" calcext:value-type="float">
            <text:p>606.6</text:p>
          </table:table-cell>
          <table:table-cell office:value-type="float" office:value="737.67" calcext:value-type="float">
            <text:p>737.67</text:p>
          </table:table-cell>
        </table:table-row>
        <table:table-row table:style-name="ro1">
          <table:table-cell office:value-type="float" office:value="17886753" calcext:value-type="float">
            <text:p>17886753</text:p>
          </table:table-cell>
          <table:table-cell table:formula="of:=[.A1120]/1000/(60*60*24)" office:value-type="time" office:time-value="PT04H58M06.753S" calcext:value-type="time">
            <text:p>04:58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07.13" calcext:value-type="float">
            <text:p>607.13</text:p>
          </table:table-cell>
          <table:table-cell office:value-type="float" office:value="738.29" calcext:value-type="float">
            <text:p>738.29</text:p>
          </table:table-cell>
        </table:table-row>
        <table:table-row table:style-name="ro1">
          <table:table-cell office:value-type="float" office:value="17902753" calcext:value-type="float">
            <text:p>17902753</text:p>
          </table:table-cell>
          <table:table-cell table:formula="of:=[.A1121]/1000/(60*60*24)" office:value-type="time" office:time-value="PT04H58M22.753S" calcext:value-type="time">
            <text:p>04:58:23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607.66" calcext:value-type="float">
            <text:p>607.66</text:p>
          </table:table-cell>
          <table:table-cell office:value-type="float" office:value="738.92" calcext:value-type="float">
            <text:p>738.92</text:p>
          </table:table-cell>
        </table:table-row>
        <table:table-row table:style-name="ro1">
          <table:table-cell office:value-type="float" office:value="17918753" calcext:value-type="float">
            <text:p>17918753</text:p>
          </table:table-cell>
          <table:table-cell table:formula="of:=[.A1122]/1000/(60*60*24)" office:value-type="time" office:time-value="PT04H58M38.753S" calcext:value-type="time">
            <text:p>04:58:39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08.19" calcext:value-type="float">
            <text:p>608.19</text:p>
          </table:table-cell>
          <table:table-cell office:value-type="float" office:value="739.55" calcext:value-type="float">
            <text:p>739.55</text:p>
          </table:table-cell>
        </table:table-row>
        <table:table-row table:style-name="ro1">
          <table:table-cell office:value-type="float" office:value="17934753" calcext:value-type="float">
            <text:p>17934753</text:p>
          </table:table-cell>
          <table:table-cell table:formula="of:=[.A1123]/1000/(60*60*24)" office:value-type="time" office:time-value="PT04H58M54.753S" calcext:value-type="time">
            <text:p>04:58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6" calcext:value-type="float">
            <text:p>141.6</text:p>
          </table:table-cell>
          <table:table-cell office:value-type="float" office:value="608.72" calcext:value-type="float">
            <text:p>608.72</text:p>
          </table:table-cell>
          <table:table-cell office:value-type="float" office:value="740.18" calcext:value-type="float">
            <text:p>740.18</text:p>
          </table:table-cell>
        </table:table-row>
        <table:table-row table:style-name="ro1">
          <table:table-cell office:value-type="float" office:value="17950753" calcext:value-type="float">
            <text:p>17950753</text:p>
          </table:table-cell>
          <table:table-cell table:formula="of:=[.A1124]/1000/(60*60*24)" office:value-type="time" office:time-value="PT04H59M10.753S" calcext:value-type="time">
            <text:p>04:59:11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09.25" calcext:value-type="float">
            <text:p>609.25</text:p>
          </table:table-cell>
          <table:table-cell office:value-type="float" office:value="740.8" calcext:value-type="float">
            <text:p>740.8</text:p>
          </table:table-cell>
        </table:table-row>
        <table:table-row table:style-name="ro1">
          <table:table-cell office:value-type="float" office:value="17966753" calcext:value-type="float">
            <text:p>17966753</text:p>
          </table:table-cell>
          <table:table-cell table:formula="of:=[.A1125]/1000/(60*60*24)" office:value-type="time" office:time-value="PT04H59M26.753S" calcext:value-type="time">
            <text:p>04:59:27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09.78" calcext:value-type="float">
            <text:p>609.78</text:p>
          </table:table-cell>
          <table:table-cell office:value-type="float" office:value="741.43" calcext:value-type="float">
            <text:p>741.43</text:p>
          </table:table-cell>
        </table:table-row>
        <table:table-row table:style-name="ro1">
          <table:table-cell office:value-type="float" office:value="17982753" calcext:value-type="float">
            <text:p>17982753</text:p>
          </table:table-cell>
          <table:table-cell table:formula="of:=[.A1126]/1000/(60*60*24)" office:value-type="time" office:time-value="PT04H59M42.753S" calcext:value-type="time">
            <text:p>04:59:43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10.31" calcext:value-type="float">
            <text:p>610.31</text:p>
          </table:table-cell>
          <table:table-cell office:value-type="float" office:value="742.06" calcext:value-type="float">
            <text:p>742.06</text:p>
          </table:table-cell>
        </table:table-row>
        <table:table-row table:style-name="ro1">
          <table:table-cell office:value-type="float" office:value="17998753" calcext:value-type="float">
            <text:p>17998753</text:p>
          </table:table-cell>
          <table:table-cell table:formula="of:=[.A1127]/1000/(60*60*24)" office:value-type="time" office:time-value="PT04H59M58.753S" calcext:value-type="time">
            <text:p>04:59:59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10.83" calcext:value-type="float">
            <text:p>610.83</text:p>
          </table:table-cell>
          <table:table-cell office:value-type="float" office:value="742.69" calcext:value-type="float">
            <text:p>742.69</text:p>
          </table:table-cell>
        </table:table-row>
        <table:table-row table:style-name="ro1">
          <table:table-cell office:value-type="float" office:value="18014753" calcext:value-type="float">
            <text:p>18014753</text:p>
          </table:table-cell>
          <table:table-cell table:formula="of:=[.A1128]/1000/(60*60*24)" office:value-type="time" office:time-value="PT05H00M14.753S" calcext:value-type="time">
            <text:p>05:00:15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11.36" calcext:value-type="float">
            <text:p>611.36</text:p>
          </table:table-cell>
          <table:table-cell office:value-type="float" office:value="743.31" calcext:value-type="float">
            <text:p>743.31</text:p>
          </table:table-cell>
        </table:table-row>
        <table:table-row table:style-name="ro1">
          <table:table-cell office:value-type="float" office:value="18030753" calcext:value-type="float">
            <text:p>18030753</text:p>
          </table:table-cell>
          <table:table-cell table:formula="of:=[.A1129]/1000/(60*60*24)" office:value-type="time" office:time-value="PT05H00M30.753S" calcext:value-type="time">
            <text:p>05:00:31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11.89" calcext:value-type="float">
            <text:p>611.89</text:p>
          </table:table-cell>
          <table:table-cell office:value-type="float" office:value="743.94" calcext:value-type="float">
            <text:p>743.94</text:p>
          </table:table-cell>
        </table:table-row>
        <table:table-row table:style-name="ro1">
          <table:table-cell office:value-type="float" office:value="18046753" calcext:value-type="float">
            <text:p>18046753</text:p>
          </table:table-cell>
          <table:table-cell table:formula="of:=[.A1130]/1000/(60*60*24)" office:value-type="time" office:time-value="PT05H00M46.753S" calcext:value-type="time">
            <text:p>05:00:47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12.42" calcext:value-type="float">
            <text:p>612.42</text:p>
          </table:table-cell>
          <table:table-cell office:value-type="float" office:value="744.57" calcext:value-type="float">
            <text:p>744.57</text:p>
          </table:table-cell>
        </table:table-row>
        <table:table-row table:style-name="ro1">
          <table:table-cell office:value-type="float" office:value="18062753" calcext:value-type="float">
            <text:p>18062753</text:p>
          </table:table-cell>
          <table:table-cell table:formula="of:=[.A1131]/1000/(60*60*24)" office:value-type="time" office:time-value="PT05H01M02.753S" calcext:value-type="time">
            <text:p>05:01:03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12.95" calcext:value-type="float">
            <text:p>612.95</text:p>
          </table:table-cell>
          <table:table-cell office:value-type="float" office:value="745.19" calcext:value-type="float">
            <text:p>745.19</text:p>
          </table:table-cell>
        </table:table-row>
        <table:table-row table:style-name="ro1">
          <table:table-cell office:value-type="float" office:value="18078753" calcext:value-type="float">
            <text:p>18078753</text:p>
          </table:table-cell>
          <table:table-cell table:formula="of:=[.A1132]/1000/(60*60*24)" office:value-type="time" office:time-value="PT05H01M18.753S" calcext:value-type="time">
            <text:p>05:01:19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13.48" calcext:value-type="float">
            <text:p>613.48</text:p>
          </table:table-cell>
          <table:table-cell office:value-type="float" office:value="745.82" calcext:value-type="float">
            <text:p>745.82</text:p>
          </table:table-cell>
        </table:table-row>
        <table:table-row table:style-name="ro1">
          <table:table-cell office:value-type="float" office:value="18094753" calcext:value-type="float">
            <text:p>18094753</text:p>
          </table:table-cell>
          <table:table-cell table:formula="of:=[.A1133]/1000/(60*60*24)" office:value-type="time" office:time-value="PT05H01M34.753S" calcext:value-type="time">
            <text:p>05:01:35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14.01" calcext:value-type="float">
            <text:p>614.01</text:p>
          </table:table-cell>
          <table:table-cell office:value-type="float" office:value="746.45" calcext:value-type="float">
            <text:p>746.45</text:p>
          </table:table-cell>
        </table:table-row>
        <table:table-row table:style-name="ro1">
          <table:table-cell office:value-type="float" office:value="18110751" calcext:value-type="float">
            <text:p>18110751</text:p>
          </table:table-cell>
          <table:table-cell table:formula="of:=[.A1134]/1000/(60*60*24)" office:value-type="time" office:time-value="PT05H01M50.751S" calcext:value-type="time">
            <text:p>05:01:51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14.54" calcext:value-type="float">
            <text:p>614.54</text:p>
          </table:table-cell>
          <table:table-cell office:value-type="float" office:value="747.08" calcext:value-type="float">
            <text:p>747.08</text:p>
          </table:table-cell>
        </table:table-row>
        <table:table-row table:style-name="ro1">
          <table:table-cell office:value-type="float" office:value="18126753" calcext:value-type="float">
            <text:p>18126753</text:p>
          </table:table-cell>
          <table:table-cell table:formula="of:=[.A1135]/1000/(60*60*24)" office:value-type="time" office:time-value="PT05H02M06.753S" calcext:value-type="time">
            <text:p>05:02:07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15.07" calcext:value-type="float">
            <text:p>615.07</text:p>
          </table:table-cell>
          <table:table-cell office:value-type="float" office:value="747.7" calcext:value-type="float">
            <text:p>747.7</text:p>
          </table:table-cell>
        </table:table-row>
        <table:table-row table:style-name="ro1">
          <table:table-cell office:value-type="float" office:value="18142753" calcext:value-type="float">
            <text:p>18142753</text:p>
          </table:table-cell>
          <table:table-cell table:formula="of:=[.A1136]/1000/(60*60*24)" office:value-type="time" office:time-value="PT05H02M22.753S" calcext:value-type="time">
            <text:p>05:02:23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15.6" calcext:value-type="float">
            <text:p>615.6</text:p>
          </table:table-cell>
          <table:table-cell office:value-type="float" office:value="748.33" calcext:value-type="float">
            <text:p>748.33</text:p>
          </table:table-cell>
        </table:table-row>
        <table:table-row table:style-name="ro1">
          <table:table-cell office:value-type="float" office:value="18158753" calcext:value-type="float">
            <text:p>18158753</text:p>
          </table:table-cell>
          <table:table-cell table:formula="of:=[.A1137]/1000/(60*60*24)" office:value-type="time" office:time-value="PT05H02M38.753S" calcext:value-type="time">
            <text:p>05:02:39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16.13" calcext:value-type="float">
            <text:p>616.13</text:p>
          </table:table-cell>
          <table:table-cell office:value-type="float" office:value="748.96" calcext:value-type="float">
            <text:p>748.96</text:p>
          </table:table-cell>
        </table:table-row>
        <table:table-row table:style-name="ro1">
          <table:table-cell office:value-type="float" office:value="18174753" calcext:value-type="float">
            <text:p>18174753</text:p>
          </table:table-cell>
          <table:table-cell table:formula="of:=[.A1138]/1000/(60*60*24)" office:value-type="time" office:time-value="PT05H02M54.753S" calcext:value-type="time">
            <text:p>05:02:55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16.66" calcext:value-type="float">
            <text:p>616.66</text:p>
          </table:table-cell>
          <table:table-cell office:value-type="float" office:value="749.58" calcext:value-type="float">
            <text:p>749.58</text:p>
          </table:table-cell>
        </table:table-row>
        <table:table-row table:style-name="ro1">
          <table:table-cell office:value-type="float" office:value="18190753" calcext:value-type="float">
            <text:p>18190753</text:p>
          </table:table-cell>
          <table:table-cell table:formula="of:=[.A1139]/1000/(60*60*24)" office:value-type="time" office:time-value="PT05H03M10.753S" calcext:value-type="time">
            <text:p>05:03:11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17.19" calcext:value-type="float">
            <text:p>617.19</text:p>
          </table:table-cell>
          <table:table-cell office:value-type="float" office:value="750.21" calcext:value-type="float">
            <text:p>750.21</text:p>
          </table:table-cell>
        </table:table-row>
        <table:table-row table:style-name="ro1">
          <table:table-cell office:value-type="float" office:value="18206753" calcext:value-type="float">
            <text:p>18206753</text:p>
          </table:table-cell>
          <table:table-cell table:formula="of:=[.A1140]/1000/(60*60*24)" office:value-type="time" office:time-value="PT05H03M26.753S" calcext:value-type="time">
            <text:p>05:03:27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17.72" calcext:value-type="float">
            <text:p>617.72</text:p>
          </table:table-cell>
          <table:table-cell office:value-type="float" office:value="750.84" calcext:value-type="float">
            <text:p>750.84</text:p>
          </table:table-cell>
        </table:table-row>
        <table:table-row table:style-name="ro1">
          <table:table-cell office:value-type="float" office:value="18222753" calcext:value-type="float">
            <text:p>18222753</text:p>
          </table:table-cell>
          <table:table-cell table:formula="of:=[.A1141]/1000/(60*60*24)" office:value-type="time" office:time-value="PT05H03M42.753S" calcext:value-type="time">
            <text:p>05:03:43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18.25" calcext:value-type="float">
            <text:p>618.25</text:p>
          </table:table-cell>
          <table:table-cell office:value-type="float" office:value="751.46" calcext:value-type="float">
            <text:p>751.46</text:p>
          </table:table-cell>
        </table:table-row>
        <table:table-row table:style-name="ro1">
          <table:table-cell office:value-type="float" office:value="18238753" calcext:value-type="float">
            <text:p>18238753</text:p>
          </table:table-cell>
          <table:table-cell table:formula="of:=[.A1142]/1000/(60*60*24)" office:value-type="time" office:time-value="PT05H03M58.753S" calcext:value-type="time">
            <text:p>05:03:59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18.77" calcext:value-type="float">
            <text:p>618.77</text:p>
          </table:table-cell>
          <table:table-cell office:value-type="float" office:value="752.09" calcext:value-type="float">
            <text:p>752.09</text:p>
          </table:table-cell>
        </table:table-row>
        <table:table-row table:style-name="ro1">
          <table:table-cell office:value-type="float" office:value="18254753" calcext:value-type="float">
            <text:p>18254753</text:p>
          </table:table-cell>
          <table:table-cell table:formula="of:=[.A1143]/1000/(60*60*24)" office:value-type="time" office:time-value="PT05H04M14.753S" calcext:value-type="time">
            <text:p>05:04:15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19.3" calcext:value-type="float">
            <text:p>619.3</text:p>
          </table:table-cell>
          <table:table-cell office:value-type="float" office:value="752.72" calcext:value-type="float">
            <text:p>752.72</text:p>
          </table:table-cell>
        </table:table-row>
        <table:table-row table:style-name="ro1">
          <table:table-cell office:value-type="float" office:value="18270753" calcext:value-type="float">
            <text:p>18270753</text:p>
          </table:table-cell>
          <table:table-cell table:formula="of:=[.A1144]/1000/(60*60*24)" office:value-type="time" office:time-value="PT05H04M30.753S" calcext:value-type="time">
            <text:p>05:04:31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19.83" calcext:value-type="float">
            <text:p>619.83</text:p>
          </table:table-cell>
          <table:table-cell office:value-type="float" office:value="753.34" calcext:value-type="float">
            <text:p>753.34</text:p>
          </table:table-cell>
        </table:table-row>
        <table:table-row table:style-name="ro1">
          <table:table-cell office:value-type="float" office:value="18286753" calcext:value-type="float">
            <text:p>18286753</text:p>
          </table:table-cell>
          <table:table-cell table:formula="of:=[.A1145]/1000/(60*60*24)" office:value-type="time" office:time-value="PT05H04M46.753S" calcext:value-type="time">
            <text:p>05:04:47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9" calcext:value-type="float">
            <text:p>140.89</text:p>
          </table:table-cell>
          <table:table-cell office:value-type="float" office:value="620.36" calcext:value-type="float">
            <text:p>620.36</text:p>
          </table:table-cell>
          <table:table-cell office:value-type="float" office:value="753.97" calcext:value-type="float">
            <text:p>753.97</text:p>
          </table:table-cell>
        </table:table-row>
        <table:table-row table:style-name="ro1">
          <table:table-cell office:value-type="float" office:value="18302753" calcext:value-type="float">
            <text:p>18302753</text:p>
          </table:table-cell>
          <table:table-cell table:formula="of:=[.A1146]/1000/(60*60*24)" office:value-type="time" office:time-value="PT05H05M02.753S" calcext:value-type="time">
            <text:p>05:05:03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20.89" calcext:value-type="float">
            <text:p>620.89</text:p>
          </table:table-cell>
          <table:table-cell office:value-type="float" office:value="754.59" calcext:value-type="float">
            <text:p>754.59</text:p>
          </table:table-cell>
        </table:table-row>
        <table:table-row table:style-name="ro1">
          <table:table-cell office:value-type="float" office:value="18318753" calcext:value-type="float">
            <text:p>18318753</text:p>
          </table:table-cell>
          <table:table-cell table:formula="of:=[.A1147]/1000/(60*60*24)" office:value-type="time" office:time-value="PT05H05M18.753S" calcext:value-type="time">
            <text:p>05:05:19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21.42" calcext:value-type="float">
            <text:p>621.42</text:p>
          </table:table-cell>
          <table:table-cell office:value-type="float" office:value="755.22" calcext:value-type="float">
            <text:p>755.22</text:p>
          </table:table-cell>
        </table:table-row>
        <table:table-row table:style-name="ro1">
          <table:table-cell office:value-type="float" office:value="18334753" calcext:value-type="float">
            <text:p>18334753</text:p>
          </table:table-cell>
          <table:table-cell table:formula="of:=[.A1148]/1000/(60*60*24)" office:value-type="time" office:time-value="PT05H05M34.753S" calcext:value-type="time">
            <text:p>05:05:35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21.95" calcext:value-type="float">
            <text:p>621.95</text:p>
          </table:table-cell>
          <table:table-cell office:value-type="float" office:value="755.85" calcext:value-type="float">
            <text:p>755.85</text:p>
          </table:table-cell>
        </table:table-row>
        <table:table-row table:style-name="ro1">
          <table:table-cell office:value-type="float" office:value="18350753" calcext:value-type="float">
            <text:p>18350753</text:p>
          </table:table-cell>
          <table:table-cell table:formula="of:=[.A1149]/1000/(60*60*24)" office:value-type="time" office:time-value="PT05H05M50.753S" calcext:value-type="time">
            <text:p>05:05:51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22.48" calcext:value-type="float">
            <text:p>622.48</text:p>
          </table:table-cell>
          <table:table-cell office:value-type="float" office:value="756.47" calcext:value-type="float">
            <text:p>756.47</text:p>
          </table:table-cell>
        </table:table-row>
        <table:table-row table:style-name="ro1">
          <table:table-cell office:value-type="float" office:value="18366753" calcext:value-type="float">
            <text:p>18366753</text:p>
          </table:table-cell>
          <table:table-cell table:formula="of:=[.A1150]/1000/(60*60*24)" office:value-type="time" office:time-value="PT05H06M06.753S" calcext:value-type="time">
            <text:p>05:06:07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23.01" calcext:value-type="float">
            <text:p>623.01</text:p>
          </table:table-cell>
          <table:table-cell office:value-type="float" office:value="757.1" calcext:value-type="float">
            <text:p>757.1</text:p>
          </table:table-cell>
        </table:table-row>
        <table:table-row table:style-name="ro1">
          <table:table-cell office:value-type="float" office:value="18382753" calcext:value-type="float">
            <text:p>18382753</text:p>
          </table:table-cell>
          <table:table-cell table:formula="of:=[.A1151]/1000/(60*60*24)" office:value-type="time" office:time-value="PT05H06M22.753S" calcext:value-type="time">
            <text:p>05:06:23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23.54" calcext:value-type="float">
            <text:p>623.54</text:p>
          </table:table-cell>
          <table:table-cell office:value-type="float" office:value="757.72" calcext:value-type="float">
            <text:p>757.72</text:p>
          </table:table-cell>
        </table:table-row>
        <table:table-row table:style-name="ro1">
          <table:table-cell office:value-type="float" office:value="18398753" calcext:value-type="float">
            <text:p>18398753</text:p>
          </table:table-cell>
          <table:table-cell table:formula="of:=[.A1152]/1000/(60*60*24)" office:value-type="time" office:time-value="PT05H06M38.753S" calcext:value-type="time">
            <text:p>05:06:39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24.07" calcext:value-type="float">
            <text:p>624.07</text:p>
          </table:table-cell>
          <table:table-cell office:value-type="float" office:value="758.35" calcext:value-type="float">
            <text:p>758.35</text:p>
          </table:table-cell>
        </table:table-row>
        <table:table-row table:style-name="ro1">
          <table:table-cell office:value-type="float" office:value="18414753" calcext:value-type="float">
            <text:p>18414753</text:p>
          </table:table-cell>
          <table:table-cell table:formula="of:=[.A1153]/1000/(60*60*24)" office:value-type="time" office:time-value="PT05H06M54.753S" calcext:value-type="time">
            <text:p>05:06:55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24.59" calcext:value-type="float">
            <text:p>624.59</text:p>
          </table:table-cell>
          <table:table-cell office:value-type="float" office:value="758.98" calcext:value-type="float">
            <text:p>758.98</text:p>
          </table:table-cell>
        </table:table-row>
        <table:table-row table:style-name="ro1">
          <table:table-cell office:value-type="float" office:value="18430753" calcext:value-type="float">
            <text:p>18430753</text:p>
          </table:table-cell>
          <table:table-cell table:formula="of:=[.A1154]/1000/(60*60*24)" office:value-type="time" office:time-value="PT05H07M10.753S" calcext:value-type="time">
            <text:p>05:07:11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41" calcext:value-type="float">
            <text:p>140.41</text:p>
          </table:table-cell>
          <table:table-cell office:value-type="float" office:value="625.12" calcext:value-type="float">
            <text:p>625.12</text:p>
          </table:table-cell>
          <table:table-cell office:value-type="float" office:value="759.6" calcext:value-type="float">
            <text:p>759.6</text:p>
          </table:table-cell>
        </table:table-row>
        <table:table-row table:style-name="ro1">
          <table:table-cell office:value-type="float" office:value="18446753" calcext:value-type="float">
            <text:p>18446753</text:p>
          </table:table-cell>
          <table:table-cell table:formula="of:=[.A1155]/1000/(60*60*24)" office:value-type="time" office:time-value="PT05H07M26.753S" calcext:value-type="time">
            <text:p>05:07:27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41" calcext:value-type="float">
            <text:p>140.41</text:p>
          </table:table-cell>
          <table:table-cell office:value-type="float" office:value="625.65" calcext:value-type="float">
            <text:p>625.65</text:p>
          </table:table-cell>
          <table:table-cell office:value-type="float" office:value="760.23" calcext:value-type="float">
            <text:p>760.23</text:p>
          </table:table-cell>
        </table:table-row>
        <table:table-row table:style-name="ro1">
          <table:table-cell office:value-type="float" office:value="18462753" calcext:value-type="float">
            <text:p>18462753</text:p>
          </table:table-cell>
          <table:table-cell table:formula="of:=[.A1156]/1000/(60*60*24)" office:value-type="time" office:time-value="PT05H07M42.753S" calcext:value-type="time">
            <text:p>05:07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26.18" calcext:value-type="float">
            <text:p>626.18</text:p>
          </table:table-cell>
          <table:table-cell office:value-type="float" office:value="760.85" calcext:value-type="float">
            <text:p>760.85</text:p>
          </table:table-cell>
        </table:table-row>
        <table:table-row table:style-name="ro1">
          <table:table-cell office:value-type="float" office:value="18478753" calcext:value-type="float">
            <text:p>18478753</text:p>
          </table:table-cell>
          <table:table-cell table:formula="of:=[.A1157]/1000/(60*60*24)" office:value-type="time" office:time-value="PT05H07M58.753S" calcext:value-type="time">
            <text:p>05:07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26.71" calcext:value-type="float">
            <text:p>626.71</text:p>
          </table:table-cell>
          <table:table-cell office:value-type="float" office:value="761.48" calcext:value-type="float">
            <text:p>761.48</text:p>
          </table:table-cell>
        </table:table-row>
        <table:table-row table:style-name="ro1">
          <table:table-cell office:value-type="float" office:value="18494753" calcext:value-type="float">
            <text:p>18494753</text:p>
          </table:table-cell>
          <table:table-cell table:formula="of:=[.A1158]/1000/(60*60*24)" office:value-type="time" office:time-value="PT05H08M14.753S" calcext:value-type="time">
            <text:p>05:08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27.24" calcext:value-type="float">
            <text:p>627.24</text:p>
          </table:table-cell>
          <table:table-cell office:value-type="float" office:value="762.1" calcext:value-type="float">
            <text:p>762.1</text:p>
          </table:table-cell>
        </table:table-row>
        <table:table-row table:style-name="ro1">
          <table:table-cell office:value-type="float" office:value="18510753" calcext:value-type="float">
            <text:p>18510753</text:p>
          </table:table-cell>
          <table:table-cell table:formula="of:=[.A1159]/1000/(60*60*24)" office:value-type="time" office:time-value="PT05H08M30.753S" calcext:value-type="time">
            <text:p>05:08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27.77" calcext:value-type="float">
            <text:p>627.77</text:p>
          </table:table-cell>
          <table:table-cell office:value-type="float" office:value="762.73" calcext:value-type="float">
            <text:p>762.73</text:p>
          </table:table-cell>
        </table:table-row>
        <table:table-row table:style-name="ro1">
          <table:table-cell office:value-type="float" office:value="18526753" calcext:value-type="float">
            <text:p>18526753</text:p>
          </table:table-cell>
          <table:table-cell table:formula="of:=[.A1160]/1000/(60*60*24)" office:value-type="time" office:time-value="PT05H08M46.753S" calcext:value-type="time">
            <text:p>05:08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628.29" calcext:value-type="float">
            <text:p>628.29</text:p>
          </table:table-cell>
          <table:table-cell office:value-type="float" office:value="763.35" calcext:value-type="float">
            <text:p>763.35</text:p>
          </table:table-cell>
        </table:table-row>
        <table:table-row table:style-name="ro1">
          <table:table-cell office:value-type="float" office:value="18542753" calcext:value-type="float">
            <text:p>18542753</text:p>
          </table:table-cell>
          <table:table-cell table:formula="of:=[.A1161]/1000/(60*60*24)" office:value-type="time" office:time-value="PT05H09M02.753S" calcext:value-type="time">
            <text:p>05:09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28.82" calcext:value-type="float">
            <text:p>628.82</text:p>
          </table:table-cell>
          <table:table-cell office:value-type="float" office:value="763.98" calcext:value-type="float">
            <text:p>763.98</text:p>
          </table:table-cell>
        </table:table-row>
        <table:table-row table:style-name="ro1">
          <table:table-cell office:value-type="float" office:value="18558753" calcext:value-type="float">
            <text:p>18558753</text:p>
          </table:table-cell>
          <table:table-cell table:formula="of:=[.A1162]/1000/(60*60*24)" office:value-type="time" office:time-value="PT05H09M18.753S" calcext:value-type="time">
            <text:p>05:09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29.35" calcext:value-type="float">
            <text:p>629.35</text:p>
          </table:table-cell>
          <table:table-cell office:value-type="float" office:value="764.6" calcext:value-type="float">
            <text:p>764.6</text:p>
          </table:table-cell>
        </table:table-row>
        <table:table-row table:style-name="ro1">
          <table:table-cell office:value-type="float" office:value="18574753" calcext:value-type="float">
            <text:p>18574753</text:p>
          </table:table-cell>
          <table:table-cell table:formula="of:=[.A1163]/1000/(60*60*24)" office:value-type="time" office:time-value="PT05H09M34.753S" calcext:value-type="time">
            <text:p>05:09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65" calcext:value-type="float">
            <text:p>140.65</text:p>
          </table:table-cell>
          <table:table-cell office:value-type="float" office:value="629.88" calcext:value-type="float">
            <text:p>629.88</text:p>
          </table:table-cell>
          <table:table-cell office:value-type="float" office:value="765.23" calcext:value-type="float">
            <text:p>765.23</text:p>
          </table:table-cell>
        </table:table-row>
        <table:table-row table:style-name="ro1">
          <table:table-cell office:value-type="float" office:value="18590753" calcext:value-type="float">
            <text:p>18590753</text:p>
          </table:table-cell>
          <table:table-cell table:formula="of:=[.A1164]/1000/(60*60*24)" office:value-type="time" office:time-value="PT05H09M50.753S" calcext:value-type="time">
            <text:p>05:09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30.41" calcext:value-type="float">
            <text:p>630.41</text:p>
          </table:table-cell>
          <table:table-cell office:value-type="float" office:value="765.85" calcext:value-type="float">
            <text:p>765.85</text:p>
          </table:table-cell>
        </table:table-row>
        <table:table-row table:style-name="ro1">
          <table:table-cell office:value-type="float" office:value="18606753" calcext:value-type="float">
            <text:p>18606753</text:p>
          </table:table-cell>
          <table:table-cell table:formula="of:=[.A1165]/1000/(60*60*24)" office:value-type="time" office:time-value="PT05H10M06.753S" calcext:value-type="time">
            <text:p>05:10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630.94" calcext:value-type="float">
            <text:p>630.94</text:p>
          </table:table-cell>
          <table:table-cell office:value-type="float" office:value="766.48" calcext:value-type="float">
            <text:p>766.48</text:p>
          </table:table-cell>
        </table:table-row>
        <table:table-row table:style-name="ro1">
          <table:table-cell office:value-type="float" office:value="18622753" calcext:value-type="float">
            <text:p>18622753</text:p>
          </table:table-cell>
          <table:table-cell table:formula="of:=[.A1166]/1000/(60*60*24)" office:value-type="time" office:time-value="PT05H10M22.753S" calcext:value-type="time">
            <text:p>05:10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631.46" calcext:value-type="float">
            <text:p>631.46</text:p>
          </table:table-cell>
          <table:table-cell office:value-type="float" office:value="767.1" calcext:value-type="float">
            <text:p>767.1</text:p>
          </table:table-cell>
        </table:table-row>
        <table:table-row table:style-name="ro1">
          <table:table-cell office:value-type="float" office:value="18638753" calcext:value-type="float">
            <text:p>18638753</text:p>
          </table:table-cell>
          <table:table-cell table:formula="of:=[.A1167]/1000/(60*60*24)" office:value-type="time" office:time-value="PT05H10M38.753S" calcext:value-type="time">
            <text:p>05:10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31.99" calcext:value-type="float">
            <text:p>631.99</text:p>
          </table:table-cell>
          <table:table-cell office:value-type="float" office:value="767.72" calcext:value-type="float">
            <text:p>767.72</text:p>
          </table:table-cell>
        </table:table-row>
        <table:table-row table:style-name="ro1">
          <table:table-cell office:value-type="float" office:value="18654753" calcext:value-type="float">
            <text:p>18654753</text:p>
          </table:table-cell>
          <table:table-cell table:formula="of:=[.A1168]/1000/(60*60*24)" office:value-type="time" office:time-value="PT05H10M54.753S" calcext:value-type="time">
            <text:p>05:10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64" calcext:value-type="float">
            <text:p>140.64</text:p>
          </table:table-cell>
          <table:table-cell office:value-type="float" office:value="632.52" calcext:value-type="float">
            <text:p>632.52</text:p>
          </table:table-cell>
          <table:table-cell office:value-type="float" office:value="768.35" calcext:value-type="float">
            <text:p>768.35</text:p>
          </table:table-cell>
        </table:table-row>
        <table:table-row table:style-name="ro1">
          <table:table-cell office:value-type="float" office:value="18670753" calcext:value-type="float">
            <text:p>18670753</text:p>
          </table:table-cell>
          <table:table-cell table:formula="of:=[.A1169]/1000/(60*60*24)" office:value-type="time" office:time-value="PT05H11M10.753S" calcext:value-type="time">
            <text:p>05:11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33.05" calcext:value-type="float">
            <text:p>633.05</text:p>
          </table:table-cell>
          <table:table-cell office:value-type="float" office:value="768.97" calcext:value-type="float">
            <text:p>768.97</text:p>
          </table:table-cell>
        </table:table-row>
        <table:table-row table:style-name="ro1">
          <table:table-cell office:value-type="float" office:value="18686751" calcext:value-type="float">
            <text:p>18686751</text:p>
          </table:table-cell>
          <table:table-cell table:formula="of:=[.A1170]/1000/(60*60*24)" office:value-type="time" office:time-value="PT05H11M26.751S" calcext:value-type="time">
            <text:p>05:11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33.58" calcext:value-type="float">
            <text:p>633.58</text:p>
          </table:table-cell>
          <table:table-cell office:value-type="float" office:value="769.6" calcext:value-type="float">
            <text:p>769.6</text:p>
          </table:table-cell>
        </table:table-row>
        <table:table-row table:style-name="ro1">
          <table:table-cell office:value-type="float" office:value="18702753" calcext:value-type="float">
            <text:p>18702753</text:p>
          </table:table-cell>
          <table:table-cell table:formula="of:=[.A1171]/1000/(60*60*24)" office:value-type="time" office:time-value="PT05H11M42.753S" calcext:value-type="time">
            <text:p>05:11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34.11" calcext:value-type="float">
            <text:p>634.11</text:p>
          </table:table-cell>
          <table:table-cell office:value-type="float" office:value="770.22" calcext:value-type="float">
            <text:p>770.22</text:p>
          </table:table-cell>
        </table:table-row>
        <table:table-row table:style-name="ro1">
          <table:table-cell office:value-type="float" office:value="18718753" calcext:value-type="float">
            <text:p>18718753</text:p>
          </table:table-cell>
          <table:table-cell table:formula="of:=[.A1172]/1000/(60*60*24)" office:value-type="time" office:time-value="PT05H11M58.753S" calcext:value-type="time">
            <text:p>05:11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64" calcext:value-type="float">
            <text:p>140.64</text:p>
          </table:table-cell>
          <table:table-cell office:value-type="float" office:value="634.63" calcext:value-type="float">
            <text:p>634.63</text:p>
          </table:table-cell>
          <table:table-cell office:value-type="float" office:value="770.84" calcext:value-type="float">
            <text:p>770.84</text:p>
          </table:table-cell>
        </table:table-row>
        <table:table-row table:style-name="ro1">
          <table:table-cell office:value-type="float" office:value="18734753" calcext:value-type="float">
            <text:p>18734753</text:p>
          </table:table-cell>
          <table:table-cell table:formula="of:=[.A1173]/1000/(60*60*24)" office:value-type="time" office:time-value="PT05H12M14.753S" calcext:value-type="time">
            <text:p>05:12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64" calcext:value-type="float">
            <text:p>140.64</text:p>
          </table:table-cell>
          <table:table-cell office:value-type="float" office:value="635.16" calcext:value-type="float">
            <text:p>635.16</text:p>
          </table:table-cell>
          <table:table-cell office:value-type="float" office:value="771.47" calcext:value-type="float">
            <text:p>771.47</text:p>
          </table:table-cell>
        </table:table-row>
        <table:table-row table:style-name="ro1">
          <table:table-cell office:value-type="float" office:value="18750753" calcext:value-type="float">
            <text:p>18750753</text:p>
          </table:table-cell>
          <table:table-cell table:formula="of:=[.A1174]/1000/(60*60*24)" office:value-type="time" office:time-value="PT05H12M30.753S" calcext:value-type="time">
            <text:p>05:12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35.69" calcext:value-type="float">
            <text:p>635.69</text:p>
          </table:table-cell>
          <table:table-cell office:value-type="float" office:value="772.09" calcext:value-type="float">
            <text:p>772.09</text:p>
          </table:table-cell>
        </table:table-row>
        <table:table-row table:style-name="ro1">
          <table:table-cell office:value-type="float" office:value="18766753" calcext:value-type="float">
            <text:p>18766753</text:p>
          </table:table-cell>
          <table:table-cell table:formula="of:=[.A1175]/1000/(60*60*24)" office:value-type="time" office:time-value="PT05H12M46.753S" calcext:value-type="time">
            <text:p>05:12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36.22" calcext:value-type="float">
            <text:p>636.22</text:p>
          </table:table-cell>
          <table:table-cell office:value-type="float" office:value="772.71" calcext:value-type="float">
            <text:p>772.71</text:p>
          </table:table-cell>
        </table:table-row>
        <table:table-row table:style-name="ro1">
          <table:table-cell office:value-type="float" office:value="18782753" calcext:value-type="float">
            <text:p>18782753</text:p>
          </table:table-cell>
          <table:table-cell table:formula="of:=[.A1176]/1000/(60*60*24)" office:value-type="time" office:time-value="PT05H13M02.753S" calcext:value-type="time">
            <text:p>05:13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36.75" calcext:value-type="float">
            <text:p>636.75</text:p>
          </table:table-cell>
          <table:table-cell office:value-type="float" office:value="773.33" calcext:value-type="float">
            <text:p>773.33</text:p>
          </table:table-cell>
        </table:table-row>
        <table:table-row table:style-name="ro1">
          <table:table-cell office:value-type="float" office:value="18798751" calcext:value-type="float">
            <text:p>18798751</text:p>
          </table:table-cell>
          <table:table-cell table:formula="of:=[.A1177]/1000/(60*60*24)" office:value-type="time" office:time-value="PT05H13M18.751S" calcext:value-type="time">
            <text:p>05:13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37.27" calcext:value-type="float">
            <text:p>637.27</text:p>
          </table:table-cell>
          <table:table-cell office:value-type="float" office:value="773.96" calcext:value-type="float">
            <text:p>773.96</text:p>
          </table:table-cell>
        </table:table-row>
        <table:table-row table:style-name="ro1">
          <table:table-cell office:value-type="float" office:value="18814753" calcext:value-type="float">
            <text:p>18814753</text:p>
          </table:table-cell>
          <table:table-cell table:formula="of:=[.A1178]/1000/(60*60*24)" office:value-type="time" office:time-value="PT05H13M34.753S" calcext:value-type="time">
            <text:p>05:13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37.8" calcext:value-type="float">
            <text:p>637.8</text:p>
          </table:table-cell>
          <table:table-cell office:value-type="float" office:value="774.58" calcext:value-type="float">
            <text:p>774.58</text:p>
          </table:table-cell>
        </table:table-row>
        <table:table-row table:style-name="ro1">
          <table:table-cell office:value-type="float" office:value="18830753" calcext:value-type="float">
            <text:p>18830753</text:p>
          </table:table-cell>
          <table:table-cell table:formula="of:=[.A1179]/1000/(60*60*24)" office:value-type="time" office:time-value="PT05H13M50.753S" calcext:value-type="time">
            <text:p>05:13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38.33" calcext:value-type="float">
            <text:p>638.33</text:p>
          </table:table-cell>
          <table:table-cell office:value-type="float" office:value="775.2" calcext:value-type="float">
            <text:p>775.2</text:p>
          </table:table-cell>
        </table:table-row>
        <table:table-row table:style-name="ro1">
          <table:table-cell office:value-type="float" office:value="18846753" calcext:value-type="float">
            <text:p>18846753</text:p>
          </table:table-cell>
          <table:table-cell table:formula="of:=[.A1180]/1000/(60*60*24)" office:value-type="time" office:time-value="PT05H14M06.753S" calcext:value-type="time">
            <text:p>05:14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38.86" calcext:value-type="float">
            <text:p>638.86</text:p>
          </table:table-cell>
          <table:table-cell office:value-type="float" office:value="775.82" calcext:value-type="float">
            <text:p>775.82</text:p>
          </table:table-cell>
        </table:table-row>
        <table:table-row table:style-name="ro1">
          <table:table-cell office:value-type="float" office:value="18862753" calcext:value-type="float">
            <text:p>18862753</text:p>
          </table:table-cell>
          <table:table-cell table:formula="of:=[.A1181]/1000/(60*60*24)" office:value-type="time" office:time-value="PT05H14M22.753S" calcext:value-type="time">
            <text:p>05:14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39.38" calcext:value-type="float">
            <text:p>639.38</text:p>
          </table:table-cell>
          <table:table-cell office:value-type="float" office:value="776.45" calcext:value-type="float">
            <text:p>776.45</text:p>
          </table:table-cell>
        </table:table-row>
        <table:table-row table:style-name="ro1">
          <table:table-cell office:value-type="float" office:value="18878753" calcext:value-type="float">
            <text:p>18878753</text:p>
          </table:table-cell>
          <table:table-cell table:formula="of:=[.A1182]/1000/(60*60*24)" office:value-type="time" office:time-value="PT05H14M38.753S" calcext:value-type="time">
            <text:p>05:14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39.91" calcext:value-type="float">
            <text:p>639.91</text:p>
          </table:table-cell>
          <table:table-cell office:value-type="float" office:value="777.07" calcext:value-type="float">
            <text:p>777.07</text:p>
          </table:table-cell>
        </table:table-row>
        <table:table-row table:style-name="ro1">
          <table:table-cell office:value-type="float" office:value="18894753" calcext:value-type="float">
            <text:p>18894753</text:p>
          </table:table-cell>
          <table:table-cell table:formula="of:=[.A1183]/1000/(60*60*24)" office:value-type="time" office:time-value="PT05H14M54.753S" calcext:value-type="time">
            <text:p>05:14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40.44" calcext:value-type="float">
            <text:p>640.44</text:p>
          </table:table-cell>
          <table:table-cell office:value-type="float" office:value="777.69" calcext:value-type="float">
            <text:p>777.69</text:p>
          </table:table-cell>
        </table:table-row>
        <table:table-row table:style-name="ro1">
          <table:table-cell office:value-type="float" office:value="18910753" calcext:value-type="float">
            <text:p>18910753</text:p>
          </table:table-cell>
          <table:table-cell table:formula="of:=[.A1184]/1000/(60*60*24)" office:value-type="time" office:time-value="PT05H15M10.753S" calcext:value-type="time">
            <text:p>05:15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40.97" calcext:value-type="float">
            <text:p>640.97</text:p>
          </table:table-cell>
          <table:table-cell office:value-type="float" office:value="778.31" calcext:value-type="float">
            <text:p>778.31</text:p>
          </table:table-cell>
        </table:table-row>
        <table:table-row table:style-name="ro1">
          <table:table-cell office:value-type="float" office:value="18926753" calcext:value-type="float">
            <text:p>18926753</text:p>
          </table:table-cell>
          <table:table-cell table:formula="of:=[.A1185]/1000/(60*60*24)" office:value-type="time" office:time-value="PT05H15M26.753S" calcext:value-type="time">
            <text:p>05:15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41.49" calcext:value-type="float">
            <text:p>641.49</text:p>
          </table:table-cell>
          <table:table-cell office:value-type="float" office:value="778.93" calcext:value-type="float">
            <text:p>778.93</text:p>
          </table:table-cell>
        </table:table-row>
        <table:table-row table:style-name="ro1">
          <table:table-cell office:value-type="float" office:value="18942753" calcext:value-type="float">
            <text:p>18942753</text:p>
          </table:table-cell>
          <table:table-cell table:formula="of:=[.A1186]/1000/(60*60*24)" office:value-type="time" office:time-value="PT05H15M42.753S" calcext:value-type="time">
            <text:p>05:15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42.02" calcext:value-type="float">
            <text:p>642.02</text:p>
          </table:table-cell>
          <table:table-cell office:value-type="float" office:value="779.56" calcext:value-type="float">
            <text:p>779.56</text:p>
          </table:table-cell>
        </table:table-row>
        <table:table-row table:style-name="ro1">
          <table:table-cell office:value-type="float" office:value="18958753" calcext:value-type="float">
            <text:p>18958753</text:p>
          </table:table-cell>
          <table:table-cell table:formula="of:=[.A1187]/1000/(60*60*24)" office:value-type="time" office:time-value="PT05H15M58.753S" calcext:value-type="time">
            <text:p>05:15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42.55" calcext:value-type="float">
            <text:p>642.55</text:p>
          </table:table-cell>
          <table:table-cell office:value-type="float" office:value="780.18" calcext:value-type="float">
            <text:p>780.18</text:p>
          </table:table-cell>
        </table:table-row>
        <table:table-row table:style-name="ro1">
          <table:table-cell office:value-type="float" office:value="18974753" calcext:value-type="float">
            <text:p>18974753</text:p>
          </table:table-cell>
          <table:table-cell table:formula="of:=[.A1188]/1000/(60*60*24)" office:value-type="time" office:time-value="PT05H16M14.753S" calcext:value-type="time">
            <text:p>05:16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43.07" calcext:value-type="float">
            <text:p>643.07</text:p>
          </table:table-cell>
          <table:table-cell office:value-type="float" office:value="780.8" calcext:value-type="float">
            <text:p>780.8</text:p>
          </table:table-cell>
        </table:table-row>
        <table:table-row table:style-name="ro1">
          <table:table-cell office:value-type="float" office:value="18990753" calcext:value-type="float">
            <text:p>18990753</text:p>
          </table:table-cell>
          <table:table-cell table:formula="of:=[.A1189]/1000/(60*60*24)" office:value-type="time" office:time-value="PT05H16M30.753S" calcext:value-type="time">
            <text:p>05:16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43.6" calcext:value-type="float">
            <text:p>643.6</text:p>
          </table:table-cell>
          <table:table-cell office:value-type="float" office:value="781.42" calcext:value-type="float">
            <text:p>781.42</text:p>
          </table:table-cell>
        </table:table-row>
        <table:table-row table:style-name="ro1">
          <table:table-cell office:value-type="float" office:value="19006753" calcext:value-type="float">
            <text:p>19006753</text:p>
          </table:table-cell>
          <table:table-cell table:formula="of:=[.A1190]/1000/(60*60*24)" office:value-type="time" office:time-value="PT05H16M46.753S" calcext:value-type="time">
            <text:p>05:16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44.13" calcext:value-type="float">
            <text:p>644.13</text:p>
          </table:table-cell>
          <table:table-cell office:value-type="float" office:value="782.04" calcext:value-type="float">
            <text:p>782.04</text:p>
          </table:table-cell>
        </table:table-row>
        <table:table-row table:style-name="ro1">
          <table:table-cell office:value-type="float" office:value="19022753" calcext:value-type="float">
            <text:p>19022753</text:p>
          </table:table-cell>
          <table:table-cell table:formula="of:=[.A1191]/1000/(60*60*24)" office:value-type="time" office:time-value="PT05H17M02.753S" calcext:value-type="time">
            <text:p>05:17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44.66" calcext:value-type="float">
            <text:p>644.66</text:p>
          </table:table-cell>
          <table:table-cell office:value-type="float" office:value="782.67" calcext:value-type="float">
            <text:p>782.67</text:p>
          </table:table-cell>
        </table:table-row>
        <table:table-row table:style-name="ro1">
          <table:table-cell office:value-type="float" office:value="19038753" calcext:value-type="float">
            <text:p>19038753</text:p>
          </table:table-cell>
          <table:table-cell table:formula="of:=[.A1192]/1000/(60*60*24)" office:value-type="time" office:time-value="PT05H17M18.753S" calcext:value-type="time">
            <text:p>05:17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45.18" calcext:value-type="float">
            <text:p>645.18</text:p>
          </table:table-cell>
          <table:table-cell office:value-type="float" office:value="783.29" calcext:value-type="float">
            <text:p>783.29</text:p>
          </table:table-cell>
        </table:table-row>
        <table:table-row table:style-name="ro1">
          <table:table-cell office:value-type="float" office:value="19054753" calcext:value-type="float">
            <text:p>19054753</text:p>
          </table:table-cell>
          <table:table-cell table:formula="of:=[.A1193]/1000/(60*60*24)" office:value-type="time" office:time-value="PT05H17M34.753S" calcext:value-type="time">
            <text:p>05:17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46" calcext:value-type="float">
            <text:p>139.46</text:p>
          </table:table-cell>
          <table:table-cell office:value-type="float" office:value="645.71" calcext:value-type="float">
            <text:p>645.71</text:p>
          </table:table-cell>
          <table:table-cell office:value-type="float" office:value="783.91" calcext:value-type="float">
            <text:p>783.91</text:p>
          </table:table-cell>
        </table:table-row>
        <table:table-row table:style-name="ro1">
          <table:table-cell office:value-type="float" office:value="19070753" calcext:value-type="float">
            <text:p>19070753</text:p>
          </table:table-cell>
          <table:table-cell table:formula="of:=[.A1194]/1000/(60*60*24)" office:value-type="time" office:time-value="PT05H17M50.753S" calcext:value-type="time">
            <text:p>05:17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46.24" calcext:value-type="float">
            <text:p>646.24</text:p>
          </table:table-cell>
          <table:table-cell office:value-type="float" office:value="784.53" calcext:value-type="float">
            <text:p>784.53</text:p>
          </table:table-cell>
        </table:table-row>
        <table:table-row table:style-name="ro1">
          <table:table-cell office:value-type="float" office:value="19086753" calcext:value-type="float">
            <text:p>19086753</text:p>
          </table:table-cell>
          <table:table-cell table:formula="of:=[.A1195]/1000/(60*60*24)" office:value-type="time" office:time-value="PT05H18M06.753S" calcext:value-type="time">
            <text:p>05:18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46" calcext:value-type="float">
            <text:p>139.46</text:p>
          </table:table-cell>
          <table:table-cell office:value-type="float" office:value="646.76" calcext:value-type="float">
            <text:p>646.76</text:p>
          </table:table-cell>
          <table:table-cell office:value-type="float" office:value="785.15" calcext:value-type="float">
            <text:p>785.15</text:p>
          </table:table-cell>
        </table:table-row>
        <table:table-row table:style-name="ro1">
          <table:table-cell office:value-type="float" office:value="19102753" calcext:value-type="float">
            <text:p>19102753</text:p>
          </table:table-cell>
          <table:table-cell table:formula="of:=[.A1196]/1000/(60*60*24)" office:value-type="time" office:time-value="PT05H18M22.753S" calcext:value-type="time">
            <text:p>05:18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47.29" calcext:value-type="float">
            <text:p>647.29</text:p>
          </table:table-cell>
          <table:table-cell office:value-type="float" office:value="785.77" calcext:value-type="float">
            <text:p>785.77</text:p>
          </table:table-cell>
        </table:table-row>
        <table:table-row table:style-name="ro1">
          <table:table-cell office:value-type="float" office:value="19118753" calcext:value-type="float">
            <text:p>19118753</text:p>
          </table:table-cell>
          <table:table-cell table:formula="of:=[.A1197]/1000/(60*60*24)" office:value-type="time" office:time-value="PT05H18M38.753S" calcext:value-type="time">
            <text:p>05:18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47.82" calcext:value-type="float">
            <text:p>647.82</text:p>
          </table:table-cell>
          <table:table-cell office:value-type="float" office:value="786.39" calcext:value-type="float">
            <text:p>786.39</text:p>
          </table:table-cell>
        </table:table-row>
        <table:table-row table:style-name="ro1">
          <table:table-cell office:value-type="float" office:value="19134753" calcext:value-type="float">
            <text:p>19134753</text:p>
          </table:table-cell>
          <table:table-cell table:formula="of:=[.A1198]/1000/(60*60*24)" office:value-type="time" office:time-value="PT05H18M54.753S" calcext:value-type="time">
            <text:p>05:18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46" calcext:value-type="float">
            <text:p>139.46</text:p>
          </table:table-cell>
          <table:table-cell office:value-type="float" office:value="648.34" calcext:value-type="float">
            <text:p>648.34</text:p>
          </table:table-cell>
          <table:table-cell office:value-type="float" office:value="787.01" calcext:value-type="float">
            <text:p>787.01</text:p>
          </table:table-cell>
        </table:table-row>
        <table:table-row table:style-name="ro1">
          <table:table-cell office:value-type="float" office:value="19150753" calcext:value-type="float">
            <text:p>19150753</text:p>
          </table:table-cell>
          <table:table-cell table:formula="of:=[.A1199]/1000/(60*60*24)" office:value-type="time" office:time-value="PT05H19M10.753S" calcext:value-type="time">
            <text:p>05:19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48.87" calcext:value-type="float">
            <text:p>648.87</text:p>
          </table:table-cell>
          <table:table-cell office:value-type="float" office:value="787.63" calcext:value-type="float">
            <text:p>787.63</text:p>
          </table:table-cell>
        </table:table-row>
        <table:table-row table:style-name="ro1">
          <table:table-cell office:value-type="float" office:value="19166753" calcext:value-type="float">
            <text:p>19166753</text:p>
          </table:table-cell>
          <table:table-cell table:formula="of:=[.A1200]/1000/(60*60*24)" office:value-type="time" office:time-value="PT05H19M26.753S" calcext:value-type="time">
            <text:p>05:19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649.4" calcext:value-type="float">
            <text:p>649.4</text:p>
          </table:table-cell>
          <table:table-cell office:value-type="float" office:value="788.25" calcext:value-type="float">
            <text:p>788.25</text:p>
          </table:table-cell>
        </table:table-row>
        <table:table-row table:style-name="ro1">
          <table:table-cell office:value-type="float" office:value="19182753" calcext:value-type="float">
            <text:p>19182753</text:p>
          </table:table-cell>
          <table:table-cell table:formula="of:=[.A1201]/1000/(60*60*24)" office:value-type="time" office:time-value="PT05H19M42.753S" calcext:value-type="time">
            <text:p>05:19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49.92" calcext:value-type="float">
            <text:p>649.92</text:p>
          </table:table-cell>
          <table:table-cell office:value-type="float" office:value="788.87" calcext:value-type="float">
            <text:p>788.87</text:p>
          </table:table-cell>
        </table:table-row>
        <table:table-row table:style-name="ro1">
          <table:table-cell office:value-type="float" office:value="19198753" calcext:value-type="float">
            <text:p>19198753</text:p>
          </table:table-cell>
          <table:table-cell table:formula="of:=[.A1202]/1000/(60*60*24)" office:value-type="time" office:time-value="PT05H19M58.753S" calcext:value-type="time">
            <text:p>05:19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50.45" calcext:value-type="float">
            <text:p>650.45</text:p>
          </table:table-cell>
          <table:table-cell office:value-type="float" office:value="789.49" calcext:value-type="float">
            <text:p>789.49</text:p>
          </table:table-cell>
        </table:table-row>
        <table:table-row table:style-name="ro1">
          <table:table-cell office:value-type="float" office:value="19214753" calcext:value-type="float">
            <text:p>19214753</text:p>
          </table:table-cell>
          <table:table-cell table:formula="of:=[.A1203]/1000/(60*60*24)" office:value-type="time" office:time-value="PT05H20M14.753S" calcext:value-type="time">
            <text:p>05:20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50.98" calcext:value-type="float">
            <text:p>650.98</text:p>
          </table:table-cell>
          <table:table-cell office:value-type="float" office:value="790.11" calcext:value-type="float">
            <text:p>790.11</text:p>
          </table:table-cell>
        </table:table-row>
        <table:table-row table:style-name="ro1">
          <table:table-cell office:value-type="float" office:value="19230753" calcext:value-type="float">
            <text:p>19230753</text:p>
          </table:table-cell>
          <table:table-cell table:formula="of:=[.A1204]/1000/(60*60*24)" office:value-type="time" office:time-value="PT05H20M30.753S" calcext:value-type="time">
            <text:p>05:20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69" calcext:value-type="float">
            <text:p>139.69</text:p>
          </table:table-cell>
          <table:table-cell office:value-type="float" office:value="651.5" calcext:value-type="float">
            <text:p>651.5</text:p>
          </table:table-cell>
          <table:table-cell office:value-type="float" office:value="790.73" calcext:value-type="float">
            <text:p>790.73</text:p>
          </table:table-cell>
        </table:table-row>
        <table:table-row table:style-name="ro1">
          <table:table-cell office:value-type="float" office:value="19246753" calcext:value-type="float">
            <text:p>19246753</text:p>
          </table:table-cell>
          <table:table-cell table:formula="of:=[.A1205]/1000/(60*60*24)" office:value-type="time" office:time-value="PT05H20M46.753S" calcext:value-type="time">
            <text:p>05:20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69" calcext:value-type="float">
            <text:p>139.69</text:p>
          </table:table-cell>
          <table:table-cell office:value-type="float" office:value="652.03" calcext:value-type="float">
            <text:p>652.03</text:p>
          </table:table-cell>
          <table:table-cell office:value-type="float" office:value="791.35" calcext:value-type="float">
            <text:p>791.35</text:p>
          </table:table-cell>
        </table:table-row>
        <table:table-row table:style-name="ro1">
          <table:table-cell office:value-type="float" office:value="19262753" calcext:value-type="float">
            <text:p>19262753</text:p>
          </table:table-cell>
          <table:table-cell table:formula="of:=[.A1206]/1000/(60*60*24)" office:value-type="time" office:time-value="PT05H21M02.753S" calcext:value-type="time">
            <text:p>05:21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69" calcext:value-type="float">
            <text:p>139.69</text:p>
          </table:table-cell>
          <table:table-cell office:value-type="float" office:value="652.55" calcext:value-type="float">
            <text:p>652.55</text:p>
          </table:table-cell>
          <table:table-cell office:value-type="float" office:value="791.97" calcext:value-type="float">
            <text:p>791.97</text:p>
          </table:table-cell>
        </table:table-row>
        <table:table-row table:style-name="ro1">
          <table:table-cell office:value-type="float" office:value="19278753" calcext:value-type="float">
            <text:p>19278753</text:p>
          </table:table-cell>
          <table:table-cell table:formula="of:=[.A1207]/1000/(60*60*24)" office:value-type="time" office:time-value="PT05H21M18.753S" calcext:value-type="time">
            <text:p>05:21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53.08" calcext:value-type="float">
            <text:p>653.08</text:p>
          </table:table-cell>
          <table:table-cell office:value-type="float" office:value="792.59" calcext:value-type="float">
            <text:p>792.59</text:p>
          </table:table-cell>
        </table:table-row>
        <table:table-row table:style-name="ro1">
          <table:table-cell office:value-type="float" office:value="19294753" calcext:value-type="float">
            <text:p>19294753</text:p>
          </table:table-cell>
          <table:table-cell table:formula="of:=[.A1208]/1000/(60*60*24)" office:value-type="time" office:time-value="PT05H21M34.753S" calcext:value-type="time">
            <text:p>05:21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53.61" calcext:value-type="float">
            <text:p>653.61</text:p>
          </table:table-cell>
          <table:table-cell office:value-type="float" office:value="793.21" calcext:value-type="float">
            <text:p>793.21</text:p>
          </table:table-cell>
        </table:table-row>
        <table:table-row table:style-name="ro1">
          <table:table-cell office:value-type="float" office:value="19310753" calcext:value-type="float">
            <text:p>19310753</text:p>
          </table:table-cell>
          <table:table-cell table:formula="of:=[.A1209]/1000/(60*60*24)" office:value-type="time" office:time-value="PT05H21M50.753S" calcext:value-type="time">
            <text:p>05:21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54.13" calcext:value-type="float">
            <text:p>654.13</text:p>
          </table:table-cell>
          <table:table-cell office:value-type="float" office:value="793.83" calcext:value-type="float">
            <text:p>793.83</text:p>
          </table:table-cell>
        </table:table-row>
        <table:table-row table:style-name="ro1">
          <table:table-cell office:value-type="float" office:value="19326753" calcext:value-type="float">
            <text:p>19326753</text:p>
          </table:table-cell>
          <table:table-cell table:formula="of:=[.A1210]/1000/(60*60*24)" office:value-type="time" office:time-value="PT05H22M06.753S" calcext:value-type="time">
            <text:p>05:22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54.66" calcext:value-type="float">
            <text:p>654.66</text:p>
          </table:table-cell>
          <table:table-cell office:value-type="float" office:value="794.45" calcext:value-type="float">
            <text:p>794.45</text:p>
          </table:table-cell>
        </table:table-row>
        <table:table-row table:style-name="ro1">
          <table:table-cell office:value-type="float" office:value="19342753" calcext:value-type="float">
            <text:p>19342753</text:p>
          </table:table-cell>
          <table:table-cell table:formula="of:=[.A1211]/1000/(60*60*24)" office:value-type="time" office:time-value="PT05H22M22.753S" calcext:value-type="time">
            <text:p>05:22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55.19" calcext:value-type="float">
            <text:p>655.19</text:p>
          </table:table-cell>
          <table:table-cell office:value-type="float" office:value="795.07" calcext:value-type="float">
            <text:p>795.07</text:p>
          </table:table-cell>
        </table:table-row>
        <table:table-row table:style-name="ro1">
          <table:table-cell office:value-type="float" office:value="19358753" calcext:value-type="float">
            <text:p>19358753</text:p>
          </table:table-cell>
          <table:table-cell table:formula="of:=[.A1212]/1000/(60*60*24)" office:value-type="time" office:time-value="PT05H22M38.753S" calcext:value-type="time">
            <text:p>05:22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55.71" calcext:value-type="float">
            <text:p>655.71</text:p>
          </table:table-cell>
          <table:table-cell office:value-type="float" office:value="795.69" calcext:value-type="float">
            <text:p>795.69</text:p>
          </table:table-cell>
        </table:table-row>
        <table:table-row table:style-name="ro1">
          <table:table-cell office:value-type="float" office:value="19374753" calcext:value-type="float">
            <text:p>19374753</text:p>
          </table:table-cell>
          <table:table-cell table:formula="of:=[.A1213]/1000/(60*60*24)" office:value-type="time" office:time-value="PT05H22M54.753S" calcext:value-type="time">
            <text:p>05:22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56.24" calcext:value-type="float">
            <text:p>656.24</text:p>
          </table:table-cell>
          <table:table-cell office:value-type="float" office:value="796.31" calcext:value-type="float">
            <text:p>796.31</text:p>
          </table:table-cell>
        </table:table-row>
        <table:table-row table:style-name="ro1">
          <table:table-cell office:value-type="float" office:value="19390753" calcext:value-type="float">
            <text:p>19390753</text:p>
          </table:table-cell>
          <table:table-cell table:formula="of:=[.A1214]/1000/(60*60*24)" office:value-type="time" office:time-value="PT05H23M10.753S" calcext:value-type="time">
            <text:p>05:23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56.76" calcext:value-type="float">
            <text:p>656.76</text:p>
          </table:table-cell>
          <table:table-cell office:value-type="float" office:value="796.93" calcext:value-type="float">
            <text:p>796.93</text:p>
          </table:table-cell>
        </table:table-row>
        <table:table-row table:style-name="ro1">
          <table:table-cell office:value-type="float" office:value="19406753" calcext:value-type="float">
            <text:p>19406753</text:p>
          </table:table-cell>
          <table:table-cell table:formula="of:=[.A1215]/1000/(60*60*24)" office:value-type="time" office:time-value="PT05H23M26.753S" calcext:value-type="time">
            <text:p>05:23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57.29" calcext:value-type="float">
            <text:p>657.29</text:p>
          </table:table-cell>
          <table:table-cell office:value-type="float" office:value="797.55" calcext:value-type="float">
            <text:p>797.55</text:p>
          </table:table-cell>
        </table:table-row>
        <table:table-row table:style-name="ro1">
          <table:table-cell office:value-type="float" office:value="19422753" calcext:value-type="float">
            <text:p>19422753</text:p>
          </table:table-cell>
          <table:table-cell table:formula="of:=[.A1216]/1000/(60*60*24)" office:value-type="time" office:time-value="PT05H23M42.753S" calcext:value-type="time">
            <text:p>05:23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57.82" calcext:value-type="float">
            <text:p>657.82</text:p>
          </table:table-cell>
          <table:table-cell office:value-type="float" office:value="798.16" calcext:value-type="float">
            <text:p>798.16</text:p>
          </table:table-cell>
        </table:table-row>
        <table:table-row table:style-name="ro1">
          <table:table-cell office:value-type="float" office:value="19438753" calcext:value-type="float">
            <text:p>19438753</text:p>
          </table:table-cell>
          <table:table-cell table:formula="of:=[.A1217]/1000/(60*60*24)" office:value-type="time" office:time-value="PT05H23M58.753S" calcext:value-type="time">
            <text:p>05:23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58.34" calcext:value-type="float">
            <text:p>658.34</text:p>
          </table:table-cell>
          <table:table-cell office:value-type="float" office:value="798.78" calcext:value-type="float">
            <text:p>798.78</text:p>
          </table:table-cell>
        </table:table-row>
        <table:table-row table:style-name="ro1">
          <table:table-cell office:value-type="float" office:value="19454753" calcext:value-type="float">
            <text:p>19454753</text:p>
          </table:table-cell>
          <table:table-cell table:formula="of:=[.A1218]/1000/(60*60*24)" office:value-type="time" office:time-value="PT05H24M14.753S" calcext:value-type="time">
            <text:p>05:24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58.87" calcext:value-type="float">
            <text:p>658.87</text:p>
          </table:table-cell>
          <table:table-cell office:value-type="float" office:value="799.4" calcext:value-type="float">
            <text:p>799.4</text:p>
          </table:table-cell>
        </table:table-row>
        <table:table-row table:style-name="ro1">
          <table:table-cell office:value-type="float" office:value="19470753" calcext:value-type="float">
            <text:p>19470753</text:p>
          </table:table-cell>
          <table:table-cell table:formula="of:=[.A1219]/1000/(60*60*24)" office:value-type="time" office:time-value="PT05H24M30.753S" calcext:value-type="time">
            <text:p>05:24:31</text:p>
          </table:table-cell>
          <table:table-cell office:value-type="float" office:value="1.17" calcext:value-type="float">
            <text:p>1.17</text:p>
          </table:table-cell>
          <table:table-cell office:value-type="float" office:value="118.3" calcext:value-type="float">
            <text:p>118.3</text:p>
          </table:table-cell>
          <table:table-cell office:value-type="float" office:value="138.63" calcext:value-type="float">
            <text:p>138.63</text:p>
          </table:table-cell>
          <table:table-cell office:value-type="float" office:value="659.39" calcext:value-type="float">
            <text:p>659.39</text:p>
          </table:table-cell>
          <table:table-cell office:value-type="float" office:value="800.02" calcext:value-type="float">
            <text:p>800.02</text:p>
          </table:table-cell>
        </table:table-row>
        <table:table-row table:style-name="ro1">
          <table:table-cell office:value-type="float" office:value="19486753" calcext:value-type="float">
            <text:p>19486753</text:p>
          </table:table-cell>
          <table:table-cell table:formula="of:=[.A1220]/1000/(60*60*24)" office:value-type="time" office:time-value="PT05H24M46.753S" calcext:value-type="time">
            <text:p>05:24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59.92" calcext:value-type="float">
            <text:p>659.92</text:p>
          </table:table-cell>
          <table:table-cell office:value-type="float" office:value="800.64" calcext:value-type="float">
            <text:p>800.64</text:p>
          </table:table-cell>
        </table:table-row>
        <table:table-row table:style-name="ro1">
          <table:table-cell office:value-type="float" office:value="19502753" calcext:value-type="float">
            <text:p>19502753</text:p>
          </table:table-cell>
          <table:table-cell table:formula="of:=[.A1221]/1000/(60*60*24)" office:value-type="time" office:time-value="PT05H25M02.753S" calcext:value-type="time">
            <text:p>05:25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60.44" calcext:value-type="float">
            <text:p>660.44</text:p>
          </table:table-cell>
          <table:table-cell office:value-type="float" office:value="801.26" calcext:value-type="float">
            <text:p>801.26</text:p>
          </table:table-cell>
        </table:table-row>
        <table:table-row table:style-name="ro1">
          <table:table-cell office:value-type="float" office:value="19518753" calcext:value-type="float">
            <text:p>19518753</text:p>
          </table:table-cell>
          <table:table-cell table:formula="of:=[.A1222]/1000/(60*60*24)" office:value-type="time" office:time-value="PT05H25M18.753S" calcext:value-type="time">
            <text:p>05:25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60.97" calcext:value-type="float">
            <text:p>660.97</text:p>
          </table:table-cell>
          <table:table-cell office:value-type="float" office:value="801.87" calcext:value-type="float">
            <text:p>801.87</text:p>
          </table:table-cell>
        </table:table-row>
        <table:table-row table:style-name="ro1">
          <table:table-cell office:value-type="float" office:value="19534753" calcext:value-type="float">
            <text:p>19534753</text:p>
          </table:table-cell>
          <table:table-cell table:formula="of:=[.A1223]/1000/(60*60*24)" office:value-type="time" office:time-value="PT05H25M34.753S" calcext:value-type="time">
            <text:p>05:25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61.49" calcext:value-type="float">
            <text:p>661.49</text:p>
          </table:table-cell>
          <table:table-cell office:value-type="float" office:value="802.49" calcext:value-type="float">
            <text:p>802.49</text:p>
          </table:table-cell>
        </table:table-row>
        <table:table-row table:style-name="ro1">
          <table:table-cell office:value-type="float" office:value="19550753" calcext:value-type="float">
            <text:p>19550753</text:p>
          </table:table-cell>
          <table:table-cell table:formula="of:=[.A1224]/1000/(60*60*24)" office:value-type="time" office:time-value="PT05H25M50.753S" calcext:value-type="time">
            <text:p>05:25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62.02" calcext:value-type="float">
            <text:p>662.02</text:p>
          </table:table-cell>
          <table:table-cell office:value-type="float" office:value="803.11" calcext:value-type="float">
            <text:p>803.11</text:p>
          </table:table-cell>
        </table:table-row>
        <table:table-row table:style-name="ro1">
          <table:table-cell office:value-type="float" office:value="19566753" calcext:value-type="float">
            <text:p>19566753</text:p>
          </table:table-cell>
          <table:table-cell table:formula="of:=[.A1225]/1000/(60*60*24)" office:value-type="time" office:time-value="PT05H26M06.753S" calcext:value-type="time">
            <text:p>05:26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62.54" calcext:value-type="float">
            <text:p>662.54</text:p>
          </table:table-cell>
          <table:table-cell office:value-type="float" office:value="803.73" calcext:value-type="float">
            <text:p>803.73</text:p>
          </table:table-cell>
        </table:table-row>
        <table:table-row table:style-name="ro1">
          <table:table-cell office:value-type="float" office:value="19582753" calcext:value-type="float">
            <text:p>19582753</text:p>
          </table:table-cell>
          <table:table-cell table:formula="of:=[.A1226]/1000/(60*60*24)" office:value-type="time" office:time-value="PT05H26M22.753S" calcext:value-type="time">
            <text:p>05:26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63.07" calcext:value-type="float">
            <text:p>663.07</text:p>
          </table:table-cell>
          <table:table-cell office:value-type="float" office:value="804.35" calcext:value-type="float">
            <text:p>804.35</text:p>
          </table:table-cell>
        </table:table-row>
        <table:table-row table:style-name="ro1">
          <table:table-cell office:value-type="float" office:value="19598753" calcext:value-type="float">
            <text:p>19598753</text:p>
          </table:table-cell>
          <table:table-cell table:formula="of:=[.A1227]/1000/(60*60*24)" office:value-type="time" office:time-value="PT05H26M38.753S" calcext:value-type="time">
            <text:p>05:26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63.6" calcext:value-type="float">
            <text:p>663.6</text:p>
          </table:table-cell>
          <table:table-cell office:value-type="float" office:value="804.96" calcext:value-type="float">
            <text:p>804.96</text:p>
          </table:table-cell>
        </table:table-row>
        <table:table-row table:style-name="ro1">
          <table:table-cell office:value-type="float" office:value="19614753" calcext:value-type="float">
            <text:p>19614753</text:p>
          </table:table-cell>
          <table:table-cell table:formula="of:=[.A1228]/1000/(60*60*24)" office:value-type="time" office:time-value="PT05H26M54.753S" calcext:value-type="time">
            <text:p>05:26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64.12" calcext:value-type="float">
            <text:p>664.12</text:p>
          </table:table-cell>
          <table:table-cell office:value-type="float" office:value="805.58" calcext:value-type="float">
            <text:p>805.58</text:p>
          </table:table-cell>
        </table:table-row>
        <table:table-row table:style-name="ro1">
          <table:table-cell office:value-type="float" office:value="19630753" calcext:value-type="float">
            <text:p>19630753</text:p>
          </table:table-cell>
          <table:table-cell table:formula="of:=[.A1229]/1000/(60*60*24)" office:value-type="time" office:time-value="PT05H27M10.753S" calcext:value-type="time">
            <text:p>05:27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64.65" calcext:value-type="float">
            <text:p>664.65</text:p>
          </table:table-cell>
          <table:table-cell office:value-type="float" office:value="806.2" calcext:value-type="float">
            <text:p>806.2</text:p>
          </table:table-cell>
        </table:table-row>
        <table:table-row table:style-name="ro1">
          <table:table-cell office:value-type="float" office:value="19646753" calcext:value-type="float">
            <text:p>19646753</text:p>
          </table:table-cell>
          <table:table-cell table:formula="of:=[.A1230]/1000/(60*60*24)" office:value-type="time" office:time-value="PT05H27M26.753S" calcext:value-type="time">
            <text:p>05:27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65.17" calcext:value-type="float">
            <text:p>665.17</text:p>
          </table:table-cell>
          <table:table-cell office:value-type="float" office:value="806.82" calcext:value-type="float">
            <text:p>806.82</text:p>
          </table:table-cell>
        </table:table-row>
        <table:table-row table:style-name="ro1">
          <table:table-cell office:value-type="float" office:value="19662753" calcext:value-type="float">
            <text:p>19662753</text:p>
          </table:table-cell>
          <table:table-cell table:formula="of:=[.A1231]/1000/(60*60*24)" office:value-type="time" office:time-value="PT05H27M42.753S" calcext:value-type="time">
            <text:p>05:27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65.7" calcext:value-type="float">
            <text:p>665.7</text:p>
          </table:table-cell>
          <table:table-cell office:value-type="float" office:value="807.43" calcext:value-type="float">
            <text:p>807.43</text:p>
          </table:table-cell>
        </table:table-row>
        <table:table-row table:style-name="ro1">
          <table:table-cell office:value-type="float" office:value="19678753" calcext:value-type="float">
            <text:p>19678753</text:p>
          </table:table-cell>
          <table:table-cell table:formula="of:=[.A1232]/1000/(60*60*24)" office:value-type="time" office:time-value="PT05H27M58.753S" calcext:value-type="time">
            <text:p>05:27:59</text:p>
          </table:table-cell>
          <table:table-cell office:value-type="float" office:value="1.17" calcext:value-type="float">
            <text:p>1.17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51" calcext:value-type="float">
            <text:p>138.51</text:p>
          </table:table-cell>
          <table:table-cell office:value-type="float" office:value="666.22" calcext:value-type="float">
            <text:p>666.22</text:p>
          </table:table-cell>
          <table:table-cell office:value-type="float" office:value="808.05" calcext:value-type="float">
            <text:p>808.05</text:p>
          </table:table-cell>
        </table:table-row>
        <table:table-row table:style-name="ro1">
          <table:table-cell office:value-type="float" office:value="19694753" calcext:value-type="float">
            <text:p>19694753</text:p>
          </table:table-cell>
          <table:table-cell table:formula="of:=[.A1233]/1000/(60*60*24)" office:value-type="time" office:time-value="PT05H28M14.753S" calcext:value-type="time">
            <text:p>05:28:15</text:p>
          </table:table-cell>
          <table:table-cell office:value-type="float" office:value="1.17" calcext:value-type="float">
            <text:p>1.17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51" calcext:value-type="float">
            <text:p>138.51</text:p>
          </table:table-cell>
          <table:table-cell office:value-type="float" office:value="666.75" calcext:value-type="float">
            <text:p>666.75</text:p>
          </table:table-cell>
          <table:table-cell office:value-type="float" office:value="808.67" calcext:value-type="float">
            <text:p>808.67</text:p>
          </table:table-cell>
        </table:table-row>
        <table:table-row table:style-name="ro1">
          <table:table-cell office:value-type="float" office:value="19710753" calcext:value-type="float">
            <text:p>19710753</text:p>
          </table:table-cell>
          <table:table-cell table:formula="of:=[.A1234]/1000/(60*60*24)" office:value-type="time" office:time-value="PT05H28M30.753S" calcext:value-type="time">
            <text:p>05:28:31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667.27" calcext:value-type="float">
            <text:p>667.27</text:p>
          </table:table-cell>
          <table:table-cell office:value-type="float" office:value="809.29" calcext:value-type="float">
            <text:p>809.29</text:p>
          </table:table-cell>
        </table:table-row>
        <table:table-row table:style-name="ro1">
          <table:table-cell office:value-type="float" office:value="19726753" calcext:value-type="float">
            <text:p>19726753</text:p>
          </table:table-cell>
          <table:table-cell table:formula="of:=[.A1235]/1000/(60*60*24)" office:value-type="time" office:time-value="PT05H28M46.753S" calcext:value-type="time">
            <text:p>05:28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67.79" calcext:value-type="float">
            <text:p>667.79</text:p>
          </table:table-cell>
          <table:table-cell office:value-type="float" office:value="809.9" calcext:value-type="float">
            <text:p>809.9</text:p>
          </table:table-cell>
        </table:table-row>
        <table:table-row table:style-name="ro1">
          <table:table-cell office:value-type="float" office:value="19742753" calcext:value-type="float">
            <text:p>19742753</text:p>
          </table:table-cell>
          <table:table-cell table:formula="of:=[.A1236]/1000/(60*60*24)" office:value-type="time" office:time-value="PT05H29M02.753S" calcext:value-type="time">
            <text:p>05:29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68.32" calcext:value-type="float">
            <text:p>668.32</text:p>
          </table:table-cell>
          <table:table-cell office:value-type="float" office:value="810.52" calcext:value-type="float">
            <text:p>810.52</text:p>
          </table:table-cell>
        </table:table-row>
        <table:table-row table:style-name="ro1">
          <table:table-cell office:value-type="float" office:value="19758753" calcext:value-type="float">
            <text:p>19758753</text:p>
          </table:table-cell>
          <table:table-cell table:formula="of:=[.A1237]/1000/(60*60*24)" office:value-type="time" office:time-value="PT05H29M18.753S" calcext:value-type="time">
            <text:p>05:29:19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668.84" calcext:value-type="float">
            <text:p>668.84</text:p>
          </table:table-cell>
          <table:table-cell office:value-type="float" office:value="811.13" calcext:value-type="float">
            <text:p>811.13</text:p>
          </table:table-cell>
        </table:table-row>
        <table:table-row table:style-name="ro1">
          <table:table-cell office:value-type="float" office:value="19774753" calcext:value-type="float">
            <text:p>19774753</text:p>
          </table:table-cell>
          <table:table-cell table:formula="of:=[.A1238]/1000/(60*60*24)" office:value-type="time" office:time-value="PT05H29M34.753S" calcext:value-type="time">
            <text:p>05:29:35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669.37" calcext:value-type="float">
            <text:p>669.37</text:p>
          </table:table-cell>
          <table:table-cell office:value-type="float" office:value="811.75" calcext:value-type="float">
            <text:p>811.75</text:p>
          </table:table-cell>
        </table:table-row>
        <table:table-row table:style-name="ro1">
          <table:table-cell office:value-type="float" office:value="19790753" calcext:value-type="float">
            <text:p>19790753</text:p>
          </table:table-cell>
          <table:table-cell table:formula="of:=[.A1239]/1000/(60*60*24)" office:value-type="time" office:time-value="PT05H29M50.753S" calcext:value-type="time">
            <text:p>05:29:51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669.89" calcext:value-type="float">
            <text:p>669.89</text:p>
          </table:table-cell>
          <table:table-cell office:value-type="float" office:value="812.37" calcext:value-type="float">
            <text:p>812.37</text:p>
          </table:table-cell>
        </table:table-row>
        <table:table-row table:style-name="ro1">
          <table:table-cell office:value-type="float" office:value="19806753" calcext:value-type="float">
            <text:p>19806753</text:p>
          </table:table-cell>
          <table:table-cell table:formula="of:=[.A1240]/1000/(60*60*24)" office:value-type="time" office:time-value="PT05H30M06.753S" calcext:value-type="time">
            <text:p>05:30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70.42" calcext:value-type="float">
            <text:p>670.42</text:p>
          </table:table-cell>
          <table:table-cell office:value-type="float" office:value="812.98" calcext:value-type="float">
            <text:p>812.98</text:p>
          </table:table-cell>
        </table:table-row>
        <table:table-row table:style-name="ro1">
          <table:table-cell office:value-type="float" office:value="19822753" calcext:value-type="float">
            <text:p>19822753</text:p>
          </table:table-cell>
          <table:table-cell table:formula="of:=[.A1241]/1000/(60*60*24)" office:value-type="time" office:time-value="PT05H30M22.753S" calcext:value-type="time">
            <text:p>05:30:23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70.94" calcext:value-type="float">
            <text:p>670.94</text:p>
          </table:table-cell>
          <table:table-cell office:value-type="float" office:value="813.6" calcext:value-type="float">
            <text:p>813.6</text:p>
          </table:table-cell>
        </table:table-row>
        <table:table-row table:style-name="ro1">
          <table:table-cell office:value-type="float" office:value="19838753" calcext:value-type="float">
            <text:p>19838753</text:p>
          </table:table-cell>
          <table:table-cell table:formula="of:=[.A1242]/1000/(60*60*24)" office:value-type="time" office:time-value="PT05H30M38.753S" calcext:value-type="time">
            <text:p>05:30:39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671.47" calcext:value-type="float">
            <text:p>671.47</text:p>
          </table:table-cell>
          <table:table-cell office:value-type="float" office:value="814.21" calcext:value-type="float">
            <text:p>814.21</text:p>
          </table:table-cell>
        </table:table-row>
        <table:table-row table:style-name="ro1">
          <table:table-cell office:value-type="float" office:value="19854753" calcext:value-type="float">
            <text:p>19854753</text:p>
          </table:table-cell>
          <table:table-cell table:formula="of:=[.A1243]/1000/(60*60*24)" office:value-type="time" office:time-value="PT05H30M54.753S" calcext:value-type="time">
            <text:p>05:30:55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71.99" calcext:value-type="float">
            <text:p>671.99</text:p>
          </table:table-cell>
          <table:table-cell office:value-type="float" office:value="814.83" calcext:value-type="float">
            <text:p>814.83</text:p>
          </table:table-cell>
        </table:table-row>
        <table:table-row table:style-name="ro1">
          <table:table-cell office:value-type="float" office:value="19870753" calcext:value-type="float">
            <text:p>19870753</text:p>
          </table:table-cell>
          <table:table-cell table:formula="of:=[.A1244]/1000/(60*60*24)" office:value-type="time" office:time-value="PT05H31M10.753S" calcext:value-type="time">
            <text:p>05:31:11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72.52" calcext:value-type="float">
            <text:p>672.52</text:p>
          </table:table-cell>
          <table:table-cell office:value-type="float" office:value="815.45" calcext:value-type="float">
            <text:p>815.45</text:p>
          </table:table-cell>
        </table:table-row>
        <table:table-row table:style-name="ro1">
          <table:table-cell office:value-type="float" office:value="19886753" calcext:value-type="float">
            <text:p>19886753</text:p>
          </table:table-cell>
          <table:table-cell table:formula="of:=[.A1245]/1000/(60*60*24)" office:value-type="time" office:time-value="PT05H31M26.753S" calcext:value-type="time">
            <text:p>05:31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" calcext:value-type="float">
            <text:p>118</text:p>
          </table:table-cell>
          <table:table-cell office:value-type="float" office:value="138.74" calcext:value-type="float">
            <text:p>138.74</text:p>
          </table:table-cell>
          <table:table-cell office:value-type="float" office:value="673.04" calcext:value-type="float">
            <text:p>673.04</text:p>
          </table:table-cell>
          <table:table-cell office:value-type="float" office:value="816.06" calcext:value-type="float">
            <text:p>816.06</text:p>
          </table:table-cell>
        </table:table-row>
        <table:table-row table:style-name="ro1">
          <table:table-cell office:value-type="float" office:value="19902753" calcext:value-type="float">
            <text:p>19902753</text:p>
          </table:table-cell>
          <table:table-cell table:formula="of:=[.A1246]/1000/(60*60*24)" office:value-type="time" office:time-value="PT05H31M42.753S" calcext:value-type="time">
            <text:p>05:31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" calcext:value-type="float">
            <text:p>118</text:p>
          </table:table-cell>
          <table:table-cell office:value-type="float" office:value="138.74" calcext:value-type="float">
            <text:p>138.74</text:p>
          </table:table-cell>
          <table:table-cell office:value-type="float" office:value="673.56" calcext:value-type="float">
            <text:p>673.56</text:p>
          </table:table-cell>
          <table:table-cell office:value-type="float" office:value="816.68" calcext:value-type="float">
            <text:p>816.68</text:p>
          </table:table-cell>
        </table:table-row>
        <table:table-row table:style-name="ro1">
          <table:table-cell office:value-type="float" office:value="19918753" calcext:value-type="float">
            <text:p>19918753</text:p>
          </table:table-cell>
          <table:table-cell table:formula="of:=[.A1247]/1000/(60*60*24)" office:value-type="time" office:time-value="PT05H31M58.753S" calcext:value-type="time">
            <text:p>05:31:59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74.09" calcext:value-type="float">
            <text:p>674.09</text:p>
          </table:table-cell>
          <table:table-cell office:value-type="float" office:value="817.29" calcext:value-type="float">
            <text:p>817.29</text:p>
          </table:table-cell>
        </table:table-row>
        <table:table-row table:style-name="ro1">
          <table:table-cell office:value-type="float" office:value="19934753" calcext:value-type="float">
            <text:p>19934753</text:p>
          </table:table-cell>
          <table:table-cell table:formula="of:=[.A1248]/1000/(60*60*24)" office:value-type="time" office:time-value="PT05H32M14.753S" calcext:value-type="time">
            <text:p>05:32:15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74.61" calcext:value-type="float">
            <text:p>674.61</text:p>
          </table:table-cell>
          <table:table-cell office:value-type="float" office:value="817.91" calcext:value-type="float">
            <text:p>817.91</text:p>
          </table:table-cell>
        </table:table-row>
        <table:table-row table:style-name="ro1">
          <table:table-cell office:value-type="float" office:value="19950753" calcext:value-type="float">
            <text:p>19950753</text:p>
          </table:table-cell>
          <table:table-cell table:formula="of:=[.A1249]/1000/(60*60*24)" office:value-type="time" office:time-value="PT05H32M30.753S" calcext:value-type="time">
            <text:p>05:32:31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75.14" calcext:value-type="float">
            <text:p>675.14</text:p>
          </table:table-cell>
          <table:table-cell office:value-type="float" office:value="818.52" calcext:value-type="float">
            <text:p>818.52</text:p>
          </table:table-cell>
        </table:table-row>
        <table:table-row table:style-name="ro1">
          <table:table-cell office:value-type="float" office:value="19966753" calcext:value-type="float">
            <text:p>19966753</text:p>
          </table:table-cell>
          <table:table-cell table:formula="of:=[.A1250]/1000/(60*60*24)" office:value-type="time" office:time-value="PT05H32M46.753S" calcext:value-type="time">
            <text:p>05:32:47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75.66" calcext:value-type="float">
            <text:p>675.66</text:p>
          </table:table-cell>
          <table:table-cell office:value-type="float" office:value="819.13" calcext:value-type="float">
            <text:p>819.13</text:p>
          </table:table-cell>
        </table:table-row>
        <table:table-row table:style-name="ro1">
          <table:table-cell office:value-type="float" office:value="19982753" calcext:value-type="float">
            <text:p>19982753</text:p>
          </table:table-cell>
          <table:table-cell table:formula="of:=[.A1251]/1000/(60*60*24)" office:value-type="time" office:time-value="PT05H33M02.753S" calcext:value-type="time">
            <text:p>05:33:03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76.19" calcext:value-type="float">
            <text:p>676.19</text:p>
          </table:table-cell>
          <table:table-cell office:value-type="float" office:value="819.75" calcext:value-type="float">
            <text:p>819.75</text:p>
          </table:table-cell>
        </table:table-row>
        <table:table-row table:style-name="ro1">
          <table:table-cell office:value-type="float" office:value="19998753" calcext:value-type="float">
            <text:p>19998753</text:p>
          </table:table-cell>
          <table:table-cell table:formula="of:=[.A1252]/1000/(60*60*24)" office:value-type="time" office:time-value="PT05H33M18.753S" calcext:value-type="time">
            <text:p>05:33:19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76.71" calcext:value-type="float">
            <text:p>676.71</text:p>
          </table:table-cell>
          <table:table-cell office:value-type="float" office:value="820.36" calcext:value-type="float">
            <text:p>820.36</text:p>
          </table:table-cell>
        </table:table-row>
        <table:table-row table:style-name="ro1">
          <table:table-cell office:value-type="float" office:value="20014753" calcext:value-type="float">
            <text:p>20014753</text:p>
          </table:table-cell>
          <table:table-cell table:formula="of:=[.A1253]/1000/(60*60*24)" office:value-type="time" office:time-value="PT05H33M34.753S" calcext:value-type="time">
            <text:p>05:33:35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77.23" calcext:value-type="float">
            <text:p>677.23</text:p>
          </table:table-cell>
          <table:table-cell office:value-type="float" office:value="820.98" calcext:value-type="float">
            <text:p>820.98</text:p>
          </table:table-cell>
        </table:table-row>
        <table:table-row table:style-name="ro1">
          <table:table-cell office:value-type="float" office:value="20030753" calcext:value-type="float">
            <text:p>20030753</text:p>
          </table:table-cell>
          <table:table-cell table:formula="of:=[.A1254]/1000/(60*60*24)" office:value-type="time" office:time-value="PT05H33M50.753S" calcext:value-type="time">
            <text:p>05:33:51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77.76" calcext:value-type="float">
            <text:p>677.76</text:p>
          </table:table-cell>
          <table:table-cell office:value-type="float" office:value="821.59" calcext:value-type="float">
            <text:p>821.59</text:p>
          </table:table-cell>
        </table:table-row>
        <table:table-row table:style-name="ro1">
          <table:table-cell office:value-type="float" office:value="20046753" calcext:value-type="float">
            <text:p>20046753</text:p>
          </table:table-cell>
          <table:table-cell table:formula="of:=[.A1255]/1000/(60*60*24)" office:value-type="time" office:time-value="PT05H34M06.753S" calcext:value-type="time">
            <text:p>05:34:07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78.28" calcext:value-type="float">
            <text:p>678.28</text:p>
          </table:table-cell>
          <table:table-cell office:value-type="float" office:value="822.21" calcext:value-type="float">
            <text:p>822.21</text:p>
          </table:table-cell>
        </table:table-row>
        <table:table-row table:style-name="ro1">
          <table:table-cell office:value-type="float" office:value="20062753" calcext:value-type="float">
            <text:p>20062753</text:p>
          </table:table-cell>
          <table:table-cell table:formula="of:=[.A1256]/1000/(60*60*24)" office:value-type="time" office:time-value="PT05H34M22.753S" calcext:value-type="time">
            <text:p>05:34:23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78.81" calcext:value-type="float">
            <text:p>678.81</text:p>
          </table:table-cell>
          <table:table-cell office:value-type="float" office:value="822.82" calcext:value-type="float">
            <text:p>822.82</text:p>
          </table:table-cell>
        </table:table-row>
        <table:table-row table:style-name="ro1">
          <table:table-cell office:value-type="float" office:value="20078753" calcext:value-type="float">
            <text:p>20078753</text:p>
          </table:table-cell>
          <table:table-cell table:formula="of:=[.A1257]/1000/(60*60*24)" office:value-type="time" office:time-value="PT05H34M38.753S" calcext:value-type="time">
            <text:p>05:34:39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79.33" calcext:value-type="float">
            <text:p>679.33</text:p>
          </table:table-cell>
          <table:table-cell office:value-type="float" office:value="823.43" calcext:value-type="float">
            <text:p>823.43</text:p>
          </table:table-cell>
        </table:table-row>
        <table:table-row table:style-name="ro1">
          <table:table-cell office:value-type="float" office:value="20094753" calcext:value-type="float">
            <text:p>20094753</text:p>
          </table:table-cell>
          <table:table-cell table:formula="of:=[.A1258]/1000/(60*60*24)" office:value-type="time" office:time-value="PT05H34M54.753S" calcext:value-type="time">
            <text:p>05:34:55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79.86" calcext:value-type="float">
            <text:p>679.86</text:p>
          </table:table-cell>
          <table:table-cell office:value-type="float" office:value="824.05" calcext:value-type="float">
            <text:p>824.05</text:p>
          </table:table-cell>
        </table:table-row>
        <table:table-row table:style-name="ro1">
          <table:table-cell office:value-type="float" office:value="20110753" calcext:value-type="float">
            <text:p>20110753</text:p>
          </table:table-cell>
          <table:table-cell table:formula="of:=[.A1259]/1000/(60*60*24)" office:value-type="time" office:time-value="PT05H35M10.753S" calcext:value-type="time">
            <text:p>05:35:11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80.38" calcext:value-type="float">
            <text:p>680.38</text:p>
          </table:table-cell>
          <table:table-cell office:value-type="float" office:value="824.66" calcext:value-type="float">
            <text:p>824.66</text:p>
          </table:table-cell>
        </table:table-row>
        <table:table-row table:style-name="ro1">
          <table:table-cell office:value-type="float" office:value="20126753" calcext:value-type="float">
            <text:p>20126753</text:p>
          </table:table-cell>
          <table:table-cell table:formula="of:=[.A1260]/1000/(60*60*24)" office:value-type="time" office:time-value="PT05H35M26.753S" calcext:value-type="time">
            <text:p>05:35:27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80.9" calcext:value-type="float">
            <text:p>680.9</text:p>
          </table:table-cell>
          <table:table-cell office:value-type="float" office:value="825.27" calcext:value-type="float">
            <text:p>825.27</text:p>
          </table:table-cell>
        </table:table-row>
        <table:table-row table:style-name="ro1">
          <table:table-cell office:value-type="float" office:value="20142753" calcext:value-type="float">
            <text:p>20142753</text:p>
          </table:table-cell>
          <table:table-cell table:formula="of:=[.A1261]/1000/(60*60*24)" office:value-type="time" office:time-value="PT05H35M42.753S" calcext:value-type="time">
            <text:p>05:35:43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81.43" calcext:value-type="float">
            <text:p>681.43</text:p>
          </table:table-cell>
          <table:table-cell office:value-type="float" office:value="825.89" calcext:value-type="float">
            <text:p>825.89</text:p>
          </table:table-cell>
        </table:table-row>
        <table:table-row table:style-name="ro1">
          <table:table-cell office:value-type="float" office:value="20158753" calcext:value-type="float">
            <text:p>20158753</text:p>
          </table:table-cell>
          <table:table-cell table:formula="of:=[.A1262]/1000/(60*60*24)" office:value-type="time" office:time-value="PT05H35M58.753S" calcext:value-type="time">
            <text:p>05:35:59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81.95" calcext:value-type="float">
            <text:p>681.95</text:p>
          </table:table-cell>
          <table:table-cell office:value-type="float" office:value="826.5" calcext:value-type="float">
            <text:p>826.5</text:p>
          </table:table-cell>
        </table:table-row>
        <table:table-row table:style-name="ro1">
          <table:table-cell office:value-type="float" office:value="20174753" calcext:value-type="float">
            <text:p>20174753</text:p>
          </table:table-cell>
          <table:table-cell table:formula="of:=[.A1263]/1000/(60*60*24)" office:value-type="time" office:time-value="PT05H36M14.753S" calcext:value-type="time">
            <text:p>05:36:15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82.47" calcext:value-type="float">
            <text:p>682.47</text:p>
          </table:table-cell>
          <table:table-cell office:value-type="float" office:value="827.11" calcext:value-type="float">
            <text:p>827.11</text:p>
          </table:table-cell>
        </table:table-row>
        <table:table-row table:style-name="ro1">
          <table:table-cell office:value-type="float" office:value="20190753" calcext:value-type="float">
            <text:p>20190753</text:p>
          </table:table-cell>
          <table:table-cell table:formula="of:=[.A1264]/1000/(60*60*24)" office:value-type="time" office:time-value="PT05H36M30.753S" calcext:value-type="time">
            <text:p>05:36:31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83" calcext:value-type="float">
            <text:p>683</text:p>
          </table:table-cell>
          <table:table-cell office:value-type="float" office:value="827.73" calcext:value-type="float">
            <text:p>827.73</text:p>
          </table:table-cell>
        </table:table-row>
        <table:table-row table:style-name="ro1">
          <table:table-cell office:value-type="float" office:value="20206753" calcext:value-type="float">
            <text:p>20206753</text:p>
          </table:table-cell>
          <table:table-cell table:formula="of:=[.A1265]/1000/(60*60*24)" office:value-type="time" office:time-value="PT05H36M46.753S" calcext:value-type="time">
            <text:p>05:36:47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683.52" calcext:value-type="float">
            <text:p>683.52</text:p>
          </table:table-cell>
          <table:table-cell office:value-type="float" office:value="828.34" calcext:value-type="float">
            <text:p>828.34</text:p>
          </table:table-cell>
        </table:table-row>
        <table:table-row table:style-name="ro1">
          <table:table-cell office:value-type="float" office:value="20222753" calcext:value-type="float">
            <text:p>20222753</text:p>
          </table:table-cell>
          <table:table-cell table:formula="of:=[.A1266]/1000/(60*60*24)" office:value-type="time" office:time-value="PT05H37M02.753S" calcext:value-type="time">
            <text:p>05:37:03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684.04" calcext:value-type="float">
            <text:p>684.04</text:p>
          </table:table-cell>
          <table:table-cell office:value-type="float" office:value="828.95" calcext:value-type="float">
            <text:p>828.95</text:p>
          </table:table-cell>
        </table:table-row>
        <table:table-row table:style-name="ro1">
          <table:table-cell office:value-type="float" office:value="20238753" calcext:value-type="float">
            <text:p>20238753</text:p>
          </table:table-cell>
          <table:table-cell table:formula="of:=[.A1267]/1000/(60*60*24)" office:value-type="time" office:time-value="PT05H37M18.753S" calcext:value-type="time">
            <text:p>05:37:19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684.57" calcext:value-type="float">
            <text:p>684.57</text:p>
          </table:table-cell>
          <table:table-cell office:value-type="float" office:value="829.57" calcext:value-type="float">
            <text:p>829.57</text:p>
          </table:table-cell>
        </table:table-row>
        <table:table-row table:style-name="ro1">
          <table:table-cell office:value-type="float" office:value="20254753" calcext:value-type="float">
            <text:p>20254753</text:p>
          </table:table-cell>
          <table:table-cell table:formula="of:=[.A1268]/1000/(60*60*24)" office:value-type="time" office:time-value="PT05H37M34.753S" calcext:value-type="time">
            <text:p>05:37:35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685.09" calcext:value-type="float">
            <text:p>685.09</text:p>
          </table:table-cell>
          <table:table-cell office:value-type="float" office:value="830.18" calcext:value-type="float">
            <text:p>830.18</text:p>
          </table:table-cell>
        </table:table-row>
        <table:table-row table:style-name="ro1">
          <table:table-cell office:value-type="float" office:value="20270753" calcext:value-type="float">
            <text:p>20270753</text:p>
          </table:table-cell>
          <table:table-cell table:formula="of:=[.A1269]/1000/(60*60*24)" office:value-type="time" office:time-value="PT05H37M50.753S" calcext:value-type="time">
            <text:p>05:37:51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685.61" calcext:value-type="float">
            <text:p>685.61</text:p>
          </table:table-cell>
          <table:table-cell office:value-type="float" office:value="830.79" calcext:value-type="float">
            <text:p>830.79</text:p>
          </table:table-cell>
        </table:table-row>
        <table:table-row table:style-name="ro1">
          <table:table-cell office:value-type="float" office:value="20286753" calcext:value-type="float">
            <text:p>20286753</text:p>
          </table:table-cell>
          <table:table-cell table:formula="of:=[.A1270]/1000/(60*60*24)" office:value-type="time" office:time-value="PT05H38M06.753S" calcext:value-type="time">
            <text:p>05:38:07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686.14" calcext:value-type="float">
            <text:p>686.14</text:p>
          </table:table-cell>
          <table:table-cell office:value-type="float" office:value="831.41" calcext:value-type="float">
            <text:p>831.41</text:p>
          </table:table-cell>
        </table:table-row>
        <table:table-row table:style-name="ro1">
          <table:table-cell office:value-type="float" office:value="20302753" calcext:value-type="float">
            <text:p>20302753</text:p>
          </table:table-cell>
          <table:table-cell table:formula="of:=[.A1271]/1000/(60*60*24)" office:value-type="time" office:time-value="PT05H38M22.753S" calcext:value-type="time">
            <text:p>05:38:23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686.66" calcext:value-type="float">
            <text:p>686.66</text:p>
          </table:table-cell>
          <table:table-cell office:value-type="float" office:value="832.02" calcext:value-type="float">
            <text:p>832.02</text:p>
          </table:table-cell>
        </table:table-row>
        <table:table-row table:style-name="ro1">
          <table:table-cell office:value-type="float" office:value="20318753" calcext:value-type="float">
            <text:p>20318753</text:p>
          </table:table-cell>
          <table:table-cell table:formula="of:=[.A1272]/1000/(60*60*24)" office:value-type="time" office:time-value="PT05H38M38.753S" calcext:value-type="time">
            <text:p>05:38:39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687.18" calcext:value-type="float">
            <text:p>687.18</text:p>
          </table:table-cell>
          <table:table-cell office:value-type="float" office:value="832.63" calcext:value-type="float">
            <text:p>832.63</text:p>
          </table:table-cell>
        </table:table-row>
        <table:table-row table:style-name="ro1">
          <table:table-cell office:value-type="float" office:value="20334753" calcext:value-type="float">
            <text:p>20334753</text:p>
          </table:table-cell>
          <table:table-cell table:formula="of:=[.A1273]/1000/(60*60*24)" office:value-type="time" office:time-value="PT05H38M54.753S" calcext:value-type="time">
            <text:p>05:38:55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87.71" calcext:value-type="float">
            <text:p>687.71</text:p>
          </table:table-cell>
          <table:table-cell office:value-type="float" office:value="833.24" calcext:value-type="float">
            <text:p>833.24</text:p>
          </table:table-cell>
        </table:table-row>
        <table:table-row table:style-name="ro1">
          <table:table-cell office:value-type="float" office:value="20350753" calcext:value-type="float">
            <text:p>20350753</text:p>
          </table:table-cell>
          <table:table-cell table:formula="of:=[.A1274]/1000/(60*60*24)" office:value-type="time" office:time-value="PT05H39M10.753S" calcext:value-type="time">
            <text:p>05:39:11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88.23" calcext:value-type="float">
            <text:p>688.23</text:p>
          </table:table-cell>
          <table:table-cell office:value-type="float" office:value="833.85" calcext:value-type="float">
            <text:p>833.85</text:p>
          </table:table-cell>
        </table:table-row>
        <table:table-row table:style-name="ro1">
          <table:table-cell office:value-type="float" office:value="20366753" calcext:value-type="float">
            <text:p>20366753</text:p>
          </table:table-cell>
          <table:table-cell table:formula="of:=[.A1275]/1000/(60*60*24)" office:value-type="time" office:time-value="PT05H39M26.753S" calcext:value-type="time">
            <text:p>05:39:27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88.75" calcext:value-type="float">
            <text:p>688.75</text:p>
          </table:table-cell>
          <table:table-cell office:value-type="float" office:value="834.46" calcext:value-type="float">
            <text:p>834.46</text:p>
          </table:table-cell>
        </table:table-row>
        <table:table-row table:style-name="ro1">
          <table:table-cell office:value-type="float" office:value="20382753" calcext:value-type="float">
            <text:p>20382753</text:p>
          </table:table-cell>
          <table:table-cell table:formula="of:=[.A1276]/1000/(60*60*24)" office:value-type="time" office:time-value="PT05H39M42.753S" calcext:value-type="time">
            <text:p>05:39:43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89.28" calcext:value-type="float">
            <text:p>689.28</text:p>
          </table:table-cell>
          <table:table-cell office:value-type="float" office:value="835.07" calcext:value-type="float">
            <text:p>835.07</text:p>
          </table:table-cell>
        </table:table-row>
        <table:table-row table:style-name="ro1">
          <table:table-cell office:value-type="float" office:value="20398753" calcext:value-type="float">
            <text:p>20398753</text:p>
          </table:table-cell>
          <table:table-cell table:formula="of:=[.A1277]/1000/(60*60*24)" office:value-type="time" office:time-value="PT05H39M58.753S" calcext:value-type="time">
            <text:p>05:39:59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89.8" calcext:value-type="float">
            <text:p>689.8</text:p>
          </table:table-cell>
          <table:table-cell office:value-type="float" office:value="835.68" calcext:value-type="float">
            <text:p>835.68</text:p>
          </table:table-cell>
        </table:table-row>
        <table:table-row table:style-name="ro1">
          <table:table-cell office:value-type="float" office:value="20414753" calcext:value-type="float">
            <text:p>20414753</text:p>
          </table:table-cell>
          <table:table-cell table:formula="of:=[.A1278]/1000/(60*60*24)" office:value-type="time" office:time-value="PT05H40M14.753S" calcext:value-type="time">
            <text:p>05:40:15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90.32" calcext:value-type="float">
            <text:p>690.32</text:p>
          </table:table-cell>
          <table:table-cell office:value-type="float" office:value="836.29" calcext:value-type="float">
            <text:p>836.29</text:p>
          </table:table-cell>
        </table:table-row>
        <table:table-row table:style-name="ro1">
          <table:table-cell office:value-type="float" office:value="20430753" calcext:value-type="float">
            <text:p>20430753</text:p>
          </table:table-cell>
          <table:table-cell table:formula="of:=[.A1279]/1000/(60*60*24)" office:value-type="time" office:time-value="PT05H40M30.753S" calcext:value-type="time">
            <text:p>05:40:31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90.84" calcext:value-type="float">
            <text:p>690.84</text:p>
          </table:table-cell>
          <table:table-cell office:value-type="float" office:value="836.91" calcext:value-type="float">
            <text:p>836.91</text:p>
          </table:table-cell>
        </table:table-row>
        <table:table-row table:style-name="ro1">
          <table:table-cell office:value-type="float" office:value="20446753" calcext:value-type="float">
            <text:p>20446753</text:p>
          </table:table-cell>
          <table:table-cell table:formula="of:=[.A1280]/1000/(60*60*24)" office:value-type="time" office:time-value="PT05H40M46.753S" calcext:value-type="time">
            <text:p>05:40:47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91.37" calcext:value-type="float">
            <text:p>691.37</text:p>
          </table:table-cell>
          <table:table-cell office:value-type="float" office:value="837.52" calcext:value-type="float">
            <text:p>837.52</text:p>
          </table:table-cell>
        </table:table-row>
        <table:table-row table:style-name="ro1">
          <table:table-cell office:value-type="float" office:value="20462753" calcext:value-type="float">
            <text:p>20462753</text:p>
          </table:table-cell>
          <table:table-cell table:formula="of:=[.A1281]/1000/(60*60*24)" office:value-type="time" office:time-value="PT05H41M02.753S" calcext:value-type="time">
            <text:p>05:41:03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91.89" calcext:value-type="float">
            <text:p>691.89</text:p>
          </table:table-cell>
          <table:table-cell office:value-type="float" office:value="838.13" calcext:value-type="float">
            <text:p>838.13</text:p>
          </table:table-cell>
        </table:table-row>
        <table:table-row table:style-name="ro1">
          <table:table-cell office:value-type="float" office:value="20478753" calcext:value-type="float">
            <text:p>20478753</text:p>
          </table:table-cell>
          <table:table-cell table:formula="of:=[.A1282]/1000/(60*60*24)" office:value-type="time" office:time-value="PT05H41M18.753S" calcext:value-type="time">
            <text:p>05:41:19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92.41" calcext:value-type="float">
            <text:p>692.41</text:p>
          </table:table-cell>
          <table:table-cell office:value-type="float" office:value="838.74" calcext:value-type="float">
            <text:p>838.74</text:p>
          </table:table-cell>
        </table:table-row>
        <table:table-row table:style-name="ro1">
          <table:table-cell office:value-type="float" office:value="20494753" calcext:value-type="float">
            <text:p>20494753</text:p>
          </table:table-cell>
          <table:table-cell table:formula="of:=[.A1283]/1000/(60*60*24)" office:value-type="time" office:time-value="PT05H41M34.753S" calcext:value-type="time">
            <text:p>05:41:35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92.93" calcext:value-type="float">
            <text:p>692.93</text:p>
          </table:table-cell>
          <table:table-cell office:value-type="float" office:value="839.35" calcext:value-type="float">
            <text:p>839.35</text:p>
          </table:table-cell>
        </table:table-row>
        <table:table-row table:style-name="ro1">
          <table:table-cell office:value-type="float" office:value="20510753" calcext:value-type="float">
            <text:p>20510753</text:p>
          </table:table-cell>
          <table:table-cell table:formula="of:=[.A1284]/1000/(60*60*24)" office:value-type="time" office:time-value="PT05H41M50.753S" calcext:value-type="time">
            <text:p>05:41:51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93.46" calcext:value-type="float">
            <text:p>693.46</text:p>
          </table:table-cell>
          <table:table-cell office:value-type="float" office:value="839.96" calcext:value-type="float">
            <text:p>839.96</text:p>
          </table:table-cell>
        </table:table-row>
        <table:table-row table:style-name="ro1">
          <table:table-cell office:value-type="float" office:value="20526753" calcext:value-type="float">
            <text:p>20526753</text:p>
          </table:table-cell>
          <table:table-cell table:formula="of:=[.A1285]/1000/(60*60*24)" office:value-type="time" office:time-value="PT05H42M06.753S" calcext:value-type="time">
            <text:p>05:42:07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93.98" calcext:value-type="float">
            <text:p>693.98</text:p>
          </table:table-cell>
          <table:table-cell office:value-type="float" office:value="840.56" calcext:value-type="float">
            <text:p>840.56</text:p>
          </table:table-cell>
        </table:table-row>
        <table:table-row table:style-name="ro1">
          <table:table-cell office:value-type="float" office:value="20542753" calcext:value-type="float">
            <text:p>20542753</text:p>
          </table:table-cell>
          <table:table-cell table:formula="of:=[.A1286]/1000/(60*60*24)" office:value-type="time" office:time-value="PT05H42M22.753S" calcext:value-type="time">
            <text:p>05:42:23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94.5" calcext:value-type="float">
            <text:p>694.5</text:p>
          </table:table-cell>
          <table:table-cell office:value-type="float" office:value="841.17" calcext:value-type="float">
            <text:p>841.17</text:p>
          </table:table-cell>
        </table:table-row>
        <table:table-row table:style-name="ro1">
          <table:table-cell office:value-type="float" office:value="20558753" calcext:value-type="float">
            <text:p>20558753</text:p>
          </table:table-cell>
          <table:table-cell table:formula="of:=[.A1287]/1000/(60*60*24)" office:value-type="time" office:time-value="PT05H42M38.753S" calcext:value-type="time">
            <text:p>05:42:39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95.02" calcext:value-type="float">
            <text:p>695.02</text:p>
          </table:table-cell>
          <table:table-cell office:value-type="float" office:value="841.78" calcext:value-type="float">
            <text:p>841.78</text:p>
          </table:table-cell>
        </table:table-row>
        <table:table-row table:style-name="ro1">
          <table:table-cell office:value-type="float" office:value="20574753" calcext:value-type="float">
            <text:p>20574753</text:p>
          </table:table-cell>
          <table:table-cell table:formula="of:=[.A1288]/1000/(60*60*24)" office:value-type="time" office:time-value="PT05H42M54.753S" calcext:value-type="time">
            <text:p>05:42:55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95.54" calcext:value-type="float">
            <text:p>695.54</text:p>
          </table:table-cell>
          <table:table-cell office:value-type="float" office:value="842.39" calcext:value-type="float">
            <text:p>842.39</text:p>
          </table:table-cell>
        </table:table-row>
        <table:table-row table:style-name="ro1">
          <table:table-cell office:value-type="float" office:value="20590753" calcext:value-type="float">
            <text:p>20590753</text:p>
          </table:table-cell>
          <table:table-cell table:formula="of:=[.A1289]/1000/(60*60*24)" office:value-type="time" office:time-value="PT05H43M10.753S" calcext:value-type="time">
            <text:p>05:43:11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96.07" calcext:value-type="float">
            <text:p>696.07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20606753" calcext:value-type="float">
            <text:p>20606753</text:p>
          </table:table-cell>
          <table:table-cell table:formula="of:=[.A1290]/1000/(60*60*24)" office:value-type="time" office:time-value="PT05H43M26.753S" calcext:value-type="time">
            <text:p>05:43:27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96.59" calcext:value-type="float">
            <text:p>696.59</text:p>
          </table:table-cell>
          <table:table-cell office:value-type="float" office:value="843.61" calcext:value-type="float">
            <text:p>843.61</text:p>
          </table:table-cell>
        </table:table-row>
        <table:table-row table:style-name="ro1">
          <table:table-cell office:value-type="float" office:value="20622753" calcext:value-type="float">
            <text:p>20622753</text:p>
          </table:table-cell>
          <table:table-cell table:formula="of:=[.A1291]/1000/(60*60*24)" office:value-type="time" office:time-value="PT05H43M42.753S" calcext:value-type="time">
            <text:p>05:43:43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97.11" calcext:value-type="float">
            <text:p>697.11</text:p>
          </table:table-cell>
          <table:table-cell office:value-type="float" office:value="844.22" calcext:value-type="float">
            <text:p>844.22</text:p>
          </table:table-cell>
        </table:table-row>
        <table:table-row table:style-name="ro1">
          <table:table-cell office:value-type="float" office:value="20638753" calcext:value-type="float">
            <text:p>20638753</text:p>
          </table:table-cell>
          <table:table-cell table:formula="of:=[.A1292]/1000/(60*60*24)" office:value-type="time" office:time-value="PT05H43M58.753S" calcext:value-type="time">
            <text:p>05:43:59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97.63" calcext:value-type="float">
            <text:p>697.63</text:p>
          </table:table-cell>
          <table:table-cell office:value-type="float" office:value="844.83" calcext:value-type="float">
            <text:p>844.83</text:p>
          </table:table-cell>
        </table:table-row>
        <table:table-row table:style-name="ro1">
          <table:table-cell office:value-type="float" office:value="20654753" calcext:value-type="float">
            <text:p>20654753</text:p>
          </table:table-cell>
          <table:table-cell table:formula="of:=[.A1293]/1000/(60*60*24)" office:value-type="time" office:time-value="PT05H44M14.753S" calcext:value-type="time">
            <text:p>05:44:15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98.15" calcext:value-type="float">
            <text:p>698.15</text:p>
          </table:table-cell>
          <table:table-cell office:value-type="float" office:value="845.44" calcext:value-type="float">
            <text:p>845.44</text:p>
          </table:table-cell>
        </table:table-row>
        <table:table-row table:style-name="ro1">
          <table:table-cell office:value-type="float" office:value="20670753" calcext:value-type="float">
            <text:p>20670753</text:p>
          </table:table-cell>
          <table:table-cell table:formula="of:=[.A1294]/1000/(60*60*24)" office:value-type="time" office:time-value="PT05H44M30.753S" calcext:value-type="time">
            <text:p>05:44:31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8" calcext:value-type="float">
            <text:p>136.98</text:p>
          </table:table-cell>
          <table:table-cell office:value-type="float" office:value="698.67" calcext:value-type="float">
            <text:p>698.67</text:p>
          </table:table-cell>
          <table:table-cell office:value-type="float" office:value="846.05" calcext:value-type="float">
            <text:p>846.05</text:p>
          </table:table-cell>
        </table:table-row>
        <table:table-row table:style-name="ro1">
          <table:table-cell office:value-type="float" office:value="20686753" calcext:value-type="float">
            <text:p>20686753</text:p>
          </table:table-cell>
          <table:table-cell table:formula="of:=[.A1295]/1000/(60*60*24)" office:value-type="time" office:time-value="PT05H44M46.753S" calcext:value-type="time">
            <text:p>05:44:47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99.2" calcext:value-type="float">
            <text:p>699.2</text:p>
          </table:table-cell>
          <table:table-cell office:value-type="float" office:value="846.66" calcext:value-type="float">
            <text:p>846.66</text:p>
          </table:table-cell>
        </table:table-row>
        <table:table-row table:style-name="ro1">
          <table:table-cell office:value-type="float" office:value="20702753" calcext:value-type="float">
            <text:p>20702753</text:p>
          </table:table-cell>
          <table:table-cell table:formula="of:=[.A1296]/1000/(60*60*24)" office:value-type="time" office:time-value="PT05H45M02.753S" calcext:value-type="time">
            <text:p>05:45:03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699.72" calcext:value-type="float">
            <text:p>699.72</text:p>
          </table:table-cell>
          <table:table-cell office:value-type="float" office:value="847.27" calcext:value-type="float">
            <text:p>847.27</text:p>
          </table:table-cell>
        </table:table-row>
        <table:table-row table:style-name="ro1">
          <table:table-cell office:value-type="float" office:value="20718753" calcext:value-type="float">
            <text:p>20718753</text:p>
          </table:table-cell>
          <table:table-cell table:formula="of:=[.A1297]/1000/(60*60*24)" office:value-type="time" office:time-value="PT05H45M18.753S" calcext:value-type="time">
            <text:p>05:45:19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7" calcext:value-type="float">
            <text:p>136.97</text:p>
          </table:table-cell>
          <table:table-cell office:value-type="float" office:value="700.24" calcext:value-type="float">
            <text:p>700.24</text:p>
          </table:table-cell>
          <table:table-cell office:value-type="float" office:value="847.87" calcext:value-type="float">
            <text:p>847.87</text:p>
          </table:table-cell>
        </table:table-row>
        <table:table-row table:style-name="ro1">
          <table:table-cell office:value-type="float" office:value="20734753" calcext:value-type="float">
            <text:p>20734753</text:p>
          </table:table-cell>
          <table:table-cell table:formula="of:=[.A1298]/1000/(60*60*24)" office:value-type="time" office:time-value="PT05H45M34.753S" calcext:value-type="time">
            <text:p>05:45:35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7" calcext:value-type="float">
            <text:p>136.97</text:p>
          </table:table-cell>
          <table:table-cell office:value-type="float" office:value="700.76" calcext:value-type="float">
            <text:p>700.76</text:p>
          </table:table-cell>
          <table:table-cell office:value-type="float" office:value="848.48" calcext:value-type="float">
            <text:p>848.48</text:p>
          </table:table-cell>
        </table:table-row>
        <table:table-row table:style-name="ro1">
          <table:table-cell office:value-type="float" office:value="20750753" calcext:value-type="float">
            <text:p>20750753</text:p>
          </table:table-cell>
          <table:table-cell table:formula="of:=[.A1299]/1000/(60*60*24)" office:value-type="time" office:time-value="PT05H45M50.753S" calcext:value-type="time">
            <text:p>05:45:51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701.28" calcext:value-type="float">
            <text:p>701.28</text:p>
          </table:table-cell>
          <table:table-cell office:value-type="float" office:value="849.09" calcext:value-type="float">
            <text:p>849.09</text:p>
          </table:table-cell>
        </table:table-row>
        <table:table-row table:style-name="ro1">
          <table:table-cell office:value-type="float" office:value="20766753" calcext:value-type="float">
            <text:p>20766753</text:p>
          </table:table-cell>
          <table:table-cell table:formula="of:=[.A1300]/1000/(60*60*24)" office:value-type="time" office:time-value="PT05H46M06.753S" calcext:value-type="time">
            <text:p>05:46:07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7" calcext:value-type="float">
            <text:p>136.97</text:p>
          </table:table-cell>
          <table:table-cell office:value-type="float" office:value="701.8" calcext:value-type="float">
            <text:p>701.8</text:p>
          </table:table-cell>
          <table:table-cell office:value-type="float" office:value="849.7" calcext:value-type="float">
            <text:p>849.7</text:p>
          </table:table-cell>
        </table:table-row>
        <table:table-row table:style-name="ro1">
          <table:table-cell office:value-type="float" office:value="20782753" calcext:value-type="float">
            <text:p>20782753</text:p>
          </table:table-cell>
          <table:table-cell table:formula="of:=[.A1301]/1000/(60*60*24)" office:value-type="time" office:time-value="PT05H46M22.753S" calcext:value-type="time">
            <text:p>05:46:23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702.32" calcext:value-type="float">
            <text:p>702.32</text:p>
          </table:table-cell>
          <table:table-cell office:value-type="float" office:value="850.31" calcext:value-type="float">
            <text:p>850.31</text:p>
          </table:table-cell>
        </table:table-row>
        <table:table-row table:style-name="ro1">
          <table:table-cell office:value-type="float" office:value="20798753" calcext:value-type="float">
            <text:p>20798753</text:p>
          </table:table-cell>
          <table:table-cell table:formula="of:=[.A1302]/1000/(60*60*24)" office:value-type="time" office:time-value="PT05H46M38.753S" calcext:value-type="time">
            <text:p>05:46:39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7" calcext:value-type="float">
            <text:p>136.97</text:p>
          </table:table-cell>
          <table:table-cell office:value-type="float" office:value="702.85" calcext:value-type="float">
            <text:p>702.85</text:p>
          </table:table-cell>
          <table:table-cell office:value-type="float" office:value="850.91" calcext:value-type="float">
            <text:p>850.91</text:p>
          </table:table-cell>
        </table:table-row>
        <table:table-row table:style-name="ro1">
          <table:table-cell office:value-type="float" office:value="20814753" calcext:value-type="float">
            <text:p>20814753</text:p>
          </table:table-cell>
          <table:table-cell table:formula="of:=[.A1303]/1000/(60*60*24)" office:value-type="time" office:time-value="PT05H46M54.753S" calcext:value-type="time">
            <text:p>05:46:55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703.37" calcext:value-type="float">
            <text:p>703.37</text:p>
          </table:table-cell>
          <table:table-cell office:value-type="float" office:value="851.52" calcext:value-type="float">
            <text:p>851.52</text:p>
          </table:table-cell>
        </table:table-row>
        <table:table-row table:style-name="ro1">
          <table:table-cell office:value-type="float" office:value="20830753" calcext:value-type="float">
            <text:p>20830753</text:p>
          </table:table-cell>
          <table:table-cell table:formula="of:=[.A1304]/1000/(60*60*24)" office:value-type="time" office:time-value="PT05H47M10.753S" calcext:value-type="time">
            <text:p>05:47:11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703.89" calcext:value-type="float">
            <text:p>703.89</text:p>
          </table:table-cell>
          <table:table-cell office:value-type="float" office:value="852.13" calcext:value-type="float">
            <text:p>852.13</text:p>
          </table:table-cell>
        </table:table-row>
        <table:table-row table:style-name="ro1">
          <table:table-cell office:value-type="float" office:value="20846753" calcext:value-type="float">
            <text:p>20846753</text:p>
          </table:table-cell>
          <table:table-cell table:formula="of:=[.A1305]/1000/(60*60*24)" office:value-type="time" office:time-value="PT05H47M26.753S" calcext:value-type="time">
            <text:p>05:47:27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704.41" calcext:value-type="float">
            <text:p>704.41</text:p>
          </table:table-cell>
          <table:table-cell office:value-type="float" office:value="852.73" calcext:value-type="float">
            <text:p>852.73</text:p>
          </table:table-cell>
        </table:table-row>
        <table:table-row table:style-name="ro1">
          <table:table-cell office:value-type="float" office:value="20862753" calcext:value-type="float">
            <text:p>20862753</text:p>
          </table:table-cell>
          <table:table-cell table:formula="of:=[.A1306]/1000/(60*60*24)" office:value-type="time" office:time-value="PT05H47M42.753S" calcext:value-type="time">
            <text:p>05:47:43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704.93" calcext:value-type="float">
            <text:p>704.93</text:p>
          </table:table-cell>
          <table:table-cell office:value-type="float" office:value="853.34" calcext:value-type="float">
            <text:p>853.34</text:p>
          </table:table-cell>
        </table:table-row>
        <table:table-row table:style-name="ro1">
          <table:table-cell office:value-type="float" office:value="20878753" calcext:value-type="float">
            <text:p>20878753</text:p>
          </table:table-cell>
          <table:table-cell table:formula="of:=[.A1307]/1000/(60*60*24)" office:value-type="time" office:time-value="PT05H47M58.753S" calcext:value-type="time">
            <text:p>05:47:59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705.45" calcext:value-type="float">
            <text:p>705.45</text:p>
          </table:table-cell>
          <table:table-cell office:value-type="float" office:value="853.95" calcext:value-type="float">
            <text:p>853.95</text:p>
          </table:table-cell>
        </table:table-row>
        <table:table-row table:style-name="ro1">
          <table:table-cell office:value-type="float" office:value="20894753" calcext:value-type="float">
            <text:p>20894753</text:p>
          </table:table-cell>
          <table:table-cell table:formula="of:=[.A1308]/1000/(60*60*24)" office:value-type="time" office:time-value="PT05H48M14.753S" calcext:value-type="time">
            <text:p>05:48:15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05.97" calcext:value-type="float">
            <text:p>705.97</text:p>
          </table:table-cell>
          <table:table-cell office:value-type="float" office:value="854.55" calcext:value-type="float">
            <text:p>854.55</text:p>
          </table:table-cell>
        </table:table-row>
        <table:table-row table:style-name="ro1">
          <table:table-cell office:value-type="float" office:value="20910753" calcext:value-type="float">
            <text:p>20910753</text:p>
          </table:table-cell>
          <table:table-cell table:formula="of:=[.A1309]/1000/(60*60*24)" office:value-type="time" office:time-value="PT05H48M30.753S" calcext:value-type="time">
            <text:p>05:48:31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06.49" calcext:value-type="float">
            <text:p>706.49</text:p>
          </table:table-cell>
          <table:table-cell office:value-type="float" office:value="855.16" calcext:value-type="float">
            <text:p>855.16</text:p>
          </table:table-cell>
        </table:table-row>
        <table:table-row table:style-name="ro1">
          <table:table-cell office:value-type="float" office:value="20926753" calcext:value-type="float">
            <text:p>20926753</text:p>
          </table:table-cell>
          <table:table-cell table:formula="of:=[.A1310]/1000/(60*60*24)" office:value-type="time" office:time-value="PT05H48M46.753S" calcext:value-type="time">
            <text:p>05:48:47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07.01" calcext:value-type="float">
            <text:p>707.01</text:p>
          </table:table-cell>
          <table:table-cell office:value-type="float" office:value="855.77" calcext:value-type="float">
            <text:p>855.77</text:p>
          </table:table-cell>
        </table:table-row>
        <table:table-row table:style-name="ro1">
          <table:table-cell office:value-type="float" office:value="20942753" calcext:value-type="float">
            <text:p>20942753</text:p>
          </table:table-cell>
          <table:table-cell table:formula="of:=[.A1311]/1000/(60*60*24)" office:value-type="time" office:time-value="PT05H49M02.753S" calcext:value-type="time">
            <text:p>05:49:03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707.53" calcext:value-type="float">
            <text:p>707.53</text:p>
          </table:table-cell>
          <table:table-cell office:value-type="float" office:value="856.37" calcext:value-type="float">
            <text:p>856.37</text:p>
          </table:table-cell>
        </table:table-row>
        <table:table-row table:style-name="ro1">
          <table:table-cell office:value-type="float" office:value="20958753" calcext:value-type="float">
            <text:p>20958753</text:p>
          </table:table-cell>
          <table:table-cell table:formula="of:=[.A1312]/1000/(60*60*24)" office:value-type="time" office:time-value="PT05H49M18.753S" calcext:value-type="time">
            <text:p>05:49:19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708.05" calcext:value-type="float">
            <text:p>708.05</text:p>
          </table:table-cell>
          <table:table-cell office:value-type="float" office:value="856.98" calcext:value-type="float">
            <text:p>856.98</text:p>
          </table:table-cell>
        </table:table-row>
        <table:table-row table:style-name="ro1">
          <table:table-cell office:value-type="float" office:value="20974753" calcext:value-type="float">
            <text:p>20974753</text:p>
          </table:table-cell>
          <table:table-cell table:formula="of:=[.A1313]/1000/(60*60*24)" office:value-type="time" office:time-value="PT05H49M34.753S" calcext:value-type="time">
            <text:p>05:49:35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08.57" calcext:value-type="float">
            <text:p>708.57</text:p>
          </table:table-cell>
          <table:table-cell office:value-type="float" office:value="857.58" calcext:value-type="float">
            <text:p>857.58</text:p>
          </table:table-cell>
        </table:table-row>
        <table:table-row table:style-name="ro1">
          <table:table-cell office:value-type="float" office:value="20990753" calcext:value-type="float">
            <text:p>20990753</text:p>
          </table:table-cell>
          <table:table-cell table:formula="of:=[.A1314]/1000/(60*60*24)" office:value-type="time" office:time-value="PT05H49M50.753S" calcext:value-type="time">
            <text:p>05:49:51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09.09" calcext:value-type="float">
            <text:p>709.09</text:p>
          </table:table-cell>
          <table:table-cell office:value-type="float" office:value="858.19" calcext:value-type="float">
            <text:p>858.19</text:p>
          </table:table-cell>
        </table:table-row>
        <table:table-row table:style-name="ro1">
          <table:table-cell office:value-type="float" office:value="21006753" calcext:value-type="float">
            <text:p>21006753</text:p>
          </table:table-cell>
          <table:table-cell table:formula="of:=[.A1315]/1000/(60*60*24)" office:value-type="time" office:time-value="PT05H50M06.753S" calcext:value-type="time">
            <text:p>05:50:07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09.61" calcext:value-type="float">
            <text:p>709.61</text:p>
          </table:table-cell>
          <table:table-cell office:value-type="float" office:value="858.8" calcext:value-type="float">
            <text:p>858.8</text:p>
          </table:table-cell>
        </table:table-row>
        <table:table-row table:style-name="ro1">
          <table:table-cell office:value-type="float" office:value="21022753" calcext:value-type="float">
            <text:p>21022753</text:p>
          </table:table-cell>
          <table:table-cell table:formula="of:=[.A1316]/1000/(60*60*24)" office:value-type="time" office:time-value="PT05H50M22.753S" calcext:value-type="time">
            <text:p>05:50:23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10.13" calcext:value-type="float">
            <text:p>710.13</text:p>
          </table:table-cell>
          <table:table-cell office:value-type="float" office:value="859.4" calcext:value-type="float">
            <text:p>859.4</text:p>
          </table:table-cell>
        </table:table-row>
        <table:table-row table:style-name="ro1">
          <table:table-cell office:value-type="float" office:value="21038753" calcext:value-type="float">
            <text:p>21038753</text:p>
          </table:table-cell>
          <table:table-cell table:formula="of:=[.A1317]/1000/(60*60*24)" office:value-type="time" office:time-value="PT05H50M38.753S" calcext:value-type="time">
            <text:p>05:50:39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10.65" calcext:value-type="float">
            <text:p>710.65</text:p>
          </table:table-cell>
          <table:table-cell office:value-type="float" office:value="860.01" calcext:value-type="float">
            <text:p>860.01</text:p>
          </table:table-cell>
        </table:table-row>
        <table:table-row table:style-name="ro1">
          <table:table-cell office:value-type="float" office:value="21054753" calcext:value-type="float">
            <text:p>21054753</text:p>
          </table:table-cell>
          <table:table-cell table:formula="of:=[.A1318]/1000/(60*60*24)" office:value-type="time" office:time-value="PT05H50M54.753S" calcext:value-type="time">
            <text:p>05:50:55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11.17" calcext:value-type="float">
            <text:p>711.17</text:p>
          </table:table-cell>
          <table:table-cell office:value-type="float" office:value="860.61" calcext:value-type="float">
            <text:p>860.61</text:p>
          </table:table-cell>
        </table:table-row>
        <table:table-row table:style-name="ro1">
          <table:table-cell office:value-type="float" office:value="21070753" calcext:value-type="float">
            <text:p>21070753</text:p>
          </table:table-cell>
          <table:table-cell table:formula="of:=[.A1319]/1000/(60*60*24)" office:value-type="time" office:time-value="PT05H51M10.753S" calcext:value-type="time">
            <text:p>05:51:11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11.69" calcext:value-type="float">
            <text:p>711.69</text:p>
          </table:table-cell>
          <table:table-cell office:value-type="float" office:value="861.22" calcext:value-type="float">
            <text:p>861.22</text:p>
          </table:table-cell>
        </table:table-row>
        <table:table-row table:style-name="ro1">
          <table:table-cell office:value-type="float" office:value="21086753" calcext:value-type="float">
            <text:p>21086753</text:p>
          </table:table-cell>
          <table:table-cell table:formula="of:=[.A1320]/1000/(60*60*24)" office:value-type="time" office:time-value="PT05H51M26.753S" calcext:value-type="time">
            <text:p>05:51:27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12.21" calcext:value-type="float">
            <text:p>712.21</text:p>
          </table:table-cell>
          <table:table-cell office:value-type="float" office:value="861.82" calcext:value-type="float">
            <text:p>861.82</text:p>
          </table:table-cell>
        </table:table-row>
        <table:table-row table:style-name="ro1">
          <table:table-cell office:value-type="float" office:value="21102753" calcext:value-type="float">
            <text:p>21102753</text:p>
          </table:table-cell>
          <table:table-cell table:formula="of:=[.A1321]/1000/(60*60*24)" office:value-type="time" office:time-value="PT05H51M42.753S" calcext:value-type="time">
            <text:p>05:51:43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5.68" calcext:value-type="float">
            <text:p>135.68</text:p>
          </table:table-cell>
          <table:table-cell office:value-type="float" office:value="712.73" calcext:value-type="float">
            <text:p>712.73</text:p>
          </table:table-cell>
          <table:table-cell office:value-type="float" office:value="862.43" calcext:value-type="float">
            <text:p>862.43</text:p>
          </table:table-cell>
        </table:table-row>
        <table:table-row table:style-name="ro1">
          <table:table-cell office:value-type="float" office:value="21118753" calcext:value-type="float">
            <text:p>21118753</text:p>
          </table:table-cell>
          <table:table-cell table:formula="of:=[.A1322]/1000/(60*60*24)" office:value-type="time" office:time-value="PT05H51M58.753S" calcext:value-type="time">
            <text:p>05:51:59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13.25" calcext:value-type="float">
            <text:p>713.25</text:p>
          </table:table-cell>
          <table:table-cell office:value-type="float" office:value="863.03" calcext:value-type="float">
            <text:p>863.03</text:p>
          </table:table-cell>
        </table:table-row>
        <table:table-row table:style-name="ro1">
          <table:table-cell office:value-type="float" office:value="21134753" calcext:value-type="float">
            <text:p>21134753</text:p>
          </table:table-cell>
          <table:table-cell table:formula="of:=[.A1323]/1000/(60*60*24)" office:value-type="time" office:time-value="PT05H52M14.753S" calcext:value-type="time">
            <text:p>05:52:15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713.77" calcext:value-type="float">
            <text:p>713.77</text:p>
          </table:table-cell>
          <table:table-cell office:value-type="float" office:value="863.64" calcext:value-type="float">
            <text:p>863.64</text:p>
          </table:table-cell>
        </table:table-row>
        <table:table-row table:style-name="ro1">
          <table:table-cell office:value-type="float" office:value="21150753" calcext:value-type="float">
            <text:p>21150753</text:p>
          </table:table-cell>
          <table:table-cell table:formula="of:=[.A1324]/1000/(60*60*24)" office:value-type="time" office:time-value="PT05H52M30.753S" calcext:value-type="time">
            <text:p>05:52:31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5.57" calcext:value-type="float">
            <text:p>135.57</text:p>
          </table:table-cell>
          <table:table-cell office:value-type="float" office:value="714.29" calcext:value-type="float">
            <text:p>714.29</text:p>
          </table:table-cell>
          <table:table-cell office:value-type="float" office:value="864.24" calcext:value-type="float">
            <text:p>864.24</text:p>
          </table:table-cell>
        </table:table-row>
        <table:table-row table:style-name="ro1">
          <table:table-cell office:value-type="float" office:value="21166753" calcext:value-type="float">
            <text:p>21166753</text:p>
          </table:table-cell>
          <table:table-cell table:formula="of:=[.A1325]/1000/(60*60*24)" office:value-type="time" office:time-value="PT05H52M46.753S" calcext:value-type="time">
            <text:p>05:52:47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714.81" calcext:value-type="float">
            <text:p>714.81</text:p>
          </table:table-cell>
          <table:table-cell office:value-type="float" office:value="864.85" calcext:value-type="float">
            <text:p>864.85</text:p>
          </table:table-cell>
        </table:table-row>
        <table:table-row table:style-name="ro1">
          <table:table-cell office:value-type="float" office:value="21182753" calcext:value-type="float">
            <text:p>21182753</text:p>
          </table:table-cell>
          <table:table-cell table:formula="of:=[.A1326]/1000/(60*60*24)" office:value-type="time" office:time-value="PT05H53M02.753S" calcext:value-type="time">
            <text:p>05:53:03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715.33" calcext:value-type="float">
            <text:p>715.33</text:p>
          </table:table-cell>
          <table:table-cell office:value-type="float" office:value="865.45" calcext:value-type="float">
            <text:p>865.45</text:p>
          </table:table-cell>
        </table:table-row>
        <table:table-row table:style-name="ro1">
          <table:table-cell office:value-type="float" office:value="21198753" calcext:value-type="float">
            <text:p>21198753</text:p>
          </table:table-cell>
          <table:table-cell table:formula="of:=[.A1327]/1000/(60*60*24)" office:value-type="time" office:time-value="PT05H53M18.753S" calcext:value-type="time">
            <text:p>05:53:19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715.85" calcext:value-type="float">
            <text:p>715.85</text:p>
          </table:table-cell>
          <table:table-cell office:value-type="float" office:value="866.06" calcext:value-type="float">
            <text:p>866.06</text:p>
          </table:table-cell>
        </table:table-row>
        <table:table-row table:style-name="ro1">
          <table:table-cell office:value-type="float" office:value="21214753" calcext:value-type="float">
            <text:p>21214753</text:p>
          </table:table-cell>
          <table:table-cell table:formula="of:=[.A1328]/1000/(60*60*24)" office:value-type="time" office:time-value="PT05H53M34.753S" calcext:value-type="time">
            <text:p>05:53:35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5.57" calcext:value-type="float">
            <text:p>135.57</text:p>
          </table:table-cell>
          <table:table-cell office:value-type="float" office:value="716.37" calcext:value-type="float">
            <text:p>716.37</text:p>
          </table:table-cell>
          <table:table-cell office:value-type="float" office:value="866.66" calcext:value-type="float">
            <text:p>866.66</text:p>
          </table:table-cell>
        </table:table-row>
        <table:table-row table:style-name="ro1">
          <table:table-cell office:value-type="float" office:value="21230751" calcext:value-type="float">
            <text:p>21230751</text:p>
          </table:table-cell>
          <table:table-cell table:formula="of:=[.A1329]/1000/(60*60*24)" office:value-type="time" office:time-value="PT05H53M50.751S" calcext:value-type="time">
            <text:p>05:53:51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5.57" calcext:value-type="float">
            <text:p>135.57</text:p>
          </table:table-cell>
          <table:table-cell office:value-type="float" office:value="716.89" calcext:value-type="float">
            <text:p>716.89</text:p>
          </table:table-cell>
          <table:table-cell office:value-type="float" office:value="867.26" calcext:value-type="float">
            <text:p>867.26</text:p>
          </table:table-cell>
        </table:table-row>
        <table:table-row table:style-name="ro1">
          <table:table-cell office:value-type="float" office:value="21246753" calcext:value-type="float">
            <text:p>21246753</text:p>
          </table:table-cell>
          <table:table-cell table:formula="of:=[.A1330]/1000/(60*60*24)" office:value-type="time" office:time-value="PT05H54M06.753S" calcext:value-type="time">
            <text:p>05:54:07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17.41" calcext:value-type="float">
            <text:p>717.41</text:p>
          </table:table-cell>
          <table:table-cell office:value-type="float" office:value="867.87" calcext:value-type="float">
            <text:p>867.87</text:p>
          </table:table-cell>
        </table:table-row>
        <table:table-row table:style-name="ro1">
          <table:table-cell office:value-type="float" office:value="21262753" calcext:value-type="float">
            <text:p>21262753</text:p>
          </table:table-cell>
          <table:table-cell table:formula="of:=[.A1331]/1000/(60*60*24)" office:value-type="time" office:time-value="PT05H54M22.753S" calcext:value-type="time">
            <text:p>05:54:23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17.93" calcext:value-type="float">
            <text:p>717.93</text:p>
          </table:table-cell>
          <table:table-cell office:value-type="float" office:value="868.47" calcext:value-type="float">
            <text:p>868.47</text:p>
          </table:table-cell>
        </table:table-row>
        <table:table-row table:style-name="ro1">
          <table:table-cell office:value-type="float" office:value="21278753" calcext:value-type="float">
            <text:p>21278753</text:p>
          </table:table-cell>
          <table:table-cell table:formula="of:=[.A1332]/1000/(60*60*24)" office:value-type="time" office:time-value="PT05H54M38.753S" calcext:value-type="time">
            <text:p>05:54:39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5.57" calcext:value-type="float">
            <text:p>135.57</text:p>
          </table:table-cell>
          <table:table-cell office:value-type="float" office:value="718.45" calcext:value-type="float">
            <text:p>718.45</text:p>
          </table:table-cell>
          <table:table-cell office:value-type="float" office:value="869.07" calcext:value-type="float">
            <text:p>869.07</text:p>
          </table:table-cell>
        </table:table-row>
        <table:table-row table:style-name="ro1">
          <table:table-cell office:value-type="float" office:value="21294753" calcext:value-type="float">
            <text:p>21294753</text:p>
          </table:table-cell>
          <table:table-cell table:formula="of:=[.A1333]/1000/(60*60*24)" office:value-type="time" office:time-value="PT05H54M54.753S" calcext:value-type="time">
            <text:p>05:54:55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92" calcext:value-type="float">
            <text:p>135.92</text:p>
          </table:table-cell>
          <table:table-cell office:value-type="float" office:value="718.97" calcext:value-type="float">
            <text:p>718.97</text:p>
          </table:table-cell>
          <table:table-cell office:value-type="float" office:value="869.67" calcext:value-type="float">
            <text:p>869.67</text:p>
          </table:table-cell>
        </table:table-row>
        <table:table-row table:style-name="ro1">
          <table:table-cell office:value-type="float" office:value="21310753" calcext:value-type="float">
            <text:p>21310753</text:p>
          </table:table-cell>
          <table:table-cell table:formula="of:=[.A1334]/1000/(60*60*24)" office:value-type="time" office:time-value="PT05H55M10.753S" calcext:value-type="time">
            <text:p>05:55:11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19.49" calcext:value-type="float">
            <text:p>719.49</text:p>
          </table:table-cell>
          <table:table-cell office:value-type="float" office:value="870.28" calcext:value-type="float">
            <text:p>870.28</text:p>
          </table:table-cell>
        </table:table-row>
        <table:table-row table:style-name="ro1">
          <table:table-cell office:value-type="float" office:value="21326753" calcext:value-type="float">
            <text:p>21326753</text:p>
          </table:table-cell>
          <table:table-cell table:formula="of:=[.A1335]/1000/(60*60*24)" office:value-type="time" office:time-value="PT05H55M26.753S" calcext:value-type="time">
            <text:p>05:55:27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20.01" calcext:value-type="float">
            <text:p>720.01</text:p>
          </table:table-cell>
          <table:table-cell office:value-type="float" office:value="870.88" calcext:value-type="float">
            <text:p>870.88</text:p>
          </table:table-cell>
        </table:table-row>
        <table:table-row table:style-name="ro1">
          <table:table-cell office:value-type="float" office:value="21342753" calcext:value-type="float">
            <text:p>21342753</text:p>
          </table:table-cell>
          <table:table-cell table:formula="of:=[.A1336]/1000/(60*60*24)" office:value-type="time" office:time-value="PT05H55M42.753S" calcext:value-type="time">
            <text:p>05:55:43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20.53" calcext:value-type="float">
            <text:p>720.53</text:p>
          </table:table-cell>
          <table:table-cell office:value-type="float" office:value="871.48" calcext:value-type="float">
            <text:p>871.48</text:p>
          </table:table-cell>
        </table:table-row>
        <table:table-row table:style-name="ro1">
          <table:table-cell office:value-type="float" office:value="21358753" calcext:value-type="float">
            <text:p>21358753</text:p>
          </table:table-cell>
          <table:table-cell table:formula="of:=[.A1337]/1000/(60*60*24)" office:value-type="time" office:time-value="PT05H55M58.753S" calcext:value-type="time">
            <text:p>05:55:59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21.05" calcext:value-type="float">
            <text:p>721.05</text:p>
          </table:table-cell>
          <table:table-cell office:value-type="float" office:value="872.08" calcext:value-type="float">
            <text:p>872.08</text:p>
          </table:table-cell>
        </table:table-row>
        <table:table-row table:style-name="ro1">
          <table:table-cell office:value-type="float" office:value="21374753" calcext:value-type="float">
            <text:p>21374753</text:p>
          </table:table-cell>
          <table:table-cell table:formula="of:=[.A1338]/1000/(60*60*24)" office:value-type="time" office:time-value="PT05H56M14.753S" calcext:value-type="time">
            <text:p>05:56:15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21.57" calcext:value-type="float">
            <text:p>721.57</text:p>
          </table:table-cell>
          <table:table-cell office:value-type="float" office:value="872.68" calcext:value-type="float">
            <text:p>872.68</text:p>
          </table:table-cell>
        </table:table-row>
        <table:table-row table:style-name="ro1">
          <table:table-cell office:value-type="float" office:value="21390753" calcext:value-type="float">
            <text:p>21390753</text:p>
          </table:table-cell>
          <table:table-cell table:formula="of:=[.A1339]/1000/(60*60*24)" office:value-type="time" office:time-value="PT05H56M30.753S" calcext:value-type="time">
            <text:p>05:56:31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22.08" calcext:value-type="float">
            <text:p>722.08</text:p>
          </table:table-cell>
          <table:table-cell office:value-type="float" office:value="873.29" calcext:value-type="float">
            <text:p>873.29</text:p>
          </table:table-cell>
        </table:table-row>
        <table:table-row table:style-name="ro1">
          <table:table-cell office:value-type="float" office:value="21406753" calcext:value-type="float">
            <text:p>21406753</text:p>
          </table:table-cell>
          <table:table-cell table:formula="of:=[.A1340]/1000/(60*60*24)" office:value-type="time" office:time-value="PT05H56M46.753S" calcext:value-type="time">
            <text:p>05:56:47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8" calcext:value-type="float">
            <text:p>135.8</text:p>
          </table:table-cell>
          <table:table-cell office:value-type="float" office:value="722.6" calcext:value-type="float">
            <text:p>722.6</text:p>
          </table:table-cell>
          <table:table-cell office:value-type="float" office:value="873.89" calcext:value-type="float">
            <text:p>873.89</text:p>
          </table:table-cell>
        </table:table-row>
        <table:table-row table:style-name="ro1">
          <table:table-cell office:value-type="float" office:value="21422753" calcext:value-type="float">
            <text:p>21422753</text:p>
          </table:table-cell>
          <table:table-cell table:formula="of:=[.A1341]/1000/(60*60*24)" office:value-type="time" office:time-value="PT05H57M02.753S" calcext:value-type="time">
            <text:p>05:57:03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23.12" calcext:value-type="float">
            <text:p>723.12</text:p>
          </table:table-cell>
          <table:table-cell office:value-type="float" office:value="874.49" calcext:value-type="float">
            <text:p>874.49</text:p>
          </table:table-cell>
        </table:table-row>
        <table:table-row table:style-name="ro1">
          <table:table-cell office:value-type="float" office:value="21438753" calcext:value-type="float">
            <text:p>21438753</text:p>
          </table:table-cell>
          <table:table-cell table:formula="of:=[.A1342]/1000/(60*60*24)" office:value-type="time" office:time-value="PT05H57M18.753S" calcext:value-type="time">
            <text:p>05:57:19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23.64" calcext:value-type="float">
            <text:p>723.64</text:p>
          </table:table-cell>
          <table:table-cell office:value-type="float" office:value="875.09" calcext:value-type="float">
            <text:p>875.09</text:p>
          </table:table-cell>
        </table:table-row>
        <table:table-row table:style-name="ro1">
          <table:table-cell office:value-type="float" office:value="21454751" calcext:value-type="float">
            <text:p>21454751</text:p>
          </table:table-cell>
          <table:table-cell table:formula="of:=[.A1343]/1000/(60*60*24)" office:value-type="time" office:time-value="PT05H57M34.751S" calcext:value-type="time">
            <text:p>05:57:35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24.16" calcext:value-type="float">
            <text:p>724.16</text:p>
          </table:table-cell>
          <table:table-cell office:value-type="float" office:value="875.69" calcext:value-type="float">
            <text:p>875.69</text:p>
          </table:table-cell>
        </table:table-row>
        <table:table-row table:style-name="ro1">
          <table:table-cell office:value-type="float" office:value="21470753" calcext:value-type="float">
            <text:p>21470753</text:p>
          </table:table-cell>
          <table:table-cell table:formula="of:=[.A1344]/1000/(60*60*24)" office:value-type="time" office:time-value="PT05H57M50.753S" calcext:value-type="time">
            <text:p>05:57:51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24.68" calcext:value-type="float">
            <text:p>724.68</text:p>
          </table:table-cell>
          <table:table-cell office:value-type="float" office:value="876.29" calcext:value-type="float">
            <text:p>876.29</text:p>
          </table:table-cell>
        </table:table-row>
        <table:table-row table:style-name="ro1">
          <table:table-cell office:value-type="float" office:value="21486753" calcext:value-type="float">
            <text:p>21486753</text:p>
          </table:table-cell>
          <table:table-cell table:formula="of:=[.A1345]/1000/(60*60*24)" office:value-type="time" office:time-value="PT05H58M06.753S" calcext:value-type="time">
            <text:p>05:58:07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25.2" calcext:value-type="float">
            <text:p>725.2</text:p>
          </table:table-cell>
          <table:table-cell office:value-type="float" office:value="876.89" calcext:value-type="float">
            <text:p>876.89</text:p>
          </table:table-cell>
        </table:table-row>
        <table:table-row table:style-name="ro1">
          <table:table-cell office:value-type="float" office:value="21502753" calcext:value-type="float">
            <text:p>21502753</text:p>
          </table:table-cell>
          <table:table-cell table:formula="of:=[.A1346]/1000/(60*60*24)" office:value-type="time" office:time-value="PT05H58M22.753S" calcext:value-type="time">
            <text:p>05:58:23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25.71" calcext:value-type="float">
            <text:p>725.71</text:p>
          </table:table-cell>
          <table:table-cell office:value-type="float" office:value="877.5" calcext:value-type="float">
            <text:p>877.5</text:p>
          </table:table-cell>
        </table:table-row>
        <table:table-row table:style-name="ro1">
          <table:table-cell office:value-type="float" office:value="21518753" calcext:value-type="float">
            <text:p>21518753</text:p>
          </table:table-cell>
          <table:table-cell table:formula="of:=[.A1347]/1000/(60*60*24)" office:value-type="time" office:time-value="PT05H58M38.753S" calcext:value-type="time">
            <text:p>05:58:39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26.23" calcext:value-type="float">
            <text:p>726.23</text:p>
          </table:table-cell>
          <table:table-cell office:value-type="float" office:value="878.1" calcext:value-type="float">
            <text:p>878.1</text:p>
          </table:table-cell>
        </table:table-row>
        <table:table-row table:style-name="ro1">
          <table:table-cell office:value-type="float" office:value="21534753" calcext:value-type="float">
            <text:p>21534753</text:p>
          </table:table-cell>
          <table:table-cell table:formula="of:=[.A1348]/1000/(60*60*24)" office:value-type="time" office:time-value="PT05H58M54.753S" calcext:value-type="time">
            <text:p>05:58:55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26.75" calcext:value-type="float">
            <text:p>726.75</text:p>
          </table:table-cell>
          <table:table-cell office:value-type="float" office:value="878.7" calcext:value-type="float">
            <text:p>878.7</text:p>
          </table:table-cell>
        </table:table-row>
        <table:table-row table:style-name="ro1">
          <table:table-cell office:value-type="float" office:value="21550753" calcext:value-type="float">
            <text:p>21550753</text:p>
          </table:table-cell>
          <table:table-cell table:formula="of:=[.A1349]/1000/(60*60*24)" office:value-type="time" office:time-value="PT05H59M10.753S" calcext:value-type="time">
            <text:p>05:59:11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27.27" calcext:value-type="float">
            <text:p>727.27</text:p>
          </table:table-cell>
          <table:table-cell office:value-type="float" office:value="879.3" calcext:value-type="float">
            <text:p>879.3</text:p>
          </table:table-cell>
        </table:table-row>
        <table:table-row table:style-name="ro1">
          <table:table-cell office:value-type="float" office:value="21566753" calcext:value-type="float">
            <text:p>21566753</text:p>
          </table:table-cell>
          <table:table-cell table:formula="of:=[.A1350]/1000/(60*60*24)" office:value-type="time" office:time-value="PT05H59M26.753S" calcext:value-type="time">
            <text:p>05:59:27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27.79" calcext:value-type="float">
            <text:p>727.79</text:p>
          </table:table-cell>
          <table:table-cell office:value-type="float" office:value="879.9" calcext:value-type="float">
            <text:p>879.9</text:p>
          </table:table-cell>
        </table:table-row>
        <table:table-row table:style-name="ro1">
          <table:table-cell office:value-type="float" office:value="21582753" calcext:value-type="float">
            <text:p>21582753</text:p>
          </table:table-cell>
          <table:table-cell table:formula="of:=[.A1351]/1000/(60*60*24)" office:value-type="time" office:time-value="PT05H59M42.753S" calcext:value-type="time">
            <text:p>05:59:43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5.1" calcext:value-type="float">
            <text:p>135.1</text:p>
          </table:table-cell>
          <table:table-cell office:value-type="float" office:value="728.31" calcext:value-type="float">
            <text:p>728.31</text:p>
          </table:table-cell>
          <table:table-cell office:value-type="float" office:value="880.5" calcext:value-type="float">
            <text:p>880.5</text:p>
          </table:table-cell>
        </table:table-row>
        <table:table-row table:style-name="ro1">
          <table:table-cell office:value-type="float" office:value="21598753" calcext:value-type="float">
            <text:p>21598753</text:p>
          </table:table-cell>
          <table:table-cell table:formula="of:=[.A1352]/1000/(60*60*24)" office:value-type="time" office:time-value="PT05H59M58.753S" calcext:value-type="time">
            <text:p>05:59:59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728.82" calcext:value-type="float">
            <text:p>728.82</text:p>
          </table:table-cell>
          <table:table-cell office:value-type="float" office:value="881.1" calcext:value-type="float">
            <text:p>881.1</text:p>
          </table:table-cell>
        </table:table-row>
        <table:table-row table:style-name="ro1">
          <table:table-cell office:value-type="float" office:value="21614753" calcext:value-type="float">
            <text:p>21614753</text:p>
          </table:table-cell>
          <table:table-cell table:formula="of:=[.A1353]/1000/(60*60*24)" office:value-type="time" office:time-value="PT06H00M14.753S" calcext:value-type="time">
            <text:p>06:00:15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5.1" calcext:value-type="float">
            <text:p>135.1</text:p>
          </table:table-cell>
          <table:table-cell office:value-type="float" office:value="729.34" calcext:value-type="float">
            <text:p>729.34</text:p>
          </table:table-cell>
          <table:table-cell office:value-type="float" office:value="881.7" calcext:value-type="float">
            <text:p>881.7</text:p>
          </table:table-cell>
        </table:table-row>
        <table:table-row table:style-name="ro1">
          <table:table-cell office:value-type="float" office:value="21630753" calcext:value-type="float">
            <text:p>21630753</text:p>
          </table:table-cell>
          <table:table-cell table:formula="of:=[.A1354]/1000/(60*60*24)" office:value-type="time" office:time-value="PT06H00M30.753S" calcext:value-type="time">
            <text:p>06:00:31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729.86" calcext:value-type="float">
            <text:p>729.86</text:p>
          </table:table-cell>
          <table:table-cell office:value-type="float" office:value="882.3" calcext:value-type="float">
            <text:p>882.3</text:p>
          </table:table-cell>
        </table:table-row>
        <table:table-row table:style-name="ro1">
          <table:table-cell office:value-type="float" office:value="21646753" calcext:value-type="float">
            <text:p>21646753</text:p>
          </table:table-cell>
          <table:table-cell table:formula="of:=[.A1355]/1000/(60*60*24)" office:value-type="time" office:time-value="PT06H00M46.753S" calcext:value-type="time">
            <text:p>06:00:47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5.1" calcext:value-type="float">
            <text:p>135.1</text:p>
          </table:table-cell>
          <table:table-cell office:value-type="float" office:value="730.38" calcext:value-type="float">
            <text:p>730.38</text:p>
          </table:table-cell>
          <table:table-cell office:value-type="float" office:value="882.9" calcext:value-type="float">
            <text:p>882.9</text:p>
          </table:table-cell>
        </table:table-row>
        <table:table-row table:style-name="ro1">
          <table:table-cell office:value-type="float" office:value="21662753" calcext:value-type="float">
            <text:p>21662753</text:p>
          </table:table-cell>
          <table:table-cell table:formula="of:=[.A1356]/1000/(60*60*24)" office:value-type="time" office:time-value="PT06H01M02.753S" calcext:value-type="time">
            <text:p>06:01:03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5.1" calcext:value-type="float">
            <text:p>135.1</text:p>
          </table:table-cell>
          <table:table-cell office:value-type="float" office:value="730.9" calcext:value-type="float">
            <text:p>730.9</text:p>
          </table:table-cell>
          <table:table-cell office:value-type="float" office:value="883.5" calcext:value-type="float">
            <text:p>883.5</text:p>
          </table:table-cell>
        </table:table-row>
        <table:table-row table:style-name="ro1">
          <table:table-cell office:value-type="float" office:value="21678753" calcext:value-type="float">
            <text:p>21678753</text:p>
          </table:table-cell>
          <table:table-cell table:formula="of:=[.A1357]/1000/(60*60*24)" office:value-type="time" office:time-value="PT06H01M18.753S" calcext:value-type="time">
            <text:p>06:01:19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5.1" calcext:value-type="float">
            <text:p>135.1</text:p>
          </table:table-cell>
          <table:table-cell office:value-type="float" office:value="731.41" calcext:value-type="float">
            <text:p>731.41</text:p>
          </table:table-cell>
          <table:table-cell office:value-type="float" office:value="884.1" calcext:value-type="float">
            <text:p>884.1</text:p>
          </table:table-cell>
        </table:table-row>
        <table:table-row table:style-name="ro1">
          <table:table-cell office:value-type="float" office:value="21694753" calcext:value-type="float">
            <text:p>21694753</text:p>
          </table:table-cell>
          <table:table-cell table:formula="of:=[.A1358]/1000/(60*60*24)" office:value-type="time" office:time-value="PT06H01M34.753S" calcext:value-type="time">
            <text:p>06:01:35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731.93" calcext:value-type="float">
            <text:p>731.93</text:p>
          </table:table-cell>
          <table:table-cell office:value-type="float" office:value="884.7" calcext:value-type="float">
            <text:p>884.7</text:p>
          </table:table-cell>
        </table:table-row>
        <table:table-row table:style-name="ro1">
          <table:table-cell office:value-type="float" office:value="21710753" calcext:value-type="float">
            <text:p>21710753</text:p>
          </table:table-cell>
          <table:table-cell table:formula="of:=[.A1359]/1000/(60*60*24)" office:value-type="time" office:time-value="PT06H01M50.753S" calcext:value-type="time">
            <text:p>06:01:51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732.45" calcext:value-type="float">
            <text:p>732.45</text:p>
          </table:table-cell>
          <table:table-cell office:value-type="float" office:value="885.29" calcext:value-type="float">
            <text:p>885.29</text:p>
          </table:table-cell>
        </table:table-row>
        <table:table-row table:style-name="ro1">
          <table:table-cell office:value-type="float" office:value="21726753" calcext:value-type="float">
            <text:p>21726753</text:p>
          </table:table-cell>
          <table:table-cell table:formula="of:=[.A1360]/1000/(60*60*24)" office:value-type="time" office:time-value="PT06H02M06.753S" calcext:value-type="time">
            <text:p>06:02:07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32.97" calcext:value-type="float">
            <text:p>732.97</text:p>
          </table:table-cell>
          <table:table-cell office:value-type="float" office:value="885.89" calcext:value-type="float">
            <text:p>885.89</text:p>
          </table:table-cell>
        </table:table-row>
        <table:table-row table:style-name="ro1">
          <table:table-cell office:value-type="float" office:value="21742753" calcext:value-type="float">
            <text:p>21742753</text:p>
          </table:table-cell>
          <table:table-cell table:formula="of:=[.A1361]/1000/(60*60*24)" office:value-type="time" office:time-value="PT06H02M22.753S" calcext:value-type="time">
            <text:p>06:02:23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33.48" calcext:value-type="float">
            <text:p>733.48</text:p>
          </table:table-cell>
          <table:table-cell office:value-type="float" office:value="886.49" calcext:value-type="float">
            <text:p>886.49</text:p>
          </table:table-cell>
        </table:table-row>
        <table:table-row table:style-name="ro1">
          <table:table-cell office:value-type="float" office:value="21758753" calcext:value-type="float">
            <text:p>21758753</text:p>
          </table:table-cell>
          <table:table-cell table:formula="of:=[.A1362]/1000/(60*60*24)" office:value-type="time" office:time-value="PT06H02M38.753S" calcext:value-type="time">
            <text:p>06:02:39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98" calcext:value-type="float">
            <text:p>134.98</text:p>
          </table:table-cell>
          <table:table-cell office:value-type="float" office:value="734" calcext:value-type="float">
            <text:p>734</text:p>
          </table:table-cell>
          <table:table-cell office:value-type="float" office:value="887.09" calcext:value-type="float">
            <text:p>887.09</text:p>
          </table:table-cell>
        </table:table-row>
        <table:table-row table:style-name="ro1">
          <table:table-cell office:value-type="float" office:value="21774753" calcext:value-type="float">
            <text:p>21774753</text:p>
          </table:table-cell>
          <table:table-cell table:formula="of:=[.A1363]/1000/(60*60*24)" office:value-type="time" office:time-value="PT06H02M54.753S" calcext:value-type="time">
            <text:p>06:02:55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34.52" calcext:value-type="float">
            <text:p>734.52</text:p>
          </table:table-cell>
          <table:table-cell office:value-type="float" office:value="887.69" calcext:value-type="float">
            <text:p>887.69</text:p>
          </table:table-cell>
        </table:table-row>
        <table:table-row table:style-name="ro1">
          <table:table-cell office:value-type="float" office:value="21790753" calcext:value-type="float">
            <text:p>21790753</text:p>
          </table:table-cell>
          <table:table-cell table:formula="of:=[.A1364]/1000/(60*60*24)" office:value-type="time" office:time-value="PT06H03M10.753S" calcext:value-type="time">
            <text:p>06:03:11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735.04" calcext:value-type="float">
            <text:p>735.04</text:p>
          </table:table-cell>
          <table:table-cell office:value-type="float" office:value="888.29" calcext:value-type="float">
            <text:p>888.29</text:p>
          </table:table-cell>
        </table:table-row>
        <table:table-row table:style-name="ro1">
          <table:table-cell office:value-type="float" office:value="21806753" calcext:value-type="float">
            <text:p>21806753</text:p>
          </table:table-cell>
          <table:table-cell table:formula="of:=[.A1365]/1000/(60*60*24)" office:value-type="time" office:time-value="PT06H03M26.753S" calcext:value-type="time">
            <text:p>06:03:27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35.55" calcext:value-type="float">
            <text:p>735.55</text:p>
          </table:table-cell>
          <table:table-cell office:value-type="float" office:value="888.88" calcext:value-type="float">
            <text:p>888.88</text:p>
          </table:table-cell>
        </table:table-row>
        <table:table-row table:style-name="ro1">
          <table:table-cell office:value-type="float" office:value="21822753" calcext:value-type="float">
            <text:p>21822753</text:p>
          </table:table-cell>
          <table:table-cell table:formula="of:=[.A1366]/1000/(60*60*24)" office:value-type="time" office:time-value="PT06H03M42.753S" calcext:value-type="time">
            <text:p>06:03:43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736.07" calcext:value-type="float">
            <text:p>736.07</text:p>
          </table:table-cell>
          <table:table-cell office:value-type="float" office:value="889.48" calcext:value-type="float">
            <text:p>889.48</text:p>
          </table:table-cell>
        </table:table-row>
        <table:table-row table:style-name="ro1">
          <table:table-cell office:value-type="float" office:value="21838753" calcext:value-type="float">
            <text:p>21838753</text:p>
          </table:table-cell>
          <table:table-cell table:formula="of:=[.A1367]/1000/(60*60*24)" office:value-type="time" office:time-value="PT06H03M58.753S" calcext:value-type="time">
            <text:p>06:03:59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36.59" calcext:value-type="float">
            <text:p>736.59</text:p>
          </table:table-cell>
          <table:table-cell office:value-type="float" office:value="890.08" calcext:value-type="float">
            <text:p>890.08</text:p>
          </table:table-cell>
        </table:table-row>
        <table:table-row table:style-name="ro1">
          <table:table-cell office:value-type="float" office:value="21854753" calcext:value-type="float">
            <text:p>21854753</text:p>
          </table:table-cell>
          <table:table-cell table:formula="of:=[.A1368]/1000/(60*60*24)" office:value-type="time" office:time-value="PT06H04M14.753S" calcext:value-type="time">
            <text:p>06:04:15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37.1" calcext:value-type="float">
            <text:p>737.1</text:p>
          </table:table-cell>
          <table:table-cell office:value-type="float" office:value="890.68" calcext:value-type="float">
            <text:p>890.68</text:p>
          </table:table-cell>
        </table:table-row>
        <table:table-row table:style-name="ro1">
          <table:table-cell office:value-type="float" office:value="21870753" calcext:value-type="float">
            <text:p>21870753</text:p>
          </table:table-cell>
          <table:table-cell table:formula="of:=[.A1369]/1000/(60*60*24)" office:value-type="time" office:time-value="PT06H04M30.753S" calcext:value-type="time">
            <text:p>06:04:31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737.62" calcext:value-type="float">
            <text:p>737.62</text:p>
          </table:table-cell>
          <table:table-cell office:value-type="float" office:value="891.27" calcext:value-type="float">
            <text:p>891.27</text:p>
          </table:table-cell>
        </table:table-row>
        <table:table-row table:style-name="ro1">
          <table:table-cell office:value-type="float" office:value="21886753" calcext:value-type="float">
            <text:p>21886753</text:p>
          </table:table-cell>
          <table:table-cell table:formula="of:=[.A1370]/1000/(60*60*24)" office:value-type="time" office:time-value="PT06H04M46.753S" calcext:value-type="time">
            <text:p>06:04:47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738.14" calcext:value-type="float">
            <text:p>738.14</text:p>
          </table:table-cell>
          <table:table-cell office:value-type="float" office:value="891.87" calcext:value-type="float">
            <text:p>891.87</text:p>
          </table:table-cell>
        </table:table-row>
        <table:table-row table:style-name="ro1">
          <table:table-cell office:value-type="float" office:value="21902753" calcext:value-type="float">
            <text:p>21902753</text:p>
          </table:table-cell>
          <table:table-cell table:formula="of:=[.A1371]/1000/(60*60*24)" office:value-type="time" office:time-value="PT06H05M02.753S" calcext:value-type="time">
            <text:p>06:05:03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38.65" calcext:value-type="float">
            <text:p>738.65</text:p>
          </table:table-cell>
          <table:table-cell office:value-type="float" office:value="892.47" calcext:value-type="float">
            <text:p>892.47</text:p>
          </table:table-cell>
        </table:table-row>
        <table:table-row table:style-name="ro1">
          <table:table-cell office:value-type="float" office:value="21918753" calcext:value-type="float">
            <text:p>21918753</text:p>
          </table:table-cell>
          <table:table-cell table:formula="of:=[.A1372]/1000/(60*60*24)" office:value-type="time" office:time-value="PT06H05M18.753S" calcext:value-type="time">
            <text:p>06:05:19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39.17" calcext:value-type="float">
            <text:p>739.17</text:p>
          </table:table-cell>
          <table:table-cell office:value-type="float" office:value="893.06" calcext:value-type="float">
            <text:p>893.06</text:p>
          </table:table-cell>
        </table:table-row>
        <table:table-row table:style-name="ro1">
          <table:table-cell office:value-type="float" office:value="21934753" calcext:value-type="float">
            <text:p>21934753</text:p>
          </table:table-cell>
          <table:table-cell table:formula="of:=[.A1373]/1000/(60*60*24)" office:value-type="time" office:time-value="PT06H05M34.753S" calcext:value-type="time">
            <text:p>06:05:35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39.69" calcext:value-type="float">
            <text:p>739.69</text:p>
          </table:table-cell>
          <table:table-cell office:value-type="float" office:value="893.66" calcext:value-type="float">
            <text:p>893.66</text:p>
          </table:table-cell>
        </table:table-row>
        <table:table-row table:style-name="ro1">
          <table:table-cell office:value-type="float" office:value="21950753" calcext:value-type="float">
            <text:p>21950753</text:p>
          </table:table-cell>
          <table:table-cell table:formula="of:=[.A1374]/1000/(60*60*24)" office:value-type="time" office:time-value="PT06H05M50.753S" calcext:value-type="time">
            <text:p>06:05:51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40.2" calcext:value-type="float">
            <text:p>740.2</text:p>
          </table:table-cell>
          <table:table-cell office:value-type="float" office:value="894.26" calcext:value-type="float">
            <text:p>894.26</text:p>
          </table:table-cell>
        </table:table-row>
        <table:table-row table:style-name="ro1">
          <table:table-cell office:value-type="float" office:value="21966753" calcext:value-type="float">
            <text:p>21966753</text:p>
          </table:table-cell>
          <table:table-cell table:formula="of:=[.A1375]/1000/(60*60*24)" office:value-type="time" office:time-value="PT06H06M06.753S" calcext:value-type="time">
            <text:p>06:06:07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740.72" calcext:value-type="float">
            <text:p>740.72</text:p>
          </table:table-cell>
          <table:table-cell office:value-type="float" office:value="894.85" calcext:value-type="float">
            <text:p>894.85</text:p>
          </table:table-cell>
        </table:table-row>
        <table:table-row table:style-name="ro1">
          <table:table-cell office:value-type="float" office:value="21982753" calcext:value-type="float">
            <text:p>21982753</text:p>
          </table:table-cell>
          <table:table-cell table:formula="of:=[.A1376]/1000/(60*60*24)" office:value-type="time" office:time-value="PT06H06M22.753S" calcext:value-type="time">
            <text:p>06:06:23</text:p>
          </table:table-cell>
          <table:table-cell office:value-type="float" office:value="1.15" calcext:value-type="float">
            <text:p>1.15</text:p>
          </table:table-cell>
          <table:table-cell office:value-type="float" office:value="116.2" calcext:value-type="float">
            <text:p>116.2</text:p>
          </table:table-cell>
          <table:table-cell office:value-type="float" office:value="133.82" calcext:value-type="float">
            <text:p>133.82</text:p>
          </table:table-cell>
          <table:table-cell office:value-type="float" office:value="741.23" calcext:value-type="float">
            <text:p>741.23</text:p>
          </table:table-cell>
          <table:table-cell office:value-type="float" office:value="895.45" calcext:value-type="float">
            <text:p>895.45</text:p>
          </table:table-cell>
        </table:table-row>
        <table:table-row table:style-name="ro1">
          <table:table-cell office:value-type="float" office:value="21998753" calcext:value-type="float">
            <text:p>21998753</text:p>
          </table:table-cell>
          <table:table-cell table:formula="of:=[.A1377]/1000/(60*60*24)" office:value-type="time" office:time-value="PT06H06M38.753S" calcext:value-type="time">
            <text:p>06:06:39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741.75" calcext:value-type="float">
            <text:p>741.75</text:p>
          </table:table-cell>
          <table:table-cell office:value-type="float" office:value="896.05" calcext:value-type="float">
            <text:p>896.05</text:p>
          </table:table-cell>
        </table:table-row>
        <table:table-row table:style-name="ro1">
          <table:table-cell office:value-type="float" office:value="22014753" calcext:value-type="float">
            <text:p>22014753</text:p>
          </table:table-cell>
          <table:table-cell table:formula="of:=[.A1378]/1000/(60*60*24)" office:value-type="time" office:time-value="PT06H06M54.753S" calcext:value-type="time">
            <text:p>06:06:55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742.27" calcext:value-type="float">
            <text:p>742.27</text:p>
          </table:table-cell>
          <table:table-cell office:value-type="float" office:value="896.64" calcext:value-type="float">
            <text:p>896.64</text:p>
          </table:table-cell>
        </table:table-row>
        <table:table-row table:style-name="ro1">
          <table:table-cell office:value-type="float" office:value="22030753" calcext:value-type="float">
            <text:p>22030753</text:p>
          </table:table-cell>
          <table:table-cell table:formula="of:=[.A1379]/1000/(60*60*24)" office:value-type="time" office:time-value="PT06H07M10.753S" calcext:value-type="time">
            <text:p>06:07:11</text:p>
          </table:table-cell>
          <table:table-cell office:value-type="float" office:value="1.15" calcext:value-type="float">
            <text:p>1.15</text:p>
          </table:table-cell>
          <table:table-cell office:value-type="float" office:value="116.1" calcext:value-type="float">
            <text:p>116.1</text:p>
          </table:table-cell>
          <table:table-cell office:value-type="float" office:value="133.7" calcext:value-type="float">
            <text:p>133.7</text:p>
          </table:table-cell>
          <table:table-cell office:value-type="float" office:value="742.78" calcext:value-type="float">
            <text:p>742.78</text:p>
          </table:table-cell>
          <table:table-cell office:value-type="float" office:value="897.24" calcext:value-type="float">
            <text:p>897.24</text:p>
          </table:table-cell>
        </table:table-row>
        <table:table-row table:style-name="ro1">
          <table:table-cell office:value-type="float" office:value="22046753" calcext:value-type="float">
            <text:p>22046753</text:p>
          </table:table-cell>
          <table:table-cell table:formula="of:=[.A1380]/1000/(60*60*24)" office:value-type="time" office:time-value="PT06H07M26.753S" calcext:value-type="time">
            <text:p>06:07:27</text:p>
          </table:table-cell>
          <table:table-cell office:value-type="float" office:value="1.16" calcext:value-type="float">
            <text:p>1.16</text:p>
          </table:table-cell>
          <table:table-cell office:value-type="float" office:value="116" calcext:value-type="float">
            <text:p>116</text:p>
          </table:table-cell>
          <table:table-cell office:value-type="float" office:value="134.05" calcext:value-type="float">
            <text:p>134.05</text:p>
          </table:table-cell>
          <table:table-cell office:value-type="float" office:value="743.3" calcext:value-type="float">
            <text:p>743.3</text:p>
          </table:table-cell>
          <table:table-cell office:value-type="float" office:value="897.83" calcext:value-type="float">
            <text:p>897.83</text:p>
          </table:table-cell>
        </table:table-row>
        <table:table-row table:style-name="ro1">
          <table:table-cell office:value-type="float" office:value="22062753" calcext:value-type="float">
            <text:p>22062753</text:p>
          </table:table-cell>
          <table:table-cell table:formula="of:=[.A1381]/1000/(60*60*24)" office:value-type="time" office:time-value="PT06H07M42.753S" calcext:value-type="time">
            <text:p>06:07:43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743.81" calcext:value-type="float">
            <text:p>743.81</text:p>
          </table:table-cell>
          <table:table-cell office:value-type="float" office:value="898.43" calcext:value-type="float">
            <text:p>898.43</text:p>
          </table:table-cell>
        </table:table-row>
        <table:table-row table:style-name="ro1">
          <table:table-cell office:value-type="float" office:value="22078753" calcext:value-type="float">
            <text:p>22078753</text:p>
          </table:table-cell>
          <table:table-cell table:formula="of:=[.A1382]/1000/(60*60*24)" office:value-type="time" office:time-value="PT06H07M58.753S" calcext:value-type="time">
            <text:p>06:07:59</text:p>
          </table:table-cell>
          <table:table-cell office:value-type="float" office:value="1.15" calcext:value-type="float">
            <text:p>1.15</text:p>
          </table:table-cell>
          <table:table-cell office:value-type="float" office:value="116.1" calcext:value-type="float">
            <text:p>116.1</text:p>
          </table:table-cell>
          <table:table-cell office:value-type="float" office:value="133.7" calcext:value-type="float">
            <text:p>133.7</text:p>
          </table:table-cell>
          <table:table-cell office:value-type="float" office:value="744.33" calcext:value-type="float">
            <text:p>744.33</text:p>
          </table:table-cell>
          <table:table-cell office:value-type="float" office:value="899.02" calcext:value-type="float">
            <text:p>899.02</text:p>
          </table:table-cell>
        </table:table-row>
        <table:table-row table:style-name="ro1">
          <table:table-cell office:value-type="float" office:value="22094753" calcext:value-type="float">
            <text:p>22094753</text:p>
          </table:table-cell>
          <table:table-cell table:formula="of:=[.A1383]/1000/(60*60*24)" office:value-type="time" office:time-value="PT06H08M14.753S" calcext:value-type="time">
            <text:p>06:08:15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744.85" calcext:value-type="float">
            <text:p>744.85</text:p>
          </table:table-cell>
          <table:table-cell office:value-type="float" office:value="899.61" calcext:value-type="float">
            <text:p>899.61</text:p>
          </table:table-cell>
        </table:table-row>
        <table:table-row table:style-name="ro1">
          <table:table-cell office:value-type="float" office:value="22110753" calcext:value-type="float">
            <text:p>22110753</text:p>
          </table:table-cell>
          <table:table-cell table:formula="of:=[.A1384]/1000/(60*60*24)" office:value-type="time" office:time-value="PT06H08M30.753S" calcext:value-type="time">
            <text:p>06:08:31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745.36" calcext:value-type="float">
            <text:p>745.36</text:p>
          </table:table-cell>
          <table:table-cell office:value-type="float" office:value="900.21" calcext:value-type="float">
            <text:p>900.21</text:p>
          </table:table-cell>
        </table:table-row>
        <table:table-row table:style-name="ro1">
          <table:table-cell office:value-type="float" office:value="22126753" calcext:value-type="float">
            <text:p>22126753</text:p>
          </table:table-cell>
          <table:table-cell table:formula="of:=[.A1385]/1000/(60*60*24)" office:value-type="time" office:time-value="PT06H08M46.753S" calcext:value-type="time">
            <text:p>06:08:47</text:p>
          </table:table-cell>
          <table:table-cell office:value-type="float" office:value="1.16" calcext:value-type="float">
            <text:p>1.16</text:p>
          </table:table-cell>
          <table:table-cell office:value-type="float" office:value="116" calcext:value-type="float">
            <text:p>116</text:p>
          </table:table-cell>
          <table:table-cell office:value-type="float" office:value="134.05" calcext:value-type="float">
            <text:p>134.05</text:p>
          </table:table-cell>
          <table:table-cell office:value-type="float" office:value="745.88" calcext:value-type="float">
            <text:p>745.88</text:p>
          </table:table-cell>
          <table:table-cell office:value-type="float" office:value="900.8" calcext:value-type="float">
            <text:p>900.8</text:p>
          </table:table-cell>
        </table:table-row>
        <table:table-row table:style-name="ro1">
          <table:table-cell office:value-type="float" office:value="22142753" calcext:value-type="float">
            <text:p>22142753</text:p>
          </table:table-cell>
          <table:table-cell table:formula="of:=[.A1386]/1000/(60*60*24)" office:value-type="time" office:time-value="PT06H09M02.753S" calcext:value-type="time">
            <text:p>06:09:03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746.39" calcext:value-type="float">
            <text:p>746.39</text:p>
          </table:table-cell>
          <table:table-cell office:value-type="float" office:value="901.4" calcext:value-type="float">
            <text:p>901.4</text:p>
          </table:table-cell>
        </table:table-row>
        <table:table-row table:style-name="ro1">
          <table:table-cell office:value-type="float" office:value="22158753" calcext:value-type="float">
            <text:p>22158753</text:p>
          </table:table-cell>
          <table:table-cell table:formula="of:=[.A1387]/1000/(60*60*24)" office:value-type="time" office:time-value="PT06H09M18.753S" calcext:value-type="time">
            <text:p>06:09:19</text:p>
          </table:table-cell>
          <table:table-cell office:value-type="float" office:value="1.16" calcext:value-type="float">
            <text:p>1.16</text:p>
          </table:table-cell>
          <table:table-cell office:value-type="float" office:value="116" calcext:value-type="float">
            <text:p>116</text:p>
          </table:table-cell>
          <table:table-cell office:value-type="float" office:value="134.05" calcext:value-type="float">
            <text:p>134.05</text:p>
          </table:table-cell>
          <table:table-cell office:value-type="float" office:value="746.91" calcext:value-type="float">
            <text:p>746.91</text:p>
          </table:table-cell>
          <table:table-cell office:value-type="float" office:value="901.99" calcext:value-type="float">
            <text:p>901.99</text:p>
          </table:table-cell>
        </table:table-row>
        <table:table-row table:style-name="ro1">
          <table:table-cell office:value-type="float" office:value="22174753" calcext:value-type="float">
            <text:p>22174753</text:p>
          </table:table-cell>
          <table:table-cell table:formula="of:=[.A1388]/1000/(60*60*24)" office:value-type="time" office:time-value="PT06H09M34.753S" calcext:value-type="time">
            <text:p>06:09:35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747.42" calcext:value-type="float">
            <text:p>747.42</text:p>
          </table:table-cell>
          <table:table-cell office:value-type="float" office:value="902.59" calcext:value-type="float">
            <text:p>902.59</text:p>
          </table:table-cell>
        </table:table-row>
        <table:table-row table:style-name="ro1">
          <table:table-cell office:value-type="float" office:value="22190753" calcext:value-type="float">
            <text:p>22190753</text:p>
          </table:table-cell>
          <table:table-cell table:formula="of:=[.A1389]/1000/(60*60*24)" office:value-type="time" office:time-value="PT06H09M50.753S" calcext:value-type="time">
            <text:p>06:09:51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47.94" calcext:value-type="float">
            <text:p>747.94</text:p>
          </table:table-cell>
          <table:table-cell office:value-type="float" office:value="903.18" calcext:value-type="float">
            <text:p>903.18</text:p>
          </table:table-cell>
        </table:table-row>
        <table:table-row table:style-name="ro1">
          <table:table-cell office:value-type="float" office:value="22206753" calcext:value-type="float">
            <text:p>22206753</text:p>
          </table:table-cell>
          <table:table-cell table:formula="of:=[.A1390]/1000/(60*60*24)" office:value-type="time" office:time-value="PT06H10M06.753S" calcext:value-type="time">
            <text:p>06:10:07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48.45" calcext:value-type="float">
            <text:p>748.45</text:p>
          </table:table-cell>
          <table:table-cell office:value-type="float" office:value="903.77" calcext:value-type="float">
            <text:p>903.77</text:p>
          </table:table-cell>
        </table:table-row>
        <table:table-row table:style-name="ro1">
          <table:table-cell office:value-type="float" office:value="22222753" calcext:value-type="float">
            <text:p>22222753</text:p>
          </table:table-cell>
          <table:table-cell table:formula="of:=[.A1391]/1000/(60*60*24)" office:value-type="time" office:time-value="PT06H10M22.753S" calcext:value-type="time">
            <text:p>06:10:23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8" calcext:value-type="float">
            <text:p>133.58</text:p>
          </table:table-cell>
          <table:table-cell office:value-type="float" office:value="748.97" calcext:value-type="float">
            <text:p>748.97</text:p>
          </table:table-cell>
          <table:table-cell office:value-type="float" office:value="904.36" calcext:value-type="float">
            <text:p>904.36</text:p>
          </table:table-cell>
        </table:table-row>
        <table:table-row table:style-name="ro1">
          <table:table-cell office:value-type="float" office:value="22238753" calcext:value-type="float">
            <text:p>22238753</text:p>
          </table:table-cell>
          <table:table-cell table:formula="of:=[.A1392]/1000/(60*60*24)" office:value-type="time" office:time-value="PT06H10M38.753S" calcext:value-type="time">
            <text:p>06:10:39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49.48" calcext:value-type="float">
            <text:p>749.48</text:p>
          </table:table-cell>
          <table:table-cell office:value-type="float" office:value="904.96" calcext:value-type="float">
            <text:p>904.96</text:p>
          </table:table-cell>
        </table:table-row>
        <table:table-row table:style-name="ro1">
          <table:table-cell office:value-type="float" office:value="22254753" calcext:value-type="float">
            <text:p>22254753</text:p>
          </table:table-cell>
          <table:table-cell table:formula="of:=[.A1393]/1000/(60*60*24)" office:value-type="time" office:time-value="PT06H10M54.753S" calcext:value-type="time">
            <text:p>06:10:55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50" calcext:value-type="float">
            <text:p>750</text:p>
          </table:table-cell>
          <table:table-cell office:value-type="float" office:value="905.55" calcext:value-type="float">
            <text:p>905.55</text:p>
          </table:table-cell>
        </table:table-row>
        <table:table-row table:style-name="ro1">
          <table:table-cell office:value-type="float" office:value="22270753" calcext:value-type="float">
            <text:p>22270753</text:p>
          </table:table-cell>
          <table:table-cell table:formula="of:=[.A1394]/1000/(60*60*24)" office:value-type="time" office:time-value="PT06H11M10.753S" calcext:value-type="time">
            <text:p>06:11:11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750.51" calcext:value-type="float">
            <text:p>750.51</text:p>
          </table:table-cell>
          <table:table-cell office:value-type="float" office:value="906.14" calcext:value-type="float">
            <text:p>906.14</text:p>
          </table:table-cell>
        </table:table-row>
        <table:table-row table:style-name="ro1">
          <table:table-cell office:value-type="float" office:value="22286753" calcext:value-type="float">
            <text:p>22286753</text:p>
          </table:table-cell>
          <table:table-cell table:formula="of:=[.A1395]/1000/(60*60*24)" office:value-type="time" office:time-value="PT06H11M26.753S" calcext:value-type="time">
            <text:p>06:11:27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751.03" calcext:value-type="float">
            <text:p>751.03</text:p>
          </table:table-cell>
          <table:table-cell office:value-type="float" office:value="906.74" calcext:value-type="float">
            <text:p>906.74</text:p>
          </table:table-cell>
        </table:table-row>
        <table:table-row table:style-name="ro1">
          <table:table-cell office:value-type="float" office:value="22302753" calcext:value-type="float">
            <text:p>22302753</text:p>
          </table:table-cell>
          <table:table-cell table:formula="of:=[.A1396]/1000/(60*60*24)" office:value-type="time" office:time-value="PT06H11M42.753S" calcext:value-type="time">
            <text:p>06:11:43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751.54" calcext:value-type="float">
            <text:p>751.54</text:p>
          </table:table-cell>
          <table:table-cell office:value-type="float" office:value="907.33" calcext:value-type="float">
            <text:p>907.33</text:p>
          </table:table-cell>
        </table:table-row>
        <table:table-row table:style-name="ro1">
          <table:table-cell office:value-type="float" office:value="22318753" calcext:value-type="float">
            <text:p>22318753</text:p>
          </table:table-cell>
          <table:table-cell table:formula="of:=[.A1397]/1000/(60*60*24)" office:value-type="time" office:time-value="PT06H11M58.753S" calcext:value-type="time">
            <text:p>06:11:59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752.05" calcext:value-type="float">
            <text:p>752.05</text:p>
          </table:table-cell>
          <table:table-cell office:value-type="float" office:value="907.92" calcext:value-type="float">
            <text:p>907.92</text:p>
          </table:table-cell>
        </table:table-row>
        <table:table-row table:style-name="ro1">
          <table:table-cell office:value-type="float" office:value="22334753" calcext:value-type="float">
            <text:p>22334753</text:p>
          </table:table-cell>
          <table:table-cell table:formula="of:=[.A1398]/1000/(60*60*24)" office:value-type="time" office:time-value="PT06H12M14.753S" calcext:value-type="time">
            <text:p>06:12:15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752.57" calcext:value-type="float">
            <text:p>752.57</text:p>
          </table:table-cell>
          <table:table-cell office:value-type="float" office:value="908.51" calcext:value-type="float">
            <text:p>908.51</text:p>
          </table:table-cell>
        </table:table-row>
        <table:table-row table:style-name="ro1">
          <table:table-cell office:value-type="float" office:value="22350753" calcext:value-type="float">
            <text:p>22350753</text:p>
          </table:table-cell>
          <table:table-cell table:formula="of:=[.A1399]/1000/(60*60*24)" office:value-type="time" office:time-value="PT06H12M30.753S" calcext:value-type="time">
            <text:p>06:12:31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3.24" calcext:value-type="float">
            <text:p>133.24</text:p>
          </table:table-cell>
          <table:table-cell office:value-type="float" office:value="753.08" calcext:value-type="float">
            <text:p>753.08</text:p>
          </table:table-cell>
          <table:table-cell office:value-type="float" office:value="909.1" calcext:value-type="float">
            <text:p>909.1</text:p>
          </table:table-cell>
        </table:table-row>
        <table:table-row table:style-name="ro1">
          <table:table-cell office:value-type="float" office:value="22366753" calcext:value-type="float">
            <text:p>22366753</text:p>
          </table:table-cell>
          <table:table-cell table:formula="of:=[.A1400]/1000/(60*60*24)" office:value-type="time" office:time-value="PT06H12M46.753S" calcext:value-type="time">
            <text:p>06:12:47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8" calcext:value-type="float">
            <text:p>132.78</text:p>
          </table:table-cell>
          <table:table-cell office:value-type="float" office:value="753.6" calcext:value-type="float">
            <text:p>753.6</text:p>
          </table:table-cell>
          <table:table-cell office:value-type="float" office:value="909.7" calcext:value-type="float">
            <text:p>909.7</text:p>
          </table:table-cell>
        </table:table-row>
        <table:table-row table:style-name="ro1">
          <table:table-cell office:value-type="float" office:value="22382753" calcext:value-type="float">
            <text:p>22382753</text:p>
          </table:table-cell>
          <table:table-cell table:formula="of:=[.A1401]/1000/(60*60*24)" office:value-type="time" office:time-value="PT06H13M02.753S" calcext:value-type="time">
            <text:p>06:13:03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754.11" calcext:value-type="float">
            <text:p>754.11</text:p>
          </table:table-cell>
          <table:table-cell office:value-type="float" office:value="910.29" calcext:value-type="float">
            <text:p>910.29</text:p>
          </table:table-cell>
        </table:table-row>
        <table:table-row table:style-name="ro1">
          <table:table-cell office:value-type="float" office:value="22398753" calcext:value-type="float">
            <text:p>22398753</text:p>
          </table:table-cell>
          <table:table-cell table:formula="of:=[.A1402]/1000/(60*60*24)" office:value-type="time" office:time-value="PT06H13M18.753S" calcext:value-type="time">
            <text:p>06:13:19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3.12" calcext:value-type="float">
            <text:p>133.12</text:p>
          </table:table-cell>
          <table:table-cell office:value-type="float" office:value="754.63" calcext:value-type="float">
            <text:p>754.63</text:p>
          </table:table-cell>
          <table:table-cell office:value-type="float" office:value="910.88" calcext:value-type="float">
            <text:p>910.88</text:p>
          </table:table-cell>
        </table:table-row>
        <table:table-row table:style-name="ro1">
          <table:table-cell office:value-type="float" office:value="22414753" calcext:value-type="float">
            <text:p>22414753</text:p>
          </table:table-cell>
          <table:table-cell table:formula="of:=[.A1403]/1000/(60*60*24)" office:value-type="time" office:time-value="PT06H13M34.753S" calcext:value-type="time">
            <text:p>06:13:35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755.14" calcext:value-type="float">
            <text:p>755.14</text:p>
          </table:table-cell>
          <table:table-cell office:value-type="float" office:value="911.47" calcext:value-type="float">
            <text:p>911.47</text:p>
          </table:table-cell>
        </table:table-row>
        <table:table-row table:style-name="ro1">
          <table:table-cell office:value-type="float" office:value="22430753" calcext:value-type="float">
            <text:p>22430753</text:p>
          </table:table-cell>
          <table:table-cell table:formula="of:=[.A1404]/1000/(60*60*24)" office:value-type="time" office:time-value="PT06H13M50.753S" calcext:value-type="time">
            <text:p>06:13:51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755.66" calcext:value-type="float">
            <text:p>755.66</text:p>
          </table:table-cell>
          <table:table-cell office:value-type="float" office:value="912.06" calcext:value-type="float">
            <text:p>912.06</text:p>
          </table:table-cell>
        </table:table-row>
        <table:table-row table:style-name="ro1">
          <table:table-cell office:value-type="float" office:value="22446753" calcext:value-type="float">
            <text:p>22446753</text:p>
          </table:table-cell>
          <table:table-cell table:formula="of:=[.A1405]/1000/(60*60*24)" office:value-type="time" office:time-value="PT06H14M06.753S" calcext:value-type="time">
            <text:p>06:14:07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756.17" calcext:value-type="float">
            <text:p>756.17</text:p>
          </table:table-cell>
          <table:table-cell office:value-type="float" office:value="912.65" calcext:value-type="float">
            <text:p>912.65</text:p>
          </table:table-cell>
        </table:table-row>
        <table:table-row table:style-name="ro1">
          <table:table-cell office:value-type="float" office:value="22462753" calcext:value-type="float">
            <text:p>22462753</text:p>
          </table:table-cell>
          <table:table-cell table:formula="of:=[.A1406]/1000/(60*60*24)" office:value-type="time" office:time-value="PT06H14M22.753S" calcext:value-type="time">
            <text:p>06:14:23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756.68" calcext:value-type="float">
            <text:p>756.68</text:p>
          </table:table-cell>
          <table:table-cell office:value-type="float" office:value="913.24" calcext:value-type="float">
            <text:p>913.24</text:p>
          </table:table-cell>
        </table:table-row>
        <table:table-row table:style-name="ro1">
          <table:table-cell office:value-type="float" office:value="22478753" calcext:value-type="float">
            <text:p>22478753</text:p>
          </table:table-cell>
          <table:table-cell table:formula="of:=[.A1407]/1000/(60*60*24)" office:value-type="time" office:time-value="PT06H14M38.753S" calcext:value-type="time">
            <text:p>06:14:39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757.2" calcext:value-type="float">
            <text:p>757.2</text:p>
          </table:table-cell>
          <table:table-cell office:value-type="float" office:value="913.83" calcext:value-type="float">
            <text:p>913.83</text:p>
          </table:table-cell>
        </table:table-row>
        <table:table-row table:style-name="ro1">
          <table:table-cell office:value-type="float" office:value="22494753" calcext:value-type="float">
            <text:p>22494753</text:p>
          </table:table-cell>
          <table:table-cell table:formula="of:=[.A1408]/1000/(60*60*24)" office:value-type="time" office:time-value="PT06H14M54.753S" calcext:value-type="time">
            <text:p>06:14:55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757.71" calcext:value-type="float">
            <text:p>757.71</text:p>
          </table:table-cell>
          <table:table-cell office:value-type="float" office:value="914.42" calcext:value-type="float">
            <text:p>914.42</text:p>
          </table:table-cell>
        </table:table-row>
        <table:table-row table:style-name="ro1">
          <table:table-cell office:value-type="float" office:value="22510753" calcext:value-type="float">
            <text:p>22510753</text:p>
          </table:table-cell>
          <table:table-cell table:formula="of:=[.A1409]/1000/(60*60*24)" office:value-type="time" office:time-value="PT06H15M10.753S" calcext:value-type="time">
            <text:p>06:15:11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758.23" calcext:value-type="float">
            <text:p>758.23</text:p>
          </table:table-cell>
          <table:table-cell office:value-type="float" office:value="915.01" calcext:value-type="float">
            <text:p>915.01</text:p>
          </table:table-cell>
        </table:table-row>
        <table:table-row table:style-name="ro1">
          <table:table-cell office:value-type="float" office:value="22526753" calcext:value-type="float">
            <text:p>22526753</text:p>
          </table:table-cell>
          <table:table-cell table:formula="of:=[.A1410]/1000/(60*60*24)" office:value-type="time" office:time-value="PT06H15M26.753S" calcext:value-type="time">
            <text:p>06:15:27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58.74" calcext:value-type="float">
            <text:p>758.74</text:p>
          </table:table-cell>
          <table:table-cell office:value-type="float" office:value="915.6" calcext:value-type="float">
            <text:p>915.6</text:p>
          </table:table-cell>
        </table:table-row>
        <table:table-row table:style-name="ro1">
          <table:table-cell office:value-type="float" office:value="22542753" calcext:value-type="float">
            <text:p>22542753</text:p>
          </table:table-cell>
          <table:table-cell table:formula="of:=[.A1411]/1000/(60*60*24)" office:value-type="time" office:time-value="PT06H15M42.753S" calcext:value-type="time">
            <text:p>06:15:43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59.25" calcext:value-type="float">
            <text:p>759.25</text:p>
          </table:table-cell>
          <table:table-cell office:value-type="float" office:value="916.19" calcext:value-type="float">
            <text:p>916.19</text:p>
          </table:table-cell>
        </table:table-row>
        <table:table-row table:style-name="ro1">
          <table:table-cell office:value-type="float" office:value="22558753" calcext:value-type="float">
            <text:p>22558753</text:p>
          </table:table-cell>
          <table:table-cell table:formula="of:=[.A1412]/1000/(60*60*24)" office:value-type="time" office:time-value="PT06H15M58.753S" calcext:value-type="time">
            <text:p>06:15:59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59.77" calcext:value-type="float">
            <text:p>759.77</text:p>
          </table:table-cell>
          <table:table-cell office:value-type="float" office:value="916.78" calcext:value-type="float">
            <text:p>916.78</text:p>
          </table:table-cell>
        </table:table-row>
        <table:table-row table:style-name="ro1">
          <table:table-cell office:value-type="float" office:value="22574753" calcext:value-type="float">
            <text:p>22574753</text:p>
          </table:table-cell>
          <table:table-cell table:formula="of:=[.A1413]/1000/(60*60*24)" office:value-type="time" office:time-value="PT06H16M14.753S" calcext:value-type="time">
            <text:p>06:16:15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60.28" calcext:value-type="float">
            <text:p>760.28</text:p>
          </table:table-cell>
          <table:table-cell office:value-type="float" office:value="917.36" calcext:value-type="float">
            <text:p>917.36</text:p>
          </table:table-cell>
        </table:table-row>
        <table:table-row table:style-name="ro1">
          <table:table-cell office:value-type="float" office:value="22590753" calcext:value-type="float">
            <text:p>22590753</text:p>
          </table:table-cell>
          <table:table-cell table:formula="of:=[.A1414]/1000/(60*60*24)" office:value-type="time" office:time-value="PT06H16M30.753S" calcext:value-type="time">
            <text:p>06:16:31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60.79" calcext:value-type="float">
            <text:p>760.79</text:p>
          </table:table-cell>
          <table:table-cell office:value-type="float" office:value="917.95" calcext:value-type="float">
            <text:p>917.95</text:p>
          </table:table-cell>
        </table:table-row>
        <table:table-row table:style-name="ro1">
          <table:table-cell office:value-type="float" office:value="22606753" calcext:value-type="float">
            <text:p>22606753</text:p>
          </table:table-cell>
          <table:table-cell table:formula="of:=[.A1415]/1000/(60*60*24)" office:value-type="time" office:time-value="PT06H16M46.753S" calcext:value-type="time">
            <text:p>06:16:47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61.31" calcext:value-type="float">
            <text:p>761.31</text:p>
          </table:table-cell>
          <table:table-cell office:value-type="float" office:value="918.54" calcext:value-type="float">
            <text:p>918.54</text:p>
          </table:table-cell>
        </table:table-row>
        <table:table-row table:style-name="ro1">
          <table:table-cell office:value-type="float" office:value="22622753" calcext:value-type="float">
            <text:p>22622753</text:p>
          </table:table-cell>
          <table:table-cell table:formula="of:=[.A1416]/1000/(60*60*24)" office:value-type="time" office:time-value="PT06H17M02.753S" calcext:value-type="time">
            <text:p>06:17:03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761.82" calcext:value-type="float">
            <text:p>761.82</text:p>
          </table:table-cell>
          <table:table-cell office:value-type="float" office:value="919.13" calcext:value-type="float">
            <text:p>919.13</text:p>
          </table:table-cell>
        </table:table-row>
        <table:table-row table:style-name="ro1">
          <table:table-cell office:value-type="float" office:value="22638753" calcext:value-type="float">
            <text:p>22638753</text:p>
          </table:table-cell>
          <table:table-cell table:formula="of:=[.A1417]/1000/(60*60*24)" office:value-type="time" office:time-value="PT06H17M18.753S" calcext:value-type="time">
            <text:p>06:17:19</text:p>
          </table:table-cell>
          <table:table-cell office:value-type="float" office:value="1.14" calcext:value-type="float">
            <text:p>1.14</text:p>
          </table:table-cell>
          <table:table-cell office:value-type="float" office:value="115.4" calcext:value-type="float">
            <text:p>115.4</text:p>
          </table:table-cell>
          <table:table-cell office:value-type="float" office:value="131.96" calcext:value-type="float">
            <text:p>131.96</text:p>
          </table:table-cell>
          <table:table-cell office:value-type="float" office:value="762.33" calcext:value-type="float">
            <text:p>762.33</text:p>
          </table:table-cell>
          <table:table-cell office:value-type="float" office:value="919.72" calcext:value-type="float">
            <text:p>919.72</text:p>
          </table:table-cell>
        </table:table-row>
        <table:table-row table:style-name="ro1">
          <table:table-cell office:value-type="float" office:value="22654753" calcext:value-type="float">
            <text:p>22654753</text:p>
          </table:table-cell>
          <table:table-cell table:formula="of:=[.A1418]/1000/(60*60*24)" office:value-type="time" office:time-value="PT06H17M34.753S" calcext:value-type="time">
            <text:p>06:17:35</text:p>
          </table:table-cell>
          <table:table-cell office:value-type="float" office:value="1.15" calcext:value-type="float">
            <text:p>1.15</text:p>
          </table:table-cell>
          <table:table-cell office:value-type="float" office:value="115.3" calcext:value-type="float">
            <text:p>115.3</text:p>
          </table:table-cell>
          <table:table-cell office:value-type="float" office:value="132.31" calcext:value-type="float">
            <text:p>132.31</text:p>
          </table:table-cell>
          <table:table-cell office:value-type="float" office:value="762.84" calcext:value-type="float">
            <text:p>762.84</text:p>
          </table:table-cell>
          <table:table-cell office:value-type="float" office:value="920.31" calcext:value-type="float">
            <text:p>920.31</text:p>
          </table:table-cell>
        </table:table-row>
        <table:table-row table:style-name="ro1">
          <table:table-cell office:value-type="float" office:value="22670753" calcext:value-type="float">
            <text:p>22670753</text:p>
          </table:table-cell>
          <table:table-cell table:formula="of:=[.A1419]/1000/(60*60*24)" office:value-type="time" office:time-value="PT06H17M50.753S" calcext:value-type="time">
            <text:p>06:17:51</text:p>
          </table:table-cell>
          <table:table-cell office:value-type="float" office:value="1.14" calcext:value-type="float">
            <text:p>1.14</text:p>
          </table:table-cell>
          <table:table-cell office:value-type="float" office:value="115.4" calcext:value-type="float">
            <text:p>115.4</text:p>
          </table:table-cell>
          <table:table-cell office:value-type="float" office:value="131.96" calcext:value-type="float">
            <text:p>131.96</text:p>
          </table:table-cell>
          <table:table-cell office:value-type="float" office:value="763.36" calcext:value-type="float">
            <text:p>763.36</text:p>
          </table:table-cell>
          <table:table-cell office:value-type="float" office:value="920.89" calcext:value-type="float">
            <text:p>920.89</text:p>
          </table:table-cell>
        </table:table-row>
        <table:table-row table:style-name="ro1">
          <table:table-cell office:value-type="float" office:value="22686753" calcext:value-type="float">
            <text:p>22686753</text:p>
          </table:table-cell>
          <table:table-cell table:formula="of:=[.A1420]/1000/(60*60*24)" office:value-type="time" office:time-value="PT06H18M06.753S" calcext:value-type="time">
            <text:p>06:18:07</text:p>
          </table:table-cell>
          <table:table-cell office:value-type="float" office:value="1.15" calcext:value-type="float">
            <text:p>1.15</text:p>
          </table:table-cell>
          <table:table-cell office:value-type="float" office:value="115.3" calcext:value-type="float">
            <text:p>115.3</text:p>
          </table:table-cell>
          <table:table-cell office:value-type="float" office:value="132.31" calcext:value-type="float">
            <text:p>132.31</text:p>
          </table:table-cell>
          <table:table-cell office:value-type="float" office:value="763.87" calcext:value-type="float">
            <text:p>763.87</text:p>
          </table:table-cell>
          <table:table-cell office:value-type="float" office:value="921.48" calcext:value-type="float">
            <text:p>921.48</text:p>
          </table:table-cell>
        </table:table-row>
        <table:table-row table:style-name="ro1">
          <table:table-cell office:value-type="float" office:value="22702753" calcext:value-type="float">
            <text:p>22702753</text:p>
          </table:table-cell>
          <table:table-cell table:formula="of:=[.A1421]/1000/(60*60*24)" office:value-type="time" office:time-value="PT06H18M22.753S" calcext:value-type="time">
            <text:p>06:18:23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764.38" calcext:value-type="float">
            <text:p>764.38</text:p>
          </table:table-cell>
          <table:table-cell office:value-type="float" office:value="922.07" calcext:value-type="float">
            <text:p>922.07</text:p>
          </table:table-cell>
        </table:table-row>
        <table:table-row table:style-name="ro1">
          <table:table-cell office:value-type="float" office:value="22718753" calcext:value-type="float">
            <text:p>22718753</text:p>
          </table:table-cell>
          <table:table-cell table:formula="of:=[.A1422]/1000/(60*60*24)" office:value-type="time" office:time-value="PT06H18M38.753S" calcext:value-type="time">
            <text:p>06:18:39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764.9" calcext:value-type="float">
            <text:p>764.9</text:p>
          </table:table-cell>
          <table:table-cell office:value-type="float" office:value="922.66" calcext:value-type="float">
            <text:p>922.66</text:p>
          </table:table-cell>
        </table:table-row>
        <table:table-row table:style-name="ro1">
          <table:table-cell office:value-type="float" office:value="22734753" calcext:value-type="float">
            <text:p>22734753</text:p>
          </table:table-cell>
          <table:table-cell table:formula="of:=[.A1423]/1000/(60*60*24)" office:value-type="time" office:time-value="PT06H18M54.753S" calcext:value-type="time">
            <text:p>06:18:55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765.41" calcext:value-type="float">
            <text:p>765.41</text:p>
          </table:table-cell>
          <table:table-cell office:value-type="float" office:value="923.24" calcext:value-type="float">
            <text:p>923.24</text:p>
          </table:table-cell>
        </table:table-row>
        <table:table-row table:style-name="ro1">
          <table:table-cell office:value-type="float" office:value="22750753" calcext:value-type="float">
            <text:p>22750753</text:p>
          </table:table-cell>
          <table:table-cell table:formula="of:=[.A1424]/1000/(60*60*24)" office:value-type="time" office:time-value="PT06H19M10.753S" calcext:value-type="time">
            <text:p>06:19:11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765.92" calcext:value-type="float">
            <text:p>765.92</text:p>
          </table:table-cell>
          <table:table-cell office:value-type="float" office:value="923.83" calcext:value-type="float">
            <text:p>923.83</text:p>
          </table:table-cell>
        </table:table-row>
        <table:table-row table:style-name="ro1">
          <table:table-cell office:value-type="float" office:value="22766753" calcext:value-type="float">
            <text:p>22766753</text:p>
          </table:table-cell>
          <table:table-cell table:formula="of:=[.A1425]/1000/(60*60*24)" office:value-type="time" office:time-value="PT06H19M26.753S" calcext:value-type="time">
            <text:p>06:19:27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766.43" calcext:value-type="float">
            <text:p>766.43</text:p>
          </table:table-cell>
          <table:table-cell office:value-type="float" office:value="924.42" calcext:value-type="float">
            <text:p>924.42</text:p>
          </table:table-cell>
        </table:table-row>
        <table:table-row table:style-name="ro1">
          <table:table-cell office:value-type="float" office:value="22782753" calcext:value-type="float">
            <text:p>22782753</text:p>
          </table:table-cell>
          <table:table-cell table:formula="of:=[.A1426]/1000/(60*60*24)" office:value-type="time" office:time-value="PT06H19M42.753S" calcext:value-type="time">
            <text:p>06:19:43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766.94" calcext:value-type="float">
            <text:p>766.94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22798753" calcext:value-type="float">
            <text:p>22798753</text:p>
          </table:table-cell>
          <table:table-cell table:formula="of:=[.A1427]/1000/(60*60*24)" office:value-type="time" office:time-value="PT06H19M58.753S" calcext:value-type="time">
            <text:p>06:19:59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767.46" calcext:value-type="float">
            <text:p>767.46</text:p>
          </table:table-cell>
          <table:table-cell office:value-type="float" office:value="925.59" calcext:value-type="float">
            <text:p>925.59</text:p>
          </table:table-cell>
        </table:table-row>
        <table:table-row table:style-name="ro1">
          <table:table-cell office:value-type="float" office:value="22814753" calcext:value-type="float">
            <text:p>22814753</text:p>
          </table:table-cell>
          <table:table-cell table:formula="of:=[.A1428]/1000/(60*60*24)" office:value-type="time" office:time-value="PT06H20M14.753S" calcext:value-type="time">
            <text:p>06:20:15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767.97" calcext:value-type="float">
            <text:p>767.97</text:p>
          </table:table-cell>
          <table:table-cell office:value-type="float" office:value="926.17" calcext:value-type="float">
            <text:p>926.17</text:p>
          </table:table-cell>
        </table:table-row>
        <table:table-row table:style-name="ro1">
          <table:table-cell office:value-type="float" office:value="22830753" calcext:value-type="float">
            <text:p>22830753</text:p>
          </table:table-cell>
          <table:table-cell table:formula="of:=[.A1429]/1000/(60*60*24)" office:value-type="time" office:time-value="PT06H20M30.753S" calcext:value-type="time">
            <text:p>06:20:31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768.48" calcext:value-type="float">
            <text:p>768.48</text:p>
          </table:table-cell>
          <table:table-cell office:value-type="float" office:value="926.76" calcext:value-type="float">
            <text:p>926.76</text:p>
          </table:table-cell>
        </table:table-row>
        <table:table-row table:style-name="ro1">
          <table:table-cell office:value-type="float" office:value="22846753" calcext:value-type="float">
            <text:p>22846753</text:p>
          </table:table-cell>
          <table:table-cell table:formula="of:=[.A1430]/1000/(60*60*24)" office:value-type="time" office:time-value="PT06H20M46.753S" calcext:value-type="time">
            <text:p>06:20:47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768.99" calcext:value-type="float">
            <text:p>768.99</text:p>
          </table:table-cell>
          <table:table-cell office:value-type="float" office:value="927.34" calcext:value-type="float">
            <text:p>927.34</text:p>
          </table:table-cell>
        </table:table-row>
        <table:table-row table:style-name="ro1">
          <table:table-cell office:value-type="float" office:value="22862753" calcext:value-type="float">
            <text:p>22862753</text:p>
          </table:table-cell>
          <table:table-cell table:formula="of:=[.A1431]/1000/(60*60*24)" office:value-type="time" office:time-value="PT06H21M02.753S" calcext:value-type="time">
            <text:p>06:21:03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769.5" calcext:value-type="float">
            <text:p>769.5</text:p>
          </table:table-cell>
          <table:table-cell office:value-type="float" office:value="927.93" calcext:value-type="float">
            <text:p>927.93</text:p>
          </table:table-cell>
        </table:table-row>
        <table:table-row table:style-name="ro1">
          <table:table-cell office:value-type="float" office:value="22878753" calcext:value-type="float">
            <text:p>22878753</text:p>
          </table:table-cell>
          <table:table-cell table:formula="of:=[.A1432]/1000/(60*60*24)" office:value-type="time" office:time-value="PT06H21M18.753S" calcext:value-type="time">
            <text:p>06:21:19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770.02" calcext:value-type="float">
            <text:p>770.02</text:p>
          </table:table-cell>
          <table:table-cell office:value-type="float" office:value="928.51" calcext:value-type="float">
            <text:p>928.51</text:p>
          </table:table-cell>
        </table:table-row>
        <table:table-row table:style-name="ro1">
          <table:table-cell office:value-type="float" office:value="22894753" calcext:value-type="float">
            <text:p>22894753</text:p>
          </table:table-cell>
          <table:table-cell table:formula="of:=[.A1433]/1000/(60*60*24)" office:value-type="time" office:time-value="PT06H21M34.753S" calcext:value-type="time">
            <text:p>06:21:35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770.53" calcext:value-type="float">
            <text:p>770.53</text:p>
          </table:table-cell>
          <table:table-cell office:value-type="float" office:value="929.1" calcext:value-type="float">
            <text:p>929.1</text:p>
          </table:table-cell>
        </table:table-row>
        <table:table-row table:style-name="ro1">
          <table:table-cell office:value-type="float" office:value="22910753" calcext:value-type="float">
            <text:p>22910753</text:p>
          </table:table-cell>
          <table:table-cell table:formula="of:=[.A1434]/1000/(60*60*24)" office:value-type="time" office:time-value="PT06H21M50.753S" calcext:value-type="time">
            <text:p>06:21:51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771.04" calcext:value-type="float">
            <text:p>771.04</text:p>
          </table:table-cell>
          <table:table-cell office:value-type="float" office:value="929.68" calcext:value-type="float">
            <text:p>929.68</text:p>
          </table:table-cell>
        </table:table-row>
        <table:table-row table:style-name="ro1">
          <table:table-cell office:value-type="float" office:value="22926753" calcext:value-type="float">
            <text:p>22926753</text:p>
          </table:table-cell>
          <table:table-cell table:formula="of:=[.A1435]/1000/(60*60*24)" office:value-type="time" office:time-value="PT06H22M06.753S" calcext:value-type="time">
            <text:p>06:22:07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771.55" calcext:value-type="float">
            <text:p>771.55</text:p>
          </table:table-cell>
          <table:table-cell office:value-type="float" office:value="930.27" calcext:value-type="float">
            <text:p>930.27</text:p>
          </table:table-cell>
        </table:table-row>
        <table:table-row table:style-name="ro1">
          <table:table-cell office:value-type="float" office:value="22942753" calcext:value-type="float">
            <text:p>22942753</text:p>
          </table:table-cell>
          <table:table-cell table:formula="of:=[.A1436]/1000/(60*60*24)" office:value-type="time" office:time-value="PT06H22M22.753S" calcext:value-type="time">
            <text:p>06:22:23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772.06" calcext:value-type="float">
            <text:p>772.06</text:p>
          </table:table-cell>
          <table:table-cell office:value-type="float" office:value="930.85" calcext:value-type="float">
            <text:p>930.85</text:p>
          </table:table-cell>
        </table:table-row>
        <table:table-row table:style-name="ro1">
          <table:table-cell office:value-type="float" office:value="22958753" calcext:value-type="float">
            <text:p>22958753</text:p>
          </table:table-cell>
          <table:table-cell table:formula="of:=[.A1437]/1000/(60*60*24)" office:value-type="time" office:time-value="PT06H22M38.753S" calcext:value-type="time">
            <text:p>06:22:39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772.57" calcext:value-type="float">
            <text:p>772.57</text:p>
          </table:table-cell>
          <table:table-cell office:value-type="float" office:value="931.44" calcext:value-type="float">
            <text:p>931.44</text:p>
          </table:table-cell>
        </table:table-row>
        <table:table-row table:style-name="ro1">
          <table:table-cell office:value-type="float" office:value="22974753" calcext:value-type="float">
            <text:p>22974753</text:p>
          </table:table-cell>
          <table:table-cell table:formula="of:=[.A1438]/1000/(60*60*24)" office:value-type="time" office:time-value="PT06H22M54.753S" calcext:value-type="time">
            <text:p>06:22:55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1.39" calcext:value-type="float">
            <text:p>131.39</text:p>
          </table:table-cell>
          <table:table-cell office:value-type="float" office:value="773.08" calcext:value-type="float">
            <text:p>773.08</text:p>
          </table:table-cell>
          <table:table-cell office:value-type="float" office:value="932.02" calcext:value-type="float">
            <text:p>932.02</text:p>
          </table:table-cell>
        </table:table-row>
        <table:table-row table:style-name="ro1">
          <table:table-cell office:value-type="float" office:value="22990753" calcext:value-type="float">
            <text:p>22990753</text:p>
          </table:table-cell>
          <table:table-cell table:formula="of:=[.A1439]/1000/(60*60*24)" office:value-type="time" office:time-value="PT06H23M10.753S" calcext:value-type="time">
            <text:p>06:23:11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1.39" calcext:value-type="float">
            <text:p>131.39</text:p>
          </table:table-cell>
          <table:table-cell office:value-type="float" office:value="773.59" calcext:value-type="float">
            <text:p>773.59</text:p>
          </table:table-cell>
          <table:table-cell office:value-type="float" office:value="932.6" calcext:value-type="float">
            <text:p>932.6</text:p>
          </table:table-cell>
        </table:table-row>
        <table:table-row table:style-name="ro1">
          <table:table-cell office:value-type="float" office:value="23006753" calcext:value-type="float">
            <text:p>23006753</text:p>
          </table:table-cell>
          <table:table-cell table:formula="of:=[.A1440]/1000/(60*60*24)" office:value-type="time" office:time-value="PT06H23M26.753S" calcext:value-type="time">
            <text:p>06:23:27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1.39" calcext:value-type="float">
            <text:p>131.39</text:p>
          </table:table-cell>
          <table:table-cell office:value-type="float" office:value="774.1" calcext:value-type="float">
            <text:p>774.1</text:p>
          </table:table-cell>
          <table:table-cell office:value-type="float" office:value="933.19" calcext:value-type="float">
            <text:p>933.19</text:p>
          </table:table-cell>
        </table:table-row>
        <table:table-row table:style-name="ro1">
          <table:table-cell office:value-type="float" office:value="23022753" calcext:value-type="float">
            <text:p>23022753</text:p>
          </table:table-cell>
          <table:table-cell table:formula="of:=[.A1441]/1000/(60*60*24)" office:value-type="time" office:time-value="PT06H23M42.753S" calcext:value-type="time">
            <text:p>06:23:43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1.39" calcext:value-type="float">
            <text:p>131.39</text:p>
          </table:table-cell>
          <table:table-cell office:value-type="float" office:value="774.61" calcext:value-type="float">
            <text:p>774.61</text:p>
          </table:table-cell>
          <table:table-cell office:value-type="float" office:value="933.77" calcext:value-type="float">
            <text:p>933.77</text:p>
          </table:table-cell>
        </table:table-row>
        <table:table-row table:style-name="ro1">
          <table:table-cell office:value-type="float" office:value="23038753" calcext:value-type="float">
            <text:p>23038753</text:p>
          </table:table-cell>
          <table:table-cell table:formula="of:=[.A1442]/1000/(60*60*24)" office:value-type="time" office:time-value="PT06H23M58.753S" calcext:value-type="time">
            <text:p>06:23:59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0.93" calcext:value-type="float">
            <text:p>130.93</text:p>
          </table:table-cell>
          <table:table-cell office:value-type="float" office:value="775.12" calcext:value-type="float">
            <text:p>775.12</text:p>
          </table:table-cell>
          <table:table-cell office:value-type="float" office:value="934.35" calcext:value-type="float">
            <text:p>934.35</text:p>
          </table:table-cell>
        </table:table-row>
        <table:table-row table:style-name="ro1">
          <table:table-cell office:value-type="float" office:value="23054753" calcext:value-type="float">
            <text:p>23054753</text:p>
          </table:table-cell>
          <table:table-cell table:formula="of:=[.A1443]/1000/(60*60*24)" office:value-type="time" office:time-value="PT06H24M14.753S" calcext:value-type="time">
            <text:p>06:24:15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0.93" calcext:value-type="float">
            <text:p>130.93</text:p>
          </table:table-cell>
          <table:table-cell office:value-type="float" office:value="775.63" calcext:value-type="float">
            <text:p>775.63</text:p>
          </table:table-cell>
          <table:table-cell office:value-type="float" office:value="934.94" calcext:value-type="float">
            <text:p>934.94</text:p>
          </table:table-cell>
        </table:table-row>
        <table:table-row table:style-name="ro1">
          <table:table-cell office:value-type="float" office:value="23070753" calcext:value-type="float">
            <text:p>23070753</text:p>
          </table:table-cell>
          <table:table-cell table:formula="of:=[.A1444]/1000/(60*60*24)" office:value-type="time" office:time-value="PT06H24M30.753S" calcext:value-type="time">
            <text:p>06:24:31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1.39" calcext:value-type="float">
            <text:p>131.39</text:p>
          </table:table-cell>
          <table:table-cell office:value-type="float" office:value="776.15" calcext:value-type="float">
            <text:p>776.15</text:p>
          </table:table-cell>
          <table:table-cell office:value-type="float" office:value="935.52" calcext:value-type="float">
            <text:p>935.52</text:p>
          </table:table-cell>
        </table:table-row>
        <table:table-row table:style-name="ro1">
          <table:table-cell office:value-type="float" office:value="23086753" calcext:value-type="float">
            <text:p>23086753</text:p>
          </table:table-cell>
          <table:table-cell table:formula="of:=[.A1445]/1000/(60*60*24)" office:value-type="time" office:time-value="PT06H24M46.753S" calcext:value-type="time">
            <text:p>06:24:47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776.66" calcext:value-type="float">
            <text:p>776.66</text:p>
          </table:table-cell>
          <table:table-cell office:value-type="float" office:value="936.1" calcext:value-type="float">
            <text:p>936.1</text:p>
          </table:table-cell>
        </table:table-row>
        <table:table-row table:style-name="ro1">
          <table:table-cell office:value-type="float" office:value="23102753" calcext:value-type="float">
            <text:p>23102753</text:p>
          </table:table-cell>
          <table:table-cell table:formula="of:=[.A1446]/1000/(60*60*24)" office:value-type="time" office:time-value="PT06H25M02.753S" calcext:value-type="time">
            <text:p>06:25:03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777.17" calcext:value-type="float">
            <text:p>777.17</text:p>
          </table:table-cell>
          <table:table-cell office:value-type="float" office:value="936.68" calcext:value-type="float">
            <text:p>936.68</text:p>
          </table:table-cell>
        </table:table-row>
        <table:table-row table:style-name="ro1">
          <table:table-cell office:value-type="float" office:value="23118753" calcext:value-type="float">
            <text:p>23118753</text:p>
          </table:table-cell>
          <table:table-cell table:formula="of:=[.A1447]/1000/(60*60*24)" office:value-type="time" office:time-value="PT06H25M18.753S" calcext:value-type="time">
            <text:p>06:25:19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777.68" calcext:value-type="float">
            <text:p>777.68</text:p>
          </table:table-cell>
          <table:table-cell office:value-type="float" office:value="937.26" calcext:value-type="float">
            <text:p>937.26</text:p>
          </table:table-cell>
        </table:table-row>
        <table:table-row table:style-name="ro1">
          <table:table-cell office:value-type="float" office:value="23134753" calcext:value-type="float">
            <text:p>23134753</text:p>
          </table:table-cell>
          <table:table-cell table:formula="of:=[.A1448]/1000/(60*60*24)" office:value-type="time" office:time-value="PT06H25M34.753S" calcext:value-type="time">
            <text:p>06:25:35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778.19" calcext:value-type="float">
            <text:p>778.19</text:p>
          </table:table-cell>
          <table:table-cell office:value-type="float" office:value="937.85" calcext:value-type="float">
            <text:p>937.85</text:p>
          </table:table-cell>
        </table:table-row>
        <table:table-row table:style-name="ro1">
          <table:table-cell office:value-type="float" office:value="23150753" calcext:value-type="float">
            <text:p>23150753</text:p>
          </table:table-cell>
          <table:table-cell table:formula="of:=[.A1449]/1000/(60*60*24)" office:value-type="time" office:time-value="PT06H25M50.753S" calcext:value-type="time">
            <text:p>06:25:51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778.7" calcext:value-type="float">
            <text:p>778.7</text:p>
          </table:table-cell>
          <table:table-cell office:value-type="float" office:value="938.43" calcext:value-type="float">
            <text:p>938.43</text:p>
          </table:table-cell>
        </table:table-row>
        <table:table-row table:style-name="ro1">
          <table:table-cell office:value-type="float" office:value="23166753" calcext:value-type="float">
            <text:p>23166753</text:p>
          </table:table-cell>
          <table:table-cell table:formula="of:=[.A1450]/1000/(60*60*24)" office:value-type="time" office:time-value="PT06H26M06.753S" calcext:value-type="time">
            <text:p>06:26:07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779.21" calcext:value-type="float">
            <text:p>779.21</text:p>
          </table:table-cell>
          <table:table-cell office:value-type="float" office:value="939.01" calcext:value-type="float">
            <text:p>939.01</text:p>
          </table:table-cell>
        </table:table-row>
        <table:table-row table:style-name="ro1">
          <table:table-cell office:value-type="float" office:value="23182753" calcext:value-type="float">
            <text:p>23182753</text:p>
          </table:table-cell>
          <table:table-cell table:formula="of:=[.A1451]/1000/(60*60*24)" office:value-type="time" office:time-value="PT06H26M22.753S" calcext:value-type="time">
            <text:p>06:26:23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779.71" calcext:value-type="float">
            <text:p>779.71</text:p>
          </table:table-cell>
          <table:table-cell office:value-type="float" office:value="939.59" calcext:value-type="float">
            <text:p>939.59</text:p>
          </table:table-cell>
        </table:table-row>
        <table:table-row table:style-name="ro1">
          <table:table-cell office:value-type="float" office:value="23198753" calcext:value-type="float">
            <text:p>23198753</text:p>
          </table:table-cell>
          <table:table-cell table:formula="of:=[.A1452]/1000/(60*60*24)" office:value-type="time" office:time-value="PT06H26M38.753S" calcext:value-type="time">
            <text:p>06:26:39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780.22" calcext:value-type="float">
            <text:p>780.22</text:p>
          </table:table-cell>
          <table:table-cell office:value-type="float" office:value="940.17" calcext:value-type="float">
            <text:p>940.17</text:p>
          </table:table-cell>
        </table:table-row>
        <table:table-row table:style-name="ro1">
          <table:table-cell office:value-type="float" office:value="23214753" calcext:value-type="float">
            <text:p>23214753</text:p>
          </table:table-cell>
          <table:table-cell table:formula="of:=[.A1453]/1000/(60*60*24)" office:value-type="time" office:time-value="PT06H26M54.753S" calcext:value-type="time">
            <text:p>06:26:55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780.73" calcext:value-type="float">
            <text:p>780.73</text:p>
          </table:table-cell>
          <table:table-cell office:value-type="float" office:value="940.75" calcext:value-type="float">
            <text:p>940.75</text:p>
          </table:table-cell>
        </table:table-row>
        <table:table-row table:style-name="ro1">
          <table:table-cell office:value-type="float" office:value="23230753" calcext:value-type="float">
            <text:p>23230753</text:p>
          </table:table-cell>
          <table:table-cell table:formula="of:=[.A1454]/1000/(60*60*24)" office:value-type="time" office:time-value="PT06H27M10.753S" calcext:value-type="time">
            <text:p>06:27:11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781.24" calcext:value-type="float">
            <text:p>781.24</text:p>
          </table:table-cell>
          <table:table-cell office:value-type="float" office:value="941.33" calcext:value-type="float">
            <text:p>941.33</text:p>
          </table:table-cell>
        </table:table-row>
        <table:table-row table:style-name="ro1">
          <table:table-cell office:value-type="float" office:value="23246753" calcext:value-type="float">
            <text:p>23246753</text:p>
          </table:table-cell>
          <table:table-cell table:formula="of:=[.A1455]/1000/(60*60*24)" office:value-type="time" office:time-value="PT06H27M26.753S" calcext:value-type="time">
            <text:p>06:27:27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781.75" calcext:value-type="float">
            <text:p>781.75</text:p>
          </table:table-cell>
          <table:table-cell office:value-type="float" office:value="941.91" calcext:value-type="float">
            <text:p>941.91</text:p>
          </table:table-cell>
        </table:table-row>
        <table:table-row table:style-name="ro1">
          <table:table-cell office:value-type="float" office:value="23262753" calcext:value-type="float">
            <text:p>23262753</text:p>
          </table:table-cell>
          <table:table-cell table:formula="of:=[.A1456]/1000/(60*60*24)" office:value-type="time" office:time-value="PT06H27M42.753S" calcext:value-type="time">
            <text:p>06:27:43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782.26" calcext:value-type="float">
            <text:p>782.26</text:p>
          </table:table-cell>
          <table:table-cell office:value-type="float" office:value="942.49" calcext:value-type="float">
            <text:p>942.49</text:p>
          </table:table-cell>
        </table:table-row>
        <table:table-row table:style-name="ro1">
          <table:table-cell office:value-type="float" office:value="23278753" calcext:value-type="float">
            <text:p>23278753</text:p>
          </table:table-cell>
          <table:table-cell table:formula="of:=[.A1457]/1000/(60*60*24)" office:value-type="time" office:time-value="PT06H27M58.753S" calcext:value-type="time">
            <text:p>06:27:59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12" calcext:value-type="float">
            <text:p>130.12</text:p>
          </table:table-cell>
          <table:table-cell office:value-type="float" office:value="782.77" calcext:value-type="float">
            <text:p>782.77</text:p>
          </table:table-cell>
          <table:table-cell office:value-type="float" office:value="943.07" calcext:value-type="float">
            <text:p>943.07</text:p>
          </table:table-cell>
        </table:table-row>
        <table:table-row table:style-name="ro1">
          <table:table-cell office:value-type="float" office:value="23294753" calcext:value-type="float">
            <text:p>23294753</text:p>
          </table:table-cell>
          <table:table-cell table:formula="of:=[.A1458]/1000/(60*60*24)" office:value-type="time" office:time-value="PT06H28M14.753S" calcext:value-type="time">
            <text:p>06:28:15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47" calcext:value-type="float">
            <text:p>130.47</text:p>
          </table:table-cell>
          <table:table-cell office:value-type="float" office:value="783.28" calcext:value-type="float">
            <text:p>783.28</text:p>
          </table:table-cell>
          <table:table-cell office:value-type="float" office:value="943.65" calcext:value-type="float">
            <text:p>943.65</text:p>
          </table:table-cell>
        </table:table-row>
        <table:table-row table:style-name="ro1">
          <table:table-cell office:value-type="float" office:value="23310753" calcext:value-type="float">
            <text:p>23310753</text:p>
          </table:table-cell>
          <table:table-cell table:formula="of:=[.A1459]/1000/(60*60*24)" office:value-type="time" office:time-value="PT06H28M30.753S" calcext:value-type="time">
            <text:p>06:28:31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47" calcext:value-type="float">
            <text:p>130.47</text:p>
          </table:table-cell>
          <table:table-cell office:value-type="float" office:value="783.79" calcext:value-type="float">
            <text:p>783.79</text:p>
          </table:table-cell>
          <table:table-cell office:value-type="float" office:value="944.23" calcext:value-type="float">
            <text:p>944.23</text:p>
          </table:table-cell>
        </table:table-row>
        <table:table-row table:style-name="ro1">
          <table:table-cell office:value-type="float" office:value="23326753" calcext:value-type="float">
            <text:p>23326753</text:p>
          </table:table-cell>
          <table:table-cell table:formula="of:=[.A1460]/1000/(60*60*24)" office:value-type="time" office:time-value="PT06H28M46.753S" calcext:value-type="time">
            <text:p>06:28:47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01" calcext:value-type="float">
            <text:p>130.01</text:p>
          </table:table-cell>
          <table:table-cell office:value-type="float" office:value="784.3" calcext:value-type="float">
            <text:p>784.3</text:p>
          </table:table-cell>
          <table:table-cell office:value-type="float" office:value="944.81" calcext:value-type="float">
            <text:p>944.81</text:p>
          </table:table-cell>
        </table:table-row>
        <table:table-row table:style-name="ro1">
          <table:table-cell office:value-type="float" office:value="23342753" calcext:value-type="float">
            <text:p>23342753</text:p>
          </table:table-cell>
          <table:table-cell table:formula="of:=[.A1461]/1000/(60*60*24)" office:value-type="time" office:time-value="PT06H29M02.753S" calcext:value-type="time">
            <text:p>06:29:03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01" calcext:value-type="float">
            <text:p>130.01</text:p>
          </table:table-cell>
          <table:table-cell office:value-type="float" office:value="784.81" calcext:value-type="float">
            <text:p>784.81</text:p>
          </table:table-cell>
          <table:table-cell office:value-type="float" office:value="945.39" calcext:value-type="float">
            <text:p>945.39</text:p>
          </table:table-cell>
        </table:table-row>
        <table:table-row table:style-name="ro1">
          <table:table-cell office:value-type="float" office:value="23358753" calcext:value-type="float">
            <text:p>23358753</text:p>
          </table:table-cell>
          <table:table-cell table:formula="of:=[.A1462]/1000/(60*60*24)" office:value-type="time" office:time-value="PT06H29M18.753S" calcext:value-type="time">
            <text:p>06:29:19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01" calcext:value-type="float">
            <text:p>130.01</text:p>
          </table:table-cell>
          <table:table-cell office:value-type="float" office:value="785.32" calcext:value-type="float">
            <text:p>785.32</text:p>
          </table:table-cell>
          <table:table-cell office:value-type="float" office:value="945.97" calcext:value-type="float">
            <text:p>945.97</text:p>
          </table:table-cell>
        </table:table-row>
        <table:table-row table:style-name="ro1">
          <table:table-cell office:value-type="float" office:value="23374753" calcext:value-type="float">
            <text:p>23374753</text:p>
          </table:table-cell>
          <table:table-cell table:formula="of:=[.A1463]/1000/(60*60*24)" office:value-type="time" office:time-value="PT06H29M34.753S" calcext:value-type="time">
            <text:p>06:29:35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01" calcext:value-type="float">
            <text:p>130.01</text:p>
          </table:table-cell>
          <table:table-cell office:value-type="float" office:value="785.83" calcext:value-type="float">
            <text:p>785.83</text:p>
          </table:table-cell>
          <table:table-cell office:value-type="float" office:value="946.54" calcext:value-type="float">
            <text:p>946.54</text:p>
          </table:table-cell>
        </table:table-row>
        <table:table-row table:style-name="ro1">
          <table:table-cell office:value-type="float" office:value="23390753" calcext:value-type="float">
            <text:p>23390753</text:p>
          </table:table-cell>
          <table:table-cell table:formula="of:=[.A1464]/1000/(60*60*24)" office:value-type="time" office:time-value="PT06H29M50.753S" calcext:value-type="time">
            <text:p>06:29:51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786.34" calcext:value-type="float">
            <text:p>786.34</text:p>
          </table:table-cell>
          <table:table-cell office:value-type="float" office:value="947.12" calcext:value-type="float">
            <text:p>947.12</text:p>
          </table:table-cell>
        </table:table-row>
        <table:table-row table:style-name="ro1">
          <table:table-cell office:value-type="float" office:value="23406753" calcext:value-type="float">
            <text:p>23406753</text:p>
          </table:table-cell>
          <table:table-cell table:formula="of:=[.A1465]/1000/(60*60*24)" office:value-type="time" office:time-value="PT06H30M06.753S" calcext:value-type="time">
            <text:p>06:30:07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786.84" calcext:value-type="float">
            <text:p>786.84</text:p>
          </table:table-cell>
          <table:table-cell office:value-type="float" office:value="947.7" calcext:value-type="float">
            <text:p>947.7</text:p>
          </table:table-cell>
        </table:table-row>
        <table:table-row table:style-name="ro1">
          <table:table-cell office:value-type="float" office:value="23422753" calcext:value-type="float">
            <text:p>23422753</text:p>
          </table:table-cell>
          <table:table-cell table:formula="of:=[.A1466]/1000/(60*60*24)" office:value-type="time" office:time-value="PT06H30M22.753S" calcext:value-type="time">
            <text:p>06:30:23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787.35" calcext:value-type="float">
            <text:p>787.35</text:p>
          </table:table-cell>
          <table:table-cell office:value-type="float" office:value="948.28" calcext:value-type="float">
            <text:p>948.28</text:p>
          </table:table-cell>
        </table:table-row>
        <table:table-row table:style-name="ro1">
          <table:table-cell office:value-type="float" office:value="23438753" calcext:value-type="float">
            <text:p>23438753</text:p>
          </table:table-cell>
          <table:table-cell table:formula="of:=[.A1467]/1000/(60*60*24)" office:value-type="time" office:time-value="PT06H30M38.753S" calcext:value-type="time">
            <text:p>06:30:39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787.86" calcext:value-type="float">
            <text:p>787.86</text:p>
          </table:table-cell>
          <table:table-cell office:value-type="float" office:value="948.85" calcext:value-type="float">
            <text:p>948.85</text:p>
          </table:table-cell>
        </table:table-row>
        <table:table-row table:style-name="ro1">
          <table:table-cell office:value-type="float" office:value="23454753" calcext:value-type="float">
            <text:p>23454753</text:p>
          </table:table-cell>
          <table:table-cell table:formula="of:=[.A1468]/1000/(60*60*24)" office:value-type="time" office:time-value="PT06H30M54.753S" calcext:value-type="time">
            <text:p>06:30:55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788.37" calcext:value-type="float">
            <text:p>788.37</text:p>
          </table:table-cell>
          <table:table-cell office:value-type="float" office:value="949.43" calcext:value-type="float">
            <text:p>949.43</text:p>
          </table:table-cell>
        </table:table-row>
        <table:table-row table:style-name="ro1">
          <table:table-cell office:value-type="float" office:value="23470753" calcext:value-type="float">
            <text:p>23470753</text:p>
          </table:table-cell>
          <table:table-cell table:formula="of:=[.A1469]/1000/(60*60*24)" office:value-type="time" office:time-value="PT06H31M10.753S" calcext:value-type="time">
            <text:p>06:31:11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788.88" calcext:value-type="float">
            <text:p>788.88</text:p>
          </table:table-cell>
          <table:table-cell office:value-type="float" office:value="950.01" calcext:value-type="float">
            <text:p>950.01</text:p>
          </table:table-cell>
        </table:table-row>
        <table:table-row table:style-name="ro1">
          <table:table-cell office:value-type="float" office:value="23486751" calcext:value-type="float">
            <text:p>23486751</text:p>
          </table:table-cell>
          <table:table-cell table:formula="of:=[.A1470]/1000/(60*60*24)" office:value-type="time" office:time-value="PT06H31M26.751S" calcext:value-type="time">
            <text:p>06:31:27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789.38" calcext:value-type="float">
            <text:p>789.38</text:p>
          </table:table-cell>
          <table:table-cell office:value-type="float" office:value="950.58" calcext:value-type="float">
            <text:p>950.58</text:p>
          </table:table-cell>
        </table:table-row>
        <table:table-row table:style-name="ro1">
          <table:table-cell office:value-type="float" office:value="23502753" calcext:value-type="float">
            <text:p>23502753</text:p>
          </table:table-cell>
          <table:table-cell table:formula="of:=[.A1471]/1000/(60*60*24)" office:value-type="time" office:time-value="PT06H31M42.753S" calcext:value-type="time">
            <text:p>06:31:43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789.89" calcext:value-type="float">
            <text:p>789.89</text:p>
          </table:table-cell>
          <table:table-cell office:value-type="float" office:value="951.16" calcext:value-type="float">
            <text:p>951.16</text:p>
          </table:table-cell>
        </table:table-row>
        <table:table-row table:style-name="ro1">
          <table:table-cell office:value-type="float" office:value="23518753" calcext:value-type="float">
            <text:p>23518753</text:p>
          </table:table-cell>
          <table:table-cell table:formula="of:=[.A1472]/1000/(60*60*24)" office:value-type="time" office:time-value="PT06H31M58.753S" calcext:value-type="time">
            <text:p>06:31:59</text:p>
          </table:table-cell>
          <table:table-cell office:value-type="float" office:value="1.14" calcext:value-type="float">
            <text:p>1.14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66" calcext:value-type="float">
            <text:p>129.66</text:p>
          </table:table-cell>
          <table:table-cell office:value-type="float" office:value="790.4" calcext:value-type="float">
            <text:p>790.4</text:p>
          </table:table-cell>
          <table:table-cell office:value-type="float" office:value="951.74" calcext:value-type="float">
            <text:p>951.74</text:p>
          </table:table-cell>
        </table:table-row>
        <table:table-row table:style-name="ro1">
          <table:table-cell office:value-type="float" office:value="23534753" calcext:value-type="float">
            <text:p>23534753</text:p>
          </table:table-cell>
          <table:table-cell table:formula="of:=[.A1473]/1000/(60*60*24)" office:value-type="time" office:time-value="PT06H32M14.753S" calcext:value-type="time">
            <text:p>06:32:15</text:p>
          </table:table-cell>
          <table:table-cell office:value-type="float" office:value="1.14" calcext:value-type="float">
            <text:p>1.14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66" calcext:value-type="float">
            <text:p>129.66</text:p>
          </table:table-cell>
          <table:table-cell office:value-type="float" office:value="790.91" calcext:value-type="float">
            <text:p>790.91</text:p>
          </table:table-cell>
          <table:table-cell office:value-type="float" office:value="952.31" calcext:value-type="float">
            <text:p>952.31</text:p>
          </table:table-cell>
        </table:table-row>
        <table:table-row table:style-name="ro1">
          <table:table-cell office:value-type="float" office:value="23550753" calcext:value-type="float">
            <text:p>23550753</text:p>
          </table:table-cell>
          <table:table-cell table:formula="of:=[.A1474]/1000/(60*60*24)" office:value-type="time" office:time-value="PT06H32M30.753S" calcext:value-type="time">
            <text:p>06:32:31</text:p>
          </table:table-cell>
          <table:table-cell office:value-type="float" office:value="1.14" calcext:value-type="float">
            <text:p>1.14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66" calcext:value-type="float">
            <text:p>129.66</text:p>
          </table:table-cell>
          <table:table-cell office:value-type="float" office:value="791.41" calcext:value-type="float">
            <text:p>791.41</text:p>
          </table:table-cell>
          <table:table-cell office:value-type="float" office:value="952.89" calcext:value-type="float">
            <text:p>952.89</text:p>
          </table:table-cell>
        </table:table-row>
        <table:table-row table:style-name="ro1">
          <table:table-cell office:value-type="float" office:value="23566753" calcext:value-type="float">
            <text:p>23566753</text:p>
          </table:table-cell>
          <table:table-cell table:formula="of:=[.A1475]/1000/(60*60*24)" office:value-type="time" office:time-value="PT06H32M46.753S" calcext:value-type="time">
            <text:p>06:32:47</text:p>
          </table:table-cell>
          <table:table-cell office:value-type="float" office:value="1.13" calcext:value-type="float">
            <text:p>1.13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21" calcext:value-type="float">
            <text:p>129.21</text:p>
          </table:table-cell>
          <table:table-cell office:value-type="float" office:value="791.92" calcext:value-type="float">
            <text:p>791.92</text:p>
          </table:table-cell>
          <table:table-cell office:value-type="float" office:value="953.46" calcext:value-type="float">
            <text:p>953.46</text:p>
          </table:table-cell>
        </table:table-row>
        <table:table-row table:style-name="ro1">
          <table:table-cell office:value-type="float" office:value="23582753" calcext:value-type="float">
            <text:p>23582753</text:p>
          </table:table-cell>
          <table:table-cell table:formula="of:=[.A1476]/1000/(60*60*24)" office:value-type="time" office:time-value="PT06H33M02.753S" calcext:value-type="time">
            <text:p>06:33:03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09" calcext:value-type="float">
            <text:p>129.09</text:p>
          </table:table-cell>
          <table:table-cell office:value-type="float" office:value="792.43" calcext:value-type="float">
            <text:p>792.43</text:p>
          </table:table-cell>
          <table:table-cell office:value-type="float" office:value="954.04" calcext:value-type="float">
            <text:p>954.04</text:p>
          </table:table-cell>
        </table:table-row>
        <table:table-row table:style-name="ro1">
          <table:table-cell office:value-type="float" office:value="23598753" calcext:value-type="float">
            <text:p>23598753</text:p>
          </table:table-cell>
          <table:table-cell table:formula="of:=[.A1477]/1000/(60*60*24)" office:value-type="time" office:time-value="PT06H33M18.753S" calcext:value-type="time">
            <text:p>06:33:19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09" calcext:value-type="float">
            <text:p>129.09</text:p>
          </table:table-cell>
          <table:table-cell office:value-type="float" office:value="792.94" calcext:value-type="float">
            <text:p>792.94</text:p>
          </table:table-cell>
          <table:table-cell office:value-type="float" office:value="954.61" calcext:value-type="float">
            <text:p>954.61</text:p>
          </table:table-cell>
        </table:table-row>
        <table:table-row table:style-name="ro1">
          <table:table-cell office:value-type="float" office:value="23614753" calcext:value-type="float">
            <text:p>23614753</text:p>
          </table:table-cell>
          <table:table-cell table:formula="of:=[.A1478]/1000/(60*60*24)" office:value-type="time" office:time-value="PT06H33M34.753S" calcext:value-type="time">
            <text:p>06:33:35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09" calcext:value-type="float">
            <text:p>129.09</text:p>
          </table:table-cell>
          <table:table-cell office:value-type="float" office:value="793.44" calcext:value-type="float">
            <text:p>793.44</text:p>
          </table:table-cell>
          <table:table-cell office:value-type="float" office:value="955.19" calcext:value-type="float">
            <text:p>955.19</text:p>
          </table:table-cell>
        </table:table-row>
        <table:table-row table:style-name="ro1">
          <table:table-cell office:value-type="float" office:value="23630753" calcext:value-type="float">
            <text:p>23630753</text:p>
          </table:table-cell>
          <table:table-cell table:formula="of:=[.A1479]/1000/(60*60*24)" office:value-type="time" office:time-value="PT06H33M50.753S" calcext:value-type="time">
            <text:p>06:33:51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09" calcext:value-type="float">
            <text:p>129.09</text:p>
          </table:table-cell>
          <table:table-cell office:value-type="float" office:value="793.95" calcext:value-type="float">
            <text:p>793.95</text:p>
          </table:table-cell>
          <table:table-cell office:value-type="float" office:value="955.76" calcext:value-type="float">
            <text:p>955.76</text:p>
          </table:table-cell>
        </table:table-row>
        <table:table-row table:style-name="ro1">
          <table:table-cell office:value-type="float" office:value="23646753" calcext:value-type="float">
            <text:p>23646753</text:p>
          </table:table-cell>
          <table:table-cell table:formula="of:=[.A1480]/1000/(60*60*24)" office:value-type="time" office:time-value="PT06H34M06.753S" calcext:value-type="time">
            <text:p>06:34:07</text:p>
          </table:table-cell>
          <table:table-cell office:value-type="float" office:value="1.14" calcext:value-type="float">
            <text:p>1.14</text:p>
          </table:table-cell>
          <table:table-cell office:value-type="float" office:value="114" calcext:value-type="float">
            <text:p>114</text:p>
          </table:table-cell>
          <table:table-cell office:value-type="float" office:value="129.44" calcext:value-type="float">
            <text:p>129.44</text:p>
          </table:table-cell>
          <table:table-cell office:value-type="float" office:value="794.46" calcext:value-type="float">
            <text:p>794.46</text:p>
          </table:table-cell>
          <table:table-cell office:value-type="float" office:value="956.33" calcext:value-type="float">
            <text:p>956.33</text:p>
          </table:table-cell>
        </table:table-row>
        <table:table-row table:style-name="ro1">
          <table:table-cell office:value-type="float" office:value="23662753" calcext:value-type="float">
            <text:p>23662753</text:p>
          </table:table-cell>
          <table:table-cell table:formula="of:=[.A1481]/1000/(60*60*24)" office:value-type="time" office:time-value="PT06H34M22.753S" calcext:value-type="time">
            <text:p>06:34:23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794.96" calcext:value-type="float">
            <text:p>794.96</text:p>
          </table:table-cell>
          <table:table-cell office:value-type="float" office:value="956.91" calcext:value-type="float">
            <text:p>956.91</text:p>
          </table:table-cell>
        </table:table-row>
        <table:table-row table:style-name="ro1">
          <table:table-cell office:value-type="float" office:value="23678753" calcext:value-type="float">
            <text:p>23678753</text:p>
          </table:table-cell>
          <table:table-cell table:formula="of:=[.A1482]/1000/(60*60*24)" office:value-type="time" office:time-value="PT06H34M38.753S" calcext:value-type="time">
            <text:p>06:34:39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795.47" calcext:value-type="float">
            <text:p>795.47</text:p>
          </table:table-cell>
          <table:table-cell office:value-type="float" office:value="957.48" calcext:value-type="float">
            <text:p>957.48</text:p>
          </table:table-cell>
        </table:table-row>
        <table:table-row table:style-name="ro1">
          <table:table-cell office:value-type="float" office:value="23694753" calcext:value-type="float">
            <text:p>23694753</text:p>
          </table:table-cell>
          <table:table-cell table:formula="of:=[.A1483]/1000/(60*60*24)" office:value-type="time" office:time-value="PT06H34M54.753S" calcext:value-type="time">
            <text:p>06:34:55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795.98" calcext:value-type="float">
            <text:p>795.98</text:p>
          </table:table-cell>
          <table:table-cell office:value-type="float" office:value="958.05" calcext:value-type="float">
            <text:p>958.05</text:p>
          </table:table-cell>
        </table:table-row>
        <table:table-row table:style-name="ro1">
          <table:table-cell office:value-type="float" office:value="23710753" calcext:value-type="float">
            <text:p>23710753</text:p>
          </table:table-cell>
          <table:table-cell table:formula="of:=[.A1484]/1000/(60*60*24)" office:value-type="time" office:time-value="PT06H35M10.753S" calcext:value-type="time">
            <text:p>06:35:11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796.48" calcext:value-type="float">
            <text:p>796.48</text:p>
          </table:table-cell>
          <table:table-cell office:value-type="float" office:value="958.63" calcext:value-type="float">
            <text:p>958.63</text:p>
          </table:table-cell>
        </table:table-row>
        <table:table-row table:style-name="ro1">
          <table:table-cell office:value-type="float" office:value="23726753" calcext:value-type="float">
            <text:p>23726753</text:p>
          </table:table-cell>
          <table:table-cell table:formula="of:=[.A1485]/1000/(60*60*24)" office:value-type="time" office:time-value="PT06H35M26.753S" calcext:value-type="time">
            <text:p>06:35:27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796.99" calcext:value-type="float">
            <text:p>796.99</text:p>
          </table:table-cell>
          <table:table-cell office:value-type="float" office:value="959.2" calcext:value-type="float">
            <text:p>959.2</text:p>
          </table:table-cell>
        </table:table-row>
        <table:table-row table:style-name="ro1">
          <table:table-cell office:value-type="float" office:value="23742753" calcext:value-type="float">
            <text:p>23742753</text:p>
          </table:table-cell>
          <table:table-cell table:formula="of:=[.A1486]/1000/(60*60*24)" office:value-type="time" office:time-value="PT06H35M42.753S" calcext:value-type="time">
            <text:p>06:35:43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75" calcext:value-type="float">
            <text:p>128.75</text:p>
          </table:table-cell>
          <table:table-cell office:value-type="float" office:value="797.49" calcext:value-type="float">
            <text:p>797.49</text:p>
          </table:table-cell>
          <table:table-cell office:value-type="float" office:value="959.77" calcext:value-type="float">
            <text:p>959.77</text:p>
          </table:table-cell>
        </table:table-row>
        <table:table-row table:style-name="ro1">
          <table:table-cell office:value-type="float" office:value="23758753" calcext:value-type="float">
            <text:p>23758753</text:p>
          </table:table-cell>
          <table:table-cell table:formula="of:=[.A1487]/1000/(60*60*24)" office:value-type="time" office:time-value="PT06H35M58.753S" calcext:value-type="time">
            <text:p>06:35:59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75" calcext:value-type="float">
            <text:p>128.75</text:p>
          </table:table-cell>
          <table:table-cell office:value-type="float" office:value="798" calcext:value-type="float">
            <text:p>798</text:p>
          </table:table-cell>
          <table:table-cell office:value-type="float" office:value="960.34" calcext:value-type="float">
            <text:p>960.34</text:p>
          </table:table-cell>
        </table:table-row>
        <table:table-row table:style-name="ro1">
          <table:table-cell office:value-type="float" office:value="23774753" calcext:value-type="float">
            <text:p>23774753</text:p>
          </table:table-cell>
          <table:table-cell table:formula="of:=[.A1488]/1000/(60*60*24)" office:value-type="time" office:time-value="PT06H36M14.753S" calcext:value-type="time">
            <text:p>06:36:15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75" calcext:value-type="float">
            <text:p>128.75</text:p>
          </table:table-cell>
          <table:table-cell office:value-type="float" office:value="798.51" calcext:value-type="float">
            <text:p>798.51</text:p>
          </table:table-cell>
          <table:table-cell office:value-type="float" office:value="960.92" calcext:value-type="float">
            <text:p>960.92</text:p>
          </table:table-cell>
        </table:table-row>
        <table:table-row table:style-name="ro1">
          <table:table-cell office:value-type="float" office:value="23790753" calcext:value-type="float">
            <text:p>23790753</text:p>
          </table:table-cell>
          <table:table-cell table:formula="of:=[.A1489]/1000/(60*60*24)" office:value-type="time" office:time-value="PT06H36M30.753S" calcext:value-type="time">
            <text:p>06:36:31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75" calcext:value-type="float">
            <text:p>128.75</text:p>
          </table:table-cell>
          <table:table-cell office:value-type="float" office:value="799.01" calcext:value-type="float">
            <text:p>799.01</text:p>
          </table:table-cell>
          <table:table-cell office:value-type="float" office:value="961.49" calcext:value-type="float">
            <text:p>961.49</text:p>
          </table:table-cell>
        </table:table-row>
        <table:table-row table:style-name="ro1">
          <table:table-cell office:value-type="float" office:value="23806753" calcext:value-type="float">
            <text:p>23806753</text:p>
          </table:table-cell>
          <table:table-cell table:formula="of:=[.A1490]/1000/(60*60*24)" office:value-type="time" office:time-value="PT06H36M46.753S" calcext:value-type="time">
            <text:p>06:36:47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18" calcext:value-type="float">
            <text:p>128.18</text:p>
          </table:table-cell>
          <table:table-cell office:value-type="float" office:value="799.52" calcext:value-type="float">
            <text:p>799.52</text:p>
          </table:table-cell>
          <table:table-cell office:value-type="float" office:value="962.06" calcext:value-type="float">
            <text:p>962.06</text:p>
          </table:table-cell>
        </table:table-row>
        <table:table-row table:style-name="ro1">
          <table:table-cell office:value-type="float" office:value="23822753" calcext:value-type="float">
            <text:p>23822753</text:p>
          </table:table-cell>
          <table:table-cell table:formula="of:=[.A1491]/1000/(60*60*24)" office:value-type="time" office:time-value="PT06H37M02.753S" calcext:value-type="time">
            <text:p>06:37:03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18" calcext:value-type="float">
            <text:p>128.18</text:p>
          </table:table-cell>
          <table:table-cell office:value-type="float" office:value="800.02" calcext:value-type="float">
            <text:p>800.02</text:p>
          </table:table-cell>
          <table:table-cell office:value-type="float" office:value="962.63" calcext:value-type="float">
            <text:p>962.63</text:p>
          </table:table-cell>
        </table:table-row>
        <table:table-row table:style-name="ro1">
          <table:table-cell office:value-type="float" office:value="23838753" calcext:value-type="float">
            <text:p>23838753</text:p>
          </table:table-cell>
          <table:table-cell table:formula="of:=[.A1492]/1000/(60*60*24)" office:value-type="time" office:time-value="PT06H37M18.753S" calcext:value-type="time">
            <text:p>06:37:19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18" calcext:value-type="float">
            <text:p>128.18</text:p>
          </table:table-cell>
          <table:table-cell office:value-type="float" office:value="800.53" calcext:value-type="float">
            <text:p>800.53</text:p>
          </table:table-cell>
          <table:table-cell office:value-type="float" office:value="963.2" calcext:value-type="float">
            <text:p>963.2</text:p>
          </table:table-cell>
        </table:table-row>
        <table:table-row table:style-name="ro1">
          <table:table-cell office:value-type="float" office:value="23854753" calcext:value-type="float">
            <text:p>23854753</text:p>
          </table:table-cell>
          <table:table-cell table:formula="of:=[.A1493]/1000/(60*60*24)" office:value-type="time" office:time-value="PT06H37M34.753S" calcext:value-type="time">
            <text:p>06:37:35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52" calcext:value-type="float">
            <text:p>128.52</text:p>
          </table:table-cell>
          <table:table-cell office:value-type="float" office:value="801.03" calcext:value-type="float">
            <text:p>801.03</text:p>
          </table:table-cell>
          <table:table-cell office:value-type="float" office:value="963.77" calcext:value-type="float">
            <text:p>963.77</text:p>
          </table:table-cell>
        </table:table-row>
        <table:table-row table:style-name="ro1">
          <table:table-cell office:value-type="float" office:value="23870753" calcext:value-type="float">
            <text:p>23870753</text:p>
          </table:table-cell>
          <table:table-cell table:formula="of:=[.A1494]/1000/(60*60*24)" office:value-type="time" office:time-value="PT06H37M50.753S" calcext:value-type="time">
            <text:p>06:37:51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01.54" calcext:value-type="float">
            <text:p>801.54</text:p>
          </table:table-cell>
          <table:table-cell office:value-type="float" office:value="964.34" calcext:value-type="float">
            <text:p>964.34</text:p>
          </table:table-cell>
        </table:table-row>
        <table:table-row table:style-name="ro1">
          <table:table-cell office:value-type="float" office:value="23886753" calcext:value-type="float">
            <text:p>23886753</text:p>
          </table:table-cell>
          <table:table-cell table:formula="of:=[.A1495]/1000/(60*60*24)" office:value-type="time" office:time-value="PT06H38M06.753S" calcext:value-type="time">
            <text:p>06:38:07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02.04" calcext:value-type="float">
            <text:p>802.04</text:p>
          </table:table-cell>
          <table:table-cell office:value-type="float" office:value="964.91" calcext:value-type="float">
            <text:p>964.91</text:p>
          </table:table-cell>
        </table:table-row>
        <table:table-row table:style-name="ro1">
          <table:table-cell office:value-type="float" office:value="23902753" calcext:value-type="float">
            <text:p>23902753</text:p>
          </table:table-cell>
          <table:table-cell table:formula="of:=[.A1496]/1000/(60*60*24)" office:value-type="time" office:time-value="PT06H38M22.753S" calcext:value-type="time">
            <text:p>06:38:23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02.55" calcext:value-type="float">
            <text:p>802.55</text:p>
          </table:table-cell>
          <table:table-cell office:value-type="float" office:value="965.48" calcext:value-type="float">
            <text:p>965.48</text:p>
          </table:table-cell>
        </table:table-row>
        <table:table-row table:style-name="ro1">
          <table:table-cell office:value-type="float" office:value="23918753" calcext:value-type="float">
            <text:p>23918753</text:p>
          </table:table-cell>
          <table:table-cell table:formula="of:=[.A1497]/1000/(60*60*24)" office:value-type="time" office:time-value="PT06H38M38.753S" calcext:value-type="time">
            <text:p>06:38:39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03.05" calcext:value-type="float">
            <text:p>803.05</text:p>
          </table:table-cell>
          <table:table-cell office:value-type="float" office:value="966.05" calcext:value-type="float">
            <text:p>966.05</text:p>
          </table:table-cell>
        </table:table-row>
        <table:table-row table:style-name="ro1">
          <table:table-cell office:value-type="float" office:value="23934753" calcext:value-type="float">
            <text:p>23934753</text:p>
          </table:table-cell>
          <table:table-cell table:formula="of:=[.A1498]/1000/(60*60*24)" office:value-type="time" office:time-value="PT06H38M54.753S" calcext:value-type="time">
            <text:p>06:38:55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5" calcext:value-type="float">
            <text:p>127.95</text:p>
          </table:table-cell>
          <table:table-cell office:value-type="float" office:value="803.56" calcext:value-type="float">
            <text:p>803.56</text:p>
          </table:table-cell>
          <table:table-cell office:value-type="float" office:value="966.61" calcext:value-type="float">
            <text:p>966.61</text:p>
          </table:table-cell>
        </table:table-row>
        <table:table-row table:style-name="ro1">
          <table:table-cell office:value-type="float" office:value="23950753" calcext:value-type="float">
            <text:p>23950753</text:p>
          </table:table-cell>
          <table:table-cell table:formula="of:=[.A1499]/1000/(60*60*24)" office:value-type="time" office:time-value="PT06H39M10.753S" calcext:value-type="time">
            <text:p>06:39:11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5" calcext:value-type="float">
            <text:p>127.95</text:p>
          </table:table-cell>
          <table:table-cell office:value-type="float" office:value="804.06" calcext:value-type="float">
            <text:p>804.06</text:p>
          </table:table-cell>
          <table:table-cell office:value-type="float" office:value="967.18" calcext:value-type="float">
            <text:p>967.18</text:p>
          </table:table-cell>
        </table:table-row>
        <table:table-row table:style-name="ro1">
          <table:table-cell office:value-type="float" office:value="23966753" calcext:value-type="float">
            <text:p>23966753</text:p>
          </table:table-cell>
          <table:table-cell table:formula="of:=[.A1500]/1000/(60*60*24)" office:value-type="time" office:time-value="PT06H39M26.753S" calcext:value-type="time">
            <text:p>06:39:27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5" calcext:value-type="float">
            <text:p>127.95</text:p>
          </table:table-cell>
          <table:table-cell office:value-type="float" office:value="804.57" calcext:value-type="float">
            <text:p>804.57</text:p>
          </table:table-cell>
          <table:table-cell office:value-type="float" office:value="967.75" calcext:value-type="float">
            <text:p>967.75</text:p>
          </table:table-cell>
        </table:table-row>
        <table:table-row table:style-name="ro1">
          <table:table-cell office:value-type="float" office:value="23982753" calcext:value-type="float">
            <text:p>23982753</text:p>
          </table:table-cell>
          <table:table-cell table:formula="of:=[.A1501]/1000/(60*60*24)" office:value-type="time" office:time-value="PT06H39M42.753S" calcext:value-type="time">
            <text:p>06:39:43</text:p>
          </table:table-cell>
          <table:table-cell office:value-type="float" office:value="1.13" calcext:value-type="float">
            <text:p>1.13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84" calcext:value-type="float">
            <text:p>127.84</text:p>
          </table:table-cell>
          <table:table-cell office:value-type="float" office:value="805.07" calcext:value-type="float">
            <text:p>805.07</text:p>
          </table:table-cell>
          <table:table-cell office:value-type="float" office:value="968.32" calcext:value-type="float">
            <text:p>968.32</text:p>
          </table:table-cell>
        </table:table-row>
        <table:table-row table:style-name="ro1">
          <table:table-cell office:value-type="float" office:value="23998753" calcext:value-type="float">
            <text:p>23998753</text:p>
          </table:table-cell>
          <table:table-cell table:formula="of:=[.A1502]/1000/(60*60*24)" office:value-type="time" office:time-value="PT06H39M58.753S" calcext:value-type="time">
            <text:p>06:39:59</text:p>
          </table:table-cell>
          <table:table-cell office:value-type="float" office:value="1.12" calcext:value-type="float">
            <text:p>1.12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39" calcext:value-type="float">
            <text:p>127.39</text:p>
          </table:table-cell>
          <table:table-cell office:value-type="float" office:value="805.57" calcext:value-type="float">
            <text:p>805.57</text:p>
          </table:table-cell>
          <table:table-cell office:value-type="float" office:value="968.89" calcext:value-type="float">
            <text:p>968.89</text:p>
          </table:table-cell>
        </table:table-row>
        <table:table-row table:style-name="ro1">
          <table:table-cell office:value-type="float" office:value="24014753" calcext:value-type="float">
            <text:p>24014753</text:p>
          </table:table-cell>
          <table:table-cell table:formula="of:=[.A1503]/1000/(60*60*24)" office:value-type="time" office:time-value="PT06H40M14.753S" calcext:value-type="time">
            <text:p>06:40:15</text:p>
          </table:table-cell>
          <table:table-cell office:value-type="float" office:value="1.13" calcext:value-type="float">
            <text:p>1.13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84" calcext:value-type="float">
            <text:p>127.84</text:p>
          </table:table-cell>
          <table:table-cell office:value-type="float" office:value="806.08" calcext:value-type="float">
            <text:p>806.08</text:p>
          </table:table-cell>
          <table:table-cell office:value-type="float" office:value="969.45" calcext:value-type="float">
            <text:p>969.45</text:p>
          </table:table-cell>
        </table:table-row>
        <table:table-row table:style-name="ro1">
          <table:table-cell office:value-type="float" office:value="24030753" calcext:value-type="float">
            <text:p>24030753</text:p>
          </table:table-cell>
          <table:table-cell table:formula="of:=[.A1504]/1000/(60*60*24)" office:value-type="time" office:time-value="PT06H40M30.753S" calcext:value-type="time">
            <text:p>06:40:31</text:p>
          </table:table-cell>
          <table:table-cell office:value-type="float" office:value="1.12" calcext:value-type="float">
            <text:p>1.12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27" calcext:value-type="float">
            <text:p>127.27</text:p>
          </table:table-cell>
          <table:table-cell office:value-type="float" office:value="806.58" calcext:value-type="float">
            <text:p>806.58</text:p>
          </table:table-cell>
          <table:table-cell office:value-type="float" office:value="970.02" calcext:value-type="float">
            <text:p>970.02</text:p>
          </table:table-cell>
        </table:table-row>
        <table:table-row table:style-name="ro1">
          <table:table-cell office:value-type="float" office:value="24046753" calcext:value-type="float">
            <text:p>24046753</text:p>
          </table:table-cell>
          <table:table-cell table:formula="of:=[.A1505]/1000/(60*60*24)" office:value-type="time" office:time-value="PT06H40M46.753S" calcext:value-type="time">
            <text:p>06:40:47</text:p>
          </table:table-cell>
          <table:table-cell office:value-type="float" office:value="1.13" calcext:value-type="float">
            <text:p>1.13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61" calcext:value-type="float">
            <text:p>127.61</text:p>
          </table:table-cell>
          <table:table-cell office:value-type="float" office:value="807.09" calcext:value-type="float">
            <text:p>807.09</text:p>
          </table:table-cell>
          <table:table-cell office:value-type="float" office:value="970.59" calcext:value-type="float">
            <text:p>970.59</text:p>
          </table:table-cell>
        </table:table-row>
        <table:table-row table:style-name="ro1">
          <table:table-cell office:value-type="float" office:value="24062753" calcext:value-type="float">
            <text:p>24062753</text:p>
          </table:table-cell>
          <table:table-cell table:formula="of:=[.A1506]/1000/(60*60*24)" office:value-type="time" office:time-value="PT06H41M02.753S" calcext:value-type="time">
            <text:p>06:41:03</text:p>
          </table:table-cell>
          <table:table-cell office:value-type="float" office:value="1.12" calcext:value-type="float">
            <text:p>1.12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27" calcext:value-type="float">
            <text:p>127.27</text:p>
          </table:table-cell>
          <table:table-cell office:value-type="float" office:value="807.59" calcext:value-type="float">
            <text:p>807.59</text:p>
          </table:table-cell>
          <table:table-cell office:value-type="float" office:value="971.15" calcext:value-type="float">
            <text:p>971.15</text:p>
          </table:table-cell>
        </table:table-row>
        <table:table-row table:style-name="ro1">
          <table:table-cell office:value-type="float" office:value="24078753" calcext:value-type="float">
            <text:p>24078753</text:p>
          </table:table-cell>
          <table:table-cell table:formula="of:=[.A1507]/1000/(60*60*24)" office:value-type="time" office:time-value="PT06H41M18.753S" calcext:value-type="time">
            <text:p>06:41:19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808.09" calcext:value-type="float">
            <text:p>808.09</text:p>
          </table:table-cell>
          <table:table-cell office:value-type="float" office:value="971.72" calcext:value-type="float">
            <text:p>971.72</text:p>
          </table:table-cell>
        </table:table-row>
        <table:table-row table:style-name="ro1">
          <table:table-cell office:value-type="float" office:value="24094753" calcext:value-type="float">
            <text:p>24094753</text:p>
          </table:table-cell>
          <table:table-cell table:formula="of:=[.A1508]/1000/(60*60*24)" office:value-type="time" office:time-value="PT06H41M34.753S" calcext:value-type="time">
            <text:p>06:41:35</text:p>
          </table:table-cell>
          <table:table-cell office:value-type="float" office:value="1.12" calcext:value-type="float">
            <text:p>1.12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27" calcext:value-type="float">
            <text:p>127.27</text:p>
          </table:table-cell>
          <table:table-cell office:value-type="float" office:value="808.6" calcext:value-type="float">
            <text:p>808.6</text:p>
          </table:table-cell>
          <table:table-cell office:value-type="float" office:value="972.28" calcext:value-type="float">
            <text:p>972.28</text:p>
          </table:table-cell>
        </table:table-row>
        <table:table-row table:style-name="ro1">
          <table:table-cell office:value-type="float" office:value="24110753" calcext:value-type="float">
            <text:p>24110753</text:p>
          </table:table-cell>
          <table:table-cell table:formula="of:=[.A1509]/1000/(60*60*24)" office:value-type="time" office:time-value="PT06H41M50.753S" calcext:value-type="time">
            <text:p>06:41:51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7.05" calcext:value-type="float">
            <text:p>127.05</text:p>
          </table:table-cell>
          <table:table-cell office:value-type="float" office:value="809.1" calcext:value-type="float">
            <text:p>809.1</text:p>
          </table:table-cell>
          <table:table-cell office:value-type="float" office:value="972.85" calcext:value-type="float">
            <text:p>972.85</text:p>
          </table:table-cell>
        </table:table-row>
        <table:table-row table:style-name="ro1">
          <table:table-cell office:value-type="float" office:value="24126753" calcext:value-type="float">
            <text:p>24126753</text:p>
          </table:table-cell>
          <table:table-cell table:formula="of:=[.A1510]/1000/(60*60*24)" office:value-type="time" office:time-value="PT06H42M06.753S" calcext:value-type="time">
            <text:p>06:42:07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809.6" calcext:value-type="float">
            <text:p>809.6</text:p>
          </table:table-cell>
          <table:table-cell office:value-type="float" office:value="973.42" calcext:value-type="float">
            <text:p>973.42</text:p>
          </table:table-cell>
        </table:table-row>
        <table:table-row table:style-name="ro1">
          <table:table-cell office:value-type="float" office:value="24142753" calcext:value-type="float">
            <text:p>24142753</text:p>
          </table:table-cell>
          <table:table-cell table:formula="of:=[.A1511]/1000/(60*60*24)" office:value-type="time" office:time-value="PT06H42M22.753S" calcext:value-type="time">
            <text:p>06:42:23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7.05" calcext:value-type="float">
            <text:p>127.05</text:p>
          </table:table-cell>
          <table:table-cell office:value-type="float" office:value="810.1" calcext:value-type="float">
            <text:p>810.1</text:p>
          </table:table-cell>
          <table:table-cell office:value-type="float" office:value="973.98" calcext:value-type="float">
            <text:p>973.98</text:p>
          </table:table-cell>
        </table:table-row>
        <table:table-row table:style-name="ro1">
          <table:table-cell office:value-type="float" office:value="24158753" calcext:value-type="float">
            <text:p>24158753</text:p>
          </table:table-cell>
          <table:table-cell table:formula="of:=[.A1512]/1000/(60*60*24)" office:value-type="time" office:time-value="PT06H42M38.753S" calcext:value-type="time">
            <text:p>06:42:39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48" calcext:value-type="float">
            <text:p>126.48</text:p>
          </table:table-cell>
          <table:table-cell office:value-type="float" office:value="810.61" calcext:value-type="float">
            <text:p>810.61</text:p>
          </table:table-cell>
          <table:table-cell office:value-type="float" office:value="974.54" calcext:value-type="float">
            <text:p>974.54</text:p>
          </table:table-cell>
        </table:table-row>
        <table:table-row table:style-name="ro1">
          <table:table-cell office:value-type="float" office:value="24174753" calcext:value-type="float">
            <text:p>24174753</text:p>
          </table:table-cell>
          <table:table-cell table:formula="of:=[.A1513]/1000/(60*60*24)" office:value-type="time" office:time-value="PT06H42M54.753S" calcext:value-type="time">
            <text:p>06:42:55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93" calcext:value-type="float">
            <text:p>126.93</text:p>
          </table:table-cell>
          <table:table-cell office:value-type="float" office:value="811.11" calcext:value-type="float">
            <text:p>811.11</text:p>
          </table:table-cell>
          <table:table-cell office:value-type="float" office:value="975.11" calcext:value-type="float">
            <text:p>975.11</text:p>
          </table:table-cell>
        </table:table-row>
        <table:table-row table:style-name="ro1">
          <table:table-cell office:value-type="float" office:value="24190753" calcext:value-type="float">
            <text:p>24190753</text:p>
          </table:table-cell>
          <table:table-cell table:formula="of:=[.A1514]/1000/(60*60*24)" office:value-type="time" office:time-value="PT06H43M10.753S" calcext:value-type="time">
            <text:p>06:43:11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48" calcext:value-type="float">
            <text:p>126.48</text:p>
          </table:table-cell>
          <table:table-cell office:value-type="float" office:value="811.61" calcext:value-type="float">
            <text:p>811.61</text:p>
          </table:table-cell>
          <table:table-cell office:value-type="float" office:value="975.67" calcext:value-type="float">
            <text:p>975.67</text:p>
          </table:table-cell>
        </table:table-row>
        <table:table-row table:style-name="ro1">
          <table:table-cell office:value-type="float" office:value="24206753" calcext:value-type="float">
            <text:p>24206753</text:p>
          </table:table-cell>
          <table:table-cell table:formula="of:=[.A1515]/1000/(60*60*24)" office:value-type="time" office:time-value="PT06H43M26.753S" calcext:value-type="time">
            <text:p>06:43:27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48" calcext:value-type="float">
            <text:p>126.48</text:p>
          </table:table-cell>
          <table:table-cell office:value-type="float" office:value="812.11" calcext:value-type="float">
            <text:p>812.11</text:p>
          </table:table-cell>
          <table:table-cell office:value-type="float" office:value="976.24" calcext:value-type="float">
            <text:p>976.24</text:p>
          </table:table-cell>
        </table:table-row>
        <table:table-row table:style-name="ro1">
          <table:table-cell office:value-type="float" office:value="24222753" calcext:value-type="float">
            <text:p>24222753</text:p>
          </table:table-cell>
          <table:table-cell table:formula="of:=[.A1516]/1000/(60*60*24)" office:value-type="time" office:time-value="PT06H43M42.753S" calcext:value-type="time">
            <text:p>06:43:43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93" calcext:value-type="float">
            <text:p>126.93</text:p>
          </table:table-cell>
          <table:table-cell office:value-type="float" office:value="812.62" calcext:value-type="float">
            <text:p>812.62</text:p>
          </table:table-cell>
          <table:table-cell office:value-type="float" office:value="976.8" calcext:value-type="float">
            <text:p>976.8</text:p>
          </table:table-cell>
        </table:table-row>
        <table:table-row table:style-name="ro1">
          <table:table-cell office:value-type="float" office:value="24238753" calcext:value-type="float">
            <text:p>24238753</text:p>
          </table:table-cell>
          <table:table-cell table:formula="of:=[.A1517]/1000/(60*60*24)" office:value-type="time" office:time-value="PT06H43M58.753S" calcext:value-type="time">
            <text:p>06:43:59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82" calcext:value-type="float">
            <text:p>126.82</text:p>
          </table:table-cell>
          <table:table-cell office:value-type="float" office:value="813.12" calcext:value-type="float">
            <text:p>813.12</text:p>
          </table:table-cell>
          <table:table-cell office:value-type="float" office:value="977.36" calcext:value-type="float">
            <text:p>977.36</text:p>
          </table:table-cell>
        </table:table-row>
        <table:table-row table:style-name="ro1">
          <table:table-cell office:value-type="float" office:value="24254753" calcext:value-type="float">
            <text:p>24254753</text:p>
          </table:table-cell>
          <table:table-cell table:formula="of:=[.A1518]/1000/(60*60*24)" office:value-type="time" office:time-value="PT06H44M14.753S" calcext:value-type="time">
            <text:p>06:44:15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82" calcext:value-type="float">
            <text:p>126.82</text:p>
          </table:table-cell>
          <table:table-cell office:value-type="float" office:value="813.62" calcext:value-type="float">
            <text:p>813.62</text:p>
          </table:table-cell>
          <table:table-cell office:value-type="float" office:value="977.92" calcext:value-type="float">
            <text:p>977.92</text:p>
          </table:table-cell>
        </table:table-row>
        <table:table-row table:style-name="ro1">
          <table:table-cell office:value-type="float" office:value="24270753" calcext:value-type="float">
            <text:p>24270753</text:p>
          </table:table-cell>
          <table:table-cell table:formula="of:=[.A1519]/1000/(60*60*24)" office:value-type="time" office:time-value="PT06H44M30.753S" calcext:value-type="time">
            <text:p>06:44:31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37" calcext:value-type="float">
            <text:p>126.37</text:p>
          </table:table-cell>
          <table:table-cell office:value-type="float" office:value="814.12" calcext:value-type="float">
            <text:p>814.12</text:p>
          </table:table-cell>
          <table:table-cell office:value-type="float" office:value="978.49" calcext:value-type="float">
            <text:p>978.49</text:p>
          </table:table-cell>
        </table:table-row>
        <table:table-row table:style-name="ro1">
          <table:table-cell office:value-type="float" office:value="24286753" calcext:value-type="float">
            <text:p>24286753</text:p>
          </table:table-cell>
          <table:table-cell table:formula="of:=[.A1520]/1000/(60*60*24)" office:value-type="time" office:time-value="PT06H44M46.753S" calcext:value-type="time">
            <text:p>06:44:47</text:p>
          </table:table-cell>
          <table:table-cell office:value-type="float" office:value="1.12" calcext:value-type="float">
            <text:p>1.12</text:p>
          </table:table-cell>
          <table:table-cell office:value-type="float" office:value="112.8" calcext:value-type="float">
            <text:p>112.8</text:p>
          </table:table-cell>
          <table:table-cell office:value-type="float" office:value="126.25" calcext:value-type="float">
            <text:p>126.25</text:p>
          </table:table-cell>
          <table:table-cell office:value-type="float" office:value="814.62" calcext:value-type="float">
            <text:p>814.62</text:p>
          </table:table-cell>
          <table:table-cell office:value-type="float" office:value="979.05" calcext:value-type="float">
            <text:p>979.05</text:p>
          </table:table-cell>
        </table:table-row>
        <table:table-row table:style-name="ro1">
          <table:table-cell office:value-type="float" office:value="24302753" calcext:value-type="float">
            <text:p>24302753</text:p>
          </table:table-cell>
          <table:table-cell table:formula="of:=[.A1521]/1000/(60*60*24)" office:value-type="time" office:time-value="PT06H45M02.753S" calcext:value-type="time">
            <text:p>06:45:03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815.12" calcext:value-type="float">
            <text:p>815.12</text:p>
          </table:table-cell>
          <table:table-cell office:value-type="float" office:value="979.61" calcext:value-type="float">
            <text:p>979.61</text:p>
          </table:table-cell>
        </table:table-row>
        <table:table-row table:style-name="ro1">
          <table:table-cell office:value-type="float" office:value="24318753" calcext:value-type="float">
            <text:p>24318753</text:p>
          </table:table-cell>
          <table:table-cell table:formula="of:=[.A1522]/1000/(60*60*24)" office:value-type="time" office:time-value="PT06H45M18.753S" calcext:value-type="time">
            <text:p>06:45:19</text:p>
          </table:table-cell>
          <table:table-cell office:value-type="float" office:value="1.12" calcext:value-type="float">
            <text:p>1.12</text:p>
          </table:table-cell>
          <table:table-cell office:value-type="float" office:value="112.8" calcext:value-type="float">
            <text:p>112.8</text:p>
          </table:table-cell>
          <table:table-cell office:value-type="float" office:value="126.25" calcext:value-type="float">
            <text:p>126.25</text:p>
          </table:table-cell>
          <table:table-cell office:value-type="float" office:value="815.62" calcext:value-type="float">
            <text:p>815.62</text:p>
          </table:table-cell>
          <table:table-cell office:value-type="float" office:value="980.17" calcext:value-type="float">
            <text:p>980.17</text:p>
          </table:table-cell>
        </table:table-row>
        <table:table-row table:style-name="ro1">
          <table:table-cell office:value-type="float" office:value="24334753" calcext:value-type="float">
            <text:p>24334753</text:p>
          </table:table-cell>
          <table:table-cell table:formula="of:=[.A1523]/1000/(60*60*24)" office:value-type="time" office:time-value="PT06H45M34.753S" calcext:value-type="time">
            <text:p>06:45:35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816.13" calcext:value-type="float">
            <text:p>816.13</text:p>
          </table:table-cell>
          <table:table-cell office:value-type="float" office:value="980.73" calcext:value-type="float">
            <text:p>980.73</text:p>
          </table:table-cell>
        </table:table-row>
        <table:table-row table:style-name="ro1">
          <table:table-cell office:value-type="float" office:value="24350753" calcext:value-type="float">
            <text:p>24350753</text:p>
          </table:table-cell>
          <table:table-cell table:formula="of:=[.A1524]/1000/(60*60*24)" office:value-type="time" office:time-value="PT06H45M50.753S" calcext:value-type="time">
            <text:p>06:45:51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816.63" calcext:value-type="float">
            <text:p>816.63</text:p>
          </table:table-cell>
          <table:table-cell office:value-type="float" office:value="981.29" calcext:value-type="float">
            <text:p>981.29</text:p>
          </table:table-cell>
        </table:table-row>
        <table:table-row table:style-name="ro1">
          <table:table-cell office:value-type="float" office:value="24366753" calcext:value-type="float">
            <text:p>24366753</text:p>
          </table:table-cell>
          <table:table-cell table:formula="of:=[.A1525]/1000/(60*60*24)" office:value-type="time" office:time-value="PT06H46M06.753S" calcext:value-type="time">
            <text:p>06:46:07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6.03" calcext:value-type="float">
            <text:p>126.03</text:p>
          </table:table-cell>
          <table:table-cell office:value-type="float" office:value="817.13" calcext:value-type="float">
            <text:p>817.13</text:p>
          </table:table-cell>
          <table:table-cell office:value-type="float" office:value="981.85" calcext:value-type="float">
            <text:p>981.85</text:p>
          </table:table-cell>
        </table:table-row>
        <table:table-row table:style-name="ro1">
          <table:table-cell office:value-type="float" office:value="24382753" calcext:value-type="float">
            <text:p>24382753</text:p>
          </table:table-cell>
          <table:table-cell table:formula="of:=[.A1526]/1000/(60*60*24)" office:value-type="time" office:time-value="PT06H46M22.753S" calcext:value-type="time">
            <text:p>06:46:23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6.03" calcext:value-type="float">
            <text:p>126.03</text:p>
          </table:table-cell>
          <table:table-cell office:value-type="float" office:value="817.63" calcext:value-type="float">
            <text:p>817.63</text:p>
          </table:table-cell>
          <table:table-cell office:value-type="float" office:value="982.41" calcext:value-type="float">
            <text:p>982.41</text:p>
          </table:table-cell>
        </table:table-row>
        <table:table-row table:style-name="ro1">
          <table:table-cell office:value-type="float" office:value="24398753" calcext:value-type="float">
            <text:p>24398753</text:p>
          </table:table-cell>
          <table:table-cell table:formula="of:=[.A1527]/1000/(60*60*24)" office:value-type="time" office:time-value="PT06H46M38.753S" calcext:value-type="time">
            <text:p>06:46:39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47" calcext:value-type="float">
            <text:p>125.47</text:p>
          </table:table-cell>
          <table:table-cell office:value-type="float" office:value="818.13" calcext:value-type="float">
            <text:p>818.13</text:p>
          </table:table-cell>
          <table:table-cell office:value-type="float" office:value="982.97" calcext:value-type="float">
            <text:p>982.97</text:p>
          </table:table-cell>
        </table:table-row>
        <table:table-row table:style-name="ro1">
          <table:table-cell office:value-type="float" office:value="24414753" calcext:value-type="float">
            <text:p>24414753</text:p>
          </table:table-cell>
          <table:table-cell table:formula="of:=[.A1528]/1000/(60*60*24)" office:value-type="time" office:time-value="PT06H46M54.753S" calcext:value-type="time">
            <text:p>06:46:55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6.03" calcext:value-type="float">
            <text:p>126.03</text:p>
          </table:table-cell>
          <table:table-cell office:value-type="float" office:value="818.63" calcext:value-type="float">
            <text:p>818.63</text:p>
          </table:table-cell>
          <table:table-cell office:value-type="float" office:value="983.53" calcext:value-type="float">
            <text:p>983.53</text:p>
          </table:table-cell>
        </table:table-row>
        <table:table-row table:style-name="ro1">
          <table:table-cell office:value-type="float" office:value="24430751" calcext:value-type="float">
            <text:p>24430751</text:p>
          </table:table-cell>
          <table:table-cell table:formula="of:=[.A1529]/1000/(60*60*24)" office:value-type="time" office:time-value="PT06H47M10.751S" calcext:value-type="time">
            <text:p>06:47:11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91" calcext:value-type="float">
            <text:p>125.91</text:p>
          </table:table-cell>
          <table:table-cell office:value-type="float" office:value="819.13" calcext:value-type="float">
            <text:p>819.13</text:p>
          </table:table-cell>
          <table:table-cell office:value-type="float" office:value="984.09" calcext:value-type="float">
            <text:p>984.09</text:p>
          </table:table-cell>
        </table:table-row>
        <table:table-row table:style-name="ro1">
          <table:table-cell office:value-type="float" office:value="24446753" calcext:value-type="float">
            <text:p>24446753</text:p>
          </table:table-cell>
          <table:table-cell table:formula="of:=[.A1530]/1000/(60*60*24)" office:value-type="time" office:time-value="PT06H47M26.753S" calcext:value-type="time">
            <text:p>06:47:27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92" calcext:value-type="float">
            <text:p>125.92</text:p>
          </table:table-cell>
          <table:table-cell office:value-type="float" office:value="819.63" calcext:value-type="float">
            <text:p>819.63</text:p>
          </table:table-cell>
          <table:table-cell office:value-type="float" office:value="984.65" calcext:value-type="float">
            <text:p>984.65</text:p>
          </table:table-cell>
        </table:table-row>
        <table:table-row table:style-name="ro1">
          <table:table-cell office:value-type="float" office:value="24462753" calcext:value-type="float">
            <text:p>24462753</text:p>
          </table:table-cell>
          <table:table-cell table:formula="of:=[.A1531]/1000/(60*60*24)" office:value-type="time" office:time-value="PT06H47M42.753S" calcext:value-type="time">
            <text:p>06:47:43</text:p>
          </table:table-cell>
          <table:table-cell office:value-type="float" office:value="1.12" calcext:value-type="float">
            <text:p>1.12</text:p>
          </table:table-cell>
          <table:table-cell office:value-type="float" office:value="112.4" calcext:value-type="float">
            <text:p>112.4</text:p>
          </table:table-cell>
          <table:table-cell office:value-type="float" office:value="125.35" calcext:value-type="float">
            <text:p>125.35</text:p>
          </table:table-cell>
          <table:table-cell office:value-type="float" office:value="820.13" calcext:value-type="float">
            <text:p>820.13</text:p>
          </table:table-cell>
          <table:table-cell office:value-type="float" office:value="985.21" calcext:value-type="float">
            <text:p>985.21</text:p>
          </table:table-cell>
        </table:table-row>
        <table:table-row table:style-name="ro1">
          <table:table-cell office:value-type="float" office:value="24478753" calcext:value-type="float">
            <text:p>24478753</text:p>
          </table:table-cell>
          <table:table-cell table:formula="of:=[.A1532]/1000/(60*60*24)" office:value-type="time" office:time-value="PT06H47M58.753S" calcext:value-type="time">
            <text:p>06:47:59</text:p>
          </table:table-cell>
          <table:table-cell office:value-type="float" office:value="1.12" calcext:value-type="float">
            <text:p>1.12</text:p>
          </table:table-cell>
          <table:table-cell office:value-type="float" office:value="112.4" calcext:value-type="float">
            <text:p>112.4</text:p>
          </table:table-cell>
          <table:table-cell office:value-type="float" office:value="125.35" calcext:value-type="float">
            <text:p>125.35</text:p>
          </table:table-cell>
          <table:table-cell office:value-type="float" office:value="820.63" calcext:value-type="float">
            <text:p>820.63</text:p>
          </table:table-cell>
          <table:table-cell office:value-type="float" office:value="985.77" calcext:value-type="float">
            <text:p>985.77</text:p>
          </table:table-cell>
        </table:table-row>
        <table:table-row table:style-name="ro1">
          <table:table-cell office:value-type="float" office:value="24494753" calcext:value-type="float">
            <text:p>24494753</text:p>
          </table:table-cell>
          <table:table-cell table:formula="of:=[.A1533]/1000/(60*60*24)" office:value-type="time" office:time-value="PT06H48M14.753S" calcext:value-type="time">
            <text:p>06:48:15</text:p>
          </table:table-cell>
          <table:table-cell office:value-type="float" office:value="1.12" calcext:value-type="float">
            <text:p>1.12</text:p>
          </table:table-cell>
          <table:table-cell office:value-type="float" office:value="112.4" calcext:value-type="float">
            <text:p>112.4</text:p>
          </table:table-cell>
          <table:table-cell office:value-type="float" office:value="125.35" calcext:value-type="float">
            <text:p>125.35</text:p>
          </table:table-cell>
          <table:table-cell office:value-type="float" office:value="821.13" calcext:value-type="float">
            <text:p>821.13</text:p>
          </table:table-cell>
          <table:table-cell office:value-type="float" office:value="986.32" calcext:value-type="float">
            <text:p>986.32</text:p>
          </table:table-cell>
        </table:table-row>
        <table:table-row table:style-name="ro1">
          <table:table-cell office:value-type="float" office:value="24510753" calcext:value-type="float">
            <text:p>24510753</text:p>
          </table:table-cell>
          <table:table-cell table:formula="of:=[.A1534]/1000/(60*60*24)" office:value-type="time" office:time-value="PT06H48M30.753S" calcext:value-type="time">
            <text:p>06:48:31</text:p>
          </table:table-cell>
          <table:table-cell office:value-type="float" office:value="1.12" calcext:value-type="float">
            <text:p>1.12</text:p>
          </table:table-cell>
          <table:table-cell office:value-type="float" office:value="112.3" calcext:value-type="float">
            <text:p>112.3</text:p>
          </table:table-cell>
          <table:table-cell office:value-type="float" office:value="125.69" calcext:value-type="float">
            <text:p>125.69</text:p>
          </table:table-cell>
          <table:table-cell office:value-type="float" office:value="821.63" calcext:value-type="float">
            <text:p>821.63</text:p>
          </table:table-cell>
          <table:table-cell office:value-type="float" office:value="986.88" calcext:value-type="float">
            <text:p>986.88</text:p>
          </table:table-cell>
        </table:table-row>
        <table:table-row table:style-name="ro1">
          <table:table-cell office:value-type="float" office:value="24526753" calcext:value-type="float">
            <text:p>24526753</text:p>
          </table:table-cell>
          <table:table-cell table:formula="of:=[.A1535]/1000/(60*60*24)" office:value-type="time" office:time-value="PT06H48M46.753S" calcext:value-type="time">
            <text:p>06:48:47</text:p>
          </table:table-cell>
          <table:table-cell office:value-type="float" office:value="1.12" calcext:value-type="float">
            <text:p>1.12</text:p>
          </table:table-cell>
          <table:table-cell office:value-type="float" office:value="112.2" calcext:value-type="float">
            <text:p>112.2</text:p>
          </table:table-cell>
          <table:table-cell office:value-type="float" office:value="125.13" calcext:value-type="float">
            <text:p>125.13</text:p>
          </table:table-cell>
          <table:table-cell office:value-type="float" office:value="822.13" calcext:value-type="float">
            <text:p>822.13</text:p>
          </table:table-cell>
          <table:table-cell office:value-type="float" office:value="987.44" calcext:value-type="float">
            <text:p>987.44</text:p>
          </table:table-cell>
        </table:table-row>
        <table:table-row table:style-name="ro1">
          <table:table-cell office:value-type="float" office:value="24542751" calcext:value-type="float">
            <text:p>24542751</text:p>
          </table:table-cell>
          <table:table-cell table:formula="of:=[.A1536]/1000/(60*60*24)" office:value-type="time" office:time-value="PT06H49M02.751S" calcext:value-type="time">
            <text:p>06:49:03</text:p>
          </table:table-cell>
          <table:table-cell office:value-type="float" office:value="1.12" calcext:value-type="float">
            <text:p>1.12</text:p>
          </table:table-cell>
          <table:table-cell office:value-type="float" office:value="112.3" calcext:value-type="float">
            <text:p>112.3</text:p>
          </table:table-cell>
          <table:table-cell office:value-type="float" office:value="125.24" calcext:value-type="float">
            <text:p>125.24</text:p>
          </table:table-cell>
          <table:table-cell office:value-type="float" office:value="822.62" calcext:value-type="float">
            <text:p>822.62</text:p>
          </table:table-cell>
          <table:table-cell office:value-type="float" office:value="987.99" calcext:value-type="float">
            <text:p>987.99</text:p>
          </table:table-cell>
        </table:table-row>
        <table:table-row table:style-name="ro1">
          <table:table-cell office:value-type="float" office:value="24558753" calcext:value-type="float">
            <text:p>24558753</text:p>
          </table:table-cell>
          <table:table-cell table:formula="of:=[.A1537]/1000/(60*60*24)" office:value-type="time" office:time-value="PT06H49M18.753S" calcext:value-type="time">
            <text:p>06:49:19</text:p>
          </table:table-cell>
          <table:table-cell office:value-type="float" office:value="1.12" calcext:value-type="float">
            <text:p>1.12</text:p>
          </table:table-cell>
          <table:table-cell office:value-type="float" office:value="112.2" calcext:value-type="float">
            <text:p>112.2</text:p>
          </table:table-cell>
          <table:table-cell office:value-type="float" office:value="125.13" calcext:value-type="float">
            <text:p>125.13</text:p>
          </table:table-cell>
          <table:table-cell office:value-type="float" office:value="823.12" calcext:value-type="float">
            <text:p>823.12</text:p>
          </table:table-cell>
          <table:table-cell office:value-type="float" office:value="988.55" calcext:value-type="float">
            <text:p>988.55</text:p>
          </table:table-cell>
        </table:table-row>
        <table:table-row table:style-name="ro1">
          <table:table-cell office:value-type="float" office:value="24574753" calcext:value-type="float">
            <text:p>24574753</text:p>
          </table:table-cell>
          <table:table-cell table:formula="of:=[.A1538]/1000/(60*60*24)" office:value-type="time" office:time-value="PT06H49M34.753S" calcext:value-type="time">
            <text:p>06:49:35</text:p>
          </table:table-cell>
          <table:table-cell office:value-type="float" office:value="1.12" calcext:value-type="float">
            <text:p>1.12</text:p>
          </table:table-cell>
          <table:table-cell office:value-type="float" office:value="112.2" calcext:value-type="float">
            <text:p>112.2</text:p>
          </table:table-cell>
          <table:table-cell office:value-type="float" office:value="125.13" calcext:value-type="float">
            <text:p>125.13</text:p>
          </table:table-cell>
          <table:table-cell office:value-type="float" office:value="823.62" calcext:value-type="float">
            <text:p>823.62</text:p>
          </table:table-cell>
          <table:table-cell office:value-type="float" office:value="989.11" calcext:value-type="float">
            <text:p>989.11</text:p>
          </table:table-cell>
        </table:table-row>
        <table:table-row table:style-name="ro1">
          <table:table-cell office:value-type="float" office:value="24590753" calcext:value-type="float">
            <text:p>24590753</text:p>
          </table:table-cell>
          <table:table-cell table:formula="of:=[.A1539]/1000/(60*60*24)" office:value-type="time" office:time-value="PT06H49M50.753S" calcext:value-type="time">
            <text:p>06:49:51</text:p>
          </table:table-cell>
          <table:table-cell office:value-type="float" office:value="1.11" calcext:value-type="float">
            <text:p>1.11</text:p>
          </table:table-cell>
          <table:table-cell office:value-type="float" office:value="112.1" calcext:value-type="float">
            <text:p>112.1</text:p>
          </table:table-cell>
          <table:table-cell office:value-type="float" office:value="124.57" calcext:value-type="float">
            <text:p>124.57</text:p>
          </table:table-cell>
          <table:table-cell office:value-type="float" office:value="824.12" calcext:value-type="float">
            <text:p>824.12</text:p>
          </table:table-cell>
          <table:table-cell office:value-type="float" office:value="989.66" calcext:value-type="float">
            <text:p>989.66</text:p>
          </table:table-cell>
        </table:table-row>
        <table:table-row table:style-name="ro1">
          <table:table-cell office:value-type="float" office:value="24606753" calcext:value-type="float">
            <text:p>24606753</text:p>
          </table:table-cell>
          <table:table-cell table:formula="of:=[.A1540]/1000/(60*60*24)" office:value-type="time" office:time-value="PT06H50M06.753S" calcext:value-type="time">
            <text:p>06:50:07</text:p>
          </table:table-cell>
          <table:table-cell office:value-type="float" office:value="1.12" calcext:value-type="float">
            <text:p>1.12</text:p>
          </table:table-cell>
          <table:table-cell office:value-type="float" office:value="112.1" calcext:value-type="float">
            <text:p>112.1</text:p>
          </table:table-cell>
          <table:table-cell office:value-type="float" office:value="125.02" calcext:value-type="float">
            <text:p>125.02</text:p>
          </table:table-cell>
          <table:table-cell office:value-type="float" office:value="824.62" calcext:value-type="float">
            <text:p>824.62</text:p>
          </table:table-cell>
          <table:table-cell office:value-type="float" office:value="990.22" calcext:value-type="float">
            <text:p>990.22</text:p>
          </table:table-cell>
        </table:table-row>
        <table:table-row table:style-name="ro1">
          <table:table-cell office:value-type="float" office:value="24622751" calcext:value-type="float">
            <text:p>24622751</text:p>
          </table:table-cell>
          <table:table-cell table:formula="of:=[.A1541]/1000/(60*60*24)" office:value-type="time" office:time-value="PT06H50M22.751S" calcext:value-type="time">
            <text:p>06:50:23</text:p>
          </table:table-cell>
          <table:table-cell office:value-type="float" office:value="1.11" calcext:value-type="float">
            <text:p>1.11</text:p>
          </table:table-cell>
          <table:table-cell office:value-type="float" office:value="112" calcext:value-type="float">
            <text:p>112</text:p>
          </table:table-cell>
          <table:table-cell office:value-type="float" office:value="124.45" calcext:value-type="float">
            <text:p>124.45</text:p>
          </table:table-cell>
          <table:table-cell office:value-type="float" office:value="825.12" calcext:value-type="float">
            <text:p>825.12</text:p>
          </table:table-cell>
          <table:table-cell office:value-type="float" office:value="990.77" calcext:value-type="float">
            <text:p>990.77</text:p>
          </table:table-cell>
        </table:table-row>
        <table:table-row table:style-name="ro1">
          <table:table-cell office:value-type="float" office:value="24638753" calcext:value-type="float">
            <text:p>24638753</text:p>
          </table:table-cell>
          <table:table-cell table:formula="of:=[.A1542]/1000/(60*60*24)" office:value-type="time" office:time-value="PT06H50M38.753S" calcext:value-type="time">
            <text:p>06:50:39</text:p>
          </table:table-cell>
          <table:table-cell office:value-type="float" office:value="1.11" calcext:value-type="float">
            <text:p>1.11</text:p>
          </table:table-cell>
          <table:table-cell office:value-type="float" office:value="112" calcext:value-type="float">
            <text:p>112</text:p>
          </table:table-cell>
          <table:table-cell office:value-type="float" office:value="124.45" calcext:value-type="float">
            <text:p>124.45</text:p>
          </table:table-cell>
          <table:table-cell office:value-type="float" office:value="825.62" calcext:value-type="float">
            <text:p>825.62</text:p>
          </table:table-cell>
          <table:table-cell office:value-type="float" office:value="991.32" calcext:value-type="float">
            <text:p>991.32</text:p>
          </table:table-cell>
        </table:table-row>
        <table:table-row table:style-name="ro1">
          <table:table-cell office:value-type="float" office:value="24654753" calcext:value-type="float">
            <text:p>24654753</text:p>
          </table:table-cell>
          <table:table-cell table:formula="of:=[.A1543]/1000/(60*60*24)" office:value-type="time" office:time-value="PT06H50M54.753S" calcext:value-type="time">
            <text:p>06:50:55</text:p>
          </table:table-cell>
          <table:table-cell office:value-type="float" office:value="1.12" calcext:value-type="float">
            <text:p>1.12</text:p>
          </table:table-cell>
          <table:table-cell office:value-type="float" office:value="112" calcext:value-type="float">
            <text:p>112</text:p>
          </table:table-cell>
          <table:table-cell office:value-type="float" office:value="124.9" calcext:value-type="float">
            <text:p>124.9</text:p>
          </table:table-cell>
          <table:table-cell office:value-type="float" office:value="826.11" calcext:value-type="float">
            <text:p>826.11</text:p>
          </table:table-cell>
          <table:table-cell office:value-type="float" office:value="991.88" calcext:value-type="float">
            <text:p>991.88</text:p>
          </table:table-cell>
        </table:table-row>
        <table:table-row table:style-name="ro1">
          <table:table-cell office:value-type="float" office:value="24670753" calcext:value-type="float">
            <text:p>24670753</text:p>
          </table:table-cell>
          <table:table-cell table:formula="of:=[.A1544]/1000/(60*60*24)" office:value-type="time" office:time-value="PT06H51M10.753S" calcext:value-type="time">
            <text:p>06:51:11</text:p>
          </table:table-cell>
          <table:table-cell office:value-type="float" office:value="1.11" calcext:value-type="float">
            <text:p>1.11</text:p>
          </table:table-cell>
          <table:table-cell office:value-type="float" office:value="111.9" calcext:value-type="float">
            <text:p>111.9</text:p>
          </table:table-cell>
          <table:table-cell office:value-type="float" office:value="124.34" calcext:value-type="float">
            <text:p>124.34</text:p>
          </table:table-cell>
          <table:table-cell office:value-type="float" office:value="826.61" calcext:value-type="float">
            <text:p>826.61</text:p>
          </table:table-cell>
          <table:table-cell office:value-type="float" office:value="992.43" calcext:value-type="float">
            <text:p>992.43</text:p>
          </table:table-cell>
        </table:table-row>
        <table:table-row table:style-name="ro1">
          <table:table-cell office:value-type="float" office:value="24686753" calcext:value-type="float">
            <text:p>24686753</text:p>
          </table:table-cell>
          <table:table-cell table:formula="of:=[.A1545]/1000/(60*60*24)" office:value-type="time" office:time-value="PT06H51M26.753S" calcext:value-type="time">
            <text:p>06:51:27</text:p>
          </table:table-cell>
          <table:table-cell office:value-type="float" office:value="1.11" calcext:value-type="float">
            <text:p>1.11</text:p>
          </table:table-cell>
          <table:table-cell office:value-type="float" office:value="111.9" calcext:value-type="float">
            <text:p>111.9</text:p>
          </table:table-cell>
          <table:table-cell office:value-type="float" office:value="124.34" calcext:value-type="float">
            <text:p>124.34</text:p>
          </table:table-cell>
          <table:table-cell office:value-type="float" office:value="827.11" calcext:value-type="float">
            <text:p>827.11</text:p>
          </table:table-cell>
          <table:table-cell office:value-type="float" office:value="992.98" calcext:value-type="float">
            <text:p>992.98</text:p>
          </table:table-cell>
        </table:table-row>
        <table:table-row table:style-name="ro1">
          <table:table-cell office:value-type="float" office:value="24702753" calcext:value-type="float">
            <text:p>24702753</text:p>
          </table:table-cell>
          <table:table-cell table:formula="of:=[.A1546]/1000/(60*60*24)" office:value-type="time" office:time-value="PT06H51M42.753S" calcext:value-type="time">
            <text:p>06:51:43</text:p>
          </table:table-cell>
          <table:table-cell office:value-type="float" office:value="1.11" calcext:value-type="float">
            <text:p>1.11</text:p>
          </table:table-cell>
          <table:table-cell office:value-type="float" office:value="111.9" calcext:value-type="float">
            <text:p>111.9</text:p>
          </table:table-cell>
          <table:table-cell office:value-type="float" office:value="124.34" calcext:value-type="float">
            <text:p>124.34</text:p>
          </table:table-cell>
          <table:table-cell office:value-type="float" office:value="827.61" calcext:value-type="float">
            <text:p>827.61</text:p>
          </table:table-cell>
          <table:table-cell office:value-type="float" office:value="993.53" calcext:value-type="float">
            <text:p>993.53</text:p>
          </table:table-cell>
        </table:table-row>
        <table:table-row table:style-name="ro1">
          <table:table-cell office:value-type="float" office:value="24718753" calcext:value-type="float">
            <text:p>24718753</text:p>
          </table:table-cell>
          <table:table-cell table:formula="of:=[.A1547]/1000/(60*60*24)" office:value-type="time" office:time-value="PT06H51M58.753S" calcext:value-type="time">
            <text:p>06:51:59</text:p>
          </table:table-cell>
          <table:table-cell office:value-type="float" office:value="1.11" calcext:value-type="float">
            <text:p>1.11</text:p>
          </table:table-cell>
          <table:table-cell office:value-type="float" office:value="111.9" calcext:value-type="float">
            <text:p>111.9</text:p>
          </table:table-cell>
          <table:table-cell office:value-type="float" office:value="124.34" calcext:value-type="float">
            <text:p>124.34</text:p>
          </table:table-cell>
          <table:table-cell office:value-type="float" office:value="828.1" calcext:value-type="float">
            <text:p>828.1</text:p>
          </table:table-cell>
          <table:table-cell office:value-type="float" office:value="994.09" calcext:value-type="float">
            <text:p>994.09</text:p>
          </table:table-cell>
        </table:table-row>
        <table:table-row table:style-name="ro1">
          <table:table-cell office:value-type="float" office:value="24734753" calcext:value-type="float">
            <text:p>24734753</text:p>
          </table:table-cell>
          <table:table-cell table:formula="of:=[.A1548]/1000/(60*60*24)" office:value-type="time" office:time-value="PT06H52M14.753S" calcext:value-type="time">
            <text:p>06:52:15</text:p>
          </table:table-cell>
          <table:table-cell office:value-type="float" office:value="1.11" calcext:value-type="float">
            <text:p>1.11</text:p>
          </table:table-cell>
          <table:table-cell office:value-type="float" office:value="111.8" calcext:value-type="float">
            <text:p>111.8</text:p>
          </table:table-cell>
          <table:table-cell office:value-type="float" office:value="124.23" calcext:value-type="float">
            <text:p>124.23</text:p>
          </table:table-cell>
          <table:table-cell office:value-type="float" office:value="828.6" calcext:value-type="float">
            <text:p>828.6</text:p>
          </table:table-cell>
          <table:table-cell office:value-type="float" office:value="994.64" calcext:value-type="float">
            <text:p>994.64</text:p>
          </table:table-cell>
        </table:table-row>
        <table:table-row table:style-name="ro1">
          <table:table-cell office:value-type="float" office:value="24750753" calcext:value-type="float">
            <text:p>24750753</text:p>
          </table:table-cell>
          <table:table-cell table:formula="of:=[.A1549]/1000/(60*60*24)" office:value-type="time" office:time-value="PT06H52M30.753S" calcext:value-type="time">
            <text:p>06:52:31</text:p>
          </table:table-cell>
          <table:table-cell office:value-type="float" office:value="1.11" calcext:value-type="float">
            <text:p>1.11</text:p>
          </table:table-cell>
          <table:table-cell office:value-type="float" office:value="111.7" calcext:value-type="float">
            <text:p>111.7</text:p>
          </table:table-cell>
          <table:table-cell office:value-type="float" office:value="123.67" calcext:value-type="float">
            <text:p>123.67</text:p>
          </table:table-cell>
          <table:table-cell office:value-type="float" office:value="829.1" calcext:value-type="float">
            <text:p>829.1</text:p>
          </table:table-cell>
          <table:table-cell office:value-type="float" office:value="995.19" calcext:value-type="float">
            <text:p>995.19</text:p>
          </table:table-cell>
        </table:table-row>
        <table:table-row table:style-name="ro1">
          <table:table-cell office:value-type="float" office:value="24766753" calcext:value-type="float">
            <text:p>24766753</text:p>
          </table:table-cell>
          <table:table-cell table:formula="of:=[.A1550]/1000/(60*60*24)" office:value-type="time" office:time-value="PT06H52M46.753S" calcext:value-type="time">
            <text:p>06:52:47</text:p>
          </table:table-cell>
          <table:table-cell office:value-type="float" office:value="1.11" calcext:value-type="float">
            <text:p>1.11</text:p>
          </table:table-cell>
          <table:table-cell office:value-type="float" office:value="111.7" calcext:value-type="float">
            <text:p>111.7</text:p>
          </table:table-cell>
          <table:table-cell office:value-type="float" office:value="124.12" calcext:value-type="float">
            <text:p>124.12</text:p>
          </table:table-cell>
          <table:table-cell office:value-type="float" office:value="829.59" calcext:value-type="float">
            <text:p>829.59</text:p>
          </table:table-cell>
          <table:table-cell office:value-type="float" office:value="995.74" calcext:value-type="float">
            <text:p>995.74</text:p>
          </table:table-cell>
        </table:table-row>
        <table:table-row table:style-name="ro1">
          <table:table-cell office:value-type="float" office:value="24782753" calcext:value-type="float">
            <text:p>24782753</text:p>
          </table:table-cell>
          <table:table-cell table:formula="of:=[.A1551]/1000/(60*60*24)" office:value-type="time" office:time-value="PT06H53M02.753S" calcext:value-type="time">
            <text:p>06:53:03</text:p>
          </table:table-cell>
          <table:table-cell office:value-type="float" office:value="1.11" calcext:value-type="float">
            <text:p>1.11</text:p>
          </table:table-cell>
          <table:table-cell office:value-type="float" office:value="111.7" calcext:value-type="float">
            <text:p>111.7</text:p>
          </table:table-cell>
          <table:table-cell office:value-type="float" office:value="123.67" calcext:value-type="float">
            <text:p>123.67</text:p>
          </table:table-cell>
          <table:table-cell office:value-type="float" office:value="830.09" calcext:value-type="float">
            <text:p>830.09</text:p>
          </table:table-cell>
          <table:table-cell office:value-type="float" office:value="996.29" calcext:value-type="float">
            <text:p>996.29</text:p>
          </table:table-cell>
        </table:table-row>
        <table:table-row table:style-name="ro1">
          <table:table-cell office:value-type="float" office:value="24798753" calcext:value-type="float">
            <text:p>24798753</text:p>
          </table:table-cell>
          <table:table-cell table:formula="of:=[.A1552]/1000/(60*60*24)" office:value-type="time" office:time-value="PT06H53M18.753S" calcext:value-type="time">
            <text:p>06:53:19</text:p>
          </table:table-cell>
          <table:table-cell office:value-type="float" office:value="1.11" calcext:value-type="float">
            <text:p>1.11</text:p>
          </table:table-cell>
          <table:table-cell office:value-type="float" office:value="111.6" calcext:value-type="float">
            <text:p>111.6</text:p>
          </table:table-cell>
          <table:table-cell office:value-type="float" office:value="123.56" calcext:value-type="float">
            <text:p>123.56</text:p>
          </table:table-cell>
          <table:table-cell office:value-type="float" office:value="830.59" calcext:value-type="float">
            <text:p>830.59</text:p>
          </table:table-cell>
          <table:table-cell office:value-type="float" office:value="996.84" calcext:value-type="float">
            <text:p>996.84</text:p>
          </table:table-cell>
        </table:table-row>
        <table:table-row table:style-name="ro1">
          <table:table-cell office:value-type="float" office:value="24814753" calcext:value-type="float">
            <text:p>24814753</text:p>
          </table:table-cell>
          <table:table-cell table:formula="of:=[.A1553]/1000/(60*60*24)" office:value-type="time" office:time-value="PT06H53M34.753S" calcext:value-type="time">
            <text:p>06:53:35</text:p>
          </table:table-cell>
          <table:table-cell office:value-type="float" office:value="1.11" calcext:value-type="float">
            <text:p>1.11</text:p>
          </table:table-cell>
          <table:table-cell office:value-type="float" office:value="111.6" calcext:value-type="float">
            <text:p>111.6</text:p>
          </table:table-cell>
          <table:table-cell office:value-type="float" office:value="123.56" calcext:value-type="float">
            <text:p>123.56</text:p>
          </table:table-cell>
          <table:table-cell office:value-type="float" office:value="831.08" calcext:value-type="float">
            <text:p>831.08</text:p>
          </table:table-cell>
          <table:table-cell office:value-type="float" office:value="997.39" calcext:value-type="float">
            <text:p>997.39</text:p>
          </table:table-cell>
        </table:table-row>
        <table:table-row table:style-name="ro1">
          <table:table-cell office:value-type="float" office:value="24830753" calcext:value-type="float">
            <text:p>24830753</text:p>
          </table:table-cell>
          <table:table-cell table:formula="of:=[.A1554]/1000/(60*60*24)" office:value-type="time" office:time-value="PT06H53M50.753S" calcext:value-type="time">
            <text:p>06:53:51</text:p>
          </table:table-cell>
          <table:table-cell office:value-type="float" office:value="1.11" calcext:value-type="float">
            <text:p>1.11</text:p>
          </table:table-cell>
          <table:table-cell office:value-type="float" office:value="111.5" calcext:value-type="float">
            <text:p>111.5</text:p>
          </table:table-cell>
          <table:table-cell office:value-type="float" office:value="123.45" calcext:value-type="float">
            <text:p>123.45</text:p>
          </table:table-cell>
          <table:table-cell office:value-type="float" office:value="831.58" calcext:value-type="float">
            <text:p>831.58</text:p>
          </table:table-cell>
          <table:table-cell office:value-type="float" office:value="997.94" calcext:value-type="float">
            <text:p>997.94</text:p>
          </table:table-cell>
        </table:table-row>
        <table:table-row table:style-name="ro1">
          <table:table-cell office:value-type="float" office:value="24846753" calcext:value-type="float">
            <text:p>24846753</text:p>
          </table:table-cell>
          <table:table-cell table:formula="of:=[.A1555]/1000/(60*60*24)" office:value-type="time" office:time-value="PT06H54M06.753S" calcext:value-type="time">
            <text:p>06:54:07</text:p>
          </table:table-cell>
          <table:table-cell office:value-type="float" office:value="1.11" calcext:value-type="float">
            <text:p>1.11</text:p>
          </table:table-cell>
          <table:table-cell office:value-type="float" office:value="111.5" calcext:value-type="float">
            <text:p>111.5</text:p>
          </table:table-cell>
          <table:table-cell office:value-type="float" office:value="123.45" calcext:value-type="float">
            <text:p>123.45</text:p>
          </table:table-cell>
          <table:table-cell office:value-type="float" office:value="832.07" calcext:value-type="float">
            <text:p>832.07</text:p>
          </table:table-cell>
          <table:table-cell office:value-type="float" office:value="998.49" calcext:value-type="float">
            <text:p>998.49</text:p>
          </table:table-cell>
        </table:table-row>
        <table:table-row table:style-name="ro1">
          <table:table-cell office:value-type="float" office:value="24862753" calcext:value-type="float">
            <text:p>24862753</text:p>
          </table:table-cell>
          <table:table-cell table:formula="of:=[.A1556]/1000/(60*60*24)" office:value-type="time" office:time-value="PT06H54M22.753S" calcext:value-type="time">
            <text:p>06:54:23</text:p>
          </table:table-cell>
          <table:table-cell office:value-type="float" office:value="1.11" calcext:value-type="float">
            <text:p>1.11</text:p>
          </table:table-cell>
          <table:table-cell office:value-type="float" office:value="111.5" calcext:value-type="float">
            <text:p>111.5</text:p>
          </table:table-cell>
          <table:table-cell office:value-type="float" office:value="123.45" calcext:value-type="float">
            <text:p>123.45</text:p>
          </table:table-cell>
          <table:table-cell office:value-type="float" office:value="832.57" calcext:value-type="float">
            <text:p>832.57</text:p>
          </table:table-cell>
          <table:table-cell office:value-type="float" office:value="999.04" calcext:value-type="float">
            <text:p>999.04</text:p>
          </table:table-cell>
        </table:table-row>
        <table:table-row table:style-name="ro1">
          <table:table-cell office:value-type="float" office:value="24878753" calcext:value-type="float">
            <text:p>24878753</text:p>
          </table:table-cell>
          <table:table-cell table:formula="of:=[.A1557]/1000/(60*60*24)" office:value-type="time" office:time-value="PT06H54M38.753S" calcext:value-type="time">
            <text:p>06:54:39</text:p>
          </table:table-cell>
          <table:table-cell office:value-type="float" office:value="1.11" calcext:value-type="float">
            <text:p>1.11</text:p>
          </table:table-cell>
          <table:table-cell office:value-type="float" office:value="111.4" calcext:value-type="float">
            <text:p>111.4</text:p>
          </table:table-cell>
          <table:table-cell office:value-type="float" office:value="123.34" calcext:value-type="float">
            <text:p>123.34</text:p>
          </table:table-cell>
          <table:table-cell office:value-type="float" office:value="833.06" calcext:value-type="float">
            <text:p>833.06</text:p>
          </table:table-cell>
          <table:table-cell office:value-type="float" office:value="999.58" calcext:value-type="float">
            <text:p>999.58</text:p>
          </table:table-cell>
        </table:table-row>
        <table:table-row table:style-name="ro1">
          <table:table-cell office:value-type="float" office:value="24894753" calcext:value-type="float">
            <text:p>24894753</text:p>
          </table:table-cell>
          <table:table-cell table:formula="of:=[.A1558]/1000/(60*60*24)" office:value-type="time" office:time-value="PT06H54M54.753S" calcext:value-type="time">
            <text:p>06:54:55</text:p>
          </table:table-cell>
          <table:table-cell office:value-type="float" office:value="1.11" calcext:value-type="float">
            <text:p>1.11</text:p>
          </table:table-cell>
          <table:table-cell office:value-type="float" office:value="111.4" calcext:value-type="float">
            <text:p>111.4</text:p>
          </table:table-cell>
          <table:table-cell office:value-type="float" office:value="123.34" calcext:value-type="float">
            <text:p>123.34</text:p>
          </table:table-cell>
          <table:table-cell office:value-type="float" office:value="833.56" calcext:value-type="float">
            <text:p>833.56</text:p>
          </table:table-cell>
          <table:table-cell office:value-type="float" office:value="1000.13" calcext:value-type="float">
            <text:p>1000.13</text:p>
          </table:table-cell>
        </table:table-row>
        <table:table-row table:style-name="ro1">
          <table:table-cell office:value-type="float" office:value="24910753" calcext:value-type="float">
            <text:p>24910753</text:p>
          </table:table-cell>
          <table:table-cell table:formula="of:=[.A1559]/1000/(60*60*24)" office:value-type="time" office:time-value="PT06H55M10.753S" calcext:value-type="time">
            <text:p>06:55:11</text:p>
          </table:table-cell>
          <table:table-cell office:value-type="float" office:value="1.11" calcext:value-type="float">
            <text:p>1.11</text:p>
          </table:table-cell>
          <table:table-cell office:value-type="float" office:value="111.4" calcext:value-type="float">
            <text:p>111.4</text:p>
          </table:table-cell>
          <table:table-cell office:value-type="float" office:value="123.34" calcext:value-type="float">
            <text:p>123.34</text:p>
          </table:table-cell>
          <table:table-cell office:value-type="float" office:value="834.05" calcext:value-type="float">
            <text:p>834.05</text:p>
          </table:table-cell>
          <table:table-cell office:value-type="float" office:value="1000.68" calcext:value-type="float">
            <text:p>1000.68</text:p>
          </table:table-cell>
        </table:table-row>
        <table:table-row table:style-name="ro1">
          <table:table-cell office:value-type="float" office:value="24926753" calcext:value-type="float">
            <text:p>24926753</text:p>
          </table:table-cell>
          <table:table-cell table:formula="of:=[.A1560]/1000/(60*60*24)" office:value-type="time" office:time-value="PT06H55M26.753S" calcext:value-type="time">
            <text:p>06:55:27</text:p>
          </table:table-cell>
          <table:table-cell office:value-type="float" office:value="1.11" calcext:value-type="float">
            <text:p>1.11</text:p>
          </table:table-cell>
          <table:table-cell office:value-type="float" office:value="111.3" calcext:value-type="float">
            <text:p>111.3</text:p>
          </table:table-cell>
          <table:table-cell office:value-type="float" office:value="123.22" calcext:value-type="float">
            <text:p>123.22</text:p>
          </table:table-cell>
          <table:table-cell office:value-type="float" office:value="834.55" calcext:value-type="float">
            <text:p>834.55</text:p>
          </table:table-cell>
          <table:table-cell office:value-type="float" office:value="1001.23" calcext:value-type="float">
            <text:p>1001.23</text:p>
          </table:table-cell>
        </table:table-row>
        <table:table-row table:style-name="ro1">
          <table:table-cell office:value-type="float" office:value="24942751" calcext:value-type="float">
            <text:p>24942751</text:p>
          </table:table-cell>
          <table:table-cell table:formula="of:=[.A1561]/1000/(60*60*24)" office:value-type="time" office:time-value="PT06H55M42.751S" calcext:value-type="time">
            <text:p>06:55:43</text:p>
          </table:table-cell>
          <table:table-cell office:value-type="float" office:value="1.1" calcext:value-type="float">
            <text:p>1.1</text:p>
          </table:table-cell>
          <table:table-cell office:value-type="float" office:value="111.3" calcext:value-type="float">
            <text:p>111.3</text:p>
          </table:table-cell>
          <table:table-cell office:value-type="float" office:value="122.78" calcext:value-type="float">
            <text:p>122.78</text:p>
          </table:table-cell>
          <table:table-cell office:value-type="float" office:value="835.04" calcext:value-type="float">
            <text:p>835.04</text:p>
          </table:table-cell>
          <table:table-cell office:value-type="float" office:value="1001.77" calcext:value-type="float">
            <text:p>1001.77</text:p>
          </table:table-cell>
        </table:table-row>
        <table:table-row table:style-name="ro1">
          <table:table-cell office:value-type="float" office:value="24958753" calcext:value-type="float">
            <text:p>24958753</text:p>
          </table:table-cell>
          <table:table-cell table:formula="of:=[.A1562]/1000/(60*60*24)" office:value-type="time" office:time-value="PT06H55M58.753S" calcext:value-type="time">
            <text:p>06:55:59</text:p>
          </table:table-cell>
          <table:table-cell office:value-type="float" office:value="1.1" calcext:value-type="float">
            <text:p>1.1</text:p>
          </table:table-cell>
          <table:table-cell office:value-type="float" office:value="111.2" calcext:value-type="float">
            <text:p>111.2</text:p>
          </table:table-cell>
          <table:table-cell office:value-type="float" office:value="122.67" calcext:value-type="float">
            <text:p>122.67</text:p>
          </table:table-cell>
          <table:table-cell office:value-type="float" office:value="835.54" calcext:value-type="float">
            <text:p>835.54</text:p>
          </table:table-cell>
          <table:table-cell office:value-type="float" office:value="1002.32" calcext:value-type="float">
            <text:p>1002.32</text:p>
          </table:table-cell>
        </table:table-row>
        <table:table-row table:style-name="ro1">
          <table:table-cell office:value-type="float" office:value="24974753" calcext:value-type="float">
            <text:p>24974753</text:p>
          </table:table-cell>
          <table:table-cell table:formula="of:=[.A1563]/1000/(60*60*24)" office:value-type="time" office:time-value="PT06H56M14.753S" calcext:value-type="time">
            <text:p>06:56:15</text:p>
          </table:table-cell>
          <table:table-cell office:value-type="float" office:value="1.1" calcext:value-type="float">
            <text:p>1.1</text:p>
          </table:table-cell>
          <table:table-cell office:value-type="float" office:value="111.2" calcext:value-type="float">
            <text:p>111.2</text:p>
          </table:table-cell>
          <table:table-cell office:value-type="float" office:value="122.67" calcext:value-type="float">
            <text:p>122.67</text:p>
          </table:table-cell>
          <table:table-cell office:value-type="float" office:value="836.03" calcext:value-type="float">
            <text:p>836.03</text:p>
          </table:table-cell>
          <table:table-cell office:value-type="float" office:value="1002.86" calcext:value-type="float">
            <text:p>1002.86</text:p>
          </table:table-cell>
        </table:table-row>
        <table:table-row table:style-name="ro1">
          <table:table-cell office:value-type="float" office:value="24990753" calcext:value-type="float">
            <text:p>24990753</text:p>
          </table:table-cell>
          <table:table-cell table:formula="of:=[.A1564]/1000/(60*60*24)" office:value-type="time" office:time-value="PT06H56M30.753S" calcext:value-type="time">
            <text:p>06:56:31</text:p>
          </table:table-cell>
          <table:table-cell office:value-type="float" office:value="1.1" calcext:value-type="float">
            <text:p>1.1</text:p>
          </table:table-cell>
          <table:table-cell office:value-type="float" office:value="111.2" calcext:value-type="float">
            <text:p>111.2</text:p>
          </table:table-cell>
          <table:table-cell office:value-type="float" office:value="122.67" calcext:value-type="float">
            <text:p>122.67</text:p>
          </table:table-cell>
          <table:table-cell office:value-type="float" office:value="836.53" calcext:value-type="float">
            <text:p>836.53</text:p>
          </table:table-cell>
          <table:table-cell office:value-type="float" office:value="1003.41" calcext:value-type="float">
            <text:p>1003.41</text:p>
          </table:table-cell>
        </table:table-row>
        <table:table-row table:style-name="ro1">
          <table:table-cell office:value-type="float" office:value="25006753" calcext:value-type="float">
            <text:p>25006753</text:p>
          </table:table-cell>
          <table:table-cell table:formula="of:=[.A1565]/1000/(60*60*24)" office:value-type="time" office:time-value="PT06H56M46.753S" calcext:value-type="time">
            <text:p>06:56:47</text:p>
          </table:table-cell>
          <table:table-cell office:value-type="float" office:value="1.1" calcext:value-type="float">
            <text:p>1.1</text:p>
          </table:table-cell>
          <table:table-cell office:value-type="float" office:value="111.1" calcext:value-type="float">
            <text:p>111.1</text:p>
          </table:table-cell>
          <table:table-cell office:value-type="float" office:value="122.56" calcext:value-type="float">
            <text:p>122.56</text:p>
          </table:table-cell>
          <table:table-cell office:value-type="float" office:value="837.02" calcext:value-type="float">
            <text:p>837.02</text:p>
          </table:table-cell>
          <table:table-cell office:value-type="float" office:value="1003.95" calcext:value-type="float">
            <text:p>1003.95</text:p>
          </table:table-cell>
        </table:table-row>
        <table:table-row table:style-name="ro1">
          <table:table-cell office:value-type="float" office:value="25022753" calcext:value-type="float">
            <text:p>25022753</text:p>
          </table:table-cell>
          <table:table-cell table:formula="of:=[.A1566]/1000/(60*60*24)" office:value-type="time" office:time-value="PT06H57M02.753S" calcext:value-type="time">
            <text:p>06:57:03</text:p>
          </table:table-cell>
          <table:table-cell office:value-type="float" office:value="1.1" calcext:value-type="float">
            <text:p>1.1</text:p>
          </table:table-cell>
          <table:table-cell office:value-type="float" office:value="111.1" calcext:value-type="float">
            <text:p>111.1</text:p>
          </table:table-cell>
          <table:table-cell office:value-type="float" office:value="122.56" calcext:value-type="float">
            <text:p>122.56</text:p>
          </table:table-cell>
          <table:table-cell office:value-type="float" office:value="837.51" calcext:value-type="float">
            <text:p>837.51</text:p>
          </table:table-cell>
          <table:table-cell office:value-type="float" office:value="1004.5" calcext:value-type="float">
            <text:p>1004.5</text:p>
          </table:table-cell>
        </table:table-row>
        <table:table-row table:style-name="ro1">
          <table:table-cell office:value-type="float" office:value="25038753" calcext:value-type="float">
            <text:p>25038753</text:p>
          </table:table-cell>
          <table:table-cell table:formula="of:=[.A1567]/1000/(60*60*24)" office:value-type="time" office:time-value="PT06H57M18.753S" calcext:value-type="time">
            <text:p>06:57:19</text:p>
          </table:table-cell>
          <table:table-cell office:value-type="float" office:value="1.1" calcext:value-type="float">
            <text:p>1.1</text:p>
          </table:table-cell>
          <table:table-cell office:value-type="float" office:value="111.1" calcext:value-type="float">
            <text:p>111.1</text:p>
          </table:table-cell>
          <table:table-cell office:value-type="float" office:value="122.55" calcext:value-type="float">
            <text:p>122.55</text:p>
          </table:table-cell>
          <table:table-cell office:value-type="float" office:value="838.01" calcext:value-type="float">
            <text:p>838.01</text:p>
          </table:table-cell>
          <table:table-cell office:value-type="float" office:value="1005.04" calcext:value-type="float">
            <text:p>1005.04</text:p>
          </table:table-cell>
        </table:table-row>
        <table:table-row table:style-name="ro1">
          <table:table-cell office:value-type="float" office:value="25054753" calcext:value-type="float">
            <text:p>25054753</text:p>
          </table:table-cell>
          <table:table-cell table:formula="of:=[.A1568]/1000/(60*60*24)" office:value-type="time" office:time-value="PT06H57M34.753S" calcext:value-type="time">
            <text:p>06:57:35</text:p>
          </table:table-cell>
          <table:table-cell office:value-type="float" office:value="1.1" calcext:value-type="float">
            <text:p>1.1</text:p>
          </table:table-cell>
          <table:table-cell office:value-type="float" office:value="111" calcext:value-type="float">
            <text:p>111</text:p>
          </table:table-cell>
          <table:table-cell office:value-type="float" office:value="122.44" calcext:value-type="float">
            <text:p>122.44</text:p>
          </table:table-cell>
          <table:table-cell office:value-type="float" office:value="838.5" calcext:value-type="float">
            <text:p>838.5</text:p>
          </table:table-cell>
          <table:table-cell office:value-type="float" office:value="1005.59" calcext:value-type="float">
            <text:p>1005.59</text:p>
          </table:table-cell>
        </table:table-row>
        <table:table-row table:style-name="ro1">
          <table:table-cell office:value-type="float" office:value="25070753" calcext:value-type="float">
            <text:p>25070753</text:p>
          </table:table-cell>
          <table:table-cell table:formula="of:=[.A1569]/1000/(60*60*24)" office:value-type="time" office:time-value="PT06H57M50.753S" calcext:value-type="time">
            <text:p>06:57:51</text:p>
          </table:table-cell>
          <table:table-cell office:value-type="float" office:value="1.1" calcext:value-type="float">
            <text:p>1.1</text:p>
          </table:table-cell>
          <table:table-cell office:value-type="float" office:value="110.9" calcext:value-type="float">
            <text:p>110.9</text:p>
          </table:table-cell>
          <table:table-cell office:value-type="float" office:value="122.33" calcext:value-type="float">
            <text:p>122.33</text:p>
          </table:table-cell>
          <table:table-cell office:value-type="float" office:value="839" calcext:value-type="float">
            <text:p>839</text:p>
          </table:table-cell>
          <table:table-cell office:value-type="float" office:value="1006.13" calcext:value-type="float">
            <text:p>1006.13</text:p>
          </table:table-cell>
        </table:table-row>
        <table:table-row table:style-name="ro1">
          <table:table-cell office:value-type="float" office:value="25086753" calcext:value-type="float">
            <text:p>25086753</text:p>
          </table:table-cell>
          <table:table-cell table:formula="of:=[.A1570]/1000/(60*60*24)" office:value-type="time" office:time-value="PT06H58M06.753S" calcext:value-type="time">
            <text:p>06:58:07</text:p>
          </table:table-cell>
          <table:table-cell office:value-type="float" office:value="1.1" calcext:value-type="float">
            <text:p>1.1</text:p>
          </table:table-cell>
          <table:table-cell office:value-type="float" office:value="111" calcext:value-type="float">
            <text:p>111</text:p>
          </table:table-cell>
          <table:table-cell office:value-type="float" office:value="122.44" calcext:value-type="float">
            <text:p>122.44</text:p>
          </table:table-cell>
          <table:table-cell office:value-type="float" office:value="839.49" calcext:value-type="float">
            <text:p>839.49</text:p>
          </table:table-cell>
          <table:table-cell office:value-type="float" office:value="1006.67" calcext:value-type="float">
            <text:p>1006.67</text:p>
          </table:table-cell>
        </table:table-row>
        <table:table-row table:style-name="ro1">
          <table:table-cell office:value-type="float" office:value="25102753" calcext:value-type="float">
            <text:p>25102753</text:p>
          </table:table-cell>
          <table:table-cell table:formula="of:=[.A1571]/1000/(60*60*24)" office:value-type="time" office:time-value="PT06H58M22.753S" calcext:value-type="time">
            <text:p>06:58:23</text:p>
          </table:table-cell>
          <table:table-cell office:value-type="float" office:value="1.1" calcext:value-type="float">
            <text:p>1.1</text:p>
          </table:table-cell>
          <table:table-cell office:value-type="float" office:value="110.9" calcext:value-type="float">
            <text:p>110.9</text:p>
          </table:table-cell>
          <table:table-cell office:value-type="float" office:value="121.89" calcext:value-type="float">
            <text:p>121.89</text:p>
          </table:table-cell>
          <table:table-cell office:value-type="float" office:value="839.98" calcext:value-type="float">
            <text:p>839.98</text:p>
          </table:table-cell>
          <table:table-cell office:value-type="float" office:value="1007.22" calcext:value-type="float">
            <text:p>1007.22</text:p>
          </table:table-cell>
        </table:table-row>
        <table:table-row table:style-name="ro1">
          <table:table-cell office:value-type="float" office:value="25118753" calcext:value-type="float">
            <text:p>25118753</text:p>
          </table:table-cell>
          <table:table-cell table:formula="of:=[.A1572]/1000/(60*60*24)" office:value-type="time" office:time-value="PT06H58M38.753S" calcext:value-type="time">
            <text:p>06:58:39</text:p>
          </table:table-cell>
          <table:table-cell office:value-type="float" office:value="1.1" calcext:value-type="float">
            <text:p>1.1</text:p>
          </table:table-cell>
          <table:table-cell office:value-type="float" office:value="110.8" calcext:value-type="float">
            <text:p>110.8</text:p>
          </table:table-cell>
          <table:table-cell office:value-type="float" office:value="121.78" calcext:value-type="float">
            <text:p>121.78</text:p>
          </table:table-cell>
          <table:table-cell office:value-type="float" office:value="840.47" calcext:value-type="float">
            <text:p>840.47</text:p>
          </table:table-cell>
          <table:table-cell office:value-type="float" office:value="1007.76" calcext:value-type="float">
            <text:p>1007.76</text:p>
          </table:table-cell>
        </table:table-row>
        <table:table-row table:style-name="ro1">
          <table:table-cell office:value-type="float" office:value="25134753" calcext:value-type="float">
            <text:p>25134753</text:p>
          </table:table-cell>
          <table:table-cell table:formula="of:=[.A1573]/1000/(60*60*24)" office:value-type="time" office:time-value="PT06H58M54.753S" calcext:value-type="time">
            <text:p>06:58:55</text:p>
          </table:table-cell>
          <table:table-cell office:value-type="float" office:value="1.1" calcext:value-type="float">
            <text:p>1.1</text:p>
          </table:table-cell>
          <table:table-cell office:value-type="float" office:value="110.8" calcext:value-type="float">
            <text:p>110.8</text:p>
          </table:table-cell>
          <table:table-cell office:value-type="float" office:value="121.78" calcext:value-type="float">
            <text:p>121.78</text:p>
          </table:table-cell>
          <table:table-cell office:value-type="float" office:value="840.97" calcext:value-type="float">
            <text:p>840.97</text:p>
          </table:table-cell>
          <table:table-cell office:value-type="float" office:value="1008.3" calcext:value-type="float">
            <text:p>1008.3</text:p>
          </table:table-cell>
        </table:table-row>
        <table:table-row table:style-name="ro1">
          <table:table-cell office:value-type="float" office:value="25150753" calcext:value-type="float">
            <text:p>25150753</text:p>
          </table:table-cell>
          <table:table-cell table:formula="of:=[.A1574]/1000/(60*60*24)" office:value-type="time" office:time-value="PT06H59M10.753S" calcext:value-type="time">
            <text:p>06:59:11</text:p>
          </table:table-cell>
          <table:table-cell office:value-type="float" office:value="1.1" calcext:value-type="float">
            <text:p>1.1</text:p>
          </table:table-cell>
          <table:table-cell office:value-type="float" office:value="110.7" calcext:value-type="float">
            <text:p>110.7</text:p>
          </table:table-cell>
          <table:table-cell office:value-type="float" office:value="121.67" calcext:value-type="float">
            <text:p>121.67</text:p>
          </table:table-cell>
          <table:table-cell office:value-type="float" office:value="841.46" calcext:value-type="float">
            <text:p>841.46</text:p>
          </table:table-cell>
          <table:table-cell office:value-type="float" office:value="1008.84" calcext:value-type="float">
            <text:p>1008.84</text:p>
          </table:table-cell>
        </table:table-row>
        <table:table-row table:style-name="ro1">
          <table:table-cell office:value-type="float" office:value="25166753" calcext:value-type="float">
            <text:p>25166753</text:p>
          </table:table-cell>
          <table:table-cell table:formula="of:=[.A1575]/1000/(60*60*24)" office:value-type="time" office:time-value="PT06H59M26.753S" calcext:value-type="time">
            <text:p>06:59:27</text:p>
          </table:table-cell>
          <table:table-cell office:value-type="float" office:value="1.1" calcext:value-type="float">
            <text:p>1.1</text:p>
          </table:table-cell>
          <table:table-cell office:value-type="float" office:value="110.7" calcext:value-type="float">
            <text:p>110.7</text:p>
          </table:table-cell>
          <table:table-cell office:value-type="float" office:value="121.67" calcext:value-type="float">
            <text:p>121.67</text:p>
          </table:table-cell>
          <table:table-cell office:value-type="float" office:value="841.95" calcext:value-type="float">
            <text:p>841.95</text:p>
          </table:table-cell>
          <table:table-cell office:value-type="float" office:value="1009.38" calcext:value-type="float">
            <text:p>1009.38</text:p>
          </table:table-cell>
        </table:table-row>
        <table:table-row table:style-name="ro1">
          <table:table-cell office:value-type="float" office:value="25182753" calcext:value-type="float">
            <text:p>25182753</text:p>
          </table:table-cell>
          <table:table-cell table:formula="of:=[.A1576]/1000/(60*60*24)" office:value-type="time" office:time-value="PT06H59M42.753S" calcext:value-type="time">
            <text:p>06:59:43</text:p>
          </table:table-cell>
          <table:table-cell office:value-type="float" office:value="1.1" calcext:value-type="float">
            <text:p>1.1</text:p>
          </table:table-cell>
          <table:table-cell office:value-type="float" office:value="110.7" calcext:value-type="float">
            <text:p>110.7</text:p>
          </table:table-cell>
          <table:table-cell office:value-type="float" office:value="121.67" calcext:value-type="float">
            <text:p>121.67</text:p>
          </table:table-cell>
          <table:table-cell office:value-type="float" office:value="842.44" calcext:value-type="float">
            <text:p>842.44</text:p>
          </table:table-cell>
          <table:table-cell office:value-type="float" office:value="1009.92" calcext:value-type="float">
            <text:p>1009.92</text:p>
          </table:table-cell>
        </table:table-row>
        <table:table-row table:style-name="ro1">
          <table:table-cell office:value-type="float" office:value="25198753" calcext:value-type="float">
            <text:p>25198753</text:p>
          </table:table-cell>
          <table:table-cell table:formula="of:=[.A1577]/1000/(60*60*24)" office:value-type="time" office:time-value="PT06H59M58.753S" calcext:value-type="time">
            <text:p>06:59:59</text:p>
          </table:table-cell>
          <table:table-cell office:value-type="float" office:value="1.1" calcext:value-type="float">
            <text:p>1.1</text:p>
          </table:table-cell>
          <table:table-cell office:value-type="float" office:value="110.6" calcext:value-type="float">
            <text:p>110.6</text:p>
          </table:table-cell>
          <table:table-cell office:value-type="float" office:value="121.56" calcext:value-type="float">
            <text:p>121.56</text:p>
          </table:table-cell>
          <table:table-cell office:value-type="float" office:value="842.93" calcext:value-type="float">
            <text:p>842.93</text:p>
          </table:table-cell>
          <table:table-cell office:value-type="float" office:value="1010.46" calcext:value-type="float">
            <text:p>1010.46</text:p>
          </table:table-cell>
        </table:table-row>
        <table:table-row table:style-name="ro1">
          <table:table-cell office:value-type="float" office:value="25214753" calcext:value-type="float">
            <text:p>25214753</text:p>
          </table:table-cell>
          <table:table-cell table:formula="of:=[.A1578]/1000/(60*60*24)" office:value-type="time" office:time-value="PT07H00M14.753S" calcext:value-type="time">
            <text:p>07:00:15</text:p>
          </table:table-cell>
          <table:table-cell office:value-type="float" office:value="1.1" calcext:value-type="float">
            <text:p>1.1</text:p>
          </table:table-cell>
          <table:table-cell office:value-type="float" office:value="110.6" calcext:value-type="float">
            <text:p>110.6</text:p>
          </table:table-cell>
          <table:table-cell office:value-type="float" office:value="121.56" calcext:value-type="float">
            <text:p>121.56</text:p>
          </table:table-cell>
          <table:table-cell office:value-type="float" office:value="843.42" calcext:value-type="float">
            <text:p>843.42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25230753" calcext:value-type="float">
            <text:p>25230753</text:p>
          </table:table-cell>
          <table:table-cell table:formula="of:=[.A1579]/1000/(60*60*24)" office:value-type="time" office:time-value="PT07H00M30.753S" calcext:value-type="time">
            <text:p>07:00:31</text:p>
          </table:table-cell>
          <table:table-cell office:value-type="float" office:value="1.1" calcext:value-type="float">
            <text:p>1.1</text:p>
          </table:table-cell>
          <table:table-cell office:value-type="float" office:value="110.5" calcext:value-type="float">
            <text:p>110.5</text:p>
          </table:table-cell>
          <table:table-cell office:value-type="float" office:value="121.45" calcext:value-type="float">
            <text:p>121.45</text:p>
          </table:table-cell>
          <table:table-cell office:value-type="float" office:value="843.92" calcext:value-type="float">
            <text:p>843.92</text:p>
          </table:table-cell>
          <table:table-cell office:value-type="float" office:value="1011.54" calcext:value-type="float">
            <text:p>1011.54</text:p>
          </table:table-cell>
        </table:table-row>
        <table:table-row table:style-name="ro1">
          <table:table-cell office:value-type="float" office:value="25246753" calcext:value-type="float">
            <text:p>25246753</text:p>
          </table:table-cell>
          <table:table-cell table:formula="of:=[.A1580]/1000/(60*60*24)" office:value-type="time" office:time-value="PT07H00M46.753S" calcext:value-type="time">
            <text:p>07:00:47</text:p>
          </table:table-cell>
          <table:table-cell office:value-type="float" office:value="1.1" calcext:value-type="float">
            <text:p>1.1</text:p>
          </table:table-cell>
          <table:table-cell office:value-type="float" office:value="110.4" calcext:value-type="float">
            <text:p>110.4</text:p>
          </table:table-cell>
          <table:table-cell office:value-type="float" office:value="120.89" calcext:value-type="float">
            <text:p>120.89</text:p>
          </table:table-cell>
          <table:table-cell office:value-type="float" office:value="844.41" calcext:value-type="float">
            <text:p>844.41</text:p>
          </table:table-cell>
          <table:table-cell office:value-type="float" office:value="1012.08" calcext:value-type="float">
            <text:p>1012.08</text:p>
          </table:table-cell>
        </table:table-row>
        <table:table-row table:style-name="ro1">
          <table:table-cell office:value-type="float" office:value="25262753" calcext:value-type="float">
            <text:p>25262753</text:p>
          </table:table-cell>
          <table:table-cell table:formula="of:=[.A1581]/1000/(60*60*24)" office:value-type="time" office:time-value="PT07H01M02.753S" calcext:value-type="time">
            <text:p>07:01:03</text:p>
          </table:table-cell>
          <table:table-cell office:value-type="float" office:value="1.1" calcext:value-type="float">
            <text:p>1.1</text:p>
          </table:table-cell>
          <table:table-cell office:value-type="float" office:value="110.4" calcext:value-type="float">
            <text:p>110.4</text:p>
          </table:table-cell>
          <table:table-cell office:value-type="float" office:value="120.89" calcext:value-type="float">
            <text:p>120.89</text:p>
          </table:table-cell>
          <table:table-cell office:value-type="float" office:value="844.9" calcext:value-type="float">
            <text:p>844.9</text:p>
          </table:table-cell>
          <table:table-cell office:value-type="float" office:value="1012.62" calcext:value-type="float">
            <text:p>1012.62</text:p>
          </table:table-cell>
        </table:table-row>
        <table:table-row table:style-name="ro1">
          <table:table-cell office:value-type="float" office:value="25278753" calcext:value-type="float">
            <text:p>25278753</text:p>
          </table:table-cell>
          <table:table-cell table:formula="of:=[.A1582]/1000/(60*60*24)" office:value-type="time" office:time-value="PT07H01M18.753S" calcext:value-type="time">
            <text:p>07:01:19</text:p>
          </table:table-cell>
          <table:table-cell office:value-type="float" office:value="1.1" calcext:value-type="float">
            <text:p>1.1</text:p>
          </table:table-cell>
          <table:table-cell office:value-type="float" office:value="110.4" calcext:value-type="float">
            <text:p>110.4</text:p>
          </table:table-cell>
          <table:table-cell office:value-type="float" office:value="120.89" calcext:value-type="float">
            <text:p>120.89</text:p>
          </table:table-cell>
          <table:table-cell office:value-type="float" office:value="845.39" calcext:value-type="float">
            <text:p>845.39</text:p>
          </table:table-cell>
          <table:table-cell office:value-type="float" office:value="1013.15" calcext:value-type="float">
            <text:p>1013.15</text:p>
          </table:table-cell>
        </table:table-row>
        <table:table-row table:style-name="ro1">
          <table:table-cell office:value-type="float" office:value="25294753" calcext:value-type="float">
            <text:p>25294753</text:p>
          </table:table-cell>
          <table:table-cell table:formula="of:=[.A1583]/1000/(60*60*24)" office:value-type="time" office:time-value="PT07H01M34.753S" calcext:value-type="time">
            <text:p>07:01:35</text:p>
          </table:table-cell>
          <table:table-cell office:value-type="float" office:value="1.1" calcext:value-type="float">
            <text:p>1.1</text:p>
          </table:table-cell>
          <table:table-cell office:value-type="float" office:value="110.4" calcext:value-type="float">
            <text:p>110.4</text:p>
          </table:table-cell>
          <table:table-cell office:value-type="float" office:value="120.89" calcext:value-type="float">
            <text:p>120.89</text:p>
          </table:table-cell>
          <table:table-cell office:value-type="float" office:value="845.88" calcext:value-type="float">
            <text:p>845.88</text:p>
          </table:table-cell>
          <table:table-cell office:value-type="float" office:value="1013.69" calcext:value-type="float">
            <text:p>1013.69</text:p>
          </table:table-cell>
        </table:table-row>
        <table:table-row table:style-name="ro1">
          <table:table-cell office:value-type="float" office:value="25310753" calcext:value-type="float">
            <text:p>25310753</text:p>
          </table:table-cell>
          <table:table-cell table:formula="of:=[.A1584]/1000/(60*60*24)" office:value-type="time" office:time-value="PT07H01M50.753S" calcext:value-type="time">
            <text:p>07:01:51</text:p>
          </table:table-cell>
          <table:table-cell office:value-type="float" office:value="1.1" calcext:value-type="float">
            <text:p>1.1</text:p>
          </table:table-cell>
          <table:table-cell office:value-type="float" office:value="110.3" calcext:value-type="float">
            <text:p>110.3</text:p>
          </table:table-cell>
          <table:table-cell office:value-type="float" office:value="120.78" calcext:value-type="float">
            <text:p>120.78</text:p>
          </table:table-cell>
          <table:table-cell office:value-type="float" office:value="846.37" calcext:value-type="float">
            <text:p>846.37</text:p>
          </table:table-cell>
          <table:table-cell office:value-type="float" office:value="1014.23" calcext:value-type="float">
            <text:p>1014.23</text:p>
          </table:table-cell>
        </table:table-row>
        <table:table-row table:style-name="ro1">
          <table:table-cell office:value-type="float" office:value="25326753" calcext:value-type="float">
            <text:p>25326753</text:p>
          </table:table-cell>
          <table:table-cell table:formula="of:=[.A1585]/1000/(60*60*24)" office:value-type="time" office:time-value="PT07H02M06.753S" calcext:value-type="time">
            <text:p>07:02:07</text:p>
          </table:table-cell>
          <table:table-cell office:value-type="float" office:value="1.1" calcext:value-type="float">
            <text:p>1.1</text:p>
          </table:table-cell>
          <table:table-cell office:value-type="float" office:value="110.3" calcext:value-type="float">
            <text:p>110.3</text:p>
          </table:table-cell>
          <table:table-cell office:value-type="float" office:value="120.78" calcext:value-type="float">
            <text:p>120.78</text:p>
          </table:table-cell>
          <table:table-cell office:value-type="float" office:value="846.86" calcext:value-type="float">
            <text:p>846.86</text:p>
          </table:table-cell>
          <table:table-cell office:value-type="float" office:value="1014.76" calcext:value-type="float">
            <text:p>1014.76</text:p>
          </table:table-cell>
        </table:table-row>
        <table:table-row table:style-name="ro1">
          <table:table-cell office:value-type="float" office:value="25342753" calcext:value-type="float">
            <text:p>25342753</text:p>
          </table:table-cell>
          <table:table-cell table:formula="of:=[.A1586]/1000/(60*60*24)" office:value-type="time" office:time-value="PT07H02M22.753S" calcext:value-type="time">
            <text:p>07:02:23</text:p>
          </table:table-cell>
          <table:table-cell office:value-type="float" office:value="1.09" calcext:value-type="float">
            <text:p>1.09</text:p>
          </table:table-cell>
          <table:table-cell office:value-type="float" office:value="110.2" calcext:value-type="float">
            <text:p>110.2</text:p>
          </table:table-cell>
          <table:table-cell office:value-type="float" office:value="120.23" calcext:value-type="float">
            <text:p>120.23</text:p>
          </table:table-cell>
          <table:table-cell office:value-type="float" office:value="847.35" calcext:value-type="float">
            <text:p>847.35</text:p>
          </table:table-cell>
          <table:table-cell office:value-type="float" office:value="1015.3" calcext:value-type="float">
            <text:p>1015.3</text:p>
          </table:table-cell>
        </table:table-row>
        <table:table-row table:style-name="ro1">
          <table:table-cell office:value-type="float" office:value="25358753" calcext:value-type="float">
            <text:p>25358753</text:p>
          </table:table-cell>
          <table:table-cell table:formula="of:=[.A1587]/1000/(60*60*24)" office:value-type="time" office:time-value="PT07H02M38.753S" calcext:value-type="time">
            <text:p>07:02:39</text:p>
          </table:table-cell>
          <table:table-cell office:value-type="float" office:value="1.09" calcext:value-type="float">
            <text:p>1.09</text:p>
          </table:table-cell>
          <table:table-cell office:value-type="float" office:value="110.2" calcext:value-type="float">
            <text:p>110.2</text:p>
          </table:table-cell>
          <table:table-cell office:value-type="float" office:value="120.23" calcext:value-type="float">
            <text:p>120.23</text:p>
          </table:table-cell>
          <table:table-cell office:value-type="float" office:value="847.84" calcext:value-type="float">
            <text:p>847.84</text:p>
          </table:table-cell>
          <table:table-cell office:value-type="float" office:value="1015.84" calcext:value-type="float">
            <text:p>1015.84</text:p>
          </table:table-cell>
        </table:table-row>
        <table:table-row table:style-name="ro1">
          <table:table-cell office:value-type="float" office:value="25374753" calcext:value-type="float">
            <text:p>25374753</text:p>
          </table:table-cell>
          <table:table-cell table:formula="of:=[.A1588]/1000/(60*60*24)" office:value-type="time" office:time-value="PT07H02M54.753S" calcext:value-type="time">
            <text:p>07:02:55</text:p>
          </table:table-cell>
          <table:table-cell office:value-type="float" office:value="1.1" calcext:value-type="float">
            <text:p>1.1</text:p>
          </table:table-cell>
          <table:table-cell office:value-type="float" office:value="110.1" calcext:value-type="float">
            <text:p>110.1</text:p>
          </table:table-cell>
          <table:table-cell office:value-type="float" office:value="120.56" calcext:value-type="float">
            <text:p>120.56</text:p>
          </table:table-cell>
          <table:table-cell office:value-type="float" office:value="848.33" calcext:value-type="float">
            <text:p>848.33</text:p>
          </table:table-cell>
          <table:table-cell office:value-type="float" office:value="1016.37" calcext:value-type="float">
            <text:p>1016.37</text:p>
          </table:table-cell>
        </table:table-row>
        <table:table-row table:style-name="ro1">
          <table:table-cell office:value-type="float" office:value="25390753" calcext:value-type="float">
            <text:p>25390753</text:p>
          </table:table-cell>
          <table:table-cell table:formula="of:=[.A1589]/1000/(60*60*24)" office:value-type="time" office:time-value="PT07H03M10.753S" calcext:value-type="time">
            <text:p>07:03:11</text:p>
          </table:table-cell>
          <table:table-cell office:value-type="float" office:value="1.09" calcext:value-type="float">
            <text:p>1.09</text:p>
          </table:table-cell>
          <table:table-cell office:value-type="float" office:value="110.1" calcext:value-type="float">
            <text:p>110.1</text:p>
          </table:table-cell>
          <table:table-cell office:value-type="float" office:value="120.12" calcext:value-type="float">
            <text:p>120.12</text:p>
          </table:table-cell>
          <table:table-cell office:value-type="float" office:value="848.82" calcext:value-type="float">
            <text:p>848.82</text:p>
          </table:table-cell>
          <table:table-cell office:value-type="float" office:value="1016.91" calcext:value-type="float">
            <text:p>1016.91</text:p>
          </table:table-cell>
        </table:table-row>
        <table:table-row table:style-name="ro1">
          <table:table-cell office:value-type="float" office:value="25406753" calcext:value-type="float">
            <text:p>25406753</text:p>
          </table:table-cell>
          <table:table-cell table:formula="of:=[.A1590]/1000/(60*60*24)" office:value-type="time" office:time-value="PT07H03M26.753S" calcext:value-type="time">
            <text:p>07:03:27</text:p>
          </table:table-cell>
          <table:table-cell office:value-type="float" office:value="1.09" calcext:value-type="float">
            <text:p>1.09</text:p>
          </table:table-cell>
          <table:table-cell office:value-type="float" office:value="110" calcext:value-type="float">
            <text:p>110</text:p>
          </table:table-cell>
          <table:table-cell office:value-type="float" office:value="120.01" calcext:value-type="float">
            <text:p>120.01</text:p>
          </table:table-cell>
          <table:table-cell office:value-type="float" office:value="849.31" calcext:value-type="float">
            <text:p>849.31</text:p>
          </table:table-cell>
          <table:table-cell office:value-type="float" office:value="1017.44" calcext:value-type="float">
            <text:p>1017.44</text:p>
          </table:table-cell>
        </table:table-row>
        <table:table-row table:style-name="ro1">
          <table:table-cell office:value-type="float" office:value="25422753" calcext:value-type="float">
            <text:p>25422753</text:p>
          </table:table-cell>
          <table:table-cell table:formula="of:=[.A1591]/1000/(60*60*24)" office:value-type="time" office:time-value="PT07H03M42.753S" calcext:value-type="time">
            <text:p>07:03:43</text:p>
          </table:table-cell>
          <table:table-cell office:value-type="float" office:value="1.09" calcext:value-type="float">
            <text:p>1.09</text:p>
          </table:table-cell>
          <table:table-cell office:value-type="float" office:value="110" calcext:value-type="float">
            <text:p>110</text:p>
          </table:table-cell>
          <table:table-cell office:value-type="float" office:value="120.01" calcext:value-type="float">
            <text:p>120.01</text:p>
          </table:table-cell>
          <table:table-cell office:value-type="float" office:value="849.8" calcext:value-type="float">
            <text:p>849.8</text:p>
          </table:table-cell>
          <table:table-cell office:value-type="float" office:value="1017.97" calcext:value-type="float">
            <text:p>1017.97</text:p>
          </table:table-cell>
        </table:table-row>
        <table:table-row table:style-name="ro1">
          <table:table-cell office:value-type="float" office:value="25438753" calcext:value-type="float">
            <text:p>25438753</text:p>
          </table:table-cell>
          <table:table-cell table:formula="of:=[.A1592]/1000/(60*60*24)" office:value-type="time" office:time-value="PT07H03M58.753S" calcext:value-type="time">
            <text:p>07:03:59</text:p>
          </table:table-cell>
          <table:table-cell office:value-type="float" office:value="1.09" calcext:value-type="float">
            <text:p>1.09</text:p>
          </table:table-cell>
          <table:table-cell office:value-type="float" office:value="109.9" calcext:value-type="float">
            <text:p>109.9</text:p>
          </table:table-cell>
          <table:table-cell office:value-type="float" office:value="119.9" calcext:value-type="float">
            <text:p>119.9</text:p>
          </table:table-cell>
          <table:table-cell office:value-type="float" office:value="850.28" calcext:value-type="float">
            <text:p>850.28</text:p>
          </table:table-cell>
          <table:table-cell office:value-type="float" office:value="1018.51" calcext:value-type="float">
            <text:p>1018.51</text:p>
          </table:table-cell>
        </table:table-row>
        <table:table-row table:style-name="ro1">
          <table:table-cell office:value-type="float" office:value="25454753" calcext:value-type="float">
            <text:p>25454753</text:p>
          </table:table-cell>
          <table:table-cell table:formula="of:=[.A1593]/1000/(60*60*24)" office:value-type="time" office:time-value="PT07H04M14.753S" calcext:value-type="time">
            <text:p>07:04:15</text:p>
          </table:table-cell>
          <table:table-cell office:value-type="float" office:value="1.09" calcext:value-type="float">
            <text:p>1.09</text:p>
          </table:table-cell>
          <table:table-cell office:value-type="float" office:value="109.9" calcext:value-type="float">
            <text:p>109.9</text:p>
          </table:table-cell>
          <table:table-cell office:value-type="float" office:value="119.9" calcext:value-type="float">
            <text:p>119.9</text:p>
          </table:table-cell>
          <table:table-cell office:value-type="float" office:value="850.77" calcext:value-type="float">
            <text:p>850.77</text:p>
          </table:table-cell>
          <table:table-cell office:value-type="float" office:value="1019.04" calcext:value-type="float">
            <text:p>1019.04</text:p>
          </table:table-cell>
        </table:table-row>
        <table:table-row table:style-name="ro1">
          <table:table-cell office:value-type="float" office:value="25470753" calcext:value-type="float">
            <text:p>25470753</text:p>
          </table:table-cell>
          <table:table-cell table:formula="of:=[.A1594]/1000/(60*60*24)" office:value-type="time" office:time-value="PT07H04M30.753S" calcext:value-type="time">
            <text:p>07:04:31</text:p>
          </table:table-cell>
          <table:table-cell office:value-type="float" office:value="1.09" calcext:value-type="float">
            <text:p>1.09</text:p>
          </table:table-cell>
          <table:table-cell office:value-type="float" office:value="109.8" calcext:value-type="float">
            <text:p>109.8</text:p>
          </table:table-cell>
          <table:table-cell office:value-type="float" office:value="119.79" calcext:value-type="float">
            <text:p>119.79</text:p>
          </table:table-cell>
          <table:table-cell office:value-type="float" office:value="851.26" calcext:value-type="float">
            <text:p>851.26</text:p>
          </table:table-cell>
          <table:table-cell office:value-type="float" office:value="1019.57" calcext:value-type="float">
            <text:p>1019.57</text:p>
          </table:table-cell>
        </table:table-row>
        <table:table-row table:style-name="ro1">
          <table:table-cell office:value-type="float" office:value="25486753" calcext:value-type="float">
            <text:p>25486753</text:p>
          </table:table-cell>
          <table:table-cell table:formula="of:=[.A1595]/1000/(60*60*24)" office:value-type="time" office:time-value="PT07H04M46.753S" calcext:value-type="time">
            <text:p>07:04:47</text:p>
          </table:table-cell>
          <table:table-cell office:value-type="float" office:value="1.09" calcext:value-type="float">
            <text:p>1.09</text:p>
          </table:table-cell>
          <table:table-cell office:value-type="float" office:value="109.8" calcext:value-type="float">
            <text:p>109.8</text:p>
          </table:table-cell>
          <table:table-cell office:value-type="float" office:value="119.35" calcext:value-type="float">
            <text:p>119.35</text:p>
          </table:table-cell>
          <table:table-cell office:value-type="float" office:value="851.75" calcext:value-type="float">
            <text:p>851.75</text:p>
          </table:table-cell>
          <table:table-cell office:value-type="float" office:value="1020.1" calcext:value-type="float">
            <text:p>1020.1</text:p>
          </table:table-cell>
        </table:table-row>
        <table:table-row table:style-name="ro1">
          <table:table-cell office:value-type="float" office:value="25502753" calcext:value-type="float">
            <text:p>25502753</text:p>
          </table:table-cell>
          <table:table-cell table:formula="of:=[.A1596]/1000/(60*60*24)" office:value-type="time" office:time-value="PT07H05M02.753S" calcext:value-type="time">
            <text:p>07:05:03</text:p>
          </table:table-cell>
          <table:table-cell office:value-type="float" office:value="1.09" calcext:value-type="float">
            <text:p>1.09</text:p>
          </table:table-cell>
          <table:table-cell office:value-type="float" office:value="109.7" calcext:value-type="float">
            <text:p>109.7</text:p>
          </table:table-cell>
          <table:table-cell office:value-type="float" office:value="119.68" calcext:value-type="float">
            <text:p>119.68</text:p>
          </table:table-cell>
          <table:table-cell office:value-type="float" office:value="852.24" calcext:value-type="float">
            <text:p>852.24</text:p>
          </table:table-cell>
          <table:table-cell office:value-type="float" office:value="1020.64" calcext:value-type="float">
            <text:p>1020.64</text:p>
          </table:table-cell>
        </table:table-row>
        <table:table-row table:style-name="ro1">
          <table:table-cell office:value-type="float" office:value="25518753" calcext:value-type="float">
            <text:p>25518753</text:p>
          </table:table-cell>
          <table:table-cell table:formula="of:=[.A1597]/1000/(60*60*24)" office:value-type="time" office:time-value="PT07H05M18.753S" calcext:value-type="time">
            <text:p>07:05:19</text:p>
          </table:table-cell>
          <table:table-cell office:value-type="float" office:value="1.09" calcext:value-type="float">
            <text:p>1.09</text:p>
          </table:table-cell>
          <table:table-cell office:value-type="float" office:value="109.7" calcext:value-type="float">
            <text:p>109.7</text:p>
          </table:table-cell>
          <table:table-cell office:value-type="float" office:value="119.24" calcext:value-type="float">
            <text:p>119.24</text:p>
          </table:table-cell>
          <table:table-cell office:value-type="float" office:value="852.73" calcext:value-type="float">
            <text:p>852.73</text:p>
          </table:table-cell>
          <table:table-cell office:value-type="float" office:value="1021.17" calcext:value-type="float">
            <text:p>1021.17</text:p>
          </table:table-cell>
        </table:table-row>
        <table:table-row table:style-name="ro1">
          <table:table-cell office:value-type="float" office:value="25534753" calcext:value-type="float">
            <text:p>25534753</text:p>
          </table:table-cell>
          <table:table-cell table:formula="of:=[.A1598]/1000/(60*60*24)" office:value-type="time" office:time-value="PT07H05M34.753S" calcext:value-type="time">
            <text:p>07:05:35</text:p>
          </table:table-cell>
          <table:table-cell office:value-type="float" office:value="1.09" calcext:value-type="float">
            <text:p>1.09</text:p>
          </table:table-cell>
          <table:table-cell office:value-type="float" office:value="109.6" calcext:value-type="float">
            <text:p>109.6</text:p>
          </table:table-cell>
          <table:table-cell office:value-type="float" office:value="119.13" calcext:value-type="float">
            <text:p>119.13</text:p>
          </table:table-cell>
          <table:table-cell office:value-type="float" office:value="853.21" calcext:value-type="float">
            <text:p>853.21</text:p>
          </table:table-cell>
          <table:table-cell office:value-type="float" office:value="1021.7" calcext:value-type="float">
            <text:p>1021.7</text:p>
          </table:table-cell>
        </table:table-row>
        <table:table-row table:style-name="ro1">
          <table:table-cell office:value-type="float" office:value="25550753" calcext:value-type="float">
            <text:p>25550753</text:p>
          </table:table-cell>
          <table:table-cell table:formula="of:=[.A1599]/1000/(60*60*24)" office:value-type="time" office:time-value="PT07H05M50.753S" calcext:value-type="time">
            <text:p>07:05:51</text:p>
          </table:table-cell>
          <table:table-cell office:value-type="float" office:value="1.09" calcext:value-type="float">
            <text:p>1.09</text:p>
          </table:table-cell>
          <table:table-cell office:value-type="float" office:value="109.6" calcext:value-type="float">
            <text:p>109.6</text:p>
          </table:table-cell>
          <table:table-cell office:value-type="float" office:value="119.13" calcext:value-type="float">
            <text:p>119.13</text:p>
          </table:table-cell>
          <table:table-cell office:value-type="float" office:value="853.7" calcext:value-type="float">
            <text:p>853.7</text:p>
          </table:table-cell>
          <table:table-cell office:value-type="float" office:value="1022.23" calcext:value-type="float">
            <text:p>1022.23</text:p>
          </table:table-cell>
        </table:table-row>
        <table:table-row table:style-name="ro1">
          <table:table-cell office:value-type="float" office:value="25566753" calcext:value-type="float">
            <text:p>25566753</text:p>
          </table:table-cell>
          <table:table-cell table:formula="of:=[.A1600]/1000/(60*60*24)" office:value-type="time" office:time-value="PT07H06M06.753S" calcext:value-type="time">
            <text:p>07:06:07</text:p>
          </table:table-cell>
          <table:table-cell office:value-type="float" office:value="1.09" calcext:value-type="float">
            <text:p>1.09</text:p>
          </table:table-cell>
          <table:table-cell office:value-type="float" office:value="109.6" calcext:value-type="float">
            <text:p>109.6</text:p>
          </table:table-cell>
          <table:table-cell office:value-type="float" office:value="119.13" calcext:value-type="float">
            <text:p>119.13</text:p>
          </table:table-cell>
          <table:table-cell office:value-type="float" office:value="854.19" calcext:value-type="float">
            <text:p>854.19</text:p>
          </table:table-cell>
          <table:table-cell office:value-type="float" office:value="1022.76" calcext:value-type="float">
            <text:p>1022.76</text:p>
          </table:table-cell>
        </table:table-row>
        <table:table-row table:style-name="ro1">
          <table:table-cell office:value-type="float" office:value="25582753" calcext:value-type="float">
            <text:p>25582753</text:p>
          </table:table-cell>
          <table:table-cell table:formula="of:=[.A1601]/1000/(60*60*24)" office:value-type="time" office:time-value="PT07H06M22.753S" calcext:value-type="time">
            <text:p>07:06:23</text:p>
          </table:table-cell>
          <table:table-cell office:value-type="float" office:value="1.09" calcext:value-type="float">
            <text:p>1.09</text:p>
          </table:table-cell>
          <table:table-cell office:value-type="float" office:value="109.5" calcext:value-type="float">
            <text:p>109.5</text:p>
          </table:table-cell>
          <table:table-cell office:value-type="float" office:value="119.02" calcext:value-type="float">
            <text:p>119.02</text:p>
          </table:table-cell>
          <table:table-cell office:value-type="float" office:value="854.67" calcext:value-type="float">
            <text:p>854.67</text:p>
          </table:table-cell>
          <table:table-cell office:value-type="float" office:value="1023.29" calcext:value-type="float">
            <text:p>1023.29</text:p>
          </table:table-cell>
        </table:table-row>
        <table:table-row table:style-name="ro1">
          <table:table-cell office:value-type="float" office:value="25598753" calcext:value-type="float">
            <text:p>25598753</text:p>
          </table:table-cell>
          <table:table-cell table:formula="of:=[.A1602]/1000/(60*60*24)" office:value-type="time" office:time-value="PT07H06M38.753S" calcext:value-type="time">
            <text:p>07:06:39</text:p>
          </table:table-cell>
          <table:table-cell office:value-type="float" office:value="1.08" calcext:value-type="float">
            <text:p>1.08</text:p>
          </table:table-cell>
          <table:table-cell office:value-type="float" office:value="109.5" calcext:value-type="float">
            <text:p>109.5</text:p>
          </table:table-cell>
          <table:table-cell office:value-type="float" office:value="118.58" calcext:value-type="float">
            <text:p>118.58</text:p>
          </table:table-cell>
          <table:table-cell office:value-type="float" office:value="855.16" calcext:value-type="float">
            <text:p>855.16</text:p>
          </table:table-cell>
          <table:table-cell office:value-type="float" office:value="1023.81" calcext:value-type="float">
            <text:p>1023.81</text:p>
          </table:table-cell>
        </table:table-row>
        <table:table-row table:style-name="ro1">
          <table:table-cell office:value-type="float" office:value="25614753" calcext:value-type="float">
            <text:p>25614753</text:p>
          </table:table-cell>
          <table:table-cell table:formula="of:=[.A1603]/1000/(60*60*24)" office:value-type="time" office:time-value="PT07H06M54.753S" calcext:value-type="time">
            <text:p>07:06:55</text:p>
          </table:table-cell>
          <table:table-cell office:value-type="float" office:value="1.08" calcext:value-type="float">
            <text:p>1.08</text:p>
          </table:table-cell>
          <table:table-cell office:value-type="float" office:value="109.4" calcext:value-type="float">
            <text:p>109.4</text:p>
          </table:table-cell>
          <table:table-cell office:value-type="float" office:value="118.47" calcext:value-type="float">
            <text:p>118.47</text:p>
          </table:table-cell>
          <table:table-cell office:value-type="float" office:value="855.65" calcext:value-type="float">
            <text:p>855.65</text:p>
          </table:table-cell>
          <table:table-cell office:value-type="float" office:value="1024.34" calcext:value-type="float">
            <text:p>1024.34</text:p>
          </table:table-cell>
        </table:table-row>
        <table:table-row table:style-name="ro1">
          <table:table-cell office:value-type="float" office:value="25630753" calcext:value-type="float">
            <text:p>25630753</text:p>
          </table:table-cell>
          <table:table-cell table:formula="of:=[.A1604]/1000/(60*60*24)" office:value-type="time" office:time-value="PT07H07M10.753S" calcext:value-type="time">
            <text:p>07:07:11</text:p>
          </table:table-cell>
          <table:table-cell office:value-type="float" office:value="1.09" calcext:value-type="float">
            <text:p>1.09</text:p>
          </table:table-cell>
          <table:table-cell office:value-type="float" office:value="109.3" calcext:value-type="float">
            <text:p>109.3</text:p>
          </table:table-cell>
          <table:table-cell office:value-type="float" office:value="118.8" calcext:value-type="float">
            <text:p>118.8</text:p>
          </table:table-cell>
          <table:table-cell office:value-type="float" office:value="856.13" calcext:value-type="float">
            <text:p>856.13</text:p>
          </table:table-cell>
          <table:table-cell office:value-type="float" office:value="1024.87" calcext:value-type="float">
            <text:p>1024.87</text:p>
          </table:table-cell>
        </table:table-row>
        <table:table-row table:style-name="ro1">
          <table:table-cell office:value-type="float" office:value="25646753" calcext:value-type="float">
            <text:p>25646753</text:p>
          </table:table-cell>
          <table:table-cell table:formula="of:=[.A1605]/1000/(60*60*24)" office:value-type="time" office:time-value="PT07H07M26.753S" calcext:value-type="time">
            <text:p>07:07:27</text:p>
          </table:table-cell>
          <table:table-cell office:value-type="float" office:value="1.08" calcext:value-type="float">
            <text:p>1.08</text:p>
          </table:table-cell>
          <table:table-cell office:value-type="float" office:value="109.3" calcext:value-type="float">
            <text:p>109.3</text:p>
          </table:table-cell>
          <table:table-cell office:value-type="float" office:value="118.36" calcext:value-type="float">
            <text:p>118.36</text:p>
          </table:table-cell>
          <table:table-cell office:value-type="float" office:value="856.62" calcext:value-type="float">
            <text:p>856.62</text:p>
          </table:table-cell>
          <table:table-cell office:value-type="float" office:value="1025.4" calcext:value-type="float">
            <text:p>1025.4</text:p>
          </table:table-cell>
        </table:table-row>
        <table:table-row table:style-name="ro1">
          <table:table-cell office:value-type="float" office:value="25662753" calcext:value-type="float">
            <text:p>25662753</text:p>
          </table:table-cell>
          <table:table-cell table:formula="of:=[.A1606]/1000/(60*60*24)" office:value-type="time" office:time-value="PT07H07M42.753S" calcext:value-type="time">
            <text:p>07:07:43</text:p>
          </table:table-cell>
          <table:table-cell office:value-type="float" office:value="1.09" calcext:value-type="float">
            <text:p>1.09</text:p>
          </table:table-cell>
          <table:table-cell office:value-type="float" office:value="109.3" calcext:value-type="float">
            <text:p>109.3</text:p>
          </table:table-cell>
          <table:table-cell office:value-type="float" office:value="118.8" calcext:value-type="float">
            <text:p>118.8</text:p>
          </table:table-cell>
          <table:table-cell office:value-type="float" office:value="857.1" calcext:value-type="float">
            <text:p>857.1</text:p>
          </table:table-cell>
          <table:table-cell office:value-type="float" office:value="1025.92" calcext:value-type="float">
            <text:p>1025.92</text:p>
          </table:table-cell>
        </table:table-row>
        <table:table-row table:style-name="ro1">
          <table:table-cell office:value-type="float" office:value="25678753" calcext:value-type="float">
            <text:p>25678753</text:p>
          </table:table-cell>
          <table:table-cell table:formula="of:=[.A1607]/1000/(60*60*24)" office:value-type="time" office:time-value="PT07H07M58.753S" calcext:value-type="time">
            <text:p>07:07:59</text:p>
          </table:table-cell>
          <table:table-cell office:value-type="float" office:value="1.08" calcext:value-type="float">
            <text:p>1.08</text:p>
          </table:table-cell>
          <table:table-cell office:value-type="float" office:value="109.2" calcext:value-type="float">
            <text:p>109.2</text:p>
          </table:table-cell>
          <table:table-cell office:value-type="float" office:value="118.25" calcext:value-type="float">
            <text:p>118.25</text:p>
          </table:table-cell>
          <table:table-cell office:value-type="float" office:value="857.59" calcext:value-type="float">
            <text:p>857.59</text:p>
          </table:table-cell>
          <table:table-cell office:value-type="float" office:value="1026.45" calcext:value-type="float">
            <text:p>1026.45</text:p>
          </table:table-cell>
        </table:table-row>
        <table:table-row table:style-name="ro1">
          <table:table-cell office:value-type="float" office:value="25694753" calcext:value-type="float">
            <text:p>25694753</text:p>
          </table:table-cell>
          <table:table-cell table:formula="of:=[.A1608]/1000/(60*60*24)" office:value-type="time" office:time-value="PT07H08M14.753S" calcext:value-type="time">
            <text:p>07:08:15</text:p>
          </table:table-cell>
          <table:table-cell office:value-type="float" office:value="1.08" calcext:value-type="float">
            <text:p>1.08</text:p>
          </table:table-cell>
          <table:table-cell office:value-type="float" office:value="109.2" calcext:value-type="float">
            <text:p>109.2</text:p>
          </table:table-cell>
          <table:table-cell office:value-type="float" office:value="118.25" calcext:value-type="float">
            <text:p>118.25</text:p>
          </table:table-cell>
          <table:table-cell office:value-type="float" office:value="858.07" calcext:value-type="float">
            <text:p>858.07</text:p>
          </table:table-cell>
          <table:table-cell office:value-type="float" office:value="1026.98" calcext:value-type="float">
            <text:p>1026.98</text:p>
          </table:table-cell>
        </table:table-row>
        <table:table-row table:style-name="ro1">
          <table:table-cell office:value-type="float" office:value="25710753" calcext:value-type="float">
            <text:p>25710753</text:p>
          </table:table-cell>
          <table:table-cell table:formula="of:=[.A1609]/1000/(60*60*24)" office:value-type="time" office:time-value="PT07H08M30.753S" calcext:value-type="time">
            <text:p>07:08:31</text:p>
          </table:table-cell>
          <table:table-cell office:value-type="float" office:value="1.08" calcext:value-type="float">
            <text:p>1.08</text:p>
          </table:table-cell>
          <table:table-cell office:value-type="float" office:value="109.1" calcext:value-type="float">
            <text:p>109.1</text:p>
          </table:table-cell>
          <table:table-cell office:value-type="float" office:value="118.15" calcext:value-type="float">
            <text:p>118.15</text:p>
          </table:table-cell>
          <table:table-cell office:value-type="float" office:value="858.56" calcext:value-type="float">
            <text:p>858.56</text:p>
          </table:table-cell>
          <table:table-cell office:value-type="float" office:value="1027.5" calcext:value-type="float">
            <text:p>1027.5</text:p>
          </table:table-cell>
        </table:table-row>
        <table:table-row table:style-name="ro1">
          <table:table-cell office:value-type="float" office:value="25726753" calcext:value-type="float">
            <text:p>25726753</text:p>
          </table:table-cell>
          <table:table-cell table:formula="of:=[.A1610]/1000/(60*60*24)" office:value-type="time" office:time-value="PT07H08M46.753S" calcext:value-type="time">
            <text:p>07:08:47</text:p>
          </table:table-cell>
          <table:table-cell office:value-type="float" office:value="1.08" calcext:value-type="float">
            <text:p>1.08</text:p>
          </table:table-cell>
          <table:table-cell office:value-type="float" office:value="109.1" calcext:value-type="float">
            <text:p>109.1</text:p>
          </table:table-cell>
          <table:table-cell office:value-type="float" office:value="118.15" calcext:value-type="float">
            <text:p>118.15</text:p>
          </table:table-cell>
          <table:table-cell office:value-type="float" office:value="859.04" calcext:value-type="float">
            <text:p>859.04</text:p>
          </table:table-cell>
          <table:table-cell office:value-type="float" office:value="1028.03" calcext:value-type="float">
            <text:p>1028.03</text:p>
          </table:table-cell>
        </table:table-row>
        <table:table-row table:style-name="ro1">
          <table:table-cell office:value-type="float" office:value="25742753" calcext:value-type="float">
            <text:p>25742753</text:p>
          </table:table-cell>
          <table:table-cell table:formula="of:=[.A1611]/1000/(60*60*24)" office:value-type="time" office:time-value="PT07H09M02.753S" calcext:value-type="time">
            <text:p>07:09:03</text:p>
          </table:table-cell>
          <table:table-cell office:value-type="float" office:value="1.08" calcext:value-type="float">
            <text:p>1.08</text:p>
          </table:table-cell>
          <table:table-cell office:value-type="float" office:value="109" calcext:value-type="float">
            <text:p>109</text:p>
          </table:table-cell>
          <table:table-cell office:value-type="float" office:value="118.04" calcext:value-type="float">
            <text:p>118.04</text:p>
          </table:table-cell>
          <table:table-cell office:value-type="float" office:value="859.53" calcext:value-type="float">
            <text:p>859.53</text:p>
          </table:table-cell>
          <table:table-cell office:value-type="float" office:value="1028.55" calcext:value-type="float">
            <text:p>1028.55</text:p>
          </table:table-cell>
        </table:table-row>
        <table:table-row table:style-name="ro1">
          <table:table-cell office:value-type="float" office:value="25758753" calcext:value-type="float">
            <text:p>25758753</text:p>
          </table:table-cell>
          <table:table-cell table:formula="of:=[.A1612]/1000/(60*60*24)" office:value-type="time" office:time-value="PT07H09M18.753S" calcext:value-type="time">
            <text:p>07:09:19</text:p>
          </table:table-cell>
          <table:table-cell office:value-type="float" office:value="1.08" calcext:value-type="float">
            <text:p>1.08</text:p>
          </table:table-cell>
          <table:table-cell office:value-type="float" office:value="109" calcext:value-type="float">
            <text:p>109</text:p>
          </table:table-cell>
          <table:table-cell office:value-type="float" office:value="117.6" calcext:value-type="float">
            <text:p>117.6</text:p>
          </table:table-cell>
          <table:table-cell office:value-type="float" office:value="860.01" calcext:value-type="float">
            <text:p>860.01</text:p>
          </table:table-cell>
          <table:table-cell office:value-type="float" office:value="1029.08" calcext:value-type="float">
            <text:p>1029.08</text:p>
          </table:table-cell>
        </table:table-row>
        <table:table-row table:style-name="ro1">
          <table:table-cell office:value-type="float" office:value="25774753" calcext:value-type="float">
            <text:p>25774753</text:p>
          </table:table-cell>
          <table:table-cell table:formula="of:=[.A1613]/1000/(60*60*24)" office:value-type="time" office:time-value="PT07H09M34.753S" calcext:value-type="time">
            <text:p>07:09:35</text:p>
          </table:table-cell>
          <table:table-cell office:value-type="float" office:value="1.08" calcext:value-type="float">
            <text:p>1.08</text:p>
          </table:table-cell>
          <table:table-cell office:value-type="float" office:value="108.9" calcext:value-type="float">
            <text:p>108.9</text:p>
          </table:table-cell>
          <table:table-cell office:value-type="float" office:value="117.49" calcext:value-type="float">
            <text:p>117.49</text:p>
          </table:table-cell>
          <table:table-cell office:value-type="float" office:value="860.5" calcext:value-type="float">
            <text:p>860.5</text:p>
          </table:table-cell>
          <table:table-cell office:value-type="float" office:value="1029.6" calcext:value-type="float">
            <text:p>1029.6</text:p>
          </table:table-cell>
        </table:table-row>
        <table:table-row table:style-name="ro1">
          <table:table-cell office:value-type="float" office:value="25790753" calcext:value-type="float">
            <text:p>25790753</text:p>
          </table:table-cell>
          <table:table-cell table:formula="of:=[.A1614]/1000/(60*60*24)" office:value-type="time" office:time-value="PT07H09M50.753S" calcext:value-type="time">
            <text:p>07:09:51</text:p>
          </table:table-cell>
          <table:table-cell office:value-type="float" office:value="1.08" calcext:value-type="float">
            <text:p>1.08</text:p>
          </table:table-cell>
          <table:table-cell office:value-type="float" office:value="108.9" calcext:value-type="float">
            <text:p>108.9</text:p>
          </table:table-cell>
          <table:table-cell office:value-type="float" office:value="117.49" calcext:value-type="float">
            <text:p>117.49</text:p>
          </table:table-cell>
          <table:table-cell office:value-type="float" office:value="860.98" calcext:value-type="float">
            <text:p>860.98</text:p>
          </table:table-cell>
          <table:table-cell office:value-type="float" office:value="1030.12" calcext:value-type="float">
            <text:p>1030.12</text:p>
          </table:table-cell>
        </table:table-row>
        <table:table-row table:style-name="ro1">
          <table:table-cell office:value-type="float" office:value="25806753" calcext:value-type="float">
            <text:p>25806753</text:p>
          </table:table-cell>
          <table:table-cell table:formula="of:=[.A1615]/1000/(60*60*24)" office:value-type="time" office:time-value="PT07H10M06.753S" calcext:value-type="time">
            <text:p>07:10:07</text:p>
          </table:table-cell>
          <table:table-cell office:value-type="float" office:value="1.08" calcext:value-type="float">
            <text:p>1.08</text:p>
          </table:table-cell>
          <table:table-cell office:value-type="float" office:value="108.8" calcext:value-type="float">
            <text:p>108.8</text:p>
          </table:table-cell>
          <table:table-cell office:value-type="float" office:value="117.38" calcext:value-type="float">
            <text:p>117.38</text:p>
          </table:table-cell>
          <table:table-cell office:value-type="float" office:value="861.47" calcext:value-type="float">
            <text:p>861.47</text:p>
          </table:table-cell>
          <table:table-cell office:value-type="float" office:value="1030.64" calcext:value-type="float">
            <text:p>1030.64</text:p>
          </table:table-cell>
        </table:table-row>
        <table:table-row table:style-name="ro1">
          <table:table-cell office:value-type="float" office:value="25822753" calcext:value-type="float">
            <text:p>25822753</text:p>
          </table:table-cell>
          <table:table-cell table:formula="of:=[.A1616]/1000/(60*60*24)" office:value-type="time" office:time-value="PT07H10M22.753S" calcext:value-type="time">
            <text:p>07:10:23</text:p>
          </table:table-cell>
          <table:table-cell office:value-type="float" office:value="1.08" calcext:value-type="float">
            <text:p>1.08</text:p>
          </table:table-cell>
          <table:table-cell office:value-type="float" office:value="108.7" calcext:value-type="float">
            <text:p>108.7</text:p>
          </table:table-cell>
          <table:table-cell office:value-type="float" office:value="117.27" calcext:value-type="float">
            <text:p>117.27</text:p>
          </table:table-cell>
          <table:table-cell office:value-type="float" office:value="861.95" calcext:value-type="float">
            <text:p>861.95</text:p>
          </table:table-cell>
          <table:table-cell office:value-type="float" office:value="1031.16" calcext:value-type="float">
            <text:p>1031.16</text:p>
          </table:table-cell>
        </table:table-row>
        <table:table-row table:style-name="ro1">
          <table:table-cell office:value-type="float" office:value="25838753" calcext:value-type="float">
            <text:p>25838753</text:p>
          </table:table-cell>
          <table:table-cell table:formula="of:=[.A1617]/1000/(60*60*24)" office:value-type="time" office:time-value="PT07H10M38.753S" calcext:value-type="time">
            <text:p>07:10:39</text:p>
          </table:table-cell>
          <table:table-cell office:value-type="float" office:value="1.08" calcext:value-type="float">
            <text:p>1.08</text:p>
          </table:table-cell>
          <table:table-cell office:value-type="float" office:value="108.7" calcext:value-type="float">
            <text:p>108.7</text:p>
          </table:table-cell>
          <table:table-cell office:value-type="float" office:value="117.27" calcext:value-type="float">
            <text:p>117.27</text:p>
          </table:table-cell>
          <table:table-cell office:value-type="float" office:value="862.43" calcext:value-type="float">
            <text:p>862.43</text:p>
          </table:table-cell>
          <table:table-cell office:value-type="float" office:value="1031.69" calcext:value-type="float">
            <text:p>1031.69</text:p>
          </table:table-cell>
        </table:table-row>
        <table:table-row table:style-name="ro1">
          <table:table-cell office:value-type="float" office:value="25854753" calcext:value-type="float">
            <text:p>25854753</text:p>
          </table:table-cell>
          <table:table-cell table:formula="of:=[.A1618]/1000/(60*60*24)" office:value-type="time" office:time-value="PT07H10M54.753S" calcext:value-type="time">
            <text:p>07:10:55</text:p>
          </table:table-cell>
          <table:table-cell office:value-type="float" office:value="1.08" calcext:value-type="float">
            <text:p>1.08</text:p>
          </table:table-cell>
          <table:table-cell office:value-type="float" office:value="108.7" calcext:value-type="float">
            <text:p>108.7</text:p>
          </table:table-cell>
          <table:table-cell office:value-type="float" office:value="117.27" calcext:value-type="float">
            <text:p>117.27</text:p>
          </table:table-cell>
          <table:table-cell office:value-type="float" office:value="862.92" calcext:value-type="float">
            <text:p>862.92</text:p>
          </table:table-cell>
          <table:table-cell office:value-type="float" office:value="1032.21" calcext:value-type="float">
            <text:p>1032.21</text:p>
          </table:table-cell>
        </table:table-row>
        <table:table-row table:style-name="ro1">
          <table:table-cell office:value-type="float" office:value="25870753" calcext:value-type="float">
            <text:p>25870753</text:p>
          </table:table-cell>
          <table:table-cell table:formula="of:=[.A1619]/1000/(60*60*24)" office:value-type="time" office:time-value="PT07H11M10.753S" calcext:value-type="time">
            <text:p>07:11:11</text:p>
          </table:table-cell>
          <table:table-cell office:value-type="float" office:value="1.08" calcext:value-type="float">
            <text:p>1.08</text:p>
          </table:table-cell>
          <table:table-cell office:value-type="float" office:value="108.7" calcext:value-type="float">
            <text:p>108.7</text:p>
          </table:table-cell>
          <table:table-cell office:value-type="float" office:value="117.27" calcext:value-type="float">
            <text:p>117.27</text:p>
          </table:table-cell>
          <table:table-cell office:value-type="float" office:value="863.4" calcext:value-type="float">
            <text:p>863.4</text:p>
          </table:table-cell>
          <table:table-cell office:value-type="float" office:value="1032.73" calcext:value-type="float">
            <text:p>1032.73</text:p>
          </table:table-cell>
        </table:table-row>
        <table:table-row table:style-name="ro1">
          <table:table-cell office:value-type="float" office:value="25886753" calcext:value-type="float">
            <text:p>25886753</text:p>
          </table:table-cell>
          <table:table-cell table:formula="of:=[.A1620]/1000/(60*60*24)" office:value-type="time" office:time-value="PT07H11M26.753S" calcext:value-type="time">
            <text:p>07:11:27</text:p>
          </table:table-cell>
          <table:table-cell office:value-type="float" office:value="1.08" calcext:value-type="float">
            <text:p>1.08</text:p>
          </table:table-cell>
          <table:table-cell office:value-type="float" office:value="108.6" calcext:value-type="float">
            <text:p>108.6</text:p>
          </table:table-cell>
          <table:table-cell office:value-type="float" office:value="117.16" calcext:value-type="float">
            <text:p>117.16</text:p>
          </table:table-cell>
          <table:table-cell office:value-type="float" office:value="863.88" calcext:value-type="float">
            <text:p>863.88</text:p>
          </table:table-cell>
          <table:table-cell office:value-type="float" office:value="1033.25" calcext:value-type="float">
            <text:p>1033.25</text:p>
          </table:table-cell>
        </table:table-row>
        <table:table-row table:style-name="ro1">
          <table:table-cell office:value-type="float" office:value="25902753" calcext:value-type="float">
            <text:p>25902753</text:p>
          </table:table-cell>
          <table:table-cell table:formula="of:=[.A1621]/1000/(60*60*24)" office:value-type="time" office:time-value="PT07H11M42.753S" calcext:value-type="time">
            <text:p>07:11:43</text:p>
          </table:table-cell>
          <table:table-cell office:value-type="float" office:value="1.07" calcext:value-type="float">
            <text:p>1.07</text:p>
          </table:table-cell>
          <table:table-cell office:value-type="float" office:value="108.5" calcext:value-type="float">
            <text:p>108.5</text:p>
          </table:table-cell>
          <table:table-cell office:value-type="float" office:value="116.62" calcext:value-type="float">
            <text:p>116.62</text:p>
          </table:table-cell>
          <table:table-cell office:value-type="float" office:value="864.36" calcext:value-type="float">
            <text:p>864.36</text:p>
          </table:table-cell>
          <table:table-cell office:value-type="float" office:value="1033.77" calcext:value-type="float">
            <text:p>1033.77</text:p>
          </table:table-cell>
        </table:table-row>
        <table:table-row table:style-name="ro1">
          <table:table-cell office:value-type="float" office:value="25918753" calcext:value-type="float">
            <text:p>25918753</text:p>
          </table:table-cell>
          <table:table-cell table:formula="of:=[.A1622]/1000/(60*60*24)" office:value-type="time" office:time-value="PT07H11M58.753S" calcext:value-type="time">
            <text:p>07:11:59</text:p>
          </table:table-cell>
          <table:table-cell office:value-type="float" office:value="1.07" calcext:value-type="float">
            <text:p>1.07</text:p>
          </table:table-cell>
          <table:table-cell office:value-type="float" office:value="108.5" calcext:value-type="float">
            <text:p>108.5</text:p>
          </table:table-cell>
          <table:table-cell office:value-type="float" office:value="116.62" calcext:value-type="float">
            <text:p>116.62</text:p>
          </table:table-cell>
          <table:table-cell office:value-type="float" office:value="864.85" calcext:value-type="float">
            <text:p>864.85</text:p>
          </table:table-cell>
          <table:table-cell office:value-type="float" office:value="1034.28" calcext:value-type="float">
            <text:p>1034.28</text:p>
          </table:table-cell>
        </table:table-row>
        <table:table-row table:style-name="ro1">
          <table:table-cell office:value-type="float" office:value="25934753" calcext:value-type="float">
            <text:p>25934753</text:p>
          </table:table-cell>
          <table:table-cell table:formula="of:=[.A1623]/1000/(60*60*24)" office:value-type="time" office:time-value="PT07H12M14.753S" calcext:value-type="time">
            <text:p>07:12:15</text:p>
          </table:table-cell>
          <table:table-cell office:value-type="float" office:value="1.07" calcext:value-type="float">
            <text:p>1.07</text:p>
          </table:table-cell>
          <table:table-cell office:value-type="float" office:value="108.4" calcext:value-type="float">
            <text:p>108.4</text:p>
          </table:table-cell>
          <table:table-cell office:value-type="float" office:value="116.51" calcext:value-type="float">
            <text:p>116.51</text:p>
          </table:table-cell>
          <table:table-cell office:value-type="float" office:value="865.33" calcext:value-type="float">
            <text:p>865.33</text:p>
          </table:table-cell>
          <table:table-cell office:value-type="float" office:value="1034.8" calcext:value-type="float">
            <text:p>1034.8</text:p>
          </table:table-cell>
        </table:table-row>
        <table:table-row table:style-name="ro1">
          <table:table-cell office:value-type="float" office:value="25950753" calcext:value-type="float">
            <text:p>25950753</text:p>
          </table:table-cell>
          <table:table-cell table:formula="of:=[.A1624]/1000/(60*60*24)" office:value-type="time" office:time-value="PT07H12M30.753S" calcext:value-type="time">
            <text:p>07:12:31</text:p>
          </table:table-cell>
          <table:table-cell office:value-type="float" office:value="1.07" calcext:value-type="float">
            <text:p>1.07</text:p>
          </table:table-cell>
          <table:table-cell office:value-type="float" office:value="108.3" calcext:value-type="float">
            <text:p>108.3</text:p>
          </table:table-cell>
          <table:table-cell office:value-type="float" office:value="116.41" calcext:value-type="float">
            <text:p>116.41</text:p>
          </table:table-cell>
          <table:table-cell office:value-type="float" office:value="865.81" calcext:value-type="float">
            <text:p>865.81</text:p>
          </table:table-cell>
          <table:table-cell office:value-type="float" office:value="1035.32" calcext:value-type="float">
            <text:p>1035.32</text:p>
          </table:table-cell>
        </table:table-row>
        <table:table-row table:style-name="ro1">
          <table:table-cell office:value-type="float" office:value="25966753" calcext:value-type="float">
            <text:p>25966753</text:p>
          </table:table-cell>
          <table:table-cell table:formula="of:=[.A1625]/1000/(60*60*24)" office:value-type="time" office:time-value="PT07H12M46.753S" calcext:value-type="time">
            <text:p>07:12:47</text:p>
          </table:table-cell>
          <table:table-cell office:value-type="float" office:value="1.07" calcext:value-type="float">
            <text:p>1.07</text:p>
          </table:table-cell>
          <table:table-cell office:value-type="float" office:value="108.3" calcext:value-type="float">
            <text:p>108.3</text:p>
          </table:table-cell>
          <table:table-cell office:value-type="float" office:value="116.4" calcext:value-type="float">
            <text:p>116.4</text:p>
          </table:table-cell>
          <table:table-cell office:value-type="float" office:value="866.29" calcext:value-type="float">
            <text:p>866.29</text:p>
          </table:table-cell>
          <table:table-cell office:value-type="float" office:value="1035.84" calcext:value-type="float">
            <text:p>1035.84</text:p>
          </table:table-cell>
        </table:table-row>
        <table:table-row table:style-name="ro1">
          <table:table-cell office:value-type="float" office:value="25982753" calcext:value-type="float">
            <text:p>25982753</text:p>
          </table:table-cell>
          <table:table-cell table:formula="of:=[.A1626]/1000/(60*60*24)" office:value-type="time" office:time-value="PT07H13M02.753S" calcext:value-type="time">
            <text:p>07:13:03</text:p>
          </table:table-cell>
          <table:table-cell office:value-type="float" office:value="1.07" calcext:value-type="float">
            <text:p>1.07</text:p>
          </table:table-cell>
          <table:table-cell office:value-type="float" office:value="108.3" calcext:value-type="float">
            <text:p>108.3</text:p>
          </table:table-cell>
          <table:table-cell office:value-type="float" office:value="116.4" calcext:value-type="float">
            <text:p>116.4</text:p>
          </table:table-cell>
          <table:table-cell office:value-type="float" office:value="866.77" calcext:value-type="float">
            <text:p>866.77</text:p>
          </table:table-cell>
          <table:table-cell office:value-type="float" office:value="1036.35" calcext:value-type="float">
            <text:p>1036.35</text:p>
          </table:table-cell>
        </table:table-row>
        <table:table-row table:style-name="ro1">
          <table:table-cell office:value-type="float" office:value="25998753" calcext:value-type="float">
            <text:p>25998753</text:p>
          </table:table-cell>
          <table:table-cell table:formula="of:=[.A1627]/1000/(60*60*24)" office:value-type="time" office:time-value="PT07H13M18.753S" calcext:value-type="time">
            <text:p>07:13:19</text:p>
          </table:table-cell>
          <table:table-cell office:value-type="float" office:value="1.07" calcext:value-type="float">
            <text:p>1.07</text:p>
          </table:table-cell>
          <table:table-cell office:value-type="float" office:value="108.2" calcext:value-type="float">
            <text:p>108.2</text:p>
          </table:table-cell>
          <table:table-cell office:value-type="float" office:value="116.3" calcext:value-type="float">
            <text:p>116.3</text:p>
          </table:table-cell>
          <table:table-cell office:value-type="float" office:value="867.25" calcext:value-type="float">
            <text:p>867.25</text:p>
          </table:table-cell>
          <table:table-cell office:value-type="float" office:value="1036.87" calcext:value-type="float">
            <text:p>1036.87</text:p>
          </table:table-cell>
        </table:table-row>
        <table:table-row table:style-name="ro1">
          <table:table-cell office:value-type="float" office:value="26014753" calcext:value-type="float">
            <text:p>26014753</text:p>
          </table:table-cell>
          <table:table-cell table:formula="of:=[.A1628]/1000/(60*60*24)" office:value-type="time" office:time-value="PT07H13M34.753S" calcext:value-type="time">
            <text:p>07:13:35</text:p>
          </table:table-cell>
          <table:table-cell office:value-type="float" office:value="1.07" calcext:value-type="float">
            <text:p>1.07</text:p>
          </table:table-cell>
          <table:table-cell office:value-type="float" office:value="108.2" calcext:value-type="float">
            <text:p>108.2</text:p>
          </table:table-cell>
          <table:table-cell office:value-type="float" office:value="116.29" calcext:value-type="float">
            <text:p>116.29</text:p>
          </table:table-cell>
          <table:table-cell office:value-type="float" office:value="867.73" calcext:value-type="float">
            <text:p>867.73</text:p>
          </table:table-cell>
          <table:table-cell office:value-type="float" office:value="1037.39" calcext:value-type="float">
            <text:p>1037.39</text:p>
          </table:table-cell>
        </table:table-row>
        <table:table-row table:style-name="ro1">
          <table:table-cell office:value-type="float" office:value="26030753" calcext:value-type="float">
            <text:p>26030753</text:p>
          </table:table-cell>
          <table:table-cell table:formula="of:=[.A1629]/1000/(60*60*24)" office:value-type="time" office:time-value="PT07H13M50.753S" calcext:value-type="time">
            <text:p>07:13:51</text:p>
          </table:table-cell>
          <table:table-cell office:value-type="float" office:value="1.07" calcext:value-type="float">
            <text:p>1.07</text:p>
          </table:table-cell>
          <table:table-cell office:value-type="float" office:value="108.1" calcext:value-type="float">
            <text:p>108.1</text:p>
          </table:table-cell>
          <table:table-cell office:value-type="float" office:value="116.19" calcext:value-type="float">
            <text:p>116.19</text:p>
          </table:table-cell>
          <table:table-cell office:value-type="float" office:value="868.21" calcext:value-type="float">
            <text:p>868.21</text:p>
          </table:table-cell>
          <table:table-cell office:value-type="float" office:value="1037.9" calcext:value-type="float">
            <text:p>1037.9</text:p>
          </table:table-cell>
        </table:table-row>
        <table:table-row table:style-name="ro1">
          <table:table-cell office:value-type="float" office:value="26046753" calcext:value-type="float">
            <text:p>26046753</text:p>
          </table:table-cell>
          <table:table-cell table:formula="of:=[.A1630]/1000/(60*60*24)" office:value-type="time" office:time-value="PT07H14M06.753S" calcext:value-type="time">
            <text:p>07:14:07</text:p>
          </table:table-cell>
          <table:table-cell office:value-type="float" office:value="1.07" calcext:value-type="float">
            <text:p>1.07</text:p>
          </table:table-cell>
          <table:table-cell office:value-type="float" office:value="108" calcext:value-type="float">
            <text:p>108</text:p>
          </table:table-cell>
          <table:table-cell office:value-type="float" office:value="115.65" calcext:value-type="float">
            <text:p>115.65</text:p>
          </table:table-cell>
          <table:table-cell office:value-type="float" office:value="868.69" calcext:value-type="float">
            <text:p>868.69</text:p>
          </table:table-cell>
          <table:table-cell office:value-type="float" office:value="1038.42" calcext:value-type="float">
            <text:p>1038.42</text:p>
          </table:table-cell>
        </table:table-row>
        <table:table-row table:style-name="ro1">
          <table:table-cell office:value-type="float" office:value="26062753" calcext:value-type="float">
            <text:p>26062753</text:p>
          </table:table-cell>
          <table:table-cell table:formula="of:=[.A1631]/1000/(60*60*24)" office:value-type="time" office:time-value="PT07H14M22.753S" calcext:value-type="time">
            <text:p>07:14:23</text:p>
          </table:table-cell>
          <table:table-cell office:value-type="float" office:value="1.07" calcext:value-type="float">
            <text:p>1.07</text:p>
          </table:table-cell>
          <table:table-cell office:value-type="float" office:value="108" calcext:value-type="float">
            <text:p>108</text:p>
          </table:table-cell>
          <table:table-cell office:value-type="float" office:value="115.65" calcext:value-type="float">
            <text:p>115.65</text:p>
          </table:table-cell>
          <table:table-cell office:value-type="float" office:value="869.17" calcext:value-type="float">
            <text:p>869.17</text:p>
          </table:table-cell>
          <table:table-cell office:value-type="float" office:value="1038.93" calcext:value-type="float">
            <text:p>1038.93</text:p>
          </table:table-cell>
        </table:table-row>
        <table:table-row table:style-name="ro1">
          <table:table-cell office:value-type="float" office:value="26078753" calcext:value-type="float">
            <text:p>26078753</text:p>
          </table:table-cell>
          <table:table-cell table:formula="of:=[.A1632]/1000/(60*60*24)" office:value-type="time" office:time-value="PT07H14M38.753S" calcext:value-type="time">
            <text:p>07:14:39</text:p>
          </table:table-cell>
          <table:table-cell office:value-type="float" office:value="1.07" calcext:value-type="float">
            <text:p>1.07</text:p>
          </table:table-cell>
          <table:table-cell office:value-type="float" office:value="107.9" calcext:value-type="float">
            <text:p>107.9</text:p>
          </table:table-cell>
          <table:table-cell office:value-type="float" office:value="115.54" calcext:value-type="float">
            <text:p>115.54</text:p>
          </table:table-cell>
          <table:table-cell office:value-type="float" office:value="869.65" calcext:value-type="float">
            <text:p>869.65</text:p>
          </table:table-cell>
          <table:table-cell office:value-type="float" office:value="1039.44" calcext:value-type="float">
            <text:p>1039.44</text:p>
          </table:table-cell>
        </table:table-row>
        <table:table-row table:style-name="ro1">
          <table:table-cell office:value-type="float" office:value="26094753" calcext:value-type="float">
            <text:p>26094753</text:p>
          </table:table-cell>
          <table:table-cell table:formula="of:=[.A1633]/1000/(60*60*24)" office:value-type="time" office:time-value="PT07H14M54.753S" calcext:value-type="time">
            <text:p>07:14:55</text:p>
          </table:table-cell>
          <table:table-cell office:value-type="float" office:value="1.07" calcext:value-type="float">
            <text:p>1.07</text:p>
          </table:table-cell>
          <table:table-cell office:value-type="float" office:value="107.9" calcext:value-type="float">
            <text:p>107.9</text:p>
          </table:table-cell>
          <table:table-cell office:value-type="float" office:value="115.54" calcext:value-type="float">
            <text:p>115.54</text:p>
          </table:table-cell>
          <table:table-cell office:value-type="float" office:value="870.13" calcext:value-type="float">
            <text:p>870.13</text:p>
          </table:table-cell>
          <table:table-cell office:value-type="float" office:value="1039.96" calcext:value-type="float">
            <text:p>1039.96</text:p>
          </table:table-cell>
        </table:table-row>
        <table:table-row table:style-name="ro1">
          <table:table-cell office:value-type="float" office:value="26110753" calcext:value-type="float">
            <text:p>26110753</text:p>
          </table:table-cell>
          <table:table-cell table:formula="of:=[.A1634]/1000/(60*60*24)" office:value-type="time" office:time-value="PT07H15M10.753S" calcext:value-type="time">
            <text:p>07:15:11</text:p>
          </table:table-cell>
          <table:table-cell office:value-type="float" office:value="1.07" calcext:value-type="float">
            <text:p>1.07</text:p>
          </table:table-cell>
          <table:table-cell office:value-type="float" office:value="107.8" calcext:value-type="float">
            <text:p>107.8</text:p>
          </table:table-cell>
          <table:table-cell office:value-type="float" office:value="115" calcext:value-type="float">
            <text:p>115</text:p>
          </table:table-cell>
          <table:table-cell office:value-type="float" office:value="870.61" calcext:value-type="float">
            <text:p>870.61</text:p>
          </table:table-cell>
          <table:table-cell office:value-type="float" office:value="1040.47" calcext:value-type="float">
            <text:p>1040.47</text:p>
          </table:table-cell>
        </table:table-row>
        <table:table-row table:style-name="ro1">
          <table:table-cell office:value-type="float" office:value="26126753" calcext:value-type="float">
            <text:p>26126753</text:p>
          </table:table-cell>
          <table:table-cell table:formula="of:=[.A1635]/1000/(60*60*24)" office:value-type="time" office:time-value="PT07H15M26.753S" calcext:value-type="time">
            <text:p>07:15:27</text:p>
          </table:table-cell>
          <table:table-cell office:value-type="float" office:value="1.07" calcext:value-type="float">
            <text:p>1.07</text:p>
          </table:table-cell>
          <table:table-cell office:value-type="float" office:value="107.8" calcext:value-type="float">
            <text:p>107.8</text:p>
          </table:table-cell>
          <table:table-cell office:value-type="float" office:value="115" calcext:value-type="float">
            <text:p>115</text:p>
          </table:table-cell>
          <table:table-cell office:value-type="float" office:value="871.09" calcext:value-type="float">
            <text:p>871.09</text:p>
          </table:table-cell>
          <table:table-cell office:value-type="float" office:value="1040.98" calcext:value-type="float">
            <text:p>1040.98</text:p>
          </table:table-cell>
        </table:table-row>
        <table:table-row table:style-name="ro1">
          <table:table-cell office:value-type="float" office:value="26142753" calcext:value-type="float">
            <text:p>26142753</text:p>
          </table:table-cell>
          <table:table-cell table:formula="of:=[.A1636]/1000/(60*60*24)" office:value-type="time" office:time-value="PT07H15M42.753S" calcext:value-type="time">
            <text:p>07:15:43</text:p>
          </table:table-cell>
          <table:table-cell office:value-type="float" office:value="1.07" calcext:value-type="float">
            <text:p>1.07</text:p>
          </table:table-cell>
          <table:table-cell office:value-type="float" office:value="107.7" calcext:value-type="float">
            <text:p>107.7</text:p>
          </table:table-cell>
          <table:table-cell office:value-type="float" office:value="114.89" calcext:value-type="float">
            <text:p>114.89</text:p>
          </table:table-cell>
          <table:table-cell office:value-type="float" office:value="871.57" calcext:value-type="float">
            <text:p>871.57</text:p>
          </table:table-cell>
          <table:table-cell office:value-type="float" office:value="1041.49" calcext:value-type="float">
            <text:p>1041.49</text:p>
          </table:table-cell>
        </table:table-row>
        <table:table-row table:style-name="ro1">
          <table:table-cell office:value-type="float" office:value="26158753" calcext:value-type="float">
            <text:p>26158753</text:p>
          </table:table-cell>
          <table:table-cell table:formula="of:=[.A1637]/1000/(60*60*24)" office:value-type="time" office:time-value="PT07H15M58.753S" calcext:value-type="time">
            <text:p>07:15:59</text:p>
          </table:table-cell>
          <table:table-cell office:value-type="float" office:value="1.07" calcext:value-type="float">
            <text:p>1.07</text:p>
          </table:table-cell>
          <table:table-cell office:value-type="float" office:value="107.6" calcext:value-type="float">
            <text:p>107.6</text:p>
          </table:table-cell>
          <table:table-cell office:value-type="float" office:value="114.78" calcext:value-type="float">
            <text:p>114.78</text:p>
          </table:table-cell>
          <table:table-cell office:value-type="float" office:value="872.05" calcext:value-type="float">
            <text:p>872.05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26174753" calcext:value-type="float">
            <text:p>26174753</text:p>
          </table:table-cell>
          <table:table-cell table:formula="of:=[.A1638]/1000/(60*60*24)" office:value-type="time" office:time-value="PT07H16M14.753S" calcext:value-type="time">
            <text:p>07:16:15</text:p>
          </table:table-cell>
          <table:table-cell office:value-type="float" office:value="1.07" calcext:value-type="float">
            <text:p>1.07</text:p>
          </table:table-cell>
          <table:table-cell office:value-type="float" office:value="107.6" calcext:value-type="float">
            <text:p>107.6</text:p>
          </table:table-cell>
          <table:table-cell office:value-type="float" office:value="114.78" calcext:value-type="float">
            <text:p>114.78</text:p>
          </table:table-cell>
          <table:table-cell office:value-type="float" office:value="872.53" calcext:value-type="float">
            <text:p>872.53</text:p>
          </table:table-cell>
          <table:table-cell office:value-type="float" office:value="1042.51" calcext:value-type="float">
            <text:p>1042.51</text:p>
          </table:table-cell>
        </table:table-row>
        <table:table-row table:style-name="ro1">
          <table:table-cell office:value-type="float" office:value="26190753" calcext:value-type="float">
            <text:p>26190753</text:p>
          </table:table-cell>
          <table:table-cell table:formula="of:=[.A1639]/1000/(60*60*24)" office:value-type="time" office:time-value="PT07H16M30.753S" calcext:value-type="time">
            <text:p>07:16:31</text:p>
          </table:table-cell>
          <table:table-cell office:value-type="float" office:value="1.07" calcext:value-type="float">
            <text:p>1.07</text:p>
          </table:table-cell>
          <table:table-cell office:value-type="float" office:value="107.5" calcext:value-type="float">
            <text:p>107.5</text:p>
          </table:table-cell>
          <table:table-cell office:value-type="float" office:value="114.68" calcext:value-type="float">
            <text:p>114.68</text:p>
          </table:table-cell>
          <table:table-cell office:value-type="float" office:value="873.01" calcext:value-type="float">
            <text:p>873.01</text:p>
          </table:table-cell>
          <table:table-cell office:value-type="float" office:value="1043.02" calcext:value-type="float">
            <text:p>1043.02</text:p>
          </table:table-cell>
        </table:table-row>
        <table:table-row table:style-name="ro1">
          <table:table-cell office:value-type="float" office:value="26206753" calcext:value-type="float">
            <text:p>26206753</text:p>
          </table:table-cell>
          <table:table-cell table:formula="of:=[.A1640]/1000/(60*60*24)" office:value-type="time" office:time-value="PT07H16M46.753S" calcext:value-type="time">
            <text:p>07:16:47</text:p>
          </table:table-cell>
          <table:table-cell office:value-type="float" office:value="1.07" calcext:value-type="float">
            <text:p>1.07</text:p>
          </table:table-cell>
          <table:table-cell office:value-type="float" office:value="107.5" calcext:value-type="float">
            <text:p>107.5</text:p>
          </table:table-cell>
          <table:table-cell office:value-type="float" office:value="114.68" calcext:value-type="float">
            <text:p>114.68</text:p>
          </table:table-cell>
          <table:table-cell office:value-type="float" office:value="873.48" calcext:value-type="float">
            <text:p>873.48</text:p>
          </table:table-cell>
          <table:table-cell office:value-type="float" office:value="1043.53" calcext:value-type="float">
            <text:p>1043.53</text:p>
          </table:table-cell>
        </table:table-row>
        <table:table-row table:style-name="ro1">
          <table:table-cell office:value-type="float" office:value="26222753" calcext:value-type="float">
            <text:p>26222753</text:p>
          </table:table-cell>
          <table:table-cell table:formula="of:=[.A1641]/1000/(60*60*24)" office:value-type="time" office:time-value="PT07H17M02.753S" calcext:value-type="time">
            <text:p>07:17:03</text:p>
          </table:table-cell>
          <table:table-cell office:value-type="float" office:value="1.07" calcext:value-type="float">
            <text:p>1.07</text:p>
          </table:table-cell>
          <table:table-cell office:value-type="float" office:value="107.4" calcext:value-type="float">
            <text:p>107.4</text:p>
          </table:table-cell>
          <table:table-cell office:value-type="float" office:value="114.57" calcext:value-type="float">
            <text:p>114.57</text:p>
          </table:table-cell>
          <table:table-cell office:value-type="float" office:value="873.96" calcext:value-type="float">
            <text:p>873.96</text:p>
          </table:table-cell>
          <table:table-cell office:value-type="float" office:value="1044.04" calcext:value-type="float">
            <text:p>1044.04</text:p>
          </table:table-cell>
        </table:table-row>
        <table:table-row table:style-name="ro1">
          <table:table-cell office:value-type="float" office:value="26238753" calcext:value-type="float">
            <text:p>26238753</text:p>
          </table:table-cell>
          <table:table-cell table:formula="of:=[.A1642]/1000/(60*60*24)" office:value-type="time" office:time-value="PT07H17M18.753S" calcext:value-type="time">
            <text:p>07:17:19</text:p>
          </table:table-cell>
          <table:table-cell office:value-type="float" office:value="1.06" calcext:value-type="float">
            <text:p>1.06</text:p>
          </table:table-cell>
          <table:table-cell office:value-type="float" office:value="107.3" calcext:value-type="float">
            <text:p>107.3</text:p>
          </table:table-cell>
          <table:table-cell office:value-type="float" office:value="114.03" calcext:value-type="float">
            <text:p>114.03</text:p>
          </table:table-cell>
          <table:table-cell office:value-type="float" office:value="874.44" calcext:value-type="float">
            <text:p>874.44</text:p>
          </table:table-cell>
          <table:table-cell office:value-type="float" office:value="1044.55" calcext:value-type="float">
            <text:p>1044.55</text:p>
          </table:table-cell>
        </table:table-row>
        <table:table-row table:style-name="ro1">
          <table:table-cell office:value-type="float" office:value="26254753" calcext:value-type="float">
            <text:p>26254753</text:p>
          </table:table-cell>
          <table:table-cell table:formula="of:=[.A1643]/1000/(60*60*24)" office:value-type="time" office:time-value="PT07H17M34.753S" calcext:value-type="time">
            <text:p>07:17:35</text:p>
          </table:table-cell>
          <table:table-cell office:value-type="float" office:value="1.06" calcext:value-type="float">
            <text:p>1.06</text:p>
          </table:table-cell>
          <table:table-cell office:value-type="float" office:value="107.3" calcext:value-type="float">
            <text:p>107.3</text:p>
          </table:table-cell>
          <table:table-cell office:value-type="float" office:value="114.03" calcext:value-type="float">
            <text:p>114.03</text:p>
          </table:table-cell>
          <table:table-cell office:value-type="float" office:value="874.92" calcext:value-type="float">
            <text:p>874.92</text:p>
          </table:table-cell>
          <table:table-cell office:value-type="float" office:value="1045.06" calcext:value-type="float">
            <text:p>1045.06</text:p>
          </table:table-cell>
        </table:table-row>
        <table:table-row table:style-name="ro1">
          <table:table-cell office:value-type="float" office:value="26270753" calcext:value-type="float">
            <text:p>26270753</text:p>
          </table:table-cell>
          <table:table-cell table:formula="of:=[.A1644]/1000/(60*60*24)" office:value-type="time" office:time-value="PT07H17M50.753S" calcext:value-type="time">
            <text:p>07:17:51</text:p>
          </table:table-cell>
          <table:table-cell office:value-type="float" office:value="1.06" calcext:value-type="float">
            <text:p>1.06</text:p>
          </table:table-cell>
          <table:table-cell office:value-type="float" office:value="107.2" calcext:value-type="float">
            <text:p>107.2</text:p>
          </table:table-cell>
          <table:table-cell office:value-type="float" office:value="113.92" calcext:value-type="float">
            <text:p>113.92</text:p>
          </table:table-cell>
          <table:table-cell office:value-type="float" office:value="875.39" calcext:value-type="float">
            <text:p>875.39</text:p>
          </table:table-cell>
          <table:table-cell office:value-type="float" office:value="1045.56" calcext:value-type="float">
            <text:p>1045.56</text:p>
          </table:table-cell>
        </table:table-row>
        <table:table-row table:style-name="ro1">
          <table:table-cell office:value-type="float" office:value="26286753" calcext:value-type="float">
            <text:p>26286753</text:p>
          </table:table-cell>
          <table:table-cell table:formula="of:=[.A1645]/1000/(60*60*24)" office:value-type="time" office:time-value="PT07H18M06.753S" calcext:value-type="time">
            <text:p>07:18:07</text:p>
          </table:table-cell>
          <table:table-cell office:value-type="float" office:value="1.06" calcext:value-type="float">
            <text:p>1.06</text:p>
          </table:table-cell>
          <table:table-cell office:value-type="float" office:value="107.1" calcext:value-type="float">
            <text:p>107.1</text:p>
          </table:table-cell>
          <table:table-cell office:value-type="float" office:value="113.82" calcext:value-type="float">
            <text:p>113.82</text:p>
          </table:table-cell>
          <table:table-cell office:value-type="float" office:value="875.87" calcext:value-type="float">
            <text:p>875.87</text:p>
          </table:table-cell>
          <table:table-cell office:value-type="float" office:value="1046.07" calcext:value-type="float">
            <text:p>1046.07</text:p>
          </table:table-cell>
        </table:table-row>
        <table:table-row table:style-name="ro1">
          <table:table-cell office:value-type="float" office:value="26302753" calcext:value-type="float">
            <text:p>26302753</text:p>
          </table:table-cell>
          <table:table-cell table:formula="of:=[.A1646]/1000/(60*60*24)" office:value-type="time" office:time-value="PT07H18M22.753S" calcext:value-type="time">
            <text:p>07:18:23</text:p>
          </table:table-cell>
          <table:table-cell office:value-type="float" office:value="1.06" calcext:value-type="float">
            <text:p>1.06</text:p>
          </table:table-cell>
          <table:table-cell office:value-type="float" office:value="107.1" calcext:value-type="float">
            <text:p>107.1</text:p>
          </table:table-cell>
          <table:table-cell office:value-type="float" office:value="113.82" calcext:value-type="float">
            <text:p>113.82</text:p>
          </table:table-cell>
          <table:table-cell office:value-type="float" office:value="876.34" calcext:value-type="float">
            <text:p>876.34</text:p>
          </table:table-cell>
          <table:table-cell office:value-type="float" office:value="1046.58" calcext:value-type="float">
            <text:p>1046.58</text:p>
          </table:table-cell>
        </table:table-row>
        <table:table-row table:style-name="ro1">
          <table:table-cell office:value-type="float" office:value="26318753" calcext:value-type="float">
            <text:p>26318753</text:p>
          </table:table-cell>
          <table:table-cell table:formula="of:=[.A1647]/1000/(60*60*24)" office:value-type="time" office:time-value="PT07H18M38.753S" calcext:value-type="time">
            <text:p>07:18:39</text:p>
          </table:table-cell>
          <table:table-cell office:value-type="float" office:value="1.06" calcext:value-type="float">
            <text:p>1.06</text:p>
          </table:table-cell>
          <table:table-cell office:value-type="float" office:value="107" calcext:value-type="float">
            <text:p>107</text:p>
          </table:table-cell>
          <table:table-cell office:value-type="float" office:value="113.71" calcext:value-type="float">
            <text:p>113.71</text:p>
          </table:table-cell>
          <table:table-cell office:value-type="float" office:value="876.82" calcext:value-type="float">
            <text:p>876.82</text:p>
          </table:table-cell>
          <table:table-cell office:value-type="float" office:value="1047.08" calcext:value-type="float">
            <text:p>1047.08</text:p>
          </table:table-cell>
        </table:table-row>
        <table:table-row table:style-name="ro1">
          <table:table-cell office:value-type="float" office:value="26334753" calcext:value-type="float">
            <text:p>26334753</text:p>
          </table:table-cell>
          <table:table-cell table:formula="of:=[.A1648]/1000/(60*60*24)" office:value-type="time" office:time-value="PT07H18M54.753S" calcext:value-type="time">
            <text:p>07:18:55</text:p>
          </table:table-cell>
          <table:table-cell office:value-type="float" office:value="1.06" calcext:value-type="float">
            <text:p>1.06</text:p>
          </table:table-cell>
          <table:table-cell office:value-type="float" office:value="107" calcext:value-type="float">
            <text:p>107</text:p>
          </table:table-cell>
          <table:table-cell office:value-type="float" office:value="113.28" calcext:value-type="float">
            <text:p>113.28</text:p>
          </table:table-cell>
          <table:table-cell office:value-type="float" office:value="877.3" calcext:value-type="float">
            <text:p>877.3</text:p>
          </table:table-cell>
          <table:table-cell office:value-type="float" office:value="1047.59" calcext:value-type="float">
            <text:p>1047.59</text:p>
          </table:table-cell>
        </table:table-row>
        <table:table-row table:style-name="ro1">
          <table:table-cell office:value-type="float" office:value="26350753" calcext:value-type="float">
            <text:p>26350753</text:p>
          </table:table-cell>
          <table:table-cell table:formula="of:=[.A1649]/1000/(60*60*24)" office:value-type="time" office:time-value="PT07H19M10.753S" calcext:value-type="time">
            <text:p>07:19:11</text:p>
          </table:table-cell>
          <table:table-cell office:value-type="float" office:value="1.06" calcext:value-type="float">
            <text:p>1.06</text:p>
          </table:table-cell>
          <table:table-cell office:value-type="float" office:value="106.9" calcext:value-type="float">
            <text:p>106.9</text:p>
          </table:table-cell>
          <table:table-cell office:value-type="float" office:value="113.18" calcext:value-type="float">
            <text:p>113.18</text:p>
          </table:table-cell>
          <table:table-cell office:value-type="float" office:value="877.77" calcext:value-type="float">
            <text:p>877.77</text:p>
          </table:table-cell>
          <table:table-cell office:value-type="float" office:value="1048.09" calcext:value-type="float">
            <text:p>1048.09</text:p>
          </table:table-cell>
        </table:table-row>
        <table:table-row table:style-name="ro1">
          <table:table-cell office:value-type="float" office:value="26366753" calcext:value-type="float">
            <text:p>26366753</text:p>
          </table:table-cell>
          <table:table-cell table:formula="of:=[.A1650]/1000/(60*60*24)" office:value-type="time" office:time-value="PT07H19M26.753S" calcext:value-type="time">
            <text:p>07:19:27</text:p>
          </table:table-cell>
          <table:table-cell office:value-type="float" office:value="1.06" calcext:value-type="float">
            <text:p>1.06</text:p>
          </table:table-cell>
          <table:table-cell office:value-type="float" office:value="106.9" calcext:value-type="float">
            <text:p>106.9</text:p>
          </table:table-cell>
          <table:table-cell office:value-type="float" office:value="113.17" calcext:value-type="float">
            <text:p>113.17</text:p>
          </table:table-cell>
          <table:table-cell office:value-type="float" office:value="878.25" calcext:value-type="float">
            <text:p>878.25</text:p>
          </table:table-cell>
          <table:table-cell office:value-type="float" office:value="1048.6" calcext:value-type="float">
            <text:p>1048.6</text:p>
          </table:table-cell>
        </table:table-row>
        <table:table-row table:style-name="ro1">
          <table:table-cell office:value-type="float" office:value="26382753" calcext:value-type="float">
            <text:p>26382753</text:p>
          </table:table-cell>
          <table:table-cell table:formula="of:=[.A1651]/1000/(60*60*24)" office:value-type="time" office:time-value="PT07H19M42.753S" calcext:value-type="time">
            <text:p>07:19:43</text:p>
          </table:table-cell>
          <table:table-cell office:value-type="float" office:value="1.06" calcext:value-type="float">
            <text:p>1.06</text:p>
          </table:table-cell>
          <table:table-cell office:value-type="float" office:value="106.8" calcext:value-type="float">
            <text:p>106.8</text:p>
          </table:table-cell>
          <table:table-cell office:value-type="float" office:value="113.07" calcext:value-type="float">
            <text:p>113.07</text:p>
          </table:table-cell>
          <table:table-cell office:value-type="float" office:value="878.72" calcext:value-type="float">
            <text:p>878.72</text:p>
          </table:table-cell>
          <table:table-cell office:value-type="float" office:value="1049.1" calcext:value-type="float">
            <text:p>1049.1</text:p>
          </table:table-cell>
        </table:table-row>
        <table:table-row table:style-name="ro1">
          <table:table-cell office:value-type="float" office:value="26398753" calcext:value-type="float">
            <text:p>26398753</text:p>
          </table:table-cell>
          <table:table-cell table:formula="of:=[.A1652]/1000/(60*60*24)" office:value-type="time" office:time-value="PT07H19M58.753S" calcext:value-type="time">
            <text:p>07:19:59</text:p>
          </table:table-cell>
          <table:table-cell office:value-type="float" office:value="1.06" calcext:value-type="float">
            <text:p>1.06</text:p>
          </table:table-cell>
          <table:table-cell office:value-type="float" office:value="106.8" calcext:value-type="float">
            <text:p>106.8</text:p>
          </table:table-cell>
          <table:table-cell office:value-type="float" office:value="113.07" calcext:value-type="float">
            <text:p>113.07</text:p>
          </table:table-cell>
          <table:table-cell office:value-type="float" office:value="879.2" calcext:value-type="float">
            <text:p>879.2</text:p>
          </table:table-cell>
          <table:table-cell office:value-type="float" office:value="1049.6" calcext:value-type="float">
            <text:p>1049.6</text:p>
          </table:table-cell>
        </table:table-row>
        <table:table-row table:style-name="ro1">
          <table:table-cell office:value-type="float" office:value="26414753" calcext:value-type="float">
            <text:p>26414753</text:p>
          </table:table-cell>
          <table:table-cell table:formula="of:=[.A1653]/1000/(60*60*24)" office:value-type="time" office:time-value="PT07H20M14.753S" calcext:value-type="time">
            <text:p>07:20:15</text:p>
          </table:table-cell>
          <table:table-cell office:value-type="float" office:value="1.06" calcext:value-type="float">
            <text:p>1.06</text:p>
          </table:table-cell>
          <table:table-cell office:value-type="float" office:value="106.7" calcext:value-type="float">
            <text:p>106.7</text:p>
          </table:table-cell>
          <table:table-cell office:value-type="float" office:value="112.96" calcext:value-type="float">
            <text:p>112.96</text:p>
          </table:table-cell>
          <table:table-cell office:value-type="float" office:value="879.67" calcext:value-type="float">
            <text:p>879.67</text:p>
          </table:table-cell>
          <table:table-cell office:value-type="float" office:value="1050.1" calcext:value-type="float">
            <text:p>1050.1</text:p>
          </table:table-cell>
        </table:table-row>
        <table:table-row table:style-name="ro1">
          <table:table-cell office:value-type="float" office:value="26430753" calcext:value-type="float">
            <text:p>26430753</text:p>
          </table:table-cell>
          <table:table-cell table:formula="of:=[.A1654]/1000/(60*60*24)" office:value-type="time" office:time-value="PT07H20M30.753S" calcext:value-type="time">
            <text:p>07:20:31</text:p>
          </table:table-cell>
          <table:table-cell office:value-type="float" office:value="1.05" calcext:value-type="float">
            <text:p>1.05</text:p>
          </table:table-cell>
          <table:table-cell office:value-type="float" office:value="106.6" calcext:value-type="float">
            <text:p>106.6</text:p>
          </table:table-cell>
          <table:table-cell office:value-type="float" office:value="112.43" calcext:value-type="float">
            <text:p>112.43</text:p>
          </table:table-cell>
          <table:table-cell office:value-type="float" office:value="880.14" calcext:value-type="float">
            <text:p>880.14</text:p>
          </table:table-cell>
          <table:table-cell office:value-type="float" office:value="1050.6" calcext:value-type="float">
            <text:p>1050.6</text:p>
          </table:table-cell>
        </table:table-row>
        <table:table-row table:style-name="ro1">
          <table:table-cell office:value-type="float" office:value="26446753" calcext:value-type="float">
            <text:p>26446753</text:p>
          </table:table-cell>
          <table:table-cell table:formula="of:=[.A1655]/1000/(60*60*24)" office:value-type="time" office:time-value="PT07H20M46.753S" calcext:value-type="time">
            <text:p>07:20:47</text:p>
          </table:table-cell>
          <table:table-cell office:value-type="float" office:value="1.05" calcext:value-type="float">
            <text:p>1.05</text:p>
          </table:table-cell>
          <table:table-cell office:value-type="float" office:value="106.5" calcext:value-type="float">
            <text:p>106.5</text:p>
          </table:table-cell>
          <table:table-cell office:value-type="float" office:value="112.32" calcext:value-type="float">
            <text:p>112.32</text:p>
          </table:table-cell>
          <table:table-cell office:value-type="float" office:value="880.62" calcext:value-type="float">
            <text:p>880.62</text:p>
          </table:table-cell>
          <table:table-cell office:value-type="float" office:value="1051.1" calcext:value-type="float">
            <text:p>1051.1</text:p>
          </table:table-cell>
        </table:table-row>
        <table:table-row table:style-name="ro1">
          <table:table-cell office:value-type="float" office:value="26462751" calcext:value-type="float">
            <text:p>26462751</text:p>
          </table:table-cell>
          <table:table-cell table:formula="of:=[.A1656]/1000/(60*60*24)" office:value-type="time" office:time-value="PT07H21M02.751S" calcext:value-type="time">
            <text:p>07:21:03</text:p>
          </table:table-cell>
          <table:table-cell office:value-type="float" office:value="1.05" calcext:value-type="float">
            <text:p>1.05</text:p>
          </table:table-cell>
          <table:table-cell office:value-type="float" office:value="106.5" calcext:value-type="float">
            <text:p>106.5</text:p>
          </table:table-cell>
          <table:table-cell office:value-type="float" office:value="112.32" calcext:value-type="float">
            <text:p>112.32</text:p>
          </table:table-cell>
          <table:table-cell office:value-type="float" office:value="881.09" calcext:value-type="float">
            <text:p>881.09</text:p>
          </table:table-cell>
          <table:table-cell office:value-type="float" office:value="1051.6" calcext:value-type="float">
            <text:p>1051.6</text:p>
          </table:table-cell>
        </table:table-row>
        <table:table-row table:style-name="ro1">
          <table:table-cell office:value-type="float" office:value="26478753" calcext:value-type="float">
            <text:p>26478753</text:p>
          </table:table-cell>
          <table:table-cell table:formula="of:=[.A1657]/1000/(60*60*24)" office:value-type="time" office:time-value="PT07H21M18.753S" calcext:value-type="time">
            <text:p>07:21:19</text:p>
          </table:table-cell>
          <table:table-cell office:value-type="float" office:value="1.05" calcext:value-type="float">
            <text:p>1.05</text:p>
          </table:table-cell>
          <table:table-cell office:value-type="float" office:value="106.4" calcext:value-type="float">
            <text:p>106.4</text:p>
          </table:table-cell>
          <table:table-cell office:value-type="float" office:value="112.21" calcext:value-type="float">
            <text:p>112.21</text:p>
          </table:table-cell>
          <table:table-cell office:value-type="float" office:value="881.56" calcext:value-type="float">
            <text:p>881.56</text:p>
          </table:table-cell>
          <table:table-cell office:value-type="float" office:value="1052.1" calcext:value-type="float">
            <text:p>1052.1</text:p>
          </table:table-cell>
        </table:table-row>
        <table:table-row table:style-name="ro1">
          <table:table-cell office:value-type="float" office:value="26494753" calcext:value-type="float">
            <text:p>26494753</text:p>
          </table:table-cell>
          <table:table-cell table:formula="of:=[.A1658]/1000/(60*60*24)" office:value-type="time" office:time-value="PT07H21M34.753S" calcext:value-type="time">
            <text:p>07:21:35</text:p>
          </table:table-cell>
          <table:table-cell office:value-type="float" office:value="1.05" calcext:value-type="float">
            <text:p>1.05</text:p>
          </table:table-cell>
          <table:table-cell office:value-type="float" office:value="106.3" calcext:value-type="float">
            <text:p>106.3</text:p>
          </table:table-cell>
          <table:table-cell office:value-type="float" office:value="112.11" calcext:value-type="float">
            <text:p>112.11</text:p>
          </table:table-cell>
          <table:table-cell office:value-type="float" office:value="882.04" calcext:value-type="float">
            <text:p>882.04</text:p>
          </table:table-cell>
          <table:table-cell office:value-type="float" office:value="1052.6" calcext:value-type="float">
            <text:p>1052.6</text:p>
          </table:table-cell>
        </table:table-row>
        <table:table-row table:style-name="ro1">
          <table:table-cell office:value-type="float" office:value="26510753" calcext:value-type="float">
            <text:p>26510753</text:p>
          </table:table-cell>
          <table:table-cell table:formula="of:=[.A1659]/1000/(60*60*24)" office:value-type="time" office:time-value="PT07H21M50.753S" calcext:value-type="time">
            <text:p>07:21:51</text:p>
          </table:table-cell>
          <table:table-cell office:value-type="float" office:value="1.05" calcext:value-type="float">
            <text:p>1.05</text:p>
          </table:table-cell>
          <table:table-cell office:value-type="float" office:value="106.3" calcext:value-type="float">
            <text:p>106.3</text:p>
          </table:table-cell>
          <table:table-cell office:value-type="float" office:value="112.11" calcext:value-type="float">
            <text:p>112.11</text:p>
          </table:table-cell>
          <table:table-cell office:value-type="float" office:value="882.51" calcext:value-type="float">
            <text:p>882.51</text:p>
          </table:table-cell>
          <table:table-cell office:value-type="float" office:value="1053.1" calcext:value-type="float">
            <text:p>1053.1</text:p>
          </table:table-cell>
        </table:table-row>
        <table:table-row table:style-name="ro1">
          <table:table-cell office:value-type="float" office:value="26526753" calcext:value-type="float">
            <text:p>26526753</text:p>
          </table:table-cell>
          <table:table-cell table:formula="of:=[.A1660]/1000/(60*60*24)" office:value-type="time" office:time-value="PT07H22M06.753S" calcext:value-type="time">
            <text:p>07:22:07</text:p>
          </table:table-cell>
          <table:table-cell office:value-type="float" office:value="1.05" calcext:value-type="float">
            <text:p>1.05</text:p>
          </table:table-cell>
          <table:table-cell office:value-type="float" office:value="106.2" calcext:value-type="float">
            <text:p>106.2</text:p>
          </table:table-cell>
          <table:table-cell office:value-type="float" office:value="112" calcext:value-type="float">
            <text:p>112</text:p>
          </table:table-cell>
          <table:table-cell office:value-type="float" office:value="882.98" calcext:value-type="float">
            <text:p>882.98</text:p>
          </table:table-cell>
          <table:table-cell office:value-type="float" office:value="1053.6" calcext:value-type="float">
            <text:p>1053.6</text:p>
          </table:table-cell>
        </table:table-row>
        <table:table-row table:style-name="ro1">
          <table:table-cell office:value-type="float" office:value="26542753" calcext:value-type="float">
            <text:p>26542753</text:p>
          </table:table-cell>
          <table:table-cell table:formula="of:=[.A1661]/1000/(60*60*24)" office:value-type="time" office:time-value="PT07H22M22.753S" calcext:value-type="time">
            <text:p>07:22:23</text:p>
          </table:table-cell>
          <table:table-cell office:value-type="float" office:value="1.05" calcext:value-type="float">
            <text:p>1.05</text:p>
          </table:table-cell>
          <table:table-cell office:value-type="float" office:value="106.1" calcext:value-type="float">
            <text:p>106.1</text:p>
          </table:table-cell>
          <table:table-cell office:value-type="float" office:value="111.47" calcext:value-type="float">
            <text:p>111.47</text:p>
          </table:table-cell>
          <table:table-cell office:value-type="float" office:value="883.45" calcext:value-type="float">
            <text:p>883.45</text:p>
          </table:table-cell>
          <table:table-cell office:value-type="float" office:value="1054.09" calcext:value-type="float">
            <text:p>1054.09</text:p>
          </table:table-cell>
        </table:table-row>
        <table:table-row table:style-name="ro1">
          <table:table-cell office:value-type="float" office:value="26558753" calcext:value-type="float">
            <text:p>26558753</text:p>
          </table:table-cell>
          <table:table-cell table:formula="of:=[.A1662]/1000/(60*60*24)" office:value-type="time" office:time-value="PT07H22M38.753S" calcext:value-type="time">
            <text:p>07:22:39</text:p>
          </table:table-cell>
          <table:table-cell office:value-type="float" office:value="1.05" calcext:value-type="float">
            <text:p>1.05</text:p>
          </table:table-cell>
          <table:table-cell office:value-type="float" office:value="106" calcext:value-type="float">
            <text:p>106</text:p>
          </table:table-cell>
          <table:table-cell office:value-type="float" office:value="111.79" calcext:value-type="float">
            <text:p>111.79</text:p>
          </table:table-cell>
          <table:table-cell office:value-type="float" office:value="883.92" calcext:value-type="float">
            <text:p>883.92</text:p>
          </table:table-cell>
          <table:table-cell office:value-type="float" office:value="1054.59" calcext:value-type="float">
            <text:p>1054.59</text:p>
          </table:table-cell>
        </table:table-row>
        <table:table-row table:style-name="ro1">
          <table:table-cell office:value-type="float" office:value="26574753" calcext:value-type="float">
            <text:p>26574753</text:p>
          </table:table-cell>
          <table:table-cell table:formula="of:=[.A1663]/1000/(60*60*24)" office:value-type="time" office:time-value="PT07H22M54.753S" calcext:value-type="time">
            <text:p>07:22:55</text:p>
          </table:table-cell>
          <table:table-cell office:value-type="float" office:value="1.05" calcext:value-type="float">
            <text:p>1.05</text:p>
          </table:table-cell>
          <table:table-cell office:value-type="float" office:value="105.9" calcext:value-type="float">
            <text:p>105.9</text:p>
          </table:table-cell>
          <table:table-cell office:value-type="float" office:value="111.26" calcext:value-type="float">
            <text:p>111.26</text:p>
          </table:table-cell>
          <table:table-cell office:value-type="float" office:value="884.4" calcext:value-type="float">
            <text:p>884.4</text:p>
          </table:table-cell>
          <table:table-cell office:value-type="float" office:value="1055.08" calcext:value-type="float">
            <text:p>1055.08</text:p>
          </table:table-cell>
        </table:table-row>
        <table:table-row table:style-name="ro1">
          <table:table-cell office:value-type="float" office:value="26590753" calcext:value-type="float">
            <text:p>26590753</text:p>
          </table:table-cell>
          <table:table-cell table:formula="of:=[.A1664]/1000/(60*60*24)" office:value-type="time" office:time-value="PT07H23M10.753S" calcext:value-type="time">
            <text:p>07:23:11</text:p>
          </table:table-cell>
          <table:table-cell office:value-type="float" office:value="1.05" calcext:value-type="float">
            <text:p>1.05</text:p>
          </table:table-cell>
          <table:table-cell office:value-type="float" office:value="105.9" calcext:value-type="float">
            <text:p>105.9</text:p>
          </table:table-cell>
          <table:table-cell office:value-type="float" office:value="111.26" calcext:value-type="float">
            <text:p>111.26</text:p>
          </table:table-cell>
          <table:table-cell office:value-type="float" office:value="884.87" calcext:value-type="float">
            <text:p>884.87</text:p>
          </table:table-cell>
          <table:table-cell office:value-type="float" office:value="1055.58" calcext:value-type="float">
            <text:p>1055.58</text:p>
          </table:table-cell>
        </table:table-row>
        <table:table-row table:style-name="ro1">
          <table:table-cell office:value-type="float" office:value="26606753" calcext:value-type="float">
            <text:p>26606753</text:p>
          </table:table-cell>
          <table:table-cell table:formula="of:=[.A1665]/1000/(60*60*24)" office:value-type="time" office:time-value="PT07H23M26.753S" calcext:value-type="time">
            <text:p>07:23:27</text:p>
          </table:table-cell>
          <table:table-cell office:value-type="float" office:value="1.05" calcext:value-type="float">
            <text:p>1.05</text:p>
          </table:table-cell>
          <table:table-cell office:value-type="float" office:value="105.8" calcext:value-type="float">
            <text:p>105.8</text:p>
          </table:table-cell>
          <table:table-cell office:value-type="float" office:value="111.15" calcext:value-type="float">
            <text:p>111.15</text:p>
          </table:table-cell>
          <table:table-cell office:value-type="float" office:value="885.34" calcext:value-type="float">
            <text:p>885.34</text:p>
          </table:table-cell>
          <table:table-cell office:value-type="float" office:value="1056.07" calcext:value-type="float">
            <text:p>1056.07</text:p>
          </table:table-cell>
        </table:table-row>
        <table:table-row table:style-name="ro1">
          <table:table-cell office:value-type="float" office:value="26622753" calcext:value-type="float">
            <text:p>26622753</text:p>
          </table:table-cell>
          <table:table-cell table:formula="of:=[.A1666]/1000/(60*60*24)" office:value-type="time" office:time-value="PT07H23M42.753S" calcext:value-type="time">
            <text:p>07:23:43</text:p>
          </table:table-cell>
          <table:table-cell office:value-type="float" office:value="1.05" calcext:value-type="float">
            <text:p>1.05</text:p>
          </table:table-cell>
          <table:table-cell office:value-type="float" office:value="105.8" calcext:value-type="float">
            <text:p>105.8</text:p>
          </table:table-cell>
          <table:table-cell office:value-type="float" office:value="110.73" calcext:value-type="float">
            <text:p>110.73</text:p>
          </table:table-cell>
          <table:table-cell office:value-type="float" office:value="885.81" calcext:value-type="float">
            <text:p>885.81</text:p>
          </table:table-cell>
          <table:table-cell office:value-type="float" office:value="1056.57" calcext:value-type="float">
            <text:p>1056.57</text:p>
          </table:table-cell>
        </table:table-row>
        <table:table-row table:style-name="ro1">
          <table:table-cell office:value-type="float" office:value="26638753" calcext:value-type="float">
            <text:p>26638753</text:p>
          </table:table-cell>
          <table:table-cell table:formula="of:=[.A1667]/1000/(60*60*24)" office:value-type="time" office:time-value="PT07H23M58.753S" calcext:value-type="time">
            <text:p>07:23:59</text:p>
          </table:table-cell>
          <table:table-cell office:value-type="float" office:value="1.05" calcext:value-type="float">
            <text:p>1.05</text:p>
          </table:table-cell>
          <table:table-cell office:value-type="float" office:value="105.7" calcext:value-type="float">
            <text:p>105.7</text:p>
          </table:table-cell>
          <table:table-cell office:value-type="float" office:value="110.62" calcext:value-type="float">
            <text:p>110.62</text:p>
          </table:table-cell>
          <table:table-cell office:value-type="float" office:value="886.28" calcext:value-type="float">
            <text:p>886.28</text:p>
          </table:table-cell>
          <table:table-cell office:value-type="float" office:value="1057.06" calcext:value-type="float">
            <text:p>1057.06</text:p>
          </table:table-cell>
        </table:table-row>
        <table:table-row table:style-name="ro1">
          <table:table-cell office:value-type="float" office:value="26654753" calcext:value-type="float">
            <text:p>26654753</text:p>
          </table:table-cell>
          <table:table-cell table:formula="of:=[.A1668]/1000/(60*60*24)" office:value-type="time" office:time-value="PT07H24M14.753S" calcext:value-type="time">
            <text:p>07:24:15</text:p>
          </table:table-cell>
          <table:table-cell office:value-type="float" office:value="1.05" calcext:value-type="float">
            <text:p>1.05</text:p>
          </table:table-cell>
          <table:table-cell office:value-type="float" office:value="105.6" calcext:value-type="float">
            <text:p>105.6</text:p>
          </table:table-cell>
          <table:table-cell office:value-type="float" office:value="110.52" calcext:value-type="float">
            <text:p>110.52</text:p>
          </table:table-cell>
          <table:table-cell office:value-type="float" office:value="886.75" calcext:value-type="float">
            <text:p>886.75</text:p>
          </table:table-cell>
          <table:table-cell office:value-type="float" office:value="1057.55" calcext:value-type="float">
            <text:p>1057.55</text:p>
          </table:table-cell>
        </table:table-row>
        <table:table-row table:style-name="ro1">
          <table:table-cell office:value-type="float" office:value="26670753" calcext:value-type="float">
            <text:p>26670753</text:p>
          </table:table-cell>
          <table:table-cell table:formula="of:=[.A1669]/1000/(60*60*24)" office:value-type="time" office:time-value="PT07H24M30.753S" calcext:value-type="time">
            <text:p>07:24:31</text:p>
          </table:table-cell>
          <table:table-cell office:value-type="float" office:value="1.05" calcext:value-type="float">
            <text:p>1.05</text:p>
          </table:table-cell>
          <table:table-cell office:value-type="float" office:value="105.5" calcext:value-type="float">
            <text:p>105.5</text:p>
          </table:table-cell>
          <table:table-cell office:value-type="float" office:value="110.41" calcext:value-type="float">
            <text:p>110.41</text:p>
          </table:table-cell>
          <table:table-cell office:value-type="float" office:value="887.22" calcext:value-type="float">
            <text:p>887.22</text:p>
          </table:table-cell>
          <table:table-cell office:value-type="float" office:value="1058.04" calcext:value-type="float">
            <text:p>1058.04</text:p>
          </table:table-cell>
        </table:table-row>
        <table:table-row table:style-name="ro1">
          <table:table-cell office:value-type="float" office:value="26686753" calcext:value-type="float">
            <text:p>26686753</text:p>
          </table:table-cell>
          <table:table-cell table:formula="of:=[.A1670]/1000/(60*60*24)" office:value-type="time" office:time-value="PT07H24M46.753S" calcext:value-type="time">
            <text:p>07:24:47</text:p>
          </table:table-cell>
          <table:table-cell office:value-type="float" office:value="1.05" calcext:value-type="float">
            <text:p>1.05</text:p>
          </table:table-cell>
          <table:table-cell office:value-type="float" office:value="105.5" calcext:value-type="float">
            <text:p>105.5</text:p>
          </table:table-cell>
          <table:table-cell office:value-type="float" office:value="110.41" calcext:value-type="float">
            <text:p>110.41</text:p>
          </table:table-cell>
          <table:table-cell office:value-type="float" office:value="887.69" calcext:value-type="float">
            <text:p>887.69</text:p>
          </table:table-cell>
          <table:table-cell office:value-type="float" office:value="1058.53" calcext:value-type="float">
            <text:p>1058.53</text:p>
          </table:table-cell>
        </table:table-row>
        <table:table-row table:style-name="ro1">
          <table:table-cell office:value-type="float" office:value="26702753" calcext:value-type="float">
            <text:p>26702753</text:p>
          </table:table-cell>
          <table:table-cell table:formula="of:=[.A1671]/1000/(60*60*24)" office:value-type="time" office:time-value="PT07H25M02.753S" calcext:value-type="time">
            <text:p>07:25:03</text:p>
          </table:table-cell>
          <table:table-cell office:value-type="float" office:value="1.04" calcext:value-type="float">
            <text:p>1.04</text:p>
          </table:table-cell>
          <table:table-cell office:value-type="float" office:value="105.3" calcext:value-type="float">
            <text:p>105.3</text:p>
          </table:table-cell>
          <table:table-cell office:value-type="float" office:value="109.78" calcext:value-type="float">
            <text:p>109.78</text:p>
          </table:table-cell>
          <table:table-cell office:value-type="float" office:value="888.15" calcext:value-type="float">
            <text:p>888.15</text:p>
          </table:table-cell>
          <table:table-cell office:value-type="float" office:value="1059.02" calcext:value-type="float">
            <text:p>1059.02</text:p>
          </table:table-cell>
        </table:table-row>
        <table:table-row table:style-name="ro1">
          <table:table-cell office:value-type="float" office:value="26718753" calcext:value-type="float">
            <text:p>26718753</text:p>
          </table:table-cell>
          <table:table-cell table:formula="of:=[.A1672]/1000/(60*60*24)" office:value-type="time" office:time-value="PT07H25M18.753S" calcext:value-type="time">
            <text:p>07:25:19</text:p>
          </table:table-cell>
          <table:table-cell office:value-type="float" office:value="1.05" calcext:value-type="float">
            <text:p>1.05</text:p>
          </table:table-cell>
          <table:table-cell office:value-type="float" office:value="105.3" calcext:value-type="float">
            <text:p>105.3</text:p>
          </table:table-cell>
          <table:table-cell office:value-type="float" office:value="110.2" calcext:value-type="float">
            <text:p>110.2</text:p>
          </table:table-cell>
          <table:table-cell office:value-type="float" office:value="888.62" calcext:value-type="float">
            <text:p>888.62</text:p>
          </table:table-cell>
          <table:table-cell office:value-type="float" office:value="1059.51" calcext:value-type="float">
            <text:p>1059.51</text:p>
          </table:table-cell>
        </table:table-row>
        <table:table-row table:style-name="ro1">
          <table:table-cell office:value-type="float" office:value="26734753" calcext:value-type="float">
            <text:p>26734753</text:p>
          </table:table-cell>
          <table:table-cell table:formula="of:=[.A1673]/1000/(60*60*24)" office:value-type="time" office:time-value="PT07H25M34.753S" calcext:value-type="time">
            <text:p>07:25:35</text:p>
          </table:table-cell>
          <table:table-cell office:value-type="float" office:value="1.04" calcext:value-type="float">
            <text:p>1.04</text:p>
          </table:table-cell>
          <table:table-cell office:value-type="float" office:value="105.2" calcext:value-type="float">
            <text:p>105.2</text:p>
          </table:table-cell>
          <table:table-cell office:value-type="float" office:value="109.67" calcext:value-type="float">
            <text:p>109.67</text:p>
          </table:table-cell>
          <table:table-cell office:value-type="float" office:value="889.09" calcext:value-type="float">
            <text:p>889.09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26750753" calcext:value-type="float">
            <text:p>26750753</text:p>
          </table:table-cell>
          <table:table-cell table:formula="of:=[.A1674]/1000/(60*60*24)" office:value-type="time" office:time-value="PT07H25M50.753S" calcext:value-type="time">
            <text:p>07:25:51</text:p>
          </table:table-cell>
          <table:table-cell office:value-type="float" office:value="1.04" calcext:value-type="float">
            <text:p>1.04</text:p>
          </table:table-cell>
          <table:table-cell office:value-type="float" office:value="105.1" calcext:value-type="float">
            <text:p>105.1</text:p>
          </table:table-cell>
          <table:table-cell office:value-type="float" office:value="109.57" calcext:value-type="float">
            <text:p>109.57</text:p>
          </table:table-cell>
          <table:table-cell office:value-type="float" office:value="889.56" calcext:value-type="float">
            <text:p>889.56</text:p>
          </table:table-cell>
          <table:table-cell office:value-type="float" office:value="1060.48" calcext:value-type="float">
            <text:p>1060.48</text:p>
          </table:table-cell>
        </table:table-row>
        <table:table-row table:style-name="ro1">
          <table:table-cell office:value-type="float" office:value="26766753" calcext:value-type="float">
            <text:p>26766753</text:p>
          </table:table-cell>
          <table:table-cell table:formula="of:=[.A1675]/1000/(60*60*24)" office:value-type="time" office:time-value="PT07H26M06.753S" calcext:value-type="time">
            <text:p>07:26:07</text:p>
          </table:table-cell>
          <table:table-cell office:value-type="float" office:value="1.04" calcext:value-type="float">
            <text:p>1.04</text:p>
          </table:table-cell>
          <table:table-cell office:value-type="float" office:value="105.1" calcext:value-type="float">
            <text:p>105.1</text:p>
          </table:table-cell>
          <table:table-cell office:value-type="float" office:value="109.15" calcext:value-type="float">
            <text:p>109.15</text:p>
          </table:table-cell>
          <table:table-cell office:value-type="float" office:value="890.02" calcext:value-type="float">
            <text:p>890.02</text:p>
          </table:table-cell>
          <table:table-cell office:value-type="float" office:value="1060.97" calcext:value-type="float">
            <text:p>1060.97</text:p>
          </table:table-cell>
        </table:table-row>
        <table:table-row table:style-name="ro1">
          <table:table-cell office:value-type="float" office:value="26782753" calcext:value-type="float">
            <text:p>26782753</text:p>
          </table:table-cell>
          <table:table-cell table:formula="of:=[.A1676]/1000/(60*60*24)" office:value-type="time" office:time-value="PT07H26M22.753S" calcext:value-type="time">
            <text:p>07:26:23</text:p>
          </table:table-cell>
          <table:table-cell office:value-type="float" office:value="1.04" calcext:value-type="float">
            <text:p>1.04</text:p>
          </table:table-cell>
          <table:table-cell office:value-type="float" office:value="105" calcext:value-type="float">
            <text:p>105</text:p>
          </table:table-cell>
          <table:table-cell office:value-type="float" office:value="109.04" calcext:value-type="float">
            <text:p>109.04</text:p>
          </table:table-cell>
          <table:table-cell office:value-type="float" office:value="890.49" calcext:value-type="float">
            <text:p>890.49</text:p>
          </table:table-cell>
          <table:table-cell office:value-type="float" office:value="1061.46" calcext:value-type="float">
            <text:p>1061.46</text:p>
          </table:table-cell>
        </table:table-row>
        <table:table-row table:style-name="ro1">
          <table:table-cell office:value-type="float" office:value="26798753" calcext:value-type="float">
            <text:p>26798753</text:p>
          </table:table-cell>
          <table:table-cell table:formula="of:=[.A1677]/1000/(60*60*24)" office:value-type="time" office:time-value="PT07H26M38.753S" calcext:value-type="time">
            <text:p>07:26:39</text:p>
          </table:table-cell>
          <table:table-cell office:value-type="float" office:value="1.04" calcext:value-type="float">
            <text:p>1.04</text:p>
          </table:table-cell>
          <table:table-cell office:value-type="float" office:value="104.9" calcext:value-type="float">
            <text:p>104.9</text:p>
          </table:table-cell>
          <table:table-cell office:value-type="float" office:value="108.94" calcext:value-type="float">
            <text:p>108.94</text:p>
          </table:table-cell>
          <table:table-cell office:value-type="float" office:value="890.96" calcext:value-type="float">
            <text:p>890.96</text:p>
          </table:table-cell>
          <table:table-cell office:value-type="float" office:value="1061.94" calcext:value-type="float">
            <text:p>1061.94</text:p>
          </table:table-cell>
        </table:table-row>
        <table:table-row table:style-name="ro1">
          <table:table-cell office:value-type="float" office:value="26814753" calcext:value-type="float">
            <text:p>26814753</text:p>
          </table:table-cell>
          <table:table-cell table:formula="of:=[.A1678]/1000/(60*60*24)" office:value-type="time" office:time-value="PT07H26M54.753S" calcext:value-type="time">
            <text:p>07:26:55</text:p>
          </table:table-cell>
          <table:table-cell office:value-type="float" office:value="1.04" calcext:value-type="float">
            <text:p>1.04</text:p>
          </table:table-cell>
          <table:table-cell office:value-type="float" office:value="104.8" calcext:value-type="float">
            <text:p>104.8</text:p>
          </table:table-cell>
          <table:table-cell office:value-type="float" office:value="108.83" calcext:value-type="float">
            <text:p>108.83</text:p>
          </table:table-cell>
          <table:table-cell office:value-type="float" office:value="891.42" calcext:value-type="float">
            <text:p>891.42</text:p>
          </table:table-cell>
          <table:table-cell office:value-type="float" office:value="1062.42" calcext:value-type="float">
            <text:p>1062.42</text:p>
          </table:table-cell>
        </table:table-row>
        <table:table-row table:style-name="ro1">
          <table:table-cell office:value-type="float" office:value="26830753" calcext:value-type="float">
            <text:p>26830753</text:p>
          </table:table-cell>
          <table:table-cell table:formula="of:=[.A1679]/1000/(60*60*24)" office:value-type="time" office:time-value="PT07H27M10.753S" calcext:value-type="time">
            <text:p>07:27:11</text:p>
          </table:table-cell>
          <table:table-cell office:value-type="float" office:value="1.03" calcext:value-type="float">
            <text:p>1.03</text:p>
          </table:table-cell>
          <table:table-cell office:value-type="float" office:value="104.7" calcext:value-type="float">
            <text:p>104.7</text:p>
          </table:table-cell>
          <table:table-cell office:value-type="float" office:value="108.31" calcext:value-type="float">
            <text:p>108.31</text:p>
          </table:table-cell>
          <table:table-cell office:value-type="float" office:value="891.89" calcext:value-type="float">
            <text:p>891.89</text:p>
          </table:table-cell>
          <table:table-cell office:value-type="float" office:value="1062.91" calcext:value-type="float">
            <text:p>1062.91</text:p>
          </table:table-cell>
        </table:table-row>
        <table:table-row table:style-name="ro1">
          <table:table-cell office:value-type="float" office:value="26846753" calcext:value-type="float">
            <text:p>26846753</text:p>
          </table:table-cell>
          <table:table-cell table:formula="of:=[.A1680]/1000/(60*60*24)" office:value-type="time" office:time-value="PT07H27M26.753S" calcext:value-type="time">
            <text:p>07:27:27</text:p>
          </table:table-cell>
          <table:table-cell office:value-type="float" office:value="1.04" calcext:value-type="float">
            <text:p>1.04</text:p>
          </table:table-cell>
          <table:table-cell office:value-type="float" office:value="104.6" calcext:value-type="float">
            <text:p>104.6</text:p>
          </table:table-cell>
          <table:table-cell office:value-type="float" office:value="108.62" calcext:value-type="float">
            <text:p>108.62</text:p>
          </table:table-cell>
          <table:table-cell office:value-type="float" office:value="892.35" calcext:value-type="float">
            <text:p>892.35</text:p>
          </table:table-cell>
          <table:table-cell office:value-type="float" office:value="1063.39" calcext:value-type="float">
            <text:p>1063.39</text:p>
          </table:table-cell>
        </table:table-row>
        <table:table-row table:style-name="ro1">
          <table:table-cell office:value-type="float" office:value="26862753" calcext:value-type="float">
            <text:p>26862753</text:p>
          </table:table-cell>
          <table:table-cell table:formula="of:=[.A1681]/1000/(60*60*24)" office:value-type="time" office:time-value="PT07H27M42.753S" calcext:value-type="time">
            <text:p>07:27:43</text:p>
          </table:table-cell>
          <table:table-cell office:value-type="float" office:value="1.03" calcext:value-type="float">
            <text:p>1.03</text:p>
          </table:table-cell>
          <table:table-cell office:value-type="float" office:value="104.5" calcext:value-type="float">
            <text:p>104.5</text:p>
          </table:table-cell>
          <table:table-cell office:value-type="float" office:value="108.1" calcext:value-type="float">
            <text:p>108.1</text:p>
          </table:table-cell>
          <table:table-cell office:value-type="float" office:value="892.82" calcext:value-type="float">
            <text:p>892.82</text:p>
          </table:table-cell>
          <table:table-cell office:value-type="float" office:value="1063.87" calcext:value-type="float">
            <text:p>1063.87</text:p>
          </table:table-cell>
        </table:table-row>
        <table:table-row table:style-name="ro1">
          <table:table-cell office:value-type="float" office:value="26878753" calcext:value-type="float">
            <text:p>26878753</text:p>
          </table:table-cell>
          <table:table-cell table:formula="of:=[.A1682]/1000/(60*60*24)" office:value-type="time" office:time-value="PT07H27M58.753S" calcext:value-type="time">
            <text:p>07:27:59</text:p>
          </table:table-cell>
          <table:table-cell office:value-type="float" office:value="1.03" calcext:value-type="float">
            <text:p>1.03</text:p>
          </table:table-cell>
          <table:table-cell office:value-type="float" office:value="104.4" calcext:value-type="float">
            <text:p>104.4</text:p>
          </table:table-cell>
          <table:table-cell office:value-type="float" office:value="108" calcext:value-type="float">
            <text:p>108</text:p>
          </table:table-cell>
          <table:table-cell office:value-type="float" office:value="893.28" calcext:value-type="float">
            <text:p>893.28</text:p>
          </table:table-cell>
          <table:table-cell office:value-type="float" office:value="1064.35" calcext:value-type="float">
            <text:p>1064.35</text:p>
          </table:table-cell>
        </table:table-row>
        <table:table-row table:style-name="ro1">
          <table:table-cell office:value-type="float" office:value="26894753" calcext:value-type="float">
            <text:p>26894753</text:p>
          </table:table-cell>
          <table:table-cell table:formula="of:=[.A1683]/1000/(60*60*24)" office:value-type="time" office:time-value="PT07H28M14.753S" calcext:value-type="time">
            <text:p>07:28:15</text:p>
          </table:table-cell>
          <table:table-cell office:value-type="float" office:value="1.03" calcext:value-type="float">
            <text:p>1.03</text:p>
          </table:table-cell>
          <table:table-cell office:value-type="float" office:value="104.4" calcext:value-type="float">
            <text:p>104.4</text:p>
          </table:table-cell>
          <table:table-cell office:value-type="float" office:value="107.99" calcext:value-type="float">
            <text:p>107.99</text:p>
          </table:table-cell>
          <table:table-cell office:value-type="float" office:value="893.75" calcext:value-type="float">
            <text:p>893.75</text:p>
          </table:table-cell>
          <table:table-cell office:value-type="float" office:value="1064.83" calcext:value-type="float">
            <text:p>1064.83</text:p>
          </table:table-cell>
        </table:table-row>
        <table:table-row table:style-name="ro1">
          <table:table-cell office:value-type="float" office:value="26910753" calcext:value-type="float">
            <text:p>26910753</text:p>
          </table:table-cell>
          <table:table-cell table:formula="of:=[.A1684]/1000/(60*60*24)" office:value-type="time" office:time-value="PT07H28M30.753S" calcext:value-type="time">
            <text:p>07:28:31</text:p>
          </table:table-cell>
          <table:table-cell office:value-type="float" office:value="1.03" calcext:value-type="float">
            <text:p>1.03</text:p>
          </table:table-cell>
          <table:table-cell office:value-type="float" office:value="104.3" calcext:value-type="float">
            <text:p>104.3</text:p>
          </table:table-cell>
          <table:table-cell office:value-type="float" office:value="107.89" calcext:value-type="float">
            <text:p>107.89</text:p>
          </table:table-cell>
          <table:table-cell office:value-type="float" office:value="894.21" calcext:value-type="float">
            <text:p>894.21</text:p>
          </table:table-cell>
          <table:table-cell office:value-type="float" office:value="1065.31" calcext:value-type="float">
            <text:p>1065.31</text:p>
          </table:table-cell>
        </table:table-row>
        <table:table-row table:style-name="ro1">
          <table:table-cell office:value-type="float" office:value="26926753" calcext:value-type="float">
            <text:p>26926753</text:p>
          </table:table-cell>
          <table:table-cell table:formula="of:=[.A1685]/1000/(60*60*24)" office:value-type="time" office:time-value="PT07H28M46.753S" calcext:value-type="time">
            <text:p>07:28:47</text:p>
          </table:table-cell>
          <table:table-cell office:value-type="float" office:value="1.03" calcext:value-type="float">
            <text:p>1.03</text:p>
          </table:table-cell>
          <table:table-cell office:value-type="float" office:value="104.1" calcext:value-type="float">
            <text:p>104.1</text:p>
          </table:table-cell>
          <table:table-cell office:value-type="float" office:value="107.27" calcext:value-type="float">
            <text:p>107.27</text:p>
          </table:table-cell>
          <table:table-cell office:value-type="float" office:value="894.67" calcext:value-type="float">
            <text:p>894.67</text:p>
          </table:table-cell>
          <table:table-cell office:value-type="float" office:value="1065.79" calcext:value-type="float">
            <text:p>1065.79</text:p>
          </table:table-cell>
        </table:table-row>
        <table:table-row table:style-name="ro1">
          <table:table-cell office:value-type="float" office:value="26942753" calcext:value-type="float">
            <text:p>26942753</text:p>
          </table:table-cell>
          <table:table-cell table:formula="of:=[.A1686]/1000/(60*60*24)" office:value-type="time" office:time-value="PT07H29M02.753S" calcext:value-type="time">
            <text:p>07:29:03</text:p>
          </table:table-cell>
          <table:table-cell office:value-type="float" office:value="1.03" calcext:value-type="float">
            <text:p>1.03</text:p>
          </table:table-cell>
          <table:table-cell office:value-type="float" office:value="104" calcext:value-type="float">
            <text:p>104</text:p>
          </table:table-cell>
          <table:table-cell office:value-type="float" office:value="107.16" calcext:value-type="float">
            <text:p>107.16</text:p>
          </table:table-cell>
          <table:table-cell office:value-type="float" office:value="895.14" calcext:value-type="float">
            <text:p>895.14</text:p>
          </table:table-cell>
          <table:table-cell office:value-type="float" office:value="1066.27" calcext:value-type="float">
            <text:p>1066.27</text:p>
          </table:table-cell>
        </table:table-row>
        <table:table-row table:style-name="ro1">
          <table:table-cell office:value-type="float" office:value="26958753" calcext:value-type="float">
            <text:p>26958753</text:p>
          </table:table-cell>
          <table:table-cell table:formula="of:=[.A1687]/1000/(60*60*24)" office:value-type="time" office:time-value="PT07H29M18.753S" calcext:value-type="time">
            <text:p>07:29:19</text:p>
          </table:table-cell>
          <table:table-cell office:value-type="float" office:value="1.03" calcext:value-type="float">
            <text:p>1.03</text:p>
          </table:table-cell>
          <table:table-cell office:value-type="float" office:value="104" calcext:value-type="float">
            <text:p>104</text:p>
          </table:table-cell>
          <table:table-cell office:value-type="float" office:value="107.16" calcext:value-type="float">
            <text:p>107.16</text:p>
          </table:table-cell>
          <table:table-cell office:value-type="float" office:value="895.6" calcext:value-type="float">
            <text:p>895.6</text:p>
          </table:table-cell>
          <table:table-cell office:value-type="float" office:value="1066.74" calcext:value-type="float">
            <text:p>1066.74</text:p>
          </table:table-cell>
        </table:table-row>
        <table:table-row table:style-name="ro1">
          <table:table-cell office:value-type="float" office:value="26974753" calcext:value-type="float">
            <text:p>26974753</text:p>
          </table:table-cell>
          <table:table-cell table:formula="of:=[.A1688]/1000/(60*60*24)" office:value-type="time" office:time-value="PT07H29M34.753S" calcext:value-type="time">
            <text:p>07:29:35</text:p>
          </table:table-cell>
          <table:table-cell office:value-type="float" office:value="1.03" calcext:value-type="float">
            <text:p>1.03</text:p>
          </table:table-cell>
          <table:table-cell office:value-type="float" office:value="103.8" calcext:value-type="float">
            <text:p>103.8</text:p>
          </table:table-cell>
          <table:table-cell office:value-type="float" office:value="106.95" calcext:value-type="float">
            <text:p>106.95</text:p>
          </table:table-cell>
          <table:table-cell office:value-type="float" office:value="896.06" calcext:value-type="float">
            <text:p>896.06</text:p>
          </table:table-cell>
          <table:table-cell office:value-type="float" office:value="1067.22" calcext:value-type="float">
            <text:p>1067.22</text:p>
          </table:table-cell>
        </table:table-row>
        <table:table-row table:style-name="ro1">
          <table:table-cell office:value-type="float" office:value="26990753" calcext:value-type="float">
            <text:p>26990753</text:p>
          </table:table-cell>
          <table:table-cell table:formula="of:=[.A1689]/1000/(60*60*24)" office:value-type="time" office:time-value="PT07H29M50.753S" calcext:value-type="time">
            <text:p>07:29:51</text:p>
          </table:table-cell>
          <table:table-cell office:value-type="float" office:value="1.03" calcext:value-type="float">
            <text:p>1.03</text:p>
          </table:table-cell>
          <table:table-cell office:value-type="float" office:value="103.7" calcext:value-type="float">
            <text:p>103.7</text:p>
          </table:table-cell>
          <table:table-cell office:value-type="float" office:value="106.43" calcext:value-type="float">
            <text:p>106.43</text:p>
          </table:table-cell>
          <table:table-cell office:value-type="float" office:value="896.52" calcext:value-type="float">
            <text:p>896.52</text:p>
          </table:table-cell>
          <table:table-cell office:value-type="float" office:value="1067.69" calcext:value-type="float">
            <text:p>1067.69</text:p>
          </table:table-cell>
        </table:table-row>
        <table:table-row table:style-name="ro1">
          <table:table-cell office:value-type="float" office:value="27006753" calcext:value-type="float">
            <text:p>27006753</text:p>
          </table:table-cell>
          <table:table-cell table:formula="of:=[.A1690]/1000/(60*60*24)" office:value-type="time" office:time-value="PT07H30M06.753S" calcext:value-type="time">
            <text:p>07:30:07</text:p>
          </table:table-cell>
          <table:table-cell office:value-type="float" office:value="1.03" calcext:value-type="float">
            <text:p>1.03</text:p>
          </table:table-cell>
          <table:table-cell office:value-type="float" office:value="103.6" calcext:value-type="float">
            <text:p>103.6</text:p>
          </table:table-cell>
          <table:table-cell office:value-type="float" office:value="106.33" calcext:value-type="float">
            <text:p>106.33</text:p>
          </table:table-cell>
          <table:table-cell office:value-type="float" office:value="896.98" calcext:value-type="float">
            <text:p>896.98</text:p>
          </table:table-cell>
          <table:table-cell office:value-type="float" office:value="1068.16" calcext:value-type="float">
            <text:p>1068.16</text:p>
          </table:table-cell>
        </table:table-row>
        <table:table-row table:style-name="ro1">
          <table:table-cell office:value-type="float" office:value="27022753" calcext:value-type="float">
            <text:p>27022753</text:p>
          </table:table-cell>
          <table:table-cell table:formula="of:=[.A1691]/1000/(60*60*24)" office:value-type="time" office:time-value="PT07H30M22.753S" calcext:value-type="time">
            <text:p>07:30:23</text:p>
          </table:table-cell>
          <table:table-cell office:value-type="float" office:value="1.03" calcext:value-type="float">
            <text:p>1.03</text:p>
          </table:table-cell>
          <table:table-cell office:value-type="float" office:value="103.5" calcext:value-type="float">
            <text:p>103.5</text:p>
          </table:table-cell>
          <table:table-cell office:value-type="float" office:value="106.23" calcext:value-type="float">
            <text:p>106.23</text:p>
          </table:table-cell>
          <table:table-cell office:value-type="float" office:value="897.44" calcext:value-type="float">
            <text:p>897.44</text:p>
          </table:table-cell>
          <table:table-cell office:value-type="float" office:value="1068.64" calcext:value-type="float">
            <text:p>1068.64</text:p>
          </table:table-cell>
        </table:table-row>
        <table:table-row table:style-name="ro1">
          <table:table-cell office:value-type="float" office:value="27038753" calcext:value-type="float">
            <text:p>27038753</text:p>
          </table:table-cell>
          <table:table-cell table:formula="of:=[.A1692]/1000/(60*60*24)" office:value-type="time" office:time-value="PT07H30M38.753S" calcext:value-type="time">
            <text:p>07:30:39</text:p>
          </table:table-cell>
          <table:table-cell office:value-type="float" office:value="1.02" calcext:value-type="float">
            <text:p>1.02</text:p>
          </table:table-cell>
          <table:table-cell office:value-type="float" office:value="103.4" calcext:value-type="float">
            <text:p>103.4</text:p>
          </table:table-cell>
          <table:table-cell office:value-type="float" office:value="105.71" calcext:value-type="float">
            <text:p>105.71</text:p>
          </table:table-cell>
          <table:table-cell office:value-type="float" office:value="897.9" calcext:value-type="float">
            <text:p>897.9</text:p>
          </table:table-cell>
          <table:table-cell office:value-type="float" office:value="1069.11" calcext:value-type="float">
            <text:p>1069.11</text:p>
          </table:table-cell>
        </table:table-row>
        <table:table-row table:style-name="ro1">
          <table:table-cell office:value-type="float" office:value="27054753" calcext:value-type="float">
            <text:p>27054753</text:p>
          </table:table-cell>
          <table:table-cell table:formula="of:=[.A1693]/1000/(60*60*24)" office:value-type="time" office:time-value="PT07H30M54.753S" calcext:value-type="time">
            <text:p>07:30:55</text:p>
          </table:table-cell>
          <table:table-cell office:value-type="float" office:value="1.02" calcext:value-type="float">
            <text:p>1.02</text:p>
          </table:table-cell>
          <table:table-cell office:value-type="float" office:value="103.2" calcext:value-type="float">
            <text:p>103.2</text:p>
          </table:table-cell>
          <table:table-cell office:value-type="float" office:value="105.5" calcext:value-type="float">
            <text:p>105.5</text:p>
          </table:table-cell>
          <table:table-cell office:value-type="float" office:value="898.36" calcext:value-type="float">
            <text:p>898.36</text:p>
          </table:table-cell>
          <table:table-cell office:value-type="float" office:value="1069.58" calcext:value-type="float">
            <text:p>1069.58</text:p>
          </table:table-cell>
        </table:table-row>
        <table:table-row table:style-name="ro1">
          <table:table-cell office:value-type="float" office:value="27070753" calcext:value-type="float">
            <text:p>27070753</text:p>
          </table:table-cell>
          <table:table-cell table:formula="of:=[.A1694]/1000/(60*60*24)" office:value-type="time" office:time-value="PT07H31M10.753S" calcext:value-type="time">
            <text:p>07:31:11</text:p>
          </table:table-cell>
          <table:table-cell office:value-type="float" office:value="1.02" calcext:value-type="float">
            <text:p>1.02</text:p>
          </table:table-cell>
          <table:table-cell office:value-type="float" office:value="103.1" calcext:value-type="float">
            <text:p>103.1</text:p>
          </table:table-cell>
          <table:table-cell office:value-type="float" office:value="105.4" calcext:value-type="float">
            <text:p>105.4</text:p>
          </table:table-cell>
          <table:table-cell office:value-type="float" office:value="898.82" calcext:value-type="float">
            <text:p>898.82</text:p>
          </table:table-cell>
          <table:table-cell office:value-type="float" office:value="1070.04" calcext:value-type="float">
            <text:p>1070.04</text:p>
          </table:table-cell>
        </table:table-row>
        <table:table-row table:style-name="ro1">
          <table:table-cell office:value-type="float" office:value="27086753" calcext:value-type="float">
            <text:p>27086753</text:p>
          </table:table-cell>
          <table:table-cell table:formula="of:=[.A1695]/1000/(60*60*24)" office:value-type="time" office:time-value="PT07H31M26.753S" calcext:value-type="time">
            <text:p>07:31:27</text:p>
          </table:table-cell>
          <table:table-cell office:value-type="float" office:value="1.02" calcext:value-type="float">
            <text:p>1.02</text:p>
          </table:table-cell>
          <table:table-cell office:value-type="float" office:value="103" calcext:value-type="float">
            <text:p>103</text:p>
          </table:table-cell>
          <table:table-cell office:value-type="float" office:value="104.88" calcext:value-type="float">
            <text:p>104.88</text:p>
          </table:table-cell>
          <table:table-cell office:value-type="float" office:value="899.28" calcext:value-type="float">
            <text:p>899.28</text:p>
          </table:table-cell>
          <table:table-cell office:value-type="float" office:value="1070.51" calcext:value-type="float">
            <text:p>1070.51</text:p>
          </table:table-cell>
        </table:table-row>
        <table:table-row table:style-name="ro1">
          <table:table-cell office:value-type="float" office:value="27102753" calcext:value-type="float">
            <text:p>27102753</text:p>
          </table:table-cell>
          <table:table-cell table:formula="of:=[.A1696]/1000/(60*60*24)" office:value-type="time" office:time-value="PT07H31M42.753S" calcext:value-type="time">
            <text:p>07:31:43</text:p>
          </table:table-cell>
          <table:table-cell office:value-type="float" office:value="1.02" calcext:value-type="float">
            <text:p>1.02</text:p>
          </table:table-cell>
          <table:table-cell office:value-type="float" office:value="102.9" calcext:value-type="float">
            <text:p>102.9</text:p>
          </table:table-cell>
          <table:table-cell office:value-type="float" office:value="104.78" calcext:value-type="float">
            <text:p>104.78</text:p>
          </table:table-cell>
          <table:table-cell office:value-type="float" office:value="899.73" calcext:value-type="float">
            <text:p>899.73</text:p>
          </table:table-cell>
          <table:table-cell office:value-type="float" office:value="1070.98" calcext:value-type="float">
            <text:p>1070.98</text:p>
          </table:table-cell>
        </table:table-row>
        <table:table-row table:style-name="ro1">
          <table:table-cell office:value-type="float" office:value="27118753" calcext:value-type="float">
            <text:p>27118753</text:p>
          </table:table-cell>
          <table:table-cell table:formula="of:=[.A1697]/1000/(60*60*24)" office:value-type="time" office:time-value="PT07H31M58.753S" calcext:value-type="time">
            <text:p>07:31:59</text:p>
          </table:table-cell>
          <table:table-cell office:value-type="float" office:value="1.02" calcext:value-type="float">
            <text:p>1.02</text:p>
          </table:table-cell>
          <table:table-cell office:value-type="float" office:value="102.8" calcext:value-type="float">
            <text:p>102.8</text:p>
          </table:table-cell>
          <table:table-cell office:value-type="float" office:value="104.68" calcext:value-type="float">
            <text:p>104.68</text:p>
          </table:table-cell>
          <table:table-cell office:value-type="float" office:value="900.19" calcext:value-type="float">
            <text:p>900.19</text:p>
          </table:table-cell>
          <table:table-cell office:value-type="float" office:value="1071.44" calcext:value-type="float">
            <text:p>1071.44</text:p>
          </table:table-cell>
        </table:table-row>
        <table:table-row table:style-name="ro1">
          <table:table-cell office:value-type="float" office:value="27134753" calcext:value-type="float">
            <text:p>27134753</text:p>
          </table:table-cell>
          <table:table-cell table:formula="of:=[.A1698]/1000/(60*60*24)" office:value-type="time" office:time-value="PT07H32M14.753S" calcext:value-type="time">
            <text:p>07:32:15</text:p>
          </table:table-cell>
          <table:table-cell office:value-type="float" office:value="1.01" calcext:value-type="float">
            <text:p>1.01</text:p>
          </table:table-cell>
          <table:table-cell office:value-type="float" office:value="102.5" calcext:value-type="float">
            <text:p>102.5</text:p>
          </table:table-cell>
          <table:table-cell office:value-type="float" office:value="103.96" calcext:value-type="float">
            <text:p>103.96</text:p>
          </table:table-cell>
          <table:table-cell office:value-type="float" office:value="900.65" calcext:value-type="float">
            <text:p>900.65</text:p>
          </table:table-cell>
          <table:table-cell office:value-type="float" office:value="1071.91" calcext:value-type="float">
            <text:p>1071.91</text:p>
          </table:table-cell>
        </table:table-row>
        <table:table-row table:style-name="ro1">
          <table:table-cell office:value-type="float" office:value="27150753" calcext:value-type="float">
            <text:p>27150753</text:p>
          </table:table-cell>
          <table:table-cell table:formula="of:=[.A1699]/1000/(60*60*24)" office:value-type="time" office:time-value="PT07H32M30.753S" calcext:value-type="time">
            <text:p>07:32:31</text:p>
          </table:table-cell>
          <table:table-cell office:value-type="float" office:value="1.01" calcext:value-type="float">
            <text:p>1.01</text:p>
          </table:table-cell>
          <table:table-cell office:value-type="float" office:value="102.5" calcext:value-type="float">
            <text:p>102.5</text:p>
          </table:table-cell>
          <table:table-cell office:value-type="float" office:value="103.96" calcext:value-type="float">
            <text:p>103.96</text:p>
          </table:table-cell>
          <table:table-cell office:value-type="float" office:value="901.1" calcext:value-type="float">
            <text:p>901.1</text:p>
          </table:table-cell>
          <table:table-cell office:value-type="float" office:value="1072.37" calcext:value-type="float">
            <text:p>1072.37</text:p>
          </table:table-cell>
        </table:table-row>
        <table:table-row table:style-name="ro1">
          <table:table-cell office:value-type="float" office:value="27166753" calcext:value-type="float">
            <text:p>27166753</text:p>
          </table:table-cell>
          <table:table-cell table:formula="of:=[.A1700]/1000/(60*60*24)" office:value-type="time" office:time-value="PT07H32M46.753S" calcext:value-type="time">
            <text:p>07:32:47</text:p>
          </table:table-cell>
          <table:table-cell office:value-type="float" office:value="1.01" calcext:value-type="float">
            <text:p>1.01</text:p>
          </table:table-cell>
          <table:table-cell office:value-type="float" office:value="102.3" calcext:value-type="float">
            <text:p>102.3</text:p>
          </table:table-cell>
          <table:table-cell office:value-type="float" office:value="103.75" calcext:value-type="float">
            <text:p>103.75</text:p>
          </table:table-cell>
          <table:table-cell office:value-type="float" office:value="901.56" calcext:value-type="float">
            <text:p>901.56</text:p>
          </table:table-cell>
          <table:table-cell office:value-type="float" office:value="1072.83" calcext:value-type="float">
            <text:p>1072.83</text:p>
          </table:table-cell>
        </table:table-row>
        <table:table-row table:style-name="ro1">
          <table:table-cell office:value-type="float" office:value="27182753" calcext:value-type="float">
            <text:p>27182753</text:p>
          </table:table-cell>
          <table:table-cell table:formula="of:=[.A1701]/1000/(60*60*24)" office:value-type="time" office:time-value="PT07H33M02.753S" calcext:value-type="time">
            <text:p>07:33:03</text:p>
          </table:table-cell>
          <table:table-cell office:value-type="float" office:value="1.01" calcext:value-type="float">
            <text:p>1.01</text:p>
          </table:table-cell>
          <table:table-cell office:value-type="float" office:value="102.1" calcext:value-type="float">
            <text:p>102.1</text:p>
          </table:table-cell>
          <table:table-cell office:value-type="float" office:value="103.55" calcext:value-type="float">
            <text:p>103.55</text:p>
          </table:table-cell>
          <table:table-cell office:value-type="float" office:value="902.01" calcext:value-type="float">
            <text:p>902.01</text:p>
          </table:table-cell>
          <table:table-cell office:value-type="float" office:value="1073.29" calcext:value-type="float">
            <text:p>1073.29</text:p>
          </table:table-cell>
        </table:table-row>
        <table:table-row table:style-name="ro1">
          <table:table-cell office:value-type="float" office:value="27198753" calcext:value-type="float">
            <text:p>27198753</text:p>
          </table:table-cell>
          <table:table-cell table:formula="of:=[.A1702]/1000/(60*60*24)" office:value-type="time" office:time-value="PT07H33M18.753S" calcext:value-type="time">
            <text:p>07:33:19</text:p>
          </table:table-cell>
          <table:table-cell office:value-type="float" office:value="1.01" calcext:value-type="float">
            <text:p>1.01</text:p>
          </table:table-cell>
          <table:table-cell office:value-type="float" office:value="102" calcext:value-type="float">
            <text:p>102</text:p>
          </table:table-cell>
          <table:table-cell office:value-type="float" office:value="103.04" calcext:value-type="float">
            <text:p>103.04</text:p>
          </table:table-cell>
          <table:table-cell office:value-type="float" office:value="902.47" calcext:value-type="float">
            <text:p>902.47</text:p>
          </table:table-cell>
          <table:table-cell office:value-type="float" office:value="1073.75" calcext:value-type="float">
            <text:p>1073.75</text:p>
          </table:table-cell>
        </table:table-row>
        <table:table-row table:style-name="ro1">
          <table:table-cell office:value-type="float" office:value="27214753" calcext:value-type="float">
            <text:p>27214753</text:p>
          </table:table-cell>
          <table:table-cell table:formula="of:=[.A1703]/1000/(60*60*24)" office:value-type="time" office:time-value="PT07H33M34.753S" calcext:value-type="time">
            <text:p>07:33:35</text:p>
          </table:table-cell>
          <table:table-cell office:value-type="float" office:value="1.01" calcext:value-type="float">
            <text:p>1.01</text:p>
          </table:table-cell>
          <table:table-cell office:value-type="float" office:value="101.8" calcext:value-type="float">
            <text:p>101.8</text:p>
          </table:table-cell>
          <table:table-cell office:value-type="float" office:value="102.84" calcext:value-type="float">
            <text:p>102.84</text:p>
          </table:table-cell>
          <table:table-cell office:value-type="float" office:value="902.92" calcext:value-type="float">
            <text:p>902.92</text:p>
          </table:table-cell>
          <table:table-cell office:value-type="float" office:value="1074.21" calcext:value-type="float">
            <text:p>1074.21</text:p>
          </table:table-cell>
        </table:table-row>
        <table:table-row table:style-name="ro1">
          <table:table-cell office:value-type="float" office:value="27230753" calcext:value-type="float">
            <text:p>27230753</text:p>
          </table:table-cell>
          <table:table-cell table:formula="of:=[.A1704]/1000/(60*60*24)" office:value-type="time" office:time-value="PT07H33M50.753S" calcext:value-type="time">
            <text:p>07:33:51</text:p>
          </table:table-cell>
          <table:table-cell office:value-type="float" office:value="1.01" calcext:value-type="float">
            <text:p>1.01</text:p>
          </table:table-cell>
          <table:table-cell office:value-type="float" office:value="101.6" calcext:value-type="float">
            <text:p>101.6</text:p>
          </table:table-cell>
          <table:table-cell office:value-type="float" office:value="102.23" calcext:value-type="float">
            <text:p>102.23</text:p>
          </table:table-cell>
          <table:table-cell office:value-type="float" office:value="903.37" calcext:value-type="float">
            <text:p>903.37</text:p>
          </table:table-cell>
          <table:table-cell office:value-type="float" office:value="1074.66" calcext:value-type="float">
            <text:p>1074.66</text:p>
          </table:table-cell>
        </table:table-row>
        <table:table-row table:style-name="ro1">
          <table:table-cell office:value-type="float" office:value="27246753" calcext:value-type="float">
            <text:p>27246753</text:p>
          </table:table-cell>
          <table:table-cell table:formula="of:=[.A1705]/1000/(60*60*24)" office:value-type="time" office:time-value="PT07H34M06.753S" calcext:value-type="time">
            <text:p>07:34:07</text:p>
          </table:table-cell>
          <table:table-cell office:value-type="float" office:value="1.01" calcext:value-type="float">
            <text:p>1.01</text:p>
          </table:table-cell>
          <table:table-cell office:value-type="float" office:value="101.5" calcext:value-type="float">
            <text:p>101.5</text:p>
          </table:table-cell>
          <table:table-cell office:value-type="float" office:value="102.12" calcext:value-type="float">
            <text:p>102.12</text:p>
          </table:table-cell>
          <table:table-cell office:value-type="float" office:value="903.82" calcext:value-type="float">
            <text:p>903.82</text:p>
          </table:table-cell>
          <table:table-cell office:value-type="float" office:value="1075.12" calcext:value-type="float">
            <text:p>1075.12</text:p>
          </table:table-cell>
        </table:table-row>
        <table:table-row table:style-name="ro1">
          <table:table-cell office:value-type="float" office:value="27262753" calcext:value-type="float">
            <text:p>27262753</text:p>
          </table:table-cell>
          <table:table-cell table:formula="of:=[.A1706]/1000/(60*60*24)" office:value-type="time" office:time-value="PT07H34M22.753S" calcext:value-type="time">
            <text:p>07:34:23</text:p>
          </table:table-cell>
          <table:table-cell office:value-type="float" office:value="1" calcext:value-type="float">
            <text:p>1</text:p>
          </table:table-cell>
          <table:table-cell office:value-type="float" office:value="101.3" calcext:value-type="float">
            <text:p>101.3</text:p>
          </table:table-cell>
          <table:table-cell office:value-type="float" office:value="101.52" calcext:value-type="float">
            <text:p>101.52</text:p>
          </table:table-cell>
          <table:table-cell office:value-type="float" office:value="904.27" calcext:value-type="float">
            <text:p>904.27</text:p>
          </table:table-cell>
          <table:table-cell office:value-type="float" office:value="1075.57" calcext:value-type="float">
            <text:p>1075.57</text:p>
          </table:table-cell>
        </table:table-row>
        <table:table-row table:style-name="ro1">
          <table:table-cell office:value-type="float" office:value="27278753" calcext:value-type="float">
            <text:p>27278753</text:p>
          </table:table-cell>
          <table:table-cell table:formula="of:=[.A1707]/1000/(60*60*24)" office:value-type="time" office:time-value="PT07H34M38.753S" calcext:value-type="time">
            <text:p>07:34:39</text:p>
          </table:table-cell>
          <table:table-cell office:value-type="float" office:value="1" calcext:value-type="float">
            <text:p>1</text:p>
          </table:table-cell>
          <table:table-cell office:value-type="float" office:value="101.1" calcext:value-type="float">
            <text:p>101.1</text:p>
          </table:table-cell>
          <table:table-cell office:value-type="float" office:value="100.91" calcext:value-type="float">
            <text:p>100.91</text:p>
          </table:table-cell>
          <table:table-cell office:value-type="float" office:value="904.72" calcext:value-type="float">
            <text:p>904.72</text:p>
          </table:table-cell>
          <table:table-cell office:value-type="float" office:value="1076.02" calcext:value-type="float">
            <text:p>1076.02</text:p>
          </table:table-cell>
        </table:table-row>
        <table:table-row table:style-name="ro1">
          <table:table-cell office:value-type="float" office:value="27278753" calcext:value-type="float">
            <text:p>27278753</text:p>
          </table:table-cell>
          <table:table-cell table:formula="of:=[.A1708]/1000/(60*60*24)" office:value-type="time" office:time-value="PT07H34M38.753S" calcext:value-type="time">
            <text:p>07:34:39</text:p>
          </table:table-cell>
          <table:table-cell office:value-type="float" office:value="1" calcext:value-type="float">
            <text:p>1</text:p>
          </table:table-cell>
          <table:table-cell office:value-type="float" office:value="101.1" calcext:value-type="float">
            <text:p>101.1</text:p>
          </table:table-cell>
          <table:table-cell office:value-type="float" office:value="100.91" calcext:value-type="float">
            <text:p>100.91</text:p>
          </table:table-cell>
          <table:table-cell office:value-type="float" office:value="904.72" calcext:value-type="float">
            <text:p>904.72</text:p>
          </table:table-cell>
          <table:table-cell office:value-type="float" office:value="1076.02" calcext:value-type="float">
            <text:p>1076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19T15:51:33.308000000</dc:date>
    <meta:editing-duration>PT9M26S</meta:editing-duration>
    <meta:editing-cycles>1</meta:editing-cycles>
    <meta:document-statistic meta:table-count="1" meta:cell-count="11956" meta:object-count="1"/>
    <meta:generator>LibreOffice/6.3.4.2$Windows_X86_64 LibreOffice_project/60da17e045e08f1793c57c00ba83cdfce946d0aa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73cm" svg:height="15.228cm" xlink:href=".." xlink:type="simple" chart:class="chart:line" chart:style-name="ch1">
        <chart:title svg:x="10.794cm" svg:y="0.44cm" chart:style-name="ch2">
          <text:p>Conrad AAA @ 10 Ohm #3</text:p>
        </chart:title>
        <chart:legend chart:legend-position="end" svg:x="24.618cm" svg:y="7.315cm" style:legend-expansion="high" chart:style-name="ch3"/>
        <chart:plot-area chart:style-name="ch4" table:cell-range-address="LOGGER02.B1:LOGGER02.C1708" chart:data-source-has-labels="both" svg:x="0.541cm" svg:y="1.523cm" svg:width="23.536cm" svg:height="13.401cm">
          <chartooo:coordinate-region svg:x="1.453cm" svg:y="1.523cm" svg:width="22.624cm" svg:height="12.073cm"/>
          <chart:axis chart:dimension="x" chart:name="primary-x" chart:style-name="ch5" chartooo:axis-type="auto">
            <chartooo:date-scale/>
            <chart:categories table:cell-range-address="LOGGER02.B2:LOGGER02.B170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2.C2:LOGGER02.C1708" chart:label-cell-address="LOGGER02.C1:LOGGER02.C1" chart:class="chart:line">
            <chart:data-point chart:repeated="170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2.C1:LOGGER02.C1</svg:desc>
                </draw:g>
              </table:table-cell>
            </table:table-row>
          </table:table-header-rows>
          <table:table-rows>
            <table:table-row>
              <table:table-cell office:value-type="float" office:value="0.0000000115740740740741">
                <text:p>0.0000000115740740740741</text:p>
                <draw:g>
                  <svg:desc>LOGGER02.B2:LOGGER02.B1708</svg:desc>
                </draw:g>
              </table:table-cell>
              <table:table-cell office:value-type="float" office:value="1.31">
                <text:p>1.31</text:p>
                <draw:g>
                  <svg:desc>LOGGER02.C2:LOGGER02.C1708</svg:desc>
                </draw:g>
              </table:table-cell>
            </table:table-row>
            <table:table-row>
              <table:table-cell office:value-type="float" office:value="0.000182314814814815">
                <text:p>0.00018231481481481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03675">
                <text:p>0.000367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0552685185185185">
                <text:p>0.00055268518518518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073787037037037">
                <text:p>0.0007378703703703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0923055555555555">
                <text:p>0.00092305555555555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110824074074074">
                <text:p>0.0011082407407407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129342592592593">
                <text:p>0.0012934259259259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147861111111111">
                <text:p>0.0014786111111111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16637962962963">
                <text:p>0.001663796296296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184898148148148">
                <text:p>0.0018489814814814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203416666666667">
                <text:p>0.0020341666666666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221935185185185">
                <text:p>0.0022193518518518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240453703703704">
                <text:p>0.0024045370370370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258972222222222">
                <text:p>0.0025897222222222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277490740740741">
                <text:p>0.0027749074074074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296009259259259">
                <text:p>0.0029600925925925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314527777777778">
                <text:p>0.0031452777777777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333046296296296">
                <text:p>0.0033304629629629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351564814814815">
                <text:p>0.0035156481481481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370083333333333">
                <text:p>0.0037008333333333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388601851851852">
                <text:p>0.0038860185185185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40712037037037">
                <text:p>0.0040712037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425638888888889">
                <text:p>0.0042563888888888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444157407407407">
                <text:p>0.0044415740740740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462675925925926">
                <text:p>0.0046267592592592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481194444444444">
                <text:p>0.0048119444444444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499712962962963">
                <text:p>0.00499712962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518231481481481">
                <text:p>0.0051823148148148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53675">
                <text:p>0.005367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555268518518519">
                <text:p>0.0055526851851851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573787037037037">
                <text:p>0.00573787037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592305555555556">
                <text:p>0.0059230555555555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610824074074074">
                <text:p>0.0061082407407407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629342592592593">
                <text:p>0.0062934259259259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647861111111111">
                <text:p>0.0064786111111111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66637962962963">
                <text:p>0.0066637962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684898148148148">
                <text:p>0.00684898148148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703416666666667">
                <text:p>0.0070341666666666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721935185185185">
                <text:p>0.0072193518518518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740453703703704">
                <text:p>0.00740453703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758972222222222">
                <text:p>0.007589722222222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777490740740741">
                <text:p>0.0077749074074074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796009259259259">
                <text:p>0.007960092592592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814527777777778">
                <text:p>0.00814527777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833046296296296">
                <text:p>0.008330462962962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851564814814815">
                <text:p>0.00851564814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870083333333333">
                <text:p>0.00870083333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888601851851852">
                <text:p>0.00888601851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90712037037037">
                <text:p>0.009071203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925638888888889">
                <text:p>0.0092563888888888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944157407407407">
                <text:p>0.00944157407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962675925925926">
                <text:p>0.00962675925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981194444444444">
                <text:p>0.00981194444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999712962962963">
                <text:p>0.0099971296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01823148148148">
                <text:p>0.0101823148148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03675">
                <text:p>0.010367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05526851851852">
                <text:p>0.0105526851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07378703703704">
                <text:p>0.0107378703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09230555555556">
                <text:p>0.0109230555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11082407407407">
                <text:p>0.0111082407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12934259259259">
                <text:p>0.0112934259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14786111111111">
                <text:p>0.0114786111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16637962962963">
                <text:p>0.011663796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18489814814815">
                <text:p>0.0118489814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20341666666667">
                <text:p>0.0120341666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22193518518519">
                <text:p>0.012219351851851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2404537037037">
                <text:p>0.01240453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25897222222222">
                <text:p>0.0125897222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27749074074074">
                <text:p>0.0127749074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29600925925926">
                <text:p>0.0129600925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31452777777778">
                <text:p>0.0131452777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3330462962963">
                <text:p>0.01333046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35156481481481">
                <text:p>0.01351564814814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37008333333333">
                <text:p>0.0137008333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38860185185185">
                <text:p>0.0138860185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0712037037037">
                <text:p>0.014071203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2563888888889">
                <text:p>0.0142563888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4415740740741">
                <text:p>0.0144415740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6267592592593">
                <text:p>0.0146267592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8119444444444">
                <text:p>0.0148119444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9971296296296">
                <text:p>0.0149971296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51823148148148">
                <text:p>0.0151823148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53675">
                <text:p>0.015367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55526851851852">
                <text:p>0.0155526851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57378703703704">
                <text:p>0.0157378703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59230439814815">
                <text:p>0.0159230439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61082407407407">
                <text:p>0.0161082407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62934259259259">
                <text:p>0.0162934259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64786111111111">
                <text:p>0.0164786111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66637962962963">
                <text:p>0.016663796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68489814814815">
                <text:p>0.0168489814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70341666666667">
                <text:p>0.017034166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72193402777778">
                <text:p>0.017219340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7404537037037">
                <text:p>0.0174045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75897222222222">
                <text:p>0.0175897222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77749074074074">
                <text:p>0.0177749074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79600925925926">
                <text:p>0.0179600925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81452662037037">
                <text:p>0.018145266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8330462962963">
                <text:p>0.01833046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85156481481482">
                <text:p>0.018515648148148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87008333333333">
                <text:p>0.01870083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88860185185185">
                <text:p>0.0188860185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0712037037037">
                <text:p>0.01907120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2563888888889">
                <text:p>0.0192563888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4415740740741">
                <text:p>0.0194415740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6267592592593">
                <text:p>0.0196267592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8119444444444">
                <text:p>0.0198119444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9971296296296">
                <text:p>0.0199971296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01823148148148">
                <text:p>0.02018231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03675">
                <text:p>0.02036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05526851851852">
                <text:p>0.0205526851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07378703703704">
                <text:p>0.02073787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09230555555556">
                <text:p>0.02092305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11082407407407">
                <text:p>0.02110824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12934259259259">
                <text:p>0.0212934259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14786111111111">
                <text:p>0.02147861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16637962962963">
                <text:p>0.02166379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18489814814815">
                <text:p>0.02184898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20341666666667">
                <text:p>0.02203416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22193518518519">
                <text:p>0.022219351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2404537037037">
                <text:p>0.022404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25897222222222">
                <text:p>0.02258972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27749074074074">
                <text:p>0.02277490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29600925925926">
                <text:p>0.02296009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31452777777778">
                <text:p>0.02314527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3330462962963">
                <text:p>0.023330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35156481481481">
                <text:p>0.02351564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37008333333333">
                <text:p>0.02370083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38860185185185">
                <text:p>0.02388601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0712037037037">
                <text:p>0.02407120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2563888888889">
                <text:p>0.02425638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4415740740741">
                <text:p>0.02444157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6267592592593">
                <text:p>0.02462675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8119444444444">
                <text:p>0.024811944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9971296296296">
                <text:p>0.02499712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1823148148148">
                <text:p>0.02518231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3675">
                <text:p>0.02536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5526851851852">
                <text:p>0.02555268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7378703703704">
                <text:p>0.02573787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9230555555556">
                <text:p>0.02592305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1082407407407">
                <text:p>0.02610824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2934259259259">
                <text:p>0.02629342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4786111111111">
                <text:p>0.02647861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6637962962963">
                <text:p>0.02666379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8489814814815">
                <text:p>0.02684898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0341666666667">
                <text:p>0.02703416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2193518518519">
                <text:p>0.027219351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404537037037">
                <text:p>0.027404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5897222222222">
                <text:p>0.02758972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7749074074074">
                <text:p>0.02777490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9600925925926">
                <text:p>0.02796009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1452777777778">
                <text:p>0.02814527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330462962963">
                <text:p>0.028330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5156481481481">
                <text:p>0.02851564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7008333333333">
                <text:p>0.02870083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8860185185185">
                <text:p>0.02888601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0712037037037">
                <text:p>0.02907120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2563888888889">
                <text:p>0.02925638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4415740740741">
                <text:p>0.02944157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6267592592593">
                <text:p>0.02962675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98119444444444">
                <text:p>0.029811944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9971296296296">
                <text:p>0.029997129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01823148148148">
                <text:p>0.030182314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03675">
                <text:p>0.03036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5526851851852">
                <text:p>0.030552685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07378703703704">
                <text:p>0.03073787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9230555555556">
                <text:p>0.030923055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11082407407407">
                <text:p>0.031108240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12934259259259">
                <text:p>0.03129342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14786111111111">
                <text:p>0.03147861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16637962962963">
                <text:p>0.03166379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18489814814815">
                <text:p>0.03184898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20341666666667">
                <text:p>0.03203416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22193402777778">
                <text:p>0.032219340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2404537037037">
                <text:p>0.032404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25897222222222">
                <text:p>0.03258972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27749074074074">
                <text:p>0.03277490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29600925925926">
                <text:p>0.03296009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31452777777778">
                <text:p>0.033145277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3330462962963">
                <text:p>0.0333304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35156481481481">
                <text:p>0.033515648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37008333333333">
                <text:p>0.033700833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38860185185185">
                <text:p>0.03388601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40712037037037">
                <text:p>0.03407120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42563888888889">
                <text:p>0.03425638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44415740740741">
                <text:p>0.03444157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46267592592593">
                <text:p>0.03462675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48119444444444">
                <text:p>0.034811944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49971296296296">
                <text:p>0.034997129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51823148148148">
                <text:p>0.035182314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53675">
                <text:p>0.03536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55526851851852">
                <text:p>0.035552685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57378703703704">
                <text:p>0.035737870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59230555555556">
                <text:p>0.035923055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61082407407407">
                <text:p>0.036108240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62934259259259">
                <text:p>0.03629342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64786111111111">
                <text:p>0.03647861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66637962962963">
                <text:p>0.03666379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68489814814815">
                <text:p>0.03684898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0341666666667">
                <text:p>0.03703416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2193518518519">
                <text:p>0.037219351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404537037037">
                <text:p>0.037404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5897222222222">
                <text:p>0.03758972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7749074074074">
                <text:p>0.03777490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9600925925926">
                <text:p>0.03796009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81452777777778">
                <text:p>0.038145277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8330462962963">
                <text:p>0.0383304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85156481481481">
                <text:p>0.038515648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87008333333333">
                <text:p>0.038700833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88860185185185">
                <text:p>0.03888601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0712037037037">
                <text:p>0.03907120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2563888888889">
                <text:p>0.03925638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4415740740741">
                <text:p>0.03944157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6267592592593">
                <text:p>0.03962675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8119444444444">
                <text:p>0.039811944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9971296296296">
                <text:p>0.03999712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01823148148148">
                <text:p>0.04018231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03675">
                <text:p>0.04036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05526851851852">
                <text:p>0.04055268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07378703703704">
                <text:p>0.04073787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09230555555556">
                <text:p>0.040923055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11082407407407">
                <text:p>0.04110824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12934259259259">
                <text:p>0.04129342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14786111111111">
                <text:p>0.04147861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16637962962963">
                <text:p>0.04166379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18489814814815">
                <text:p>0.04184898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20341666666667">
                <text:p>0.04203416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22193518518519">
                <text:p>0.04221935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2404537037037">
                <text:p>0.042404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25897222222222">
                <text:p>0.04258972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27749074074074">
                <text:p>0.04277490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29600925925926">
                <text:p>0.04296009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31452777777778">
                <text:p>0.04314527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3330462962963">
                <text:p>0.043330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35156481481482">
                <text:p>0.0435156481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37008333333333">
                <text:p>0.04370083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38860185185185">
                <text:p>0.04388601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0712037037037">
                <text:p>0.04407120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2563888888889">
                <text:p>0.04425638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4415740740741">
                <text:p>0.04444157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6267592592593">
                <text:p>0.04462675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8119444444444">
                <text:p>0.04481194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9971296296296">
                <text:p>0.04499712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1823148148148">
                <text:p>0.04518231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3675">
                <text:p>0.04536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5526851851852">
                <text:p>0.04555268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7378703703704">
                <text:p>0.04573787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9230555555556">
                <text:p>0.04592305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1082407407407">
                <text:p>0.04610824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2934259259259">
                <text:p>0.04629342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4786111111111">
                <text:p>0.04647861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6637962962963">
                <text:p>0.04666379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8489814814815">
                <text:p>0.04684898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0341666666667">
                <text:p>0.04703416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2193518518519">
                <text:p>0.04721935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404537037037">
                <text:p>0.047404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5897222222222">
                <text:p>0.04758972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7749074074074">
                <text:p>0.04777490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9600925925926">
                <text:p>0.04796009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1452777777778">
                <text:p>0.04814527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330462962963">
                <text:p>0.048330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5156481481482">
                <text:p>0.0485156481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7008333333333">
                <text:p>0.04870083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8860185185185">
                <text:p>0.04888601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0712037037037">
                <text:p>0.04907120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2563888888889">
                <text:p>0.04925638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4415740740741">
                <text:p>0.04944157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6267592592593">
                <text:p>0.04962675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8119444444445">
                <text:p>0.049811944444444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9971296296296">
                <text:p>0.04999712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1823148148148">
                <text:p>0.05018231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3675">
                <text:p>0.05036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5526851851852">
                <text:p>0.05055268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7378703703704">
                <text:p>0.05073787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9230555555556">
                <text:p>0.05092305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1082407407408">
                <text:p>0.051108240740740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2934259259259">
                <text:p>0.05129342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4786111111111">
                <text:p>0.05147861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6637962962963">
                <text:p>0.05166379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8489814814815">
                <text:p>0.05184898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0341666666667">
                <text:p>0.05203416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2193518518519">
                <text:p>0.05221935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404537037037">
                <text:p>0.052404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5897222222222">
                <text:p>0.05258972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7749074074074">
                <text:p>0.05277490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9600925925926">
                <text:p>0.05296009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1452777777778">
                <text:p>0.05314527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330462962963">
                <text:p>0.053330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5156481481482">
                <text:p>0.0535156481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7008333333333">
                <text:p>0.05370083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8860185185185">
                <text:p>0.05388601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0712037037037">
                <text:p>0.05407120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2563888888889">
                <text:p>0.05425638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4415740740741">
                <text:p>0.05444157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6267592592593">
                <text:p>0.05462675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8119444444444">
                <text:p>0.05481194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9971296296296">
                <text:p>0.05499712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1823148148148">
                <text:p>0.05518231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3675">
                <text:p>0.05536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5526851851852">
                <text:p>0.05555268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7378703703704">
                <text:p>0.05573787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9230555555556">
                <text:p>0.05592305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1082407407407">
                <text:p>0.05610824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2934259259259">
                <text:p>0.05629342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4786111111111">
                <text:p>0.05647861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6637962962963">
                <text:p>0.05666379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8489814814815">
                <text:p>0.05684898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0341666666667">
                <text:p>0.05703416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2193518518519">
                <text:p>0.05721935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404537037037">
                <text:p>0.057404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5897222222222">
                <text:p>0.05758972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7749074074074">
                <text:p>0.05777490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9600925925926">
                <text:p>0.05796009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1452777777778">
                <text:p>0.05814527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330462962963">
                <text:p>0.058330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5156481481481">
                <text:p>0.05851564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7008333333333">
                <text:p>0.05870083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8860185185185">
                <text:p>0.05888601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0712037037037">
                <text:p>0.05907120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2563888888889">
                <text:p>0.05925638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4415740740741">
                <text:p>0.05944157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6267592592593">
                <text:p>0.05962675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8119444444445">
                <text:p>0.059811944444444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9971296296296">
                <text:p>0.05999712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1823148148148">
                <text:p>0.06018231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3675">
                <text:p>0.06036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5526851851852">
                <text:p>0.06055268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7378703703704">
                <text:p>0.06073787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9230555555556">
                <text:p>0.06092305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1082407407408">
                <text:p>0.061108240740740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2934259259259">
                <text:p>0.06129342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4786111111111">
                <text:p>0.06147861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6637962962963">
                <text:p>0.06166379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8489814814815">
                <text:p>0.06184898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0341666666667">
                <text:p>0.06203416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2193518518519">
                <text:p>0.06221935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404537037037">
                <text:p>0.062404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5897222222222">
                <text:p>0.06258972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7749074074074">
                <text:p>0.06277490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9600925925926">
                <text:p>0.06296009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1452777777778">
                <text:p>0.06314527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330462962963">
                <text:p>0.063330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5156481481482">
                <text:p>0.0635156481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7008333333333">
                <text:p>0.06370083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8860185185185">
                <text:p>0.06388601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0712037037037">
                <text:p>0.06407120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2563888888889">
                <text:p>0.06425638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4415740740741">
                <text:p>0.06444157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6267592592593">
                <text:p>0.06462675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8119444444445">
                <text:p>0.064811944444444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9971296296296">
                <text:p>0.06499712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1823148148148">
                <text:p>0.06518231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3675">
                <text:p>0.06536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5526851851852">
                <text:p>0.06555268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7378703703704">
                <text:p>0.06573787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9230555555556">
                <text:p>0.06592305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1082407407407">
                <text:p>0.06610824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2934259259259">
                <text:p>0.06629342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4786111111111">
                <text:p>0.06647861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6637962962963">
                <text:p>0.06666379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8489814814815">
                <text:p>0.06684898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0341666666667">
                <text:p>0.06703416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2193518518519">
                <text:p>0.06721935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404537037037">
                <text:p>0.067404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5897222222222">
                <text:p>0.06758972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7749074074074">
                <text:p>0.06777490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9600925925926">
                <text:p>0.06796009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1452777777778">
                <text:p>0.06814527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330462962963">
                <text:p>0.068330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5156481481482">
                <text:p>0.0685156481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7008333333333">
                <text:p>0.06870083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8860185185185">
                <text:p>0.06888601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0712037037037">
                <text:p>0.06907120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2563888888889">
                <text:p>0.06925638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4415740740741">
                <text:p>0.06944157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6267592592593">
                <text:p>0.06962675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8119444444445">
                <text:p>0.069811944444444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9971296296296">
                <text:p>0.06999712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1823148148148">
                <text:p>0.07018231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3675">
                <text:p>0.07036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5526851851852">
                <text:p>0.07055268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7378703703704">
                <text:p>0.07073787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9230555555556">
                <text:p>0.07092305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1082407407408">
                <text:p>0.071108240740740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2934259259259">
                <text:p>0.07129342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4786111111111">
                <text:p>0.07147861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6637962962963">
                <text:p>0.07166379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8489814814815">
                <text:p>0.07184898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0341666666667">
                <text:p>0.07203416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2193518518519">
                <text:p>0.07221935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404537037037">
                <text:p>0.072404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5897222222222">
                <text:p>0.07258972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7749074074074">
                <text:p>0.07277490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9600925925926">
                <text:p>0.07296009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1452777777778">
                <text:p>0.07314527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330462962963">
                <text:p>0.073330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5156481481481">
                <text:p>0.07351564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7008333333333">
                <text:p>0.07370083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8860185185185">
                <text:p>0.07388601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0712037037037">
                <text:p>0.07407120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2563888888889">
                <text:p>0.07425638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4415740740741">
                <text:p>0.07444157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46267592592593">
                <text:p>0.07462675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8119444444444">
                <text:p>0.07481194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9971296296296">
                <text:p>0.07499712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1823148148148">
                <text:p>0.07518231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3675">
                <text:p>0.07536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5526851851852">
                <text:p>0.07555268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7378703703704">
                <text:p>0.07573787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9230555555556">
                <text:p>0.07592305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1082407407407">
                <text:p>0.07610824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2934259259259">
                <text:p>0.07629342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4786111111111">
                <text:p>0.07647861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6637962962963">
                <text:p>0.07666379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8489814814815">
                <text:p>0.07684898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0341666666667">
                <text:p>0.07703416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2193518518519">
                <text:p>0.07721935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404537037037">
                <text:p>0.077404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5897222222222">
                <text:p>0.07758972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7749074074074">
                <text:p>0.07777490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9600925925926">
                <text:p>0.07796009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81452777777778">
                <text:p>0.07814527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330462962963">
                <text:p>0.078330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5156481481482">
                <text:p>0.0785156481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7008333333333">
                <text:p>0.07870083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8860185185185">
                <text:p>0.07888601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0712037037037">
                <text:p>0.07907120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2563888888889">
                <text:p>0.07925638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4415740740741">
                <text:p>0.07944157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6267592592593">
                <text:p>0.07962675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8119444444445">
                <text:p>0.079811944444444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9971296296296">
                <text:p>0.07999712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1823148148148">
                <text:p>0.08018231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03675">
                <text:p>0.08036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5526851851852">
                <text:p>0.08055268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7378703703704">
                <text:p>0.08073787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9230555555556">
                <text:p>0.08092305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11082407407407">
                <text:p>0.08110824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12934259259259">
                <text:p>0.08129342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4786111111111">
                <text:p>0.08147861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6637962962963">
                <text:p>0.08166379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18489814814815">
                <text:p>0.08184898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0226041666667">
                <text:p>0.082022604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2077893518518">
                <text:p>0.08220778935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392974537037">
                <text:p>0.0823929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5781597222222">
                <text:p>0.082578159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7633449074074">
                <text:p>0.082763344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9485300925926">
                <text:p>0.082948530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31337152777778">
                <text:p>0.083133715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3318900462963">
                <text:p>0.0833189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35040856481481">
                <text:p>0.083504085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36892708333333">
                <text:p>0.083689270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38744560185185">
                <text:p>0.083874456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0596412037037">
                <text:p>0.08405964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2448263888889">
                <text:p>0.084244826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4300115740741">
                <text:p>0.084430011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6151967592593">
                <text:p>0.084615196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8003819444445">
                <text:p>0.084800381944444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9855671296296">
                <text:p>0.084985567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1707523148148">
                <text:p>0.085170752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3559375">
                <text:p>0.0853559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55411226851852">
                <text:p>0.085541122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7263078703704">
                <text:p>0.085726307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9114930555556">
                <text:p>0.085911493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0966782407408">
                <text:p>0.086096678240740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2818634259259">
                <text:p>0.086281863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64670486111111">
                <text:p>0.086467048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6522337962963">
                <text:p>0.08665223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8374189814815">
                <text:p>0.086837418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70226041666667">
                <text:p>0.087022604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2077662037037">
                <text:p>0.08720776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392974537037">
                <text:p>0.0873929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5781597222222">
                <text:p>0.087578159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7633449074074">
                <text:p>0.087763344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9485300925926">
                <text:p>0.087948530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1337152777778">
                <text:p>0.088133715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318900462963">
                <text:p>0.0883189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5040856481481">
                <text:p>0.088504085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6892708333333">
                <text:p>0.088689270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8744560185185">
                <text:p>0.088874456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0596412037037">
                <text:p>0.08905964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2448263888889">
                <text:p>0.089244826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4300115740741">
                <text:p>0.089430011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6151967592593">
                <text:p>0.089615196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8003819444444">
                <text:p>0.089800381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9855671296296">
                <text:p>0.089985567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1707523148148">
                <text:p>0.090170752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3559375">
                <text:p>0.0903559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5411226851852">
                <text:p>0.090541122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7263078703704">
                <text:p>0.090726307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9114930555556">
                <text:p>0.090911493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10966782407407">
                <text:p>0.091096678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12818634259259">
                <text:p>0.091281863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14670486111111">
                <text:p>0.091467048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16522337962963">
                <text:p>0.09165223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18374189814815">
                <text:p>0.091837418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0226041666667">
                <text:p>0.092022604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2077893518519">
                <text:p>0.092207789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392974537037">
                <text:p>0.0923929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5781597222222">
                <text:p>0.092578159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7633449074074">
                <text:p>0.092763344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9485300925926">
                <text:p>0.092948530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1337152777778">
                <text:p>0.093133715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318900462963">
                <text:p>0.0933189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5040856481482">
                <text:p>0.0935040856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6892476851852">
                <text:p>0.09368924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8744560185185">
                <text:p>0.093874456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0596412037037">
                <text:p>0.09405964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2448263888889">
                <text:p>0.094244826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4300115740741">
                <text:p>0.094430011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6151967592592">
                <text:p>0.094615196759259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8003819444444">
                <text:p>0.094800381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9855671296296">
                <text:p>0.094985567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1707523148148">
                <text:p>0.095170752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3559375">
                <text:p>0.0953559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5411226851852">
                <text:p>0.095541122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7263078703704">
                <text:p>0.095726307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9114930555556">
                <text:p>0.095911493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0966782407408">
                <text:p>0.096096678240740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2818634259259">
                <text:p>0.096281863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4670486111111">
                <text:p>0.096467048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6522337962963">
                <text:p>0.09665223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8374189814815">
                <text:p>0.096837418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0226041666667">
                <text:p>0.097022604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2077893518519">
                <text:p>0.097207789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392974537037">
                <text:p>0.0973929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5781597222222">
                <text:p>0.097578159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7633449074074">
                <text:p>0.097763344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9485300925926">
                <text:p>0.097948530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1337152777778">
                <text:p>0.098133715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318900462963">
                <text:p>0.0983189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5040856481482">
                <text:p>0.0985040856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6892708333333">
                <text:p>0.098689270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8744560185185">
                <text:p>0.098874456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0596412037037">
                <text:p>0.09905964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2448263888889">
                <text:p>0.099244826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4300115740741">
                <text:p>0.099430011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6151967592593">
                <text:p>0.099615196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8003819444445">
                <text:p>0.099800381944444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9855671296296">
                <text:p>0.099985567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170752314815">
                <text:p>0.10017075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3559375">
                <text:p>0.1003559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541122685185">
                <text:p>0.10054112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72630787037">
                <text:p>0.10072630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911493055556">
                <text:p>0.10091149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096678240741">
                <text:p>0.10109667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281840277778">
                <text:p>0.101281840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467048611111">
                <text:p>0.10146704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652233796296">
                <text:p>0.10165223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837418981481">
                <text:p>0.10183741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022604166667">
                <text:p>0.10202260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207789351852">
                <text:p>0.10220778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392974537037">
                <text:p>0.1023929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578159722222">
                <text:p>0.10257815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763344907407">
                <text:p>0.10276334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948530092593">
                <text:p>0.10294853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133715277778">
                <text:p>0.10313371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318900462963">
                <text:p>0.1033189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504085648148">
                <text:p>0.10350408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689270833333">
                <text:p>0.10368927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874456018519">
                <text:p>0.10387445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059641203704">
                <text:p>0.10405964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244826388889">
                <text:p>0.10424482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430011574074">
                <text:p>0.10443001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615196759259">
                <text:p>0.10461519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800381944444">
                <text:p>0.10480038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98556712963">
                <text:p>0.10498556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170752314815">
                <text:p>0.10517075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3559375">
                <text:p>0.1053559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541122685185">
                <text:p>0.10554112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72630787037">
                <text:p>0.10572630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911493055556">
                <text:p>0.10591149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096678240741">
                <text:p>0.10609667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281863425926">
                <text:p>0.10628186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467048611111">
                <text:p>0.10646704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652233796296">
                <text:p>0.10665223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837418981481">
                <text:p>0.10683741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022604166667">
                <text:p>0.10702260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207789351852">
                <text:p>0.10720778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392974537037">
                <text:p>0.1073929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578159722222">
                <text:p>0.10757815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763344907407">
                <text:p>0.10776334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948530092593">
                <text:p>0.10794853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8133715277778">
                <text:p>0.10813371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8318900462963">
                <text:p>0.1083189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8504085648148">
                <text:p>0.10850408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8689270833333">
                <text:p>0.10868927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8874456018519">
                <text:p>0.10887445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059641203704">
                <text:p>0.10905964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244826388889">
                <text:p>0.10924482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430011574074">
                <text:p>0.10943001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615196759259">
                <text:p>0.10961519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800381944444">
                <text:p>0.10980038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98556712963">
                <text:p>0.10998556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170752314815">
                <text:p>0.11017075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3559375">
                <text:p>0.1103559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541122685185">
                <text:p>0.11054112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72630787037">
                <text:p>0.11072630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911493055556">
                <text:p>0.11091149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1096678240741">
                <text:p>0.11109667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1281863425926">
                <text:p>0.11128186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1467048611111">
                <text:p>0.11146704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1652233796296">
                <text:p>0.11165223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1837418981481">
                <text:p>0.11183741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022604166667">
                <text:p>0.11202260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207789351852">
                <text:p>0.11220778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392974537037">
                <text:p>0.1123929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578159722222">
                <text:p>0.11257815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763344907407">
                <text:p>0.11276334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948530092593">
                <text:p>0.11294853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3133715277778">
                <text:p>0.11313371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3318900462963">
                <text:p>0.1133189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3504085648148">
                <text:p>0.11350408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3689270833333">
                <text:p>0.11368927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3874456018519">
                <text:p>0.11387445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059641203704">
                <text:p>0.11405964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244826388889">
                <text:p>0.11424482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430011574074">
                <text:p>0.11443001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615196759259">
                <text:p>0.11461519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800381944444">
                <text:p>0.11480038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98556712963">
                <text:p>0.11498556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5170752314815">
                <text:p>0.11517075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5355914351852">
                <text:p>0.115355914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5541122685185">
                <text:p>0.11554112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572630787037">
                <text:p>0.11572630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5911493055556">
                <text:p>0.11591149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6096678240741">
                <text:p>0.11609667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6281863425926">
                <text:p>0.11628186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6467048611111">
                <text:p>0.11646704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6652233796296">
                <text:p>0.11665223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6837418981481">
                <text:p>0.11683741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022604166667">
                <text:p>0.11702260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207789351852">
                <text:p>0.11720778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392974537037">
                <text:p>0.1173929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578159722222">
                <text:p>0.11757815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763344907407">
                <text:p>0.11776334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948530092593">
                <text:p>0.11794853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8133715277778">
                <text:p>0.11813371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8318900462963">
                <text:p>0.1183189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8504085648148">
                <text:p>0.11850408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8689270833333">
                <text:p>0.11868927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8874456018519">
                <text:p>0.11887445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059618055556">
                <text:p>0.119059618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244826388889">
                <text:p>0.11924482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430011574074">
                <text:p>0.11943001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615196759259">
                <text:p>0.11961519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800381944444">
                <text:p>0.11980038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98556712963">
                <text:p>0.11998556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0170752314815">
                <text:p>0.12017075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03559375">
                <text:p>0.1203559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0541122685185">
                <text:p>0.12054112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072630787037">
                <text:p>0.1207263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911493055556">
                <text:p>0.12091149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1096678240741">
                <text:p>0.12109667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1281863425926">
                <text:p>0.12128186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1467048611111">
                <text:p>0.12146704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1652233796296">
                <text:p>0.12165223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1837418981481">
                <text:p>0.12183741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022604166667">
                <text:p>0.12202260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207789351852">
                <text:p>0.12220778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392974537037">
                <text:p>0.1223929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578159722222">
                <text:p>0.12257815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763344907407">
                <text:p>0.12276334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948530092593">
                <text:p>0.12294853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3133715277778">
                <text:p>0.12313371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3318900462963">
                <text:p>0.1233189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3504085648148">
                <text:p>0.12350408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3689270833333">
                <text:p>0.12368927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3874456018519">
                <text:p>0.12387445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059641203704">
                <text:p>0.12405964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244826388889">
                <text:p>0.12424482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430011574074">
                <text:p>0.12443001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615196759259">
                <text:p>0.12461519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800381944444">
                <text:p>0.12480038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98556712963">
                <text:p>0.12498556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5170752314815">
                <text:p>0.12517075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53559375">
                <text:p>0.1253559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5541122685185">
                <text:p>0.12554112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572630787037">
                <text:p>0.12572630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5911493055556">
                <text:p>0.12591149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6096678240741">
                <text:p>0.12609667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6281863425926">
                <text:p>0.12628186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6467048611111">
                <text:p>0.12646704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6652233796296">
                <text:p>0.12665223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6837418981481">
                <text:p>0.1268374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022604166667">
                <text:p>0.12702260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7207789351852">
                <text:p>0.12720778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7392974537037">
                <text:p>0.1273929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7578159722222">
                <text:p>0.1275781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763344907407">
                <text:p>0.12776334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7948530092593">
                <text:p>0.12794853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8133715277778">
                <text:p>0.12813371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8318900462963">
                <text:p>0.1283189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504085648148">
                <text:p>0.1285040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689270833333">
                <text:p>0.12868927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8874456018519">
                <text:p>0.1288744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059641203704">
                <text:p>0.12905964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9244826388889">
                <text:p>0.1292448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430011574074">
                <text:p>0.12943001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9615196759259">
                <text:p>0.12961519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9800381944444">
                <text:p>0.12980038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998556712963">
                <text:p>0.12998556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0170752314815">
                <text:p>0.1301707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3559375">
                <text:p>0.1303559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541122685185">
                <text:p>0.1305411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72630787037">
                <text:p>0.13072630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0911493055556">
                <text:p>0.1309114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096678240741">
                <text:p>0.13109667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1281863425926">
                <text:p>0.13128186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1467048611111">
                <text:p>0.13146704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1652233796296">
                <text:p>0.1316522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837418981482">
                <text:p>0.1318374189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2022604166667">
                <text:p>0.13202260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2207789351852">
                <text:p>0.1322077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392974537037">
                <text:p>0.1323929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578159722222">
                <text:p>0.1325781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763344907407">
                <text:p>0.1327633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948530092593">
                <text:p>0.1329485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133715277778">
                <text:p>0.1331337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318900462963">
                <text:p>0.1333189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504085648148">
                <text:p>0.1335040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689270833333">
                <text:p>0.13368927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3874456018519">
                <text:p>0.1338744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059641203704">
                <text:p>0.1340596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244826388889">
                <text:p>0.13424482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4430011574074">
                <text:p>0.1344300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615196759259">
                <text:p>0.1346151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800381944444">
                <text:p>0.1348003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98556712963">
                <text:p>0.1349855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170752314815">
                <text:p>0.1351707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3559375">
                <text:p>0.1353559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541122685185">
                <text:p>0.1355411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72630787037">
                <text:p>0.1357263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911493055556">
                <text:p>0.13591149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6096678240741">
                <text:p>0.1360966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281863425926">
                <text:p>0.1362818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467048611111">
                <text:p>0.1364670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652233796296">
                <text:p>0.1366522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837418981482">
                <text:p>0.1368374189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022604166667">
                <text:p>0.1370226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207789351852">
                <text:p>0.1372077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392974537037">
                <text:p>0.1373929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578159722222">
                <text:p>0.1375781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763344907407">
                <text:p>0.1377633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948530092593">
                <text:p>0.1379485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133715277778">
                <text:p>0.13813371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8318900462963">
                <text:p>0.1383189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504085648148">
                <text:p>0.1385040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689270833333">
                <text:p>0.1386892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874456018519">
                <text:p>0.1388744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059641203704">
                <text:p>0.1390596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244826388889">
                <text:p>0.1392448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430011574074">
                <text:p>0.1394300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615196759259">
                <text:p>0.1396151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800381944444">
                <text:p>0.1398003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98556712963">
                <text:p>0.1399855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170752314815">
                <text:p>0.1401707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3559375">
                <text:p>0.1403559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541099537037">
                <text:p>0.14054109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72630787037">
                <text:p>0.1407263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911493055556">
                <text:p>0.1409114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096678240741">
                <text:p>0.1410966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281863425926">
                <text:p>0.1412818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467048611111">
                <text:p>0.1414670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652233796296">
                <text:p>0.1416522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837418981482">
                <text:p>0.1418374189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022581018519">
                <text:p>0.14202258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207789351852">
                <text:p>0.1422077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392974537037">
                <text:p>0.1423929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578159722222">
                <text:p>0.1425781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763344907407">
                <text:p>0.1427633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948530092593">
                <text:p>0.1429485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133715277778">
                <text:p>0.1431337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318900462963">
                <text:p>0.1433189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504085648148">
                <text:p>0.1435040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689247685185">
                <text:p>0.14368924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874456018519">
                <text:p>0.1438744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059641203704">
                <text:p>0.14405964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4244826388889">
                <text:p>0.1442448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430011574074">
                <text:p>0.1444300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615196759259">
                <text:p>0.1446151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800381944444">
                <text:p>0.1448003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98556712963">
                <text:p>0.1449855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170752314815">
                <text:p>0.1451707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3559375">
                <text:p>0.1453559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541122685185">
                <text:p>0.1455411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72630787037">
                <text:p>0.1457263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911493055556">
                <text:p>0.1459114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096678240741">
                <text:p>0.1460966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281863425926">
                <text:p>0.1462818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467048611111">
                <text:p>0.1464670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652233796296">
                <text:p>0.1466522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837418981481">
                <text:p>0.1468374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022604166667">
                <text:p>0.1470226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207789351852">
                <text:p>0.1472077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392974537037">
                <text:p>0.1473929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578159722222">
                <text:p>0.1475781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763344907407">
                <text:p>0.1477633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948530092593">
                <text:p>0.1479485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133715277778">
                <text:p>0.1481337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318900462963">
                <text:p>0.1483189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504085648148">
                <text:p>0.1485040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689270833333">
                <text:p>0.1486892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874456018519">
                <text:p>0.1488744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059641203704">
                <text:p>0.1490596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244826388889">
                <text:p>0.1492448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430011574074">
                <text:p>0.1494300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615196759259">
                <text:p>0.1496151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800381944444">
                <text:p>0.1498003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98556712963">
                <text:p>0.1499855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170752314815">
                <text:p>0.1501707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3559375">
                <text:p>0.1503559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541122685185">
                <text:p>0.1505411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72630787037">
                <text:p>0.1507263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911493055556">
                <text:p>0.1509114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096678240741">
                <text:p>0.1510966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281863425926">
                <text:p>0.1512818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467048611111">
                <text:p>0.1514670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652233796296">
                <text:p>0.1516522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837418981481">
                <text:p>0.1518374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022604166667">
                <text:p>0.1520226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207789351852">
                <text:p>0.1522077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392974537037">
                <text:p>0.1523929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578159722222">
                <text:p>0.1525781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763344907407">
                <text:p>0.1527633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948530092593">
                <text:p>0.1529485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133715277778">
                <text:p>0.1531337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318900462963">
                <text:p>0.1533189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504085648148">
                <text:p>0.1535040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689270833333">
                <text:p>0.1536892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874456018519">
                <text:p>0.1538744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059641203704">
                <text:p>0.1540596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244826388889">
                <text:p>0.1542448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430011574074">
                <text:p>0.1544300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615196759259">
                <text:p>0.1546151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800381944444">
                <text:p>0.1548003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98556712963">
                <text:p>0.1549855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170752314815">
                <text:p>0.1551707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3559375">
                <text:p>0.1553559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541122685185">
                <text:p>0.1555411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72630787037">
                <text:p>0.1557263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911493055556">
                <text:p>0.1559114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096678240741">
                <text:p>0.1560966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281863425926">
                <text:p>0.1562818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467048611111">
                <text:p>0.1564670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652233796296">
                <text:p>0.1566522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837418981481">
                <text:p>0.1568374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022604166667">
                <text:p>0.1570226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207789351852">
                <text:p>0.1572077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392974537037">
                <text:p>0.1573929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578136574074">
                <text:p>0.15757813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763344907407">
                <text:p>0.1577633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948530092593">
                <text:p>0.1579485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133715277778">
                <text:p>0.1581337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318900462963">
                <text:p>0.1583189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504085648148">
                <text:p>0.1585040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689270833333">
                <text:p>0.1586892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874456018519">
                <text:p>0.1588744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059641203704">
                <text:p>0.1590596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244826388889">
                <text:p>0.1592448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429988425926">
                <text:p>0.15942998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615196759259">
                <text:p>0.1596151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800381944444">
                <text:p>0.1598003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98556712963">
                <text:p>0.1599855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170752314815">
                <text:p>0.1601707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3559375">
                <text:p>0.1603559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541122685185">
                <text:p>0.1605411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72630787037">
                <text:p>0.1607263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911493055556">
                <text:p>0.1609114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096678240741">
                <text:p>0.1610966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281863425926">
                <text:p>0.1612818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467048611111">
                <text:p>0.1614670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652233796296">
                <text:p>0.1616522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837418981481">
                <text:p>0.1618374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022604166667">
                <text:p>0.1620226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207789351852">
                <text:p>0.1622077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392974537037">
                <text:p>0.1623929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578159722222">
                <text:p>0.1625781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763344907407">
                <text:p>0.1627633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948530092593">
                <text:p>0.1629485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133715277778">
                <text:p>0.1631337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318900462963">
                <text:p>0.1633189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504085648148">
                <text:p>0.1635040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689270833333">
                <text:p>0.1636892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874456018519">
                <text:p>0.1638744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059641203704">
                <text:p>0.1640596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244826388889">
                <text:p>0.1642448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430011574074">
                <text:p>0.1644300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615196759259">
                <text:p>0.1646151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800381944444">
                <text:p>0.1648003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98556712963">
                <text:p>0.1649855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170752314815">
                <text:p>0.1651707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3559375">
                <text:p>0.1653559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541122685185">
                <text:p>0.1655411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72630787037">
                <text:p>0.1657263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911493055556">
                <text:p>0.1659114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096678240741">
                <text:p>0.1660966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281863425926">
                <text:p>0.1662818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467048611111">
                <text:p>0.1664670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652233796296">
                <text:p>0.1666522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837418981481">
                <text:p>0.1668374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022604166667">
                <text:p>0.1670226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207789351852">
                <text:p>0.1672077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392974537037">
                <text:p>0.1673929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578159722222">
                <text:p>0.1675781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763344907407">
                <text:p>0.1677633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948530092593">
                <text:p>0.1679485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133715277778">
                <text:p>0.1681337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318900462963">
                <text:p>0.1683189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504085648148">
                <text:p>0.1685040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689270833333">
                <text:p>0.1686892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874456018519">
                <text:p>0.1688744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059641203704">
                <text:p>0.1690596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244826388889">
                <text:p>0.1692448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430011574074">
                <text:p>0.1694300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615196759259">
                <text:p>0.1696151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800381944444">
                <text:p>0.1698003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98556712963">
                <text:p>0.1699855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170752314815">
                <text:p>0.1701707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3559375">
                <text:p>0.1703559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541122685185">
                <text:p>0.1705411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72630787037">
                <text:p>0.1707263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911493055556">
                <text:p>0.1709114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096678240741">
                <text:p>0.1710966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281863425926">
                <text:p>0.1712818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467048611111">
                <text:p>0.1714670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652233796296">
                <text:p>0.1716522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837418981481">
                <text:p>0.1718374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022604166667">
                <text:p>0.1720226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207789351852">
                <text:p>0.1722077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392974537037">
                <text:p>0.1723929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578159722222">
                <text:p>0.1725781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763344907407">
                <text:p>0.1727633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948530092593">
                <text:p>0.1729485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133715277778">
                <text:p>0.1731337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318900462963">
                <text:p>0.1733189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504085648148">
                <text:p>0.1735040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689270833333">
                <text:p>0.1736892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874456018519">
                <text:p>0.1738744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059641203704">
                <text:p>0.1740596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244826388889">
                <text:p>0.1742448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430011574074">
                <text:p>0.1744300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615196759259">
                <text:p>0.1746151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800381944444">
                <text:p>0.1748003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98556712963">
                <text:p>0.1749855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170752314815">
                <text:p>0.1751707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3559375">
                <text:p>0.1753559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541122685185">
                <text:p>0.1755411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72630787037">
                <text:p>0.1757263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911493055556">
                <text:p>0.1759114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096678240741">
                <text:p>0.1760966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281863425926">
                <text:p>0.1762818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467048611111">
                <text:p>0.1764670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652233796296">
                <text:p>0.1766522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837418981481">
                <text:p>0.1768374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022604166667">
                <text:p>0.1770226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207789351852">
                <text:p>0.1772077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392974537037">
                <text:p>0.1773929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578159722222">
                <text:p>0.1775781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763344907407">
                <text:p>0.1777633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948530092593">
                <text:p>0.1779485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133715277778">
                <text:p>0.1781337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318900462963">
                <text:p>0.1783189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504085648148">
                <text:p>0.1785040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689270833333">
                <text:p>0.1786892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874456018519">
                <text:p>0.1788744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059641203704">
                <text:p>0.1790596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244826388889">
                <text:p>0.1792448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430011574074">
                <text:p>0.1794300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615196759259">
                <text:p>0.1796151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800381944444">
                <text:p>0.1798003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98556712963">
                <text:p>0.1799855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170752314815">
                <text:p>0.1801707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3559375">
                <text:p>0.1803559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541122685185">
                <text:p>0.1805411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72630787037">
                <text:p>0.1807263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911493055556">
                <text:p>0.1809114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096678240741">
                <text:p>0.1810966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281863425926">
                <text:p>0.1812818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467048611111">
                <text:p>0.1814670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652233796296">
                <text:p>0.1816522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837418981481">
                <text:p>0.181837418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2022604166667">
                <text:p>0.1820226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207789351852">
                <text:p>0.18220778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2392974537037">
                <text:p>0.1823929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578159722222">
                <text:p>0.1825781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763344907407">
                <text:p>0.1827633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948530092593">
                <text:p>0.1829485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133715277778">
                <text:p>0.1831337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318900462963">
                <text:p>0.1833189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504085648148">
                <text:p>0.1835040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689270833333">
                <text:p>0.18368927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3874456018519">
                <text:p>0.183874456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059641203704">
                <text:p>0.18405964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244826388889">
                <text:p>0.18424482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430011574074">
                <text:p>0.184430011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615196759259">
                <text:p>0.184615196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800381944444">
                <text:p>0.1848003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98556712963">
                <text:p>0.18498556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5170752314815">
                <text:p>0.1851707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3559375">
                <text:p>0.1853559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541122685185">
                <text:p>0.1855411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72630787037">
                <text:p>0.1857263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911493055556">
                <text:p>0.185911493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6096678240741">
                <text:p>0.18609667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6281863425926">
                <text:p>0.18628186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6467048611111">
                <text:p>0.1864670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652233796296">
                <text:p>0.186652233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6837418981481">
                <text:p>0.186837418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022604166667">
                <text:p>0.187022604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207789351852">
                <text:p>0.18720778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392974537037">
                <text:p>0.18739297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578159722222">
                <text:p>0.18757815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763344907407">
                <text:p>0.18776334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948530092593">
                <text:p>0.18794853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8133715277778">
                <text:p>0.18813371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8318900462963">
                <text:p>0.18831890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8504085648148">
                <text:p>0.18850408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8689270833333">
                <text:p>0.18868927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8874456018519">
                <text:p>0.188874456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059641203704">
                <text:p>0.18905964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244826388889">
                <text:p>0.18924482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430011574074">
                <text:p>0.189430011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615196759259">
                <text:p>0.189615196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800381944444">
                <text:p>0.18980038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98556712963">
                <text:p>0.18998556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170752314815">
                <text:p>0.19017075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3559375">
                <text:p>0.1903559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541122685185">
                <text:p>0.19054112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72630787037">
                <text:p>0.19072630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911493055556">
                <text:p>0.190911493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096678240741">
                <text:p>0.19109667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281863425926">
                <text:p>0.19128186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467048611111">
                <text:p>0.19146704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652233796296">
                <text:p>0.191652233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837418981481">
                <text:p>0.191837418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022604166667">
                <text:p>0.192022604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207789351852">
                <text:p>0.19220778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392974537037">
                <text:p>0.19239297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578159722222">
                <text:p>0.19257815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763344907407">
                <text:p>0.19276334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948530092593">
                <text:p>0.19294853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3133715277778">
                <text:p>0.19313371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3318900462963">
                <text:p>0.19331890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3504085648148">
                <text:p>0.19350408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3689270833333">
                <text:p>0.19368927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3874456018519">
                <text:p>0.193874456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059641203704">
                <text:p>0.19405964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244803240741">
                <text:p>0.19424480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430011574074">
                <text:p>0.194430011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615196759259">
                <text:p>0.194615196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800381944444">
                <text:p>0.19480038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98556712963">
                <text:p>0.19498556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170729166667">
                <text:p>0.19517072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3559375">
                <text:p>0.1953559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541122685185">
                <text:p>0.19554112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72630787037">
                <text:p>0.19572630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911469907407">
                <text:p>0.195911469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6096678240741">
                <text:p>0.19609667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6281863425926">
                <text:p>0.19628186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6467048611111">
                <text:p>0.19646704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6652233796296">
                <text:p>0.196652233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6837418981481">
                <text:p>0.196837418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022604166667">
                <text:p>0.197022604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207789351852">
                <text:p>0.19720778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392974537037">
                <text:p>0.19739297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578159722222">
                <text:p>0.19757815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763344907407">
                <text:p>0.19776334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948530092593">
                <text:p>0.19794853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8133715277778">
                <text:p>0.19813371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8318900462963">
                <text:p>0.19831890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8504085648148">
                <text:p>0.19850408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8689247685185">
                <text:p>0.198689247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8874456018519">
                <text:p>0.198874456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059641203704">
                <text:p>0.19905964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244826388889">
                <text:p>0.19924482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430011574074">
                <text:p>0.199430011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615196759259">
                <text:p>0.199615196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800381944444">
                <text:p>0.19980038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98556712963">
                <text:p>0.19998556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170752314815">
                <text:p>0.20017075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3559375">
                <text:p>0.2003559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541122685185">
                <text:p>0.20054112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72630787037">
                <text:p>0.20072630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911493055556">
                <text:p>0.200911493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096678240741">
                <text:p>0.20109667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281863425926">
                <text:p>0.20128186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467048611111">
                <text:p>0.20146704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652233796296">
                <text:p>0.201652233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837418981481">
                <text:p>0.201837418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022604166667">
                <text:p>0.202022604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207789351852">
                <text:p>0.20220778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392974537037">
                <text:p>0.20239297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578159722222">
                <text:p>0.20257815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763344907407">
                <text:p>0.20276334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948530092593">
                <text:p>0.20294853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133715277778">
                <text:p>0.20313371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318900462963">
                <text:p>0.20331890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504085648148">
                <text:p>0.20350408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689270833333">
                <text:p>0.20368927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874456018519">
                <text:p>0.203874456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059641203704">
                <text:p>0.20405964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244826388889">
                <text:p>0.20424482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430011574074">
                <text:p>0.20443001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615196759259">
                <text:p>0.20461519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800381944444">
                <text:p>0.20480038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98556712963">
                <text:p>0.20498556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170752314815">
                <text:p>0.20517075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3559375">
                <text:p>0.2053559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541122685185">
                <text:p>0.20554112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572630787037">
                <text:p>0.20572630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5911493055556">
                <text:p>0.205911493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096678240741">
                <text:p>0.20609667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6281863425926">
                <text:p>0.20628186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6467048611111">
                <text:p>0.20646704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652233796296">
                <text:p>0.20665223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6837418981481">
                <text:p>0.20683741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022604166667">
                <text:p>0.207022604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207789351852">
                <text:p>0.20720778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392974537037">
                <text:p>0.20739297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578159722222">
                <text:p>0.20757815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763344907407">
                <text:p>0.20776334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948530092593">
                <text:p>0.20794853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8133715277778">
                <text:p>0.20813371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8318900462963">
                <text:p>0.20831890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8504085648148">
                <text:p>0.20850408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8689270833333">
                <text:p>0.20868927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8874456018518">
                <text:p>0.208874456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059641203704">
                <text:p>0.20905964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244826388889">
                <text:p>0.20924482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430011574074">
                <text:p>0.20943001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615173611111">
                <text:p>0.20961517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800381944444">
                <text:p>0.20980038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98556712963">
                <text:p>0.20998556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0170752314815">
                <text:p>0.21017075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03559375">
                <text:p>0.2103559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0541122685185">
                <text:p>0.21054112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072630787037">
                <text:p>0.21072630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0911493055556">
                <text:p>0.21091149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096678240741">
                <text:p>0.21109667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281863425926">
                <text:p>0.21128186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467048611111">
                <text:p>0.21146704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652233796296">
                <text:p>0.21165223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837418981481">
                <text:p>0.21183741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022604166667">
                <text:p>0.21202260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207789351852">
                <text:p>0.21220778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392974537037">
                <text:p>0.21239297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578159722222">
                <text:p>0.21257815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763344907407">
                <text:p>0.21276334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948530092593">
                <text:p>0.21294853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133715277778">
                <text:p>0.21313371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318900462963">
                <text:p>0.21331890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504085648148">
                <text:p>0.21350408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689270833333">
                <text:p>0.21368927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874456018519">
                <text:p>0.2138744560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059641203704">
                <text:p>0.21405964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244826388889">
                <text:p>0.21424482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430011574074">
                <text:p>0.21443001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615196759259">
                <text:p>0.21461519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800381944444">
                <text:p>0.21480038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98556712963">
                <text:p>0.21498556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170752314815">
                <text:p>0.21517075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3559375">
                <text:p>0.2153559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541122685185">
                <text:p>0.21554112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72630787037">
                <text:p>0.21572630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911493055556">
                <text:p>0.21591149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096678240741">
                <text:p>0.21609667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281840277778">
                <text:p>0.21628184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467048611111">
                <text:p>0.21646704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652233796296">
                <text:p>0.21665223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837418981481">
                <text:p>0.21683741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022604166667">
                <text:p>0.21702260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207789351852">
                <text:p>0.21720778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392974537037">
                <text:p>0.21739297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578136574074">
                <text:p>0.21757813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763344907407">
                <text:p>0.21776334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948530092593">
                <text:p>0.21794853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133715277778">
                <text:p>0.21813371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318900462963">
                <text:p>0.21831890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504085648148">
                <text:p>0.21850408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689270833333">
                <text:p>0.21868927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874456018519">
                <text:p>0.2188744560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059641203704">
                <text:p>0.21905964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244826388889">
                <text:p>0.21924482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430011574074">
                <text:p>0.21943001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615196759259">
                <text:p>0.21961519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800381944444">
                <text:p>0.21980038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98556712963">
                <text:p>0.21998556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170752314815">
                <text:p>0.22017075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3559375">
                <text:p>0.2203559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541122685185">
                <text:p>0.22054112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72630787037">
                <text:p>0.22072630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911493055556">
                <text:p>0.22091149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096678240741">
                <text:p>0.22109667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281863425926">
                <text:p>0.22128186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467048611111">
                <text:p>0.22146704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652233796296">
                <text:p>0.22165223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837418981481">
                <text:p>0.22183741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022604166667">
                <text:p>0.22202260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207789351852">
                <text:p>0.22220778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392974537037">
                <text:p>0.22239297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578159722222">
                <text:p>0.22257815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763344907407">
                <text:p>0.22276334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948530092593">
                <text:p>0.22294853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3133715277778">
                <text:p>0.22313371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3318900462963">
                <text:p>0.22331890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3504085648148">
                <text:p>0.22350408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3689270833333">
                <text:p>0.22368927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3874456018518">
                <text:p>0.223874456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059641203704">
                <text:p>0.22405964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244826388889">
                <text:p>0.22424482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430011574074">
                <text:p>0.22443001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615196759259">
                <text:p>0.22461519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800381944444">
                <text:p>0.22480038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98556712963">
                <text:p>0.22498556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5170752314815">
                <text:p>0.22517075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53559375">
                <text:p>0.2253559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5541122685185">
                <text:p>0.22554112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572630787037">
                <text:p>0.22572630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5911493055556">
                <text:p>0.22591149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6096678240741">
                <text:p>0.22609667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6281863425926">
                <text:p>0.22628186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6467048611111">
                <text:p>0.22646704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6652233796296">
                <text:p>0.22665223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6837418981481">
                <text:p>0.22683741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022604166667">
                <text:p>0.22702260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207789351852">
                <text:p>0.22720778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392974537037">
                <text:p>0.22739297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578159722222">
                <text:p>0.22757815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763344907407">
                <text:p>0.227763344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7948530092593">
                <text:p>0.227948530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8133715277778">
                <text:p>0.228133715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8318900462963">
                <text:p>0.22831890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8504085648148">
                <text:p>0.22850408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8689270833333">
                <text:p>0.228689270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8874456018519">
                <text:p>0.2288744560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9059641203704">
                <text:p>0.229059641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9244826388889">
                <text:p>0.22924482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9430011574074">
                <text:p>0.229430011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9615196759259">
                <text:p>0.229615196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9800381944444">
                <text:p>0.229800381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998556712963">
                <text:p>0.229985567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0170752314815">
                <text:p>0.23017075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03559375">
                <text:p>0.2303559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0541122685185">
                <text:p>0.230541122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072630787037">
                <text:p>0.230726307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0911493055556">
                <text:p>0.230911493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1096678240741">
                <text:p>0.231096678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1281863425926">
                <text:p>0.231281863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1467048611111">
                <text:p>0.231467048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1652233796296">
                <text:p>0.231652233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1837418981481">
                <text:p>0.231837418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2022604166667">
                <text:p>0.232022604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2207789351852">
                <text:p>0.232207789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2392974537037">
                <text:p>0.23239297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2578159722222">
                <text:p>0.232578159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2763344907407">
                <text:p>0.232763344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2948530092593">
                <text:p>0.232948530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3133715277778">
                <text:p>0.233133715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3318900462963">
                <text:p>0.23331890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3504085648148">
                <text:p>0.233504085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3689270833333">
                <text:p>0.233689270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3874456018518">
                <text:p>0.2338744560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4059641203704">
                <text:p>0.234059641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4244826388889">
                <text:p>0.234244826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4430011574074">
                <text:p>0.234430011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4615196759259">
                <text:p>0.234615196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4800381944444">
                <text:p>0.234800381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498556712963">
                <text:p>0.234985567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5170752314815">
                <text:p>0.235170752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53559375">
                <text:p>0.2353559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5541122685185">
                <text:p>0.235541122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572630787037">
                <text:p>0.235726307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5911493055556">
                <text:p>0.235911493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6096678240741">
                <text:p>0.236096678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6281863425926">
                <text:p>0.236281863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6467048611111">
                <text:p>0.236467048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6652233796296">
                <text:p>0.236652233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6837418981481">
                <text:p>0.236837418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7022604166667">
                <text:p>0.237022604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7207789351852">
                <text:p>0.237207789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7392974537037">
                <text:p>0.23739297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7578159722222">
                <text:p>0.237578159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7763344907407">
                <text:p>0.237763344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7948530092593">
                <text:p>0.237948530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8133715277778">
                <text:p>0.238133715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8318900462963">
                <text:p>0.23831890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8504085648148">
                <text:p>0.238504085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8689270833333">
                <text:p>0.238689270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8874456018519">
                <text:p>0.2388744560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9059641203704">
                <text:p>0.239059641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9244826388889">
                <text:p>0.239244826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9430011574074">
                <text:p>0.239430011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9615196759259">
                <text:p>0.239615196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9800381944444">
                <text:p>0.239800381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998556712963">
                <text:p>0.239985567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0170752314815">
                <text:p>0.240170752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03559375">
                <text:p>0.2403559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0541122685185">
                <text:p>0.240541122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072630787037">
                <text:p>0.240726307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0911493055556">
                <text:p>0.240911493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1096678240741">
                <text:p>0.241096678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1281863425926">
                <text:p>0.241281863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1467048611111">
                <text:p>0.241467048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1652233796296">
                <text:p>0.241652233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1837418981481">
                <text:p>0.241837418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2022604166667">
                <text:p>0.242022604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2207789351852">
                <text:p>0.242207789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2392974537037">
                <text:p>0.24239297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2578159722222">
                <text:p>0.242578159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2763344907407">
                <text:p>0.242763344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2948530092593">
                <text:p>0.242948530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3133715277778">
                <text:p>0.243133715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3318900462963">
                <text:p>0.24331890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3504085648148">
                <text:p>0.243504085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3689270833333">
                <text:p>0.243689270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3874456018519">
                <text:p>0.2438744560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4059641203704">
                <text:p>0.244059641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4244826388889">
                <text:p>0.244244826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4430011574074">
                <text:p>0.244430011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4615196759259">
                <text:p>0.244615196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4800381944444">
                <text:p>0.244800381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498556712963">
                <text:p>0.244985567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5170752314815">
                <text:p>0.245170752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53559375">
                <text:p>0.24535593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5541122685185">
                <text:p>0.245541122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5726284722222">
                <text:p>0.245726284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5911493055556">
                <text:p>0.245911493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6096678240741">
                <text:p>0.246096678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6281863425926">
                <text:p>0.246281863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6467048611111">
                <text:p>0.246467048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6652233796296">
                <text:p>0.246652233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6837418981481">
                <text:p>0.246837418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022604166667">
                <text:p>0.247022604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207789351852">
                <text:p>0.247207789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392974537037">
                <text:p>0.24739297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578159722222">
                <text:p>0.247578159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763344907407">
                <text:p>0.247763344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948530092593">
                <text:p>0.247948530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8133715277778">
                <text:p>0.248133715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8318877314815">
                <text:p>0.248318877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8504085648148">
                <text:p>0.248504085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8689270833333">
                <text:p>0.248689270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8874456018518">
                <text:p>0.2488744560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9059641203704">
                <text:p>0.249059641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9244826388889">
                <text:p>0.249244826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9430011574074">
                <text:p>0.249430011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9615196759259">
                <text:p>0.249615196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9800381944444">
                <text:p>0.249800381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998556712963">
                <text:p>0.249985567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0170752314815">
                <text:p>0.250170752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03559375">
                <text:p>0.25035593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0541122685185">
                <text:p>0.250541122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072630787037">
                <text:p>0.250726307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0911493055556">
                <text:p>0.250911493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1096678240741">
                <text:p>0.251096678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1281863425926">
                <text:p>0.251281863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1467048611111">
                <text:p>0.251467048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1652233796296">
                <text:p>0.251652233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1837418981481">
                <text:p>0.251837418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2022604166667">
                <text:p>0.252022604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2207789351852">
                <text:p>0.252207789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2392974537037">
                <text:p>0.25239297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2578159722222">
                <text:p>0.252578159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2763344907407">
                <text:p>0.252763344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2948530092593">
                <text:p>0.252948530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3133715277778">
                <text:p>0.253133715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3318900462963">
                <text:p>0.25331890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3504085648148">
                <text:p>0.253504085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3689270833333">
                <text:p>0.253689270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3874456018519">
                <text:p>0.2538744560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4059641203704">
                <text:p>0.254059641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4244826388889">
                <text:p>0.254244826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4430011574074">
                <text:p>0.254430011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4615196759259">
                <text:p>0.254615196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4800381944444">
                <text:p>0.254800381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498556712963">
                <text:p>0.254985567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5170752314815">
                <text:p>0.255170752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53559375">
                <text:p>0.25535593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5541122685185">
                <text:p>0.255541122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572630787037">
                <text:p>0.255726307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5911493055556">
                <text:p>0.255911493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6096678240741">
                <text:p>0.256096678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6281863425926">
                <text:p>0.256281863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6467048611111">
                <text:p>0.256467048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6652233796296">
                <text:p>0.256652233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6837418981481">
                <text:p>0.256837418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7022604166667">
                <text:p>0.257022604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7207789351852">
                <text:p>0.257207789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7392974537037">
                <text:p>0.25739297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7578159722222">
                <text:p>0.257578159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7763344907407">
                <text:p>0.257763344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7948530092593">
                <text:p>0.257948530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8133715277778">
                <text:p>0.258133715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8318900462963">
                <text:p>0.25831890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8504085648148">
                <text:p>0.258504085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8689270833333">
                <text:p>0.258689270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8874456018519">
                <text:p>0.2588744560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059641203704">
                <text:p>0.259059641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244826388889">
                <text:p>0.259244826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430011574074">
                <text:p>0.259430011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615196759259">
                <text:p>0.259615196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800381944444">
                <text:p>0.259800381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98556712963">
                <text:p>0.259985567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0170752314815">
                <text:p>0.260170752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03559375">
                <text:p>0.26035593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0541122685185">
                <text:p>0.260541122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072630787037">
                <text:p>0.260726307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0911493055556">
                <text:p>0.260911493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1096678240741">
                <text:p>0.261096678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1281863425926">
                <text:p>0.261281863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1467048611111">
                <text:p>0.261467048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1652233796296">
                <text:p>0.261652233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1837418981481">
                <text:p>0.261837418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2022604166667">
                <text:p>0.262022604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2207789351852">
                <text:p>0.262207789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2392974537037">
                <text:p>0.262392974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2578159722222">
                <text:p>0.262578159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2763344907407">
                <text:p>0.262763344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2948530092593">
                <text:p>0.262948530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3133715277778">
                <text:p>0.263133715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3318900462963">
                <text:p>0.263318900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3504085648148">
                <text:p>0.263504085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3689270833333">
                <text:p>0.263689270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3874456018518">
                <text:p>0.2638744560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4059641203704">
                <text:p>0.264059641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4244826388889">
                <text:p>0.264244826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4430011574074">
                <text:p>0.2644300115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4615196759259">
                <text:p>0.264615196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4800381944444">
                <text:p>0.264800381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498556712963">
                <text:p>0.264985567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5170752314815">
                <text:p>0.2651707523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53559375">
                <text:p>0.26535593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5541122685185">
                <text:p>0.2655411226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572630787037">
                <text:p>0.265726307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5911493055556">
                <text:p>0.2659114930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6096678240741">
                <text:p>0.2660966782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6281863425926">
                <text:p>0.266281863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6467048611111">
                <text:p>0.266467048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6652233796296">
                <text:p>0.2666522337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6837418981481">
                <text:p>0.266837418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7022604166667">
                <text:p>0.267022604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7207789351852">
                <text:p>0.267207789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7392974537037">
                <text:p>0.267392974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7578159722222">
                <text:p>0.267578159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7763344907407">
                <text:p>0.267763344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7948530092593">
                <text:p>0.267948530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8133715277778">
                <text:p>0.268133715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8318900462963">
                <text:p>0.268318900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8504085648148">
                <text:p>0.268504085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8689270833333">
                <text:p>0.268689270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8874456018518">
                <text:p>0.2688744560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9059641203704">
                <text:p>0.269059641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9244826388889">
                <text:p>0.269244826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9430011574074">
                <text:p>0.2694300115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9615196759259">
                <text:p>0.269615196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9800381944444">
                <text:p>0.269800381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998556712963">
                <text:p>0.269985567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0170752314815">
                <text:p>0.2701707523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03559375">
                <text:p>0.27035593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0541122685185">
                <text:p>0.2705411226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072630787037">
                <text:p>0.270726307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0911493055556">
                <text:p>0.2709114930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1096678240741">
                <text:p>0.2710966782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1281863425926">
                <text:p>0.271281863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1467048611111">
                <text:p>0.271467048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1652233796296">
                <text:p>0.2716522337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1837395833333">
                <text:p>0.271837395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2022604166667">
                <text:p>0.272022604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2207789351852">
                <text:p>0.272207789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2392974537037">
                <text:p>0.272392974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2578159722222">
                <text:p>0.272578159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2763344907407">
                <text:p>0.272763344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2948530092593">
                <text:p>0.272948530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3133715277778">
                <text:p>0.2731337152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3318900462963">
                <text:p>0.273318900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3504085648148">
                <text:p>0.273504085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3689270833333">
                <text:p>0.273689270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3874456018518">
                <text:p>0.2738744560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4059641203704">
                <text:p>0.2740596412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4244826388889">
                <text:p>0.2742448263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4430011574074">
                <text:p>0.2744300115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4615196759259">
                <text:p>0.274615196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4800381944444">
                <text:p>0.2748003819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498556712963">
                <text:p>0.2749855671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5170752314815">
                <text:p>0.2751707523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53559375">
                <text:p>0.27535593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5541122685185">
                <text:p>0.275541122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572630787037">
                <text:p>0.275726307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5911493055556">
                <text:p>0.2759114930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6096678240741">
                <text:p>0.2760966782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6281863425926">
                <text:p>0.276281863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6467048611111">
                <text:p>0.2764670486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6652233796296">
                <text:p>0.2766522337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6837418981481">
                <text:p>0.2768374189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7022604166667">
                <text:p>0.2770226041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7207789351852">
                <text:p>0.2772077893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7392974537037">
                <text:p>0.277392974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7578159722222">
                <text:p>0.277578159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7763344907407">
                <text:p>0.2777633449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7948530092593">
                <text:p>0.277948530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8133715277778">
                <text:p>0.2781337152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8318900462963">
                <text:p>0.278318900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8504085648148">
                <text:p>0.2785040856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8689270833333">
                <text:p>0.2786892708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8874456018518">
                <text:p>0.27887445601851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9059641203704">
                <text:p>0.2790596412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9244826388889">
                <text:p>0.2792448263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9430011574074">
                <text:p>0.2794300115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9615196759259">
                <text:p>0.2796151967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9800381944444">
                <text:p>0.2798003819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998556712963">
                <text:p>0.2799855671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0170752314815">
                <text:p>0.2801707523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03559375">
                <text:p>0.280355937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0541122685185">
                <text:p>0.2805411226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072630787037">
                <text:p>0.2807263078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0911493055556">
                <text:p>0.2809114930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1096678240741">
                <text:p>0.2810966782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1281863425926">
                <text:p>0.2812818634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1467048611111">
                <text:p>0.2814670486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1652233796296">
                <text:p>0.2816522337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1837418981481">
                <text:p>0.2818374189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2022604166667">
                <text:p>0.2820226041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2207789351852">
                <text:p>0.2822077893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2392974537037">
                <text:p>0.282392974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2578159722222">
                <text:p>0.2825781597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2763321759259">
                <text:p>0.2827633217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2948530092593">
                <text:p>0.2829485300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3133715277778">
                <text:p>0.2831337152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3318900462963">
                <text:p>0.283318900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3504085648148">
                <text:p>0.2835040856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3689270833333">
                <text:p>0.2836892708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3874456018518">
                <text:p>0.28387445601851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4059618055556">
                <text:p>0.2840596180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4244826388889">
                <text:p>0.2842448263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4430011574074">
                <text:p>0.2844300115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4615196759259">
                <text:p>0.2846151967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4800381944444">
                <text:p>0.2848003819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4985543981481">
                <text:p>0.2849855439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5170752314815">
                <text:p>0.2851707523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53559375">
                <text:p>0.285355937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5541122685185">
                <text:p>0.2855411226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572630787037">
                <text:p>0.2857263078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5911493055556">
                <text:p>0.2859114930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6096678240741">
                <text:p>0.2860966782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6281863425926">
                <text:p>0.2862818634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6467048611111">
                <text:p>0.2864670486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6652233796296">
                <text:p>0.2866522337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6837418981481">
                <text:p>0.2868374189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7022604166667">
                <text:p>0.2870226041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7207789351852">
                <text:p>0.2872077893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7392974537037">
                <text:p>0.287392974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7578159722222">
                <text:p>0.2875781597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7763344907407">
                <text:p>0.2877633449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7948530092593">
                <text:p>0.2879485300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8133715277778">
                <text:p>0.2881337152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8318900462963">
                <text:p>0.288318900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8504085648148">
                <text:p>0.2885040856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8689247685185">
                <text:p>0.2886892476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8874456018518">
                <text:p>0.28887445601851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9059641203704">
                <text:p>0.2890596412037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9244826388889">
                <text:p>0.2892448263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9430011574074">
                <text:p>0.2894300115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9615196759259">
                <text:p>0.2896151967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9800381944444">
                <text:p>0.2898003819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998556712963">
                <text:p>0.2899855671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0170752314815">
                <text:p>0.2901707523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03559375">
                <text:p>0.290355937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0541122685185">
                <text:p>0.2905411226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072630787037">
                <text:p>0.2907263078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0911493055556">
                <text:p>0.2909114930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1096678240741">
                <text:p>0.2910966782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1281863425926">
                <text:p>0.2912818634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1467048611111">
                <text:p>0.2914670486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1652233796296">
                <text:p>0.291652233796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1837418981481">
                <text:p>0.2918374189814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2022604166667">
                <text:p>0.2920226041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2207789351852">
                <text:p>0.2922077893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2392974537037">
                <text:p>0.2923929745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2578159722222">
                <text:p>0.2925781597222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2763344907407">
                <text:p>0.29276334490740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2948530092593">
                <text:p>0.29294853009259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3133715277778">
                <text:p>0.29313371527777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3318900462963">
                <text:p>0.2933189004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3504085648148">
                <text:p>0.2935040856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3689270833333">
                <text:p>0.2936892708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3874456018519">
                <text:p>0.29387445601851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4059641203704">
                <text:p>0.2940596412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4244826388889">
                <text:p>0.29424482638888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4430011574074">
                <text:p>0.2944300115740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4615196759259">
                <text:p>0.29461519675925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4800381944444">
                <text:p>0.29480038194444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498556712963">
                <text:p>0.2949855671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5170752314815">
                <text:p>0.2951707523148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53559375">
                <text:p>0.295355937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5541122685185">
                <text:p>0.2955411226851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572630787037">
                <text:p>0.2957263078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5911493055556">
                <text:p>0.29591149305555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6096678240741">
                <text:p>0.2960966782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6281863425926">
                <text:p>0.29628186342592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6467048611111">
                <text:p>0.29646704861111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6652233796296">
                <text:p>0.2966522337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6837418981481">
                <text:p>0.29683741898148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7022604166667">
                <text:p>0.2970226041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7207789351852">
                <text:p>0.29720778935185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7392974537037">
                <text:p>0.29739297453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7578159722222">
                <text:p>0.29757815972222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7763344907407">
                <text:p>0.29776334490740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7948530092593">
                <text:p>0.29794853009259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8133715277778">
                <text:p>0.29813371527777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8318900462963">
                <text:p>0.2983189004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8504085648148">
                <text:p>0.29850408564814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8689270833333">
                <text:p>0.29868927083333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8874456018518">
                <text:p>0.29887445601851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9059641203704">
                <text:p>0.29905964120370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9244826388889">
                <text:p>0.29924482638888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9430011574074">
                <text:p>0.29943001157407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9615196759259">
                <text:p>0.29961519675925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9800381944444">
                <text:p>0.2998003819444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998556712963">
                <text:p>0.2999855671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0170752314815">
                <text:p>0.30017075231481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03559375">
                <text:p>0.300355937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0541122685185">
                <text:p>0.30054112268518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072630787037">
                <text:p>0.3007263078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0911493055556">
                <text:p>0.30091149305555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1096678240741">
                <text:p>0.30109667824074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1281863425926">
                <text:p>0.30128186342592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1467048611111">
                <text:p>0.30146704861111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1652233796296">
                <text:p>0.30165223379629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1837418981481">
                <text:p>0.30183741898148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2022604166667">
                <text:p>0.30202260416666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2207789351852">
                <text:p>0.3022077893518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2392974537037">
                <text:p>0.3023929745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2578159722222">
                <text:p>0.30257815972222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2763344907407">
                <text:p>0.30276334490740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2948530092593">
                <text:p>0.30294853009259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3133715277778">
                <text:p>0.30313371527777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3318900462963">
                <text:p>0.3033189004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3504085648148">
                <text:p>0.30350408564814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3689270833333">
                <text:p>0.30368927083333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3874456018519">
                <text:p>0.30387445601851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4059641203704">
                <text:p>0.30405964120370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4244826388889">
                <text:p>0.30424482638888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4430011574074">
                <text:p>0.30443001157407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4615196759259">
                <text:p>0.30461519675925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4800381944444">
                <text:p>0.30480038194444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498556712963">
                <text:p>0.3049855671296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5170752314815">
                <text:p>0.30517075231481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53559375">
                <text:p>0.305355937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5541122685185">
                <text:p>0.30554112268518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572630787037">
                <text:p>0.30572630787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5911493055556">
                <text:p>0.30591149305555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6096678240741">
                <text:p>0.30609667824074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6281840277778">
                <text:p>0.30628184027777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6467048611111">
                <text:p>0.30646704861111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6652233796296">
                <text:p>0.30665223379629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6837418981481">
                <text:p>0.30683741898148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7022604166667">
                <text:p>0.30702260416666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7207789351852">
                <text:p>0.30720778935185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7392974537037">
                <text:p>0.307392974537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7578159722222">
                <text:p>0.30757815972222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7763344907407">
                <text:p>0.30776334490740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7948530092593">
                <text:p>0.30794853009259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8133715277778">
                <text:p>0.30813371527777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8318900462963">
                <text:p>0.3083189004629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8504085648148">
                <text:p>0.30850408564814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8689270833333">
                <text:p>0.30868927083333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8874456018518">
                <text:p>0.30887445601851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9059641203704">
                <text:p>0.30905964120370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09244826388889">
                <text:p>0.30924482638888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9430011574074">
                <text:p>0.30943001157407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09615196759259">
                <text:p>0.30961519675925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09800381944444">
                <text:p>0.30980038194444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0998556712963">
                <text:p>0.3099855671296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0170752314815">
                <text:p>0.31017075231481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03559375">
                <text:p>0.310355937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0541122685185">
                <text:p>0.31054112268518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072630787037">
                <text:p>0.3107263078703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0911493055556">
                <text:p>0.31091149305555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1096678240741">
                <text:p>0.31109667824074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1281863425926">
                <text:p>0.31128186342592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1467048611111">
                <text:p>0.31146704861111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1652233796296">
                <text:p>0.31165223379629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1837418981481">
                <text:p>0.31183741898148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2022604166667">
                <text:p>0.31202260416666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2207789351852">
                <text:p>0.31220778935185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2392974537037">
                <text:p>0.31239297453703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2578159722222">
                <text:p>0.31257815972222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2763344907407">
                <text:p>0.31276334490740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2948530092593">
                <text:p>0.31294853009259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13133715277778">
                <text:p>0.31313371527777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13318900462963">
                <text:p>0.31331890046296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13504085648148">
                <text:p>0.31350408564814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13689270833333">
                <text:p>0.31368927083333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13874456018519">
                <text:p>0.31387445601851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14059641203704">
                <text:p>0.31405964120370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14244826388889">
                <text:p>0.31424482638888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14430011574074">
                <text:p>0.31443001157407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14615196759259">
                <text:p>0.31461519675925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14800381944444">
                <text:p>0.31480038194444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1498556712963">
                <text:p>0.3149855671296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15170752314815">
                <text:p>0.31517075231481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153559375">
                <text:p>0.315355937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15541122685185">
                <text:p>0.315541122685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1572630787037">
                <text:p>0.31572630787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1572630787037">
                <text:p>0.3157263078703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